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logICALABAR26" table:style-name="ta1">
        <table:shapes>
          <draw:frame draw:z-index="0" draw:style-name="gr1" draw:text-style-name="P1" svg:width="453.51pt" svg:height="255.09pt" svg:x="361.9pt" svg:y="12111.62pt">
            <loext:p draw:notify-on-update-of-ranges="logICALABAR26.G947:logICALABAR26.G953 logICALABAR26.K947:logICALABAR26.K953 logICALABAR26.G954:logICALABAR26.G954 logICALABAR26.K954:logICALABAR26.K9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ce2"/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8" calcext:value-type="float">
            <text:p>29.88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29.631" calcext:value-type="float">
            <text:p>29.631</text:p>
          </table:table-cell>
          <table:table-cell table:formula="of:=CONCATENATE([.F1];&quot;-&quot;;[.E1];&quot;-&quot;;[.D1])" office:value-type="string" office:string-value="2017-Oct-7" calcext:value-type="string">
            <text:p>2017-Oct-7</text:p>
          </table:table-cell>
          <table:table-cell table:formula="of:=MONTH([.Q1])" office:value-type="float" office:value="10" calcext:value-type="float">
            <text:p>10</text:p>
          </table:table-cell>
          <table:table-cell table:formula="of:=CONCATENATE([.R1];&quot;/&quot;;[.D1];&quot;/&quot;;[.F1];&quot; &quot;;[.G1])" office:value-type="string" office:string-value="10/7/2017 01:15:02" calcext:value-type="string">
            <text:p>10/7/2017 0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9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8" calcext:value-type="float">
            <text:p>29.88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28.656" calcext:value-type="float">
            <text:p>28.656</text:p>
          </table:table-cell>
          <table:table-cell table:formula="of:=CONCATENATE([.F2];&quot;-&quot;;[.E2];&quot;-&quot;;[.D2])" office:value-type="string" office:string-value="2017-Oct-7" calcext:value-type="string">
            <text:p>2017-Oct-7</text:p>
          </table:table-cell>
          <table:table-cell table:formula="of:=MONTH([.Q2])" office:value-type="float" office:value="10" calcext:value-type="float">
            <text:p>10</text:p>
          </table:table-cell>
          <table:table-cell table:formula="of:=CONCATENATE([.R2];&quot;/&quot;;[.D2];&quot;/&quot;;[.F2];&quot; &quot;;[.G2])" office:value-type="string" office:string-value="10/7/2017 01:30:09" calcext:value-type="string">
            <text:p>10/7/2017 01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7" calcext:value-type="float">
            <text:p>29.87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29.631" calcext:value-type="float">
            <text:p>29.631</text:p>
          </table:table-cell>
          <table:table-cell table:formula="of:=CONCATENATE([.F3];&quot;-&quot;;[.E3];&quot;-&quot;;[.D3])" office:value-type="string" office:string-value="2017-Oct-7" calcext:value-type="string">
            <text:p>2017-Oct-7</text:p>
          </table:table-cell>
          <table:table-cell table:formula="of:=MONTH([.Q3])" office:value-type="float" office:value="10" calcext:value-type="float">
            <text:p>10</text:p>
          </table:table-cell>
          <table:table-cell table:formula="of:=CONCATENATE([.R3];&quot;/&quot;;[.D3];&quot;/&quot;;[.F3];&quot; &quot;;[.G3])" office:value-type="string" office:string-value="10/7/2017 01:45:02" calcext:value-type="string">
            <text:p>10/7/2017 0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4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28.656" calcext:value-type="float">
            <text:p>28.656</text:p>
          </table:table-cell>
          <table:table-cell table:formula="of:=CONCATENATE([.F4];&quot;-&quot;;[.E4];&quot;-&quot;;[.D4])" office:value-type="string" office:string-value="2017-Oct-7" calcext:value-type="string">
            <text:p>2017-Oct-7</text:p>
          </table:table-cell>
          <table:table-cell table:formula="of:=MONTH([.Q4])" office:value-type="float" office:value="10" calcext:value-type="float">
            <text:p>10</text:p>
          </table:table-cell>
          <table:table-cell table:formula="of:=CONCATENATE([.R4];&quot;/&quot;;[.D4];&quot;/&quot;;[.F4];&quot; &quot;;[.G4])" office:value-type="string" office:string-value="10/7/2017 02:00:04" calcext:value-type="string">
            <text:p>10/7/2017 02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28.656" calcext:value-type="float">
            <text:p>28.656</text:p>
          </table:table-cell>
          <table:table-cell table:formula="of:=CONCATENATE([.F5];&quot;-&quot;;[.E5];&quot;-&quot;;[.D5])" office:value-type="string" office:string-value="2017-Oct-7" calcext:value-type="string">
            <text:p>2017-Oct-7</text:p>
          </table:table-cell>
          <table:table-cell table:formula="of:=MONTH([.Q5])" office:value-type="float" office:value="10" calcext:value-type="float">
            <text:p>10</text:p>
          </table:table-cell>
          <table:table-cell table:formula="of:=CONCATENATE([.R5];&quot;/&quot;;[.D5];&quot;/&quot;;[.F5];&quot; &quot;;[.G5])" office:value-type="string" office:string-value="10/7/2017 02:15:03" calcext:value-type="string">
            <text:p>10/7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28.656" calcext:value-type="float">
            <text:p>28.656</text:p>
          </table:table-cell>
          <table:table-cell table:formula="of:=CONCATENATE([.F6];&quot;-&quot;;[.E6];&quot;-&quot;;[.D6])" office:value-type="string" office:string-value="2017-Oct-7" calcext:value-type="string">
            <text:p>2017-Oct-7</text:p>
          </table:table-cell>
          <table:table-cell table:formula="of:=MONTH([.Q6])" office:value-type="float" office:value="10" calcext:value-type="float">
            <text:p>10</text:p>
          </table:table-cell>
          <table:table-cell table:formula="of:=CONCATENATE([.R6];&quot;/&quot;;[.D6];&quot;/&quot;;[.F6];&quot; &quot;;[.G6])" office:value-type="string" office:string-value="10/7/2017 02:30:03" calcext:value-type="string">
            <text:p>10/7/2017 02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28.656" calcext:value-type="float">
            <text:p>28.656</text:p>
          </table:table-cell>
          <table:table-cell table:formula="of:=CONCATENATE([.F7];&quot;-&quot;;[.E7];&quot;-&quot;;[.D7])" office:value-type="string" office:string-value="2017-Oct-7" calcext:value-type="string">
            <text:p>2017-Oct-7</text:p>
          </table:table-cell>
          <table:table-cell table:formula="of:=MONTH([.Q7])" office:value-type="float" office:value="10" calcext:value-type="float">
            <text:p>10</text:p>
          </table:table-cell>
          <table:table-cell table:formula="of:=CONCATENATE([.R7];&quot;/&quot;;[.D7];&quot;/&quot;;[.F7];&quot; &quot;;[.G7])" office:value-type="string" office:string-value="10/7/2017 02:45:03" calcext:value-type="string">
            <text:p>10/7/2017 0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10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28.656" calcext:value-type="float">
            <text:p>28.656</text:p>
          </table:table-cell>
          <table:table-cell table:formula="of:=CONCATENATE([.F8];&quot;-&quot;;[.E8];&quot;-&quot;;[.D8])" office:value-type="string" office:string-value="2017-Oct-7" calcext:value-type="string">
            <text:p>2017-Oct-7</text:p>
          </table:table-cell>
          <table:table-cell table:formula="of:=MONTH([.Q8])" office:value-type="float" office:value="10" calcext:value-type="float">
            <text:p>10</text:p>
          </table:table-cell>
          <table:table-cell table:formula="of:=CONCATENATE([.R8];&quot;/&quot;;[.D8];&quot;/&quot;;[.F8];&quot; &quot;;[.G8])" office:value-type="string" office:string-value="10/7/2017 03:00:10" calcext:value-type="string">
            <text:p>10/7/2017 03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28.656" calcext:value-type="float">
            <text:p>28.656</text:p>
          </table:table-cell>
          <table:table-cell table:formula="of:=CONCATENATE([.F9];&quot;-&quot;;[.E9];&quot;-&quot;;[.D9])" office:value-type="string" office:string-value="2017-Oct-7" calcext:value-type="string">
            <text:p>2017-Oct-7</text:p>
          </table:table-cell>
          <table:table-cell table:formula="of:=MONTH([.Q9])" office:value-type="float" office:value="10" calcext:value-type="float">
            <text:p>10</text:p>
          </table:table-cell>
          <table:table-cell table:formula="of:=CONCATENATE([.R9];&quot;/&quot;;[.D9];&quot;/&quot;;[.F9];&quot; &quot;;[.G9])" office:value-type="string" office:string-value="10/7/2017 03:15:03" calcext:value-type="string">
            <text:p>10/7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28.656" calcext:value-type="float">
            <text:p>28.656</text:p>
          </table:table-cell>
          <table:table-cell table:formula="of:=CONCATENATE([.F10];&quot;-&quot;;[.E10];&quot;-&quot;;[.D10])" office:value-type="string" office:string-value="2017-Oct-7" calcext:value-type="string">
            <text:p>2017-Oct-7</text:p>
          </table:table-cell>
          <table:table-cell table:formula="of:=MONTH([.Q10])" office:value-type="float" office:value="10" calcext:value-type="float">
            <text:p>10</text:p>
          </table:table-cell>
          <table:table-cell table:formula="of:=CONCATENATE([.R10];&quot;/&quot;;[.D10];&quot;/&quot;;[.F10];&quot; &quot;;[.G10])" office:value-type="string" office:string-value="10/7/2017 03:30:06" calcext:value-type="string">
            <text:p>10/7/2017 0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28.656" calcext:value-type="float">
            <text:p>28.656</text:p>
          </table:table-cell>
          <table:table-cell table:formula="of:=CONCATENATE([.F11];&quot;-&quot;;[.E11];&quot;-&quot;;[.D11])" office:value-type="string" office:string-value="2017-Oct-7" calcext:value-type="string">
            <text:p>2017-Oct-7</text:p>
          </table:table-cell>
          <table:table-cell table:formula="of:=MONTH([.Q11])" office:value-type="float" office:value="10" calcext:value-type="float">
            <text:p>10</text:p>
          </table:table-cell>
          <table:table-cell table:formula="of:=CONCATENATE([.R11];&quot;/&quot;;[.D11];&quot;/&quot;;[.F11];&quot; &quot;;[.G11])" office:value-type="string" office:string-value="10/7/2017 03:45:03" calcext:value-type="string">
            <text:p>10/7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8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28.656" calcext:value-type="float">
            <text:p>28.656</text:p>
          </table:table-cell>
          <table:table-cell table:formula="of:=CONCATENATE([.F12];&quot;-&quot;;[.E12];&quot;-&quot;;[.D12])" office:value-type="string" office:string-value="2017-Oct-7" calcext:value-type="string">
            <text:p>2017-Oct-7</text:p>
          </table:table-cell>
          <table:table-cell table:formula="of:=MONTH([.Q12])" office:value-type="float" office:value="10" calcext:value-type="float">
            <text:p>10</text:p>
          </table:table-cell>
          <table:table-cell table:formula="of:=CONCATENATE([.R12];&quot;/&quot;;[.D12];&quot;/&quot;;[.F12];&quot; &quot;;[.G12])" office:value-type="string" office:string-value="10/7/2017 04:00:08" calcext:value-type="string">
            <text:p>10/7/2017 04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28.656" calcext:value-type="float">
            <text:p>28.656</text:p>
          </table:table-cell>
          <table:table-cell table:formula="of:=CONCATENATE([.F13];&quot;-&quot;;[.E13];&quot;-&quot;;[.D13])" office:value-type="string" office:string-value="2017-Oct-7" calcext:value-type="string">
            <text:p>2017-Oct-7</text:p>
          </table:table-cell>
          <table:table-cell table:formula="of:=MONTH([.Q13])" office:value-type="float" office:value="10" calcext:value-type="float">
            <text:p>10</text:p>
          </table:table-cell>
          <table:table-cell table:formula="of:=CONCATENATE([.R13];&quot;/&quot;;[.D13];&quot;/&quot;;[.F13];&quot; &quot;;[.G13])" office:value-type="string" office:string-value="10/7/2017 04:15:03" calcext:value-type="string">
            <text:p>10/7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15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28.656" calcext:value-type="float">
            <text:p>28.656</text:p>
          </table:table-cell>
          <table:table-cell table:formula="of:=CONCATENATE([.F14];&quot;-&quot;;[.E14];&quot;-&quot;;[.D14])" office:value-type="string" office:string-value="2017-Oct-7" calcext:value-type="string">
            <text:p>2017-Oct-7</text:p>
          </table:table-cell>
          <table:table-cell table:formula="of:=MONTH([.Q14])" office:value-type="float" office:value="10" calcext:value-type="float">
            <text:p>10</text:p>
          </table:table-cell>
          <table:table-cell table:formula="of:=CONCATENATE([.R14];&quot;/&quot;;[.D14];&quot;/&quot;;[.F14];&quot; &quot;;[.G14])" office:value-type="string" office:string-value="10/7/2017 04:30:15" calcext:value-type="string">
            <text:p>10/7/2017 04:3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2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28.656" calcext:value-type="float">
            <text:p>28.656</text:p>
          </table:table-cell>
          <table:table-cell table:formula="of:=CONCATENATE([.F15];&quot;-&quot;;[.E15];&quot;-&quot;;[.D15])" office:value-type="string" office:string-value="2017-Oct-7" calcext:value-type="string">
            <text:p>2017-Oct-7</text:p>
          </table:table-cell>
          <table:table-cell table:formula="of:=MONTH([.Q15])" office:value-type="float" office:value="10" calcext:value-type="float">
            <text:p>10</text:p>
          </table:table-cell>
          <table:table-cell table:formula="of:=CONCATENATE([.R15];&quot;/&quot;;[.D15];&quot;/&quot;;[.F15];&quot; &quot;;[.G15])" office:value-type="string" office:string-value="10/7/2017 04:45:02" calcext:value-type="string">
            <text:p>10/7/2017 04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6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7" calcext:value-type="float">
            <text:p>29.87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28.656" calcext:value-type="float">
            <text:p>28.656</text:p>
          </table:table-cell>
          <table:table-cell table:formula="of:=CONCATENATE([.F16];&quot;-&quot;;[.E16];&quot;-&quot;;[.D16])" office:value-type="string" office:string-value="2017-Oct-7" calcext:value-type="string">
            <text:p>2017-Oct-7</text:p>
          </table:table-cell>
          <table:table-cell table:formula="of:=MONTH([.Q16])" office:value-type="float" office:value="10" calcext:value-type="float">
            <text:p>10</text:p>
          </table:table-cell>
          <table:table-cell table:formula="of:=CONCATENATE([.R16];&quot;/&quot;;[.D16];&quot;/&quot;;[.F16];&quot; &quot;;[.G16])" office:value-type="string" office:string-value="10/7/2017 05:00:16" calcext:value-type="string">
            <text:p>10/7/2017 05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4" calcext:value-type="float">
            <text:p>29.84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29.631" calcext:value-type="float">
            <text:p>29.631</text:p>
          </table:table-cell>
          <table:table-cell table:formula="of:=CONCATENATE([.F17];&quot;-&quot;;[.E17];&quot;-&quot;;[.D17])" office:value-type="string" office:string-value="2017-Oct-7" calcext:value-type="string">
            <text:p>2017-Oct-7</text:p>
          </table:table-cell>
          <table:table-cell table:formula="of:=MONTH([.Q17])" office:value-type="float" office:value="10" calcext:value-type="float">
            <text:p>10</text:p>
          </table:table-cell>
          <table:table-cell table:formula="of:=CONCATENATE([.R17];&quot;/&quot;;[.D17];&quot;/&quot;;[.F17];&quot; &quot;;[.G17])" office:value-type="string" office:string-value="10/7/2017 05:15:03" calcext:value-type="string">
            <text:p>10/7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1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29.631" calcext:value-type="float">
            <text:p>29.631</text:p>
          </table:table-cell>
          <table:table-cell table:formula="of:=CONCATENATE([.F18];&quot;-&quot;;[.E18];&quot;-&quot;;[.D18])" office:value-type="string" office:string-value="2017-Oct-7" calcext:value-type="string">
            <text:p>2017-Oct-7</text:p>
          </table:table-cell>
          <table:table-cell table:formula="of:=MONTH([.Q18])" office:value-type="float" office:value="10" calcext:value-type="float">
            <text:p>10</text:p>
          </table:table-cell>
          <table:table-cell table:formula="of:=CONCATENATE([.R18];&quot;/&quot;;[.D18];&quot;/&quot;;[.F18];&quot; &quot;;[.G18])" office:value-type="string" office:string-value="10/7/2017 05:30:11" calcext:value-type="string">
            <text:p>10/7/2017 05:3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29.631" calcext:value-type="float">
            <text:p>29.631</text:p>
          </table:table-cell>
          <table:table-cell table:formula="of:=CONCATENATE([.F19];&quot;-&quot;;[.E19];&quot;-&quot;;[.D19])" office:value-type="string" office:string-value="2017-Oct-7" calcext:value-type="string">
            <text:p>2017-Oct-7</text:p>
          </table:table-cell>
          <table:table-cell table:formula="of:=MONTH([.Q19])" office:value-type="float" office:value="10" calcext:value-type="float">
            <text:p>10</text:p>
          </table:table-cell>
          <table:table-cell table:formula="of:=CONCATENATE([.R19];&quot;/&quot;;[.D19];&quot;/&quot;;[.F19];&quot; &quot;;[.G19])" office:value-type="string" office:string-value="10/7/2017 05:45:02" calcext:value-type="string">
            <text:p>10/7/2017 0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4" calcext:value-type="float">
            <text:p>29.84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0.636" calcext:value-type="float">
            <text:p>30.636</text:p>
          </table:table-cell>
          <table:table-cell table:formula="of:=CONCATENATE([.F20];&quot;-&quot;;[.E20];&quot;-&quot;;[.D20])" office:value-type="string" office:string-value="2017-Oct-7" calcext:value-type="string">
            <text:p>2017-Oct-7</text:p>
          </table:table-cell>
          <table:table-cell table:formula="of:=MONTH([.Q20])" office:value-type="float" office:value="10" calcext:value-type="float">
            <text:p>10</text:p>
          </table:table-cell>
          <table:table-cell table:formula="of:=CONCATENATE([.R20];&quot;/&quot;;[.D20];&quot;/&quot;;[.F20];&quot; &quot;;[.G20])" office:value-type="string" office:string-value="10/7/2017 06:00:06" calcext:value-type="string">
            <text:p>10/7/2017 06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0.636" calcext:value-type="float">
            <text:p>30.636</text:p>
          </table:table-cell>
          <table:table-cell table:formula="of:=CONCATENATE([.F21];&quot;-&quot;;[.E21];&quot;-&quot;;[.D21])" office:value-type="string" office:string-value="2017-Oct-7" calcext:value-type="string">
            <text:p>2017-Oct-7</text:p>
          </table:table-cell>
          <table:table-cell table:formula="of:=MONTH([.Q21])" office:value-type="float" office:value="10" calcext:value-type="float">
            <text:p>10</text:p>
          </table:table-cell>
          <table:table-cell table:formula="of:=CONCATENATE([.R21];&quot;/&quot;;[.D21];&quot;/&quot;;[.F21];&quot; &quot;;[.G21])" office:value-type="string" office:string-value="10/7/2017 06:15:03" calcext:value-type="string">
            <text:p>10/7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0.636" calcext:value-type="float">
            <text:p>30.636</text:p>
          </table:table-cell>
          <table:table-cell table:formula="of:=CONCATENATE([.F22];&quot;-&quot;;[.E22];&quot;-&quot;;[.D22])" office:value-type="string" office:string-value="2017-Oct-7" calcext:value-type="string">
            <text:p>2017-Oct-7</text:p>
          </table:table-cell>
          <table:table-cell table:formula="of:=MONTH([.Q22])" office:value-type="float" office:value="10" calcext:value-type="float">
            <text:p>10</text:p>
          </table:table-cell>
          <table:table-cell table:formula="of:=CONCATENATE([.R22];&quot;/&quot;;[.D22];&quot;/&quot;;[.F22];&quot; &quot;;[.G22])" office:value-type="string" office:string-value="10/7/2017 06:30:04" calcext:value-type="string">
            <text:p>10/7/2017 06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0.636" calcext:value-type="float">
            <text:p>30.636</text:p>
          </table:table-cell>
          <table:table-cell table:formula="of:=CONCATENATE([.F23];&quot;-&quot;;[.E23];&quot;-&quot;;[.D23])" office:value-type="string" office:string-value="2017-Oct-7" calcext:value-type="string">
            <text:p>2017-Oct-7</text:p>
          </table:table-cell>
          <table:table-cell table:formula="of:=MONTH([.Q23])" office:value-type="float" office:value="10" calcext:value-type="float">
            <text:p>10</text:p>
          </table:table-cell>
          <table:table-cell table:formula="of:=CONCATENATE([.R23];&quot;/&quot;;[.D23];&quot;/&quot;;[.F23];&quot; &quot;;[.G23])" office:value-type="string" office:string-value="10/7/2017 06:45:02" calcext:value-type="string">
            <text:p>10/7/2017 06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0.636" calcext:value-type="float">
            <text:p>30.636</text:p>
          </table:table-cell>
          <table:table-cell table:formula="of:=CONCATENATE([.F24];&quot;-&quot;;[.E24];&quot;-&quot;;[.D24])" office:value-type="string" office:string-value="2017-Oct-7" calcext:value-type="string">
            <text:p>2017-Oct-7</text:p>
          </table:table-cell>
          <table:table-cell table:formula="of:=MONTH([.Q24])" office:value-type="float" office:value="10" calcext:value-type="float">
            <text:p>10</text:p>
          </table:table-cell>
          <table:table-cell table:formula="of:=CONCATENATE([.R24];&quot;/&quot;;[.D24];&quot;/&quot;;[.F24];&quot; &quot;;[.G24])" office:value-type="string" office:string-value="10/7/2017 07:00:03" calcext:value-type="string">
            <text:p>10/7/2017 07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0.636" calcext:value-type="float">
            <text:p>30.636</text:p>
          </table:table-cell>
          <table:table-cell table:formula="of:=CONCATENATE([.F25];&quot;-&quot;;[.E25];&quot;-&quot;;[.D25])" office:value-type="string" office:string-value="2017-Oct-7" calcext:value-type="string">
            <text:p>2017-Oct-7</text:p>
          </table:table-cell>
          <table:table-cell table:formula="of:=MONTH([.Q25])" office:value-type="float" office:value="10" calcext:value-type="float">
            <text:p>10</text:p>
          </table:table-cell>
          <table:table-cell table:formula="of:=CONCATENATE([.R25];&quot;/&quot;;[.D25];&quot;/&quot;;[.F25];&quot; &quot;;[.G25])" office:value-type="string" office:string-value="10/7/2017 07:15:03" calcext:value-type="string">
            <text:p>10/7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4" calcext:value-type="float">
            <text:p>29.84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0.636" calcext:value-type="float">
            <text:p>30.636</text:p>
          </table:table-cell>
          <table:table-cell table:formula="of:=CONCATENATE([.F26];&quot;-&quot;;[.E26];&quot;-&quot;;[.D26])" office:value-type="string" office:string-value="2017-Oct-7" calcext:value-type="string">
            <text:p>2017-Oct-7</text:p>
          </table:table-cell>
          <table:table-cell table:formula="of:=MONTH([.Q26])" office:value-type="float" office:value="10" calcext:value-type="float">
            <text:p>10</text:p>
          </table:table-cell>
          <table:table-cell table:formula="of:=CONCATENATE([.R26];&quot;/&quot;;[.D26];&quot;/&quot;;[.F26];&quot; &quot;;[.G26])" office:value-type="string" office:string-value="10/7/2017 07:30:06" calcext:value-type="string">
            <text:p>10/7/2017 07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6" calcext:value-type="float">
            <text:p>29.86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2.733" calcext:value-type="float">
            <text:p>32.733</text:p>
          </table:table-cell>
          <table:table-cell table:formula="of:=CONCATENATE([.F27];&quot;-&quot;;[.E27];&quot;-&quot;;[.D27])" office:value-type="string" office:string-value="2017-Oct-7" calcext:value-type="string">
            <text:p>2017-Oct-7</text:p>
          </table:table-cell>
          <table:table-cell table:formula="of:=MONTH([.Q27])" office:value-type="float" office:value="10" calcext:value-type="float">
            <text:p>10</text:p>
          </table:table-cell>
          <table:table-cell table:formula="of:=CONCATENATE([.R27];&quot;/&quot;;[.D27];&quot;/&quot;;[.F27];&quot; &quot;;[.G27])" office:value-type="string" office:string-value="10/7/2017 08:00:08" calcext:value-type="string">
            <text:p>10/7/2017 08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2.733" calcext:value-type="float">
            <text:p>32.733</text:p>
          </table:table-cell>
          <table:table-cell table:formula="of:=CONCATENATE([.F28];&quot;-&quot;;[.E28];&quot;-&quot;;[.D28])" office:value-type="string" office:string-value="2017-Oct-7" calcext:value-type="string">
            <text:p>2017-Oct-7</text:p>
          </table:table-cell>
          <table:table-cell table:formula="of:=MONTH([.Q28])" office:value-type="float" office:value="10" calcext:value-type="float">
            <text:p>10</text:p>
          </table:table-cell>
          <table:table-cell table:formula="of:=CONCATENATE([.R28];&quot;/&quot;;[.D28];&quot;/&quot;;[.F28];&quot; &quot;;[.G28])" office:value-type="string" office:string-value="10/7/2017 08:15:03" calcext:value-type="string">
            <text:p>10/7/2017 0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86" calcext:value-type="float">
            <text:p>29.86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2.733" calcext:value-type="float">
            <text:p>32.733</text:p>
          </table:table-cell>
          <table:table-cell table:formula="of:=CONCATENATE([.F29];&quot;-&quot;;[.E29];&quot;-&quot;;[.D29])" office:value-type="string" office:string-value="2017-Oct-7" calcext:value-type="string">
            <text:p>2017-Oct-7</text:p>
          </table:table-cell>
          <table:table-cell table:formula="of:=MONTH([.Q29])" office:value-type="float" office:value="10" calcext:value-type="float">
            <text:p>10</text:p>
          </table:table-cell>
          <table:table-cell table:formula="of:=CONCATENATE([.R29];&quot;/&quot;;[.D29];&quot;/&quot;;[.F29];&quot; &quot;;[.G29])" office:value-type="string" office:string-value="10/7/2017 08:30:03" calcext:value-type="string">
            <text:p>10/7/2017 08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2.733" calcext:value-type="float">
            <text:p>32.733</text:p>
          </table:table-cell>
          <table:table-cell table:formula="of:=CONCATENATE([.F30];&quot;-&quot;;[.E30];&quot;-&quot;;[.D30])" office:value-type="string" office:string-value="2017-Oct-7" calcext:value-type="string">
            <text:p>2017-Oct-7</text:p>
          </table:table-cell>
          <table:table-cell table:formula="of:=MONTH([.Q30])" office:value-type="float" office:value="10" calcext:value-type="float">
            <text:p>10</text:p>
          </table:table-cell>
          <table:table-cell table:formula="of:=CONCATENATE([.R30];&quot;/&quot;;[.D30];&quot;/&quot;;[.F30];&quot; &quot;;[.G30])" office:value-type="string" office:string-value="10/7/2017 08:45:03" calcext:value-type="string">
            <text:p>10/7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6" calcext:value-type="float">
            <text:p>29.86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1.669" calcext:value-type="float">
            <text:p>31.669</text:p>
          </table:table-cell>
          <table:table-cell table:formula="of:=CONCATENATE([.F31];&quot;-&quot;;[.E31];&quot;-&quot;;[.D31])" office:value-type="string" office:string-value="2017-Oct-7" calcext:value-type="string">
            <text:p>2017-Oct-7</text:p>
          </table:table-cell>
          <table:table-cell table:formula="of:=MONTH([.Q31])" office:value-type="float" office:value="10" calcext:value-type="float">
            <text:p>10</text:p>
          </table:table-cell>
          <table:table-cell table:formula="of:=CONCATENATE([.R31];&quot;/&quot;;[.D31];&quot;/&quot;;[.F31];&quot; &quot;;[.G31])" office:value-type="string" office:string-value="10/7/2017 09:15:03" calcext:value-type="string">
            <text:p>10/7/2017 0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6" calcext:value-type="float">
            <text:p>29.86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1.669" calcext:value-type="float">
            <text:p>31.669</text:p>
          </table:table-cell>
          <table:table-cell table:formula="of:=CONCATENATE([.F32];&quot;-&quot;;[.E32];&quot;-&quot;;[.D32])" office:value-type="string" office:string-value="2017-Oct-7" calcext:value-type="string">
            <text:p>2017-Oct-7</text:p>
          </table:table-cell>
          <table:table-cell table:formula="of:=MONTH([.Q32])" office:value-type="float" office:value="10" calcext:value-type="float">
            <text:p>10</text:p>
          </table:table-cell>
          <table:table-cell table:formula="of:=CONCATENATE([.R32];&quot;/&quot;;[.D32];&quot;/&quot;;[.F32];&quot; &quot;;[.G32])" office:value-type="string" office:string-value="10/7/2017 09:30:08" calcext:value-type="string">
            <text:p>10/7/2017 09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6" calcext:value-type="float">
            <text:p>29.86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0.636" calcext:value-type="float">
            <text:p>30.636</text:p>
          </table:table-cell>
          <table:table-cell table:formula="of:=CONCATENATE([.F33];&quot;-&quot;;[.E33];&quot;-&quot;;[.D33])" office:value-type="string" office:string-value="2017-Oct-7" calcext:value-type="string">
            <text:p>2017-Oct-7</text:p>
          </table:table-cell>
          <table:table-cell table:formula="of:=MONTH([.Q33])" office:value-type="float" office:value="10" calcext:value-type="float">
            <text:p>10</text:p>
          </table:table-cell>
          <table:table-cell table:formula="of:=CONCATENATE([.R33];&quot;/&quot;;[.D33];&quot;/&quot;;[.F33];&quot; &quot;;[.G33])" office:value-type="string" office:string-value="10/7/2017 09:45:05" calcext:value-type="string">
            <text:p>10/7/2017 09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6" calcext:value-type="float">
            <text:p>29.86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0.636" calcext:value-type="float">
            <text:p>30.636</text:p>
          </table:table-cell>
          <table:table-cell table:formula="of:=CONCATENATE([.F34];&quot;-&quot;;[.E34];&quot;-&quot;;[.D34])" office:value-type="string" office:string-value="2017-Oct-7" calcext:value-type="string">
            <text:p>2017-Oct-7</text:p>
          </table:table-cell>
          <table:table-cell table:formula="of:=MONTH([.Q34])" office:value-type="float" office:value="10" calcext:value-type="float">
            <text:p>10</text:p>
          </table:table-cell>
          <table:table-cell table:formula="of:=CONCATENATE([.R34];&quot;/&quot;;[.D34];&quot;/&quot;;[.F34];&quot; &quot;;[.G34])" office:value-type="string" office:string-value="10/7/2017 10:00:07" calcext:value-type="string">
            <text:p>10/7/2017 10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6" calcext:value-type="float">
            <text:p>29.86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0.636" calcext:value-type="float">
            <text:p>30.636</text:p>
          </table:table-cell>
          <table:table-cell table:formula="of:=CONCATENATE([.F35];&quot;-&quot;;[.E35];&quot;-&quot;;[.D35])" office:value-type="string" office:string-value="2017-Oct-7" calcext:value-type="string">
            <text:p>2017-Oct-7</text:p>
          </table:table-cell>
          <table:table-cell table:formula="of:=MONTH([.Q35])" office:value-type="float" office:value="10" calcext:value-type="float">
            <text:p>10</text:p>
          </table:table-cell>
          <table:table-cell table:formula="of:=CONCATENATE([.R35];&quot;/&quot;;[.D35];&quot;/&quot;;[.F35];&quot; &quot;;[.G35])" office:value-type="string" office:string-value="10/7/2017 10:15:03" calcext:value-type="string">
            <text:p>10/7/2017 1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6" calcext:value-type="float">
            <text:p>29.86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30.636" calcext:value-type="float">
            <text:p>30.636</text:p>
          </table:table-cell>
          <table:table-cell table:formula="of:=CONCATENATE([.F36];&quot;-&quot;;[.E36];&quot;-&quot;;[.D36])" office:value-type="string" office:string-value="2017-Oct-7" calcext:value-type="string">
            <text:p>2017-Oct-7</text:p>
          </table:table-cell>
          <table:table-cell table:formula="of:=MONTH([.Q36])" office:value-type="float" office:value="10" calcext:value-type="float">
            <text:p>10</text:p>
          </table:table-cell>
          <table:table-cell table:formula="of:=CONCATENATE([.R36];&quot;/&quot;;[.D36];&quot;/&quot;;[.F36];&quot; &quot;;[.G36])" office:value-type="string" office:string-value="10/7/2017 10:30:07" calcext:value-type="string">
            <text:p>10/7/2017 10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6" calcext:value-type="float">
            <text:p>29.86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2.733" calcext:value-type="float">
            <text:p>32.733</text:p>
          </table:table-cell>
          <table:table-cell table:formula="of:=CONCATENATE([.F37];&quot;-&quot;;[.E37];&quot;-&quot;;[.D37])" office:value-type="string" office:string-value="2017-Oct-7" calcext:value-type="string">
            <text:p>2017-Oct-7</text:p>
          </table:table-cell>
          <table:table-cell table:formula="of:=MONTH([.Q37])" office:value-type="float" office:value="10" calcext:value-type="float">
            <text:p>10</text:p>
          </table:table-cell>
          <table:table-cell table:formula="of:=CONCATENATE([.R37];&quot;/&quot;;[.D37];&quot;/&quot;;[.F37];&quot; &quot;;[.G37])" office:value-type="string" office:string-value="10/7/2017 10:45:03" calcext:value-type="string">
            <text:p>10/7/2017 1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2.733" calcext:value-type="float">
            <text:p>32.733</text:p>
          </table:table-cell>
          <table:table-cell table:formula="of:=CONCATENATE([.F38];&quot;-&quot;;[.E38];&quot;-&quot;;[.D38])" office:value-type="string" office:string-value="2017-Oct-7" calcext:value-type="string">
            <text:p>2017-Oct-7</text:p>
          </table:table-cell>
          <table:table-cell table:formula="of:=MONTH([.Q38])" office:value-type="float" office:value="10" calcext:value-type="float">
            <text:p>10</text:p>
          </table:table-cell>
          <table:table-cell table:formula="of:=CONCATENATE([.R38];&quot;/&quot;;[.D38];&quot;/&quot;;[.F38];&quot; &quot;;[.G38])" office:value-type="string" office:string-value="10/7/2017 11:00:20" calcext:value-type="string">
            <text:p>10/7/2017 11:00:2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1.669" calcext:value-type="float">
            <text:p>31.669</text:p>
          </table:table-cell>
          <table:table-cell table:formula="of:=CONCATENATE([.F39];&quot;-&quot;;[.E39];&quot;-&quot;;[.D39])" office:value-type="string" office:string-value="2017-Oct-7" calcext:value-type="string">
            <text:p>2017-Oct-7</text:p>
          </table:table-cell>
          <table:table-cell table:formula="of:=MONTH([.Q39])" office:value-type="float" office:value="10" calcext:value-type="float">
            <text:p>10</text:p>
          </table:table-cell>
          <table:table-cell table:formula="of:=CONCATENATE([.R39];&quot;/&quot;;[.D39];&quot;/&quot;;[.F39];&quot; &quot;;[.G39])" office:value-type="string" office:string-value="10/7/2017 11:15:03" calcext:value-type="string">
            <text:p>10/7/2017 1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1.669" calcext:value-type="float">
            <text:p>31.669</text:p>
          </table:table-cell>
          <table:table-cell table:formula="of:=CONCATENATE([.F40];&quot;-&quot;;[.E40];&quot;-&quot;;[.D40])" office:value-type="string" office:string-value="2017-Oct-7" calcext:value-type="string">
            <text:p>2017-Oct-7</text:p>
          </table:table-cell>
          <table:table-cell table:formula="of:=MONTH([.Q40])" office:value-type="float" office:value="10" calcext:value-type="float">
            <text:p>10</text:p>
          </table:table-cell>
          <table:table-cell table:formula="of:=CONCATENATE([.R40];&quot;/&quot;;[.D40];&quot;/&quot;;[.F40];&quot; &quot;;[.G40])" office:value-type="string" office:string-value="10/7/2017 11:30:02" calcext:value-type="string">
            <text:p>10/7/2017 11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2.733" calcext:value-type="float">
            <text:p>32.733</text:p>
          </table:table-cell>
          <table:table-cell table:formula="of:=CONCATENATE([.F41];&quot;-&quot;;[.E41];&quot;-&quot;;[.D41])" office:value-type="string" office:string-value="2017-Oct-7" calcext:value-type="string">
            <text:p>2017-Oct-7</text:p>
          </table:table-cell>
          <table:table-cell table:formula="of:=MONTH([.Q41])" office:value-type="float" office:value="10" calcext:value-type="float">
            <text:p>10</text:p>
          </table:table-cell>
          <table:table-cell table:formula="of:=CONCATENATE([.R41];&quot;/&quot;;[.D41];&quot;/&quot;;[.F41];&quot; &quot;;[.G41])" office:value-type="string" office:string-value="10/7/2017 11:45:02" calcext:value-type="string">
            <text:p>10/7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6" calcext:value-type="float">
            <text:p>29.86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2.733" calcext:value-type="float">
            <text:p>32.733</text:p>
          </table:table-cell>
          <table:table-cell table:formula="of:=CONCATENATE([.F42];&quot;-&quot;;[.E42];&quot;-&quot;;[.D42])" office:value-type="string" office:string-value="2017-Oct-7" calcext:value-type="string">
            <text:p>2017-Oct-7</text:p>
          </table:table-cell>
          <table:table-cell table:formula="of:=MONTH([.Q42])" office:value-type="float" office:value="10" calcext:value-type="float">
            <text:p>10</text:p>
          </table:table-cell>
          <table:table-cell table:formula="of:=CONCATENATE([.R42];&quot;/&quot;;[.D42];&quot;/&quot;;[.F42];&quot; &quot;;[.G42])" office:value-type="string" office:string-value="10/7/2017 12:00:12" calcext:value-type="string">
            <text:p>10/7/2017 12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4.9" calcext:value-type="float">
            <text:p>74.9</text:p>
          </table:table-cell>
          <table:table-cell office:value-type="float" office:value="23.8" calcext:value-type="float">
            <text:p>23.8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29.532" calcext:value-type="float">
            <text:p>29.532</text:p>
          </table:table-cell>
          <table:table-cell table:formula="of:=CONCATENATE([.F43];&quot;-&quot;;[.E43];&quot;-&quot;;[.D43])" office:value-type="string" office:string-value="2017-Oct-7" calcext:value-type="string">
            <text:p>2017-Oct-7</text:p>
          </table:table-cell>
          <table:table-cell table:formula="of:=MONTH([.Q43])" office:value-type="float" office:value="10" calcext:value-type="float">
            <text:p>10</text:p>
          </table:table-cell>
          <table:table-cell table:formula="of:=CONCATENATE([.R43];&quot;/&quot;;[.D43];&quot;/&quot;;[.F43];&quot; &quot;;[.G43])" office:value-type="string" office:string-value="10/7/2017 12:15:03" calcext:value-type="string">
            <text:p>10/7/2017 1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6" calcext:value-type="float">
            <text:p>29.86</text:p>
          </table:table-cell>
          <table:table-cell office:value-type="float" office:value="87.3" calcext:value-type="float">
            <text:p>87.3</text:p>
          </table:table-cell>
          <table:table-cell office:value-type="float" office:value="30.7" calcext:value-type="float">
            <text:p>30.7</text:p>
          </table:table-cell>
          <table:table-cell office:value-type="float" office:value="44.22" calcext:value-type="float">
            <text:p>44.22</text:p>
          </table:table-cell>
          <table:table-cell office:value-type="float" office:value="33.829" calcext:value-type="float">
            <text:p>33.829</text:p>
          </table:table-cell>
          <table:table-cell table:formula="of:=CONCATENATE([.F44];&quot;-&quot;;[.E44];&quot;-&quot;;[.D44])" office:value-type="string" office:string-value="2017-Oct-7" calcext:value-type="string">
            <text:p>2017-Oct-7</text:p>
          </table:table-cell>
          <table:table-cell table:formula="of:=MONTH([.Q44])" office:value-type="float" office:value="10" calcext:value-type="float">
            <text:p>10</text:p>
          </table:table-cell>
          <table:table-cell table:formula="of:=CONCATENATE([.R44];&quot;/&quot;;[.D44];&quot;/&quot;;[.F44];&quot; &quot;;[.G44])" office:value-type="string" office:string-value="10/7/2017 12:30:08" calcext:value-type="string">
            <text:p>10/7/2017 12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6" calcext:value-type="float">
            <text:p>29.86</text:p>
          </table:table-cell>
          <table:table-cell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44.926" calcext:value-type="float">
            <text:p>44.926</text:p>
          </table:table-cell>
          <table:table-cell office:value-type="float" office:value="33.829" calcext:value-type="float">
            <text:p>33.829</text:p>
          </table:table-cell>
          <table:table-cell table:formula="of:=CONCATENATE([.F45];&quot;-&quot;;[.E45];&quot;-&quot;;[.D45])" office:value-type="string" office:string-value="2017-Oct-7" calcext:value-type="string">
            <text:p>2017-Oct-7</text:p>
          </table:table-cell>
          <table:table-cell table:formula="of:=MONTH([.Q45])" office:value-type="float" office:value="10" calcext:value-type="float">
            <text:p>10</text:p>
          </table:table-cell>
          <table:table-cell table:formula="of:=CONCATENATE([.R45];&quot;/&quot;;[.D45];&quot;/&quot;;[.F45];&quot; &quot;;[.G45])" office:value-type="string" office:string-value="10/7/2017 12:45:02" calcext:value-type="string">
            <text:p>10/7/2017 1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1%</text:p>
          </table:table-cell>
          <table:table-cell office:value-type="float" office:value="29.86" calcext:value-type="float">
            <text:p>29.86</text:p>
          </table:table-cell>
          <table:table-cell office:value-type="float" office:value="87.7" calcext:value-type="float">
            <text:p>87.7</text:p>
          </table:table-cell>
          <table:table-cell office:value-type="float" office:value="30.9" calcext:value-type="float">
            <text:p>30.9</text:p>
          </table:table-cell>
          <table:table-cell office:value-type="float" office:value="44.784" calcext:value-type="float">
            <text:p>44.784</text:p>
          </table:table-cell>
          <table:table-cell office:value-type="float" office:value="31.669" calcext:value-type="float">
            <text:p>31.669</text:p>
          </table:table-cell>
          <table:table-cell table:formula="of:=CONCATENATE([.F46];&quot;-&quot;;[.E46];&quot;-&quot;;[.D46])" office:value-type="string" office:string-value="2017-Oct-7" calcext:value-type="string">
            <text:p>2017-Oct-7</text:p>
          </table:table-cell>
          <table:table-cell table:formula="of:=MONTH([.Q46])" office:value-type="float" office:value="10" calcext:value-type="float">
            <text:p>10</text:p>
          </table:table-cell>
          <table:table-cell table:formula="of:=CONCATENATE([.R46];&quot;/&quot;;[.D46];&quot;/&quot;;[.F46];&quot; &quot;;[.G46])" office:value-type="string" office:string-value="10/7/2017 13:00:13" calcext:value-type="string">
            <text:p>10/7/2017 13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1%</text:p>
          </table:table-cell>
          <table:table-cell office:value-type="float" office:value="29.86" calcext:value-type="float">
            <text:p>29.86</text:p>
          </table:table-cell>
          <table:table-cell office:value-type="float" office:value="88.2" calcext:value-type="float">
            <text:p>88.2</text:p>
          </table:table-cell>
          <table:table-cell office:value-type="float" office:value="31.2" calcext:value-type="float">
            <text:p>31.2</text:p>
          </table:table-cell>
          <table:table-cell office:value-type="float" office:value="45.498" calcext:value-type="float">
            <text:p>45.498</text:p>
          </table:table-cell>
          <table:table-cell office:value-type="float" office:value="32.733" calcext:value-type="float">
            <text:p>32.733</text:p>
          </table:table-cell>
          <table:table-cell table:formula="of:=CONCATENATE([.F47];&quot;-&quot;;[.E47];&quot;-&quot;;[.D47])" office:value-type="string" office:string-value="2017-Oct-7" calcext:value-type="string">
            <text:p>2017-Oct-7</text:p>
          </table:table-cell>
          <table:table-cell table:formula="of:=MONTH([.Q47])" office:value-type="float" office:value="10" calcext:value-type="float">
            <text:p>10</text:p>
          </table:table-cell>
          <table:table-cell table:formula="of:=CONCATENATE([.R47];&quot;/&quot;;[.D47];&quot;/&quot;;[.F47];&quot; &quot;;[.G47])" office:value-type="string" office:string-value="10/7/2017 13:15:03" calcext:value-type="string">
            <text:p>10/7/2017 1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6" calcext:value-type="float">
            <text:p>29.86</text:p>
          </table:table-cell>
          <table:table-cell office:value-type="float" office:value="88.6" calcext:value-type="float">
            <text:p>88.6</text:p>
          </table:table-cell>
          <table:table-cell office:value-type="float" office:value="31.4" calcext:value-type="float">
            <text:p>31.4</text:p>
          </table:table-cell>
          <table:table-cell office:value-type="float" office:value="46.076" calcext:value-type="float">
            <text:p>46.076</text:p>
          </table:table-cell>
          <table:table-cell office:value-type="float" office:value="32.733" calcext:value-type="float">
            <text:p>32.733</text:p>
          </table:table-cell>
          <table:table-cell table:formula="of:=CONCATENATE([.F48];&quot;-&quot;;[.E48];&quot;-&quot;;[.D48])" office:value-type="string" office:string-value="2017-Oct-7" calcext:value-type="string">
            <text:p>2017-Oct-7</text:p>
          </table:table-cell>
          <table:table-cell table:formula="of:=MONTH([.Q48])" office:value-type="float" office:value="10" calcext:value-type="float">
            <text:p>10</text:p>
          </table:table-cell>
          <table:table-cell table:formula="of:=CONCATENATE([.R48];&quot;/&quot;;[.D48];&quot;/&quot;;[.F48];&quot; &quot;;[.G48])" office:value-type="string" office:string-value="10/7/2017 13:30:03" calcext:value-type="string">
            <text:p>10/7/2017 13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6" calcext:value-type="float">
            <text:p>29.86</text:p>
          </table:table-cell>
          <table:table-cell office:value-type="float" office:value="86.6" calcext:value-type="float">
            <text:p>86.6</text:p>
          </table:table-cell>
          <table:table-cell office:value-type="float" office:value="30.3" calcext:value-type="float">
            <text:p>30.3</text:p>
          </table:table-cell>
          <table:table-cell office:value-type="float" office:value="43.248" calcext:value-type="float">
            <text:p>43.248</text:p>
          </table:table-cell>
          <table:table-cell office:value-type="float" office:value="30.636" calcext:value-type="float">
            <text:p>30.636</text:p>
          </table:table-cell>
          <table:table-cell table:formula="of:=CONCATENATE([.F49];&quot;-&quot;;[.E49];&quot;-&quot;;[.D49])" office:value-type="string" office:string-value="2017-Oct-7" calcext:value-type="string">
            <text:p>2017-Oct-7</text:p>
          </table:table-cell>
          <table:table-cell table:formula="of:=MONTH([.Q49])" office:value-type="float" office:value="10" calcext:value-type="float">
            <text:p>10</text:p>
          </table:table-cell>
          <table:table-cell table:formula="of:=CONCATENATE([.R49];&quot;/&quot;;[.D49];&quot;/&quot;;[.F49];&quot; &quot;;[.G49])" office:value-type="string" office:string-value="10/7/2017 13:45:03" calcext:value-type="string">
            <text:p>10/7/2017 1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6" calcext:value-type="float">
            <text:p>29.86</text:p>
          </table:table-cell>
          <table:table-cell office:value-type="float" office:value="85.6" calcext:value-type="float">
            <text:p>85.6</text:p>
          </table:table-cell>
          <table:table-cell office:value-type="float" office:value="29.8" calcext:value-type="float">
            <text:p>29.8</text:p>
          </table:table-cell>
          <table:table-cell office:value-type="float" office:value="41.891" calcext:value-type="float">
            <text:p>41.891</text:p>
          </table:table-cell>
          <table:table-cell office:value-type="float" office:value="31.669" calcext:value-type="float">
            <text:p>31.669</text:p>
          </table:table-cell>
          <table:table-cell table:formula="of:=CONCATENATE([.F50];&quot;-&quot;;[.E50];&quot;-&quot;;[.D50])" office:value-type="string" office:string-value="2017-Oct-7" calcext:value-type="string">
            <text:p>2017-Oct-7</text:p>
          </table:table-cell>
          <table:table-cell table:formula="of:=MONTH([.Q50])" office:value-type="float" office:value="10" calcext:value-type="float">
            <text:p>10</text:p>
          </table:table-cell>
          <table:table-cell table:formula="of:=CONCATENATE([.R50];&quot;/&quot;;[.D50];&quot;/&quot;;[.F50];&quot; &quot;;[.G50])" office:value-type="string" office:string-value="10/7/2017 14:00:04" calcext:value-type="string">
            <text:p>10/7/2017 14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7%</text:p>
          </table:table-cell>
          <table:table-cell office:value-type="float" office:value="29.86" calcext:value-type="float">
            <text:p>29.86</text:p>
          </table:table-cell>
          <table:table-cell office:value-type="float" office:value="85.8" calcext:value-type="float">
            <text:p>85.8</text:p>
          </table:table-cell>
          <table:table-cell office:value-type="float" office:value="29.9" calcext:value-type="float">
            <text:p>29.9</text:p>
          </table:table-cell>
          <table:table-cell office:value-type="float" office:value="42.159" calcext:value-type="float">
            <text:p>42.159</text:p>
          </table:table-cell>
          <table:table-cell office:value-type="float" office:value="32.733" calcext:value-type="float">
            <text:p>32.733</text:p>
          </table:table-cell>
          <table:table-cell table:formula="of:=CONCATENATE([.F51];&quot;-&quot;;[.E51];&quot;-&quot;;[.D51])" office:value-type="string" office:string-value="2017-Oct-7" calcext:value-type="string">
            <text:p>2017-Oct-7</text:p>
          </table:table-cell>
          <table:table-cell table:formula="of:=MONTH([.Q51])" office:value-type="float" office:value="10" calcext:value-type="float">
            <text:p>10</text:p>
          </table:table-cell>
          <table:table-cell table:formula="of:=CONCATENATE([.R51];&quot;/&quot;;[.D51];&quot;/&quot;;[.F51];&quot; &quot;;[.G51])" office:value-type="string" office:string-value="10/7/2017 14:15:03" calcext:value-type="string">
            <text:p>10/7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6" calcext:value-type="float">
            <text:p>29.86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42.025" calcext:value-type="float">
            <text:p>42.025</text:p>
          </table:table-cell>
          <table:table-cell office:value-type="float" office:value="31.669" calcext:value-type="float">
            <text:p>31.669</text:p>
          </table:table-cell>
          <table:table-cell table:formula="of:=CONCATENATE([.F52];&quot;-&quot;;[.E52];&quot;-&quot;;[.D52])" office:value-type="string" office:string-value="2017-Oct-7" calcext:value-type="string">
            <text:p>2017-Oct-7</text:p>
          </table:table-cell>
          <table:table-cell table:formula="of:=MONTH([.Q52])" office:value-type="float" office:value="10" calcext:value-type="float">
            <text:p>10</text:p>
          </table:table-cell>
          <table:table-cell table:formula="of:=CONCATENATE([.R52];&quot;/&quot;;[.D52];&quot;/&quot;;[.F52];&quot; &quot;;[.G52])" office:value-type="string" office:string-value="10/7/2017 14:30:03" calcext:value-type="string">
            <text:p>10/7/2017 1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7%</text:p>
          </table:table-cell>
          <table:table-cell office:value-type="float" office:value="29.86" calcext:value-type="float">
            <text:p>29.86</text:p>
          </table:table-cell>
          <table:table-cell office:value-type="float" office:value="86.3" calcext:value-type="float">
            <text:p>86.3</text:p>
          </table:table-cell>
          <table:table-cell office:value-type="float" office:value="30.2" calcext:value-type="float">
            <text:p>30.2</text:p>
          </table:table-cell>
          <table:table-cell office:value-type="float" office:value="42.837" calcext:value-type="float">
            <text:p>42.837</text:p>
          </table:table-cell>
          <table:table-cell office:value-type="float" office:value="32.733" calcext:value-type="float">
            <text:p>32.733</text:p>
          </table:table-cell>
          <table:table-cell table:formula="of:=CONCATENATE([.F53];&quot;-&quot;;[.E53];&quot;-&quot;;[.D53])" office:value-type="string" office:string-value="2017-Oct-7" calcext:value-type="string">
            <text:p>2017-Oct-7</text:p>
          </table:table-cell>
          <table:table-cell table:formula="of:=MONTH([.Q53])" office:value-type="float" office:value="10" calcext:value-type="float">
            <text:p>10</text:p>
          </table:table-cell>
          <table:table-cell table:formula="of:=CONCATENATE([.R53];&quot;/&quot;;[.D53];&quot;/&quot;;[.F53];&quot; &quot;;[.G53])" office:value-type="string" office:string-value="10/7/2017 14:45:03" calcext:value-type="string">
            <text:p>10/7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2.733" calcext:value-type="float">
            <text:p>32.733</text:p>
          </table:table-cell>
          <table:table-cell table:formula="of:=CONCATENATE([.F54];&quot;-&quot;;[.E54];&quot;-&quot;;[.D54])" office:value-type="string" office:string-value="2017-Oct-7" calcext:value-type="string">
            <text:p>2017-Oct-7</text:p>
          </table:table-cell>
          <table:table-cell table:formula="of:=MONTH([.Q54])" office:value-type="float" office:value="10" calcext:value-type="float">
            <text:p>10</text:p>
          </table:table-cell>
          <table:table-cell table:formula="of:=CONCATENATE([.R54];&quot;/&quot;;[.D54];&quot;/&quot;;[.F54];&quot; &quot;;[.G54])" office:value-type="string" office:string-value="10/7/2017 15:00:10" calcext:value-type="string">
            <text:p>10/7/2017 15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3.829" calcext:value-type="float">
            <text:p>33.829</text:p>
          </table:table-cell>
          <table:table-cell table:formula="of:=CONCATENATE([.F55];&quot;-&quot;;[.E55];&quot;-&quot;;[.D55])" office:value-type="string" office:string-value="2017-Oct-7" calcext:value-type="string">
            <text:p>2017-Oct-7</text:p>
          </table:table-cell>
          <table:table-cell table:formula="of:=MONTH([.Q55])" office:value-type="float" office:value="10" calcext:value-type="float">
            <text:p>10</text:p>
          </table:table-cell>
          <table:table-cell table:formula="of:=CONCATENATE([.R55];&quot;/&quot;;[.D55];&quot;/&quot;;[.F55];&quot; &quot;;[.G55])" office:value-type="string" office:string-value="10/7/2017 15:15:02" calcext:value-type="string">
            <text:p>10/7/2017 15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2.733" calcext:value-type="float">
            <text:p>32.733</text:p>
          </table:table-cell>
          <table:table-cell table:formula="of:=CONCATENATE([.F56];&quot;-&quot;;[.E56];&quot;-&quot;;[.D56])" office:value-type="string" office:string-value="2017-Oct-7" calcext:value-type="string">
            <text:p>2017-Oct-7</text:p>
          </table:table-cell>
          <table:table-cell table:formula="of:=MONTH([.Q56])" office:value-type="float" office:value="10" calcext:value-type="float">
            <text:p>10</text:p>
          </table:table-cell>
          <table:table-cell table:formula="of:=CONCATENATE([.R56];&quot;/&quot;;[.D56];&quot;/&quot;;[.F56];&quot; &quot;;[.G56])" office:value-type="string" office:string-value="10/7/2017 15:30:08" calcext:value-type="string">
            <text:p>10/7/2017 15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2.733" calcext:value-type="float">
            <text:p>32.733</text:p>
          </table:table-cell>
          <table:table-cell table:formula="of:=CONCATENATE([.F57];&quot;-&quot;;[.E57];&quot;-&quot;;[.D57])" office:value-type="string" office:string-value="2017-Oct-7" calcext:value-type="string">
            <text:p>2017-Oct-7</text:p>
          </table:table-cell>
          <table:table-cell table:formula="of:=MONTH([.Q57])" office:value-type="float" office:value="10" calcext:value-type="float">
            <text:p>10</text:p>
          </table:table-cell>
          <table:table-cell table:formula="of:=CONCATENATE([.R57];&quot;/&quot;;[.D57];&quot;/&quot;;[.F57];&quot; &quot;;[.G57])" office:value-type="string" office:string-value="10/7/2017 15:45:02" calcext:value-type="string">
            <text:p>10/7/2017 1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2.733" calcext:value-type="float">
            <text:p>32.733</text:p>
          </table:table-cell>
          <table:table-cell table:formula="of:=CONCATENATE([.F58];&quot;-&quot;;[.E58];&quot;-&quot;;[.D58])" office:value-type="string" office:string-value="2017-Oct-7" calcext:value-type="string">
            <text:p>2017-Oct-7</text:p>
          </table:table-cell>
          <table:table-cell table:formula="of:=MONTH([.Q58])" office:value-type="float" office:value="10" calcext:value-type="float">
            <text:p>10</text:p>
          </table:table-cell>
          <table:table-cell table:formula="of:=CONCATENATE([.R58];&quot;/&quot;;[.D58];&quot;/&quot;;[.F58];&quot; &quot;;[.G58])" office:value-type="string" office:string-value="10/7/2017 16:00:04" calcext:value-type="string">
            <text:p>10/7/2017 16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6" calcext:value-type="float">
            <text:p>29.86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59];&quot;-&quot;;[.E59];&quot;-&quot;;[.D59])" office:value-type="string" office:string-value="2017-Oct-7" calcext:value-type="string">
            <text:p>2017-Oct-7</text:p>
          </table:table-cell>
          <table:table-cell table:formula="of:=MONTH([.Q59])" office:value-type="float" office:value="10" calcext:value-type="float">
            <text:p>10</text:p>
          </table:table-cell>
          <table:table-cell table:formula="of:=CONCATENATE([.R59];&quot;/&quot;;[.D59];&quot;/&quot;;[.F59];&quot; &quot;;[.G59])" office:value-type="string" office:string-value="10/7/2017 16:15:03" calcext:value-type="string">
            <text:p>10/7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2.733" calcext:value-type="float">
            <text:p>32.733</text:p>
          </table:table-cell>
          <table:table-cell table:formula="of:=CONCATENATE([.F60];&quot;-&quot;;[.E60];&quot;-&quot;;[.D60])" office:value-type="string" office:string-value="2017-Oct-7" calcext:value-type="string">
            <text:p>2017-Oct-7</text:p>
          </table:table-cell>
          <table:table-cell table:formula="of:=MONTH([.Q60])" office:value-type="float" office:value="10" calcext:value-type="float">
            <text:p>10</text:p>
          </table:table-cell>
          <table:table-cell table:formula="of:=CONCATENATE([.R60];&quot;/&quot;;[.D60];&quot;/&quot;;[.F60];&quot; &quot;;[.G60])" office:value-type="string" office:string-value="10/7/2017 16:30:07" calcext:value-type="string">
            <text:p>10/7/2017 1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1" calcext:value-type="float">
            <text:p>83.1</text:p>
          </table:table-cell>
          <table:table-cell office:value-type="float" office:value="28.4" calcext:value-type="float">
            <text:p>28.4</text:p>
          </table:table-cell>
          <table:table-cell office:value-type="float" office:value="38.659" calcext:value-type="float">
            <text:p>38.659</text:p>
          </table:table-cell>
          <table:table-cell office:value-type="float" office:value="33.829" calcext:value-type="float">
            <text:p>33.829</text:p>
          </table:table-cell>
          <table:table-cell table:formula="of:=CONCATENATE([.F61];&quot;-&quot;;[.E61];&quot;-&quot;;[.D61])" office:value-type="string" office:string-value="2017-Oct-7" calcext:value-type="string">
            <text:p>2017-Oct-7</text:p>
          </table:table-cell>
          <table:table-cell table:formula="of:=MONTH([.Q61])" office:value-type="float" office:value="10" calcext:value-type="float">
            <text:p>10</text:p>
          </table:table-cell>
          <table:table-cell table:formula="of:=CONCATENATE([.R61];&quot;/&quot;;[.D61];&quot;/&quot;;[.F61];&quot; &quot;;[.G61])" office:value-type="string" office:string-value="10/7/2017 16:45:02" calcext:value-type="string">
            <text:p>10/7/2017 16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6" calcext:value-type="float">
            <text:p>29.86</text:p>
          </table:table-cell>
          <table:table-cell office:value-type="float" office:value="82.5" calcext:value-type="float">
            <text:p>82.5</text:p>
          </table:table-cell>
          <table:table-cell office:value-type="float" office:value="28.1" calcext:value-type="float">
            <text:p>28.1</text:p>
          </table:table-cell>
          <table:table-cell office:value-type="float" office:value="37.917" calcext:value-type="float">
            <text:p>37.917</text:p>
          </table:table-cell>
          <table:table-cell office:value-type="float" office:value="32.733" calcext:value-type="float">
            <text:p>32.733</text:p>
          </table:table-cell>
          <table:table-cell table:formula="of:=CONCATENATE([.F62];&quot;-&quot;;[.E62];&quot;-&quot;;[.D62])" office:value-type="string" office:string-value="2017-Oct-7" calcext:value-type="string">
            <text:p>2017-Oct-7</text:p>
          </table:table-cell>
          <table:table-cell table:formula="of:=MONTH([.Q62])" office:value-type="float" office:value="10" calcext:value-type="float">
            <text:p>10</text:p>
          </table:table-cell>
          <table:table-cell table:formula="of:=CONCATENATE([.R62];&quot;/&quot;;[.D62];&quot;/&quot;;[.F62];&quot; &quot;;[.G62])" office:value-type="string" office:string-value="10/7/2017 17:00:11" calcext:value-type="string">
            <text:p>10/7/2017 17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1" calcext:value-type="float">
            <text:p>29.71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63];&quot;-&quot;;[.E63];&quot;-&quot;;[.D63])" office:value-type="string" office:string-value="2017-Oct-7" calcext:value-type="string">
            <text:p>2017-Oct-7</text:p>
          </table:table-cell>
          <table:table-cell table:formula="of:=MONTH([.Q63])" office:value-type="float" office:value="10" calcext:value-type="float">
            <text:p>10</text:p>
          </table:table-cell>
          <table:table-cell table:formula="of:=CONCATENATE([.R63];&quot;/&quot;;[.D63];&quot;/&quot;;[.F63];&quot; &quot;;[.G63])" office:value-type="string" office:string-value="10/7/2017 17:15:03" calcext:value-type="string">
            <text:p>10/7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1.669" calcext:value-type="float">
            <text:p>31.669</text:p>
          </table:table-cell>
          <table:table-cell table:formula="of:=CONCATENATE([.F64];&quot;-&quot;;[.E64];&quot;-&quot;;[.D64])" office:value-type="string" office:string-value="2017-Oct-7" calcext:value-type="string">
            <text:p>2017-Oct-7</text:p>
          </table:table-cell>
          <table:table-cell table:formula="of:=MONTH([.Q64])" office:value-type="float" office:value="10" calcext:value-type="float">
            <text:p>10</text:p>
          </table:table-cell>
          <table:table-cell table:formula="of:=CONCATENATE([.R64];&quot;/&quot;;[.D64];&quot;/&quot;;[.F64];&quot; &quot;;[.G64])" office:value-type="string" office:string-value="10/7/2017 17:30:07" calcext:value-type="string">
            <text:p>10/7/2017 17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1.669" calcext:value-type="float">
            <text:p>31.669</text:p>
          </table:table-cell>
          <table:table-cell table:formula="of:=CONCATENATE([.F65];&quot;-&quot;;[.E65];&quot;-&quot;;[.D65])" office:value-type="string" office:string-value="2017-Oct-7" calcext:value-type="string">
            <text:p>2017-Oct-7</text:p>
          </table:table-cell>
          <table:table-cell table:formula="of:=MONTH([.Q65])" office:value-type="float" office:value="10" calcext:value-type="float">
            <text:p>10</text:p>
          </table:table-cell>
          <table:table-cell table:formula="of:=CONCATENATE([.R65];&quot;/&quot;;[.D65];&quot;/&quot;;[.F65];&quot; &quot;;[.G65])" office:value-type="string" office:string-value="10/7/2017 17:45:03" calcext:value-type="string">
            <text:p>10/7/2017 1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21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0.636" calcext:value-type="float">
            <text:p>30.636</text:p>
          </table:table-cell>
          <table:table-cell table:formula="of:=CONCATENATE([.F66];&quot;-&quot;;[.E66];&quot;-&quot;;[.D66])" office:value-type="string" office:string-value="2017-Oct-7" calcext:value-type="string">
            <text:p>2017-Oct-7</text:p>
          </table:table-cell>
          <table:table-cell table:formula="of:=MONTH([.Q66])" office:value-type="float" office:value="10" calcext:value-type="float">
            <text:p>10</text:p>
          </table:table-cell>
          <table:table-cell table:formula="of:=CONCATENATE([.R66];&quot;/&quot;;[.D66];&quot;/&quot;;[.F66];&quot; &quot;;[.G66])" office:value-type="string" office:string-value="10/7/2017 18:00:21" calcext:value-type="string">
            <text:p>10/7/2017 18:00:2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1.669" calcext:value-type="float">
            <text:p>31.669</text:p>
          </table:table-cell>
          <table:table-cell table:formula="of:=CONCATENATE([.F67];&quot;-&quot;;[.E67];&quot;-&quot;;[.D67])" office:value-type="string" office:string-value="2017-Oct-7" calcext:value-type="string">
            <text:p>2017-Oct-7</text:p>
          </table:table-cell>
          <table:table-cell table:formula="of:=MONTH([.Q67])" office:value-type="float" office:value="10" calcext:value-type="float">
            <text:p>10</text:p>
          </table:table-cell>
          <table:table-cell table:formula="of:=CONCATENATE([.R67];&quot;/&quot;;[.D67];&quot;/&quot;;[.F67];&quot; &quot;;[.G67])" office:value-type="string" office:string-value="10/7/2017 18:15:03" calcext:value-type="string">
            <text:p>10/7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1.669" calcext:value-type="float">
            <text:p>31.669</text:p>
          </table:table-cell>
          <table:table-cell table:formula="of:=CONCATENATE([.F68];&quot;-&quot;;[.E68];&quot;-&quot;;[.D68])" office:value-type="string" office:string-value="2017-Oct-7" calcext:value-type="string">
            <text:p>2017-Oct-7</text:p>
          </table:table-cell>
          <table:table-cell table:formula="of:=MONTH([.Q68])" office:value-type="float" office:value="10" calcext:value-type="float">
            <text:p>10</text:p>
          </table:table-cell>
          <table:table-cell table:formula="of:=CONCATENATE([.R68];&quot;/&quot;;[.D68];&quot;/&quot;;[.F68];&quot; &quot;;[.G68])" office:value-type="string" office:string-value="10/7/2017 18:30:06" calcext:value-type="string">
            <text:p>10/7/2017 18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69];&quot;-&quot;;[.E69];&quot;-&quot;;[.D69])" office:value-type="string" office:string-value="2017-Oct-7" calcext:value-type="string">
            <text:p>2017-Oct-7</text:p>
          </table:table-cell>
          <table:table-cell table:formula="of:=MONTH([.Q69])" office:value-type="float" office:value="10" calcext:value-type="float">
            <text:p>10</text:p>
          </table:table-cell>
          <table:table-cell table:formula="of:=CONCATENATE([.R69];&quot;/&quot;;[.D69];&quot;/&quot;;[.F69];&quot; &quot;;[.G69])" office:value-type="string" office:string-value="10/7/2017 18:45:05" calcext:value-type="string">
            <text:p>10/7/2017 18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0.636" calcext:value-type="float">
            <text:p>30.636</text:p>
          </table:table-cell>
          <table:table-cell table:formula="of:=CONCATENATE([.F70];&quot;-&quot;;[.E70];&quot;-&quot;;[.D70])" office:value-type="string" office:string-value="2017-Oct-7" calcext:value-type="string">
            <text:p>2017-Oct-7</text:p>
          </table:table-cell>
          <table:table-cell table:formula="of:=MONTH([.Q70])" office:value-type="float" office:value="10" calcext:value-type="float">
            <text:p>10</text:p>
          </table:table-cell>
          <table:table-cell table:formula="of:=CONCATENATE([.R70];&quot;/&quot;;[.D70];&quot;/&quot;;[.F70];&quot; &quot;;[.G70])" office:value-type="string" office:string-value="10/7/2017 19:00:05" calcext:value-type="string">
            <text:p>10/7/2017 19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9" calcext:value-type="float">
            <text:p>80.9</text:p>
          </table:table-cell>
          <table:table-cell office:value-type="float" office:value="27.2" calcext:value-type="float">
            <text:p>27.2</text:p>
          </table:table-cell>
          <table:table-cell office:value-type="float" office:value="35.998" calcext:value-type="float">
            <text:p>35.998</text:p>
          </table:table-cell>
          <table:table-cell office:value-type="float" office:value="30.636" calcext:value-type="float">
            <text:p>30.636</text:p>
          </table:table-cell>
          <table:table-cell table:formula="of:=CONCATENATE([.F71];&quot;-&quot;;[.E71];&quot;-&quot;;[.D71])" office:value-type="string" office:string-value="2017-Oct-7" calcext:value-type="string">
            <text:p>2017-Oct-7</text:p>
          </table:table-cell>
          <table:table-cell table:formula="of:=MONTH([.Q71])" office:value-type="float" office:value="10" calcext:value-type="float">
            <text:p>10</text:p>
          </table:table-cell>
          <table:table-cell table:formula="of:=CONCATENATE([.R71];&quot;/&quot;;[.D71];&quot;/&quot;;[.F71];&quot; &quot;;[.G71])" office:value-type="string" office:string-value="10/7/2017 19:15:03" calcext:value-type="string">
            <text:p>10/7/2017 1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0.636" calcext:value-type="float">
            <text:p>30.636</text:p>
          </table:table-cell>
          <table:table-cell table:formula="of:=CONCATENATE([.F72];&quot;-&quot;;[.E72];&quot;-&quot;;[.D72])" office:value-type="string" office:string-value="2017-Oct-7" calcext:value-type="string">
            <text:p>2017-Oct-7</text:p>
          </table:table-cell>
          <table:table-cell table:formula="of:=MONTH([.Q72])" office:value-type="float" office:value="10" calcext:value-type="float">
            <text:p>10</text:p>
          </table:table-cell>
          <table:table-cell table:formula="of:=CONCATENATE([.R72];&quot;/&quot;;[.D72];&quot;/&quot;;[.F72];&quot; &quot;;[.G72])" office:value-type="string" office:string-value="10/7/2017 19:30:03" calcext:value-type="string">
            <text:p>10/7/2017 19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30.636" calcext:value-type="float">
            <text:p>30.636</text:p>
          </table:table-cell>
          <table:table-cell table:formula="of:=CONCATENATE([.F73];&quot;-&quot;;[.E73];&quot;-&quot;;[.D73])" office:value-type="string" office:string-value="2017-Oct-7" calcext:value-type="string">
            <text:p>2017-Oct-7</text:p>
          </table:table-cell>
          <table:table-cell table:formula="of:=MONTH([.Q73])" office:value-type="float" office:value="10" calcext:value-type="float">
            <text:p>10</text:p>
          </table:table-cell>
          <table:table-cell table:formula="of:=CONCATENATE([.R73];&quot;/&quot;;[.D73];&quot;/&quot;;[.F73];&quot; &quot;;[.G73])" office:value-type="string" office:string-value="10/7/2017 19:45:03" calcext:value-type="string">
            <text:p>10/7/2017 1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74];&quot;-&quot;;[.E74];&quot;-&quot;;[.D74])" office:value-type="string" office:string-value="2017-Oct-7" calcext:value-type="string">
            <text:p>2017-Oct-7</text:p>
          </table:table-cell>
          <table:table-cell table:formula="of:=MONTH([.Q74])" office:value-type="float" office:value="10" calcext:value-type="float">
            <text:p>10</text:p>
          </table:table-cell>
          <table:table-cell table:formula="of:=CONCATENATE([.R74];&quot;/&quot;;[.D74];&quot;/&quot;;[.F74];&quot; &quot;;[.G74])" office:value-type="string" office:string-value="10/7/2017 20:00:10" calcext:value-type="string">
            <text:p>10/7/2017 2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0.636" calcext:value-type="float">
            <text:p>30.636</text:p>
          </table:table-cell>
          <table:table-cell table:formula="of:=CONCATENATE([.F75];&quot;-&quot;;[.E75];&quot;-&quot;;[.D75])" office:value-type="string" office:string-value="2017-Oct-7" calcext:value-type="string">
            <text:p>2017-Oct-7</text:p>
          </table:table-cell>
          <table:table-cell table:formula="of:=MONTH([.Q75])" office:value-type="float" office:value="10" calcext:value-type="float">
            <text:p>10</text:p>
          </table:table-cell>
          <table:table-cell table:formula="of:=CONCATENATE([.R75];&quot;/&quot;;[.D75];&quot;/&quot;;[.F75];&quot; &quot;;[.G75])" office:value-type="string" office:string-value="10/7/2017 20:15:02" calcext:value-type="string">
            <text:p>10/7/2017 2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76];&quot;-&quot;;[.E76];&quot;-&quot;;[.D76])" office:value-type="string" office:string-value="2017-Oct-7" calcext:value-type="string">
            <text:p>2017-Oct-7</text:p>
          </table:table-cell>
          <table:table-cell table:formula="of:=MONTH([.Q76])" office:value-type="float" office:value="10" calcext:value-type="float">
            <text:p>10</text:p>
          </table:table-cell>
          <table:table-cell table:formula="of:=CONCATENATE([.R76];&quot;/&quot;;[.D76];&quot;/&quot;;[.F76];&quot; &quot;;[.G76])" office:value-type="string" office:string-value="10/7/2017 20:30:06" calcext:value-type="string">
            <text:p>10/7/2017 20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0.636" calcext:value-type="float">
            <text:p>30.636</text:p>
          </table:table-cell>
          <table:table-cell table:formula="of:=CONCATENATE([.F77];&quot;-&quot;;[.E77];&quot;-&quot;;[.D77])" office:value-type="string" office:string-value="2017-Oct-7" calcext:value-type="string">
            <text:p>2017-Oct-7</text:p>
          </table:table-cell>
          <table:table-cell table:formula="of:=MONTH([.Q77])" office:value-type="float" office:value="10" calcext:value-type="float">
            <text:p>10</text:p>
          </table:table-cell>
          <table:table-cell table:formula="of:=CONCATENATE([.R77];&quot;/&quot;;[.D77];&quot;/&quot;;[.F77];&quot; &quot;;[.G77])" office:value-type="string" office:string-value="10/7/2017 20:45:03" calcext:value-type="string">
            <text:p>10/7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18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29.631" calcext:value-type="float">
            <text:p>29.631</text:p>
          </table:table-cell>
          <table:table-cell table:formula="of:=CONCATENATE([.F78];&quot;-&quot;;[.E78];&quot;-&quot;;[.D78])" office:value-type="string" office:string-value="2017-Oct-7" calcext:value-type="string">
            <text:p>2017-Oct-7</text:p>
          </table:table-cell>
          <table:table-cell table:formula="of:=MONTH([.Q78])" office:value-type="float" office:value="10" calcext:value-type="float">
            <text:p>10</text:p>
          </table:table-cell>
          <table:table-cell table:formula="of:=CONCATENATE([.R78];&quot;/&quot;;[.D78];&quot;/&quot;;[.F78];&quot; &quot;;[.G78])" office:value-type="string" office:string-value="10/7/2017 21:00:18" calcext:value-type="string">
            <text:p>10/7/2017 21:00:1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29.631" calcext:value-type="float">
            <text:p>29.631</text:p>
          </table:table-cell>
          <table:table-cell table:formula="of:=CONCATENATE([.F79];&quot;-&quot;;[.E79];&quot;-&quot;;[.D79])" office:value-type="string" office:string-value="2017-Oct-7" calcext:value-type="string">
            <text:p>2017-Oct-7</text:p>
          </table:table-cell>
          <table:table-cell table:formula="of:=MONTH([.Q79])" office:value-type="float" office:value="10" calcext:value-type="float">
            <text:p>10</text:p>
          </table:table-cell>
          <table:table-cell table:formula="of:=CONCATENATE([.R79];&quot;/&quot;;[.D79];&quot;/&quot;;[.F79];&quot; &quot;;[.G79])" office:value-type="string" office:string-value="10/7/2017 21:15:03" calcext:value-type="string">
            <text:p>10/7/2017 2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29.631" calcext:value-type="float">
            <text:p>29.631</text:p>
          </table:table-cell>
          <table:table-cell table:formula="of:=CONCATENATE([.F80];&quot;-&quot;;[.E80];&quot;-&quot;;[.D80])" office:value-type="string" office:string-value="2017-Oct-7" calcext:value-type="string">
            <text:p>2017-Oct-7</text:p>
          </table:table-cell>
          <table:table-cell table:formula="of:=MONTH([.Q80])" office:value-type="float" office:value="10" calcext:value-type="float">
            <text:p>10</text:p>
          </table:table-cell>
          <table:table-cell table:formula="of:=CONCATENATE([.R80];&quot;/&quot;;[.D80];&quot;/&quot;;[.F80];&quot; &quot;;[.G80])" office:value-type="string" office:string-value="10/7/2017 21:30:05" calcext:value-type="string">
            <text:p>10/7/2017 21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29.631" calcext:value-type="float">
            <text:p>29.631</text:p>
          </table:table-cell>
          <table:table-cell table:formula="of:=CONCATENATE([.F81];&quot;-&quot;;[.E81];&quot;-&quot;;[.D81])" office:value-type="string" office:string-value="2017-Oct-7" calcext:value-type="string">
            <text:p>2017-Oct-7</text:p>
          </table:table-cell>
          <table:table-cell table:formula="of:=MONTH([.Q81])" office:value-type="float" office:value="10" calcext:value-type="float">
            <text:p>10</text:p>
          </table:table-cell>
          <table:table-cell table:formula="of:=CONCATENATE([.R81];&quot;/&quot;;[.D81];&quot;/&quot;;[.F81];&quot; &quot;;[.G81])" office:value-type="string" office:string-value="10/7/2017 21:45:03" calcext:value-type="string">
            <text:p>10/7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08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29.631" calcext:value-type="float">
            <text:p>29.631</text:p>
          </table:table-cell>
          <table:table-cell table:formula="of:=CONCATENATE([.F82];&quot;-&quot;;[.E82];&quot;-&quot;;[.D82])" office:value-type="string" office:string-value="2017-Oct-7" calcext:value-type="string">
            <text:p>2017-Oct-7</text:p>
          </table:table-cell>
          <table:table-cell table:formula="of:=MONTH([.Q82])" office:value-type="float" office:value="10" calcext:value-type="float">
            <text:p>10</text:p>
          </table:table-cell>
          <table:table-cell table:formula="of:=CONCATENATE([.R82];&quot;/&quot;;[.D82];&quot;/&quot;;[.F82];&quot; &quot;;[.G82])" office:value-type="string" office:string-value="10/7/2017 22:00:08" calcext:value-type="string">
            <text:p>10/7/2017 22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4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29.631" calcext:value-type="float">
            <text:p>29.631</text:p>
          </table:table-cell>
          <table:table-cell table:formula="of:=CONCATENATE([.F83];&quot;-&quot;;[.E83];&quot;-&quot;;[.D83])" office:value-type="string" office:string-value="2017-Oct-7" calcext:value-type="string">
            <text:p>2017-Oct-7</text:p>
          </table:table-cell>
          <table:table-cell table:formula="of:=MONTH([.Q83])" office:value-type="float" office:value="10" calcext:value-type="float">
            <text:p>10</text:p>
          </table:table-cell>
          <table:table-cell table:formula="of:=CONCATENATE([.R83];&quot;/&quot;;[.D83];&quot;/&quot;;[.F83];&quot; &quot;;[.G83])" office:value-type="string" office:string-value="10/7/2017 22:30:04" calcext:value-type="string">
            <text:p>10/7/2017 22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29.631" calcext:value-type="float">
            <text:p>29.631</text:p>
          </table:table-cell>
          <table:table-cell table:formula="of:=CONCATENATE([.F84];&quot;-&quot;;[.E84];&quot;-&quot;;[.D84])" office:value-type="string" office:string-value="2017-Oct-7" calcext:value-type="string">
            <text:p>2017-Oct-7</text:p>
          </table:table-cell>
          <table:table-cell table:formula="of:=MONTH([.Q84])" office:value-type="float" office:value="10" calcext:value-type="float">
            <text:p>10</text:p>
          </table:table-cell>
          <table:table-cell table:formula="of:=CONCATENATE([.R84];&quot;/&quot;;[.D84];&quot;/&quot;;[.F84];&quot; &quot;;[.G84])" office:value-type="string" office:string-value="10/7/2017 22:45:02" calcext:value-type="string">
            <text:p>10/7/2017 2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0.636" calcext:value-type="float">
            <text:p>30.636</text:p>
          </table:table-cell>
          <table:table-cell table:formula="of:=CONCATENATE([.F85];&quot;-&quot;;[.E85];&quot;-&quot;;[.D85])" office:value-type="string" office:string-value="2017-Oct-7" calcext:value-type="string">
            <text:p>2017-Oct-7</text:p>
          </table:table-cell>
          <table:table-cell table:formula="of:=MONTH([.Q85])" office:value-type="float" office:value="10" calcext:value-type="float">
            <text:p>10</text:p>
          </table:table-cell>
          <table:table-cell table:formula="of:=CONCATENATE([.R85];&quot;/&quot;;[.D85];&quot;/&quot;;[.F85];&quot; &quot;;[.G85])" office:value-type="string" office:string-value="10/7/2017 23:00:07" calcext:value-type="string">
            <text:p>10/7/2017 23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91" calcext:value-type="float">
            <text:p>29.91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29.631" calcext:value-type="float">
            <text:p>29.631</text:p>
          </table:table-cell>
          <table:table-cell table:formula="of:=CONCATENATE([.F86];&quot;-&quot;;[.E86];&quot;-&quot;;[.D86])" office:value-type="string" office:string-value="2017-Oct-7" calcext:value-type="string">
            <text:p>2017-Oct-7</text:p>
          </table:table-cell>
          <table:table-cell table:formula="of:=MONTH([.Q86])" office:value-type="float" office:value="10" calcext:value-type="float">
            <text:p>10</text:p>
          </table:table-cell>
          <table:table-cell table:formula="of:=CONCATENATE([.R86];&quot;/&quot;;[.D86];&quot;/&quot;;[.F86];&quot; &quot;;[.G86])" office:value-type="string" office:string-value="10/7/2017 23:15:03" calcext:value-type="string">
            <text:p>10/7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9" calcext:value-type="float">
            <text:p>29.69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29.631" calcext:value-type="float">
            <text:p>29.631</text:p>
          </table:table-cell>
          <table:table-cell table:formula="of:=CONCATENATE([.F87];&quot;-&quot;;[.E87];&quot;-&quot;;[.D87])" office:value-type="string" office:string-value="2017-Oct-7" calcext:value-type="string">
            <text:p>2017-Oct-7</text:p>
          </table:table-cell>
          <table:table-cell table:formula="of:=MONTH([.Q87])" office:value-type="float" office:value="10" calcext:value-type="float">
            <text:p>10</text:p>
          </table:table-cell>
          <table:table-cell table:formula="of:=CONCATENATE([.R87];&quot;/&quot;;[.D87];&quot;/&quot;;[.F87];&quot; &quot;;[.G87])" office:value-type="string" office:string-value="10/7/2017 23:30:06" calcext:value-type="string">
            <text:p>10/7/2017 2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0.636" calcext:value-type="float">
            <text:p>30.636</text:p>
          </table:table-cell>
          <table:table-cell table:formula="of:=CONCATENATE([.F88];&quot;-&quot;;[.E88];&quot;-&quot;;[.D88])" office:value-type="string" office:string-value="2017-Oct-7" calcext:value-type="string">
            <text:p>2017-Oct-7</text:p>
          </table:table-cell>
          <table:table-cell table:formula="of:=MONTH([.Q88])" office:value-type="float" office:value="10" calcext:value-type="float">
            <text:p>10</text:p>
          </table:table-cell>
          <table:table-cell table:formula="of:=CONCATENATE([.R88];&quot;/&quot;;[.D88];&quot;/&quot;;[.F88];&quot; &quot;;[.G88])" office:value-type="string" office:string-value="10/7/2017 23:45:03" calcext:value-type="string">
            <text:p>10/7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89];&quot;-&quot;;[.E89];&quot;-&quot;;[.D89])" office:value-type="string" office:string-value="2017-Oct-8" calcext:value-type="string">
            <text:p>2017-Oct-8</text:p>
          </table:table-cell>
          <table:table-cell table:formula="of:=MONTH([.Q89])" office:value-type="float" office:value="10" calcext:value-type="float">
            <text:p>10</text:p>
          </table:table-cell>
          <table:table-cell table:formula="of:=CONCATENATE([.R89];&quot;/&quot;;[.D89];&quot;/&quot;;[.F89];&quot; &quot;;[.G89])" office:value-type="string" office:string-value="10/8/2017 00:00:08" calcext:value-type="string">
            <text:p>10/8/2017 00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29.631" calcext:value-type="float">
            <text:p>29.631</text:p>
          </table:table-cell>
          <table:table-cell table:formula="of:=CONCATENATE([.F90];&quot;-&quot;;[.E90];&quot;-&quot;;[.D90])" office:value-type="string" office:string-value="2017-Oct-8" calcext:value-type="string">
            <text:p>2017-Oct-8</text:p>
          </table:table-cell>
          <table:table-cell table:formula="of:=MONTH([.Q90])" office:value-type="float" office:value="10" calcext:value-type="float">
            <text:p>10</text:p>
          </table:table-cell>
          <table:table-cell table:formula="of:=CONCATENATE([.R90];&quot;/&quot;;[.D90];&quot;/&quot;;[.F90];&quot; &quot;;[.G90])" office:value-type="string" office:string-value="10/8/2017 00:15:05" calcext:value-type="string">
            <text:p>10/8/2017 00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7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91" calcext:value-type="float">
            <text:p>29.91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29.631" calcext:value-type="float">
            <text:p>29.631</text:p>
          </table:table-cell>
          <table:table-cell table:formula="of:=CONCATENATE([.F91];&quot;-&quot;;[.E91];&quot;-&quot;;[.D91])" office:value-type="string" office:string-value="2017-Oct-8" calcext:value-type="string">
            <text:p>2017-Oct-8</text:p>
          </table:table-cell>
          <table:table-cell table:formula="of:=MONTH([.Q91])" office:value-type="float" office:value="10" calcext:value-type="float">
            <text:p>10</text:p>
          </table:table-cell>
          <table:table-cell table:formula="of:=CONCATENATE([.R91];&quot;/&quot;;[.D91];&quot;/&quot;;[.F91];&quot; &quot;;[.G91])" office:value-type="string" office:string-value="10/8/2017 00:30:07" calcext:value-type="string">
            <text:p>10/8/2017 00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29.631" calcext:value-type="float">
            <text:p>29.631</text:p>
          </table:table-cell>
          <table:table-cell table:formula="of:=CONCATENATE([.F92];&quot;-&quot;;[.E92];&quot;-&quot;;[.D92])" office:value-type="string" office:string-value="2017-Oct-8" calcext:value-type="string">
            <text:p>2017-Oct-8</text:p>
          </table:table-cell>
          <table:table-cell table:formula="of:=MONTH([.Q92])" office:value-type="float" office:value="10" calcext:value-type="float">
            <text:p>10</text:p>
          </table:table-cell>
          <table:table-cell table:formula="of:=CONCATENATE([.R92];&quot;/&quot;;[.D92];&quot;/&quot;;[.F92];&quot; &quot;;[.G92])" office:value-type="string" office:string-value="10/8/2017 00:45:03" calcext:value-type="string">
            <text:p>10/8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29.631" calcext:value-type="float">
            <text:p>29.631</text:p>
          </table:table-cell>
          <table:table-cell table:formula="of:=CONCATENATE([.F93];&quot;-&quot;;[.E93];&quot;-&quot;;[.D93])" office:value-type="string" office:string-value="2017-Oct-8" calcext:value-type="string">
            <text:p>2017-Oct-8</text:p>
          </table:table-cell>
          <table:table-cell table:formula="of:=MONTH([.Q93])" office:value-type="float" office:value="10" calcext:value-type="float">
            <text:p>10</text:p>
          </table:table-cell>
          <table:table-cell table:formula="of:=CONCATENATE([.R93];&quot;/&quot;;[.D93];&quot;/&quot;;[.F93];&quot; &quot;;[.G93])" office:value-type="string" office:string-value="10/8/2017 01:00:03" calcext:value-type="string">
            <text:p>10/8/2017 01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94];&quot;-&quot;;[.E94];&quot;-&quot;;[.D94])" office:value-type="string" office:string-value="2017-Oct-8" calcext:value-type="string">
            <text:p>2017-Oct-8</text:p>
          </table:table-cell>
          <table:table-cell table:formula="of:=MONTH([.Q94])" office:value-type="float" office:value="10" calcext:value-type="float">
            <text:p>10</text:p>
          </table:table-cell>
          <table:table-cell table:formula="of:=CONCATENATE([.R94];&quot;/&quot;;[.D94];&quot;/&quot;;[.F94];&quot; &quot;;[.G94])" office:value-type="string" office:string-value="10/8/2017 01:15:02" calcext:value-type="string">
            <text:p>10/8/2017 0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91" calcext:value-type="float">
            <text:p>29.9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95];&quot;-&quot;;[.E95];&quot;-&quot;;[.D95])" office:value-type="string" office:string-value="2017-Oct-8" calcext:value-type="string">
            <text:p>2017-Oct-8</text:p>
          </table:table-cell>
          <table:table-cell table:formula="of:=MONTH([.Q95])" office:value-type="float" office:value="10" calcext:value-type="float">
            <text:p>10</text:p>
          </table:table-cell>
          <table:table-cell table:formula="of:=CONCATENATE([.R95];&quot;/&quot;;[.D95];&quot;/&quot;;[.F95];&quot; &quot;;[.G95])" office:value-type="string" office:string-value="10/8/2017 01:30:07" calcext:value-type="string">
            <text:p>10/8/2017 01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29.631" calcext:value-type="float">
            <text:p>29.631</text:p>
          </table:table-cell>
          <table:table-cell table:formula="of:=CONCATENATE([.F96];&quot;-&quot;;[.E96];&quot;-&quot;;[.D96])" office:value-type="string" office:string-value="2017-Oct-8" calcext:value-type="string">
            <text:p>2017-Oct-8</text:p>
          </table:table-cell>
          <table:table-cell table:formula="of:=MONTH([.Q96])" office:value-type="float" office:value="10" calcext:value-type="float">
            <text:p>10</text:p>
          </table:table-cell>
          <table:table-cell table:formula="of:=CONCATENATE([.R96];&quot;/&quot;;[.D96];&quot;/&quot;;[.F96];&quot; &quot;;[.G96])" office:value-type="string" office:string-value="10/8/2017 01:45:03" calcext:value-type="string">
            <text:p>10/8/2017 0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9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29.631" calcext:value-type="float">
            <text:p>29.631</text:p>
          </table:table-cell>
          <table:table-cell table:formula="of:=CONCATENATE([.F97];&quot;-&quot;;[.E97];&quot;-&quot;;[.D97])" office:value-type="string" office:string-value="2017-Oct-8" calcext:value-type="string">
            <text:p>2017-Oct-8</text:p>
          </table:table-cell>
          <table:table-cell table:formula="of:=MONTH([.Q97])" office:value-type="float" office:value="10" calcext:value-type="float">
            <text:p>10</text:p>
          </table:table-cell>
          <table:table-cell table:formula="of:=CONCATENATE([.R97];&quot;/&quot;;[.D97];&quot;/&quot;;[.F97];&quot; &quot;;[.G97])" office:value-type="string" office:string-value="10/8/2017 02:00:09" calcext:value-type="string">
            <text:p>10/8/2017 02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29.631" calcext:value-type="float">
            <text:p>29.631</text:p>
          </table:table-cell>
          <table:table-cell table:formula="of:=CONCATENATE([.F98];&quot;-&quot;;[.E98];&quot;-&quot;;[.D98])" office:value-type="string" office:string-value="2017-Oct-8" calcext:value-type="string">
            <text:p>2017-Oct-8</text:p>
          </table:table-cell>
          <table:table-cell table:formula="of:=MONTH([.Q98])" office:value-type="float" office:value="10" calcext:value-type="float">
            <text:p>10</text:p>
          </table:table-cell>
          <table:table-cell table:formula="of:=CONCATENATE([.R98];&quot;/&quot;;[.D98];&quot;/&quot;;[.F98];&quot; &quot;;[.G98])" office:value-type="string" office:string-value="10/8/2017 02:15:02" calcext:value-type="string">
            <text:p>10/8/2017 0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1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29.631" calcext:value-type="float">
            <text:p>29.631</text:p>
          </table:table-cell>
          <table:table-cell table:formula="of:=CONCATENATE([.F99];&quot;-&quot;;[.E99];&quot;-&quot;;[.D99])" office:value-type="string" office:string-value="2017-Oct-8" calcext:value-type="string">
            <text:p>2017-Oct-8</text:p>
          </table:table-cell>
          <table:table-cell table:formula="of:=MONTH([.Q99])" office:value-type="float" office:value="10" calcext:value-type="float">
            <text:p>10</text:p>
          </table:table-cell>
          <table:table-cell table:formula="of:=CONCATENATE([.R99];&quot;/&quot;;[.D99];&quot;/&quot;;[.F99];&quot; &quot;;[.G99])" office:value-type="string" office:string-value="10/8/2017 02:30:12" calcext:value-type="string">
            <text:p>10/8/2017 02:3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100];&quot;-&quot;;[.E100];&quot;-&quot;;[.D100])" office:value-type="string" office:string-value="2017-Oct-8" calcext:value-type="string">
            <text:p>2017-Oct-8</text:p>
          </table:table-cell>
          <table:table-cell table:formula="of:=MONTH([.Q100])" office:value-type="float" office:value="10" calcext:value-type="float">
            <text:p>10</text:p>
          </table:table-cell>
          <table:table-cell table:formula="of:=CONCATENATE([.R100];&quot;/&quot;;[.D100];&quot;/&quot;;[.F100];&quot; &quot;;[.G100])" office:value-type="string" office:string-value="10/8/2017 02:45:04" calcext:value-type="string">
            <text:p>10/8/2017 0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0.636" calcext:value-type="float">
            <text:p>30.636</text:p>
          </table:table-cell>
          <table:table-cell table:formula="of:=CONCATENATE([.F101];&quot;-&quot;;[.E101];&quot;-&quot;;[.D101])" office:value-type="string" office:string-value="2017-Oct-8" calcext:value-type="string">
            <text:p>2017-Oct-8</text:p>
          </table:table-cell>
          <table:table-cell table:formula="of:=MONTH([.Q101])" office:value-type="float" office:value="10" calcext:value-type="float">
            <text:p>10</text:p>
          </table:table-cell>
          <table:table-cell table:formula="of:=CONCATENATE([.R101];&quot;/&quot;;[.D101];&quot;/&quot;;[.F101];&quot; &quot;;[.G101])" office:value-type="string" office:string-value="10/8/2017 03:00:03" calcext:value-type="string">
            <text:p>10/8/2017 03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29.631" calcext:value-type="float">
            <text:p>29.631</text:p>
          </table:table-cell>
          <table:table-cell table:formula="of:=CONCATENATE([.F102];&quot;-&quot;;[.E102];&quot;-&quot;;[.D102])" office:value-type="string" office:string-value="2017-Oct-8" calcext:value-type="string">
            <text:p>2017-Oct-8</text:p>
          </table:table-cell>
          <table:table-cell table:formula="of:=MONTH([.Q102])" office:value-type="float" office:value="10" calcext:value-type="float">
            <text:p>10</text:p>
          </table:table-cell>
          <table:table-cell table:formula="of:=CONCATENATE([.R102];&quot;/&quot;;[.D102];&quot;/&quot;;[.F102];&quot; &quot;;[.G102])" office:value-type="string" office:string-value="10/8/2017 03:15:03" calcext:value-type="string">
            <text:p>10/8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29.631" calcext:value-type="float">
            <text:p>29.631</text:p>
          </table:table-cell>
          <table:table-cell table:formula="of:=CONCATENATE([.F103];&quot;-&quot;;[.E103];&quot;-&quot;;[.D103])" office:value-type="string" office:string-value="2017-Oct-8" calcext:value-type="string">
            <text:p>2017-Oct-8</text:p>
          </table:table-cell>
          <table:table-cell table:formula="of:=MONTH([.Q103])" office:value-type="float" office:value="10" calcext:value-type="float">
            <text:p>10</text:p>
          </table:table-cell>
          <table:table-cell table:formula="of:=CONCATENATE([.R103];&quot;/&quot;;[.D103];&quot;/&quot;;[.F103];&quot; &quot;;[.G103])" office:value-type="string" office:string-value="10/8/2017 03:30:03" calcext:value-type="string">
            <text:p>10/8/2017 03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29.631" calcext:value-type="float">
            <text:p>29.631</text:p>
          </table:table-cell>
          <table:table-cell table:formula="of:=CONCATENATE([.F104];&quot;-&quot;;[.E104];&quot;-&quot;;[.D104])" office:value-type="string" office:string-value="2017-Oct-8" calcext:value-type="string">
            <text:p>2017-Oct-8</text:p>
          </table:table-cell>
          <table:table-cell table:formula="of:=MONTH([.Q104])" office:value-type="float" office:value="10" calcext:value-type="float">
            <text:p>10</text:p>
          </table:table-cell>
          <table:table-cell table:formula="of:=CONCATENATE([.R104];&quot;/&quot;;[.D104];&quot;/&quot;;[.F104];&quot; &quot;;[.G104])" office:value-type="string" office:string-value="10/8/2017 03:45:03" calcext:value-type="string">
            <text:p>10/8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29.631" calcext:value-type="float">
            <text:p>29.631</text:p>
          </table:table-cell>
          <table:table-cell table:formula="of:=CONCATENATE([.F105];&quot;-&quot;;[.E105];&quot;-&quot;;[.D105])" office:value-type="string" office:string-value="2017-Oct-8" calcext:value-type="string">
            <text:p>2017-Oct-8</text:p>
          </table:table-cell>
          <table:table-cell table:formula="of:=MONTH([.Q105])" office:value-type="float" office:value="10" calcext:value-type="float">
            <text:p>10</text:p>
          </table:table-cell>
          <table:table-cell table:formula="of:=CONCATENATE([.R105];&quot;/&quot;;[.D105];&quot;/&quot;;[.F105];&quot; &quot;;[.G105])" office:value-type="string" office:string-value="10/8/2017 04:00:03" calcext:value-type="string">
            <text:p>10/8/2017 04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9" calcext:value-type="float">
            <text:p>29.89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29.631" calcext:value-type="float">
            <text:p>29.631</text:p>
          </table:table-cell>
          <table:table-cell table:formula="of:=CONCATENATE([.F106];&quot;-&quot;;[.E106];&quot;-&quot;;[.D106])" office:value-type="string" office:string-value="2017-Oct-8" calcext:value-type="string">
            <text:p>2017-Oct-8</text:p>
          </table:table-cell>
          <table:table-cell table:formula="of:=MONTH([.Q106])" office:value-type="float" office:value="10" calcext:value-type="float">
            <text:p>10</text:p>
          </table:table-cell>
          <table:table-cell table:formula="of:=CONCATENATE([.R106];&quot;/&quot;;[.D106];&quot;/&quot;;[.F106];&quot; &quot;;[.G106])" office:value-type="string" office:string-value="10/8/2017 04:15:03" calcext:value-type="string">
            <text:p>10/8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89" calcext:value-type="float">
            <text:p>29.8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107];&quot;-&quot;;[.E107];&quot;-&quot;;[.D107])" office:value-type="string" office:string-value="2017-Oct-8" calcext:value-type="string">
            <text:p>2017-Oct-8</text:p>
          </table:table-cell>
          <table:table-cell table:formula="of:=MONTH([.Q107])" office:value-type="float" office:value="10" calcext:value-type="float">
            <text:p>10</text:p>
          </table:table-cell>
          <table:table-cell table:formula="of:=CONCATENATE([.R107];&quot;/&quot;;[.D107];&quot;/&quot;;[.F107];&quot; &quot;;[.G107])" office:value-type="string" office:string-value="10/8/2017 04:30:03" calcext:value-type="string">
            <text:p>10/8/2017 0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89" calcext:value-type="float">
            <text:p>29.8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108];&quot;-&quot;;[.E108];&quot;-&quot;;[.D108])" office:value-type="string" office:string-value="2017-Oct-8" calcext:value-type="string">
            <text:p>2017-Oct-8</text:p>
          </table:table-cell>
          <table:table-cell table:formula="of:=MONTH([.Q108])" office:value-type="float" office:value="10" calcext:value-type="float">
            <text:p>10</text:p>
          </table:table-cell>
          <table:table-cell table:formula="of:=CONCATENATE([.R108];&quot;/&quot;;[.D108];&quot;/&quot;;[.F108];&quot; &quot;;[.G108])" office:value-type="string" office:string-value="10/8/2017 04:45:02" calcext:value-type="string">
            <text:p>10/8/2017 04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9" calcext:value-type="float">
            <text:p>29.89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29.631" calcext:value-type="float">
            <text:p>29.631</text:p>
          </table:table-cell>
          <table:table-cell table:formula="of:=CONCATENATE([.F109];&quot;-&quot;;[.E109];&quot;-&quot;;[.D109])" office:value-type="string" office:string-value="2017-Oct-8" calcext:value-type="string">
            <text:p>2017-Oct-8</text:p>
          </table:table-cell>
          <table:table-cell table:formula="of:=MONTH([.Q109])" office:value-type="float" office:value="10" calcext:value-type="float">
            <text:p>10</text:p>
          </table:table-cell>
          <table:table-cell table:formula="of:=CONCATENATE([.R109];&quot;/&quot;;[.D109];&quot;/&quot;;[.F109];&quot; &quot;;[.G109])" office:value-type="string" office:string-value="10/8/2017 05:00:13" calcext:value-type="string">
            <text:p>10/8/2017 05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9" calcext:value-type="float">
            <text:p>29.8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110];&quot;-&quot;;[.E110];&quot;-&quot;;[.D110])" office:value-type="string" office:string-value="2017-Oct-8" calcext:value-type="string">
            <text:p>2017-Oct-8</text:p>
          </table:table-cell>
          <table:table-cell table:formula="of:=MONTH([.Q110])" office:value-type="float" office:value="10" calcext:value-type="float">
            <text:p>10</text:p>
          </table:table-cell>
          <table:table-cell table:formula="of:=CONCATENATE([.R110];&quot;/&quot;;[.D110];&quot;/&quot;;[.F110];&quot; &quot;;[.G110])" office:value-type="string" office:string-value="10/8/2017 05:15:03" calcext:value-type="string">
            <text:p>10/8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636" calcext:value-type="float">
            <text:p>30.636</text:p>
          </table:table-cell>
          <table:table-cell table:formula="of:=CONCATENATE([.F111];&quot;-&quot;;[.E111];&quot;-&quot;;[.D111])" office:value-type="string" office:string-value="2017-Oct-8" calcext:value-type="string">
            <text:p>2017-Oct-8</text:p>
          </table:table-cell>
          <table:table-cell table:formula="of:=MONTH([.Q111])" office:value-type="float" office:value="10" calcext:value-type="float">
            <text:p>10</text:p>
          </table:table-cell>
          <table:table-cell table:formula="of:=CONCATENATE([.R111];&quot;/&quot;;[.D111];&quot;/&quot;;[.F111];&quot; &quot;;[.G111])" office:value-type="string" office:string-value="10/8/2017 05:30:05" calcext:value-type="string">
            <text:p>10/8/2017 05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0.636" calcext:value-type="float">
            <text:p>30.636</text:p>
          </table:table-cell>
          <table:table-cell table:formula="of:=CONCATENATE([.F112];&quot;-&quot;;[.E112];&quot;-&quot;;[.D112])" office:value-type="string" office:string-value="2017-Oct-8" calcext:value-type="string">
            <text:p>2017-Oct-8</text:p>
          </table:table-cell>
          <table:table-cell table:formula="of:=MONTH([.Q112])" office:value-type="float" office:value="10" calcext:value-type="float">
            <text:p>10</text:p>
          </table:table-cell>
          <table:table-cell table:formula="of:=CONCATENATE([.R112];&quot;/&quot;;[.D112];&quot;/&quot;;[.F112];&quot; &quot;;[.G112])" office:value-type="string" office:string-value="10/8/2017 05:45:03" calcext:value-type="string">
            <text:p>10/8/2017 0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0.636" calcext:value-type="float">
            <text:p>30.636</text:p>
          </table:table-cell>
          <table:table-cell table:formula="of:=CONCATENATE([.F113];&quot;-&quot;;[.E113];&quot;-&quot;;[.D113])" office:value-type="string" office:string-value="2017-Oct-8" calcext:value-type="string">
            <text:p>2017-Oct-8</text:p>
          </table:table-cell>
          <table:table-cell table:formula="of:=MONTH([.Q113])" office:value-type="float" office:value="10" calcext:value-type="float">
            <text:p>10</text:p>
          </table:table-cell>
          <table:table-cell table:formula="of:=CONCATENATE([.R113];&quot;/&quot;;[.D113];&quot;/&quot;;[.F113];&quot; &quot;;[.G113])" office:value-type="string" office:string-value="10/8/2017 06:00:03" calcext:value-type="string">
            <text:p>10/8/2017 06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0.636" calcext:value-type="float">
            <text:p>30.636</text:p>
          </table:table-cell>
          <table:table-cell table:formula="of:=CONCATENATE([.F114];&quot;-&quot;;[.E114];&quot;-&quot;;[.D114])" office:value-type="string" office:string-value="2017-Oct-8" calcext:value-type="string">
            <text:p>2017-Oct-8</text:p>
          </table:table-cell>
          <table:table-cell table:formula="of:=MONTH([.Q114])" office:value-type="float" office:value="10" calcext:value-type="float">
            <text:p>10</text:p>
          </table:table-cell>
          <table:table-cell table:formula="of:=CONCATENATE([.R114];&quot;/&quot;;[.D114];&quot;/&quot;;[.F114];&quot; &quot;;[.G114])" office:value-type="string" office:string-value="10/8/2017 06:15:03" calcext:value-type="string">
            <text:p>10/8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115];&quot;-&quot;;[.E115];&quot;-&quot;;[.D115])" office:value-type="string" office:string-value="2017-Oct-8" calcext:value-type="string">
            <text:p>2017-Oct-8</text:p>
          </table:table-cell>
          <table:table-cell table:formula="of:=MONTH([.Q115])" office:value-type="float" office:value="10" calcext:value-type="float">
            <text:p>10</text:p>
          </table:table-cell>
          <table:table-cell table:formula="of:=CONCATENATE([.R115];&quot;/&quot;;[.D115];&quot;/&quot;;[.F115];&quot; &quot;;[.G115])" office:value-type="string" office:string-value="10/8/2017 06:30:06" calcext:value-type="string">
            <text:p>10/8/2017 06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9" calcext:value-type="float">
            <text:p>29.89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116];&quot;-&quot;;[.E116];&quot;-&quot;;[.D116])" office:value-type="string" office:string-value="2017-Oct-8" calcext:value-type="string">
            <text:p>2017-Oct-8</text:p>
          </table:table-cell>
          <table:table-cell table:formula="of:=MONTH([.Q116])" office:value-type="float" office:value="10" calcext:value-type="float">
            <text:p>10</text:p>
          </table:table-cell>
          <table:table-cell table:formula="of:=CONCATENATE([.R116];&quot;/&quot;;[.D116];&quot;/&quot;;[.F116];&quot; &quot;;[.G116])" office:value-type="string" office:string-value="10/8/2017 06:45:02" calcext:value-type="string">
            <text:p>10/8/2017 06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9" calcext:value-type="float">
            <text:p>29.89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0.636" calcext:value-type="float">
            <text:p>30.636</text:p>
          </table:table-cell>
          <table:table-cell table:formula="of:=CONCATENATE([.F117];&quot;-&quot;;[.E117];&quot;-&quot;;[.D117])" office:value-type="string" office:string-value="2017-Oct-8" calcext:value-type="string">
            <text:p>2017-Oct-8</text:p>
          </table:table-cell>
          <table:table-cell table:formula="of:=MONTH([.Q117])" office:value-type="float" office:value="10" calcext:value-type="float">
            <text:p>10</text:p>
          </table:table-cell>
          <table:table-cell table:formula="of:=CONCATENATE([.R117];&quot;/&quot;;[.D117];&quot;/&quot;;[.F117];&quot; &quot;;[.G117])" office:value-type="string" office:string-value="10/8/2017 07:00:07" calcext:value-type="string">
            <text:p>10/8/2017 07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0.636" calcext:value-type="float">
            <text:p>30.636</text:p>
          </table:table-cell>
          <table:table-cell table:formula="of:=CONCATENATE([.F118];&quot;-&quot;;[.E118];&quot;-&quot;;[.D118])" office:value-type="string" office:string-value="2017-Oct-8" calcext:value-type="string">
            <text:p>2017-Oct-8</text:p>
          </table:table-cell>
          <table:table-cell table:formula="of:=MONTH([.Q118])" office:value-type="float" office:value="10" calcext:value-type="float">
            <text:p>10</text:p>
          </table:table-cell>
          <table:table-cell table:formula="of:=CONCATENATE([.R118];&quot;/&quot;;[.D118];&quot;/&quot;;[.F118];&quot; &quot;;[.G118])" office:value-type="string" office:string-value="10/8/2017 07:15:03" calcext:value-type="string">
            <text:p>10/8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9" calcext:value-type="float">
            <text:p>29.89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119];&quot;-&quot;;[.E119];&quot;-&quot;;[.D119])" office:value-type="string" office:string-value="2017-Oct-8" calcext:value-type="string">
            <text:p>2017-Oct-8</text:p>
          </table:table-cell>
          <table:table-cell table:formula="of:=MONTH([.Q119])" office:value-type="float" office:value="10" calcext:value-type="float">
            <text:p>10</text:p>
          </table:table-cell>
          <table:table-cell table:formula="of:=CONCATENATE([.R119];&quot;/&quot;;[.D119];&quot;/&quot;;[.F119];&quot; &quot;;[.G119])" office:value-type="string" office:string-value="10/8/2017 07:30:06" calcext:value-type="string">
            <text:p>10/8/2017 07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1.669" calcext:value-type="float">
            <text:p>31.669</text:p>
          </table:table-cell>
          <table:table-cell table:formula="of:=CONCATENATE([.F120];&quot;-&quot;;[.E120];&quot;-&quot;;[.D120])" office:value-type="string" office:string-value="2017-Oct-8" calcext:value-type="string">
            <text:p>2017-Oct-8</text:p>
          </table:table-cell>
          <table:table-cell table:formula="of:=MONTH([.Q120])" office:value-type="float" office:value="10" calcext:value-type="float">
            <text:p>10</text:p>
          </table:table-cell>
          <table:table-cell table:formula="of:=CONCATENATE([.R120];&quot;/&quot;;[.D120];&quot;/&quot;;[.F120];&quot; &quot;;[.G120])" office:value-type="string" office:string-value="10/8/2017 07:45:02" calcext:value-type="string">
            <text:p>10/8/2017 07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1.669" calcext:value-type="float">
            <text:p>31.669</text:p>
          </table:table-cell>
          <table:table-cell table:formula="of:=CONCATENATE([.F121];&quot;-&quot;;[.E121];&quot;-&quot;;[.D121])" office:value-type="string" office:string-value="2017-Oct-8" calcext:value-type="string">
            <text:p>2017-Oct-8</text:p>
          </table:table-cell>
          <table:table-cell table:formula="of:=MONTH([.Q121])" office:value-type="float" office:value="10" calcext:value-type="float">
            <text:p>10</text:p>
          </table:table-cell>
          <table:table-cell table:formula="of:=CONCATENATE([.R121];&quot;/&quot;;[.D121];&quot;/&quot;;[.F121];&quot; &quot;;[.G121])" office:value-type="string" office:string-value="10/8/2017 08:00:04" calcext:value-type="string">
            <text:p>10/8/2017 08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1.669" calcext:value-type="float">
            <text:p>31.669</text:p>
          </table:table-cell>
          <table:table-cell table:formula="of:=CONCATENATE([.F122];&quot;-&quot;;[.E122];&quot;-&quot;;[.D122])" office:value-type="string" office:string-value="2017-Oct-8" calcext:value-type="string">
            <text:p>2017-Oct-8</text:p>
          </table:table-cell>
          <table:table-cell table:formula="of:=MONTH([.Q122])" office:value-type="float" office:value="10" calcext:value-type="float">
            <text:p>10</text:p>
          </table:table-cell>
          <table:table-cell table:formula="of:=CONCATENATE([.R122];&quot;/&quot;;[.D122];&quot;/&quot;;[.F122];&quot; &quot;;[.G122])" office:value-type="string" office:string-value="10/8/2017 08:15:02" calcext:value-type="string">
            <text:p>10/8/2017 08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1.669" calcext:value-type="float">
            <text:p>31.669</text:p>
          </table:table-cell>
          <table:table-cell table:formula="of:=CONCATENATE([.F123];&quot;-&quot;;[.E123];&quot;-&quot;;[.D123])" office:value-type="string" office:string-value="2017-Oct-8" calcext:value-type="string">
            <text:p>2017-Oct-8</text:p>
          </table:table-cell>
          <table:table-cell table:formula="of:=MONTH([.Q123])" office:value-type="float" office:value="10" calcext:value-type="float">
            <text:p>10</text:p>
          </table:table-cell>
          <table:table-cell table:formula="of:=CONCATENATE([.R123];&quot;/&quot;;[.D123];&quot;/&quot;;[.F123];&quot; &quot;;[.G123])" office:value-type="string" office:string-value="10/8/2017 08:30:03" calcext:value-type="string">
            <text:p>10/8/2017 08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2" calcext:value-type="float">
            <text:p>29.72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124];&quot;-&quot;;[.E124];&quot;-&quot;;[.D124])" office:value-type="string" office:string-value="2017-Oct-8" calcext:value-type="string">
            <text:p>2017-Oct-8</text:p>
          </table:table-cell>
          <table:table-cell table:formula="of:=MONTH([.Q124])" office:value-type="float" office:value="10" calcext:value-type="float">
            <text:p>10</text:p>
          </table:table-cell>
          <table:table-cell table:formula="of:=CONCATENATE([.R124];&quot;/&quot;;[.D124];&quot;/&quot;;[.F124];&quot; &quot;;[.G124])" office:value-type="string" office:string-value="10/8/2017 08:45:03" calcext:value-type="string">
            <text:p>10/8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125];&quot;-&quot;;[.E125];&quot;-&quot;;[.D125])" office:value-type="string" office:string-value="2017-Oct-8" calcext:value-type="string">
            <text:p>2017-Oct-8</text:p>
          </table:table-cell>
          <table:table-cell table:formula="of:=MONTH([.Q125])" office:value-type="float" office:value="10" calcext:value-type="float">
            <text:p>10</text:p>
          </table:table-cell>
          <table:table-cell table:formula="of:=CONCATENATE([.R125];&quot;/&quot;;[.D125];&quot;/&quot;;[.F125];&quot; &quot;;[.G125])" office:value-type="string" office:string-value="10/8/2017 09:00:03" calcext:value-type="string">
            <text:p>10/8/2017 09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1.669" calcext:value-type="float">
            <text:p>31.669</text:p>
          </table:table-cell>
          <table:table-cell table:formula="of:=CONCATENATE([.F126];&quot;-&quot;;[.E126];&quot;-&quot;;[.D126])" office:value-type="string" office:string-value="2017-Oct-8" calcext:value-type="string">
            <text:p>2017-Oct-8</text:p>
          </table:table-cell>
          <table:table-cell table:formula="of:=MONTH([.Q126])" office:value-type="float" office:value="10" calcext:value-type="float">
            <text:p>10</text:p>
          </table:table-cell>
          <table:table-cell table:formula="of:=CONCATENATE([.R126];&quot;/&quot;;[.D126];&quot;/&quot;;[.F126];&quot; &quot;;[.G126])" office:value-type="string" office:string-value="10/8/2017 09:15:02" calcext:value-type="string">
            <text:p>10/8/2017 09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1.669" calcext:value-type="float">
            <text:p>31.669</text:p>
          </table:table-cell>
          <table:table-cell table:formula="of:=CONCATENATE([.F127];&quot;-&quot;;[.E127];&quot;-&quot;;[.D127])" office:value-type="string" office:string-value="2017-Oct-8" calcext:value-type="string">
            <text:p>2017-Oct-8</text:p>
          </table:table-cell>
          <table:table-cell table:formula="of:=MONTH([.Q127])" office:value-type="float" office:value="10" calcext:value-type="float">
            <text:p>10</text:p>
          </table:table-cell>
          <table:table-cell table:formula="of:=CONCATENATE([.R127];&quot;/&quot;;[.D127];&quot;/&quot;;[.F127];&quot; &quot;;[.G127])" office:value-type="string" office:string-value="10/8/2017 09:30:06" calcext:value-type="string">
            <text:p>10/8/2017 09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8" calcext:value-type="float">
            <text:p>29.88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1.669" calcext:value-type="float">
            <text:p>31.669</text:p>
          </table:table-cell>
          <table:table-cell table:formula="of:=CONCATENATE([.F128];&quot;-&quot;;[.E128];&quot;-&quot;;[.D128])" office:value-type="string" office:string-value="2017-Oct-8" calcext:value-type="string">
            <text:p>2017-Oct-8</text:p>
          </table:table-cell>
          <table:table-cell table:formula="of:=MONTH([.Q128])" office:value-type="float" office:value="10" calcext:value-type="float">
            <text:p>10</text:p>
          </table:table-cell>
          <table:table-cell table:formula="of:=CONCATENATE([.R128];&quot;/&quot;;[.D128];&quot;/&quot;;[.F128];&quot; &quot;;[.G128])" office:value-type="string" office:string-value="10/8/2017 09:45:02" calcext:value-type="string">
            <text:p>10/8/2017 09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8" calcext:value-type="float">
            <text:p>29.88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1.669" calcext:value-type="float">
            <text:p>31.669</text:p>
          </table:table-cell>
          <table:table-cell table:formula="of:=CONCATENATE([.F129];&quot;-&quot;;[.E129];&quot;-&quot;;[.D129])" office:value-type="string" office:string-value="2017-Oct-8" calcext:value-type="string">
            <text:p>2017-Oct-8</text:p>
          </table:table-cell>
          <table:table-cell table:formula="of:=MONTH([.Q129])" office:value-type="float" office:value="10" calcext:value-type="float">
            <text:p>10</text:p>
          </table:table-cell>
          <table:table-cell table:formula="of:=CONCATENATE([.R129];&quot;/&quot;;[.D129];&quot;/&quot;;[.F129];&quot; &quot;;[.G129])" office:value-type="string" office:string-value="10/8/2017 10:00:03" calcext:value-type="string">
            <text:p>10/8/2017 10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8" calcext:value-type="float">
            <text:p>29.88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1.669" calcext:value-type="float">
            <text:p>31.669</text:p>
          </table:table-cell>
          <table:table-cell table:formula="of:=CONCATENATE([.F130];&quot;-&quot;;[.E130];&quot;-&quot;;[.D130])" office:value-type="string" office:string-value="2017-Oct-8" calcext:value-type="string">
            <text:p>2017-Oct-8</text:p>
          </table:table-cell>
          <table:table-cell table:formula="of:=MONTH([.Q130])" office:value-type="float" office:value="10" calcext:value-type="float">
            <text:p>10</text:p>
          </table:table-cell>
          <table:table-cell table:formula="of:=CONCATENATE([.R130];&quot;/&quot;;[.D130];&quot;/&quot;;[.F130];&quot; &quot;;[.G130])" office:value-type="string" office:string-value="10/8/2017 10:15:03" calcext:value-type="string">
            <text:p>10/8/2017 1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8" calcext:value-type="float">
            <text:p>29.88</text:p>
          </table:table-cell>
          <table:table-cell office:value-type="float" office:value="81.9" calcext:value-type="float">
            <text:p>81.9</text:p>
          </table:table-cell>
          <table:table-cell office:value-type="float" office:value="27.7" calcext:value-type="float">
            <text:p>27.7</text:p>
          </table:table-cell>
          <table:table-cell office:value-type="float" office:value="37.187" calcext:value-type="float">
            <text:p>37.187</text:p>
          </table:table-cell>
          <table:table-cell office:value-type="float" office:value="31.669" calcext:value-type="float">
            <text:p>31.669</text:p>
          </table:table-cell>
          <table:table-cell table:formula="of:=CONCATENATE([.F131];&quot;-&quot;;[.E131];&quot;-&quot;;[.D131])" office:value-type="string" office:string-value="2017-Oct-8" calcext:value-type="string">
            <text:p>2017-Oct-8</text:p>
          </table:table-cell>
          <table:table-cell table:formula="of:=MONTH([.Q131])" office:value-type="float" office:value="10" calcext:value-type="float">
            <text:p>10</text:p>
          </table:table-cell>
          <table:table-cell table:formula="of:=CONCATENATE([.R131];&quot;/&quot;;[.D131];&quot;/&quot;;[.F131];&quot; &quot;;[.G131])" office:value-type="string" office:string-value="10/8/2017 10:30:06" calcext:value-type="string">
            <text:p>10/8/2017 10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8" calcext:value-type="float">
            <text:p>29.88</text:p>
          </table:table-cell>
          <table:table-cell office:value-type="float" office:value="82.2" calcext:value-type="float">
            <text:p>82.2</text:p>
          </table:table-cell>
          <table:table-cell office:value-type="float" office:value="27.9" calcext:value-type="float">
            <text:p>27.9</text:p>
          </table:table-cell>
          <table:table-cell office:value-type="float" office:value="37.55" calcext:value-type="float">
            <text:p>37.55</text:p>
          </table:table-cell>
          <table:table-cell office:value-type="float" office:value="31.669" calcext:value-type="float">
            <text:p>31.669</text:p>
          </table:table-cell>
          <table:table-cell table:formula="of:=CONCATENATE([.F132];&quot;-&quot;;[.E132];&quot;-&quot;;[.D132])" office:value-type="string" office:string-value="2017-Oct-8" calcext:value-type="string">
            <text:p>2017-Oct-8</text:p>
          </table:table-cell>
          <table:table-cell table:formula="of:=MONTH([.Q132])" office:value-type="float" office:value="10" calcext:value-type="float">
            <text:p>10</text:p>
          </table:table-cell>
          <table:table-cell table:formula="of:=CONCATENATE([.R132];&quot;/&quot;;[.D132];&quot;/&quot;;[.F132];&quot; &quot;;[.G132])" office:value-type="string" office:string-value="10/8/2017 10:45:02" calcext:value-type="string">
            <text:p>10/8/2017 1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8" calcext:value-type="float">
            <text:p>29.88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1.669" calcext:value-type="float">
            <text:p>31.669</text:p>
          </table:table-cell>
          <table:table-cell table:formula="of:=CONCATENATE([.F133];&quot;-&quot;;[.E133];&quot;-&quot;;[.D133])" office:value-type="string" office:string-value="2017-Oct-8" calcext:value-type="string">
            <text:p>2017-Oct-8</text:p>
          </table:table-cell>
          <table:table-cell table:formula="of:=MONTH([.Q133])" office:value-type="float" office:value="10" calcext:value-type="float">
            <text:p>10</text:p>
          </table:table-cell>
          <table:table-cell table:formula="of:=CONCATENATE([.R133];&quot;/&quot;;[.D133];&quot;/&quot;;[.F133];&quot; &quot;;[.G133])" office:value-type="string" office:string-value="10/8/2017 11:00:03" calcext:value-type="string">
            <text:p>10/8/2017 11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1.669" calcext:value-type="float">
            <text:p>31.669</text:p>
          </table:table-cell>
          <table:table-cell table:formula="of:=CONCATENATE([.F134];&quot;-&quot;;[.E134];&quot;-&quot;;[.D134])" office:value-type="string" office:string-value="2017-Oct-8" calcext:value-type="string">
            <text:p>2017-Oct-8</text:p>
          </table:table-cell>
          <table:table-cell table:formula="of:=MONTH([.Q134])" office:value-type="float" office:value="10" calcext:value-type="float">
            <text:p>10</text:p>
          </table:table-cell>
          <table:table-cell table:formula="of:=CONCATENATE([.R134];&quot;/&quot;;[.D134];&quot;/&quot;;[.F134];&quot; &quot;;[.G134])" office:value-type="string" office:string-value="10/8/2017 11:15:02" calcext:value-type="string">
            <text:p>10/8/2017 1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2.733" calcext:value-type="float">
            <text:p>32.733</text:p>
          </table:table-cell>
          <table:table-cell table:formula="of:=CONCATENATE([.F135];&quot;-&quot;;[.E135];&quot;-&quot;;[.D135])" office:value-type="string" office:string-value="2017-Oct-8" calcext:value-type="string">
            <text:p>2017-Oct-8</text:p>
          </table:table-cell>
          <table:table-cell table:formula="of:=MONTH([.Q135])" office:value-type="float" office:value="10" calcext:value-type="float">
            <text:p>10</text:p>
          </table:table-cell>
          <table:table-cell table:formula="of:=CONCATENATE([.R135];&quot;/&quot;;[.D135];&quot;/&quot;;[.F135];&quot; &quot;;[.G135])" office:value-type="string" office:string-value="10/8/2017 11:30:03" calcext:value-type="string">
            <text:p>10/8/2017 1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1" calcext:value-type="float">
            <text:p>29.81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2.733" calcext:value-type="float">
            <text:p>32.733</text:p>
          </table:table-cell>
          <table:table-cell table:formula="of:=CONCATENATE([.F136];&quot;-&quot;;[.E136];&quot;-&quot;;[.D136])" office:value-type="string" office:string-value="2017-Oct-8" calcext:value-type="string">
            <text:p>2017-Oct-8</text:p>
          </table:table-cell>
          <table:table-cell table:formula="of:=MONTH([.Q136])" office:value-type="float" office:value="10" calcext:value-type="float">
            <text:p>10</text:p>
          </table:table-cell>
          <table:table-cell table:formula="of:=CONCATENATE([.R136];&quot;/&quot;;[.D136];&quot;/&quot;;[.F136];&quot; &quot;;[.G136])" office:value-type="string" office:string-value="10/8/2017 11:45:02" calcext:value-type="string">
            <text:p>10/8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2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1" calcext:value-type="float">
            <text:p>29.81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2.733" calcext:value-type="float">
            <text:p>32.733</text:p>
          </table:table-cell>
          <table:table-cell table:formula="of:=CONCATENATE([.F137];&quot;-&quot;;[.E137];&quot;-&quot;;[.D137])" office:value-type="string" office:string-value="2017-Oct-8" calcext:value-type="string">
            <text:p>2017-Oct-8</text:p>
          </table:table-cell>
          <table:table-cell table:formula="of:=MONTH([.Q137])" office:value-type="float" office:value="10" calcext:value-type="float">
            <text:p>10</text:p>
          </table:table-cell>
          <table:table-cell table:formula="of:=CONCATENATE([.R137];&quot;/&quot;;[.D137];&quot;/&quot;;[.F137];&quot; &quot;;[.G137])" office:value-type="string" office:string-value="10/8/2017 12:00:24" calcext:value-type="string">
            <text:p>10/8/2017 12:00:2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2.733" calcext:value-type="float">
            <text:p>32.733</text:p>
          </table:table-cell>
          <table:table-cell table:formula="of:=CONCATENATE([.F138];&quot;-&quot;;[.E138];&quot;-&quot;;[.D138])" office:value-type="string" office:string-value="2017-Oct-8" calcext:value-type="string">
            <text:p>2017-Oct-8</text:p>
          </table:table-cell>
          <table:table-cell table:formula="of:=MONTH([.Q138])" office:value-type="float" office:value="10" calcext:value-type="float">
            <text:p>10</text:p>
          </table:table-cell>
          <table:table-cell table:formula="of:=CONCATENATE([.R138];&quot;/&quot;;[.D138];&quot;/&quot;;[.F138];&quot; &quot;;[.G138])" office:value-type="string" office:string-value="10/8/2017 12:15:02" calcext:value-type="string">
            <text:p>10/8/2017 1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2.733" calcext:value-type="float">
            <text:p>32.733</text:p>
          </table:table-cell>
          <table:table-cell table:formula="of:=CONCATENATE([.F139];&quot;-&quot;;[.E139];&quot;-&quot;;[.D139])" office:value-type="string" office:string-value="2017-Oct-8" calcext:value-type="string">
            <text:p>2017-Oct-8</text:p>
          </table:table-cell>
          <table:table-cell table:formula="of:=MONTH([.Q139])" office:value-type="float" office:value="10" calcext:value-type="float">
            <text:p>10</text:p>
          </table:table-cell>
          <table:table-cell table:formula="of:=CONCATENATE([.R139];&quot;/&quot;;[.D139];&quot;/&quot;;[.F139];&quot; &quot;;[.G139])" office:value-type="string" office:string-value="10/8/2017 12:30:09" calcext:value-type="string">
            <text:p>10/8/2017 1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3.829" calcext:value-type="float">
            <text:p>33.829</text:p>
          </table:table-cell>
          <table:table-cell table:formula="of:=CONCATENATE([.F140];&quot;-&quot;;[.E140];&quot;-&quot;;[.D140])" office:value-type="string" office:string-value="2017-Oct-8" calcext:value-type="string">
            <text:p>2017-Oct-8</text:p>
          </table:table-cell>
          <table:table-cell table:formula="of:=MONTH([.Q140])" office:value-type="float" office:value="10" calcext:value-type="float">
            <text:p>10</text:p>
          </table:table-cell>
          <table:table-cell table:formula="of:=CONCATENATE([.R140];&quot;/&quot;;[.D140];&quot;/&quot;;[.F140];&quot; &quot;;[.G140])" office:value-type="string" office:string-value="10/8/2017 12:45:03" calcext:value-type="string">
            <text:p>10/8/2017 1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2.733" calcext:value-type="float">
            <text:p>32.733</text:p>
          </table:table-cell>
          <table:table-cell table:formula="of:=CONCATENATE([.F141];&quot;-&quot;;[.E141];&quot;-&quot;;[.D141])" office:value-type="string" office:string-value="2017-Oct-8" calcext:value-type="string">
            <text:p>2017-Oct-8</text:p>
          </table:table-cell>
          <table:table-cell table:formula="of:=MONTH([.Q141])" office:value-type="float" office:value="10" calcext:value-type="float">
            <text:p>10</text:p>
          </table:table-cell>
          <table:table-cell table:formula="of:=CONCATENATE([.R141];&quot;/&quot;;[.D141];&quot;/&quot;;[.F141];&quot; &quot;;[.G141])" office:value-type="string" office:string-value="10/8/2017 13:00:13" calcext:value-type="string">
            <text:p>10/8/2017 13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142];&quot;-&quot;;[.E142];&quot;-&quot;;[.D142])" office:value-type="string" office:string-value="2017-Oct-8" calcext:value-type="string">
            <text:p>2017-Oct-8</text:p>
          </table:table-cell>
          <table:table-cell table:formula="of:=MONTH([.Q142])" office:value-type="float" office:value="10" calcext:value-type="float">
            <text:p>10</text:p>
          </table:table-cell>
          <table:table-cell table:formula="of:=CONCATENATE([.R142];&quot;/&quot;;[.D142];&quot;/&quot;;[.F142];&quot; &quot;;[.G142])" office:value-type="string" office:string-value="10/8/2017 13:15:02" calcext:value-type="string">
            <text:p>10/8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1" calcext:value-type="float">
            <text:p>29.71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2.733" calcext:value-type="float">
            <text:p>32.733</text:p>
          </table:table-cell>
          <table:table-cell table:formula="of:=CONCATENATE([.F143];&quot;-&quot;;[.E143];&quot;-&quot;;[.D143])" office:value-type="string" office:string-value="2017-Oct-8" calcext:value-type="string">
            <text:p>2017-Oct-8</text:p>
          </table:table-cell>
          <table:table-cell table:formula="of:=MONTH([.Q143])" office:value-type="float" office:value="10" calcext:value-type="float">
            <text:p>10</text:p>
          </table:table-cell>
          <table:table-cell table:formula="of:=CONCATENATE([.R143];&quot;/&quot;;[.D143];&quot;/&quot;;[.F143];&quot; &quot;;[.G143])" office:value-type="string" office:string-value="10/8/2017 13:30:03" calcext:value-type="string">
            <text:p>10/8/2017 13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1" calcext:value-type="float">
            <text:p>29.71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2.733" calcext:value-type="float">
            <text:p>32.733</text:p>
          </table:table-cell>
          <table:table-cell table:formula="of:=CONCATENATE([.F144];&quot;-&quot;;[.E144];&quot;-&quot;;[.D144])" office:value-type="string" office:string-value="2017-Oct-8" calcext:value-type="string">
            <text:p>2017-Oct-8</text:p>
          </table:table-cell>
          <table:table-cell table:formula="of:=MONTH([.Q144])" office:value-type="float" office:value="10" calcext:value-type="float">
            <text:p>10</text:p>
          </table:table-cell>
          <table:table-cell table:formula="of:=CONCATENATE([.R144];&quot;/&quot;;[.D144];&quot;/&quot;;[.F144];&quot; &quot;;[.G144])" office:value-type="string" office:string-value="10/8/2017 13:45:02" calcext:value-type="string">
            <text:p>10/8/2017 1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1" calcext:value-type="float">
            <text:p>29.71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2.733" calcext:value-type="float">
            <text:p>32.733</text:p>
          </table:table-cell>
          <table:table-cell table:formula="of:=CONCATENATE([.F145];&quot;-&quot;;[.E145];&quot;-&quot;;[.D145])" office:value-type="string" office:string-value="2017-Oct-8" calcext:value-type="string">
            <text:p>2017-Oct-8</text:p>
          </table:table-cell>
          <table:table-cell table:formula="of:=MONTH([.Q145])" office:value-type="float" office:value="10" calcext:value-type="float">
            <text:p>10</text:p>
          </table:table-cell>
          <table:table-cell table:formula="of:=CONCATENATE([.R145];&quot;/&quot;;[.D145];&quot;/&quot;;[.F145];&quot; &quot;;[.G145])" office:value-type="string" office:string-value="10/8/2017 14:00:12" calcext:value-type="string">
            <text:p>10/8/2017 14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1" calcext:value-type="float">
            <text:p>29.71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2.733" calcext:value-type="float">
            <text:p>32.733</text:p>
          </table:table-cell>
          <table:table-cell table:formula="of:=CONCATENATE([.F146];&quot;-&quot;;[.E146];&quot;-&quot;;[.D146])" office:value-type="string" office:string-value="2017-Oct-8" calcext:value-type="string">
            <text:p>2017-Oct-8</text:p>
          </table:table-cell>
          <table:table-cell table:formula="of:=MONTH([.Q146])" office:value-type="float" office:value="10" calcext:value-type="float">
            <text:p>10</text:p>
          </table:table-cell>
          <table:table-cell table:formula="of:=CONCATENATE([.R146];&quot;/&quot;;[.D146];&quot;/&quot;;[.F146];&quot; &quot;;[.G146])" office:value-type="string" office:string-value="10/8/2017 14:15:02" calcext:value-type="string">
            <text:p>10/8/2017 14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1" calcext:value-type="float">
            <text:p>29.71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2.733" calcext:value-type="float">
            <text:p>32.733</text:p>
          </table:table-cell>
          <table:table-cell table:formula="of:=CONCATENATE([.F147];&quot;-&quot;;[.E147];&quot;-&quot;;[.D147])" office:value-type="string" office:string-value="2017-Oct-8" calcext:value-type="string">
            <text:p>2017-Oct-8</text:p>
          </table:table-cell>
          <table:table-cell table:formula="of:=MONTH([.Q147])" office:value-type="float" office:value="10" calcext:value-type="float">
            <text:p>10</text:p>
          </table:table-cell>
          <table:table-cell table:formula="of:=CONCATENATE([.R147];&quot;/&quot;;[.D147];&quot;/&quot;;[.F147];&quot; &quot;;[.G147])" office:value-type="string" office:string-value="10/8/2017 14:30:02" calcext:value-type="string">
            <text:p>10/8/2017 14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1" calcext:value-type="float">
            <text:p>29.7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148];&quot;-&quot;;[.E148];&quot;-&quot;;[.D148])" office:value-type="string" office:string-value="2017-Oct-8" calcext:value-type="string">
            <text:p>2017-Oct-8</text:p>
          </table:table-cell>
          <table:table-cell table:formula="of:=MONTH([.Q148])" office:value-type="float" office:value="10" calcext:value-type="float">
            <text:p>10</text:p>
          </table:table-cell>
          <table:table-cell table:formula="of:=CONCATENATE([.R148];&quot;/&quot;;[.D148];&quot;/&quot;;[.F148];&quot; &quot;;[.G148])" office:value-type="string" office:string-value="10/8/2017 14:45:03" calcext:value-type="string">
            <text:p>10/8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1" calcext:value-type="float">
            <text:p>29.71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149];&quot;-&quot;;[.E149];&quot;-&quot;;[.D149])" office:value-type="string" office:string-value="2017-Oct-8" calcext:value-type="string">
            <text:p>2017-Oct-8</text:p>
          </table:table-cell>
          <table:table-cell table:formula="of:=MONTH([.Q149])" office:value-type="float" office:value="10" calcext:value-type="float">
            <text:p>10</text:p>
          </table:table-cell>
          <table:table-cell table:formula="of:=CONCATENATE([.R149];&quot;/&quot;;[.D149];&quot;/&quot;;[.F149];&quot; &quot;;[.G149])" office:value-type="string" office:string-value="10/8/2017 15:00:05" calcext:value-type="string">
            <text:p>10/8/2017 15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1" calcext:value-type="float">
            <text:p>29.71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2.733" calcext:value-type="float">
            <text:p>32.733</text:p>
          </table:table-cell>
          <table:table-cell table:formula="of:=CONCATENATE([.F150];&quot;-&quot;;[.E150];&quot;-&quot;;[.D150])" office:value-type="string" office:string-value="2017-Oct-8" calcext:value-type="string">
            <text:p>2017-Oct-8</text:p>
          </table:table-cell>
          <table:table-cell table:formula="of:=MONTH([.Q150])" office:value-type="float" office:value="10" calcext:value-type="float">
            <text:p>10</text:p>
          </table:table-cell>
          <table:table-cell table:formula="of:=CONCATENATE([.R150];&quot;/&quot;;[.D150];&quot;/&quot;;[.F150];&quot; &quot;;[.G150])" office:value-type="string" office:string-value="10/8/2017 15:15:03" calcext:value-type="string">
            <text:p>10/8/2017 1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1" calcext:value-type="float">
            <text:p>29.71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151];&quot;-&quot;;[.E151];&quot;-&quot;;[.D151])" office:value-type="string" office:string-value="2017-Oct-8" calcext:value-type="string">
            <text:p>2017-Oct-8</text:p>
          </table:table-cell>
          <table:table-cell table:formula="of:=MONTH([.Q151])" office:value-type="float" office:value="10" calcext:value-type="float">
            <text:p>10</text:p>
          </table:table-cell>
          <table:table-cell table:formula="of:=CONCATENATE([.R151];&quot;/&quot;;[.D151];&quot;/&quot;;[.F151];&quot; &quot;;[.G151])" office:value-type="string" office:string-value="10/8/2017 15:30:07" calcext:value-type="string">
            <text:p>10/8/2017 15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1" calcext:value-type="float">
            <text:p>29.7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152];&quot;-&quot;;[.E152];&quot;-&quot;;[.D152])" office:value-type="string" office:string-value="2017-Oct-8" calcext:value-type="string">
            <text:p>2017-Oct-8</text:p>
          </table:table-cell>
          <table:table-cell table:formula="of:=MONTH([.Q152])" office:value-type="float" office:value="10" calcext:value-type="float">
            <text:p>10</text:p>
          </table:table-cell>
          <table:table-cell table:formula="of:=CONCATENATE([.R152];&quot;/&quot;;[.D152];&quot;/&quot;;[.F152];&quot; &quot;;[.G152])" office:value-type="string" office:string-value="10/8/2017 15:45:03" calcext:value-type="string">
            <text:p>10/8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1" calcext:value-type="float">
            <text:p>29.71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153];&quot;-&quot;;[.E153];&quot;-&quot;;[.D153])" office:value-type="string" office:string-value="2017-Oct-8" calcext:value-type="string">
            <text:p>2017-Oct-8</text:p>
          </table:table-cell>
          <table:table-cell table:formula="of:=MONTH([.Q153])" office:value-type="float" office:value="10" calcext:value-type="float">
            <text:p>10</text:p>
          </table:table-cell>
          <table:table-cell table:formula="of:=CONCATENATE([.R153];&quot;/&quot;;[.D153];&quot;/&quot;;[.F153];&quot; &quot;;[.G153])" office:value-type="string" office:string-value="10/8/2017 16:00:07" calcext:value-type="string">
            <text:p>10/8/2017 16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65" calcext:value-type="float">
            <text:p>29.65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154];&quot;-&quot;;[.E154];&quot;-&quot;;[.D154])" office:value-type="string" office:string-value="2017-Oct-8" calcext:value-type="string">
            <text:p>2017-Oct-8</text:p>
          </table:table-cell>
          <table:table-cell table:formula="of:=MONTH([.Q154])" office:value-type="float" office:value="10" calcext:value-type="float">
            <text:p>10</text:p>
          </table:table-cell>
          <table:table-cell table:formula="of:=CONCATENATE([.R154];&quot;/&quot;;[.D154];&quot;/&quot;;[.F154];&quot; &quot;;[.G154])" office:value-type="string" office:string-value="10/8/2017 16:15:04" calcext:value-type="string">
            <text:p>10/8/2017 16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1" calcext:value-type="float">
            <text:p>29.71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2.733" calcext:value-type="float">
            <text:p>32.733</text:p>
          </table:table-cell>
          <table:table-cell table:formula="of:=CONCATENATE([.F155];&quot;-&quot;;[.E155];&quot;-&quot;;[.D155])" office:value-type="string" office:string-value="2017-Oct-8" calcext:value-type="string">
            <text:p>2017-Oct-8</text:p>
          </table:table-cell>
          <table:table-cell table:formula="of:=MONTH([.Q155])" office:value-type="float" office:value="10" calcext:value-type="float">
            <text:p>10</text:p>
          </table:table-cell>
          <table:table-cell table:formula="of:=CONCATENATE([.R155];&quot;/&quot;;[.D155];&quot;/&quot;;[.F155];&quot; &quot;;[.G155])" office:value-type="string" office:string-value="10/8/2017 16:30:05" calcext:value-type="string">
            <text:p>10/8/2017 16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1" calcext:value-type="float">
            <text:p>29.71</text:p>
          </table:table-cell>
          <table:table-cell office:value-type="float" office:value="81.1" calcext:value-type="float">
            <text:p>81.1</text:p>
          </table:table-cell>
          <table:table-cell office:value-type="float" office:value="27.3" calcext:value-type="float">
            <text:p>27.3</text:p>
          </table:table-cell>
          <table:table-cell office:value-type="float" office:value="36.233" calcext:value-type="float">
            <text:p>36.233</text:p>
          </table:table-cell>
          <table:table-cell office:value-type="float" office:value="32.733" calcext:value-type="float">
            <text:p>32.733</text:p>
          </table:table-cell>
          <table:table-cell table:formula="of:=CONCATENATE([.F156];&quot;-&quot;;[.E156];&quot;-&quot;;[.D156])" office:value-type="string" office:string-value="2017-Oct-8" calcext:value-type="string">
            <text:p>2017-Oct-8</text:p>
          </table:table-cell>
          <table:table-cell table:formula="of:=MONTH([.Q156])" office:value-type="float" office:value="10" calcext:value-type="float">
            <text:p>10</text:p>
          </table:table-cell>
          <table:table-cell table:formula="of:=CONCATENATE([.R156];&quot;/&quot;;[.D156];&quot;/&quot;;[.F156];&quot; &quot;;[.G156])" office:value-type="string" office:string-value="10/8/2017 16:45:02" calcext:value-type="string">
            <text:p>10/8/2017 16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157];&quot;-&quot;;[.E157];&quot;-&quot;;[.D157])" office:value-type="string" office:string-value="2017-Oct-8" calcext:value-type="string">
            <text:p>2017-Oct-8</text:p>
          </table:table-cell>
          <table:table-cell table:formula="of:=MONTH([.Q157])" office:value-type="float" office:value="10" calcext:value-type="float">
            <text:p>10</text:p>
          </table:table-cell>
          <table:table-cell table:formula="of:=CONCATENATE([.R157];&quot;/&quot;;[.D157];&quot;/&quot;;[.F157];&quot; &quot;;[.G157])" office:value-type="string" office:string-value="10/8/2017 17:00:11" calcext:value-type="string">
            <text:p>10/8/2017 17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2.733" calcext:value-type="float">
            <text:p>32.733</text:p>
          </table:table-cell>
          <table:table-cell table:formula="of:=CONCATENATE([.F158];&quot;-&quot;;[.E158];&quot;-&quot;;[.D158])" office:value-type="string" office:string-value="2017-Oct-8" calcext:value-type="string">
            <text:p>2017-Oct-8</text:p>
          </table:table-cell>
          <table:table-cell table:formula="of:=MONTH([.Q158])" office:value-type="float" office:value="10" calcext:value-type="float">
            <text:p>10</text:p>
          </table:table-cell>
          <table:table-cell table:formula="of:=CONCATENATE([.R158];&quot;/&quot;;[.D158];&quot;/&quot;;[.F158];&quot; &quot;;[.G158])" office:value-type="string" office:string-value="10/8/2017 17:15:04" calcext:value-type="string">
            <text:p>10/8/2017 17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159];&quot;-&quot;;[.E159];&quot;-&quot;;[.D159])" office:value-type="string" office:string-value="2017-Oct-8" calcext:value-type="string">
            <text:p>2017-Oct-8</text:p>
          </table:table-cell>
          <table:table-cell table:formula="of:=MONTH([.Q159])" office:value-type="float" office:value="10" calcext:value-type="float">
            <text:p>10</text:p>
          </table:table-cell>
          <table:table-cell table:formula="of:=CONCATENATE([.R159];&quot;/&quot;;[.D159];&quot;/&quot;;[.F159];&quot; &quot;;[.G159])" office:value-type="string" office:string-value="10/8/2017 17:30:05" calcext:value-type="string">
            <text:p>10/8/2017 17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160];&quot;-&quot;;[.E160];&quot;-&quot;;[.D160])" office:value-type="string" office:string-value="2017-Oct-8" calcext:value-type="string">
            <text:p>2017-Oct-8</text:p>
          </table:table-cell>
          <table:table-cell table:formula="of:=MONTH([.Q160])" office:value-type="float" office:value="10" calcext:value-type="float">
            <text:p>10</text:p>
          </table:table-cell>
          <table:table-cell table:formula="of:=CONCATENATE([.R160];&quot;/&quot;;[.D160];&quot;/&quot;;[.F160];&quot; &quot;;[.G160])" office:value-type="string" office:string-value="10/8/2017 17:45:03" calcext:value-type="string">
            <text:p>10/8/2017 1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161];&quot;-&quot;;[.E161];&quot;-&quot;;[.D161])" office:value-type="string" office:string-value="2017-Oct-8" calcext:value-type="string">
            <text:p>2017-Oct-8</text:p>
          </table:table-cell>
          <table:table-cell table:formula="of:=MONTH([.Q161])" office:value-type="float" office:value="10" calcext:value-type="float">
            <text:p>10</text:p>
          </table:table-cell>
          <table:table-cell table:formula="of:=CONCATENATE([.R161];&quot;/&quot;;[.D161];&quot;/&quot;;[.F161];&quot; &quot;;[.G161])" office:value-type="string" office:string-value="10/8/2017 18:00:10" calcext:value-type="string">
            <text:p>10/8/2017 18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162];&quot;-&quot;;[.E162];&quot;-&quot;;[.D162])" office:value-type="string" office:string-value="2017-Oct-8" calcext:value-type="string">
            <text:p>2017-Oct-8</text:p>
          </table:table-cell>
          <table:table-cell table:formula="of:=MONTH([.Q162])" office:value-type="float" office:value="10" calcext:value-type="float">
            <text:p>10</text:p>
          </table:table-cell>
          <table:table-cell table:formula="of:=CONCATENATE([.R162];&quot;/&quot;;[.D162];&quot;/&quot;;[.F162];&quot; &quot;;[.G162])" office:value-type="string" office:string-value="10/8/2017 18:15:03" calcext:value-type="string">
            <text:p>10/8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163];&quot;-&quot;;[.E163];&quot;-&quot;;[.D163])" office:value-type="string" office:string-value="2017-Oct-8" calcext:value-type="string">
            <text:p>2017-Oct-8</text:p>
          </table:table-cell>
          <table:table-cell table:formula="of:=MONTH([.Q163])" office:value-type="float" office:value="10" calcext:value-type="float">
            <text:p>10</text:p>
          </table:table-cell>
          <table:table-cell table:formula="of:=CONCATENATE([.R163];&quot;/&quot;;[.D163];&quot;/&quot;;[.F163];&quot; &quot;;[.G163])" office:value-type="string" office:string-value="10/8/2017 18:30:04" calcext:value-type="string">
            <text:p>10/8/2017 18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2.733" calcext:value-type="float">
            <text:p>32.733</text:p>
          </table:table-cell>
          <table:table-cell table:formula="of:=CONCATENATE([.F164];&quot;-&quot;;[.E164];&quot;-&quot;;[.D164])" office:value-type="string" office:string-value="2017-Oct-8" calcext:value-type="string">
            <text:p>2017-Oct-8</text:p>
          </table:table-cell>
          <table:table-cell table:formula="of:=MONTH([.Q164])" office:value-type="float" office:value="10" calcext:value-type="float">
            <text:p>10</text:p>
          </table:table-cell>
          <table:table-cell table:formula="of:=CONCATENATE([.R164];&quot;/&quot;;[.D164];&quot;/&quot;;[.F164];&quot; &quot;;[.G164])" office:value-type="string" office:string-value="10/8/2017 18:45:03" calcext:value-type="string">
            <text:p>10/8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1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165];&quot;-&quot;;[.E165];&quot;-&quot;;[.D165])" office:value-type="string" office:string-value="2017-Oct-8" calcext:value-type="string">
            <text:p>2017-Oct-8</text:p>
          </table:table-cell>
          <table:table-cell table:formula="of:=MONTH([.Q165])" office:value-type="float" office:value="10" calcext:value-type="float">
            <text:p>10</text:p>
          </table:table-cell>
          <table:table-cell table:formula="of:=CONCATENATE([.R165];&quot;/&quot;;[.D165];&quot;/&quot;;[.F165];&quot; &quot;;[.G165])" office:value-type="string" office:string-value="10/8/2017 19:00:18" calcext:value-type="string">
            <text:p>10/8/2017 19:00:1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166];&quot;-&quot;;[.E166];&quot;-&quot;;[.D166])" office:value-type="string" office:string-value="2017-Oct-8" calcext:value-type="string">
            <text:p>2017-Oct-8</text:p>
          </table:table-cell>
          <table:table-cell table:formula="of:=MONTH([.Q166])" office:value-type="float" office:value="10" calcext:value-type="float">
            <text:p>10</text:p>
          </table:table-cell>
          <table:table-cell table:formula="of:=CONCATENATE([.R166];&quot;/&quot;;[.D166];&quot;/&quot;;[.F166];&quot; &quot;;[.G166])" office:value-type="string" office:string-value="10/8/2017 19:30:03" calcext:value-type="string">
            <text:p>10/8/2017 19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167];&quot;-&quot;;[.E167];&quot;-&quot;;[.D167])" office:value-type="string" office:string-value="2017-Oct-8" calcext:value-type="string">
            <text:p>2017-Oct-8</text:p>
          </table:table-cell>
          <table:table-cell table:formula="of:=MONTH([.Q167])" office:value-type="float" office:value="10" calcext:value-type="float">
            <text:p>10</text:p>
          </table:table-cell>
          <table:table-cell table:formula="of:=CONCATENATE([.R167];&quot;/&quot;;[.D167];&quot;/&quot;;[.F167];&quot; &quot;;[.G167])" office:value-type="string" office:string-value="10/8/2017 19:45:04" calcext:value-type="string">
            <text:p>10/8/2017 19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31.669" calcext:value-type="float">
            <text:p>31.669</text:p>
          </table:table-cell>
          <table:table-cell table:formula="of:=CONCATENATE([.F168];&quot;-&quot;;[.E168];&quot;-&quot;;[.D168])" office:value-type="string" office:string-value="2017-Oct-8" calcext:value-type="string">
            <text:p>2017-Oct-8</text:p>
          </table:table-cell>
          <table:table-cell table:formula="of:=MONTH([.Q168])" office:value-type="float" office:value="10" calcext:value-type="float">
            <text:p>10</text:p>
          </table:table-cell>
          <table:table-cell table:formula="of:=CONCATENATE([.R168];&quot;/&quot;;[.D168];&quot;/&quot;;[.F168];&quot; &quot;;[.G168])" office:value-type="string" office:string-value="10/8/2017 20:00:04" calcext:value-type="string">
            <text:p>10/8/2017 20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31.669" calcext:value-type="float">
            <text:p>31.669</text:p>
          </table:table-cell>
          <table:table-cell table:formula="of:=CONCATENATE([.F169];&quot;-&quot;;[.E169];&quot;-&quot;;[.D169])" office:value-type="string" office:string-value="2017-Oct-8" calcext:value-type="string">
            <text:p>2017-Oct-8</text:p>
          </table:table-cell>
          <table:table-cell table:formula="of:=MONTH([.Q169])" office:value-type="float" office:value="10" calcext:value-type="float">
            <text:p>10</text:p>
          </table:table-cell>
          <table:table-cell table:formula="of:=CONCATENATE([.R169];&quot;/&quot;;[.D169];&quot;/&quot;;[.F169];&quot; &quot;;[.G169])" office:value-type="string" office:string-value="10/8/2017 20:15:03" calcext:value-type="string">
            <text:p>10/8/2017 2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1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170];&quot;-&quot;;[.E170];&quot;-&quot;;[.D170])" office:value-type="string" office:string-value="2017-Oct-8" calcext:value-type="string">
            <text:p>2017-Oct-8</text:p>
          </table:table-cell>
          <table:table-cell table:formula="of:=MONTH([.Q170])" office:value-type="float" office:value="10" calcext:value-type="float">
            <text:p>10</text:p>
          </table:table-cell>
          <table:table-cell table:formula="of:=CONCATENATE([.R170];&quot;/&quot;;[.D170];&quot;/&quot;;[.F170];&quot; &quot;;[.G170])" office:value-type="string" office:string-value="10/8/2017 20:30:17" calcext:value-type="string">
            <text:p>10/8/2017 20:30:1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171];&quot;-&quot;;[.E171];&quot;-&quot;;[.D171])" office:value-type="string" office:string-value="2017-Oct-8" calcext:value-type="string">
            <text:p>2017-Oct-8</text:p>
          </table:table-cell>
          <table:table-cell table:formula="of:=MONTH([.Q171])" office:value-type="float" office:value="10" calcext:value-type="float">
            <text:p>10</text:p>
          </table:table-cell>
          <table:table-cell table:formula="of:=CONCATENATE([.R171];&quot;/&quot;;[.D171];&quot;/&quot;;[.F171];&quot; &quot;;[.G171])" office:value-type="string" office:string-value="10/8/2017 20:45:02" calcext:value-type="string">
            <text:p>10/8/2017 2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172];&quot;-&quot;;[.E172];&quot;-&quot;;[.D172])" office:value-type="string" office:string-value="2017-Oct-8" calcext:value-type="string">
            <text:p>2017-Oct-8</text:p>
          </table:table-cell>
          <table:table-cell table:formula="of:=MONTH([.Q172])" office:value-type="float" office:value="10" calcext:value-type="float">
            <text:p>10</text:p>
          </table:table-cell>
          <table:table-cell table:formula="of:=CONCATENATE([.R172];&quot;/&quot;;[.D172];&quot;/&quot;;[.F172];&quot; &quot;;[.G172])" office:value-type="string" office:string-value="10/8/2017 21:00:08" calcext:value-type="string">
            <text:p>10/8/2017 21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1.669" calcext:value-type="float">
            <text:p>31.669</text:p>
          </table:table-cell>
          <table:table-cell table:formula="of:=CONCATENATE([.F173];&quot;-&quot;;[.E173];&quot;-&quot;;[.D173])" office:value-type="string" office:string-value="2017-Oct-8" calcext:value-type="string">
            <text:p>2017-Oct-8</text:p>
          </table:table-cell>
          <table:table-cell table:formula="of:=MONTH([.Q173])" office:value-type="float" office:value="10" calcext:value-type="float">
            <text:p>10</text:p>
          </table:table-cell>
          <table:table-cell table:formula="of:=CONCATENATE([.R173];&quot;/&quot;;[.D173];&quot;/&quot;;[.F173];&quot; &quot;;[.G173])" office:value-type="string" office:string-value="10/8/2017 21:15:02" calcext:value-type="string">
            <text:p>10/8/2017 2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174];&quot;-&quot;;[.E174];&quot;-&quot;;[.D174])" office:value-type="string" office:string-value="2017-Oct-8" calcext:value-type="string">
            <text:p>2017-Oct-8</text:p>
          </table:table-cell>
          <table:table-cell table:formula="of:=MONTH([.Q174])" office:value-type="float" office:value="10" calcext:value-type="float">
            <text:p>10</text:p>
          </table:table-cell>
          <table:table-cell table:formula="of:=CONCATENATE([.R174];&quot;/&quot;;[.D174];&quot;/&quot;;[.F174];&quot; &quot;;[.G174])" office:value-type="string" office:string-value="10/8/2017 21:30:06" calcext:value-type="string">
            <text:p>10/8/2017 21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1.669" calcext:value-type="float">
            <text:p>31.669</text:p>
          </table:table-cell>
          <table:table-cell table:formula="of:=CONCATENATE([.F175];&quot;-&quot;;[.E175];&quot;-&quot;;[.D175])" office:value-type="string" office:string-value="2017-Oct-8" calcext:value-type="string">
            <text:p>2017-Oct-8</text:p>
          </table:table-cell>
          <table:table-cell table:formula="of:=MONTH([.Q175])" office:value-type="float" office:value="10" calcext:value-type="float">
            <text:p>10</text:p>
          </table:table-cell>
          <table:table-cell table:formula="of:=CONCATENATE([.R175];&quot;/&quot;;[.D175];&quot;/&quot;;[.F175];&quot; &quot;;[.G175])" office:value-type="string" office:string-value="10/8/2017 21:45:04" calcext:value-type="string">
            <text:p>10/8/2017 21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1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176];&quot;-&quot;;[.E176];&quot;-&quot;;[.D176])" office:value-type="string" office:string-value="2017-Oct-8" calcext:value-type="string">
            <text:p>2017-Oct-8</text:p>
          </table:table-cell>
          <table:table-cell table:formula="of:=MONTH([.Q176])" office:value-type="float" office:value="10" calcext:value-type="float">
            <text:p>10</text:p>
          </table:table-cell>
          <table:table-cell table:formula="of:=CONCATENATE([.R176];&quot;/&quot;;[.D176];&quot;/&quot;;[.F176];&quot; &quot;;[.G176])" office:value-type="string" office:string-value="10/8/2017 22:00:12" calcext:value-type="string">
            <text:p>10/8/2017 22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1.669" calcext:value-type="float">
            <text:p>31.669</text:p>
          </table:table-cell>
          <table:table-cell table:formula="of:=CONCATENATE([.F177];&quot;-&quot;;[.E177];&quot;-&quot;;[.D177])" office:value-type="string" office:string-value="2017-Oct-8" calcext:value-type="string">
            <text:p>2017-Oct-8</text:p>
          </table:table-cell>
          <table:table-cell table:formula="of:=MONTH([.Q177])" office:value-type="float" office:value="10" calcext:value-type="float">
            <text:p>10</text:p>
          </table:table-cell>
          <table:table-cell table:formula="of:=CONCATENATE([.R177];&quot;/&quot;;[.D177];&quot;/&quot;;[.F177];&quot; &quot;;[.G177])" office:value-type="string" office:string-value="10/8/2017 22:15:02" calcext:value-type="string">
            <text:p>10/8/2017 2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1.669" calcext:value-type="float">
            <text:p>31.669</text:p>
          </table:table-cell>
          <table:table-cell table:formula="of:=CONCATENATE([.F178];&quot;-&quot;;[.E178];&quot;-&quot;;[.D178])" office:value-type="string" office:string-value="2017-Oct-8" calcext:value-type="string">
            <text:p>2017-Oct-8</text:p>
          </table:table-cell>
          <table:table-cell table:formula="of:=MONTH([.Q178])" office:value-type="float" office:value="10" calcext:value-type="float">
            <text:p>10</text:p>
          </table:table-cell>
          <table:table-cell table:formula="of:=CONCATENATE([.R178];&quot;/&quot;;[.D178];&quot;/&quot;;[.F178];&quot; &quot;;[.G178])" office:value-type="string" office:string-value="10/8/2017 22:30:03" calcext:value-type="string">
            <text:p>10/8/2017 22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179];&quot;-&quot;;[.E179];&quot;-&quot;;[.D179])" office:value-type="string" office:string-value="2017-Oct-8" calcext:value-type="string">
            <text:p>2017-Oct-8</text:p>
          </table:table-cell>
          <table:table-cell table:formula="of:=MONTH([.Q179])" office:value-type="float" office:value="10" calcext:value-type="float">
            <text:p>10</text:p>
          </table:table-cell>
          <table:table-cell table:formula="of:=CONCATENATE([.R179];&quot;/&quot;;[.D179];&quot;/&quot;;[.F179];&quot; &quot;;[.G179])" office:value-type="string" office:string-value="10/8/2017 22:45:03" calcext:value-type="string">
            <text:p>10/8/2017 2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180];&quot;-&quot;;[.E180];&quot;-&quot;;[.D180])" office:value-type="string" office:string-value="2017-Oct-8" calcext:value-type="string">
            <text:p>2017-Oct-8</text:p>
          </table:table-cell>
          <table:table-cell table:formula="of:=MONTH([.Q180])" office:value-type="float" office:value="10" calcext:value-type="float">
            <text:p>10</text:p>
          </table:table-cell>
          <table:table-cell table:formula="of:=CONCATENATE([.R180];&quot;/&quot;;[.D180];&quot;/&quot;;[.F180];&quot; &quot;;[.G180])" office:value-type="string" office:string-value="10/8/2017 23:00:05" calcext:value-type="string">
            <text:p>10/8/2017 23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4" calcext:value-type="float">
            <text:p>29.84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1.669" calcext:value-type="float">
            <text:p>31.669</text:p>
          </table:table-cell>
          <table:table-cell table:formula="of:=CONCATENATE([.F181];&quot;-&quot;;[.E181];&quot;-&quot;;[.D181])" office:value-type="string" office:string-value="2017-Oct-8" calcext:value-type="string">
            <text:p>2017-Oct-8</text:p>
          </table:table-cell>
          <table:table-cell table:formula="of:=MONTH([.Q181])" office:value-type="float" office:value="10" calcext:value-type="float">
            <text:p>10</text:p>
          </table:table-cell>
          <table:table-cell table:formula="of:=CONCATENATE([.R181];&quot;/&quot;;[.D181];&quot;/&quot;;[.F181];&quot; &quot;;[.G181])" office:value-type="string" office:string-value="10/8/2017 23:15:03" calcext:value-type="string">
            <text:p>10/8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4" calcext:value-type="float">
            <text:p>29.84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182];&quot;-&quot;;[.E182];&quot;-&quot;;[.D182])" office:value-type="string" office:string-value="2017-Oct-8" calcext:value-type="string">
            <text:p>2017-Oct-8</text:p>
          </table:table-cell>
          <table:table-cell table:formula="of:=MONTH([.Q182])" office:value-type="float" office:value="10" calcext:value-type="float">
            <text:p>10</text:p>
          </table:table-cell>
          <table:table-cell table:formula="of:=CONCATENATE([.R182];&quot;/&quot;;[.D182];&quot;/&quot;;[.F182];&quot; &quot;;[.G182])" office:value-type="string" office:string-value="10/8/2017 23:30:04" calcext:value-type="string">
            <text:p>10/8/2017 23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183];&quot;-&quot;;[.E183];&quot;-&quot;;[.D183])" office:value-type="string" office:string-value="2017-Oct-8" calcext:value-type="string">
            <text:p>2017-Oct-8</text:p>
          </table:table-cell>
          <table:table-cell table:formula="of:=MONTH([.Q183])" office:value-type="float" office:value="10" calcext:value-type="float">
            <text:p>10</text:p>
          </table:table-cell>
          <table:table-cell table:formula="of:=CONCATENATE([.R183];&quot;/&quot;;[.D183];&quot;/&quot;;[.F183];&quot; &quot;;[.G183])" office:value-type="string" office:string-value="10/8/2017 23:45:03" calcext:value-type="string">
            <text:p>10/8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9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184];&quot;-&quot;;[.E184];&quot;-&quot;;[.D184])" office:value-type="string" office:string-value="2017-Oct-9" calcext:value-type="string">
            <text:p>2017-Oct-9</text:p>
          </table:table-cell>
          <table:table-cell table:formula="of:=MONTH([.Q184])" office:value-type="float" office:value="10" calcext:value-type="float">
            <text:p>10</text:p>
          </table:table-cell>
          <table:table-cell table:formula="of:=CONCATENATE([.R184];&quot;/&quot;;[.D184];&quot;/&quot;;[.F184];&quot; &quot;;[.G184])" office:value-type="string" office:string-value="10/9/2017 00:00:09" calcext:value-type="string">
            <text:p>10/9/2017 00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1.669" calcext:value-type="float">
            <text:p>31.669</text:p>
          </table:table-cell>
          <table:table-cell table:formula="of:=CONCATENATE([.F185];&quot;-&quot;;[.E185];&quot;-&quot;;[.D185])" office:value-type="string" office:string-value="2017-Oct-9" calcext:value-type="string">
            <text:p>2017-Oct-9</text:p>
          </table:table-cell>
          <table:table-cell table:formula="of:=MONTH([.Q185])" office:value-type="float" office:value="10" calcext:value-type="float">
            <text:p>10</text:p>
          </table:table-cell>
          <table:table-cell table:formula="of:=CONCATENATE([.R185];&quot;/&quot;;[.D185];&quot;/&quot;;[.F185];&quot; &quot;;[.G185])" office:value-type="string" office:string-value="10/9/2017 00:15:05" calcext:value-type="string">
            <text:p>10/9/2017 00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186];&quot;-&quot;;[.E186];&quot;-&quot;;[.D186])" office:value-type="string" office:string-value="2017-Oct-9" calcext:value-type="string">
            <text:p>2017-Oct-9</text:p>
          </table:table-cell>
          <table:table-cell table:formula="of:=MONTH([.Q186])" office:value-type="float" office:value="10" calcext:value-type="float">
            <text:p>10</text:p>
          </table:table-cell>
          <table:table-cell table:formula="of:=CONCATENATE([.R186];&quot;/&quot;;[.D186];&quot;/&quot;;[.F186];&quot; &quot;;[.G186])" office:value-type="string" office:string-value="10/9/2017 00:30:03" calcext:value-type="string">
            <text:p>10/9/2017 0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1.669" calcext:value-type="float">
            <text:p>31.669</text:p>
          </table:table-cell>
          <table:table-cell table:formula="of:=CONCATENATE([.F187];&quot;-&quot;;[.E187];&quot;-&quot;;[.D187])" office:value-type="string" office:string-value="2017-Oct-9" calcext:value-type="string">
            <text:p>2017-Oct-9</text:p>
          </table:table-cell>
          <table:table-cell table:formula="of:=MONTH([.Q187])" office:value-type="float" office:value="10" calcext:value-type="float">
            <text:p>10</text:p>
          </table:table-cell>
          <table:table-cell table:formula="of:=CONCATENATE([.R187];&quot;/&quot;;[.D187];&quot;/&quot;;[.F187];&quot; &quot;;[.G187])" office:value-type="string" office:string-value="10/9/2017 00:45:03" calcext:value-type="string">
            <text:p>10/9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188];&quot;-&quot;;[.E188];&quot;-&quot;;[.D188])" office:value-type="string" office:string-value="2017-Oct-9" calcext:value-type="string">
            <text:p>2017-Oct-9</text:p>
          </table:table-cell>
          <table:table-cell table:formula="of:=MONTH([.Q188])" office:value-type="float" office:value="10" calcext:value-type="float">
            <text:p>10</text:p>
          </table:table-cell>
          <table:table-cell table:formula="of:=CONCATENATE([.R188];&quot;/&quot;;[.D188];&quot;/&quot;;[.F188];&quot; &quot;;[.G188])" office:value-type="string" office:string-value="10/9/2017 01:00:03" calcext:value-type="string">
            <text:p>10/9/2017 01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0.636" calcext:value-type="float">
            <text:p>30.636</text:p>
          </table:table-cell>
          <table:table-cell table:formula="of:=CONCATENATE([.F189];&quot;-&quot;;[.E189];&quot;-&quot;;[.D189])" office:value-type="string" office:string-value="2017-Oct-9" calcext:value-type="string">
            <text:p>2017-Oct-9</text:p>
          </table:table-cell>
          <table:table-cell table:formula="of:=MONTH([.Q189])" office:value-type="float" office:value="10" calcext:value-type="float">
            <text:p>10</text:p>
          </table:table-cell>
          <table:table-cell table:formula="of:=CONCATENATE([.R189];&quot;/&quot;;[.D189];&quot;/&quot;;[.F189];&quot; &quot;;[.G189])" office:value-type="string" office:string-value="10/9/2017 01:15:03" calcext:value-type="string">
            <text:p>10/9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4" calcext:value-type="float">
            <text:p>29.84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636" calcext:value-type="float">
            <text:p>30.636</text:p>
          </table:table-cell>
          <table:table-cell table:formula="of:=CONCATENATE([.F190];&quot;-&quot;;[.E190];&quot;-&quot;;[.D190])" office:value-type="string" office:string-value="2017-Oct-9" calcext:value-type="string">
            <text:p>2017-Oct-9</text:p>
          </table:table-cell>
          <table:table-cell table:formula="of:=MONTH([.Q190])" office:value-type="float" office:value="10" calcext:value-type="float">
            <text:p>10</text:p>
          </table:table-cell>
          <table:table-cell table:formula="of:=CONCATENATE([.R190];&quot;/&quot;;[.D190];&quot;/&quot;;[.F190];&quot; &quot;;[.G190])" office:value-type="string" office:string-value="10/9/2017 01:30:06" calcext:value-type="string">
            <text:p>10/9/2017 01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0.636" calcext:value-type="float">
            <text:p>30.636</text:p>
          </table:table-cell>
          <table:table-cell table:formula="of:=CONCATENATE([.F191];&quot;-&quot;;[.E191];&quot;-&quot;;[.D191])" office:value-type="string" office:string-value="2017-Oct-9" calcext:value-type="string">
            <text:p>2017-Oct-9</text:p>
          </table:table-cell>
          <table:table-cell table:formula="of:=MONTH([.Q191])" office:value-type="float" office:value="10" calcext:value-type="float">
            <text:p>10</text:p>
          </table:table-cell>
          <table:table-cell table:formula="of:=CONCATENATE([.R191];&quot;/&quot;;[.D191];&quot;/&quot;;[.F191];&quot; &quot;;[.G191])" office:value-type="string" office:string-value="10/9/2017 01:45:05" calcext:value-type="string">
            <text:p>10/9/2017 01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30.636" calcext:value-type="float">
            <text:p>30.636</text:p>
          </table:table-cell>
          <table:table-cell table:formula="of:=CONCATENATE([.F192];&quot;-&quot;;[.E192];&quot;-&quot;;[.D192])" office:value-type="string" office:string-value="2017-Oct-9" calcext:value-type="string">
            <text:p>2017-Oct-9</text:p>
          </table:table-cell>
          <table:table-cell table:formula="of:=MONTH([.Q192])" office:value-type="float" office:value="10" calcext:value-type="float">
            <text:p>10</text:p>
          </table:table-cell>
          <table:table-cell table:formula="of:=CONCATENATE([.R192];&quot;/&quot;;[.D192];&quot;/&quot;;[.F192];&quot; &quot;;[.G192])" office:value-type="string" office:string-value="10/9/2017 02:00:08" calcext:value-type="string">
            <text:p>10/9/2017 02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193];&quot;-&quot;;[.E193];&quot;-&quot;;[.D193])" office:value-type="string" office:string-value="2017-Oct-9" calcext:value-type="string">
            <text:p>2017-Oct-9</text:p>
          </table:table-cell>
          <table:table-cell table:formula="of:=MONTH([.Q193])" office:value-type="float" office:value="10" calcext:value-type="float">
            <text:p>10</text:p>
          </table:table-cell>
          <table:table-cell table:formula="of:=CONCATENATE([.R193];&quot;/&quot;;[.D193];&quot;/&quot;;[.F193];&quot; &quot;;[.G193])" office:value-type="string" office:string-value="10/9/2017 02:15:02" calcext:value-type="string">
            <text:p>10/9/2017 0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194];&quot;-&quot;;[.E194];&quot;-&quot;;[.D194])" office:value-type="string" office:string-value="2017-Oct-9" calcext:value-type="string">
            <text:p>2017-Oct-9</text:p>
          </table:table-cell>
          <table:table-cell table:formula="of:=MONTH([.Q194])" office:value-type="float" office:value="10" calcext:value-type="float">
            <text:p>10</text:p>
          </table:table-cell>
          <table:table-cell table:formula="of:=CONCATENATE([.R194];&quot;/&quot;;[.D194];&quot;/&quot;;[.F194];&quot; &quot;;[.G194])" office:value-type="string" office:string-value="10/9/2017 02:30:03" calcext:value-type="string">
            <text:p>10/9/2017 02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195];&quot;-&quot;;[.E195];&quot;-&quot;;[.D195])" office:value-type="string" office:string-value="2017-Oct-9" calcext:value-type="string">
            <text:p>2017-Oct-9</text:p>
          </table:table-cell>
          <table:table-cell table:formula="of:=MONTH([.Q195])" office:value-type="float" office:value="10" calcext:value-type="float">
            <text:p>10</text:p>
          </table:table-cell>
          <table:table-cell table:formula="of:=CONCATENATE([.R195];&quot;/&quot;;[.D195];&quot;/&quot;;[.F195];&quot; &quot;;[.G195])" office:value-type="string" office:string-value="10/9/2017 02:45:04" calcext:value-type="string">
            <text:p>10/9/2017 0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9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196];&quot;-&quot;;[.E196];&quot;-&quot;;[.D196])" office:value-type="string" office:string-value="2017-Oct-9" calcext:value-type="string">
            <text:p>2017-Oct-9</text:p>
          </table:table-cell>
          <table:table-cell table:formula="of:=MONTH([.Q196])" office:value-type="float" office:value="10" calcext:value-type="float">
            <text:p>10</text:p>
          </table:table-cell>
          <table:table-cell table:formula="of:=CONCATENATE([.R196];&quot;/&quot;;[.D196];&quot;/&quot;;[.F196];&quot; &quot;;[.G196])" office:value-type="string" office:string-value="10/9/2017 03:00:09" calcext:value-type="string">
            <text:p>10/9/2017 03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9" calcext:value-type="float">
            <text:p>29.79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0.636" calcext:value-type="float">
            <text:p>30.636</text:p>
          </table:table-cell>
          <table:table-cell table:formula="of:=CONCATENATE([.F197];&quot;-&quot;;[.E197];&quot;-&quot;;[.D197])" office:value-type="string" office:string-value="2017-Oct-9" calcext:value-type="string">
            <text:p>2017-Oct-9</text:p>
          </table:table-cell>
          <table:table-cell table:formula="of:=MONTH([.Q197])" office:value-type="float" office:value="10" calcext:value-type="float">
            <text:p>10</text:p>
          </table:table-cell>
          <table:table-cell table:formula="of:=CONCATENATE([.R197];&quot;/&quot;;[.D197];&quot;/&quot;;[.F197];&quot; &quot;;[.G197])" office:value-type="string" office:string-value="10/9/2017 03:15:02" calcext:value-type="string">
            <text:p>10/9/2017 0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0.636" calcext:value-type="float">
            <text:p>30.636</text:p>
          </table:table-cell>
          <table:table-cell table:formula="of:=CONCATENATE([.F198];&quot;-&quot;;[.E198];&quot;-&quot;;[.D198])" office:value-type="string" office:string-value="2017-Oct-9" calcext:value-type="string">
            <text:p>2017-Oct-9</text:p>
          </table:table-cell>
          <table:table-cell table:formula="of:=MONTH([.Q198])" office:value-type="float" office:value="10" calcext:value-type="float">
            <text:p>10</text:p>
          </table:table-cell>
          <table:table-cell table:formula="of:=CONCATENATE([.R198];&quot;/&quot;;[.D198];&quot;/&quot;;[.F198];&quot; &quot;;[.G198])" office:value-type="string" office:string-value="10/9/2017 03:30:03" calcext:value-type="string">
            <text:p>10/9/2017 03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9" calcext:value-type="float">
            <text:p>29.79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0.636" calcext:value-type="float">
            <text:p>30.636</text:p>
          </table:table-cell>
          <table:table-cell table:formula="of:=CONCATENATE([.F199];&quot;-&quot;;[.E199];&quot;-&quot;;[.D199])" office:value-type="string" office:string-value="2017-Oct-9" calcext:value-type="string">
            <text:p>2017-Oct-9</text:p>
          </table:table-cell>
          <table:table-cell table:formula="of:=MONTH([.Q199])" office:value-type="float" office:value="10" calcext:value-type="float">
            <text:p>10</text:p>
          </table:table-cell>
          <table:table-cell table:formula="of:=CONCATENATE([.R199];&quot;/&quot;;[.D199];&quot;/&quot;;[.F199];&quot; &quot;;[.G199])" office:value-type="string" office:string-value="10/9/2017 03:45:03" calcext:value-type="string">
            <text:p>10/9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1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9" calcext:value-type="float">
            <text:p>29.79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0.636" calcext:value-type="float">
            <text:p>30.636</text:p>
          </table:table-cell>
          <table:table-cell table:formula="of:=CONCATENATE([.F200];&quot;-&quot;;[.E200];&quot;-&quot;;[.D200])" office:value-type="string" office:string-value="2017-Oct-9" calcext:value-type="string">
            <text:p>2017-Oct-9</text:p>
          </table:table-cell>
          <table:table-cell table:formula="of:=MONTH([.Q200])" office:value-type="float" office:value="10" calcext:value-type="float">
            <text:p>10</text:p>
          </table:table-cell>
          <table:table-cell table:formula="of:=CONCATENATE([.R200];&quot;/&quot;;[.D200];&quot;/&quot;;[.F200];&quot; &quot;;[.G200])" office:value-type="string" office:string-value="10/9/2017 04:00:15" calcext:value-type="string">
            <text:p>10/9/2017 04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0.636" calcext:value-type="float">
            <text:p>30.636</text:p>
          </table:table-cell>
          <table:table-cell table:formula="of:=CONCATENATE([.F201];&quot;-&quot;;[.E201];&quot;-&quot;;[.D201])" office:value-type="string" office:string-value="2017-Oct-9" calcext:value-type="string">
            <text:p>2017-Oct-9</text:p>
          </table:table-cell>
          <table:table-cell table:formula="of:=MONTH([.Q201])" office:value-type="float" office:value="10" calcext:value-type="float">
            <text:p>10</text:p>
          </table:table-cell>
          <table:table-cell table:formula="of:=CONCATENATE([.R201];&quot;/&quot;;[.D201];&quot;/&quot;;[.F201];&quot; &quot;;[.G201])" office:value-type="string" office:string-value="10/9/2017 04:15:03" calcext:value-type="string">
            <text:p>10/9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30.636" calcext:value-type="float">
            <text:p>30.636</text:p>
          </table:table-cell>
          <table:table-cell table:formula="of:=CONCATENATE([.F202];&quot;-&quot;;[.E202];&quot;-&quot;;[.D202])" office:value-type="string" office:string-value="2017-Oct-9" calcext:value-type="string">
            <text:p>2017-Oct-9</text:p>
          </table:table-cell>
          <table:table-cell table:formula="of:=MONTH([.Q202])" office:value-type="float" office:value="10" calcext:value-type="float">
            <text:p>10</text:p>
          </table:table-cell>
          <table:table-cell table:formula="of:=CONCATENATE([.R202];&quot;/&quot;;[.D202];&quot;/&quot;;[.F202];&quot; &quot;;[.G202])" office:value-type="string" office:string-value="10/9/2017 04:30:07" calcext:value-type="string">
            <text:p>10/9/2017 04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203];&quot;-&quot;;[.E203];&quot;-&quot;;[.D203])" office:value-type="string" office:string-value="2017-Oct-9" calcext:value-type="string">
            <text:p>2017-Oct-9</text:p>
          </table:table-cell>
          <table:table-cell table:formula="of:=MONTH([.Q203])" office:value-type="float" office:value="10" calcext:value-type="float">
            <text:p>10</text:p>
          </table:table-cell>
          <table:table-cell table:formula="of:=CONCATENATE([.R203];&quot;/&quot;;[.D203];&quot;/&quot;;[.F203];&quot; &quot;;[.G203])" office:value-type="string" office:string-value="10/9/2017 04:45:04" calcext:value-type="string">
            <text:p>10/9/2017 04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0.636" calcext:value-type="float">
            <text:p>30.636</text:p>
          </table:table-cell>
          <table:table-cell table:formula="of:=CONCATENATE([.F204];&quot;-&quot;;[.E204];&quot;-&quot;;[.D204])" office:value-type="string" office:string-value="2017-Oct-9" calcext:value-type="string">
            <text:p>2017-Oct-9</text:p>
          </table:table-cell>
          <table:table-cell table:formula="of:=MONTH([.Q204])" office:value-type="float" office:value="10" calcext:value-type="float">
            <text:p>10</text:p>
          </table:table-cell>
          <table:table-cell table:formula="of:=CONCATENATE([.R204];&quot;/&quot;;[.D204];&quot;/&quot;;[.F204];&quot; &quot;;[.G204])" office:value-type="string" office:string-value="10/9/2017 05:00:15" calcext:value-type="string">
            <text:p>10/9/2017 05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7" calcext:value-type="float">
            <text:p>29.77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0.636" calcext:value-type="float">
            <text:p>30.636</text:p>
          </table:table-cell>
          <table:table-cell table:formula="of:=CONCATENATE([.F205];&quot;-&quot;;[.E205];&quot;-&quot;;[.D205])" office:value-type="string" office:string-value="2017-Oct-9" calcext:value-type="string">
            <text:p>2017-Oct-9</text:p>
          </table:table-cell>
          <table:table-cell table:formula="of:=MONTH([.Q205])" office:value-type="float" office:value="10" calcext:value-type="float">
            <text:p>10</text:p>
          </table:table-cell>
          <table:table-cell table:formula="of:=CONCATENATE([.R205];&quot;/&quot;;[.D205];&quot;/&quot;;[.F205];&quot; &quot;;[.G205])" office:value-type="string" office:string-value="10/9/2017 05:15:03" calcext:value-type="string">
            <text:p>10/9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636" calcext:value-type="float">
            <text:p>30.636</text:p>
          </table:table-cell>
          <table:table-cell table:formula="of:=CONCATENATE([.F206];&quot;-&quot;;[.E206];&quot;-&quot;;[.D206])" office:value-type="string" office:string-value="2017-Oct-9" calcext:value-type="string">
            <text:p>2017-Oct-9</text:p>
          </table:table-cell>
          <table:table-cell table:formula="of:=MONTH([.Q206])" office:value-type="float" office:value="10" calcext:value-type="float">
            <text:p>10</text:p>
          </table:table-cell>
          <table:table-cell table:formula="of:=CONCATENATE([.R206];&quot;/&quot;;[.D206];&quot;/&quot;;[.F206];&quot; &quot;;[.G206])" office:value-type="string" office:string-value="10/9/2017 05:30:08" calcext:value-type="string">
            <text:p>10/9/2017 05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0.636" calcext:value-type="float">
            <text:p>30.636</text:p>
          </table:table-cell>
          <table:table-cell table:formula="of:=CONCATENATE([.F207];&quot;-&quot;;[.E207];&quot;-&quot;;[.D207])" office:value-type="string" office:string-value="2017-Oct-9" calcext:value-type="string">
            <text:p>2017-Oct-9</text:p>
          </table:table-cell>
          <table:table-cell table:formula="of:=MONTH([.Q207])" office:value-type="float" office:value="10" calcext:value-type="float">
            <text:p>10</text:p>
          </table:table-cell>
          <table:table-cell table:formula="of:=CONCATENATE([.R207];&quot;/&quot;;[.D207];&quot;/&quot;;[.F207];&quot; &quot;;[.G207])" office:value-type="string" office:string-value="10/9/2017 05:45:03" calcext:value-type="string">
            <text:p>10/9/2017 0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0.636" calcext:value-type="float">
            <text:p>30.636</text:p>
          </table:table-cell>
          <table:table-cell table:formula="of:=CONCATENATE([.F208];&quot;-&quot;;[.E208];&quot;-&quot;;[.D208])" office:value-type="string" office:string-value="2017-Oct-9" calcext:value-type="string">
            <text:p>2017-Oct-9</text:p>
          </table:table-cell>
          <table:table-cell table:formula="of:=MONTH([.Q208])" office:value-type="float" office:value="10" calcext:value-type="float">
            <text:p>10</text:p>
          </table:table-cell>
          <table:table-cell table:formula="of:=CONCATENATE([.R208];&quot;/&quot;;[.D208];&quot;/&quot;;[.F208];&quot; &quot;;[.G208])" office:value-type="string" office:string-value="10/9/2017 06:00:03" calcext:value-type="string">
            <text:p>10/9/2017 06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209];&quot;-&quot;;[.E209];&quot;-&quot;;[.D209])" office:value-type="string" office:string-value="2017-Oct-9" calcext:value-type="string">
            <text:p>2017-Oct-9</text:p>
          </table:table-cell>
          <table:table-cell table:formula="of:=MONTH([.Q209])" office:value-type="float" office:value="10" calcext:value-type="float">
            <text:p>10</text:p>
          </table:table-cell>
          <table:table-cell table:formula="of:=CONCATENATE([.R209];&quot;/&quot;;[.D209];&quot;/&quot;;[.F209];&quot; &quot;;[.G209])" office:value-type="string" office:string-value="10/9/2017 06:15:03" calcext:value-type="string">
            <text:p>10/9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210];&quot;-&quot;;[.E210];&quot;-&quot;;[.D210])" office:value-type="string" office:string-value="2017-Oct-9" calcext:value-type="string">
            <text:p>2017-Oct-9</text:p>
          </table:table-cell>
          <table:table-cell table:formula="of:=MONTH([.Q210])" office:value-type="float" office:value="10" calcext:value-type="float">
            <text:p>10</text:p>
          </table:table-cell>
          <table:table-cell table:formula="of:=CONCATENATE([.R210];&quot;/&quot;;[.D210];&quot;/&quot;;[.F210];&quot; &quot;;[.G210])" office:value-type="string" office:string-value="10/9/2017 06:30:02" calcext:value-type="string">
            <text:p>10/9/2017 06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1.669" calcext:value-type="float">
            <text:p>31.669</text:p>
          </table:table-cell>
          <table:table-cell table:formula="of:=CONCATENATE([.F211];&quot;-&quot;;[.E211];&quot;-&quot;;[.D211])" office:value-type="string" office:string-value="2017-Oct-9" calcext:value-type="string">
            <text:p>2017-Oct-9</text:p>
          </table:table-cell>
          <table:table-cell table:formula="of:=MONTH([.Q211])" office:value-type="float" office:value="10" calcext:value-type="float">
            <text:p>10</text:p>
          </table:table-cell>
          <table:table-cell table:formula="of:=CONCATENATE([.R211];&quot;/&quot;;[.D211];&quot;/&quot;;[.F211];&quot; &quot;;[.G211])" office:value-type="string" office:string-value="10/9/2017 06:45:04" calcext:value-type="string">
            <text:p>10/9/2017 06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212];&quot;-&quot;;[.E212];&quot;-&quot;;[.D212])" office:value-type="string" office:string-value="2017-Oct-9" calcext:value-type="string">
            <text:p>2017-Oct-9</text:p>
          </table:table-cell>
          <table:table-cell table:formula="of:=MONTH([.Q212])" office:value-type="float" office:value="10" calcext:value-type="float">
            <text:p>10</text:p>
          </table:table-cell>
          <table:table-cell table:formula="of:=CONCATENATE([.R212];&quot;/&quot;;[.D212];&quot;/&quot;;[.F212];&quot; &quot;;[.G212])" office:value-type="string" office:string-value="10/9/2017 07:00:03" calcext:value-type="string">
            <text:p>10/9/2017 07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2.733" calcext:value-type="float">
            <text:p>32.733</text:p>
          </table:table-cell>
          <table:table-cell table:formula="of:=CONCATENATE([.F213];&quot;-&quot;;[.E213];&quot;-&quot;;[.D213])" office:value-type="string" office:string-value="2017-Oct-9" calcext:value-type="string">
            <text:p>2017-Oct-9</text:p>
          </table:table-cell>
          <table:table-cell table:formula="of:=MONTH([.Q213])" office:value-type="float" office:value="10" calcext:value-type="float">
            <text:p>10</text:p>
          </table:table-cell>
          <table:table-cell table:formula="of:=CONCATENATE([.R213];&quot;/&quot;;[.D213];&quot;/&quot;;[.F213];&quot; &quot;;[.G213])" office:value-type="string" office:string-value="10/9/2017 07:15:03" calcext:value-type="string">
            <text:p>10/9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7" calcext:value-type="float">
            <text:p>29.77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2.733" calcext:value-type="float">
            <text:p>32.733</text:p>
          </table:table-cell>
          <table:table-cell table:formula="of:=CONCATENATE([.F214];&quot;-&quot;;[.E214];&quot;-&quot;;[.D214])" office:value-type="string" office:string-value="2017-Oct-9" calcext:value-type="string">
            <text:p>2017-Oct-9</text:p>
          </table:table-cell>
          <table:table-cell table:formula="of:=MONTH([.Q214])" office:value-type="float" office:value="10" calcext:value-type="float">
            <text:p>10</text:p>
          </table:table-cell>
          <table:table-cell table:formula="of:=CONCATENATE([.R214];&quot;/&quot;;[.D214];&quot;/&quot;;[.F214];&quot; &quot;;[.G214])" office:value-type="string" office:string-value="10/9/2017 07:30:07" calcext:value-type="string">
            <text:p>10/9/2017 07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2.5" calcext:value-type="float">
            <text:p>82.5</text:p>
          </table:table-cell>
          <table:table-cell office:value-type="float" office:value="28.1" calcext:value-type="float">
            <text:p>28.1</text:p>
          </table:table-cell>
          <table:table-cell office:value-type="float" office:value="37.917" calcext:value-type="float">
            <text:p>37.917</text:p>
          </table:table-cell>
          <table:table-cell office:value-type="float" office:value="32.733" calcext:value-type="float">
            <text:p>32.733</text:p>
          </table:table-cell>
          <table:table-cell table:formula="of:=CONCATENATE([.F215];&quot;-&quot;;[.E215];&quot;-&quot;;[.D215])" office:value-type="string" office:string-value="2017-Oct-9" calcext:value-type="string">
            <text:p>2017-Oct-9</text:p>
          </table:table-cell>
          <table:table-cell table:formula="of:=MONTH([.Q215])" office:value-type="float" office:value="10" calcext:value-type="float">
            <text:p>10</text:p>
          </table:table-cell>
          <table:table-cell table:formula="of:=CONCATENATE([.R215];&quot;/&quot;;[.D215];&quot;/&quot;;[.F215];&quot; &quot;;[.G215])" office:value-type="string" office:string-value="10/9/2017 07:45:02" calcext:value-type="string">
            <text:p>10/9/2017 07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2.733" calcext:value-type="float">
            <text:p>32.733</text:p>
          </table:table-cell>
          <table:table-cell table:formula="of:=CONCATENATE([.F216];&quot;-&quot;;[.E216];&quot;-&quot;;[.D216])" office:value-type="string" office:string-value="2017-Oct-9" calcext:value-type="string">
            <text:p>2017-Oct-9</text:p>
          </table:table-cell>
          <table:table-cell table:formula="of:=MONTH([.Q216])" office:value-type="float" office:value="10" calcext:value-type="float">
            <text:p>10</text:p>
          </table:table-cell>
          <table:table-cell table:formula="of:=CONCATENATE([.R216];&quot;/&quot;;[.D216];&quot;/&quot;;[.F216];&quot; &quot;;[.G216])" office:value-type="string" office:string-value="10/9/2017 08:00:06" calcext:value-type="string">
            <text:p>10/9/2017 08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2.733" calcext:value-type="float">
            <text:p>32.733</text:p>
          </table:table-cell>
          <table:table-cell table:formula="of:=CONCATENATE([.F217];&quot;-&quot;;[.E217];&quot;-&quot;;[.D217])" office:value-type="string" office:string-value="2017-Oct-9" calcext:value-type="string">
            <text:p>2017-Oct-9</text:p>
          </table:table-cell>
          <table:table-cell table:formula="of:=MONTH([.Q217])" office:value-type="float" office:value="10" calcext:value-type="float">
            <text:p>10</text:p>
          </table:table-cell>
          <table:table-cell table:formula="of:=CONCATENATE([.R217];&quot;/&quot;;[.D217];&quot;/&quot;;[.F217];&quot; &quot;;[.G217])" office:value-type="string" office:string-value="10/9/2017 08:15:02" calcext:value-type="string">
            <text:p>10/9/2017 08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218];&quot;-&quot;;[.E218];&quot;-&quot;;[.D218])" office:value-type="string" office:string-value="2017-Oct-9" calcext:value-type="string">
            <text:p>2017-Oct-9</text:p>
          </table:table-cell>
          <table:table-cell table:formula="of:=MONTH([.Q218])" office:value-type="float" office:value="10" calcext:value-type="float">
            <text:p>10</text:p>
          </table:table-cell>
          <table:table-cell table:formula="of:=CONCATENATE([.R218];&quot;/&quot;;[.D218];&quot;/&quot;;[.F218];&quot; &quot;;[.G218])" office:value-type="string" office:string-value="10/9/2017 08:30:08" calcext:value-type="string">
            <text:p>10/9/2017 08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" calcext:value-type="float">
            <text:p>29.8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2.733" calcext:value-type="float">
            <text:p>32.733</text:p>
          </table:table-cell>
          <table:table-cell table:formula="of:=CONCATENATE([.F219];&quot;-&quot;;[.E219];&quot;-&quot;;[.D219])" office:value-type="string" office:string-value="2017-Oct-9" calcext:value-type="string">
            <text:p>2017-Oct-9</text:p>
          </table:table-cell>
          <table:table-cell table:formula="of:=MONTH([.Q219])" office:value-type="float" office:value="10" calcext:value-type="float">
            <text:p>10</text:p>
          </table:table-cell>
          <table:table-cell table:formula="of:=CONCATENATE([.R219];&quot;/&quot;;[.D219];&quot;/&quot;;[.F219];&quot; &quot;;[.G219])" office:value-type="string" office:string-value="10/9/2017 08:45:03" calcext:value-type="string">
            <text:p>10/9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2.733" calcext:value-type="float">
            <text:p>32.733</text:p>
          </table:table-cell>
          <table:table-cell table:formula="of:=CONCATENATE([.F220];&quot;-&quot;;[.E220];&quot;-&quot;;[.D220])" office:value-type="string" office:string-value="2017-Oct-9" calcext:value-type="string">
            <text:p>2017-Oct-9</text:p>
          </table:table-cell>
          <table:table-cell table:formula="of:=MONTH([.Q220])" office:value-type="float" office:value="10" calcext:value-type="float">
            <text:p>10</text:p>
          </table:table-cell>
          <table:table-cell table:formula="of:=CONCATENATE([.R220];&quot;/&quot;;[.D220];&quot;/&quot;;[.F220];&quot; &quot;;[.G220])" office:value-type="string" office:string-value="10/9/2017 09:00:09" calcext:value-type="string">
            <text:p>10/9/2017 09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" calcext:value-type="float">
            <text:p>29.8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2.733" calcext:value-type="float">
            <text:p>32.733</text:p>
          </table:table-cell>
          <table:table-cell table:formula="of:=CONCATENATE([.F221];&quot;-&quot;;[.E221];&quot;-&quot;;[.D221])" office:value-type="string" office:string-value="2017-Oct-9" calcext:value-type="string">
            <text:p>2017-Oct-9</text:p>
          </table:table-cell>
          <table:table-cell table:formula="of:=MONTH([.Q221])" office:value-type="float" office:value="10" calcext:value-type="float">
            <text:p>10</text:p>
          </table:table-cell>
          <table:table-cell table:formula="of:=CONCATENATE([.R221];&quot;/&quot;;[.D221];&quot;/&quot;;[.F221];&quot; &quot;;[.G221])" office:value-type="string" office:string-value="10/9/2017 09:15:02" calcext:value-type="string">
            <text:p>10/9/2017 09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222];&quot;-&quot;;[.E222];&quot;-&quot;;[.D222])" office:value-type="string" office:string-value="2017-Oct-9" calcext:value-type="string">
            <text:p>2017-Oct-9</text:p>
          </table:table-cell>
          <table:table-cell table:formula="of:=MONTH([.Q222])" office:value-type="float" office:value="10" calcext:value-type="float">
            <text:p>10</text:p>
          </table:table-cell>
          <table:table-cell table:formula="of:=CONCATENATE([.R222];&quot;/&quot;;[.D222];&quot;/&quot;;[.F222];&quot; &quot;;[.G222])" office:value-type="string" office:string-value="10/9/2017 09:30:02" calcext:value-type="string">
            <text:p>10/9/2017 09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223];&quot;-&quot;;[.E223];&quot;-&quot;;[.D223])" office:value-type="string" office:string-value="2017-Oct-9" calcext:value-type="string">
            <text:p>2017-Oct-9</text:p>
          </table:table-cell>
          <table:table-cell table:formula="of:=MONTH([.Q223])" office:value-type="float" office:value="10" calcext:value-type="float">
            <text:p>10</text:p>
          </table:table-cell>
          <table:table-cell table:formula="of:=CONCATENATE([.R223];&quot;/&quot;;[.D223];&quot;/&quot;;[.F223];&quot; &quot;;[.G223])" office:value-type="string" office:string-value="10/9/2017 09:45:03" calcext:value-type="string">
            <text:p>10/9/2017 0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224];&quot;-&quot;;[.E224];&quot;-&quot;;[.D224])" office:value-type="string" office:string-value="2017-Oct-9" calcext:value-type="string">
            <text:p>2017-Oct-9</text:p>
          </table:table-cell>
          <table:table-cell table:formula="of:=MONTH([.Q224])" office:value-type="float" office:value="10" calcext:value-type="float">
            <text:p>10</text:p>
          </table:table-cell>
          <table:table-cell table:formula="of:=CONCATENATE([.R224];&quot;/&quot;;[.D224];&quot;/&quot;;[.F224];&quot; &quot;;[.G224])" office:value-type="string" office:string-value="10/9/2017 10:00:09" calcext:value-type="string">
            <text:p>10/9/2017 10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225];&quot;-&quot;;[.E225];&quot;-&quot;;[.D225])" office:value-type="string" office:string-value="2017-Oct-9" calcext:value-type="string">
            <text:p>2017-Oct-9</text:p>
          </table:table-cell>
          <table:table-cell table:formula="of:=MONTH([.Q225])" office:value-type="float" office:value="10" calcext:value-type="float">
            <text:p>10</text:p>
          </table:table-cell>
          <table:table-cell table:formula="of:=CONCATENATE([.R225];&quot;/&quot;;[.D225];&quot;/&quot;;[.F225];&quot; &quot;;[.G225])" office:value-type="string" office:string-value="10/9/2017 10:15:04" calcext:value-type="string">
            <text:p>10/9/2017 1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226];&quot;-&quot;;[.E226];&quot;-&quot;;[.D226])" office:value-type="string" office:string-value="2017-Oct-9" calcext:value-type="string">
            <text:p>2017-Oct-9</text:p>
          </table:table-cell>
          <table:table-cell table:formula="of:=MONTH([.Q226])" office:value-type="float" office:value="10" calcext:value-type="float">
            <text:p>10</text:p>
          </table:table-cell>
          <table:table-cell table:formula="of:=CONCATENATE([.R226];&quot;/&quot;;[.D226];&quot;/&quot;;[.F226];&quot; &quot;;[.G226])" office:value-type="string" office:string-value="10/9/2017 10:30:03" calcext:value-type="string">
            <text:p>10/9/2017 1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" calcext:value-type="float">
            <text:p>29.8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2.733" calcext:value-type="float">
            <text:p>32.733</text:p>
          </table:table-cell>
          <table:table-cell table:formula="of:=CONCATENATE([.F227];&quot;-&quot;;[.E227];&quot;-&quot;;[.D227])" office:value-type="string" office:string-value="2017-Oct-9" calcext:value-type="string">
            <text:p>2017-Oct-9</text:p>
          </table:table-cell>
          <table:table-cell table:formula="of:=MONTH([.Q227])" office:value-type="float" office:value="10" calcext:value-type="float">
            <text:p>10</text:p>
          </table:table-cell>
          <table:table-cell table:formula="of:=CONCATENATE([.R227];&quot;/&quot;;[.D227];&quot;/&quot;;[.F227];&quot; &quot;;[.G227])" office:value-type="string" office:string-value="10/9/2017 10:45:04" calcext:value-type="string">
            <text:p>10/9/2017 10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228];&quot;-&quot;;[.E228];&quot;-&quot;;[.D228])" office:value-type="string" office:string-value="2017-Oct-9" calcext:value-type="string">
            <text:p>2017-Oct-9</text:p>
          </table:table-cell>
          <table:table-cell table:formula="of:=MONTH([.Q228])" office:value-type="float" office:value="10" calcext:value-type="float">
            <text:p>10</text:p>
          </table:table-cell>
          <table:table-cell table:formula="of:=CONCATENATE([.R228];&quot;/&quot;;[.D228];&quot;/&quot;;[.F228];&quot; &quot;;[.G228])" office:value-type="string" office:string-value="10/9/2017 11:00:20" calcext:value-type="string">
            <text:p>10/9/2017 11:00:2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229];&quot;-&quot;;[.E229];&quot;-&quot;;[.D229])" office:value-type="string" office:string-value="2017-Oct-9" calcext:value-type="string">
            <text:p>2017-Oct-9</text:p>
          </table:table-cell>
          <table:table-cell table:formula="of:=MONTH([.Q229])" office:value-type="float" office:value="10" calcext:value-type="float">
            <text:p>10</text:p>
          </table:table-cell>
          <table:table-cell table:formula="of:=CONCATENATE([.R229];&quot;/&quot;;[.D229];&quot;/&quot;;[.F229];&quot; &quot;;[.G229])" office:value-type="string" office:string-value="10/9/2017 11:15:02" calcext:value-type="string">
            <text:p>10/9/2017 1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3.829" calcext:value-type="float">
            <text:p>33.829</text:p>
          </table:table-cell>
          <table:table-cell table:formula="of:=CONCATENATE([.F230];&quot;-&quot;;[.E230];&quot;-&quot;;[.D230])" office:value-type="string" office:string-value="2017-Oct-9" calcext:value-type="string">
            <text:p>2017-Oct-9</text:p>
          </table:table-cell>
          <table:table-cell table:formula="of:=MONTH([.Q230])" office:value-type="float" office:value="10" calcext:value-type="float">
            <text:p>10</text:p>
          </table:table-cell>
          <table:table-cell table:formula="of:=CONCATENATE([.R230];&quot;/&quot;;[.D230];&quot;/&quot;;[.F230];&quot; &quot;;[.G230])" office:value-type="string" office:string-value="10/9/2017 11:30:09" calcext:value-type="string">
            <text:p>10/9/2017 11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3.829" calcext:value-type="float">
            <text:p>33.829</text:p>
          </table:table-cell>
          <table:table-cell table:formula="of:=CONCATENATE([.F231];&quot;-&quot;;[.E231];&quot;-&quot;;[.D231])" office:value-type="string" office:string-value="2017-Oct-9" calcext:value-type="string">
            <text:p>2017-Oct-9</text:p>
          </table:table-cell>
          <table:table-cell table:formula="of:=MONTH([.Q231])" office:value-type="float" office:value="10" calcext:value-type="float">
            <text:p>10</text:p>
          </table:table-cell>
          <table:table-cell table:formula="of:=CONCATENATE([.R231];&quot;/&quot;;[.D231];&quot;/&quot;;[.F231];&quot; &quot;;[.G231])" office:value-type="string" office:string-value="10/9/2017 11:45:02" calcext:value-type="string">
            <text:p>10/9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232];&quot;-&quot;;[.E232];&quot;-&quot;;[.D232])" office:value-type="string" office:string-value="2017-Oct-9" calcext:value-type="string">
            <text:p>2017-Oct-9</text:p>
          </table:table-cell>
          <table:table-cell table:formula="of:=MONTH([.Q232])" office:value-type="float" office:value="10" calcext:value-type="float">
            <text:p>10</text:p>
          </table:table-cell>
          <table:table-cell table:formula="of:=CONCATENATE([.R232];&quot;/&quot;;[.D232];&quot;/&quot;;[.F232];&quot; &quot;;[.G232])" office:value-type="string" office:string-value="10/9/2017 12:00:14" calcext:value-type="string">
            <text:p>10/9/2017 12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3.829" calcext:value-type="float">
            <text:p>33.829</text:p>
          </table:table-cell>
          <table:table-cell table:formula="of:=CONCATENATE([.F233];&quot;-&quot;;[.E233];&quot;-&quot;;[.D233])" office:value-type="string" office:string-value="2017-Oct-9" calcext:value-type="string">
            <text:p>2017-Oct-9</text:p>
          </table:table-cell>
          <table:table-cell table:formula="of:=MONTH([.Q233])" office:value-type="float" office:value="10" calcext:value-type="float">
            <text:p>10</text:p>
          </table:table-cell>
          <table:table-cell table:formula="of:=CONCATENATE([.R233];&quot;/&quot;;[.D233];&quot;/&quot;;[.F233];&quot; &quot;;[.G233])" office:value-type="string" office:string-value="10/9/2017 12:15:03" calcext:value-type="string">
            <text:p>10/9/2017 1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3.829" calcext:value-type="float">
            <text:p>33.829</text:p>
          </table:table-cell>
          <table:table-cell table:formula="of:=CONCATENATE([.F234];&quot;-&quot;;[.E234];&quot;-&quot;;[.D234])" office:value-type="string" office:string-value="2017-Oct-9" calcext:value-type="string">
            <text:p>2017-Oct-9</text:p>
          </table:table-cell>
          <table:table-cell table:formula="of:=MONTH([.Q234])" office:value-type="float" office:value="10" calcext:value-type="float">
            <text:p>10</text:p>
          </table:table-cell>
          <table:table-cell table:formula="of:=CONCATENATE([.R234];&quot;/&quot;;[.D234];&quot;/&quot;;[.F234];&quot; &quot;;[.G234])" office:value-type="string" office:string-value="10/9/2017 12:30:10" calcext:value-type="string">
            <text:p>10/9/2017 12:3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3.829" calcext:value-type="float">
            <text:p>33.829</text:p>
          </table:table-cell>
          <table:table-cell table:formula="of:=CONCATENATE([.F235];&quot;-&quot;;[.E235];&quot;-&quot;;[.D235])" office:value-type="string" office:string-value="2017-Oct-9" calcext:value-type="string">
            <text:p>2017-Oct-9</text:p>
          </table:table-cell>
          <table:table-cell table:formula="of:=MONTH([.Q235])" office:value-type="float" office:value="10" calcext:value-type="float">
            <text:p>10</text:p>
          </table:table-cell>
          <table:table-cell table:formula="of:=CONCATENATE([.R235];&quot;/&quot;;[.D235];&quot;/&quot;;[.F235];&quot; &quot;;[.G235])" office:value-type="string" office:string-value="10/9/2017 12:45:02" calcext:value-type="string">
            <text:p>10/9/2017 1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" calcext:value-type="float">
            <text:p>29.8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2.733" calcext:value-type="float">
            <text:p>32.733</text:p>
          </table:table-cell>
          <table:table-cell table:formula="of:=CONCATENATE([.F236];&quot;-&quot;;[.E236];&quot;-&quot;;[.D236])" office:value-type="string" office:string-value="2017-Oct-9" calcext:value-type="string">
            <text:p>2017-Oct-9</text:p>
          </table:table-cell>
          <table:table-cell table:formula="of:=MONTH([.Q236])" office:value-type="float" office:value="10" calcext:value-type="float">
            <text:p>10</text:p>
          </table:table-cell>
          <table:table-cell table:formula="of:=CONCATENATE([.R236];&quot;/&quot;;[.D236];&quot;/&quot;;[.F236];&quot; &quot;;[.G236])" office:value-type="string" office:string-value="10/9/2017 13:00:10" calcext:value-type="string">
            <text:p>10/9/2017 13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" calcext:value-type="float">
            <text:p>29.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237];&quot;-&quot;;[.E237];&quot;-&quot;;[.D237])" office:value-type="string" office:string-value="2017-Oct-9" calcext:value-type="string">
            <text:p>2017-Oct-9</text:p>
          </table:table-cell>
          <table:table-cell table:formula="of:=MONTH([.Q237])" office:value-type="float" office:value="10" calcext:value-type="float">
            <text:p>10</text:p>
          </table:table-cell>
          <table:table-cell table:formula="of:=CONCATENATE([.R237];&quot;/&quot;;[.D237];&quot;/&quot;;[.F237];&quot; &quot;;[.G237])" office:value-type="string" office:string-value="10/9/2017 13:15:03" calcext:value-type="string">
            <text:p>10/9/2017 1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" calcext:value-type="float">
            <text:p>29.8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3.829" calcext:value-type="float">
            <text:p>33.829</text:p>
          </table:table-cell>
          <table:table-cell table:formula="of:=CONCATENATE([.F238];&quot;-&quot;;[.E238];&quot;-&quot;;[.D238])" office:value-type="string" office:string-value="2017-Oct-9" calcext:value-type="string">
            <text:p>2017-Oct-9</text:p>
          </table:table-cell>
          <table:table-cell table:formula="of:=MONTH([.Q238])" office:value-type="float" office:value="10" calcext:value-type="float">
            <text:p>10</text:p>
          </table:table-cell>
          <table:table-cell table:formula="of:=CONCATENATE([.R238];&quot;/&quot;;[.D238];&quot;/&quot;;[.F238];&quot; &quot;;[.G238])" office:value-type="string" office:string-value="10/9/2017 13:30:02" calcext:value-type="string">
            <text:p>10/9/2017 13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69" calcext:value-type="float">
            <text:p>29.69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2.733" calcext:value-type="float">
            <text:p>32.733</text:p>
          </table:table-cell>
          <table:table-cell table:formula="of:=CONCATENATE([.F239];&quot;-&quot;;[.E239];&quot;-&quot;;[.D239])" office:value-type="string" office:string-value="2017-Oct-9" calcext:value-type="string">
            <text:p>2017-Oct-9</text:p>
          </table:table-cell>
          <table:table-cell table:formula="of:=MONTH([.Q239])" office:value-type="float" office:value="10" calcext:value-type="float">
            <text:p>10</text:p>
          </table:table-cell>
          <table:table-cell table:formula="of:=CONCATENATE([.R239];&quot;/&quot;;[.D239];&quot;/&quot;;[.F239];&quot; &quot;;[.G239])" office:value-type="string" office:string-value="10/9/2017 13:45:02" calcext:value-type="string">
            <text:p>10/9/2017 1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69" calcext:value-type="float">
            <text:p>29.69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3.829" calcext:value-type="float">
            <text:p>33.829</text:p>
          </table:table-cell>
          <table:table-cell table:formula="of:=CONCATENATE([.F240];&quot;-&quot;;[.E240];&quot;-&quot;;[.D240])" office:value-type="string" office:string-value="2017-Oct-9" calcext:value-type="string">
            <text:p>2017-Oct-9</text:p>
          </table:table-cell>
          <table:table-cell table:formula="of:=MONTH([.Q240])" office:value-type="float" office:value="10" calcext:value-type="float">
            <text:p>10</text:p>
          </table:table-cell>
          <table:table-cell table:formula="of:=CONCATENATE([.R240];&quot;/&quot;;[.D240];&quot;/&quot;;[.F240];&quot; &quot;;[.G240])" office:value-type="string" office:string-value="10/9/2017 14:00:11" calcext:value-type="string">
            <text:p>10/9/2017 14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69" calcext:value-type="float">
            <text:p>29.69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3.829" calcext:value-type="float">
            <text:p>33.829</text:p>
          </table:table-cell>
          <table:table-cell table:formula="of:=CONCATENATE([.F241];&quot;-&quot;;[.E241];&quot;-&quot;;[.D241])" office:value-type="string" office:string-value="2017-Oct-9" calcext:value-type="string">
            <text:p>2017-Oct-9</text:p>
          </table:table-cell>
          <table:table-cell table:formula="of:=MONTH([.Q241])" office:value-type="float" office:value="10" calcext:value-type="float">
            <text:p>10</text:p>
          </table:table-cell>
          <table:table-cell table:formula="of:=CONCATENATE([.R241];&quot;/&quot;;[.D241];&quot;/&quot;;[.F241];&quot; &quot;;[.G241])" office:value-type="string" office:string-value="10/9/2017 14:15:03" calcext:value-type="string">
            <text:p>10/9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69" calcext:value-type="float">
            <text:p>29.69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3.829" calcext:value-type="float">
            <text:p>33.829</text:p>
          </table:table-cell>
          <table:table-cell table:formula="of:=CONCATENATE([.F242];&quot;-&quot;;[.E242];&quot;-&quot;;[.D242])" office:value-type="string" office:string-value="2017-Oct-9" calcext:value-type="string">
            <text:p>2017-Oct-9</text:p>
          </table:table-cell>
          <table:table-cell table:formula="of:=MONTH([.Q242])" office:value-type="float" office:value="10" calcext:value-type="float">
            <text:p>10</text:p>
          </table:table-cell>
          <table:table-cell table:formula="of:=CONCATENATE([.R242];&quot;/&quot;;[.D242];&quot;/&quot;;[.F242];&quot; &quot;;[.G242])" office:value-type="string" office:string-value="10/9/2017 14:30:06" calcext:value-type="string">
            <text:p>10/9/2017 14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69" calcext:value-type="float">
            <text:p>29.69</text:p>
          </table:table-cell>
          <table:table-cell office:value-type="float" office:value="83.1" calcext:value-type="float">
            <text:p>83.1</text:p>
          </table:table-cell>
          <table:table-cell office:value-type="float" office:value="28.4" calcext:value-type="float">
            <text:p>28.4</text:p>
          </table:table-cell>
          <table:table-cell office:value-type="float" office:value="38.659" calcext:value-type="float">
            <text:p>38.659</text:p>
          </table:table-cell>
          <table:table-cell office:value-type="float" office:value="32.733" calcext:value-type="float">
            <text:p>32.733</text:p>
          </table:table-cell>
          <table:table-cell table:formula="of:=CONCATENATE([.F243];&quot;-&quot;;[.E243];&quot;-&quot;;[.D243])" office:value-type="string" office:string-value="2017-Oct-9" calcext:value-type="string">
            <text:p>2017-Oct-9</text:p>
          </table:table-cell>
          <table:table-cell table:formula="of:=MONTH([.Q243])" office:value-type="float" office:value="10" calcext:value-type="float">
            <text:p>10</text:p>
          </table:table-cell>
          <table:table-cell table:formula="of:=CONCATENATE([.R243];&quot;/&quot;;[.D243];&quot;/&quot;;[.F243];&quot; &quot;;[.G243])" office:value-type="string" office:string-value="10/9/2017 14:45:03" calcext:value-type="string">
            <text:p>10/9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3.829" calcext:value-type="float">
            <text:p>33.829</text:p>
          </table:table-cell>
          <table:table-cell table:formula="of:=CONCATENATE([.F244];&quot;-&quot;;[.E244];&quot;-&quot;;[.D244])" office:value-type="string" office:string-value="2017-Oct-9" calcext:value-type="string">
            <text:p>2017-Oct-9</text:p>
          </table:table-cell>
          <table:table-cell table:formula="of:=MONTH([.Q244])" office:value-type="float" office:value="10" calcext:value-type="float">
            <text:p>10</text:p>
          </table:table-cell>
          <table:table-cell table:formula="of:=CONCATENATE([.R244];&quot;/&quot;;[.D244];&quot;/&quot;;[.F244];&quot; &quot;;[.G244])" office:value-type="string" office:string-value="10/9/2017 15:00:08" calcext:value-type="string">
            <text:p>10/9/2017 15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245];&quot;-&quot;;[.E245];&quot;-&quot;;[.D245])" office:value-type="string" office:string-value="2017-Oct-9" calcext:value-type="string">
            <text:p>2017-Oct-9</text:p>
          </table:table-cell>
          <table:table-cell table:formula="of:=MONTH([.Q245])" office:value-type="float" office:value="10" calcext:value-type="float">
            <text:p>10</text:p>
          </table:table-cell>
          <table:table-cell table:formula="of:=CONCATENATE([.R245];&quot;/&quot;;[.D245];&quot;/&quot;;[.F245];&quot; &quot;;[.G245])" office:value-type="string" office:string-value="10/9/2017 15:15:04" calcext:value-type="string">
            <text:p>10/9/2017 15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9" calcext:value-type="float">
            <text:p>29.69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3.829" calcext:value-type="float">
            <text:p>33.829</text:p>
          </table:table-cell>
          <table:table-cell table:formula="of:=CONCATENATE([.F246];&quot;-&quot;;[.E246];&quot;-&quot;;[.D246])" office:value-type="string" office:string-value="2017-Oct-9" calcext:value-type="string">
            <text:p>2017-Oct-9</text:p>
          </table:table-cell>
          <table:table-cell table:formula="of:=MONTH([.Q246])" office:value-type="float" office:value="10" calcext:value-type="float">
            <text:p>10</text:p>
          </table:table-cell>
          <table:table-cell table:formula="of:=CONCATENATE([.R246];&quot;/&quot;;[.D246];&quot;/&quot;;[.F246];&quot; &quot;;[.G246])" office:value-type="string" office:string-value="10/9/2017 15:30:04" calcext:value-type="string">
            <text:p>10/9/2017 15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3.829" calcext:value-type="float">
            <text:p>33.829</text:p>
          </table:table-cell>
          <table:table-cell table:formula="of:=CONCATENATE([.F247];&quot;-&quot;;[.E247];&quot;-&quot;;[.D247])" office:value-type="string" office:string-value="2017-Oct-9" calcext:value-type="string">
            <text:p>2017-Oct-9</text:p>
          </table:table-cell>
          <table:table-cell table:formula="of:=MONTH([.Q247])" office:value-type="float" office:value="10" calcext:value-type="float">
            <text:p>10</text:p>
          </table:table-cell>
          <table:table-cell table:formula="of:=CONCATENATE([.R247];&quot;/&quot;;[.D247];&quot;/&quot;;[.F247];&quot; &quot;;[.G247])" office:value-type="string" office:string-value="10/9/2017 15:45:02" calcext:value-type="string">
            <text:p>10/9/2017 1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3" calcext:value-type="float">
            <text:p>81.3</text:p>
          </table:table-cell>
          <table:table-cell office:value-type="float" office:value="27.4" calcext:value-type="float">
            <text:p>27.4</text:p>
          </table:table-cell>
          <table:table-cell office:value-type="float" office:value="36.469" calcext:value-type="float">
            <text:p>36.469</text:p>
          </table:table-cell>
          <table:table-cell office:value-type="float" office:value="33.829" calcext:value-type="float">
            <text:p>33.829</text:p>
          </table:table-cell>
          <table:table-cell table:formula="of:=CONCATENATE([.F248];&quot;-&quot;;[.E248];&quot;-&quot;;[.D248])" office:value-type="string" office:string-value="2017-Oct-9" calcext:value-type="string">
            <text:p>2017-Oct-9</text:p>
          </table:table-cell>
          <table:table-cell table:formula="of:=MONTH([.Q248])" office:value-type="float" office:value="10" calcext:value-type="float">
            <text:p>10</text:p>
          </table:table-cell>
          <table:table-cell table:formula="of:=CONCATENATE([.R248];&quot;/&quot;;[.D248];&quot;/&quot;;[.F248];&quot; &quot;;[.G248])" office:value-type="string" office:string-value="10/9/2017 16:00:10" calcext:value-type="string">
            <text:p>10/9/2017 16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3.829" calcext:value-type="float">
            <text:p>33.829</text:p>
          </table:table-cell>
          <table:table-cell table:formula="of:=CONCATENATE([.F249];&quot;-&quot;;[.E249];&quot;-&quot;;[.D249])" office:value-type="string" office:string-value="2017-Oct-9" calcext:value-type="string">
            <text:p>2017-Oct-9</text:p>
          </table:table-cell>
          <table:table-cell table:formula="of:=MONTH([.Q249])" office:value-type="float" office:value="10" calcext:value-type="float">
            <text:p>10</text:p>
          </table:table-cell>
          <table:table-cell table:formula="of:=CONCATENATE([.R249];&quot;/&quot;;[.D249];&quot;/&quot;;[.F249];&quot; &quot;;[.G249])" office:value-type="string" office:string-value="10/9/2017 16:15:03" calcext:value-type="string">
            <text:p>10/9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3.829" calcext:value-type="float">
            <text:p>33.829</text:p>
          </table:table-cell>
          <table:table-cell table:formula="of:=CONCATENATE([.F250];&quot;-&quot;;[.E250];&quot;-&quot;;[.D250])" office:value-type="string" office:string-value="2017-Oct-9" calcext:value-type="string">
            <text:p>2017-Oct-9</text:p>
          </table:table-cell>
          <table:table-cell table:formula="of:=MONTH([.Q250])" office:value-type="float" office:value="10" calcext:value-type="float">
            <text:p>10</text:p>
          </table:table-cell>
          <table:table-cell table:formula="of:=CONCATENATE([.R250];&quot;/&quot;;[.D250];&quot;/&quot;;[.F250];&quot; &quot;;[.G250])" office:value-type="string" office:string-value="10/9/2017 16:30:04" calcext:value-type="string">
            <text:p>10/9/2017 16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3.829" calcext:value-type="float">
            <text:p>33.829</text:p>
          </table:table-cell>
          <table:table-cell table:formula="of:=CONCATENATE([.F251];&quot;-&quot;;[.E251];&quot;-&quot;;[.D251])" office:value-type="string" office:string-value="2017-Oct-9" calcext:value-type="string">
            <text:p>2017-Oct-9</text:p>
          </table:table-cell>
          <table:table-cell table:formula="of:=MONTH([.Q251])" office:value-type="float" office:value="10" calcext:value-type="float">
            <text:p>10</text:p>
          </table:table-cell>
          <table:table-cell table:formula="of:=CONCATENATE([.R251];&quot;/&quot;;[.D251];&quot;/&quot;;[.F251];&quot; &quot;;[.G251])" office:value-type="string" office:string-value="10/9/2017 16:45:04" calcext:value-type="string">
            <text:p>10/9/2017 16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4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3.829" calcext:value-type="float">
            <text:p>33.829</text:p>
          </table:table-cell>
          <table:table-cell table:formula="of:=CONCATENATE([.F252];&quot;-&quot;;[.E252];&quot;-&quot;;[.D252])" office:value-type="string" office:string-value="2017-Oct-9" calcext:value-type="string">
            <text:p>2017-Oct-9</text:p>
          </table:table-cell>
          <table:table-cell table:formula="of:=MONTH([.Q252])" office:value-type="float" office:value="10" calcext:value-type="float">
            <text:p>10</text:p>
          </table:table-cell>
          <table:table-cell table:formula="of:=CONCATENATE([.R252];&quot;/&quot;;[.D252];&quot;/&quot;;[.F252];&quot; &quot;;[.G252])" office:value-type="string" office:string-value="10/9/2017 17:00:47" calcext:value-type="string">
            <text:p>10/9/2017 17:00:4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3.829" calcext:value-type="float">
            <text:p>33.829</text:p>
          </table:table-cell>
          <table:table-cell table:formula="of:=CONCATENATE([.F253];&quot;-&quot;;[.E253];&quot;-&quot;;[.D253])" office:value-type="string" office:string-value="2017-Oct-9" calcext:value-type="string">
            <text:p>2017-Oct-9</text:p>
          </table:table-cell>
          <table:table-cell table:formula="of:=MONTH([.Q253])" office:value-type="float" office:value="10" calcext:value-type="float">
            <text:p>10</text:p>
          </table:table-cell>
          <table:table-cell table:formula="of:=CONCATENATE([.R253];&quot;/&quot;;[.D253];&quot;/&quot;;[.F253];&quot; &quot;;[.G253])" office:value-type="string" office:string-value="10/9/2017 17:15:02" calcext:value-type="string">
            <text:p>10/9/2017 17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3.829" calcext:value-type="float">
            <text:p>33.829</text:p>
          </table:table-cell>
          <table:table-cell table:formula="of:=CONCATENATE([.F254];&quot;-&quot;;[.E254];&quot;-&quot;;[.D254])" office:value-type="string" office:string-value="2017-Oct-9" calcext:value-type="string">
            <text:p>2017-Oct-9</text:p>
          </table:table-cell>
          <table:table-cell table:formula="of:=MONTH([.Q254])" office:value-type="float" office:value="10" calcext:value-type="float">
            <text:p>10</text:p>
          </table:table-cell>
          <table:table-cell table:formula="of:=CONCATENATE([.R254];&quot;/&quot;;[.D254];&quot;/&quot;;[.F254];&quot; &quot;;[.G254])" office:value-type="string" office:string-value="10/9/2017 17:30:03" calcext:value-type="string">
            <text:p>10/9/2017 17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2.733" calcext:value-type="float">
            <text:p>32.733</text:p>
          </table:table-cell>
          <table:table-cell table:formula="of:=CONCATENATE([.F255];&quot;-&quot;;[.E255];&quot;-&quot;;[.D255])" office:value-type="string" office:string-value="2017-Oct-9" calcext:value-type="string">
            <text:p>2017-Oct-9</text:p>
          </table:table-cell>
          <table:table-cell table:formula="of:=MONTH([.Q255])" office:value-type="float" office:value="10" calcext:value-type="float">
            <text:p>10</text:p>
          </table:table-cell>
          <table:table-cell table:formula="of:=CONCATENATE([.R255];&quot;/&quot;;[.D255];&quot;/&quot;;[.F255];&quot; &quot;;[.G255])" office:value-type="string" office:string-value="10/9/2017 17:45:02" calcext:value-type="string">
            <text:p>10/9/2017 17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2.733" calcext:value-type="float">
            <text:p>32.733</text:p>
          </table:table-cell>
          <table:table-cell table:formula="of:=CONCATENATE([.F256];&quot;-&quot;;[.E256];&quot;-&quot;;[.D256])" office:value-type="string" office:string-value="2017-Oct-9" calcext:value-type="string">
            <text:p>2017-Oct-9</text:p>
          </table:table-cell>
          <table:table-cell table:formula="of:=MONTH([.Q256])" office:value-type="float" office:value="10" calcext:value-type="float">
            <text:p>10</text:p>
          </table:table-cell>
          <table:table-cell table:formula="of:=CONCATENATE([.R256];&quot;/&quot;;[.D256];&quot;/&quot;;[.F256];&quot; &quot;;[.G256])" office:value-type="string" office:string-value="10/9/2017 18:00:11" calcext:value-type="string">
            <text:p>10/9/2017 18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257];&quot;-&quot;;[.E257];&quot;-&quot;;[.D257])" office:value-type="string" office:string-value="2017-Oct-9" calcext:value-type="string">
            <text:p>2017-Oct-9</text:p>
          </table:table-cell>
          <table:table-cell table:formula="of:=MONTH([.Q257])" office:value-type="float" office:value="10" calcext:value-type="float">
            <text:p>10</text:p>
          </table:table-cell>
          <table:table-cell table:formula="of:=CONCATENATE([.R257];&quot;/&quot;;[.D257];&quot;/&quot;;[.F257];&quot; &quot;;[.G257])" office:value-type="string" office:string-value="10/9/2017 18:15:03" calcext:value-type="string">
            <text:p>10/9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2.733" calcext:value-type="float">
            <text:p>32.733</text:p>
          </table:table-cell>
          <table:table-cell table:formula="of:=CONCATENATE([.F258];&quot;-&quot;;[.E258];&quot;-&quot;;[.D258])" office:value-type="string" office:string-value="2017-Oct-9" calcext:value-type="string">
            <text:p>2017-Oct-9</text:p>
          </table:table-cell>
          <table:table-cell table:formula="of:=MONTH([.Q258])" office:value-type="float" office:value="10" calcext:value-type="float">
            <text:p>10</text:p>
          </table:table-cell>
          <table:table-cell table:formula="of:=CONCATENATE([.R258];&quot;/&quot;;[.D258];&quot;/&quot;;[.F258];&quot; &quot;;[.G258])" office:value-type="string" office:string-value="10/9/2017 18:30:07" calcext:value-type="string">
            <text:p>10/9/2017 18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2.733" calcext:value-type="float">
            <text:p>32.733</text:p>
          </table:table-cell>
          <table:table-cell table:formula="of:=CONCATENATE([.F259];&quot;-&quot;;[.E259];&quot;-&quot;;[.D259])" office:value-type="string" office:string-value="2017-Oct-9" calcext:value-type="string">
            <text:p>2017-Oct-9</text:p>
          </table:table-cell>
          <table:table-cell table:formula="of:=MONTH([.Q259])" office:value-type="float" office:value="10" calcext:value-type="float">
            <text:p>10</text:p>
          </table:table-cell>
          <table:table-cell table:formula="of:=CONCATENATE([.R259];&quot;/&quot;;[.D259];&quot;/&quot;;[.F259];&quot; &quot;;[.G259])" office:value-type="string" office:string-value="10/9/2017 18:45:03" calcext:value-type="string">
            <text:p>10/9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2.733" calcext:value-type="float">
            <text:p>32.733</text:p>
          </table:table-cell>
          <table:table-cell table:formula="of:=CONCATENATE([.F260];&quot;-&quot;;[.E260];&quot;-&quot;;[.D260])" office:value-type="string" office:string-value="2017-Oct-9" calcext:value-type="string">
            <text:p>2017-Oct-9</text:p>
          </table:table-cell>
          <table:table-cell table:formula="of:=MONTH([.Q260])" office:value-type="float" office:value="10" calcext:value-type="float">
            <text:p>10</text:p>
          </table:table-cell>
          <table:table-cell table:formula="of:=CONCATENATE([.R260];&quot;/&quot;;[.D260];&quot;/&quot;;[.F260];&quot; &quot;;[.G260])" office:value-type="string" office:string-value="10/9/2017 19:00:11" calcext:value-type="string">
            <text:p>10/9/2017 19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261];&quot;-&quot;;[.E261];&quot;-&quot;;[.D261])" office:value-type="string" office:string-value="2017-Oct-9" calcext:value-type="string">
            <text:p>2017-Oct-9</text:p>
          </table:table-cell>
          <table:table-cell table:formula="of:=MONTH([.Q261])" office:value-type="float" office:value="10" calcext:value-type="float">
            <text:p>10</text:p>
          </table:table-cell>
          <table:table-cell table:formula="of:=CONCATENATE([.R261];&quot;/&quot;;[.D261];&quot;/&quot;;[.F261];&quot; &quot;;[.G261])" office:value-type="string" office:string-value="10/9/2017 19:15:02" calcext:value-type="string">
            <text:p>10/9/2017 19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2.733" calcext:value-type="float">
            <text:p>32.733</text:p>
          </table:table-cell>
          <table:table-cell table:formula="of:=CONCATENATE([.F262];&quot;-&quot;;[.E262];&quot;-&quot;;[.D262])" office:value-type="string" office:string-value="2017-Oct-9" calcext:value-type="string">
            <text:p>2017-Oct-9</text:p>
          </table:table-cell>
          <table:table-cell table:formula="of:=MONTH([.Q262])" office:value-type="float" office:value="10" calcext:value-type="float">
            <text:p>10</text:p>
          </table:table-cell>
          <table:table-cell table:formula="of:=CONCATENATE([.R262];&quot;/&quot;;[.D262];&quot;/&quot;;[.F262];&quot; &quot;;[.G262])" office:value-type="string" office:string-value="10/9/2017 19:30:02" calcext:value-type="string">
            <text:p>10/9/2017 19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263];&quot;-&quot;;[.E263];&quot;-&quot;;[.D263])" office:value-type="string" office:string-value="2017-Oct-9" calcext:value-type="string">
            <text:p>2017-Oct-9</text:p>
          </table:table-cell>
          <table:table-cell table:formula="of:=MONTH([.Q263])" office:value-type="float" office:value="10" calcext:value-type="float">
            <text:p>10</text:p>
          </table:table-cell>
          <table:table-cell table:formula="of:=CONCATENATE([.R263];&quot;/&quot;;[.D263];&quot;/&quot;;[.F263];&quot; &quot;;[.G263])" office:value-type="string" office:string-value="10/9/2017 19:45:03" calcext:value-type="string">
            <text:p>10/9/2017 1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5" calcext:value-type="float">
            <text:p>29.65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32.733" calcext:value-type="float">
            <text:p>32.733</text:p>
          </table:table-cell>
          <table:table-cell table:formula="of:=CONCATENATE([.F264];&quot;-&quot;;[.E264];&quot;-&quot;;[.D264])" office:value-type="string" office:string-value="2017-Oct-9" calcext:value-type="string">
            <text:p>2017-Oct-9</text:p>
          </table:table-cell>
          <table:table-cell table:formula="of:=MONTH([.Q264])" office:value-type="float" office:value="10" calcext:value-type="float">
            <text:p>10</text:p>
          </table:table-cell>
          <table:table-cell table:formula="of:=CONCATENATE([.R264];&quot;/&quot;;[.D264];&quot;/&quot;;[.F264];&quot; &quot;;[.G264])" office:value-type="string" office:string-value="10/9/2017 20:00:10" calcext:value-type="string">
            <text:p>10/9/2017 2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31.669" calcext:value-type="float">
            <text:p>31.669</text:p>
          </table:table-cell>
          <table:table-cell table:formula="of:=CONCATENATE([.F265];&quot;-&quot;;[.E265];&quot;-&quot;;[.D265])" office:value-type="string" office:string-value="2017-Oct-9" calcext:value-type="string">
            <text:p>2017-Oct-9</text:p>
          </table:table-cell>
          <table:table-cell table:formula="of:=MONTH([.Q265])" office:value-type="float" office:value="10" calcext:value-type="float">
            <text:p>10</text:p>
          </table:table-cell>
          <table:table-cell table:formula="of:=CONCATENATE([.R265];&quot;/&quot;;[.D265];&quot;/&quot;;[.F265];&quot; &quot;;[.G265])" office:value-type="string" office:string-value="10/9/2017 20:15:02" calcext:value-type="string">
            <text:p>10/9/2017 2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0.636" calcext:value-type="float">
            <text:p>30.636</text:p>
          </table:table-cell>
          <table:table-cell table:formula="of:=CONCATENATE([.F266];&quot;-&quot;;[.E266];&quot;-&quot;;[.D266])" office:value-type="string" office:string-value="2017-Oct-9" calcext:value-type="string">
            <text:p>2017-Oct-9</text:p>
          </table:table-cell>
          <table:table-cell table:formula="of:=MONTH([.Q266])" office:value-type="float" office:value="10" calcext:value-type="float">
            <text:p>10</text:p>
          </table:table-cell>
          <table:table-cell table:formula="of:=CONCATENATE([.R266];&quot;/&quot;;[.D266];&quot;/&quot;;[.F266];&quot; &quot;;[.G266])" office:value-type="string" office:string-value="10/9/2017 20:30:05" calcext:value-type="string">
            <text:p>10/9/2017 20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267];&quot;-&quot;;[.E267];&quot;-&quot;;[.D267])" office:value-type="string" office:string-value="2017-Oct-9" calcext:value-type="string">
            <text:p>2017-Oct-9</text:p>
          </table:table-cell>
          <table:table-cell table:formula="of:=MONTH([.Q267])" office:value-type="float" office:value="10" calcext:value-type="float">
            <text:p>10</text:p>
          </table:table-cell>
          <table:table-cell table:formula="of:=CONCATENATE([.R267];&quot;/&quot;;[.D267];&quot;/&quot;;[.F267];&quot; &quot;;[.G267])" office:value-type="string" office:string-value="10/9/2017 20:45:03" calcext:value-type="string">
            <text:p>10/9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31.669" calcext:value-type="float">
            <text:p>31.669</text:p>
          </table:table-cell>
          <table:table-cell table:formula="of:=CONCATENATE([.F268];&quot;-&quot;;[.E268];&quot;-&quot;;[.D268])" office:value-type="string" office:string-value="2017-Oct-9" calcext:value-type="string">
            <text:p>2017-Oct-9</text:p>
          </table:table-cell>
          <table:table-cell table:formula="of:=MONTH([.Q268])" office:value-type="float" office:value="10" calcext:value-type="float">
            <text:p>10</text:p>
          </table:table-cell>
          <table:table-cell table:formula="of:=CONCATENATE([.R268];&quot;/&quot;;[.D268];&quot;/&quot;;[.F268];&quot; &quot;;[.G268])" office:value-type="string" office:string-value="10/9/2017 21:00:03" calcext:value-type="string">
            <text:p>10/9/2017 21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269];&quot;-&quot;;[.E269];&quot;-&quot;;[.D269])" office:value-type="string" office:string-value="2017-Oct-9" calcext:value-type="string">
            <text:p>2017-Oct-9</text:p>
          </table:table-cell>
          <table:table-cell table:formula="of:=MONTH([.Q269])" office:value-type="float" office:value="10" calcext:value-type="float">
            <text:p>10</text:p>
          </table:table-cell>
          <table:table-cell table:formula="of:=CONCATENATE([.R269];&quot;/&quot;;[.D269];&quot;/&quot;;[.F269];&quot; &quot;;[.G269])" office:value-type="string" office:string-value="10/9/2017 21:15:02" calcext:value-type="string">
            <text:p>10/9/2017 2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7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70];&quot;-&quot;;[.E270];&quot;-&quot;;[.D270])" office:value-type="string" office:string-value="2017-Oct-9" calcext:value-type="string">
            <text:p>2017-Oct-9</text:p>
          </table:table-cell>
          <table:table-cell table:formula="of:=MONTH([.Q270])" office:value-type="float" office:value="10" calcext:value-type="float">
            <text:p>10</text:p>
          </table:table-cell>
          <table:table-cell table:formula="of:=CONCATENATE([.R270];&quot;/&quot;;[.D270];&quot;/&quot;;[.F270];&quot; &quot;;[.G270])" office:value-type="string" office:string-value="10/9/2017 21:30:07" calcext:value-type="string">
            <text:p>10/9/2017 21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71];&quot;-&quot;;[.E271];&quot;-&quot;;[.D271])" office:value-type="string" office:string-value="2017-Oct-9" calcext:value-type="string">
            <text:p>2017-Oct-9</text:p>
          </table:table-cell>
          <table:table-cell table:formula="of:=MONTH([.Q271])" office:value-type="float" office:value="10" calcext:value-type="float">
            <text:p>10</text:p>
          </table:table-cell>
          <table:table-cell table:formula="of:=CONCATENATE([.R271];&quot;/&quot;;[.D271];&quot;/&quot;;[.F271];&quot; &quot;;[.G271])" office:value-type="string" office:string-value="10/9/2017 21:45:02" calcext:value-type="string">
            <text:p>10/9/2017 2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12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5.4" calcext:value-type="float">
            <text:p>75.4</text:p>
          </table:table-cell>
          <table:table-cell office:value-type="float" office:value="24.1" calcext:value-type="float">
            <text:p>24.1</text:p>
          </table:table-cell>
          <table:table-cell office:value-type="float" office:value="30.029" calcext:value-type="float">
            <text:p>30.029</text:p>
          </table:table-cell>
          <table:table-cell office:value-type="float" office:value="28.656" calcext:value-type="float">
            <text:p>28.656</text:p>
          </table:table-cell>
          <table:table-cell table:formula="of:=CONCATENATE([.F272];&quot;-&quot;;[.E272];&quot;-&quot;;[.D272])" office:value-type="string" office:string-value="2017-Oct-9" calcext:value-type="string">
            <text:p>2017-Oct-9</text:p>
          </table:table-cell>
          <table:table-cell table:formula="of:=MONTH([.Q272])" office:value-type="float" office:value="10" calcext:value-type="float">
            <text:p>10</text:p>
          </table:table-cell>
          <table:table-cell table:formula="of:=CONCATENATE([.R272];&quot;/&quot;;[.D272];&quot;/&quot;;[.F272];&quot; &quot;;[.G272])" office:value-type="string" office:string-value="10/9/2017 22:00:12" calcext:value-type="string">
            <text:p>10/9/2017 22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5.3" calcext:value-type="float">
            <text:p>75.3</text:p>
          </table:table-cell>
          <table:table-cell office:value-type="float" office:value="24.1" calcext:value-type="float">
            <text:p>24.1</text:p>
          </table:table-cell>
          <table:table-cell office:value-type="float" office:value="29.93" calcext:value-type="float">
            <text:p>29.93</text:p>
          </table:table-cell>
          <table:table-cell office:value-type="float" office:value="28.656" calcext:value-type="float">
            <text:p>28.656</text:p>
          </table:table-cell>
          <table:table-cell table:formula="of:=CONCATENATE([.F273];&quot;-&quot;;[.E273];&quot;-&quot;;[.D273])" office:value-type="string" office:string-value="2017-Oct-9" calcext:value-type="string">
            <text:p>2017-Oct-9</text:p>
          </table:table-cell>
          <table:table-cell table:formula="of:=MONTH([.Q273])" office:value-type="float" office:value="10" calcext:value-type="float">
            <text:p>10</text:p>
          </table:table-cell>
          <table:table-cell table:formula="of:=CONCATENATE([.R273];&quot;/&quot;;[.D273];&quot;/&quot;;[.F273];&quot; &quot;;[.G273])" office:value-type="string" office:string-value="10/9/2017 22:15:03" calcext:value-type="string">
            <text:p>10/9/2017 2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5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5.3" calcext:value-type="float">
            <text:p>75.3</text:p>
          </table:table-cell>
          <table:table-cell office:value-type="float" office:value="24.1" calcext:value-type="float">
            <text:p>24.1</text:p>
          </table:table-cell>
          <table:table-cell office:value-type="float" office:value="29.93" calcext:value-type="float">
            <text:p>29.93</text:p>
          </table:table-cell>
          <table:table-cell office:value-type="float" office:value="28.656" calcext:value-type="float">
            <text:p>28.656</text:p>
          </table:table-cell>
          <table:table-cell table:formula="of:=CONCATENATE([.F274];&quot;-&quot;;[.E274];&quot;-&quot;;[.D274])" office:value-type="string" office:string-value="2017-Oct-9" calcext:value-type="string">
            <text:p>2017-Oct-9</text:p>
          </table:table-cell>
          <table:table-cell table:formula="of:=MONTH([.Q274])" office:value-type="float" office:value="10" calcext:value-type="float">
            <text:p>10</text:p>
          </table:table-cell>
          <table:table-cell table:formula="of:=CONCATENATE([.R274];&quot;/&quot;;[.D274];&quot;/&quot;;[.F274];&quot; &quot;;[.G274])" office:value-type="string" office:string-value="10/9/2017 22:30:05" calcext:value-type="string">
            <text:p>10/9/2017 22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5.3" calcext:value-type="float">
            <text:p>75.3</text:p>
          </table:table-cell>
          <table:table-cell office:value-type="float" office:value="24.1" calcext:value-type="float">
            <text:p>24.1</text:p>
          </table:table-cell>
          <table:table-cell office:value-type="float" office:value="29.93" calcext:value-type="float">
            <text:p>29.93</text:p>
          </table:table-cell>
          <table:table-cell office:value-type="float" office:value="28.656" calcext:value-type="float">
            <text:p>28.656</text:p>
          </table:table-cell>
          <table:table-cell table:formula="of:=CONCATENATE([.F275];&quot;-&quot;;[.E275];&quot;-&quot;;[.D275])" office:value-type="string" office:string-value="2017-Oct-9" calcext:value-type="string">
            <text:p>2017-Oct-9</text:p>
          </table:table-cell>
          <table:table-cell table:formula="of:=MONTH([.Q275])" office:value-type="float" office:value="10" calcext:value-type="float">
            <text:p>10</text:p>
          </table:table-cell>
          <table:table-cell table:formula="of:=CONCATENATE([.R275];&quot;/&quot;;[.D275];&quot;/&quot;;[.F275];&quot; &quot;;[.G275])" office:value-type="string" office:string-value="10/9/2017 22:45:03" calcext:value-type="string">
            <text:p>10/9/2017 2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10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5.5" calcext:value-type="float">
            <text:p>75.5</text:p>
          </table:table-cell>
          <table:table-cell office:value-type="float" office:value="24.2" calcext:value-type="float">
            <text:p>24.2</text:p>
          </table:table-cell>
          <table:table-cell office:value-type="float" office:value="30.13" calcext:value-type="float">
            <text:p>30.13</text:p>
          </table:table-cell>
          <table:table-cell office:value-type="float" office:value="29.631" calcext:value-type="float">
            <text:p>29.631</text:p>
          </table:table-cell>
          <table:table-cell table:formula="of:=CONCATENATE([.F276];&quot;-&quot;;[.E276];&quot;-&quot;;[.D276])" office:value-type="string" office:string-value="2017-Oct-9" calcext:value-type="string">
            <text:p>2017-Oct-9</text:p>
          </table:table-cell>
          <table:table-cell table:formula="of:=MONTH([.Q276])" office:value-type="float" office:value="10" calcext:value-type="float">
            <text:p>10</text:p>
          </table:table-cell>
          <table:table-cell table:formula="of:=CONCATENATE([.R276];&quot;/&quot;;[.D276];&quot;/&quot;;[.F276];&quot; &quot;;[.G276])" office:value-type="string" office:string-value="10/9/2017 23:00:10" calcext:value-type="string">
            <text:p>10/9/2017 23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5.7" calcext:value-type="float">
            <text:p>75.7</text:p>
          </table:table-cell>
          <table:table-cell office:value-type="float" office:value="24.3" calcext:value-type="float">
            <text:p>24.3</text:p>
          </table:table-cell>
          <table:table-cell office:value-type="float" office:value="30.331" calcext:value-type="float">
            <text:p>30.331</text:p>
          </table:table-cell>
          <table:table-cell office:value-type="float" office:value="29.631" calcext:value-type="float">
            <text:p>29.631</text:p>
          </table:table-cell>
          <table:table-cell table:formula="of:=CONCATENATE([.F277];&quot;-&quot;;[.E277];&quot;-&quot;;[.D277])" office:value-type="string" office:string-value="2017-Oct-9" calcext:value-type="string">
            <text:p>2017-Oct-9</text:p>
          </table:table-cell>
          <table:table-cell table:formula="of:=MONTH([.Q277])" office:value-type="float" office:value="10" calcext:value-type="float">
            <text:p>10</text:p>
          </table:table-cell>
          <table:table-cell table:formula="of:=CONCATENATE([.R277];&quot;/&quot;;[.D277];&quot;/&quot;;[.F277];&quot; &quot;;[.G277])" office:value-type="string" office:string-value="10/9/2017 23:15:03" calcext:value-type="string">
            <text:p>10/9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5.9" calcext:value-type="float">
            <text:p>75.9</text:p>
          </table:table-cell>
          <table:table-cell office:value-type="float" office:value="24.4" calcext:value-type="float">
            <text:p>24.4</text:p>
          </table:table-cell>
          <table:table-cell office:value-type="float" office:value="30.534" calcext:value-type="float">
            <text:p>30.534</text:p>
          </table:table-cell>
          <table:table-cell office:value-type="float" office:value="29.631" calcext:value-type="float">
            <text:p>29.631</text:p>
          </table:table-cell>
          <table:table-cell table:formula="of:=CONCATENATE([.F278];&quot;-&quot;;[.E278];&quot;-&quot;;[.D278])" office:value-type="string" office:string-value="2017-Oct-9" calcext:value-type="string">
            <text:p>2017-Oct-9</text:p>
          </table:table-cell>
          <table:table-cell table:formula="of:=MONTH([.Q278])" office:value-type="float" office:value="10" calcext:value-type="float">
            <text:p>10</text:p>
          </table:table-cell>
          <table:table-cell table:formula="of:=CONCATENATE([.R278];&quot;/&quot;;[.D278];&quot;/&quot;;[.F278];&quot; &quot;;[.G278])" office:value-type="string" office:string-value="10/9/2017 23:30:06" calcext:value-type="string">
            <text:p>10/9/2017 2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79];&quot;-&quot;;[.E279];&quot;-&quot;;[.D279])" office:value-type="string" office:string-value="2017-Oct-9" calcext:value-type="string">
            <text:p>2017-Oct-9</text:p>
          </table:table-cell>
          <table:table-cell table:formula="of:=MONTH([.Q279])" office:value-type="float" office:value="10" calcext:value-type="float">
            <text:p>10</text:p>
          </table:table-cell>
          <table:table-cell table:formula="of:=CONCATENATE([.R279];&quot;/&quot;;[.D279];&quot;/&quot;;[.F279];&quot; &quot;;[.G279])" office:value-type="string" office:string-value="10/9/2017 23:45:03" calcext:value-type="string">
            <text:p>10/9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4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80];&quot;-&quot;;[.E280];&quot;-&quot;;[.D280])" office:value-type="string" office:string-value="2017-Oct-10" calcext:value-type="string">
            <text:p>2017-Oct-10</text:p>
          </table:table-cell>
          <table:table-cell table:formula="of:=MONTH([.Q280])" office:value-type="float" office:value="10" calcext:value-type="float">
            <text:p>10</text:p>
          </table:table-cell>
          <table:table-cell table:formula="of:=CONCATENATE([.R280];&quot;/&quot;;[.D280];&quot;/&quot;;[.F280];&quot; &quot;;[.G280])" office:value-type="string" office:string-value="10/10/2017 00:00:04" calcext:value-type="string">
            <text:p>10/10/2017 00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81];&quot;-&quot;;[.E281];&quot;-&quot;;[.D281])" office:value-type="string" office:string-value="2017-Oct-10" calcext:value-type="string">
            <text:p>2017-Oct-10</text:p>
          </table:table-cell>
          <table:table-cell table:formula="of:=MONTH([.Q281])" office:value-type="float" office:value="10" calcext:value-type="float">
            <text:p>10</text:p>
          </table:table-cell>
          <table:table-cell table:formula="of:=CONCATENATE([.R281];&quot;/&quot;;[.D281];&quot;/&quot;;[.F281];&quot; &quot;;[.G281])" office:value-type="string" office:string-value="10/10/2017 00:15:02" calcext:value-type="string">
            <text:p>10/10/2017 0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6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82];&quot;-&quot;;[.E282];&quot;-&quot;;[.D282])" office:value-type="string" office:string-value="2017-Oct-10" calcext:value-type="string">
            <text:p>2017-Oct-10</text:p>
          </table:table-cell>
          <table:table-cell table:formula="of:=MONTH([.Q282])" office:value-type="float" office:value="10" calcext:value-type="float">
            <text:p>10</text:p>
          </table:table-cell>
          <table:table-cell table:formula="of:=CONCATENATE([.R282];&quot;/&quot;;[.D282];&quot;/&quot;;[.F282];&quot; &quot;;[.G282])" office:value-type="string" office:string-value="10/10/2017 00:30:06" calcext:value-type="string">
            <text:p>10/10/2017 00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83];&quot;-&quot;;[.E283];&quot;-&quot;;[.D283])" office:value-type="string" office:string-value="2017-Oct-10" calcext:value-type="string">
            <text:p>2017-Oct-10</text:p>
          </table:table-cell>
          <table:table-cell table:formula="of:=MONTH([.Q283])" office:value-type="float" office:value="10" calcext:value-type="float">
            <text:p>10</text:p>
          </table:table-cell>
          <table:table-cell table:formula="of:=CONCATENATE([.R283];&quot;/&quot;;[.D283];&quot;/&quot;;[.F283];&quot; &quot;;[.G283])" office:value-type="string" office:string-value="10/10/2017 00:45:03" calcext:value-type="string">
            <text:p>10/10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8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84];&quot;-&quot;;[.E284];&quot;-&quot;;[.D284])" office:value-type="string" office:string-value="2017-Oct-10" calcext:value-type="string">
            <text:p>2017-Oct-10</text:p>
          </table:table-cell>
          <table:table-cell table:formula="of:=MONTH([.Q284])" office:value-type="float" office:value="10" calcext:value-type="float">
            <text:p>10</text:p>
          </table:table-cell>
          <table:table-cell table:formula="of:=CONCATENATE([.R284];&quot;/&quot;;[.D284];&quot;/&quot;;[.F284];&quot; &quot;;[.G284])" office:value-type="string" office:string-value="10/10/2017 01:00:08" calcext:value-type="string">
            <text:p>10/10/2017 01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85];&quot;-&quot;;[.E285];&quot;-&quot;;[.D285])" office:value-type="string" office:string-value="2017-Oct-10" calcext:value-type="string">
            <text:p>2017-Oct-10</text:p>
          </table:table-cell>
          <table:table-cell table:formula="of:=MONTH([.Q285])" office:value-type="float" office:value="10" calcext:value-type="float">
            <text:p>10</text:p>
          </table:table-cell>
          <table:table-cell table:formula="of:=CONCATENATE([.R285];&quot;/&quot;;[.D285];&quot;/&quot;;[.F285];&quot; &quot;;[.G285])" office:value-type="string" office:string-value="10/10/2017 01:15:03" calcext:value-type="string">
            <text:p>10/10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5.7" calcext:value-type="float">
            <text:p>75.7</text:p>
          </table:table-cell>
          <table:table-cell office:value-type="float" office:value="24.3" calcext:value-type="float">
            <text:p>24.3</text:p>
          </table:table-cell>
          <table:table-cell office:value-type="float" office:value="30.331" calcext:value-type="float">
            <text:p>30.331</text:p>
          </table:table-cell>
          <table:table-cell office:value-type="float" office:value="29.631" calcext:value-type="float">
            <text:p>29.631</text:p>
          </table:table-cell>
          <table:table-cell table:formula="of:=CONCATENATE([.F286];&quot;-&quot;;[.E286];&quot;-&quot;;[.D286])" office:value-type="string" office:string-value="2017-Oct-10" calcext:value-type="string">
            <text:p>2017-Oct-10</text:p>
          </table:table-cell>
          <table:table-cell table:formula="of:=MONTH([.Q286])" office:value-type="float" office:value="10" calcext:value-type="float">
            <text:p>10</text:p>
          </table:table-cell>
          <table:table-cell table:formula="of:=CONCATENATE([.R286];&quot;/&quot;;[.D286];&quot;/&quot;;[.F286];&quot; &quot;;[.G286])" office:value-type="string" office:string-value="10/10/2017 01:30:03" calcext:value-type="string">
            <text:p>10/10/2017 0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5.8" calcext:value-type="float">
            <text:p>75.8</text:p>
          </table:table-cell>
          <table:table-cell office:value-type="float" office:value="24.3" calcext:value-type="float">
            <text:p>24.3</text:p>
          </table:table-cell>
          <table:table-cell office:value-type="float" office:value="30.432" calcext:value-type="float">
            <text:p>30.432</text:p>
          </table:table-cell>
          <table:table-cell office:value-type="float" office:value="29.631" calcext:value-type="float">
            <text:p>29.631</text:p>
          </table:table-cell>
          <table:table-cell table:formula="of:=CONCATENATE([.F287];&quot;-&quot;;[.E287];&quot;-&quot;;[.D287])" office:value-type="string" office:string-value="2017-Oct-10" calcext:value-type="string">
            <text:p>2017-Oct-10</text:p>
          </table:table-cell>
          <table:table-cell table:formula="of:=MONTH([.Q287])" office:value-type="float" office:value="10" calcext:value-type="float">
            <text:p>10</text:p>
          </table:table-cell>
          <table:table-cell table:formula="of:=CONCATENATE([.R287];&quot;/&quot;;[.D287];&quot;/&quot;;[.F287];&quot; &quot;;[.G287])" office:value-type="string" office:string-value="10/10/2017 01:45:02" calcext:value-type="string">
            <text:p>10/10/2017 0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4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" calcext:value-type="float">
            <text:p>76</text:p>
          </table:table-cell>
          <table:table-cell office:value-type="float" office:value="24.4" calcext:value-type="float">
            <text:p>24.4</text:p>
          </table:table-cell>
          <table:table-cell office:value-type="float" office:value="30.636" calcext:value-type="float">
            <text:p>30.636</text:p>
          </table:table-cell>
          <table:table-cell office:value-type="float" office:value="29.631" calcext:value-type="float">
            <text:p>29.631</text:p>
          </table:table-cell>
          <table:table-cell table:formula="of:=CONCATENATE([.F288];&quot;-&quot;;[.E288];&quot;-&quot;;[.D288])" office:value-type="string" office:string-value="2017-Oct-10" calcext:value-type="string">
            <text:p>2017-Oct-10</text:p>
          </table:table-cell>
          <table:table-cell table:formula="of:=MONTH([.Q288])" office:value-type="float" office:value="10" calcext:value-type="float">
            <text:p>10</text:p>
          </table:table-cell>
          <table:table-cell table:formula="of:=CONCATENATE([.R288];&quot;/&quot;;[.D288];&quot;/&quot;;[.F288];&quot; &quot;;[.G288])" office:value-type="string" office:string-value="10/10/2017 02:30:04" calcext:value-type="string">
            <text:p>10/10/2017 02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7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" calcext:value-type="float">
            <text:p>76</text:p>
          </table:table-cell>
          <table:table-cell office:value-type="float" office:value="24.4" calcext:value-type="float">
            <text:p>24.4</text:p>
          </table:table-cell>
          <table:table-cell office:value-type="float" office:value="30.636" calcext:value-type="float">
            <text:p>30.636</text:p>
          </table:table-cell>
          <table:table-cell office:value-type="float" office:value="29.631" calcext:value-type="float">
            <text:p>29.631</text:p>
          </table:table-cell>
          <table:table-cell table:formula="of:=CONCATENATE([.F289];&quot;-&quot;;[.E289];&quot;-&quot;;[.D289])" office:value-type="string" office:string-value="2017-Oct-10" calcext:value-type="string">
            <text:p>2017-Oct-10</text:p>
          </table:table-cell>
          <table:table-cell table:formula="of:=MONTH([.Q289])" office:value-type="float" office:value="10" calcext:value-type="float">
            <text:p>10</text:p>
          </table:table-cell>
          <table:table-cell table:formula="of:=CONCATENATE([.R289];&quot;/&quot;;[.D289];&quot;/&quot;;[.F289];&quot; &quot;;[.G289])" office:value-type="string" office:string-value="10/10/2017 02:45:07" calcext:value-type="string">
            <text:p>10/10/2017 02:4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1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" calcext:value-type="float">
            <text:p>76</text:p>
          </table:table-cell>
          <table:table-cell office:value-type="float" office:value="24.4" calcext:value-type="float">
            <text:p>24.4</text:p>
          </table:table-cell>
          <table:table-cell office:value-type="float" office:value="30.636" calcext:value-type="float">
            <text:p>30.636</text:p>
          </table:table-cell>
          <table:table-cell office:value-type="float" office:value="29.631" calcext:value-type="float">
            <text:p>29.631</text:p>
          </table:table-cell>
          <table:table-cell table:formula="of:=CONCATENATE([.F290];&quot;-&quot;;[.E290];&quot;-&quot;;[.D290])" office:value-type="string" office:string-value="2017-Oct-10" calcext:value-type="string">
            <text:p>2017-Oct-10</text:p>
          </table:table-cell>
          <table:table-cell table:formula="of:=MONTH([.Q290])" office:value-type="float" office:value="10" calcext:value-type="float">
            <text:p>10</text:p>
          </table:table-cell>
          <table:table-cell table:formula="of:=CONCATENATE([.R290];&quot;/&quot;;[.D290];&quot;/&quot;;[.F290];&quot; &quot;;[.G290])" office:value-type="string" office:string-value="10/10/2017 03:00:15" calcext:value-type="string">
            <text:p>10/10/2017 03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91];&quot;-&quot;;[.E291];&quot;-&quot;;[.D291])" office:value-type="string" office:string-value="2017-Oct-10" calcext:value-type="string">
            <text:p>2017-Oct-10</text:p>
          </table:table-cell>
          <table:table-cell table:formula="of:=MONTH([.Q291])" office:value-type="float" office:value="10" calcext:value-type="float">
            <text:p>10</text:p>
          </table:table-cell>
          <table:table-cell table:formula="of:=CONCATENATE([.R291];&quot;/&quot;;[.D291];&quot;/&quot;;[.F291];&quot; &quot;;[.G291])" office:value-type="string" office:string-value="10/10/2017 03:15:03" calcext:value-type="string">
            <text:p>10/10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92];&quot;-&quot;;[.E292];&quot;-&quot;;[.D292])" office:value-type="string" office:string-value="2017-Oct-10" calcext:value-type="string">
            <text:p>2017-Oct-10</text:p>
          </table:table-cell>
          <table:table-cell table:formula="of:=MONTH([.Q292])" office:value-type="float" office:value="10" calcext:value-type="float">
            <text:p>10</text:p>
          </table:table-cell>
          <table:table-cell table:formula="of:=CONCATENATE([.R292];&quot;/&quot;;[.D292];&quot;/&quot;;[.F292];&quot; &quot;;[.G292])" office:value-type="string" office:string-value="10/10/2017 03:30:05" calcext:value-type="string">
            <text:p>10/10/2017 03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93];&quot;-&quot;;[.E293];&quot;-&quot;;[.D293])" office:value-type="string" office:string-value="2017-Oct-10" calcext:value-type="string">
            <text:p>2017-Oct-10</text:p>
          </table:table-cell>
          <table:table-cell table:formula="of:=MONTH([.Q293])" office:value-type="float" office:value="10" calcext:value-type="float">
            <text:p>10</text:p>
          </table:table-cell>
          <table:table-cell table:formula="of:=CONCATENATE([.R293];&quot;/&quot;;[.D293];&quot;/&quot;;[.F293];&quot; &quot;;[.G293])" office:value-type="string" office:string-value="10/10/2017 03:45:03" calcext:value-type="string">
            <text:p>10/10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" calcext:value-type="float">
            <text:p>76</text:p>
          </table:table-cell>
          <table:table-cell office:value-type="float" office:value="24.4" calcext:value-type="float">
            <text:p>24.4</text:p>
          </table:table-cell>
          <table:table-cell office:value-type="float" office:value="30.636" calcext:value-type="float">
            <text:p>30.636</text:p>
          </table:table-cell>
          <table:table-cell office:value-type="float" office:value="29.631" calcext:value-type="float">
            <text:p>29.631</text:p>
          </table:table-cell>
          <table:table-cell table:formula="of:=CONCATENATE([.F294];&quot;-&quot;;[.E294];&quot;-&quot;;[.D294])" office:value-type="string" office:string-value="2017-Oct-10" calcext:value-type="string">
            <text:p>2017-Oct-10</text:p>
          </table:table-cell>
          <table:table-cell table:formula="of:=MONTH([.Q294])" office:value-type="float" office:value="10" calcext:value-type="float">
            <text:p>10</text:p>
          </table:table-cell>
          <table:table-cell table:formula="of:=CONCATENATE([.R294];&quot;/&quot;;[.D294];&quot;/&quot;;[.F294];&quot; &quot;;[.G294])" office:value-type="string" office:string-value="10/10/2017 04:00:03" calcext:value-type="string">
            <text:p>10/10/2017 04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95];&quot;-&quot;;[.E295];&quot;-&quot;;[.D295])" office:value-type="string" office:string-value="2017-Oct-10" calcext:value-type="string">
            <text:p>2017-Oct-10</text:p>
          </table:table-cell>
          <table:table-cell table:formula="of:=MONTH([.Q295])" office:value-type="float" office:value="10" calcext:value-type="float">
            <text:p>10</text:p>
          </table:table-cell>
          <table:table-cell table:formula="of:=CONCATENATE([.R295];&quot;/&quot;;[.D295];&quot;/&quot;;[.F295];&quot; &quot;;[.G295])" office:value-type="string" office:string-value="10/10/2017 04:15:03" calcext:value-type="string">
            <text:p>10/10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96];&quot;-&quot;;[.E296];&quot;-&quot;;[.D296])" office:value-type="string" office:string-value="2017-Oct-10" calcext:value-type="string">
            <text:p>2017-Oct-10</text:p>
          </table:table-cell>
          <table:table-cell table:formula="of:=MONTH([.Q296])" office:value-type="float" office:value="10" calcext:value-type="float">
            <text:p>10</text:p>
          </table:table-cell>
          <table:table-cell table:formula="of:=CONCATENATE([.R296];&quot;/&quot;;[.D296];&quot;/&quot;;[.F296];&quot; &quot;;[.G296])" office:value-type="string" office:string-value="10/10/2017 04:30:03" calcext:value-type="string">
            <text:p>10/10/2017 0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97];&quot;-&quot;;[.E297];&quot;-&quot;;[.D297])" office:value-type="string" office:string-value="2017-Oct-10" calcext:value-type="string">
            <text:p>2017-Oct-10</text:p>
          </table:table-cell>
          <table:table-cell table:formula="of:=MONTH([.Q297])" office:value-type="float" office:value="10" calcext:value-type="float">
            <text:p>10</text:p>
          </table:table-cell>
          <table:table-cell table:formula="of:=CONCATENATE([.R297];&quot;/&quot;;[.D297];&quot;/&quot;;[.F297];&quot; &quot;;[.G297])" office:value-type="string" office:string-value="10/10/2017 04:45:03" calcext:value-type="string">
            <text:p>10/10/2017 0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6.1" calcext:value-type="float">
            <text:p>76.1</text:p>
          </table:table-cell>
          <table:table-cell office:value-type="float" office:value="24.5" calcext:value-type="float">
            <text:p>24.5</text:p>
          </table:table-cell>
          <table:table-cell office:value-type="float" office:value="30.738" calcext:value-type="float">
            <text:p>30.738</text:p>
          </table:table-cell>
          <table:table-cell office:value-type="float" office:value="29.631" calcext:value-type="float">
            <text:p>29.631</text:p>
          </table:table-cell>
          <table:table-cell table:formula="of:=CONCATENATE([.F298];&quot;-&quot;;[.E298];&quot;-&quot;;[.D298])" office:value-type="string" office:string-value="2017-Oct-10" calcext:value-type="string">
            <text:p>2017-Oct-10</text:p>
          </table:table-cell>
          <table:table-cell table:formula="of:=MONTH([.Q298])" office:value-type="float" office:value="10" calcext:value-type="float">
            <text:p>10</text:p>
          </table:table-cell>
          <table:table-cell table:formula="of:=CONCATENATE([.R298];&quot;/&quot;;[.D298];&quot;/&quot;;[.F298];&quot; &quot;;[.G298])" office:value-type="string" office:string-value="10/10/2017 05:00:15" calcext:value-type="string">
            <text:p>10/10/2017 05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2" calcext:value-type="float">
            <text:p>29.72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30.84" calcext:value-type="float">
            <text:p>30.84</text:p>
          </table:table-cell>
          <table:table-cell office:value-type="float" office:value="29.631" calcext:value-type="float">
            <text:p>29.631</text:p>
          </table:table-cell>
          <table:table-cell table:formula="of:=CONCATENATE([.F299];&quot;-&quot;;[.E299];&quot;-&quot;;[.D299])" office:value-type="string" office:string-value="2017-Oct-10" calcext:value-type="string">
            <text:p>2017-Oct-10</text:p>
          </table:table-cell>
          <table:table-cell table:formula="of:=MONTH([.Q299])" office:value-type="float" office:value="10" calcext:value-type="float">
            <text:p>10</text:p>
          </table:table-cell>
          <table:table-cell table:formula="of:=CONCATENATE([.R299];&quot;/&quot;;[.D299];&quot;/&quot;;[.F299];&quot; &quot;;[.G299])" office:value-type="string" office:string-value="10/10/2017 05:15:03" calcext:value-type="string">
            <text:p>10/10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2" calcext:value-type="float">
            <text:p>29.72</text:p>
          </table:table-cell>
          <table:table-cell office:value-type="float" office:value="76.5" calcext:value-type="float">
            <text:p>76.5</text:p>
          </table:table-cell>
          <table:table-cell office:value-type="float" office:value="24.7" calcext:value-type="float">
            <text:p>24.7</text:p>
          </table:table-cell>
          <table:table-cell office:value-type="float" office:value="31.149" calcext:value-type="float">
            <text:p>31.149</text:p>
          </table:table-cell>
          <table:table-cell office:value-type="float" office:value="30.636" calcext:value-type="float">
            <text:p>30.636</text:p>
          </table:table-cell>
          <table:table-cell table:formula="of:=CONCATENATE([.F300];&quot;-&quot;;[.E300];&quot;-&quot;;[.D300])" office:value-type="string" office:string-value="2017-Oct-10" calcext:value-type="string">
            <text:p>2017-Oct-10</text:p>
          </table:table-cell>
          <table:table-cell table:formula="of:=MONTH([.Q300])" office:value-type="float" office:value="10" calcext:value-type="float">
            <text:p>10</text:p>
          </table:table-cell>
          <table:table-cell table:formula="of:=CONCATENATE([.R300];&quot;/&quot;;[.D300];&quot;/&quot;;[.F300];&quot; &quot;;[.G300])" office:value-type="string" office:string-value="10/10/2017 05:30:06" calcext:value-type="string">
            <text:p>10/10/2017 05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2" calcext:value-type="float">
            <text:p>29.72</text:p>
          </table:table-cell>
          <table:table-cell office:value-type="float" office:value="76.8" calcext:value-type="float">
            <text:p>76.8</text:p>
          </table:table-cell>
          <table:table-cell office:value-type="float" office:value="24.9" calcext:value-type="float">
            <text:p>24.9</text:p>
          </table:table-cell>
          <table:table-cell office:value-type="float" office:value="31.46" calcext:value-type="float">
            <text:p>31.46</text:p>
          </table:table-cell>
          <table:table-cell office:value-type="float" office:value="30.636" calcext:value-type="float">
            <text:p>30.636</text:p>
          </table:table-cell>
          <table:table-cell table:formula="of:=CONCATENATE([.F301];&quot;-&quot;;[.E301];&quot;-&quot;;[.D301])" office:value-type="string" office:string-value="2017-Oct-10" calcext:value-type="string">
            <text:p>2017-Oct-10</text:p>
          </table:table-cell>
          <table:table-cell table:formula="of:=MONTH([.Q301])" office:value-type="float" office:value="10" calcext:value-type="float">
            <text:p>10</text:p>
          </table:table-cell>
          <table:table-cell table:formula="of:=CONCATENATE([.R301];&quot;/&quot;;[.D301];&quot;/&quot;;[.F301];&quot; &quot;;[.G301])" office:value-type="string" office:string-value="10/10/2017 05:45:02" calcext:value-type="string">
            <text:p>10/10/2017 0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2" calcext:value-type="float">
            <text:p>29.72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302];&quot;-&quot;;[.E302];&quot;-&quot;;[.D302])" office:value-type="string" office:string-value="2017-Oct-10" calcext:value-type="string">
            <text:p>2017-Oct-10</text:p>
          </table:table-cell>
          <table:table-cell table:formula="of:=MONTH([.Q302])" office:value-type="float" office:value="10" calcext:value-type="float">
            <text:p>10</text:p>
          </table:table-cell>
          <table:table-cell table:formula="of:=CONCATENATE([.R302];&quot;/&quot;;[.D302];&quot;/&quot;;[.F302];&quot; &quot;;[.G302])" office:value-type="string" office:string-value="10/10/2017 06:00:03" calcext:value-type="string">
            <text:p>10/10/2017 06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2" calcext:value-type="float">
            <text:p>29.72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0.636" calcext:value-type="float">
            <text:p>30.636</text:p>
          </table:table-cell>
          <table:table-cell table:formula="of:=CONCATENATE([.F303];&quot;-&quot;;[.E303];&quot;-&quot;;[.D303])" office:value-type="string" office:string-value="2017-Oct-10" calcext:value-type="string">
            <text:p>2017-Oct-10</text:p>
          </table:table-cell>
          <table:table-cell table:formula="of:=MONTH([.Q303])" office:value-type="float" office:value="10" calcext:value-type="float">
            <text:p>10</text:p>
          </table:table-cell>
          <table:table-cell table:formula="of:=CONCATENATE([.R303];&quot;/&quot;;[.D303];&quot;/&quot;;[.F303];&quot; &quot;;[.G303])" office:value-type="string" office:string-value="10/10/2017 06:15:03" calcext:value-type="string">
            <text:p>10/10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2" calcext:value-type="float">
            <text:p>29.72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0.636" calcext:value-type="float">
            <text:p>30.636</text:p>
          </table:table-cell>
          <table:table-cell table:formula="of:=CONCATENATE([.F304];&quot;-&quot;;[.E304];&quot;-&quot;;[.D304])" office:value-type="string" office:string-value="2017-Oct-10" calcext:value-type="string">
            <text:p>2017-Oct-10</text:p>
          </table:table-cell>
          <table:table-cell table:formula="of:=MONTH([.Q304])" office:value-type="float" office:value="10" calcext:value-type="float">
            <text:p>10</text:p>
          </table:table-cell>
          <table:table-cell table:formula="of:=CONCATENATE([.R304];&quot;/&quot;;[.D304];&quot;/&quot;;[.F304];&quot; &quot;;[.G304])" office:value-type="string" office:string-value="10/10/2017 06:30:03" calcext:value-type="string">
            <text:p>10/10/2017 06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2" calcext:value-type="float">
            <text:p>29.72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305];&quot;-&quot;;[.E305];&quot;-&quot;;[.D305])" office:value-type="string" office:string-value="2017-Oct-10" calcext:value-type="string">
            <text:p>2017-Oct-10</text:p>
          </table:table-cell>
          <table:table-cell table:formula="of:=MONTH([.Q305])" office:value-type="float" office:value="10" calcext:value-type="float">
            <text:p>10</text:p>
          </table:table-cell>
          <table:table-cell table:formula="of:=CONCATENATE([.R305];&quot;/&quot;;[.D305];&quot;/&quot;;[.F305];&quot; &quot;;[.G305])" office:value-type="string" office:string-value="10/10/2017 06:45:03" calcext:value-type="string">
            <text:p>10/10/2017 0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2" calcext:value-type="float">
            <text:p>29.72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1.669" calcext:value-type="float">
            <text:p>31.669</text:p>
          </table:table-cell>
          <table:table-cell table:formula="of:=CONCATENATE([.F306];&quot;-&quot;;[.E306];&quot;-&quot;;[.D306])" office:value-type="string" office:string-value="2017-Oct-10" calcext:value-type="string">
            <text:p>2017-Oct-10</text:p>
          </table:table-cell>
          <table:table-cell table:formula="of:=MONTH([.Q306])" office:value-type="float" office:value="10" calcext:value-type="float">
            <text:p>10</text:p>
          </table:table-cell>
          <table:table-cell table:formula="of:=CONCATENATE([.R306];&quot;/&quot;;[.D306];&quot;/&quot;;[.F306];&quot; &quot;;[.G306])" office:value-type="string" office:string-value="10/10/2017 07:00:08" calcext:value-type="string">
            <text:p>10/10/2017 07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2" calcext:value-type="float">
            <text:p>29.72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733" calcext:value-type="float">
            <text:p>32.733</text:p>
          </table:table-cell>
          <table:table-cell table:formula="of:=CONCATENATE([.F307];&quot;-&quot;;[.E307];&quot;-&quot;;[.D307])" office:value-type="string" office:string-value="2017-Oct-10" calcext:value-type="string">
            <text:p>2017-Oct-10</text:p>
          </table:table-cell>
          <table:table-cell table:formula="of:=MONTH([.Q307])" office:value-type="float" office:value="10" calcext:value-type="float">
            <text:p>10</text:p>
          </table:table-cell>
          <table:table-cell table:formula="of:=CONCATENATE([.R307];&quot;/&quot;;[.D307];&quot;/&quot;;[.F307];&quot; &quot;;[.G307])" office:value-type="string" office:string-value="10/10/2017 07:15:02" calcext:value-type="string">
            <text:p>10/10/2017 07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2" calcext:value-type="float">
            <text:p>29.72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3.829" calcext:value-type="float">
            <text:p>33.829</text:p>
          </table:table-cell>
          <table:table-cell table:formula="of:=CONCATENATE([.F308];&quot;-&quot;;[.E308];&quot;-&quot;;[.D308])" office:value-type="string" office:string-value="2017-Oct-10" calcext:value-type="string">
            <text:p>2017-Oct-10</text:p>
          </table:table-cell>
          <table:table-cell table:formula="of:=MONTH([.Q308])" office:value-type="float" office:value="10" calcext:value-type="float">
            <text:p>10</text:p>
          </table:table-cell>
          <table:table-cell table:formula="of:=CONCATENATE([.R308];&quot;/&quot;;[.D308];&quot;/&quot;;[.F308];&quot; &quot;;[.G308])" office:value-type="string" office:string-value="10/10/2017 07:30:03" calcext:value-type="string">
            <text:p>10/10/2017 07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2" calcext:value-type="float">
            <text:p>29.72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309];&quot;-&quot;;[.E309];&quot;-&quot;;[.D309])" office:value-type="string" office:string-value="2017-Oct-10" calcext:value-type="string">
            <text:p>2017-Oct-10</text:p>
          </table:table-cell>
          <table:table-cell table:formula="of:=MONTH([.Q309])" office:value-type="float" office:value="10" calcext:value-type="float">
            <text:p>10</text:p>
          </table:table-cell>
          <table:table-cell table:formula="of:=CONCATENATE([.R309];&quot;/&quot;;[.D309];&quot;/&quot;;[.F309];&quot; &quot;;[.G309])" office:value-type="string" office:string-value="10/10/2017 07:45:03" calcext:value-type="string">
            <text:p>10/10/2017 0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8" calcext:value-type="float">
            <text:p>29.78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2.733" calcext:value-type="float">
            <text:p>32.733</text:p>
          </table:table-cell>
          <table:table-cell table:formula="of:=CONCATENATE([.F310];&quot;-&quot;;[.E310];&quot;-&quot;;[.D310])" office:value-type="string" office:string-value="2017-Oct-10" calcext:value-type="string">
            <text:p>2017-Oct-10</text:p>
          </table:table-cell>
          <table:table-cell table:formula="of:=MONTH([.Q310])" office:value-type="float" office:value="10" calcext:value-type="float">
            <text:p>10</text:p>
          </table:table-cell>
          <table:table-cell table:formula="of:=CONCATENATE([.R310];&quot;/&quot;;[.D310];&quot;/&quot;;[.F310];&quot; &quot;;[.G310])" office:value-type="string" office:string-value="10/10/2017 08:00:04" calcext:value-type="string">
            <text:p>10/10/2017 08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8" calcext:value-type="float">
            <text:p>29.7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311];&quot;-&quot;;[.E311];&quot;-&quot;;[.D311])" office:value-type="string" office:string-value="2017-Oct-10" calcext:value-type="string">
            <text:p>2017-Oct-10</text:p>
          </table:table-cell>
          <table:table-cell table:formula="of:=MONTH([.Q311])" office:value-type="float" office:value="10" calcext:value-type="float">
            <text:p>10</text:p>
          </table:table-cell>
          <table:table-cell table:formula="of:=CONCATENATE([.R311];&quot;/&quot;;[.D311];&quot;/&quot;;[.F311];&quot; &quot;;[.G311])" office:value-type="string" office:string-value="10/10/2017 08:15:03" calcext:value-type="string">
            <text:p>10/10/2017 0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312];&quot;-&quot;;[.E312];&quot;-&quot;;[.D312])" office:value-type="string" office:string-value="2017-Oct-10" calcext:value-type="string">
            <text:p>2017-Oct-10</text:p>
          </table:table-cell>
          <table:table-cell table:formula="of:=MONTH([.Q312])" office:value-type="float" office:value="10" calcext:value-type="float">
            <text:p>10</text:p>
          </table:table-cell>
          <table:table-cell table:formula="of:=CONCATENATE([.R312];&quot;/&quot;;[.D312];&quot;/&quot;;[.F312];&quot; &quot;;[.G312])" office:value-type="string" office:string-value="10/10/2017 08:30:06" calcext:value-type="string">
            <text:p>10/10/2017 08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3.829" calcext:value-type="float">
            <text:p>33.829</text:p>
          </table:table-cell>
          <table:table-cell table:formula="of:=CONCATENATE([.F313];&quot;-&quot;;[.E313];&quot;-&quot;;[.D313])" office:value-type="string" office:string-value="2017-Oct-10" calcext:value-type="string">
            <text:p>2017-Oct-10</text:p>
          </table:table-cell>
          <table:table-cell table:formula="of:=MONTH([.Q313])" office:value-type="float" office:value="10" calcext:value-type="float">
            <text:p>10</text:p>
          </table:table-cell>
          <table:table-cell table:formula="of:=CONCATENATE([.R313];&quot;/&quot;;[.D313];&quot;/&quot;;[.F313];&quot; &quot;;[.G313])" office:value-type="string" office:string-value="10/10/2017 08:45:03" calcext:value-type="string">
            <text:p>10/10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1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4.956" calcext:value-type="float">
            <text:p>34.956</text:p>
          </table:table-cell>
          <table:table-cell table:formula="of:=CONCATENATE([.F314];&quot;-&quot;;[.E314];&quot;-&quot;;[.D314])" office:value-type="string" office:string-value="2017-Oct-10" calcext:value-type="string">
            <text:p>2017-Oct-10</text:p>
          </table:table-cell>
          <table:table-cell table:formula="of:=MONTH([.Q314])" office:value-type="float" office:value="10" calcext:value-type="float">
            <text:p>10</text:p>
          </table:table-cell>
          <table:table-cell table:formula="of:=CONCATENATE([.R314];&quot;/&quot;;[.D314];&quot;/&quot;;[.F314];&quot; &quot;;[.G314])" office:value-type="string" office:string-value="10/10/2017 09:00:11" calcext:value-type="string">
            <text:p>10/10/2017 09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3.829" calcext:value-type="float">
            <text:p>33.829</text:p>
          </table:table-cell>
          <table:table-cell table:formula="of:=CONCATENATE([.F315];&quot;-&quot;;[.E315];&quot;-&quot;;[.D315])" office:value-type="string" office:string-value="2017-Oct-10" calcext:value-type="string">
            <text:p>2017-Oct-10</text:p>
          </table:table-cell>
          <table:table-cell table:formula="of:=MONTH([.Q315])" office:value-type="float" office:value="10" calcext:value-type="float">
            <text:p>10</text:p>
          </table:table-cell>
          <table:table-cell table:formula="of:=CONCATENATE([.R315];&quot;/&quot;;[.D315];&quot;/&quot;;[.F315];&quot; &quot;;[.G315])" office:value-type="string" office:string-value="10/10/2017 09:15:06" calcext:value-type="string">
            <text:p>10/10/2017 09:15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8" calcext:value-type="float">
            <text:p>29.78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3.829" calcext:value-type="float">
            <text:p>33.829</text:p>
          </table:table-cell>
          <table:table-cell table:formula="of:=CONCATENATE([.F316];&quot;-&quot;;[.E316];&quot;-&quot;;[.D316])" office:value-type="string" office:string-value="2017-Oct-10" calcext:value-type="string">
            <text:p>2017-Oct-10</text:p>
          </table:table-cell>
          <table:table-cell table:formula="of:=MONTH([.Q316])" office:value-type="float" office:value="10" calcext:value-type="float">
            <text:p>10</text:p>
          </table:table-cell>
          <table:table-cell table:formula="of:=CONCATENATE([.R316];&quot;/&quot;;[.D316];&quot;/&quot;;[.F316];&quot; &quot;;[.G316])" office:value-type="string" office:string-value="10/10/2017 09:30:06" calcext:value-type="string">
            <text:p>10/10/2017 09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3.829" calcext:value-type="float">
            <text:p>33.829</text:p>
          </table:table-cell>
          <table:table-cell table:formula="of:=CONCATENATE([.F317];&quot;-&quot;;[.E317];&quot;-&quot;;[.D317])" office:value-type="string" office:string-value="2017-Oct-10" calcext:value-type="string">
            <text:p>2017-Oct-10</text:p>
          </table:table-cell>
          <table:table-cell table:formula="of:=MONTH([.Q317])" office:value-type="float" office:value="10" calcext:value-type="float">
            <text:p>10</text:p>
          </table:table-cell>
          <table:table-cell table:formula="of:=CONCATENATE([.R317];&quot;/&quot;;[.D317];&quot;/&quot;;[.F317];&quot; &quot;;[.G317])" office:value-type="string" office:string-value="10/10/2017 09:45:02" calcext:value-type="string">
            <text:p>10/10/2017 09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3.829" calcext:value-type="float">
            <text:p>33.829</text:p>
          </table:table-cell>
          <table:table-cell table:formula="of:=CONCATENATE([.F318];&quot;-&quot;;[.E318];&quot;-&quot;;[.D318])" office:value-type="string" office:string-value="2017-Oct-10" calcext:value-type="string">
            <text:p>2017-Oct-10</text:p>
          </table:table-cell>
          <table:table-cell table:formula="of:=MONTH([.Q318])" office:value-type="float" office:value="10" calcext:value-type="float">
            <text:p>10</text:p>
          </table:table-cell>
          <table:table-cell table:formula="of:=CONCATENATE([.R318];&quot;/&quot;;[.D318];&quot;/&quot;;[.F318];&quot; &quot;;[.G318])" office:value-type="string" office:string-value="10/10/2017 10:00:10" calcext:value-type="string">
            <text:p>10/10/2017 1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4.956" calcext:value-type="float">
            <text:p>34.956</text:p>
          </table:table-cell>
          <table:table-cell table:formula="of:=CONCATENATE([.F319];&quot;-&quot;;[.E319];&quot;-&quot;;[.D319])" office:value-type="string" office:string-value="2017-Oct-10" calcext:value-type="string">
            <text:p>2017-Oct-10</text:p>
          </table:table-cell>
          <table:table-cell table:formula="of:=MONTH([.Q319])" office:value-type="float" office:value="10" calcext:value-type="float">
            <text:p>10</text:p>
          </table:table-cell>
          <table:table-cell table:formula="of:=CONCATENATE([.R319];&quot;/&quot;;[.D319];&quot;/&quot;;[.F319];&quot; &quot;;[.G319])" office:value-type="string" office:string-value="10/10/2017 10:15:02" calcext:value-type="string">
            <text:p>10/10/2017 1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3.829" calcext:value-type="float">
            <text:p>33.829</text:p>
          </table:table-cell>
          <table:table-cell table:formula="of:=CONCATENATE([.F320];&quot;-&quot;;[.E320];&quot;-&quot;;[.D320])" office:value-type="string" office:string-value="2017-Oct-10" calcext:value-type="string">
            <text:p>2017-Oct-10</text:p>
          </table:table-cell>
          <table:table-cell table:formula="of:=MONTH([.Q320])" office:value-type="float" office:value="10" calcext:value-type="float">
            <text:p>10</text:p>
          </table:table-cell>
          <table:table-cell table:formula="of:=CONCATENATE([.R320];&quot;/&quot;;[.D320];&quot;/&quot;;[.F320];&quot; &quot;;[.G320])" office:value-type="string" office:string-value="10/10/2017 10:30:03" calcext:value-type="string">
            <text:p>10/10/2017 1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4.956" calcext:value-type="float">
            <text:p>34.956</text:p>
          </table:table-cell>
          <table:table-cell table:formula="of:=CONCATENATE([.F321];&quot;-&quot;;[.E321];&quot;-&quot;;[.D321])" office:value-type="string" office:string-value="2017-Oct-10" calcext:value-type="string">
            <text:p>2017-Oct-10</text:p>
          </table:table-cell>
          <table:table-cell table:formula="of:=MONTH([.Q321])" office:value-type="float" office:value="10" calcext:value-type="float">
            <text:p>10</text:p>
          </table:table-cell>
          <table:table-cell table:formula="of:=CONCATENATE([.R321];&quot;/&quot;;[.D321];&quot;/&quot;;[.F321];&quot; &quot;;[.G321])" office:value-type="string" office:string-value="10/10/2017 10:45:04" calcext:value-type="string">
            <text:p>10/10/2017 10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4.956" calcext:value-type="float">
            <text:p>34.956</text:p>
          </table:table-cell>
          <table:table-cell table:formula="of:=CONCATENATE([.F322];&quot;-&quot;;[.E322];&quot;-&quot;;[.D322])" office:value-type="string" office:string-value="2017-Oct-10" calcext:value-type="string">
            <text:p>2017-Oct-10</text:p>
          </table:table-cell>
          <table:table-cell table:formula="of:=MONTH([.Q322])" office:value-type="float" office:value="10" calcext:value-type="float">
            <text:p>10</text:p>
          </table:table-cell>
          <table:table-cell table:formula="of:=CONCATENATE([.R322];&quot;/&quot;;[.D322];&quot;/&quot;;[.F322];&quot; &quot;;[.G322])" office:value-type="string" office:string-value="10/10/2017 11:00:21" calcext:value-type="string">
            <text:p>10/10/2017 11:00:2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6" calcext:value-type="float">
            <text:p>84.6</text:p>
          </table:table-cell>
          <table:table-cell office:value-type="float" office:value="29.2" calcext:value-type="float">
            <text:p>29.2</text:p>
          </table:table-cell>
          <table:table-cell office:value-type="float" office:value="40.571" calcext:value-type="float">
            <text:p>40.571</text:p>
          </table:table-cell>
          <table:table-cell office:value-type="float" office:value="34.956" calcext:value-type="float">
            <text:p>34.956</text:p>
          </table:table-cell>
          <table:table-cell table:formula="of:=CONCATENATE([.F323];&quot;-&quot;;[.E323];&quot;-&quot;;[.D323])" office:value-type="string" office:string-value="2017-Oct-10" calcext:value-type="string">
            <text:p>2017-Oct-10</text:p>
          </table:table-cell>
          <table:table-cell table:formula="of:=MONTH([.Q323])" office:value-type="float" office:value="10" calcext:value-type="float">
            <text:p>10</text:p>
          </table:table-cell>
          <table:table-cell table:formula="of:=CONCATENATE([.R323];&quot;/&quot;;[.D323];&quot;/&quot;;[.F323];&quot; &quot;;[.G323])" office:value-type="string" office:string-value="10/10/2017 11:15:03" calcext:value-type="string">
            <text:p>10/10/2017 1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4.956" calcext:value-type="float">
            <text:p>34.956</text:p>
          </table:table-cell>
          <table:table-cell table:formula="of:=CONCATENATE([.F324];&quot;-&quot;;[.E324];&quot;-&quot;;[.D324])" office:value-type="string" office:string-value="2017-Oct-10" calcext:value-type="string">
            <text:p>2017-Oct-10</text:p>
          </table:table-cell>
          <table:table-cell table:formula="of:=MONTH([.Q324])" office:value-type="float" office:value="10" calcext:value-type="float">
            <text:p>10</text:p>
          </table:table-cell>
          <table:table-cell table:formula="of:=CONCATENATE([.R324];&quot;/&quot;;[.D324];&quot;/&quot;;[.F324];&quot; &quot;;[.G324])" office:value-type="string" office:string-value="10/10/2017 11:30:03" calcext:value-type="string">
            <text:p>10/10/2017 1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4.956" calcext:value-type="float">
            <text:p>34.956</text:p>
          </table:table-cell>
          <table:table-cell table:formula="of:=CONCATENATE([.F325];&quot;-&quot;;[.E325];&quot;-&quot;;[.D325])" office:value-type="string" office:string-value="2017-Oct-10" calcext:value-type="string">
            <text:p>2017-Oct-10</text:p>
          </table:table-cell>
          <table:table-cell table:formula="of:=MONTH([.Q325])" office:value-type="float" office:value="10" calcext:value-type="float">
            <text:p>10</text:p>
          </table:table-cell>
          <table:table-cell table:formula="of:=CONCATENATE([.R325];&quot;/&quot;;[.D325];&quot;/&quot;;[.F325];&quot; &quot;;[.G325])" office:value-type="string" office:string-value="10/10/2017 11:45:02" calcext:value-type="string">
            <text:p>10/10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326];&quot;-&quot;;[.E326];&quot;-&quot;;[.D326])" office:value-type="string" office:string-value="2017-Oct-10" calcext:value-type="string">
            <text:p>2017-Oct-10</text:p>
          </table:table-cell>
          <table:table-cell table:formula="of:=MONTH([.Q326])" office:value-type="float" office:value="10" calcext:value-type="float">
            <text:p>10</text:p>
          </table:table-cell>
          <table:table-cell table:formula="of:=CONCATENATE([.R326];&quot;/&quot;;[.D326];&quot;/&quot;;[.F326];&quot; &quot;;[.G326])" office:value-type="string" office:string-value="10/10/2017 12:00:13" calcext:value-type="string">
            <text:p>10/10/2017 12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3.829" calcext:value-type="float">
            <text:p>33.829</text:p>
          </table:table-cell>
          <table:table-cell table:formula="of:=CONCATENATE([.F327];&quot;-&quot;;[.E327];&quot;-&quot;;[.D327])" office:value-type="string" office:string-value="2017-Oct-10" calcext:value-type="string">
            <text:p>2017-Oct-10</text:p>
          </table:table-cell>
          <table:table-cell table:formula="of:=MONTH([.Q327])" office:value-type="float" office:value="10" calcext:value-type="float">
            <text:p>10</text:p>
          </table:table-cell>
          <table:table-cell table:formula="of:=CONCATENATE([.R327];&quot;/&quot;;[.D327];&quot;/&quot;;[.F327];&quot; &quot;;[.G327])" office:value-type="string" office:string-value="10/10/2017 12:15:03" calcext:value-type="string">
            <text:p>10/10/2017 1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328];&quot;-&quot;;[.E328];&quot;-&quot;;[.D328])" office:value-type="string" office:string-value="2017-Oct-10" calcext:value-type="string">
            <text:p>2017-Oct-10</text:p>
          </table:table-cell>
          <table:table-cell table:formula="of:=MONTH([.Q328])" office:value-type="float" office:value="10" calcext:value-type="float">
            <text:p>10</text:p>
          </table:table-cell>
          <table:table-cell table:formula="of:=CONCATENATE([.R328];&quot;/&quot;;[.D328];&quot;/&quot;;[.F328];&quot; &quot;;[.G328])" office:value-type="string" office:string-value="10/10/2017 12:30:08" calcext:value-type="string">
            <text:p>10/10/2017 12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2.733" calcext:value-type="float">
            <text:p>32.733</text:p>
          </table:table-cell>
          <table:table-cell table:formula="of:=CONCATENATE([.F329];&quot;-&quot;;[.E329];&quot;-&quot;;[.D329])" office:value-type="string" office:string-value="2017-Oct-10" calcext:value-type="string">
            <text:p>2017-Oct-10</text:p>
          </table:table-cell>
          <table:table-cell table:formula="of:=MONTH([.Q329])" office:value-type="float" office:value="10" calcext:value-type="float">
            <text:p>10</text:p>
          </table:table-cell>
          <table:table-cell table:formula="of:=CONCATENATE([.R329];&quot;/&quot;;[.D329];&quot;/&quot;;[.F329];&quot; &quot;;[.G329])" office:value-type="string" office:string-value="10/10/2017 12:45:02" calcext:value-type="string">
            <text:p>10/10/2017 1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330];&quot;-&quot;;[.E330];&quot;-&quot;;[.D330])" office:value-type="string" office:string-value="2017-Oct-10" calcext:value-type="string">
            <text:p>2017-Oct-10</text:p>
          </table:table-cell>
          <table:table-cell table:formula="of:=MONTH([.Q330])" office:value-type="float" office:value="10" calcext:value-type="float">
            <text:p>10</text:p>
          </table:table-cell>
          <table:table-cell table:formula="of:=CONCATENATE([.R330];&quot;/&quot;;[.D330];&quot;/&quot;;[.F330];&quot; &quot;;[.G330])" office:value-type="string" office:string-value="10/10/2017 13:00:09" calcext:value-type="string">
            <text:p>10/10/2017 13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2" calcext:value-type="float">
            <text:p>82.2</text:p>
          </table:table-cell>
          <table:table-cell office:value-type="float" office:value="27.9" calcext:value-type="float">
            <text:p>27.9</text:p>
          </table:table-cell>
          <table:table-cell office:value-type="float" office:value="37.55" calcext:value-type="float">
            <text:p>37.55</text:p>
          </table:table-cell>
          <table:table-cell office:value-type="float" office:value="33.829" calcext:value-type="float">
            <text:p>33.829</text:p>
          </table:table-cell>
          <table:table-cell table:formula="of:=CONCATENATE([.F331];&quot;-&quot;;[.E331];&quot;-&quot;;[.D331])" office:value-type="string" office:string-value="2017-Oct-10" calcext:value-type="string">
            <text:p>2017-Oct-10</text:p>
          </table:table-cell>
          <table:table-cell table:formula="of:=MONTH([.Q331])" office:value-type="float" office:value="10" calcext:value-type="float">
            <text:p>10</text:p>
          </table:table-cell>
          <table:table-cell table:formula="of:=CONCATENATE([.R331];&quot;/&quot;;[.D331];&quot;/&quot;;[.F331];&quot; &quot;;[.G331])" office:value-type="string" office:string-value="10/10/2017 13:15:02" calcext:value-type="string">
            <text:p>10/10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3.829" calcext:value-type="float">
            <text:p>33.829</text:p>
          </table:table-cell>
          <table:table-cell table:formula="of:=CONCATENATE([.F332];&quot;-&quot;;[.E332];&quot;-&quot;;[.D332])" office:value-type="string" office:string-value="2017-Oct-10" calcext:value-type="string">
            <text:p>2017-Oct-10</text:p>
          </table:table-cell>
          <table:table-cell table:formula="of:=MONTH([.Q332])" office:value-type="float" office:value="10" calcext:value-type="float">
            <text:p>10</text:p>
          </table:table-cell>
          <table:table-cell table:formula="of:=CONCATENATE([.R332];&quot;/&quot;;[.D332];&quot;/&quot;;[.F332];&quot; &quot;;[.G332])" office:value-type="string" office:string-value="10/10/2017 13:30:08" calcext:value-type="string">
            <text:p>10/10/2017 13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1.9" calcext:value-type="float">
            <text:p>81.9</text:p>
          </table:table-cell>
          <table:table-cell office:value-type="float" office:value="27.7" calcext:value-type="float">
            <text:p>27.7</text:p>
          </table:table-cell>
          <table:table-cell office:value-type="float" office:value="37.187" calcext:value-type="float">
            <text:p>37.187</text:p>
          </table:table-cell>
          <table:table-cell office:value-type="float" office:value="33.829" calcext:value-type="float">
            <text:p>33.829</text:p>
          </table:table-cell>
          <table:table-cell table:formula="of:=CONCATENATE([.F333];&quot;-&quot;;[.E333];&quot;-&quot;;[.D333])" office:value-type="string" office:string-value="2017-Oct-10" calcext:value-type="string">
            <text:p>2017-Oct-10</text:p>
          </table:table-cell>
          <table:table-cell table:formula="of:=MONTH([.Q333])" office:value-type="float" office:value="10" calcext:value-type="float">
            <text:p>10</text:p>
          </table:table-cell>
          <table:table-cell table:formula="of:=CONCATENATE([.R333];&quot;/&quot;;[.D333];&quot;/&quot;;[.F333];&quot; &quot;;[.G333])" office:value-type="string" office:string-value="10/10/2017 13:45:04" calcext:value-type="string">
            <text:p>10/10/2017 13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3.829" calcext:value-type="float">
            <text:p>33.829</text:p>
          </table:table-cell>
          <table:table-cell table:formula="of:=CONCATENATE([.F334];&quot;-&quot;;[.E334];&quot;-&quot;;[.D334])" office:value-type="string" office:string-value="2017-Oct-10" calcext:value-type="string">
            <text:p>2017-Oct-10</text:p>
          </table:table-cell>
          <table:table-cell table:formula="of:=MONTH([.Q334])" office:value-type="float" office:value="10" calcext:value-type="float">
            <text:p>10</text:p>
          </table:table-cell>
          <table:table-cell table:formula="of:=CONCATENATE([.R334];&quot;/&quot;;[.D334];&quot;/&quot;;[.F334];&quot; &quot;;[.G334])" office:value-type="string" office:string-value="10/10/2017 14:00:12" calcext:value-type="string">
            <text:p>10/10/2017 14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3.829" calcext:value-type="float">
            <text:p>33.829</text:p>
          </table:table-cell>
          <table:table-cell table:formula="of:=CONCATENATE([.F335];&quot;-&quot;;[.E335];&quot;-&quot;;[.D335])" office:value-type="string" office:string-value="2017-Oct-10" calcext:value-type="string">
            <text:p>2017-Oct-10</text:p>
          </table:table-cell>
          <table:table-cell table:formula="of:=MONTH([.Q335])" office:value-type="float" office:value="10" calcext:value-type="float">
            <text:p>10</text:p>
          </table:table-cell>
          <table:table-cell table:formula="of:=CONCATENATE([.R335];&quot;/&quot;;[.D335];&quot;/&quot;;[.F335];&quot; &quot;;[.G335])" office:value-type="string" office:string-value="10/10/2017 14:15:03" calcext:value-type="string">
            <text:p>10/10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5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36];&quot;-&quot;;[.E336];&quot;-&quot;;[.D336])" office:value-type="string" office:string-value="2017-Oct-10" calcext:value-type="string">
            <text:p>2017-Oct-10</text:p>
          </table:table-cell>
          <table:table-cell table:formula="of:=MONTH([.Q336])" office:value-type="float" office:value="10" calcext:value-type="float">
            <text:p>10</text:p>
          </table:table-cell>
          <table:table-cell table:formula="of:=CONCATENATE([.R336];&quot;/&quot;;[.D336];&quot;/&quot;;[.F336];&quot; &quot;;[.G336])" office:value-type="string" office:string-value="10/10/2017 14:30:05" calcext:value-type="string">
            <text:p>10/10/2017 14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4.956" calcext:value-type="float">
            <text:p>34.956</text:p>
          </table:table-cell>
          <table:table-cell table:formula="of:=CONCATENATE([.F337];&quot;-&quot;;[.E337];&quot;-&quot;;[.D337])" office:value-type="string" office:string-value="2017-Oct-10" calcext:value-type="string">
            <text:p>2017-Oct-10</text:p>
          </table:table-cell>
          <table:table-cell table:formula="of:=MONTH([.Q337])" office:value-type="float" office:value="10" calcext:value-type="float">
            <text:p>10</text:p>
          </table:table-cell>
          <table:table-cell table:formula="of:=CONCATENATE([.R337];&quot;/&quot;;[.D337];&quot;/&quot;;[.F337];&quot; &quot;;[.G337])" office:value-type="string" office:string-value="10/10/2017 14:45:03" calcext:value-type="string">
            <text:p>10/10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338];&quot;-&quot;;[.E338];&quot;-&quot;;[.D338])" office:value-type="string" office:string-value="2017-Oct-10" calcext:value-type="string">
            <text:p>2017-Oct-10</text:p>
          </table:table-cell>
          <table:table-cell table:formula="of:=MONTH([.Q338])" office:value-type="float" office:value="10" calcext:value-type="float">
            <text:p>10</text:p>
          </table:table-cell>
          <table:table-cell table:formula="of:=CONCATENATE([.R338];&quot;/&quot;;[.D338];&quot;/&quot;;[.F338];&quot; &quot;;[.G338])" office:value-type="string" office:string-value="10/10/2017 15:00:08" calcext:value-type="string">
            <text:p>10/10/2017 15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3.829" calcext:value-type="float">
            <text:p>33.829</text:p>
          </table:table-cell>
          <table:table-cell table:formula="of:=CONCATENATE([.F339];&quot;-&quot;;[.E339];&quot;-&quot;;[.D339])" office:value-type="string" office:string-value="2017-Oct-10" calcext:value-type="string">
            <text:p>2017-Oct-10</text:p>
          </table:table-cell>
          <table:table-cell table:formula="of:=MONTH([.Q339])" office:value-type="float" office:value="10" calcext:value-type="float">
            <text:p>10</text:p>
          </table:table-cell>
          <table:table-cell table:formula="of:=CONCATENATE([.R339];&quot;/&quot;;[.D339];&quot;/&quot;;[.F339];&quot; &quot;;[.G339])" office:value-type="string" office:string-value="10/10/2017 15:15:02" calcext:value-type="string">
            <text:p>10/10/2017 15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5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40];&quot;-&quot;;[.E340];&quot;-&quot;;[.D340])" office:value-type="string" office:string-value="2017-Oct-10" calcext:value-type="string">
            <text:p>2017-Oct-10</text:p>
          </table:table-cell>
          <table:table-cell table:formula="of:=MONTH([.Q340])" office:value-type="float" office:value="10" calcext:value-type="float">
            <text:p>10</text:p>
          </table:table-cell>
          <table:table-cell table:formula="of:=CONCATENATE([.R340];&quot;/&quot;;[.D340];&quot;/&quot;;[.F340];&quot; &quot;;[.G340])" office:value-type="string" office:string-value="10/10/2017 15:30:05" calcext:value-type="string">
            <text:p>10/10/2017 15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41];&quot;-&quot;;[.E341];&quot;-&quot;;[.D341])" office:value-type="string" office:string-value="2017-Oct-10" calcext:value-type="string">
            <text:p>2017-Oct-10</text:p>
          </table:table-cell>
          <table:table-cell table:formula="of:=MONTH([.Q341])" office:value-type="float" office:value="10" calcext:value-type="float">
            <text:p>10</text:p>
          </table:table-cell>
          <table:table-cell table:formula="of:=CONCATENATE([.R341];&quot;/&quot;;[.D341];&quot;/&quot;;[.F341];&quot; &quot;;[.G341])" office:value-type="string" office:string-value="10/10/2017 15:45:02" calcext:value-type="string">
            <text:p>10/10/2017 1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42];&quot;-&quot;;[.E342];&quot;-&quot;;[.D342])" office:value-type="string" office:string-value="2017-Oct-10" calcext:value-type="string">
            <text:p>2017-Oct-10</text:p>
          </table:table-cell>
          <table:table-cell table:formula="of:=MONTH([.Q342])" office:value-type="float" office:value="10" calcext:value-type="float">
            <text:p>10</text:p>
          </table:table-cell>
          <table:table-cell table:formula="of:=CONCATENATE([.R342];&quot;/&quot;;[.D342];&quot;/&quot;;[.F342];&quot; &quot;;[.G342])" office:value-type="string" office:string-value="10/10/2017 16:00:14" calcext:value-type="string">
            <text:p>10/10/2017 16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43];&quot;-&quot;;[.E343];&quot;-&quot;;[.D343])" office:value-type="string" office:string-value="2017-Oct-10" calcext:value-type="string">
            <text:p>2017-Oct-10</text:p>
          </table:table-cell>
          <table:table-cell table:formula="of:=MONTH([.Q343])" office:value-type="float" office:value="10" calcext:value-type="float">
            <text:p>10</text:p>
          </table:table-cell>
          <table:table-cell table:formula="of:=CONCATENATE([.R343];&quot;/&quot;;[.D343];&quot;/&quot;;[.F343];&quot; &quot;;[.G343])" office:value-type="string" office:string-value="10/10/2017 16:15:02" calcext:value-type="string">
            <text:p>10/10/2017 16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344];&quot;-&quot;;[.E344];&quot;-&quot;;[.D344])" office:value-type="string" office:string-value="2017-Oct-10" calcext:value-type="string">
            <text:p>2017-Oct-10</text:p>
          </table:table-cell>
          <table:table-cell table:formula="of:=MONTH([.Q344])" office:value-type="float" office:value="10" calcext:value-type="float">
            <text:p>10</text:p>
          </table:table-cell>
          <table:table-cell table:formula="of:=CONCATENATE([.R344];&quot;/&quot;;[.D344];&quot;/&quot;;[.F344];&quot; &quot;;[.G344])" office:value-type="string" office:string-value="10/10/2017 16:30:07" calcext:value-type="string">
            <text:p>10/10/2017 1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1.669" calcext:value-type="float">
            <text:p>31.669</text:p>
          </table:table-cell>
          <table:table-cell table:formula="of:=CONCATENATE([.F345];&quot;-&quot;;[.E345];&quot;-&quot;;[.D345])" office:value-type="string" office:string-value="2017-Oct-10" calcext:value-type="string">
            <text:p>2017-Oct-10</text:p>
          </table:table-cell>
          <table:table-cell table:formula="of:=MONTH([.Q345])" office:value-type="float" office:value="10" calcext:value-type="float">
            <text:p>10</text:p>
          </table:table-cell>
          <table:table-cell table:formula="of:=CONCATENATE([.R345];&quot;/&quot;;[.D345];&quot;/&quot;;[.F345];&quot; &quot;;[.G345])" office:value-type="string" office:string-value="10/10/2017 16:45:03" calcext:value-type="string">
            <text:p>10/10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4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30.636" calcext:value-type="float">
            <text:p>30.636</text:p>
          </table:table-cell>
          <table:table-cell table:formula="of:=CONCATENATE([.F346];&quot;-&quot;;[.E346];&quot;-&quot;;[.D346])" office:value-type="string" office:string-value="2017-Oct-10" calcext:value-type="string">
            <text:p>2017-Oct-10</text:p>
          </table:table-cell>
          <table:table-cell table:formula="of:=MONTH([.Q346])" office:value-type="float" office:value="10" calcext:value-type="float">
            <text:p>10</text:p>
          </table:table-cell>
          <table:table-cell table:formula="of:=CONCATENATE([.R346];&quot;/&quot;;[.D346];&quot;/&quot;;[.F346];&quot; &quot;;[.G346])" office:value-type="string" office:string-value="10/10/2017 17:00:45" calcext:value-type="string">
            <text:p>10/10/2017 17:00:4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0.636" calcext:value-type="float">
            <text:p>30.636</text:p>
          </table:table-cell>
          <table:table-cell table:formula="of:=CONCATENATE([.F347];&quot;-&quot;;[.E347];&quot;-&quot;;[.D347])" office:value-type="string" office:string-value="2017-Oct-10" calcext:value-type="string">
            <text:p>2017-Oct-10</text:p>
          </table:table-cell>
          <table:table-cell table:formula="of:=MONTH([.Q347])" office:value-type="float" office:value="10" calcext:value-type="float">
            <text:p>10</text:p>
          </table:table-cell>
          <table:table-cell table:formula="of:=CONCATENATE([.R347];&quot;/&quot;;[.D347];&quot;/&quot;;[.F347];&quot; &quot;;[.G347])" office:value-type="string" office:string-value="10/10/2017 17:15:03" calcext:value-type="string">
            <text:p>10/10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348];&quot;-&quot;;[.E348];&quot;-&quot;;[.D348])" office:value-type="string" office:string-value="2017-Oct-10" calcext:value-type="string">
            <text:p>2017-Oct-10</text:p>
          </table:table-cell>
          <table:table-cell table:formula="of:=MONTH([.Q348])" office:value-type="float" office:value="10" calcext:value-type="float">
            <text:p>10</text:p>
          </table:table-cell>
          <table:table-cell table:formula="of:=CONCATENATE([.R348];&quot;/&quot;;[.D348];&quot;/&quot;;[.F348];&quot; &quot;;[.G348])" office:value-type="string" office:string-value="10/10/2017 17:30:05" calcext:value-type="string">
            <text:p>10/10/2017 17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0.636" calcext:value-type="float">
            <text:p>30.636</text:p>
          </table:table-cell>
          <table:table-cell table:formula="of:=CONCATENATE([.F349];&quot;-&quot;;[.E349];&quot;-&quot;;[.D349])" office:value-type="string" office:string-value="2017-Oct-10" calcext:value-type="string">
            <text:p>2017-Oct-10</text:p>
          </table:table-cell>
          <table:table-cell table:formula="of:=MONTH([.Q349])" office:value-type="float" office:value="10" calcext:value-type="float">
            <text:p>10</text:p>
          </table:table-cell>
          <table:table-cell table:formula="of:=CONCATENATE([.R349];&quot;/&quot;;[.D349];&quot;/&quot;;[.F349];&quot; &quot;;[.G349])" office:value-type="string" office:string-value="10/10/2017 17:45:03" calcext:value-type="string">
            <text:p>10/10/2017 1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1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0.636" calcext:value-type="float">
            <text:p>30.636</text:p>
          </table:table-cell>
          <table:table-cell table:formula="of:=CONCATENATE([.F350];&quot;-&quot;;[.E350];&quot;-&quot;;[.D350])" office:value-type="string" office:string-value="2017-Oct-10" calcext:value-type="string">
            <text:p>2017-Oct-10</text:p>
          </table:table-cell>
          <table:table-cell table:formula="of:=MONTH([.Q350])" office:value-type="float" office:value="10" calcext:value-type="float">
            <text:p>10</text:p>
          </table:table-cell>
          <table:table-cell table:formula="of:=CONCATENATE([.R350];&quot;/&quot;;[.D350];&quot;/&quot;;[.F350];&quot; &quot;;[.G350])" office:value-type="string" office:string-value="10/10/2017 18:00:11" calcext:value-type="string">
            <text:p>10/10/2017 18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0.636" calcext:value-type="float">
            <text:p>30.636</text:p>
          </table:table-cell>
          <table:table-cell table:formula="of:=CONCATENATE([.F351];&quot;-&quot;;[.E351];&quot;-&quot;;[.D351])" office:value-type="string" office:string-value="2017-Oct-10" calcext:value-type="string">
            <text:p>2017-Oct-10</text:p>
          </table:table-cell>
          <table:table-cell table:formula="of:=MONTH([.Q351])" office:value-type="float" office:value="10" calcext:value-type="float">
            <text:p>10</text:p>
          </table:table-cell>
          <table:table-cell table:formula="of:=CONCATENATE([.R351];&quot;/&quot;;[.D351];&quot;/&quot;;[.F351];&quot; &quot;;[.G351])" office:value-type="string" office:string-value="10/10/2017 18:15:03" calcext:value-type="string">
            <text:p>10/10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0.636" calcext:value-type="float">
            <text:p>30.636</text:p>
          </table:table-cell>
          <table:table-cell table:formula="of:=CONCATENATE([.F352];&quot;-&quot;;[.E352];&quot;-&quot;;[.D352])" office:value-type="string" office:string-value="2017-Oct-10" calcext:value-type="string">
            <text:p>2017-Oct-10</text:p>
          </table:table-cell>
          <table:table-cell table:formula="of:=MONTH([.Q352])" office:value-type="float" office:value="10" calcext:value-type="float">
            <text:p>10</text:p>
          </table:table-cell>
          <table:table-cell table:formula="of:=CONCATENATE([.R352];&quot;/&quot;;[.D352];&quot;/&quot;;[.F352];&quot; &quot;;[.G352])" office:value-type="string" office:string-value="10/10/2017 18:30:05" calcext:value-type="string">
            <text:p>10/10/2017 18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0.636" calcext:value-type="float">
            <text:p>30.636</text:p>
          </table:table-cell>
          <table:table-cell table:formula="of:=CONCATENATE([.F353];&quot;-&quot;;[.E353];&quot;-&quot;;[.D353])" office:value-type="string" office:string-value="2017-Oct-10" calcext:value-type="string">
            <text:p>2017-Oct-10</text:p>
          </table:table-cell>
          <table:table-cell table:formula="of:=MONTH([.Q353])" office:value-type="float" office:value="10" calcext:value-type="float">
            <text:p>10</text:p>
          </table:table-cell>
          <table:table-cell table:formula="of:=CONCATENATE([.R353];&quot;/&quot;;[.D353];&quot;/&quot;;[.F353];&quot; &quot;;[.G353])" office:value-type="string" office:string-value="10/10/2017 18:45:02" calcext:value-type="string">
            <text:p>10/10/2017 18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11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0.636" calcext:value-type="float">
            <text:p>30.636</text:p>
          </table:table-cell>
          <table:table-cell table:formula="of:=CONCATENATE([.F354];&quot;-&quot;;[.E354];&quot;-&quot;;[.D354])" office:value-type="string" office:string-value="2017-Oct-10" calcext:value-type="string">
            <text:p>2017-Oct-10</text:p>
          </table:table-cell>
          <table:table-cell table:formula="of:=MONTH([.Q354])" office:value-type="float" office:value="10" calcext:value-type="float">
            <text:p>10</text:p>
          </table:table-cell>
          <table:table-cell table:formula="of:=CONCATENATE([.R354];&quot;/&quot;;[.D354];&quot;/&quot;;[.F354];&quot; &quot;;[.G354])" office:value-type="string" office:string-value="10/10/2017 19:00:11" calcext:value-type="string">
            <text:p>10/10/2017 19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0.636" calcext:value-type="float">
            <text:p>30.636</text:p>
          </table:table-cell>
          <table:table-cell table:formula="of:=CONCATENATE([.F355];&quot;-&quot;;[.E355];&quot;-&quot;;[.D355])" office:value-type="string" office:string-value="2017-Oct-10" calcext:value-type="string">
            <text:p>2017-Oct-10</text:p>
          </table:table-cell>
          <table:table-cell table:formula="of:=MONTH([.Q355])" office:value-type="float" office:value="10" calcext:value-type="float">
            <text:p>10</text:p>
          </table:table-cell>
          <table:table-cell table:formula="of:=CONCATENATE([.R355];&quot;/&quot;;[.D355];&quot;/&quot;;[.F355];&quot; &quot;;[.G355])" office:value-type="string" office:string-value="10/10/2017 19:15:02" calcext:value-type="string">
            <text:p>10/10/2017 19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636" calcext:value-type="float">
            <text:p>30.636</text:p>
          </table:table-cell>
          <table:table-cell table:formula="of:=CONCATENATE([.F356];&quot;-&quot;;[.E356];&quot;-&quot;;[.D356])" office:value-type="string" office:string-value="2017-Oct-10" calcext:value-type="string">
            <text:p>2017-Oct-10</text:p>
          </table:table-cell>
          <table:table-cell table:formula="of:=MONTH([.Q356])" office:value-type="float" office:value="10" calcext:value-type="float">
            <text:p>10</text:p>
          </table:table-cell>
          <table:table-cell table:formula="of:=CONCATENATE([.R356];&quot;/&quot;;[.D356];&quot;/&quot;;[.F356];&quot; &quot;;[.G356])" office:value-type="string" office:string-value="10/10/2017 19:30:03" calcext:value-type="string">
            <text:p>10/10/2017 19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0.636" calcext:value-type="float">
            <text:p>30.636</text:p>
          </table:table-cell>
          <table:table-cell table:formula="of:=CONCATENATE([.F357];&quot;-&quot;;[.E357];&quot;-&quot;;[.D357])" office:value-type="string" office:string-value="2017-Oct-10" calcext:value-type="string">
            <text:p>2017-Oct-10</text:p>
          </table:table-cell>
          <table:table-cell table:formula="of:=MONTH([.Q357])" office:value-type="float" office:value="10" calcext:value-type="float">
            <text:p>10</text:p>
          </table:table-cell>
          <table:table-cell table:formula="of:=CONCATENATE([.R357];&quot;/&quot;;[.D357];&quot;/&quot;;[.F357];&quot; &quot;;[.G357])" office:value-type="string" office:string-value="10/10/2017 19:45:04" calcext:value-type="string">
            <text:p>10/10/2017 19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29.631" calcext:value-type="float">
            <text:p>29.631</text:p>
          </table:table-cell>
          <table:table-cell table:formula="of:=CONCATENATE([.F358];&quot;-&quot;;[.E358];&quot;-&quot;;[.D358])" office:value-type="string" office:string-value="2017-Oct-10" calcext:value-type="string">
            <text:p>2017-Oct-10</text:p>
          </table:table-cell>
          <table:table-cell table:formula="of:=MONTH([.Q358])" office:value-type="float" office:value="10" calcext:value-type="float">
            <text:p>10</text:p>
          </table:table-cell>
          <table:table-cell table:formula="of:=CONCATENATE([.R358];&quot;/&quot;;[.D358];&quot;/&quot;;[.F358];&quot; &quot;;[.G358])" office:value-type="string" office:string-value="10/10/2017 20:00:10" calcext:value-type="string">
            <text:p>10/10/2017 2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29.631" calcext:value-type="float">
            <text:p>29.631</text:p>
          </table:table-cell>
          <table:table-cell table:formula="of:=CONCATENATE([.F359];&quot;-&quot;;[.E359];&quot;-&quot;;[.D359])" office:value-type="string" office:string-value="2017-Oct-10" calcext:value-type="string">
            <text:p>2017-Oct-10</text:p>
          </table:table-cell>
          <table:table-cell table:formula="of:=MONTH([.Q359])" office:value-type="float" office:value="10" calcext:value-type="float">
            <text:p>10</text:p>
          </table:table-cell>
          <table:table-cell table:formula="of:=CONCATENATE([.R359];&quot;/&quot;;[.D359];&quot;/&quot;;[.F359];&quot; &quot;;[.G359])" office:value-type="string" office:string-value="10/10/2017 20:15:03" calcext:value-type="string">
            <text:p>10/10/2017 2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29.631" calcext:value-type="float">
            <text:p>29.631</text:p>
          </table:table-cell>
          <table:table-cell table:formula="of:=CONCATENATE([.F360];&quot;-&quot;;[.E360];&quot;-&quot;;[.D360])" office:value-type="string" office:string-value="2017-Oct-10" calcext:value-type="string">
            <text:p>2017-Oct-10</text:p>
          </table:table-cell>
          <table:table-cell table:formula="of:=MONTH([.Q360])" office:value-type="float" office:value="10" calcext:value-type="float">
            <text:p>10</text:p>
          </table:table-cell>
          <table:table-cell table:formula="of:=CONCATENATE([.R360];&quot;/&quot;;[.D360];&quot;/&quot;;[.F360];&quot; &quot;;[.G360])" office:value-type="string" office:string-value="10/10/2017 20:30:05" calcext:value-type="string">
            <text:p>10/10/2017 20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4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29.631" calcext:value-type="float">
            <text:p>29.631</text:p>
          </table:table-cell>
          <table:table-cell table:formula="of:=CONCATENATE([.F361];&quot;-&quot;;[.E361];&quot;-&quot;;[.D361])" office:value-type="string" office:string-value="2017-Oct-10" calcext:value-type="string">
            <text:p>2017-Oct-10</text:p>
          </table:table-cell>
          <table:table-cell table:formula="of:=MONTH([.Q361])" office:value-type="float" office:value="10" calcext:value-type="float">
            <text:p>10</text:p>
          </table:table-cell>
          <table:table-cell table:formula="of:=CONCATENATE([.R361];&quot;/&quot;;[.D361];&quot;/&quot;;[.F361];&quot; &quot;;[.G361])" office:value-type="string" office:string-value="10/10/2017 20:45:04" calcext:value-type="string">
            <text:p>10/10/2017 20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1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29.631" calcext:value-type="float">
            <text:p>29.631</text:p>
          </table:table-cell>
          <table:table-cell table:formula="of:=CONCATENATE([.F362];&quot;-&quot;;[.E362];&quot;-&quot;;[.D362])" office:value-type="string" office:string-value="2017-Oct-10" calcext:value-type="string">
            <text:p>2017-Oct-10</text:p>
          </table:table-cell>
          <table:table-cell table:formula="of:=MONTH([.Q362])" office:value-type="float" office:value="10" calcext:value-type="float">
            <text:p>10</text:p>
          </table:table-cell>
          <table:table-cell table:formula="of:=CONCATENATE([.R362];&quot;/&quot;;[.D362];&quot;/&quot;;[.F362];&quot; &quot;;[.G362])" office:value-type="string" office:string-value="10/10/2017 21:00:12" calcext:value-type="string">
            <text:p>10/10/2017 21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29.631" calcext:value-type="float">
            <text:p>29.631</text:p>
          </table:table-cell>
          <table:table-cell table:formula="of:=CONCATENATE([.F363];&quot;-&quot;;[.E363];&quot;-&quot;;[.D363])" office:value-type="string" office:string-value="2017-Oct-10" calcext:value-type="string">
            <text:p>2017-Oct-10</text:p>
          </table:table-cell>
          <table:table-cell table:formula="of:=MONTH([.Q363])" office:value-type="float" office:value="10" calcext:value-type="float">
            <text:p>10</text:p>
          </table:table-cell>
          <table:table-cell table:formula="of:=CONCATENATE([.R363];&quot;/&quot;;[.D363];&quot;/&quot;;[.F363];&quot; &quot;;[.G363])" office:value-type="string" office:string-value="10/10/2017 21:15:03" calcext:value-type="string">
            <text:p>10/10/2017 2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29.631" calcext:value-type="float">
            <text:p>29.631</text:p>
          </table:table-cell>
          <table:table-cell table:formula="of:=CONCATENATE([.F364];&quot;-&quot;;[.E364];&quot;-&quot;;[.D364])" office:value-type="string" office:string-value="2017-Oct-10" calcext:value-type="string">
            <text:p>2017-Oct-10</text:p>
          </table:table-cell>
          <table:table-cell table:formula="of:=MONTH([.Q364])" office:value-type="float" office:value="10" calcext:value-type="float">
            <text:p>10</text:p>
          </table:table-cell>
          <table:table-cell table:formula="of:=CONCATENATE([.R364];&quot;/&quot;;[.D364];&quot;/&quot;;[.F364];&quot; &quot;;[.G364])" office:value-type="string" office:string-value="10/10/2017 21:30:02" calcext:value-type="string">
            <text:p>10/10/2017 21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29.631" calcext:value-type="float">
            <text:p>29.631</text:p>
          </table:table-cell>
          <table:table-cell table:formula="of:=CONCATENATE([.F365];&quot;-&quot;;[.E365];&quot;-&quot;;[.D365])" office:value-type="string" office:string-value="2017-Oct-10" calcext:value-type="string">
            <text:p>2017-Oct-10</text:p>
          </table:table-cell>
          <table:table-cell table:formula="of:=MONTH([.Q365])" office:value-type="float" office:value="10" calcext:value-type="float">
            <text:p>10</text:p>
          </table:table-cell>
          <table:table-cell table:formula="of:=CONCATENATE([.R365];&quot;/&quot;;[.D365];&quot;/&quot;;[.F365];&quot; &quot;;[.G365])" office:value-type="string" office:string-value="10/10/2017 21:45:03" calcext:value-type="string">
            <text:p>10/10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06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29.631" calcext:value-type="float">
            <text:p>29.631</text:p>
          </table:table-cell>
          <table:table-cell table:formula="of:=CONCATENATE([.F366];&quot;-&quot;;[.E366];&quot;-&quot;;[.D366])" office:value-type="string" office:string-value="2017-Oct-10" calcext:value-type="string">
            <text:p>2017-Oct-10</text:p>
          </table:table-cell>
          <table:table-cell table:formula="of:=MONTH([.Q366])" office:value-type="float" office:value="10" calcext:value-type="float">
            <text:p>10</text:p>
          </table:table-cell>
          <table:table-cell table:formula="of:=CONCATENATE([.R366];&quot;/&quot;;[.D366];&quot;/&quot;;[.F366];&quot; &quot;;[.G366])" office:value-type="string" office:string-value="10/10/2017 22:00:06" calcext:value-type="string">
            <text:p>10/10/2017 22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29.631" calcext:value-type="float">
            <text:p>29.631</text:p>
          </table:table-cell>
          <table:table-cell table:formula="of:=CONCATENATE([.F367];&quot;-&quot;;[.E367];&quot;-&quot;;[.D367])" office:value-type="string" office:string-value="2017-Oct-10" calcext:value-type="string">
            <text:p>2017-Oct-10</text:p>
          </table:table-cell>
          <table:table-cell table:formula="of:=MONTH([.Q367])" office:value-type="float" office:value="10" calcext:value-type="float">
            <text:p>10</text:p>
          </table:table-cell>
          <table:table-cell table:formula="of:=CONCATENATE([.R367];&quot;/&quot;;[.D367];&quot;/&quot;;[.F367];&quot; &quot;;[.G367])" office:value-type="string" office:string-value="10/10/2017 22:15:02" calcext:value-type="string">
            <text:p>10/10/2017 2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6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4" calcext:value-type="float">
            <text:p>29.74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29.631" calcext:value-type="float">
            <text:p>29.631</text:p>
          </table:table-cell>
          <table:table-cell table:formula="of:=CONCATENATE([.F368];&quot;-&quot;;[.E368];&quot;-&quot;;[.D368])" office:value-type="string" office:string-value="2017-Oct-10" calcext:value-type="string">
            <text:p>2017-Oct-10</text:p>
          </table:table-cell>
          <table:table-cell table:formula="of:=MONTH([.Q368])" office:value-type="float" office:value="10" calcext:value-type="float">
            <text:p>10</text:p>
          </table:table-cell>
          <table:table-cell table:formula="of:=CONCATENATE([.R368];&quot;/&quot;;[.D368];&quot;/&quot;;[.F368];&quot; &quot;;[.G368])" office:value-type="string" office:string-value="10/10/2017 22:30:06" calcext:value-type="string">
            <text:p>10/10/2017 22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4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4" calcext:value-type="float">
            <text:p>29.74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29.631" calcext:value-type="float">
            <text:p>29.631</text:p>
          </table:table-cell>
          <table:table-cell table:formula="of:=CONCATENATE([.F369];&quot;-&quot;;[.E369];&quot;-&quot;;[.D369])" office:value-type="string" office:string-value="2017-Oct-10" calcext:value-type="string">
            <text:p>2017-Oct-10</text:p>
          </table:table-cell>
          <table:table-cell table:formula="of:=MONTH([.Q369])" office:value-type="float" office:value="10" calcext:value-type="float">
            <text:p>10</text:p>
          </table:table-cell>
          <table:table-cell table:formula="of:=CONCATENATE([.R369];&quot;/&quot;;[.D369];&quot;/&quot;;[.F369];&quot; &quot;;[.G369])" office:value-type="string" office:string-value="10/10/2017 22:45:04" calcext:value-type="string">
            <text:p>10/10/2017 2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10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29.631" calcext:value-type="float">
            <text:p>29.631</text:p>
          </table:table-cell>
          <table:table-cell table:formula="of:=CONCATENATE([.F370];&quot;-&quot;;[.E370];&quot;-&quot;;[.D370])" office:value-type="string" office:string-value="2017-Oct-10" calcext:value-type="string">
            <text:p>2017-Oct-10</text:p>
          </table:table-cell>
          <table:table-cell table:formula="of:=MONTH([.Q370])" office:value-type="float" office:value="10" calcext:value-type="float">
            <text:p>10</text:p>
          </table:table-cell>
          <table:table-cell table:formula="of:=CONCATENATE([.R370];&quot;/&quot;;[.D370];&quot;/&quot;;[.F370];&quot; &quot;;[.G370])" office:value-type="string" office:string-value="10/10/2017 23:00:10" calcext:value-type="string">
            <text:p>10/10/2017 23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29.631" calcext:value-type="float">
            <text:p>29.631</text:p>
          </table:table-cell>
          <table:table-cell table:formula="of:=CONCATENATE([.F371];&quot;-&quot;;[.E371];&quot;-&quot;;[.D371])" office:value-type="string" office:string-value="2017-Oct-10" calcext:value-type="string">
            <text:p>2017-Oct-10</text:p>
          </table:table-cell>
          <table:table-cell table:formula="of:=MONTH([.Q371])" office:value-type="float" office:value="10" calcext:value-type="float">
            <text:p>10</text:p>
          </table:table-cell>
          <table:table-cell table:formula="of:=CONCATENATE([.R371];&quot;/&quot;;[.D371];&quot;/&quot;;[.F371];&quot; &quot;;[.G371])" office:value-type="string" office:string-value="10/10/2017 23:15:03" calcext:value-type="string">
            <text:p>10/10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7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29.631" calcext:value-type="float">
            <text:p>29.631</text:p>
          </table:table-cell>
          <table:table-cell table:formula="of:=CONCATENATE([.F372];&quot;-&quot;;[.E372];&quot;-&quot;;[.D372])" office:value-type="string" office:string-value="2017-Oct-10" calcext:value-type="string">
            <text:p>2017-Oct-10</text:p>
          </table:table-cell>
          <table:table-cell table:formula="of:=MONTH([.Q372])" office:value-type="float" office:value="10" calcext:value-type="float">
            <text:p>10</text:p>
          </table:table-cell>
          <table:table-cell table:formula="of:=CONCATENATE([.R372];&quot;/&quot;;[.D372];&quot;/&quot;;[.F372];&quot; &quot;;[.G372])" office:value-type="string" office:string-value="10/10/2017 23:30:07" calcext:value-type="string">
            <text:p>10/10/2017 2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0.636" calcext:value-type="float">
            <text:p>30.636</text:p>
          </table:table-cell>
          <table:table-cell table:formula="of:=CONCATENATE([.F373];&quot;-&quot;;[.E373];&quot;-&quot;;[.D373])" office:value-type="string" office:string-value="2017-Oct-10" calcext:value-type="string">
            <text:p>2017-Oct-10</text:p>
          </table:table-cell>
          <table:table-cell table:formula="of:=MONTH([.Q373])" office:value-type="float" office:value="10" calcext:value-type="float">
            <text:p>10</text:p>
          </table:table-cell>
          <table:table-cell table:formula="of:=CONCATENATE([.R373];&quot;/&quot;;[.D373];&quot;/&quot;;[.F373];&quot; &quot;;[.G373])" office:value-type="string" office:string-value="10/10/2017 23:45:03" calcext:value-type="string">
            <text:p>10/10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0.636" calcext:value-type="float">
            <text:p>30.636</text:p>
          </table:table-cell>
          <table:table-cell table:formula="of:=CONCATENATE([.F374];&quot;-&quot;;[.E374];&quot;-&quot;;[.D374])" office:value-type="string" office:string-value="2017-Oct-11" calcext:value-type="string">
            <text:p>2017-Oct-11</text:p>
          </table:table-cell>
          <table:table-cell table:formula="of:=MONTH([.Q374])" office:value-type="float" office:value="10" calcext:value-type="float">
            <text:p>10</text:p>
          </table:table-cell>
          <table:table-cell table:formula="of:=CONCATENATE([.R374];&quot;/&quot;;[.D374];&quot;/&quot;;[.F374];&quot; &quot;;[.G374])" office:value-type="string" office:string-value="10/11/2017 00:00:07" calcext:value-type="string">
            <text:p>10/11/2017 00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30.636" calcext:value-type="float">
            <text:p>30.636</text:p>
          </table:table-cell>
          <table:table-cell table:formula="of:=CONCATENATE([.F375];&quot;-&quot;;[.E375];&quot;-&quot;;[.D375])" office:value-type="string" office:string-value="2017-Oct-11" calcext:value-type="string">
            <text:p>2017-Oct-11</text:p>
          </table:table-cell>
          <table:table-cell table:formula="of:=MONTH([.Q375])" office:value-type="float" office:value="10" calcext:value-type="float">
            <text:p>10</text:p>
          </table:table-cell>
          <table:table-cell table:formula="of:=CONCATENATE([.R375];&quot;/&quot;;[.D375];&quot;/&quot;;[.F375];&quot; &quot;;[.G375])" office:value-type="string" office:string-value="10/11/2017 00:15:04" calcext:value-type="string">
            <text:p>10/11/2017 0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1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0.636" calcext:value-type="float">
            <text:p>30.636</text:p>
          </table:table-cell>
          <table:table-cell table:formula="of:=CONCATENATE([.F376];&quot;-&quot;;[.E376];&quot;-&quot;;[.D376])" office:value-type="string" office:string-value="2017-Oct-11" calcext:value-type="string">
            <text:p>2017-Oct-11</text:p>
          </table:table-cell>
          <table:table-cell table:formula="of:=MONTH([.Q376])" office:value-type="float" office:value="10" calcext:value-type="float">
            <text:p>10</text:p>
          </table:table-cell>
          <table:table-cell table:formula="of:=CONCATENATE([.R376];&quot;/&quot;;[.D376];&quot;/&quot;;[.F376];&quot; &quot;;[.G376])" office:value-type="string" office:string-value="10/11/2017 00:30:15" calcext:value-type="string">
            <text:p>10/11/2017 00:3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0.636" calcext:value-type="float">
            <text:p>30.636</text:p>
          </table:table-cell>
          <table:table-cell table:formula="of:=CONCATENATE([.F377];&quot;-&quot;;[.E377];&quot;-&quot;;[.D377])" office:value-type="string" office:string-value="2017-Oct-11" calcext:value-type="string">
            <text:p>2017-Oct-11</text:p>
          </table:table-cell>
          <table:table-cell table:formula="of:=MONTH([.Q377])" office:value-type="float" office:value="10" calcext:value-type="float">
            <text:p>10</text:p>
          </table:table-cell>
          <table:table-cell table:formula="of:=CONCATENATE([.R377];&quot;/&quot;;[.D377];&quot;/&quot;;[.F377];&quot; &quot;;[.G377])" office:value-type="string" office:string-value="10/11/2017 00:45:04" calcext:value-type="string">
            <text:p>10/11/2017 00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378];&quot;-&quot;;[.E378];&quot;-&quot;;[.D378])" office:value-type="string" office:string-value="2017-Oct-11" calcext:value-type="string">
            <text:p>2017-Oct-11</text:p>
          </table:table-cell>
          <table:table-cell table:formula="of:=MONTH([.Q378])" office:value-type="float" office:value="10" calcext:value-type="float">
            <text:p>10</text:p>
          </table:table-cell>
          <table:table-cell table:formula="of:=CONCATENATE([.R378];&quot;/&quot;;[.D378];&quot;/&quot;;[.F378];&quot; &quot;;[.G378])" office:value-type="string" office:string-value="10/11/2017 01:00:06" calcext:value-type="string">
            <text:p>10/11/2017 01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0.636" calcext:value-type="float">
            <text:p>30.636</text:p>
          </table:table-cell>
          <table:table-cell table:formula="of:=CONCATENATE([.F379];&quot;-&quot;;[.E379];&quot;-&quot;;[.D379])" office:value-type="string" office:string-value="2017-Oct-11" calcext:value-type="string">
            <text:p>2017-Oct-11</text:p>
          </table:table-cell>
          <table:table-cell table:formula="of:=MONTH([.Q379])" office:value-type="float" office:value="10" calcext:value-type="float">
            <text:p>10</text:p>
          </table:table-cell>
          <table:table-cell table:formula="of:=CONCATENATE([.R379];&quot;/&quot;;[.D379];&quot;/&quot;;[.F379];&quot; &quot;;[.G379])" office:value-type="string" office:string-value="10/11/2017 01:15:02" calcext:value-type="string">
            <text:p>10/11/2017 0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380];&quot;-&quot;;[.E380];&quot;-&quot;;[.D380])" office:value-type="string" office:string-value="2017-Oct-11" calcext:value-type="string">
            <text:p>2017-Oct-11</text:p>
          </table:table-cell>
          <table:table-cell table:formula="of:=MONTH([.Q380])" office:value-type="float" office:value="10" calcext:value-type="float">
            <text:p>10</text:p>
          </table:table-cell>
          <table:table-cell table:formula="of:=CONCATENATE([.R380];&quot;/&quot;;[.D380];&quot;/&quot;;[.F380];&quot; &quot;;[.G380])" office:value-type="string" office:string-value="10/11/2017 01:30:03" calcext:value-type="string">
            <text:p>10/11/2017 0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0.636" calcext:value-type="float">
            <text:p>30.636</text:p>
          </table:table-cell>
          <table:table-cell table:formula="of:=CONCATENATE([.F381];&quot;-&quot;;[.E381];&quot;-&quot;;[.D381])" office:value-type="string" office:string-value="2017-Oct-11" calcext:value-type="string">
            <text:p>2017-Oct-11</text:p>
          </table:table-cell>
          <table:table-cell table:formula="of:=MONTH([.Q381])" office:value-type="float" office:value="10" calcext:value-type="float">
            <text:p>10</text:p>
          </table:table-cell>
          <table:table-cell table:formula="of:=CONCATENATE([.R381];&quot;/&quot;;[.D381];&quot;/&quot;;[.F381];&quot; &quot;;[.G381])" office:value-type="string" office:string-value="10/11/2017 01:45:03" calcext:value-type="string">
            <text:p>10/11/2017 0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382];&quot;-&quot;;[.E382];&quot;-&quot;;[.D382])" office:value-type="string" office:string-value="2017-Oct-11" calcext:value-type="string">
            <text:p>2017-Oct-11</text:p>
          </table:table-cell>
          <table:table-cell table:formula="of:=MONTH([.Q382])" office:value-type="float" office:value="10" calcext:value-type="float">
            <text:p>10</text:p>
          </table:table-cell>
          <table:table-cell table:formula="of:=CONCATENATE([.R382];&quot;/&quot;;[.D382];&quot;/&quot;;[.F382];&quot; &quot;;[.G382])" office:value-type="string" office:string-value="10/11/2017 02:00:03" calcext:value-type="string">
            <text:p>10/11/2017 02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0.636" calcext:value-type="float">
            <text:p>30.636</text:p>
          </table:table-cell>
          <table:table-cell table:formula="of:=CONCATENATE([.F383];&quot;-&quot;;[.E383];&quot;-&quot;;[.D383])" office:value-type="string" office:string-value="2017-Oct-11" calcext:value-type="string">
            <text:p>2017-Oct-11</text:p>
          </table:table-cell>
          <table:table-cell table:formula="of:=MONTH([.Q383])" office:value-type="float" office:value="10" calcext:value-type="float">
            <text:p>10</text:p>
          </table:table-cell>
          <table:table-cell table:formula="of:=CONCATENATE([.R383];&quot;/&quot;;[.D383];&quot;/&quot;;[.F383];&quot; &quot;;[.G383])" office:value-type="string" office:string-value="10/11/2017 02:15:03" calcext:value-type="string">
            <text:p>10/11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0.636" calcext:value-type="float">
            <text:p>30.636</text:p>
          </table:table-cell>
          <table:table-cell table:formula="of:=CONCATENATE([.F384];&quot;-&quot;;[.E384];&quot;-&quot;;[.D384])" office:value-type="string" office:string-value="2017-Oct-11" calcext:value-type="string">
            <text:p>2017-Oct-11</text:p>
          </table:table-cell>
          <table:table-cell table:formula="of:=MONTH([.Q384])" office:value-type="float" office:value="10" calcext:value-type="float">
            <text:p>10</text:p>
          </table:table-cell>
          <table:table-cell table:formula="of:=CONCATENATE([.R384];&quot;/&quot;;[.D384];&quot;/&quot;;[.F384];&quot; &quot;;[.G384])" office:value-type="string" office:string-value="10/11/2017 02:30:02" calcext:value-type="string">
            <text:p>10/11/2017 02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0.636" calcext:value-type="float">
            <text:p>30.636</text:p>
          </table:table-cell>
          <table:table-cell table:formula="of:=CONCATENATE([.F385];&quot;-&quot;;[.E385];&quot;-&quot;;[.D385])" office:value-type="string" office:string-value="2017-Oct-11" calcext:value-type="string">
            <text:p>2017-Oct-11</text:p>
          </table:table-cell>
          <table:table-cell table:formula="of:=MONTH([.Q385])" office:value-type="float" office:value="10" calcext:value-type="float">
            <text:p>10</text:p>
          </table:table-cell>
          <table:table-cell table:formula="of:=CONCATENATE([.R385];&quot;/&quot;;[.D385];&quot;/&quot;;[.F385];&quot; &quot;;[.G385])" office:value-type="string" office:string-value="10/11/2017 02:45:03" calcext:value-type="string">
            <text:p>10/11/2017 0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386];&quot;-&quot;;[.E386];&quot;-&quot;;[.D386])" office:value-type="string" office:string-value="2017-Oct-11" calcext:value-type="string">
            <text:p>2017-Oct-11</text:p>
          </table:table-cell>
          <table:table-cell table:formula="of:=MONTH([.Q386])" office:value-type="float" office:value="10" calcext:value-type="float">
            <text:p>10</text:p>
          </table:table-cell>
          <table:table-cell table:formula="of:=CONCATENATE([.R386];&quot;/&quot;;[.D386];&quot;/&quot;;[.F386];&quot; &quot;;[.G386])" office:value-type="string" office:string-value="10/11/2017 03:00:06" calcext:value-type="string">
            <text:p>10/11/2017 03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29.631" calcext:value-type="float">
            <text:p>29.631</text:p>
          </table:table-cell>
          <table:table-cell table:formula="of:=CONCATENATE([.F387];&quot;-&quot;;[.E387];&quot;-&quot;;[.D387])" office:value-type="string" office:string-value="2017-Oct-11" calcext:value-type="string">
            <text:p>2017-Oct-11</text:p>
          </table:table-cell>
          <table:table-cell table:formula="of:=MONTH([.Q387])" office:value-type="float" office:value="10" calcext:value-type="float">
            <text:p>10</text:p>
          </table:table-cell>
          <table:table-cell table:formula="of:=CONCATENATE([.R387];&quot;/&quot;;[.D387];&quot;/&quot;;[.F387];&quot; &quot;;[.G387])" office:value-type="string" office:string-value="10/11/2017 03:15:02" calcext:value-type="string">
            <text:p>10/11/2017 0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2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29.631" calcext:value-type="float">
            <text:p>29.631</text:p>
          </table:table-cell>
          <table:table-cell table:formula="of:=CONCATENATE([.F388];&quot;-&quot;;[.E388];&quot;-&quot;;[.D388])" office:value-type="string" office:string-value="2017-Oct-11" calcext:value-type="string">
            <text:p>2017-Oct-11</text:p>
          </table:table-cell>
          <table:table-cell table:formula="of:=MONTH([.Q388])" office:value-type="float" office:value="10" calcext:value-type="float">
            <text:p>10</text:p>
          </table:table-cell>
          <table:table-cell table:formula="of:=CONCATENATE([.R388];&quot;/&quot;;[.D388];&quot;/&quot;;[.F388];&quot; &quot;;[.G388])" office:value-type="string" office:string-value="10/11/2017 03:30:02" calcext:value-type="string">
            <text:p>10/11/2017 03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29.631" calcext:value-type="float">
            <text:p>29.631</text:p>
          </table:table-cell>
          <table:table-cell table:formula="of:=CONCATENATE([.F389];&quot;-&quot;;[.E389];&quot;-&quot;;[.D389])" office:value-type="string" office:string-value="2017-Oct-11" calcext:value-type="string">
            <text:p>2017-Oct-11</text:p>
          </table:table-cell>
          <table:table-cell table:formula="of:=MONTH([.Q389])" office:value-type="float" office:value="10" calcext:value-type="float">
            <text:p>10</text:p>
          </table:table-cell>
          <table:table-cell table:formula="of:=CONCATENATE([.R389];&quot;/&quot;;[.D389];&quot;/&quot;;[.F389];&quot; &quot;;[.G389])" office:value-type="string" office:string-value="10/11/2017 03:45:03" calcext:value-type="string">
            <text:p>10/11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390];&quot;-&quot;;[.E390];&quot;-&quot;;[.D390])" office:value-type="string" office:string-value="2017-Oct-11" calcext:value-type="string">
            <text:p>2017-Oct-11</text:p>
          </table:table-cell>
          <table:table-cell table:formula="of:=MONTH([.Q390])" office:value-type="float" office:value="10" calcext:value-type="float">
            <text:p>10</text:p>
          </table:table-cell>
          <table:table-cell table:formula="of:=CONCATENATE([.R390];&quot;/&quot;;[.D390];&quot;/&quot;;[.F390];&quot; &quot;;[.G390])" office:value-type="string" office:string-value="10/11/2017 04:00:03" calcext:value-type="string">
            <text:p>10/11/2017 04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0.636" calcext:value-type="float">
            <text:p>30.636</text:p>
          </table:table-cell>
          <table:table-cell table:formula="of:=CONCATENATE([.F391];&quot;-&quot;;[.E391];&quot;-&quot;;[.D391])" office:value-type="string" office:string-value="2017-Oct-11" calcext:value-type="string">
            <text:p>2017-Oct-11</text:p>
          </table:table-cell>
          <table:table-cell table:formula="of:=MONTH([.Q391])" office:value-type="float" office:value="10" calcext:value-type="float">
            <text:p>10</text:p>
          </table:table-cell>
          <table:table-cell table:formula="of:=CONCATENATE([.R391];&quot;/&quot;;[.D391];&quot;/&quot;;[.F391];&quot; &quot;;[.G391])" office:value-type="string" office:string-value="10/11/2017 04:15:03" calcext:value-type="string">
            <text:p>10/11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392];&quot;-&quot;;[.E392];&quot;-&quot;;[.D392])" office:value-type="string" office:string-value="2017-Oct-11" calcext:value-type="string">
            <text:p>2017-Oct-11</text:p>
          </table:table-cell>
          <table:table-cell table:formula="of:=MONTH([.Q392])" office:value-type="float" office:value="10" calcext:value-type="float">
            <text:p>10</text:p>
          </table:table-cell>
          <table:table-cell table:formula="of:=CONCATENATE([.R392];&quot;/&quot;;[.D392];&quot;/&quot;;[.F392];&quot; &quot;;[.G392])" office:value-type="string" office:string-value="10/11/2017 04:30:07" calcext:value-type="string">
            <text:p>10/11/2017 04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0.636" calcext:value-type="float">
            <text:p>30.636</text:p>
          </table:table-cell>
          <table:table-cell table:formula="of:=CONCATENATE([.F393];&quot;-&quot;;[.E393];&quot;-&quot;;[.D393])" office:value-type="string" office:string-value="2017-Oct-11" calcext:value-type="string">
            <text:p>2017-Oct-11</text:p>
          </table:table-cell>
          <table:table-cell table:formula="of:=MONTH([.Q393])" office:value-type="float" office:value="10" calcext:value-type="float">
            <text:p>10</text:p>
          </table:table-cell>
          <table:table-cell table:formula="of:=CONCATENATE([.R393];&quot;/&quot;;[.D393];&quot;/&quot;;[.F393];&quot; &quot;;[.G393])" office:value-type="string" office:string-value="10/11/2017 04:45:03" calcext:value-type="string">
            <text:p>10/11/2017 0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394];&quot;-&quot;;[.E394];&quot;-&quot;;[.D394])" office:value-type="string" office:string-value="2017-Oct-11" calcext:value-type="string">
            <text:p>2017-Oct-11</text:p>
          </table:table-cell>
          <table:table-cell table:formula="of:=MONTH([.Q394])" office:value-type="float" office:value="10" calcext:value-type="float">
            <text:p>10</text:p>
          </table:table-cell>
          <table:table-cell table:formula="of:=CONCATENATE([.R394];&quot;/&quot;;[.D394];&quot;/&quot;;[.F394];&quot; &quot;;[.G394])" office:value-type="string" office:string-value="10/11/2017 05:00:12" calcext:value-type="string">
            <text:p>10/11/2017 05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9" calcext:value-type="float">
            <text:p>29.79</text:p>
          </table:table-cell>
          <table:table-cell office:value-type="float" office:value="79.3" calcext:value-type="float">
            <text:p>79.3</text:p>
          </table:table-cell>
          <table:table-cell office:value-type="float" office:value="26.3" calcext:value-type="float">
            <text:p>26.3</text:p>
          </table:table-cell>
          <table:table-cell office:value-type="float" office:value="34.163" calcext:value-type="float">
            <text:p>34.163</text:p>
          </table:table-cell>
          <table:table-cell office:value-type="float" office:value="29.631" calcext:value-type="float">
            <text:p>29.631</text:p>
          </table:table-cell>
          <table:table-cell table:formula="of:=CONCATENATE([.F395];&quot;-&quot;;[.E395];&quot;-&quot;;[.D395])" office:value-type="string" office:string-value="2017-Oct-11" calcext:value-type="string">
            <text:p>2017-Oct-11</text:p>
          </table:table-cell>
          <table:table-cell table:formula="of:=MONTH([.Q395])" office:value-type="float" office:value="10" calcext:value-type="float">
            <text:p>10</text:p>
          </table:table-cell>
          <table:table-cell table:formula="of:=CONCATENATE([.R395];&quot;/&quot;;[.D395];&quot;/&quot;;[.F395];&quot; &quot;;[.G395])" office:value-type="string" office:string-value="10/11/2017 05:15:03" calcext:value-type="string">
            <text:p>10/11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9" calcext:value-type="float">
            <text:p>29.79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0.636" calcext:value-type="float">
            <text:p>30.636</text:p>
          </table:table-cell>
          <table:table-cell table:formula="of:=CONCATENATE([.F396];&quot;-&quot;;[.E396];&quot;-&quot;;[.D396])" office:value-type="string" office:string-value="2017-Oct-11" calcext:value-type="string">
            <text:p>2017-Oct-11</text:p>
          </table:table-cell>
          <table:table-cell table:formula="of:=MONTH([.Q396])" office:value-type="float" office:value="10" calcext:value-type="float">
            <text:p>10</text:p>
          </table:table-cell>
          <table:table-cell table:formula="of:=CONCATENATE([.R396];&quot;/&quot;;[.D396];&quot;/&quot;;[.F396];&quot; &quot;;[.G396])" office:value-type="string" office:string-value="10/11/2017 05:30:02" calcext:value-type="string">
            <text:p>10/11/2017 05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9" calcext:value-type="float">
            <text:p>29.79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0.636" calcext:value-type="float">
            <text:p>30.636</text:p>
          </table:table-cell>
          <table:table-cell table:formula="of:=CONCATENATE([.F397];&quot;-&quot;;[.E397];&quot;-&quot;;[.D397])" office:value-type="string" office:string-value="2017-Oct-11" calcext:value-type="string">
            <text:p>2017-Oct-11</text:p>
          </table:table-cell>
          <table:table-cell table:formula="of:=MONTH([.Q397])" office:value-type="float" office:value="10" calcext:value-type="float">
            <text:p>10</text:p>
          </table:table-cell>
          <table:table-cell table:formula="of:=CONCATENATE([.R397];&quot;/&quot;;[.D397];&quot;/&quot;;[.F397];&quot; &quot;;[.G397])" office:value-type="string" office:string-value="10/11/2017 05:45:02" calcext:value-type="string">
            <text:p>10/11/2017 0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9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9" calcext:value-type="float">
            <text:p>29.79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0.636" calcext:value-type="float">
            <text:p>30.636</text:p>
          </table:table-cell>
          <table:table-cell table:formula="of:=CONCATENATE([.F398];&quot;-&quot;;[.E398];&quot;-&quot;;[.D398])" office:value-type="string" office:string-value="2017-Oct-11" calcext:value-type="string">
            <text:p>2017-Oct-11</text:p>
          </table:table-cell>
          <table:table-cell table:formula="of:=MONTH([.Q398])" office:value-type="float" office:value="10" calcext:value-type="float">
            <text:p>10</text:p>
          </table:table-cell>
          <table:table-cell table:formula="of:=CONCATENATE([.R398];&quot;/&quot;;[.D398];&quot;/&quot;;[.F398];&quot; &quot;;[.G398])" office:value-type="string" office:string-value="10/11/2017 06:00:09" calcext:value-type="string">
            <text:p>10/11/2017 06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9" calcext:value-type="float">
            <text:p>29.79</text:p>
          </table:table-cell>
          <table:table-cell office:value-type="float" office:value="81.1" calcext:value-type="float">
            <text:p>81.1</text:p>
          </table:table-cell>
          <table:table-cell office:value-type="float" office:value="27.3" calcext:value-type="float">
            <text:p>27.3</text:p>
          </table:table-cell>
          <table:table-cell office:value-type="float" office:value="36.233" calcext:value-type="float">
            <text:p>36.233</text:p>
          </table:table-cell>
          <table:table-cell office:value-type="float" office:value="30.636" calcext:value-type="float">
            <text:p>30.636</text:p>
          </table:table-cell>
          <table:table-cell table:formula="of:=CONCATENATE([.F399];&quot;-&quot;;[.E399];&quot;-&quot;;[.D399])" office:value-type="string" office:string-value="2017-Oct-11" calcext:value-type="string">
            <text:p>2017-Oct-11</text:p>
          </table:table-cell>
          <table:table-cell table:formula="of:=MONTH([.Q399])" office:value-type="float" office:value="10" calcext:value-type="float">
            <text:p>10</text:p>
          </table:table-cell>
          <table:table-cell table:formula="of:=CONCATENATE([.R399];&quot;/&quot;;[.D399];&quot;/&quot;;[.F399];&quot; &quot;;[.G399])" office:value-type="string" office:string-value="10/11/2017 06:15:02" calcext:value-type="string">
            <text:p>10/11/2017 06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9" calcext:value-type="float">
            <text:p>29.79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1.669" calcext:value-type="float">
            <text:p>31.669</text:p>
          </table:table-cell>
          <table:table-cell table:formula="of:=CONCATENATE([.F400];&quot;-&quot;;[.E400];&quot;-&quot;;[.D400])" office:value-type="string" office:string-value="2017-Oct-11" calcext:value-type="string">
            <text:p>2017-Oct-11</text:p>
          </table:table-cell>
          <table:table-cell table:formula="of:=MONTH([.Q400])" office:value-type="float" office:value="10" calcext:value-type="float">
            <text:p>10</text:p>
          </table:table-cell>
          <table:table-cell table:formula="of:=CONCATENATE([.R400];&quot;/&quot;;[.D400];&quot;/&quot;;[.F400];&quot; &quot;;[.G400])" office:value-type="string" office:string-value="10/11/2017 06:30:07" calcext:value-type="string">
            <text:p>10/11/2017 0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9" calcext:value-type="float">
            <text:p>29.79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1.669" calcext:value-type="float">
            <text:p>31.669</text:p>
          </table:table-cell>
          <table:table-cell table:formula="of:=CONCATENATE([.F401];&quot;-&quot;;[.E401];&quot;-&quot;;[.D401])" office:value-type="string" office:string-value="2017-Oct-11" calcext:value-type="string">
            <text:p>2017-Oct-11</text:p>
          </table:table-cell>
          <table:table-cell table:formula="of:=MONTH([.Q401])" office:value-type="float" office:value="10" calcext:value-type="float">
            <text:p>10</text:p>
          </table:table-cell>
          <table:table-cell table:formula="of:=CONCATENATE([.R401];&quot;/&quot;;[.D401];&quot;/&quot;;[.F401];&quot; &quot;;[.G401])" office:value-type="string" office:string-value="10/11/2017 06:45:02" calcext:value-type="string">
            <text:p>10/11/2017 06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9" calcext:value-type="float">
            <text:p>29.79</text:p>
          </table:table-cell>
          <table:table-cell office:value-type="float" office:value="83.1" calcext:value-type="float">
            <text:p>83.1</text:p>
          </table:table-cell>
          <table:table-cell office:value-type="float" office:value="28.4" calcext:value-type="float">
            <text:p>28.4</text:p>
          </table:table-cell>
          <table:table-cell office:value-type="float" office:value="38.659" calcext:value-type="float">
            <text:p>38.659</text:p>
          </table:table-cell>
          <table:table-cell office:value-type="float" office:value="31.669" calcext:value-type="float">
            <text:p>31.669</text:p>
          </table:table-cell>
          <table:table-cell table:formula="of:=CONCATENATE([.F402];&quot;-&quot;;[.E402];&quot;-&quot;;[.D402])" office:value-type="string" office:string-value="2017-Oct-11" calcext:value-type="string">
            <text:p>2017-Oct-11</text:p>
          </table:table-cell>
          <table:table-cell table:formula="of:=MONTH([.Q402])" office:value-type="float" office:value="10" calcext:value-type="float">
            <text:p>10</text:p>
          </table:table-cell>
          <table:table-cell table:formula="of:=CONCATENATE([.R402];&quot;/&quot;;[.D402];&quot;/&quot;;[.F402];&quot; &quot;;[.G402])" office:value-type="string" office:string-value="10/11/2017 07:00:03" calcext:value-type="string">
            <text:p>10/11/2017 07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9" calcext:value-type="float">
            <text:p>29.79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403];&quot;-&quot;;[.E403];&quot;-&quot;;[.D403])" office:value-type="string" office:string-value="2017-Oct-11" calcext:value-type="string">
            <text:p>2017-Oct-11</text:p>
          </table:table-cell>
          <table:table-cell table:formula="of:=MONTH([.Q403])" office:value-type="float" office:value="10" calcext:value-type="float">
            <text:p>10</text:p>
          </table:table-cell>
          <table:table-cell table:formula="of:=CONCATENATE([.R403];&quot;/&quot;;[.D403];&quot;/&quot;;[.F403];&quot; &quot;;[.G403])" office:value-type="string" office:string-value="10/11/2017 07:15:02" calcext:value-type="string">
            <text:p>10/11/2017 07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3" calcext:value-type="float">
            <text:p>29.83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2.733" calcext:value-type="float">
            <text:p>32.733</text:p>
          </table:table-cell>
          <table:table-cell table:formula="of:=CONCATENATE([.F404];&quot;-&quot;;[.E404];&quot;-&quot;;[.D404])" office:value-type="string" office:string-value="2017-Oct-11" calcext:value-type="string">
            <text:p>2017-Oct-11</text:p>
          </table:table-cell>
          <table:table-cell table:formula="of:=MONTH([.Q404])" office:value-type="float" office:value="10" calcext:value-type="float">
            <text:p>10</text:p>
          </table:table-cell>
          <table:table-cell table:formula="of:=CONCATENATE([.R404];&quot;/&quot;;[.D404];&quot;/&quot;;[.F404];&quot; &quot;;[.G404])" office:value-type="string" office:string-value="10/11/2017 07:30:06" calcext:value-type="string">
            <text:p>10/11/2017 07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3" calcext:value-type="float">
            <text:p>29.83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2.733" calcext:value-type="float">
            <text:p>32.733</text:p>
          </table:table-cell>
          <table:table-cell table:formula="of:=CONCATENATE([.F405];&quot;-&quot;;[.E405];&quot;-&quot;;[.D405])" office:value-type="string" office:string-value="2017-Oct-11" calcext:value-type="string">
            <text:p>2017-Oct-11</text:p>
          </table:table-cell>
          <table:table-cell table:formula="of:=MONTH([.Q405])" office:value-type="float" office:value="10" calcext:value-type="float">
            <text:p>10</text:p>
          </table:table-cell>
          <table:table-cell table:formula="of:=CONCATENATE([.R405];&quot;/&quot;;[.D405];&quot;/&quot;;[.F405];&quot; &quot;;[.G405])" office:value-type="string" office:string-value="10/11/2017 07:45:06" calcext:value-type="string">
            <text:p>10/11/2017 07:45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3" calcext:value-type="float">
            <text:p>29.83</text:p>
          </table:table-cell>
          <table:table-cell office:value-type="float" office:value="85.5" calcext:value-type="float">
            <text:p>85.5</text:p>
          </table:table-cell>
          <table:table-cell office:value-type="float" office:value="29.7" calcext:value-type="float">
            <text:p>29.7</text:p>
          </table:table-cell>
          <table:table-cell office:value-type="float" office:value="41.757" calcext:value-type="float">
            <text:p>41.757</text:p>
          </table:table-cell>
          <table:table-cell office:value-type="float" office:value="33.829" calcext:value-type="float">
            <text:p>33.829</text:p>
          </table:table-cell>
          <table:table-cell table:formula="of:=CONCATENATE([.F406];&quot;-&quot;;[.E406];&quot;-&quot;;[.D406])" office:value-type="string" office:string-value="2017-Oct-11" calcext:value-type="string">
            <text:p>2017-Oct-11</text:p>
          </table:table-cell>
          <table:table-cell table:formula="of:=MONTH([.Q406])" office:value-type="float" office:value="10" calcext:value-type="float">
            <text:p>10</text:p>
          </table:table-cell>
          <table:table-cell table:formula="of:=CONCATENATE([.R406];&quot;/&quot;;[.D406];&quot;/&quot;;[.F406];&quot; &quot;;[.G406])" office:value-type="string" office:string-value="10/11/2017 08:00:09" calcext:value-type="string">
            <text:p>10/11/2017 08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3" calcext:value-type="float">
            <text:p>29.83</text:p>
          </table:table-cell>
          <table:table-cell office:value-type="float" office:value="86.3" calcext:value-type="float">
            <text:p>86.3</text:p>
          </table:table-cell>
          <table:table-cell office:value-type="float" office:value="30.2" calcext:value-type="float">
            <text:p>30.2</text:p>
          </table:table-cell>
          <table:table-cell office:value-type="float" office:value="42.837" calcext:value-type="float">
            <text:p>42.837</text:p>
          </table:table-cell>
          <table:table-cell office:value-type="float" office:value="33.829" calcext:value-type="float">
            <text:p>33.829</text:p>
          </table:table-cell>
          <table:table-cell table:formula="of:=CONCATENATE([.F407];&quot;-&quot;;[.E407];&quot;-&quot;;[.D407])" office:value-type="string" office:string-value="2017-Oct-11" calcext:value-type="string">
            <text:p>2017-Oct-11</text:p>
          </table:table-cell>
          <table:table-cell table:formula="of:=MONTH([.Q407])" office:value-type="float" office:value="10" calcext:value-type="float">
            <text:p>10</text:p>
          </table:table-cell>
          <table:table-cell table:formula="of:=CONCATENATE([.R407];&quot;/&quot;;[.D407];&quot;/&quot;;[.F407];&quot; &quot;;[.G407])" office:value-type="string" office:string-value="10/11/2017 08:15:02" calcext:value-type="string">
            <text:p>10/11/2017 08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83" calcext:value-type="float">
            <text:p>29.83</text:p>
          </table:table-cell>
          <table:table-cell office:value-type="float" office:value="86.9" calcext:value-type="float">
            <text:p>86.9</text:p>
          </table:table-cell>
          <table:table-cell office:value-type="float" office:value="30.5" calcext:value-type="float">
            <text:p>30.5</text:p>
          </table:table-cell>
          <table:table-cell office:value-type="float" office:value="43.662" calcext:value-type="float">
            <text:p>43.662</text:p>
          </table:table-cell>
          <table:table-cell office:value-type="float" office:value="33.829" calcext:value-type="float">
            <text:p>33.829</text:p>
          </table:table-cell>
          <table:table-cell table:formula="of:=CONCATENATE([.F408];&quot;-&quot;;[.E408];&quot;-&quot;;[.D408])" office:value-type="string" office:string-value="2017-Oct-11" calcext:value-type="string">
            <text:p>2017-Oct-11</text:p>
          </table:table-cell>
          <table:table-cell table:formula="of:=MONTH([.Q408])" office:value-type="float" office:value="10" calcext:value-type="float">
            <text:p>10</text:p>
          </table:table-cell>
          <table:table-cell table:formula="of:=CONCATENATE([.R408];&quot;/&quot;;[.D408];&quot;/&quot;;[.F408];&quot; &quot;;[.G408])" office:value-type="string" office:string-value="10/11/2017 08:30:06" calcext:value-type="string">
            <text:p>10/11/2017 08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7.5" calcext:value-type="float">
            <text:p>87.5</text:p>
          </table:table-cell>
          <table:table-cell office:value-type="float" office:value="30.8" calcext:value-type="float">
            <text:p>30.8</text:p>
          </table:table-cell>
          <table:table-cell office:value-type="float" office:value="44.501" calcext:value-type="float">
            <text:p>44.501</text:p>
          </table:table-cell>
          <table:table-cell office:value-type="float" office:value="33.829" calcext:value-type="float">
            <text:p>33.829</text:p>
          </table:table-cell>
          <table:table-cell table:formula="of:=CONCATENATE([.F409];&quot;-&quot;;[.E409];&quot;-&quot;;[.D409])" office:value-type="string" office:string-value="2017-Oct-11" calcext:value-type="string">
            <text:p>2017-Oct-11</text:p>
          </table:table-cell>
          <table:table-cell table:formula="of:=MONTH([.Q409])" office:value-type="float" office:value="10" calcext:value-type="float">
            <text:p>10</text:p>
          </table:table-cell>
          <table:table-cell table:formula="of:=CONCATENATE([.R409];&quot;/&quot;;[.D409];&quot;/&quot;;[.F409];&quot; &quot;;[.G409])" office:value-type="string" office:string-value="10/11/2017 08:45:03" calcext:value-type="string">
            <text:p>10/11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7.3" calcext:value-type="float">
            <text:p>87.3</text:p>
          </table:table-cell>
          <table:table-cell office:value-type="float" office:value="30.7" calcext:value-type="float">
            <text:p>30.7</text:p>
          </table:table-cell>
          <table:table-cell office:value-type="float" office:value="44.22" calcext:value-type="float">
            <text:p>44.22</text:p>
          </table:table-cell>
          <table:table-cell office:value-type="float" office:value="33.829" calcext:value-type="float">
            <text:p>33.829</text:p>
          </table:table-cell>
          <table:table-cell table:formula="of:=CONCATENATE([.F410];&quot;-&quot;;[.E410];&quot;-&quot;;[.D410])" office:value-type="string" office:string-value="2017-Oct-11" calcext:value-type="string">
            <text:p>2017-Oct-11</text:p>
          </table:table-cell>
          <table:table-cell table:formula="of:=MONTH([.Q410])" office:value-type="float" office:value="10" calcext:value-type="float">
            <text:p>10</text:p>
          </table:table-cell>
          <table:table-cell table:formula="of:=CONCATENATE([.R410];&quot;/&quot;;[.D410];&quot;/&quot;;[.F410];&quot; &quot;;[.G410])" office:value-type="string" office:string-value="10/11/2017 09:00:06" calcext:value-type="string">
            <text:p>10/11/2017 09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7.7" calcext:value-type="float">
            <text:p>87.7</text:p>
          </table:table-cell>
          <table:table-cell office:value-type="float" office:value="30.9" calcext:value-type="float">
            <text:p>30.9</text:p>
          </table:table-cell>
          <table:table-cell office:value-type="float" office:value="44.784" calcext:value-type="float">
            <text:p>44.784</text:p>
          </table:table-cell>
          <table:table-cell office:value-type="float" office:value="33.829" calcext:value-type="float">
            <text:p>33.829</text:p>
          </table:table-cell>
          <table:table-cell table:formula="of:=CONCATENATE([.F411];&quot;-&quot;;[.E411];&quot;-&quot;;[.D411])" office:value-type="string" office:string-value="2017-Oct-11" calcext:value-type="string">
            <text:p>2017-Oct-11</text:p>
          </table:table-cell>
          <table:table-cell table:formula="of:=MONTH([.Q411])" office:value-type="float" office:value="10" calcext:value-type="float">
            <text:p>10</text:p>
          </table:table-cell>
          <table:table-cell table:formula="of:=CONCATENATE([.R411];&quot;/&quot;;[.D411];&quot;/&quot;;[.F411];&quot; &quot;;[.G411])" office:value-type="string" office:string-value="10/11/2017 09:15:03" calcext:value-type="string">
            <text:p>10/11/2017 0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3" calcext:value-type="float">
            <text:p>29.83</text:p>
          </table:table-cell>
          <table:table-cell office:value-type="float" office:value="88" calcext:value-type="float">
            <text:p>88</text:p>
          </table:table-cell>
          <table:table-cell office:value-type="float" office:value="31.1" calcext:value-type="float">
            <text:p>31.1</text:p>
          </table:table-cell>
          <table:table-cell office:value-type="float" office:value="45.211" calcext:value-type="float">
            <text:p>45.211</text:p>
          </table:table-cell>
          <table:table-cell office:value-type="float" office:value="33.829" calcext:value-type="float">
            <text:p>33.829</text:p>
          </table:table-cell>
          <table:table-cell table:formula="of:=CONCATENATE([.F412];&quot;-&quot;;[.E412];&quot;-&quot;;[.D412])" office:value-type="string" office:string-value="2017-Oct-11" calcext:value-type="string">
            <text:p>2017-Oct-11</text:p>
          </table:table-cell>
          <table:table-cell table:formula="of:=MONTH([.Q412])" office:value-type="float" office:value="10" calcext:value-type="float">
            <text:p>10</text:p>
          </table:table-cell>
          <table:table-cell table:formula="of:=CONCATENATE([.R412];&quot;/&quot;;[.D412];&quot;/&quot;;[.F412];&quot; &quot;;[.G412])" office:value-type="string" office:string-value="10/11/2017 09:30:02" calcext:value-type="string">
            <text:p>10/11/2017 09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4" calcext:value-type="float">
            <text:p>88.4</text:p>
          </table:table-cell>
          <table:table-cell office:value-type="float" office:value="31.3" calcext:value-type="float">
            <text:p>31.3</text:p>
          </table:table-cell>
          <table:table-cell office:value-type="float" office:value="45.786" calcext:value-type="float">
            <text:p>45.786</text:p>
          </table:table-cell>
          <table:table-cell office:value-type="float" office:value="34.956" calcext:value-type="float">
            <text:p>34.956</text:p>
          </table:table-cell>
          <table:table-cell table:formula="of:=CONCATENATE([.F413];&quot;-&quot;;[.E413];&quot;-&quot;;[.D413])" office:value-type="string" office:string-value="2017-Oct-11" calcext:value-type="string">
            <text:p>2017-Oct-11</text:p>
          </table:table-cell>
          <table:table-cell table:formula="of:=MONTH([.Q413])" office:value-type="float" office:value="10" calcext:value-type="float">
            <text:p>10</text:p>
          </table:table-cell>
          <table:table-cell table:formula="of:=CONCATENATE([.R413];&quot;/&quot;;[.D413];&quot;/&quot;;[.F413];&quot; &quot;;[.G413])" office:value-type="string" office:string-value="10/11/2017 09:45:03" calcext:value-type="string">
            <text:p>10/11/2017 0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8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6" calcext:value-type="float">
            <text:p>88.6</text:p>
          </table:table-cell>
          <table:table-cell office:value-type="float" office:value="31.4" calcext:value-type="float">
            <text:p>31.4</text:p>
          </table:table-cell>
          <table:table-cell office:value-type="float" office:value="46.076" calcext:value-type="float">
            <text:p>46.076</text:p>
          </table:table-cell>
          <table:table-cell office:value-type="float" office:value="34.956" calcext:value-type="float">
            <text:p>34.956</text:p>
          </table:table-cell>
          <table:table-cell table:formula="of:=CONCATENATE([.F414];&quot;-&quot;;[.E414];&quot;-&quot;;[.D414])" office:value-type="string" office:string-value="2017-Oct-11" calcext:value-type="string">
            <text:p>2017-Oct-11</text:p>
          </table:table-cell>
          <table:table-cell table:formula="of:=MONTH([.Q414])" office:value-type="float" office:value="10" calcext:value-type="float">
            <text:p>10</text:p>
          </table:table-cell>
          <table:table-cell table:formula="of:=CONCATENATE([.R414];&quot;/&quot;;[.D414];&quot;/&quot;;[.F414];&quot; &quot;;[.G414])" office:value-type="string" office:string-value="10/11/2017 10:00:08" calcext:value-type="string">
            <text:p>10/11/2017 10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5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6" calcext:value-type="float">
            <text:p>88.6</text:p>
          </table:table-cell>
          <table:table-cell office:value-type="float" office:value="31.4" calcext:value-type="float">
            <text:p>31.4</text:p>
          </table:table-cell>
          <table:table-cell office:value-type="float" office:value="46.076" calcext:value-type="float">
            <text:p>46.076</text:p>
          </table:table-cell>
          <table:table-cell office:value-type="float" office:value="33.829" calcext:value-type="float">
            <text:p>33.829</text:p>
          </table:table-cell>
          <table:table-cell table:formula="of:=CONCATENATE([.F415];&quot;-&quot;;[.E415];&quot;-&quot;;[.D415])" office:value-type="string" office:string-value="2017-Oct-11" calcext:value-type="string">
            <text:p>2017-Oct-11</text:p>
          </table:table-cell>
          <table:table-cell table:formula="of:=MONTH([.Q415])" office:value-type="float" office:value="10" calcext:value-type="float">
            <text:p>10</text:p>
          </table:table-cell>
          <table:table-cell table:formula="of:=CONCATENATE([.R415];&quot;/&quot;;[.D415];&quot;/&quot;;[.F415];&quot; &quot;;[.G415])" office:value-type="string" office:string-value="10/11/2017 10:15:05" calcext:value-type="string">
            <text:p>10/11/2017 10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9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6" calcext:value-type="float">
            <text:p>88.6</text:p>
          </table:table-cell>
          <table:table-cell office:value-type="float" office:value="31.4" calcext:value-type="float">
            <text:p>31.4</text:p>
          </table:table-cell>
          <table:table-cell office:value-type="float" office:value="46.076" calcext:value-type="float">
            <text:p>46.076</text:p>
          </table:table-cell>
          <table:table-cell office:value-type="float" office:value="34.956" calcext:value-type="float">
            <text:p>34.956</text:p>
          </table:table-cell>
          <table:table-cell table:formula="of:=CONCATENATE([.F416];&quot;-&quot;;[.E416];&quot;-&quot;;[.D416])" office:value-type="string" office:string-value="2017-Oct-11" calcext:value-type="string">
            <text:p>2017-Oct-11</text:p>
          </table:table-cell>
          <table:table-cell table:formula="of:=MONTH([.Q416])" office:value-type="float" office:value="10" calcext:value-type="float">
            <text:p>10</text:p>
          </table:table-cell>
          <table:table-cell table:formula="of:=CONCATENATE([.R416];&quot;/&quot;;[.D416];&quot;/&quot;;[.F416];&quot; &quot;;[.G416])" office:value-type="string" office:string-value="10/11/2017 10:30:09" calcext:value-type="string">
            <text:p>10/11/2017 10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3%</text:p>
          </table:table-cell>
          <table:table-cell office:value-type="float" office:value="29.83" calcext:value-type="float">
            <text:p>29.83</text:p>
          </table:table-cell>
          <table:table-cell office:value-type="float" office:value="89.4" calcext:value-type="float">
            <text:p>89.4</text:p>
          </table:table-cell>
          <table:table-cell office:value-type="float" office:value="31.9" calcext:value-type="float">
            <text:p>31.9</text:p>
          </table:table-cell>
          <table:table-cell office:value-type="float" office:value="47.252" calcext:value-type="float">
            <text:p>47.252</text:p>
          </table:table-cell>
          <table:table-cell office:value-type="float" office:value="34.956" calcext:value-type="float">
            <text:p>34.956</text:p>
          </table:table-cell>
          <table:table-cell table:formula="of:=CONCATENATE([.F417];&quot;-&quot;;[.E417];&quot;-&quot;;[.D417])" office:value-type="string" office:string-value="2017-Oct-11" calcext:value-type="string">
            <text:p>2017-Oct-11</text:p>
          </table:table-cell>
          <table:table-cell table:formula="of:=MONTH([.Q417])" office:value-type="float" office:value="10" calcext:value-type="float">
            <text:p>10</text:p>
          </table:table-cell>
          <table:table-cell table:formula="of:=CONCATENATE([.R417];&quot;/&quot;;[.D417];&quot;/&quot;;[.F417];&quot; &quot;;[.G417])" office:value-type="string" office:string-value="10/11/2017 10:45:03" calcext:value-type="string">
            <text:p>10/11/2017 1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69%</text:p>
          </table:table-cell>
          <table:table-cell office:value-type="float" office:value="29.83" calcext:value-type="float">
            <text:p>29.83</text:p>
          </table:table-cell>
          <table:table-cell office:value-type="float" office:value="89.2" calcext:value-type="float">
            <text:p>89.2</text:p>
          </table:table-cell>
          <table:table-cell office:value-type="float" office:value="31.8" calcext:value-type="float">
            <text:p>31.8</text:p>
          </table:table-cell>
          <table:table-cell office:value-type="float" office:value="46.955" calcext:value-type="float">
            <text:p>46.955</text:p>
          </table:table-cell>
          <table:table-cell office:value-type="float" office:value="32.733" calcext:value-type="float">
            <text:p>32.733</text:p>
          </table:table-cell>
          <table:table-cell table:formula="of:=CONCATENATE([.F418];&quot;-&quot;;[.E418];&quot;-&quot;;[.D418])" office:value-type="string" office:string-value="2017-Oct-11" calcext:value-type="string">
            <text:p>2017-Oct-11</text:p>
          </table:table-cell>
          <table:table-cell table:formula="of:=MONTH([.Q418])" office:value-type="float" office:value="10" calcext:value-type="float">
            <text:p>10</text:p>
          </table:table-cell>
          <table:table-cell table:formula="of:=CONCATENATE([.R418];&quot;/&quot;;[.D418];&quot;/&quot;;[.F418];&quot; &quot;;[.G418])" office:value-type="string" office:string-value="10/11/2017 11:00:24" calcext:value-type="string">
            <text:p>10/11/2017 11:00:2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0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7" calcext:value-type="float">
            <text:p>89.7</text:p>
          </table:table-cell>
          <table:table-cell office:value-type="float" office:value="32.1" calcext:value-type="float">
            <text:p>32.1</text:p>
          </table:table-cell>
          <table:table-cell office:value-type="float" office:value="47.699" calcext:value-type="float">
            <text:p>47.699</text:p>
          </table:table-cell>
          <table:table-cell office:value-type="float" office:value="33.829" calcext:value-type="float">
            <text:p>33.829</text:p>
          </table:table-cell>
          <table:table-cell table:formula="of:=CONCATENATE([.F419];&quot;-&quot;;[.E419];&quot;-&quot;;[.D419])" office:value-type="string" office:string-value="2017-Oct-11" calcext:value-type="string">
            <text:p>2017-Oct-11</text:p>
          </table:table-cell>
          <table:table-cell table:formula="of:=MONTH([.Q419])" office:value-type="float" office:value="10" calcext:value-type="float">
            <text:p>10</text:p>
          </table:table-cell>
          <table:table-cell table:formula="of:=CONCATENATE([.R419];&quot;/&quot;;[.D419];&quot;/&quot;;[.F419];&quot; &quot;;[.G419])" office:value-type="string" office:string-value="10/11/2017 11:15:02" calcext:value-type="string">
            <text:p>10/11/2017 1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7" calcext:value-type="float">
            <text:p>89.7</text:p>
          </table:table-cell>
          <table:table-cell office:value-type="float" office:value="32.1" calcext:value-type="float">
            <text:p>32.1</text:p>
          </table:table-cell>
          <table:table-cell office:value-type="float" office:value="47.699" calcext:value-type="float">
            <text:p>47.699</text:p>
          </table:table-cell>
          <table:table-cell office:value-type="float" office:value="34.956" calcext:value-type="float">
            <text:p>34.956</text:p>
          </table:table-cell>
          <table:table-cell table:formula="of:=CONCATENATE([.F420];&quot;-&quot;;[.E420];&quot;-&quot;;[.D420])" office:value-type="string" office:string-value="2017-Oct-11" calcext:value-type="string">
            <text:p>2017-Oct-11</text:p>
          </table:table-cell>
          <table:table-cell table:formula="of:=MONTH([.Q420])" office:value-type="float" office:value="10" calcext:value-type="float">
            <text:p>10</text:p>
          </table:table-cell>
          <table:table-cell table:formula="of:=CONCATENATE([.R420];&quot;/&quot;;[.D420];&quot;/&quot;;[.F420];&quot; &quot;;[.G420])" office:value-type="string" office:string-value="10/11/2017 11:30:02" calcext:value-type="string">
            <text:p>10/11/2017 11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3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6" calcext:value-type="float">
            <text:p>89.6</text:p>
          </table:table-cell>
          <table:table-cell office:value-type="float" office:value="32" calcext:value-type="float">
            <text:p>32</text:p>
          </table:table-cell>
          <table:table-cell office:value-type="float" office:value="47.55" calcext:value-type="float">
            <text:p>47.55</text:p>
          </table:table-cell>
          <table:table-cell office:value-type="float" office:value="34.956" calcext:value-type="float">
            <text:p>34.956</text:p>
          </table:table-cell>
          <table:table-cell table:formula="of:=CONCATENATE([.F421];&quot;-&quot;;[.E421];&quot;-&quot;;[.D421])" office:value-type="string" office:string-value="2017-Oct-11" calcext:value-type="string">
            <text:p>2017-Oct-11</text:p>
          </table:table-cell>
          <table:table-cell table:formula="of:=MONTH([.Q421])" office:value-type="float" office:value="10" calcext:value-type="float">
            <text:p>10</text:p>
          </table:table-cell>
          <table:table-cell table:formula="of:=CONCATENATE([.R421];&quot;/&quot;;[.D421];&quot;/&quot;;[.F421];&quot; &quot;;[.G421])" office:value-type="string" office:string-value="10/11/2017 11:45:04" calcext:value-type="string">
            <text:p>10/11/2017 11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1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5" calcext:value-type="float">
            <text:p>89.5</text:p>
          </table:table-cell>
          <table:table-cell office:value-type="float" office:value="31.9" calcext:value-type="float">
            <text:p>31.9</text:p>
          </table:table-cell>
          <table:table-cell office:value-type="float" office:value="47.4" calcext:value-type="float">
            <text:p>47.4</text:p>
          </table:table-cell>
          <table:table-cell office:value-type="float" office:value="33.829" calcext:value-type="float">
            <text:p>33.829</text:p>
          </table:table-cell>
          <table:table-cell table:formula="of:=CONCATENATE([.F422];&quot;-&quot;;[.E422];&quot;-&quot;;[.D422])" office:value-type="string" office:string-value="2017-Oct-11" calcext:value-type="string">
            <text:p>2017-Oct-11</text:p>
          </table:table-cell>
          <table:table-cell table:formula="of:=MONTH([.Q422])" office:value-type="float" office:value="10" calcext:value-type="float">
            <text:p>10</text:p>
          </table:table-cell>
          <table:table-cell table:formula="of:=CONCATENATE([.R422];&quot;/&quot;;[.D422];&quot;/&quot;;[.F422];&quot; &quot;;[.G422])" office:value-type="string" office:string-value="10/11/2017 12:00:17" calcext:value-type="string">
            <text:p>10/11/2017 12:00:1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8" calcext:value-type="float">
            <text:p>89.8</text:p>
          </table:table-cell>
          <table:table-cell office:value-type="float" office:value="32.1" calcext:value-type="float">
            <text:p>32.1</text:p>
          </table:table-cell>
          <table:table-cell office:value-type="float" office:value="47.849" calcext:value-type="float">
            <text:p>47.849</text:p>
          </table:table-cell>
          <table:table-cell office:value-type="float" office:value="34.956" calcext:value-type="float">
            <text:p>34.956</text:p>
          </table:table-cell>
          <table:table-cell table:formula="of:=CONCATENATE([.F423];&quot;-&quot;;[.E423];&quot;-&quot;;[.D423])" office:value-type="string" office:string-value="2017-Oct-11" calcext:value-type="string">
            <text:p>2017-Oct-11</text:p>
          </table:table-cell>
          <table:table-cell table:formula="of:=MONTH([.Q423])" office:value-type="float" office:value="10" calcext:value-type="float">
            <text:p>10</text:p>
          </table:table-cell>
          <table:table-cell table:formula="of:=CONCATENATE([.R423];&quot;/&quot;;[.D423];&quot;/&quot;;[.F423];&quot; &quot;;[.G423])" office:value-type="string" office:string-value="10/11/2017 12:15:03" calcext:value-type="string">
            <text:p>10/11/2017 1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9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5" calcext:value-type="float">
            <text:p>89.5</text:p>
          </table:table-cell>
          <table:table-cell office:value-type="float" office:value="31.9" calcext:value-type="float">
            <text:p>31.9</text:p>
          </table:table-cell>
          <table:table-cell office:value-type="float" office:value="47.4" calcext:value-type="float">
            <text:p>47.4</text:p>
          </table:table-cell>
          <table:table-cell office:value-type="float" office:value="34.956" calcext:value-type="float">
            <text:p>34.956</text:p>
          </table:table-cell>
          <table:table-cell table:formula="of:=CONCATENATE([.F424];&quot;-&quot;;[.E424];&quot;-&quot;;[.D424])" office:value-type="string" office:string-value="2017-Oct-11" calcext:value-type="string">
            <text:p>2017-Oct-11</text:p>
          </table:table-cell>
          <table:table-cell table:formula="of:=MONTH([.Q424])" office:value-type="float" office:value="10" calcext:value-type="float">
            <text:p>10</text:p>
          </table:table-cell>
          <table:table-cell table:formula="of:=CONCATENATE([.R424];&quot;/&quot;;[.D424];&quot;/&quot;;[.F424];&quot; &quot;;[.G424])" office:value-type="string" office:string-value="10/11/2017 12:30:09" calcext:value-type="string">
            <text:p>10/11/2017 1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3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8" calcext:value-type="float">
            <text:p>89.8</text:p>
          </table:table-cell>
          <table:table-cell office:value-type="float" office:value="32.1" calcext:value-type="float">
            <text:p>32.1</text:p>
          </table:table-cell>
          <table:table-cell office:value-type="float" office:value="47.849" calcext:value-type="float">
            <text:p>47.849</text:p>
          </table:table-cell>
          <table:table-cell office:value-type="float" office:value="34.956" calcext:value-type="float">
            <text:p>34.956</text:p>
          </table:table-cell>
          <table:table-cell table:formula="of:=CONCATENATE([.F425];&quot;-&quot;;[.E425];&quot;-&quot;;[.D425])" office:value-type="string" office:string-value="2017-Oct-11" calcext:value-type="string">
            <text:p>2017-Oct-11</text:p>
          </table:table-cell>
          <table:table-cell table:formula="of:=MONTH([.Q425])" office:value-type="float" office:value="10" calcext:value-type="float">
            <text:p>10</text:p>
          </table:table-cell>
          <table:table-cell table:formula="of:=CONCATENATE([.R425];&quot;/&quot;;[.D425];&quot;/&quot;;[.F425];&quot; &quot;;[.G425])" office:value-type="string" office:string-value="10/11/2017 12:45:03" calcext:value-type="string">
            <text:p>10/11/2017 1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3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7" calcext:value-type="float">
            <text:p>89.7</text:p>
          </table:table-cell>
          <table:table-cell office:value-type="float" office:value="32.1" calcext:value-type="float">
            <text:p>32.1</text:p>
          </table:table-cell>
          <table:table-cell office:value-type="float" office:value="47.699" calcext:value-type="float">
            <text:p>47.699</text:p>
          </table:table-cell>
          <table:table-cell office:value-type="float" office:value="34.956" calcext:value-type="float">
            <text:p>34.956</text:p>
          </table:table-cell>
          <table:table-cell table:formula="of:=CONCATENATE([.F426];&quot;-&quot;;[.E426];&quot;-&quot;;[.D426])" office:value-type="string" office:string-value="2017-Oct-11" calcext:value-type="string">
            <text:p>2017-Oct-11</text:p>
          </table:table-cell>
          <table:table-cell table:formula="of:=MONTH([.Q426])" office:value-type="float" office:value="10" calcext:value-type="float">
            <text:p>10</text:p>
          </table:table-cell>
          <table:table-cell table:formula="of:=CONCATENATE([.R426];&quot;/&quot;;[.D426];&quot;/&quot;;[.F426];&quot; &quot;;[.G426])" office:value-type="string" office:string-value="10/11/2017 13:00:12" calcext:value-type="string">
            <text:p>10/11/2017 13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7" calcext:value-type="float">
            <text:p>89.7</text:p>
          </table:table-cell>
          <table:table-cell office:value-type="float" office:value="32.1" calcext:value-type="float">
            <text:p>32.1</text:p>
          </table:table-cell>
          <table:table-cell office:value-type="float" office:value="47.699" calcext:value-type="float">
            <text:p>47.699</text:p>
          </table:table-cell>
          <table:table-cell office:value-type="float" office:value="34.956" calcext:value-type="float">
            <text:p>34.956</text:p>
          </table:table-cell>
          <table:table-cell table:formula="of:=CONCATENATE([.F427];&quot;-&quot;;[.E427];&quot;-&quot;;[.D427])" office:value-type="string" office:string-value="2017-Oct-11" calcext:value-type="string">
            <text:p>2017-Oct-11</text:p>
          </table:table-cell>
          <table:table-cell table:formula="of:=MONTH([.Q427])" office:value-type="float" office:value="10" calcext:value-type="float">
            <text:p>10</text:p>
          </table:table-cell>
          <table:table-cell table:formula="of:=CONCATENATE([.R427];&quot;/&quot;;[.D427];&quot;/&quot;;[.F427];&quot; &quot;;[.G427])" office:value-type="string" office:string-value="10/11/2017 13:15:02" calcext:value-type="string">
            <text:p>10/11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7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6" calcext:value-type="float">
            <text:p>89.6</text:p>
          </table:table-cell>
          <table:table-cell office:value-type="float" office:value="32" calcext:value-type="float">
            <text:p>32</text:p>
          </table:table-cell>
          <table:table-cell office:value-type="float" office:value="47.55" calcext:value-type="float">
            <text:p>47.55</text:p>
          </table:table-cell>
          <table:table-cell office:value-type="float" office:value="36.115" calcext:value-type="float">
            <text:p>36.115</text:p>
          </table:table-cell>
          <table:table-cell table:formula="of:=CONCATENATE([.F428];&quot;-&quot;;[.E428];&quot;-&quot;;[.D428])" office:value-type="string" office:string-value="2017-Oct-11" calcext:value-type="string">
            <text:p>2017-Oct-11</text:p>
          </table:table-cell>
          <table:table-cell table:formula="of:=MONTH([.Q428])" office:value-type="float" office:value="10" calcext:value-type="float">
            <text:p>10</text:p>
          </table:table-cell>
          <table:table-cell table:formula="of:=CONCATENATE([.R428];&quot;/&quot;;[.D428];&quot;/&quot;;[.F428];&quot; &quot;;[.G428])" office:value-type="string" office:string-value="10/11/2017 13:30:07" calcext:value-type="string">
            <text:p>10/11/2017 1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6" calcext:value-type="float">
            <text:p>29.86</text:p>
          </table:table-cell>
          <table:table-cell office:value-type="float" office:value="89.4" calcext:value-type="float">
            <text:p>89.4</text:p>
          </table:table-cell>
          <table:table-cell office:value-type="float" office:value="31.9" calcext:value-type="float">
            <text:p>31.9</text:p>
          </table:table-cell>
          <table:table-cell office:value-type="float" office:value="47.252" calcext:value-type="float">
            <text:p>47.252</text:p>
          </table:table-cell>
          <table:table-cell office:value-type="float" office:value="34.956" calcext:value-type="float">
            <text:p>34.956</text:p>
          </table:table-cell>
          <table:table-cell table:formula="of:=CONCATENATE([.F429];&quot;-&quot;;[.E429];&quot;-&quot;;[.D429])" office:value-type="string" office:string-value="2017-Oct-11" calcext:value-type="string">
            <text:p>2017-Oct-11</text:p>
          </table:table-cell>
          <table:table-cell table:formula="of:=MONTH([.Q429])" office:value-type="float" office:value="10" calcext:value-type="float">
            <text:p>10</text:p>
          </table:table-cell>
          <table:table-cell table:formula="of:=CONCATENATE([.R429];&quot;/&quot;;[.D429];&quot;/&quot;;[.F429];&quot; &quot;;[.G429])" office:value-type="string" office:string-value="10/11/2017 13:45:03" calcext:value-type="string">
            <text:p>10/11/2017 1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74" calcext:value-type="float">
            <text:p>29.74</text:p>
          </table:table-cell>
          <table:table-cell office:value-type="float" office:value="89" calcext:value-type="float">
            <text:p>89</text:p>
          </table:table-cell>
          <table:table-cell office:value-type="float" office:value="31.7" calcext:value-type="float">
            <text:p>31.7</text:p>
          </table:table-cell>
          <table:table-cell office:value-type="float" office:value="46.661" calcext:value-type="float">
            <text:p>46.661</text:p>
          </table:table-cell>
          <table:table-cell office:value-type="float" office:value="34.956" calcext:value-type="float">
            <text:p>34.956</text:p>
          </table:table-cell>
          <table:table-cell table:formula="of:=CONCATENATE([.F430];&quot;-&quot;;[.E430];&quot;-&quot;;[.D430])" office:value-type="string" office:string-value="2017-Oct-11" calcext:value-type="string">
            <text:p>2017-Oct-11</text:p>
          </table:table-cell>
          <table:table-cell table:formula="of:=MONTH([.Q430])" office:value-type="float" office:value="10" calcext:value-type="float">
            <text:p>10</text:p>
          </table:table-cell>
          <table:table-cell table:formula="of:=CONCATENATE([.R430];&quot;/&quot;;[.D430];&quot;/&quot;;[.F430];&quot; &quot;;[.G430])" office:value-type="string" office:string-value="10/11/2017 14:00:11" calcext:value-type="string">
            <text:p>10/11/2017 14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74" calcext:value-type="float">
            <text:p>29.74</text:p>
          </table:table-cell>
          <table:table-cell office:value-type="float" office:value="88.7" calcext:value-type="float">
            <text:p>88.7</text:p>
          </table:table-cell>
          <table:table-cell office:value-type="float" office:value="31.5" calcext:value-type="float">
            <text:p>31.5</text:p>
          </table:table-cell>
          <table:table-cell office:value-type="float" office:value="46.222" calcext:value-type="float">
            <text:p>46.222</text:p>
          </table:table-cell>
          <table:table-cell office:value-type="float" office:value="34.956" calcext:value-type="float">
            <text:p>34.956</text:p>
          </table:table-cell>
          <table:table-cell table:formula="of:=CONCATENATE([.F431];&quot;-&quot;;[.E431];&quot;-&quot;;[.D431])" office:value-type="string" office:string-value="2017-Oct-11" calcext:value-type="string">
            <text:p>2017-Oct-11</text:p>
          </table:table-cell>
          <table:table-cell table:formula="of:=MONTH([.Q431])" office:value-type="float" office:value="10" calcext:value-type="float">
            <text:p>10</text:p>
          </table:table-cell>
          <table:table-cell table:formula="of:=CONCATENATE([.R431];&quot;/&quot;;[.D431];&quot;/&quot;;[.F431];&quot; &quot;;[.G431])" office:value-type="string" office:string-value="10/11/2017 14:15:03" calcext:value-type="string">
            <text:p>10/11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6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74" calcext:value-type="float">
            <text:p>29.74</text:p>
          </table:table-cell>
          <table:table-cell office:value-type="float" office:value="88.9" calcext:value-type="float">
            <text:p>88.9</text:p>
          </table:table-cell>
          <table:table-cell office:value-type="float" office:value="31.6" calcext:value-type="float">
            <text:p>31.6</text:p>
          </table:table-cell>
          <table:table-cell office:value-type="float" office:value="46.514" calcext:value-type="float">
            <text:p>46.514</text:p>
          </table:table-cell>
          <table:table-cell office:value-type="float" office:value="34.956" calcext:value-type="float">
            <text:p>34.956</text:p>
          </table:table-cell>
          <table:table-cell table:formula="of:=CONCATENATE([.F432];&quot;-&quot;;[.E432];&quot;-&quot;;[.D432])" office:value-type="string" office:string-value="2017-Oct-11" calcext:value-type="string">
            <text:p>2017-Oct-11</text:p>
          </table:table-cell>
          <table:table-cell table:formula="of:=MONTH([.Q432])" office:value-type="float" office:value="10" calcext:value-type="float">
            <text:p>10</text:p>
          </table:table-cell>
          <table:table-cell table:formula="of:=CONCATENATE([.R432];&quot;/&quot;;[.D432];&quot;/&quot;;[.F432];&quot; &quot;;[.G432])" office:value-type="string" office:string-value="10/11/2017 14:30:06" calcext:value-type="string">
            <text:p>10/11/2017 14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74" calcext:value-type="float">
            <text:p>29.74</text:p>
          </table:table-cell>
          <table:table-cell office:value-type="float" office:value="88.2" calcext:value-type="float">
            <text:p>88.2</text:p>
          </table:table-cell>
          <table:table-cell office:value-type="float" office:value="31.2" calcext:value-type="float">
            <text:p>31.2</text:p>
          </table:table-cell>
          <table:table-cell office:value-type="float" office:value="45.498" calcext:value-type="float">
            <text:p>45.498</text:p>
          </table:table-cell>
          <table:table-cell office:value-type="float" office:value="34.956" calcext:value-type="float">
            <text:p>34.956</text:p>
          </table:table-cell>
          <table:table-cell table:formula="of:=CONCATENATE([.F433];&quot;-&quot;;[.E433];&quot;-&quot;;[.D433])" office:value-type="string" office:string-value="2017-Oct-11" calcext:value-type="string">
            <text:p>2017-Oct-11</text:p>
          </table:table-cell>
          <table:table-cell table:formula="of:=MONTH([.Q433])" office:value-type="float" office:value="10" calcext:value-type="float">
            <text:p>10</text:p>
          </table:table-cell>
          <table:table-cell table:formula="of:=CONCATENATE([.R433];&quot;/&quot;;[.D433];&quot;/&quot;;[.F433];&quot; &quot;;[.G433])" office:value-type="string" office:string-value="10/11/2017 14:45:03" calcext:value-type="string">
            <text:p>10/11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1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7%</text:p>
          </table:table-cell>
          <table:table-cell office:value-type="float" office:value="29.74" calcext:value-type="float">
            <text:p>29.74</text:p>
          </table:table-cell>
          <table:table-cell office:value-type="float" office:value="88.2" calcext:value-type="float">
            <text:p>88.2</text:p>
          </table:table-cell>
          <table:table-cell office:value-type="float" office:value="31.2" calcext:value-type="float">
            <text:p>31.2</text:p>
          </table:table-cell>
          <table:table-cell office:value-type="float" office:value="45.498" calcext:value-type="float">
            <text:p>45.498</text:p>
          </table:table-cell>
          <table:table-cell office:value-type="float" office:value="34.956" calcext:value-type="float">
            <text:p>34.956</text:p>
          </table:table-cell>
          <table:table-cell table:formula="of:=CONCATENATE([.F434];&quot;-&quot;;[.E434];&quot;-&quot;;[.D434])" office:value-type="string" office:string-value="2017-Oct-11" calcext:value-type="string">
            <text:p>2017-Oct-11</text:p>
          </table:table-cell>
          <table:table-cell table:formula="of:=MONTH([.Q434])" office:value-type="float" office:value="10" calcext:value-type="float">
            <text:p>10</text:p>
          </table:table-cell>
          <table:table-cell table:formula="of:=CONCATENATE([.R434];&quot;/&quot;;[.D434];&quot;/&quot;;[.F434];&quot; &quot;;[.G434])" office:value-type="string" office:string-value="10/11/2017 15:00:12" calcext:value-type="string">
            <text:p>10/11/2017 15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74" calcext:value-type="float">
            <text:p>29.74</text:p>
          </table:table-cell>
          <table:table-cell office:value-type="float" office:value="87.5" calcext:value-type="float">
            <text:p>87.5</text:p>
          </table:table-cell>
          <table:table-cell office:value-type="float" office:value="30.8" calcext:value-type="float">
            <text:p>30.8</text:p>
          </table:table-cell>
          <table:table-cell office:value-type="float" office:value="44.501" calcext:value-type="float">
            <text:p>44.501</text:p>
          </table:table-cell>
          <table:table-cell office:value-type="float" office:value="34.956" calcext:value-type="float">
            <text:p>34.956</text:p>
          </table:table-cell>
          <table:table-cell table:formula="of:=CONCATENATE([.F435];&quot;-&quot;;[.E435];&quot;-&quot;;[.D435])" office:value-type="string" office:string-value="2017-Oct-11" calcext:value-type="string">
            <text:p>2017-Oct-11</text:p>
          </table:table-cell>
          <table:table-cell table:formula="of:=MONTH([.Q435])" office:value-type="float" office:value="10" calcext:value-type="float">
            <text:p>10</text:p>
          </table:table-cell>
          <table:table-cell table:formula="of:=CONCATENATE([.R435];&quot;/&quot;;[.D435];&quot;/&quot;;[.F435];&quot; &quot;;[.G435])" office:value-type="string" office:string-value="10/11/2017 15:15:04" calcext:value-type="string">
            <text:p>10/11/2017 15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4" calcext:value-type="float">
            <text:p>29.74</text:p>
          </table:table-cell>
          <table:table-cell office:value-type="float" office:value="87" calcext:value-type="float">
            <text:p>87</text:p>
          </table:table-cell>
          <table:table-cell office:value-type="float" office:value="30.6" calcext:value-type="float">
            <text:p>30.6</text:p>
          </table:table-cell>
          <table:table-cell office:value-type="float" office:value="43.801" calcext:value-type="float">
            <text:p>43.801</text:p>
          </table:table-cell>
          <table:table-cell office:value-type="float" office:value="34.956" calcext:value-type="float">
            <text:p>34.956</text:p>
          </table:table-cell>
          <table:table-cell table:formula="of:=CONCATENATE([.F436];&quot;-&quot;;[.E436];&quot;-&quot;;[.D436])" office:value-type="string" office:string-value="2017-Oct-11" calcext:value-type="string">
            <text:p>2017-Oct-11</text:p>
          </table:table-cell>
          <table:table-cell table:formula="of:=MONTH([.Q436])" office:value-type="float" office:value="10" calcext:value-type="float">
            <text:p>10</text:p>
          </table:table-cell>
          <table:table-cell table:formula="of:=CONCATENATE([.R436];&quot;/&quot;;[.D436];&quot;/&quot;;[.F436];&quot; &quot;;[.G436])" office:value-type="string" office:string-value="10/11/2017 15:30:03" calcext:value-type="string">
            <text:p>10/11/2017 15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4" calcext:value-type="float">
            <text:p>29.74</text:p>
          </table:table-cell>
          <table:table-cell office:value-type="float" office:value="86.7" calcext:value-type="float">
            <text:p>86.7</text:p>
          </table:table-cell>
          <table:table-cell office:value-type="float" office:value="30.4" calcext:value-type="float">
            <text:p>30.4</text:p>
          </table:table-cell>
          <table:table-cell office:value-type="float" office:value="43.385" calcext:value-type="float">
            <text:p>43.385</text:p>
          </table:table-cell>
          <table:table-cell office:value-type="float" office:value="33.829" calcext:value-type="float">
            <text:p>33.829</text:p>
          </table:table-cell>
          <table:table-cell table:formula="of:=CONCATENATE([.F437];&quot;-&quot;;[.E437];&quot;-&quot;;[.D437])" office:value-type="string" office:string-value="2017-Oct-11" calcext:value-type="string">
            <text:p>2017-Oct-11</text:p>
          </table:table-cell>
          <table:table-cell table:formula="of:=MONTH([.Q437])" office:value-type="float" office:value="10" calcext:value-type="float">
            <text:p>10</text:p>
          </table:table-cell>
          <table:table-cell table:formula="of:=CONCATENATE([.R437];&quot;/&quot;;[.D437];&quot;/&quot;;[.F437];&quot; &quot;;[.G437])" office:value-type="string" office:string-value="10/11/2017 15:45:03" calcext:value-type="string">
            <text:p>10/11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1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4" calcext:value-type="float">
            <text:p>29.74</text:p>
          </table:table-cell>
          <table:table-cell office:value-type="float" office:value="86.3" calcext:value-type="float">
            <text:p>86.3</text:p>
          </table:table-cell>
          <table:table-cell office:value-type="float" office:value="30.2" calcext:value-type="float">
            <text:p>30.2</text:p>
          </table:table-cell>
          <table:table-cell office:value-type="float" office:value="42.837" calcext:value-type="float">
            <text:p>42.837</text:p>
          </table:table-cell>
          <table:table-cell office:value-type="float" office:value="33.829" calcext:value-type="float">
            <text:p>33.829</text:p>
          </table:table-cell>
          <table:table-cell table:formula="of:=CONCATENATE([.F438];&quot;-&quot;;[.E438];&quot;-&quot;;[.D438])" office:value-type="string" office:string-value="2017-Oct-11" calcext:value-type="string">
            <text:p>2017-Oct-11</text:p>
          </table:table-cell>
          <table:table-cell table:formula="of:=MONTH([.Q438])" office:value-type="float" office:value="10" calcext:value-type="float">
            <text:p>10</text:p>
          </table:table-cell>
          <table:table-cell table:formula="of:=CONCATENATE([.R438];&quot;/&quot;;[.D438];&quot;/&quot;;[.F438];&quot; &quot;;[.G438])" office:value-type="string" office:string-value="10/11/2017 16:00:12" calcext:value-type="string">
            <text:p>10/11/2017 16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4" calcext:value-type="float">
            <text:p>29.74</text:p>
          </table:table-cell>
          <table:table-cell office:value-type="float" office:value="85.8" calcext:value-type="float">
            <text:p>85.8</text:p>
          </table:table-cell>
          <table:table-cell office:value-type="float" office:value="29.9" calcext:value-type="float">
            <text:p>29.9</text:p>
          </table:table-cell>
          <table:table-cell office:value-type="float" office:value="42.159" calcext:value-type="float">
            <text:p>42.159</text:p>
          </table:table-cell>
          <table:table-cell office:value-type="float" office:value="33.829" calcext:value-type="float">
            <text:p>33.829</text:p>
          </table:table-cell>
          <table:table-cell table:formula="of:=CONCATENATE([.F439];&quot;-&quot;;[.E439];&quot;-&quot;;[.D439])" office:value-type="string" office:string-value="2017-Oct-11" calcext:value-type="string">
            <text:p>2017-Oct-11</text:p>
          </table:table-cell>
          <table:table-cell table:formula="of:=MONTH([.Q439])" office:value-type="float" office:value="10" calcext:value-type="float">
            <text:p>10</text:p>
          </table:table-cell>
          <table:table-cell table:formula="of:=CONCATENATE([.R439];&quot;/&quot;;[.D439];&quot;/&quot;;[.F439];&quot; &quot;;[.G439])" office:value-type="string" office:string-value="10/11/2017 16:15:03" calcext:value-type="string">
            <text:p>10/11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4" calcext:value-type="float">
            <text:p>29.74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3.829" calcext:value-type="float">
            <text:p>33.829</text:p>
          </table:table-cell>
          <table:table-cell table:formula="of:=CONCATENATE([.F440];&quot;-&quot;;[.E440];&quot;-&quot;;[.D440])" office:value-type="string" office:string-value="2017-Oct-11" calcext:value-type="string">
            <text:p>2017-Oct-11</text:p>
          </table:table-cell>
          <table:table-cell table:formula="of:=MONTH([.Q440])" office:value-type="float" office:value="10" calcext:value-type="float">
            <text:p>10</text:p>
          </table:table-cell>
          <table:table-cell table:formula="of:=CONCATENATE([.R440];&quot;/&quot;;[.D440];&quot;/&quot;;[.F440];&quot; &quot;;[.G440])" office:value-type="string" office:string-value="10/11/2017 16:30:09" calcext:value-type="string">
            <text:p>10/11/2017 16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4" calcext:value-type="float">
            <text:p>29.74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4.956" calcext:value-type="float">
            <text:p>34.956</text:p>
          </table:table-cell>
          <table:table-cell table:formula="of:=CONCATENATE([.F441];&quot;-&quot;;[.E441];&quot;-&quot;;[.D441])" office:value-type="string" office:string-value="2017-Oct-11" calcext:value-type="string">
            <text:p>2017-Oct-11</text:p>
          </table:table-cell>
          <table:table-cell table:formula="of:=MONTH([.Q441])" office:value-type="float" office:value="10" calcext:value-type="float">
            <text:p>10</text:p>
          </table:table-cell>
          <table:table-cell table:formula="of:=CONCATENATE([.R441];&quot;/&quot;;[.D441];&quot;/&quot;;[.F441];&quot; &quot;;[.G441])" office:value-type="string" office:string-value="10/11/2017 16:45:03" calcext:value-type="string">
            <text:p>10/11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3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4" calcext:value-type="float">
            <text:p>29.74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442];&quot;-&quot;;[.E442];&quot;-&quot;;[.D442])" office:value-type="string" office:string-value="2017-Oct-11" calcext:value-type="string">
            <text:p>2017-Oct-11</text:p>
          </table:table-cell>
          <table:table-cell table:formula="of:=MONTH([.Q442])" office:value-type="float" office:value="10" calcext:value-type="float">
            <text:p>10</text:p>
          </table:table-cell>
          <table:table-cell table:formula="of:=CONCATENATE([.R442];&quot;/&quot;;[.D442];&quot;/&quot;;[.F442];&quot; &quot;;[.G442])" office:value-type="string" office:string-value="10/11/2017 17:00:37" calcext:value-type="string">
            <text:p>10/11/2017 17:00:3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443];&quot;-&quot;;[.E443];&quot;-&quot;;[.D443])" office:value-type="string" office:string-value="2017-Oct-11" calcext:value-type="string">
            <text:p>2017-Oct-11</text:p>
          </table:table-cell>
          <table:table-cell table:formula="of:=MONTH([.Q443])" office:value-type="float" office:value="10" calcext:value-type="float">
            <text:p>10</text:p>
          </table:table-cell>
          <table:table-cell table:formula="of:=CONCATENATE([.R443];&quot;/&quot;;[.D443];&quot;/&quot;;[.F443];&quot; &quot;;[.G443])" office:value-type="string" office:string-value="10/11/2017 17:15:03" calcext:value-type="string">
            <text:p>10/11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3.829" calcext:value-type="float">
            <text:p>33.829</text:p>
          </table:table-cell>
          <table:table-cell table:formula="of:=CONCATENATE([.F444];&quot;-&quot;;[.E444];&quot;-&quot;;[.D444])" office:value-type="string" office:string-value="2017-Oct-11" calcext:value-type="string">
            <text:p>2017-Oct-11</text:p>
          </table:table-cell>
          <table:table-cell table:formula="of:=MONTH([.Q444])" office:value-type="float" office:value="10" calcext:value-type="float">
            <text:p>10</text:p>
          </table:table-cell>
          <table:table-cell table:formula="of:=CONCATENATE([.R444];&quot;/&quot;;[.D444];&quot;/&quot;;[.F444];&quot; &quot;;[.G444])" office:value-type="string" office:string-value="10/11/2017 17:45:03" calcext:value-type="string">
            <text:p>10/11/2017 1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2.733" calcext:value-type="float">
            <text:p>32.733</text:p>
          </table:table-cell>
          <table:table-cell table:formula="of:=CONCATENATE([.F445];&quot;-&quot;;[.E445];&quot;-&quot;;[.D445])" office:value-type="string" office:string-value="2017-Oct-11" calcext:value-type="string">
            <text:p>2017-Oct-11</text:p>
          </table:table-cell>
          <table:table-cell table:formula="of:=MONTH([.Q445])" office:value-type="float" office:value="10" calcext:value-type="float">
            <text:p>10</text:p>
          </table:table-cell>
          <table:table-cell table:formula="of:=CONCATENATE([.R445];&quot;/&quot;;[.D445];&quot;/&quot;;[.F445];&quot; &quot;;[.G445])" office:value-type="string" office:string-value="10/11/2017 18:00:08" calcext:value-type="string">
            <text:p>10/11/2017 18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2.733" calcext:value-type="float">
            <text:p>32.733</text:p>
          </table:table-cell>
          <table:table-cell table:formula="of:=CONCATENATE([.F446];&quot;-&quot;;[.E446];&quot;-&quot;;[.D446])" office:value-type="string" office:string-value="2017-Oct-11" calcext:value-type="string">
            <text:p>2017-Oct-11</text:p>
          </table:table-cell>
          <table:table-cell table:formula="of:=MONTH([.Q446])" office:value-type="float" office:value="10" calcext:value-type="float">
            <text:p>10</text:p>
          </table:table-cell>
          <table:table-cell table:formula="of:=CONCATENATE([.R446];&quot;/&quot;;[.D446];&quot;/&quot;;[.F446];&quot; &quot;;[.G446])" office:value-type="string" office:string-value="10/11/2017 18:15:04" calcext:value-type="string">
            <text:p>10/11/2017 18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2.733" calcext:value-type="float">
            <text:p>32.733</text:p>
          </table:table-cell>
          <table:table-cell table:formula="of:=CONCATENATE([.F447];&quot;-&quot;;[.E447];&quot;-&quot;;[.D447])" office:value-type="string" office:string-value="2017-Oct-11" calcext:value-type="string">
            <text:p>2017-Oct-11</text:p>
          </table:table-cell>
          <table:table-cell table:formula="of:=MONTH([.Q447])" office:value-type="float" office:value="10" calcext:value-type="float">
            <text:p>10</text:p>
          </table:table-cell>
          <table:table-cell table:formula="of:=CONCATENATE([.R447];&quot;/&quot;;[.D447];&quot;/&quot;;[.F447];&quot; &quot;;[.G447])" office:value-type="string" office:string-value="10/11/2017 18:30:08" calcext:value-type="string">
            <text:p>10/11/2017 18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2.733" calcext:value-type="float">
            <text:p>32.733</text:p>
          </table:table-cell>
          <table:table-cell table:formula="of:=CONCATENATE([.F448];&quot;-&quot;;[.E448];&quot;-&quot;;[.D448])" office:value-type="string" office:string-value="2017-Oct-11" calcext:value-type="string">
            <text:p>2017-Oct-11</text:p>
          </table:table-cell>
          <table:table-cell table:formula="of:=MONTH([.Q448])" office:value-type="float" office:value="10" calcext:value-type="float">
            <text:p>10</text:p>
          </table:table-cell>
          <table:table-cell table:formula="of:=CONCATENATE([.R448];&quot;/&quot;;[.D448];&quot;/&quot;;[.F448];&quot; &quot;;[.G448])" office:value-type="string" office:string-value="10/11/2017 18:45:03" calcext:value-type="string">
            <text:p>10/11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2.733" calcext:value-type="float">
            <text:p>32.733</text:p>
          </table:table-cell>
          <table:table-cell table:formula="of:=CONCATENATE([.F449];&quot;-&quot;;[.E449];&quot;-&quot;;[.D449])" office:value-type="string" office:string-value="2017-Oct-11" calcext:value-type="string">
            <text:p>2017-Oct-11</text:p>
          </table:table-cell>
          <table:table-cell table:formula="of:=MONTH([.Q449])" office:value-type="float" office:value="10" calcext:value-type="float">
            <text:p>10</text:p>
          </table:table-cell>
          <table:table-cell table:formula="of:=CONCATENATE([.R449];&quot;/&quot;;[.D449];&quot;/&quot;;[.F449];&quot; &quot;;[.G449])" office:value-type="string" office:string-value="10/11/2017 19:00:03" calcext:value-type="string">
            <text:p>10/11/2017 19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2.733" calcext:value-type="float">
            <text:p>32.733</text:p>
          </table:table-cell>
          <table:table-cell table:formula="of:=CONCATENATE([.F450];&quot;-&quot;;[.E450];&quot;-&quot;;[.D450])" office:value-type="string" office:string-value="2017-Oct-11" calcext:value-type="string">
            <text:p>2017-Oct-11</text:p>
          </table:table-cell>
          <table:table-cell table:formula="of:=MONTH([.Q450])" office:value-type="float" office:value="10" calcext:value-type="float">
            <text:p>10</text:p>
          </table:table-cell>
          <table:table-cell table:formula="of:=CONCATENATE([.R450];&quot;/&quot;;[.D450];&quot;/&quot;;[.F450];&quot; &quot;;[.G450])" office:value-type="string" office:string-value="10/11/2017 19:15:03" calcext:value-type="string">
            <text:p>10/11/2017 1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451];&quot;-&quot;;[.E451];&quot;-&quot;;[.D451])" office:value-type="string" office:string-value="2017-Oct-11" calcext:value-type="string">
            <text:p>2017-Oct-11</text:p>
          </table:table-cell>
          <table:table-cell table:formula="of:=MONTH([.Q451])" office:value-type="float" office:value="10" calcext:value-type="float">
            <text:p>10</text:p>
          </table:table-cell>
          <table:table-cell table:formula="of:=CONCATENATE([.R451];&quot;/&quot;;[.D451];&quot;/&quot;;[.F451];&quot; &quot;;[.G451])" office:value-type="string" office:string-value="10/11/2017 19:30:04" calcext:value-type="string">
            <text:p>10/11/2017 19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2.733" calcext:value-type="float">
            <text:p>32.733</text:p>
          </table:table-cell>
          <table:table-cell table:formula="of:=CONCATENATE([.F452];&quot;-&quot;;[.E452];&quot;-&quot;;[.D452])" office:value-type="string" office:string-value="2017-Oct-11" calcext:value-type="string">
            <text:p>2017-Oct-11</text:p>
          </table:table-cell>
          <table:table-cell table:formula="of:=MONTH([.Q452])" office:value-type="float" office:value="10" calcext:value-type="float">
            <text:p>10</text:p>
          </table:table-cell>
          <table:table-cell table:formula="of:=CONCATENATE([.R452];&quot;/&quot;;[.D452];&quot;/&quot;;[.F452];&quot; &quot;;[.G452])" office:value-type="string" office:string-value="10/11/2017 19:45:02" calcext:value-type="string">
            <text:p>10/11/2017 19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453];&quot;-&quot;;[.E453];&quot;-&quot;;[.D453])" office:value-type="string" office:string-value="2017-Oct-11" calcext:value-type="string">
            <text:p>2017-Oct-11</text:p>
          </table:table-cell>
          <table:table-cell table:formula="of:=MONTH([.Q453])" office:value-type="float" office:value="10" calcext:value-type="float">
            <text:p>10</text:p>
          </table:table-cell>
          <table:table-cell table:formula="of:=CONCATENATE([.R453];&quot;/&quot;;[.D453];&quot;/&quot;;[.F453];&quot; &quot;;[.G453])" office:value-type="string" office:string-value="10/11/2017 20:00:12" calcext:value-type="string">
            <text:p>10/11/2017 20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5" calcext:value-type="float">
            <text:p>82.5</text:p>
          </table:table-cell>
          <table:table-cell office:value-type="float" office:value="28.1" calcext:value-type="float">
            <text:p>28.1</text:p>
          </table:table-cell>
          <table:table-cell office:value-type="float" office:value="37.917" calcext:value-type="float">
            <text:p>37.917</text:p>
          </table:table-cell>
          <table:table-cell office:value-type="float" office:value="33.829" calcext:value-type="float">
            <text:p>33.829</text:p>
          </table:table-cell>
          <table:table-cell table:formula="of:=CONCATENATE([.F454];&quot;-&quot;;[.E454];&quot;-&quot;;[.D454])" office:value-type="string" office:string-value="2017-Oct-11" calcext:value-type="string">
            <text:p>2017-Oct-11</text:p>
          </table:table-cell>
          <table:table-cell table:formula="of:=MONTH([.Q454])" office:value-type="float" office:value="10" calcext:value-type="float">
            <text:p>10</text:p>
          </table:table-cell>
          <table:table-cell table:formula="of:=CONCATENATE([.R454];&quot;/&quot;;[.D454];&quot;/&quot;;[.F454];&quot; &quot;;[.G454])" office:value-type="string" office:string-value="10/11/2017 20:15:04" calcext:value-type="string">
            <text:p>10/11/2017 2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455];&quot;-&quot;;[.E455];&quot;-&quot;;[.D455])" office:value-type="string" office:string-value="2017-Oct-11" calcext:value-type="string">
            <text:p>2017-Oct-11</text:p>
          </table:table-cell>
          <table:table-cell table:formula="of:=MONTH([.Q455])" office:value-type="float" office:value="10" calcext:value-type="float">
            <text:p>10</text:p>
          </table:table-cell>
          <table:table-cell table:formula="of:=CONCATENATE([.R455];&quot;/&quot;;[.D455];&quot;/&quot;;[.F455];&quot; &quot;;[.G455])" office:value-type="string" office:string-value="10/11/2017 20:30:03" calcext:value-type="string">
            <text:p>10/11/2017 2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456];&quot;-&quot;;[.E456];&quot;-&quot;;[.D456])" office:value-type="string" office:string-value="2017-Oct-11" calcext:value-type="string">
            <text:p>2017-Oct-11</text:p>
          </table:table-cell>
          <table:table-cell table:formula="of:=MONTH([.Q456])" office:value-type="float" office:value="10" calcext:value-type="float">
            <text:p>10</text:p>
          </table:table-cell>
          <table:table-cell table:formula="of:=CONCATENATE([.R456];&quot;/&quot;;[.D456];&quot;/&quot;;[.F456];&quot; &quot;;[.G456])" office:value-type="string" office:string-value="10/11/2017 20:45:03" calcext:value-type="string">
            <text:p>10/11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2" calcext:value-type="float">
            <text:p>82.2</text:p>
          </table:table-cell>
          <table:table-cell office:value-type="float" office:value="27.9" calcext:value-type="float">
            <text:p>27.9</text:p>
          </table:table-cell>
          <table:table-cell office:value-type="float" office:value="37.55" calcext:value-type="float">
            <text:p>37.55</text:p>
          </table:table-cell>
          <table:table-cell office:value-type="float" office:value="33.829" calcext:value-type="float">
            <text:p>33.829</text:p>
          </table:table-cell>
          <table:table-cell table:formula="of:=CONCATENATE([.F457];&quot;-&quot;;[.E457];&quot;-&quot;;[.D457])" office:value-type="string" office:string-value="2017-Oct-11" calcext:value-type="string">
            <text:p>2017-Oct-11</text:p>
          </table:table-cell>
          <table:table-cell table:formula="of:=MONTH([.Q457])" office:value-type="float" office:value="10" calcext:value-type="float">
            <text:p>10</text:p>
          </table:table-cell>
          <table:table-cell table:formula="of:=CONCATENATE([.R457];&quot;/&quot;;[.D457];&quot;/&quot;;[.F457];&quot; &quot;;[.G457])" office:value-type="string" office:string-value="10/11/2017 21:00:08" calcext:value-type="string">
            <text:p>10/11/2017 21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2.733" calcext:value-type="float">
            <text:p>32.733</text:p>
          </table:table-cell>
          <table:table-cell table:formula="of:=CONCATENATE([.F458];&quot;-&quot;;[.E458];&quot;-&quot;;[.D458])" office:value-type="string" office:string-value="2017-Oct-11" calcext:value-type="string">
            <text:p>2017-Oct-11</text:p>
          </table:table-cell>
          <table:table-cell table:formula="of:=MONTH([.Q458])" office:value-type="float" office:value="10" calcext:value-type="float">
            <text:p>10</text:p>
          </table:table-cell>
          <table:table-cell table:formula="of:=CONCATENATE([.R458];&quot;/&quot;;[.D458];&quot;/&quot;;[.F458];&quot; &quot;;[.G458])" office:value-type="string" office:string-value="10/11/2017 21:15:03" calcext:value-type="string">
            <text:p>10/11/2017 2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1.3" calcext:value-type="float">
            <text:p>81.3</text:p>
          </table:table-cell>
          <table:table-cell office:value-type="float" office:value="27.4" calcext:value-type="float">
            <text:p>27.4</text:p>
          </table:table-cell>
          <table:table-cell office:value-type="float" office:value="36.469" calcext:value-type="float">
            <text:p>36.469</text:p>
          </table:table-cell>
          <table:table-cell office:value-type="float" office:value="32.733" calcext:value-type="float">
            <text:p>32.733</text:p>
          </table:table-cell>
          <table:table-cell table:formula="of:=CONCATENATE([.F459];&quot;-&quot;;[.E459];&quot;-&quot;;[.D459])" office:value-type="string" office:string-value="2017-Oct-11" calcext:value-type="string">
            <text:p>2017-Oct-11</text:p>
          </table:table-cell>
          <table:table-cell table:formula="of:=MONTH([.Q459])" office:value-type="float" office:value="10" calcext:value-type="float">
            <text:p>10</text:p>
          </table:table-cell>
          <table:table-cell table:formula="of:=CONCATENATE([.R459];&quot;/&quot;;[.D459];&quot;/&quot;;[.F459];&quot; &quot;;[.G459])" office:value-type="string" office:string-value="10/11/2017 21:30:08" calcext:value-type="string">
            <text:p>10/11/2017 21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9" calcext:value-type="float">
            <text:p>80.9</text:p>
          </table:table-cell>
          <table:table-cell office:value-type="float" office:value="27.2" calcext:value-type="float">
            <text:p>27.2</text:p>
          </table:table-cell>
          <table:table-cell office:value-type="float" office:value="35.998" calcext:value-type="float">
            <text:p>35.998</text:p>
          </table:table-cell>
          <table:table-cell office:value-type="float" office:value="32.733" calcext:value-type="float">
            <text:p>32.733</text:p>
          </table:table-cell>
          <table:table-cell table:formula="of:=CONCATENATE([.F460];&quot;-&quot;;[.E460];&quot;-&quot;;[.D460])" office:value-type="string" office:string-value="2017-Oct-11" calcext:value-type="string">
            <text:p>2017-Oct-11</text:p>
          </table:table-cell>
          <table:table-cell table:formula="of:=MONTH([.Q460])" office:value-type="float" office:value="10" calcext:value-type="float">
            <text:p>10</text:p>
          </table:table-cell>
          <table:table-cell table:formula="of:=CONCATENATE([.R460];&quot;/&quot;;[.D460];&quot;/&quot;;[.F460];&quot; &quot;;[.G460])" office:value-type="string" office:string-value="10/11/2017 21:45:03" calcext:value-type="string">
            <text:p>10/11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2.733" calcext:value-type="float">
            <text:p>32.733</text:p>
          </table:table-cell>
          <table:table-cell table:formula="of:=CONCATENATE([.F461];&quot;-&quot;;[.E461];&quot;-&quot;;[.D461])" office:value-type="string" office:string-value="2017-Oct-11" calcext:value-type="string">
            <text:p>2017-Oct-11</text:p>
          </table:table-cell>
          <table:table-cell table:formula="of:=MONTH([.Q461])" office:value-type="float" office:value="10" calcext:value-type="float">
            <text:p>10</text:p>
          </table:table-cell>
          <table:table-cell table:formula="of:=CONCATENATE([.R461];&quot;/&quot;;[.D461];&quot;/&quot;;[.F461];&quot; &quot;;[.G461])" office:value-type="string" office:string-value="10/11/2017 22:00:11" calcext:value-type="string">
            <text:p>10/11/2017 22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3.829" calcext:value-type="float">
            <text:p>33.829</text:p>
          </table:table-cell>
          <table:table-cell table:formula="of:=CONCATENATE([.F462];&quot;-&quot;;[.E462];&quot;-&quot;;[.D462])" office:value-type="string" office:string-value="2017-Oct-11" calcext:value-type="string">
            <text:p>2017-Oct-11</text:p>
          </table:table-cell>
          <table:table-cell table:formula="of:=MONTH([.Q462])" office:value-type="float" office:value="10" calcext:value-type="float">
            <text:p>10</text:p>
          </table:table-cell>
          <table:table-cell table:formula="of:=CONCATENATE([.R462];&quot;/&quot;;[.D462];&quot;/&quot;;[.F462];&quot; &quot;;[.G462])" office:value-type="string" office:string-value="10/11/2017 22:15:04" calcext:value-type="string">
            <text:p>10/11/2017 22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3.829" calcext:value-type="float">
            <text:p>33.829</text:p>
          </table:table-cell>
          <table:table-cell table:formula="of:=CONCATENATE([.F463];&quot;-&quot;;[.E463];&quot;-&quot;;[.D463])" office:value-type="string" office:string-value="2017-Oct-11" calcext:value-type="string">
            <text:p>2017-Oct-11</text:p>
          </table:table-cell>
          <table:table-cell table:formula="of:=MONTH([.Q463])" office:value-type="float" office:value="10" calcext:value-type="float">
            <text:p>10</text:p>
          </table:table-cell>
          <table:table-cell table:formula="of:=CONCATENATE([.R463];&quot;/&quot;;[.D463];&quot;/&quot;;[.F463];&quot; &quot;;[.G463])" office:value-type="string" office:string-value="10/11/2017 22:30:02" calcext:value-type="string">
            <text:p>10/11/2017 22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3.829" calcext:value-type="float">
            <text:p>33.829</text:p>
          </table:table-cell>
          <table:table-cell table:formula="of:=CONCATENATE([.F464];&quot;-&quot;;[.E464];&quot;-&quot;;[.D464])" office:value-type="string" office:string-value="2017-Oct-11" calcext:value-type="string">
            <text:p>2017-Oct-11</text:p>
          </table:table-cell>
          <table:table-cell table:formula="of:=MONTH([.Q464])" office:value-type="float" office:value="10" calcext:value-type="float">
            <text:p>10</text:p>
          </table:table-cell>
          <table:table-cell table:formula="of:=CONCATENATE([.R464];&quot;/&quot;;[.D464];&quot;/&quot;;[.F464];&quot; &quot;;[.G464])" office:value-type="string" office:string-value="10/11/2017 22:45:02" calcext:value-type="string">
            <text:p>10/11/2017 2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3.829" calcext:value-type="float">
            <text:p>33.829</text:p>
          </table:table-cell>
          <table:table-cell table:formula="of:=CONCATENATE([.F465];&quot;-&quot;;[.E465];&quot;-&quot;;[.D465])" office:value-type="string" office:string-value="2017-Oct-11" calcext:value-type="string">
            <text:p>2017-Oct-11</text:p>
          </table:table-cell>
          <table:table-cell table:formula="of:=MONTH([.Q465])" office:value-type="float" office:value="10" calcext:value-type="float">
            <text:p>10</text:p>
          </table:table-cell>
          <table:table-cell table:formula="of:=CONCATENATE([.R465];&quot;/&quot;;[.D465];&quot;/&quot;;[.F465];&quot; &quot;;[.G465])" office:value-type="string" office:string-value="10/11/2017 23:00:14" calcext:value-type="string">
            <text:p>10/11/2017 23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3.829" calcext:value-type="float">
            <text:p>33.829</text:p>
          </table:table-cell>
          <table:table-cell table:formula="of:=CONCATENATE([.F466];&quot;-&quot;;[.E466];&quot;-&quot;;[.D466])" office:value-type="string" office:string-value="2017-Oct-11" calcext:value-type="string">
            <text:p>2017-Oct-11</text:p>
          </table:table-cell>
          <table:table-cell table:formula="of:=MONTH([.Q466])" office:value-type="float" office:value="10" calcext:value-type="float">
            <text:p>10</text:p>
          </table:table-cell>
          <table:table-cell table:formula="of:=CONCATENATE([.R466];&quot;/&quot;;[.D466];&quot;/&quot;;[.F466];&quot; &quot;;[.G466])" office:value-type="string" office:string-value="10/11/2017 23:15:02" calcext:value-type="string">
            <text:p>10/11/2017 2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467];&quot;-&quot;;[.E467];&quot;-&quot;;[.D467])" office:value-type="string" office:string-value="2017-Oct-11" calcext:value-type="string">
            <text:p>2017-Oct-11</text:p>
          </table:table-cell>
          <table:table-cell table:formula="of:=MONTH([.Q467])" office:value-type="float" office:value="10" calcext:value-type="float">
            <text:p>10</text:p>
          </table:table-cell>
          <table:table-cell table:formula="of:=CONCATENATE([.R467];&quot;/&quot;;[.D467];&quot;/&quot;;[.F467];&quot; &quot;;[.G467])" office:value-type="string" office:string-value="10/11/2017 23:30:07" calcext:value-type="string">
            <text:p>10/11/2017 2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Wed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3.829" calcext:value-type="float">
            <text:p>33.829</text:p>
          </table:table-cell>
          <table:table-cell table:formula="of:=CONCATENATE([.F468];&quot;-&quot;;[.E468];&quot;-&quot;;[.D468])" office:value-type="string" office:string-value="2017-Oct-11" calcext:value-type="string">
            <text:p>2017-Oct-11</text:p>
          </table:table-cell>
          <table:table-cell table:formula="of:=MONTH([.Q468])" office:value-type="float" office:value="10" calcext:value-type="float">
            <text:p>10</text:p>
          </table:table-cell>
          <table:table-cell table:formula="of:=CONCATENATE([.R468];&quot;/&quot;;[.D468];&quot;/&quot;;[.F468];&quot; &quot;;[.G468])" office:value-type="string" office:string-value="10/11/2017 23:45:03" calcext:value-type="string">
            <text:p>10/11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3.829" calcext:value-type="float">
            <text:p>33.829</text:p>
          </table:table-cell>
          <table:table-cell table:formula="of:=CONCATENATE([.F469];&quot;-&quot;;[.E469];&quot;-&quot;;[.D469])" office:value-type="string" office:string-value="2017-Oct-12" calcext:value-type="string">
            <text:p>2017-Oct-12</text:p>
          </table:table-cell>
          <table:table-cell table:formula="of:=MONTH([.Q469])" office:value-type="float" office:value="10" calcext:value-type="float">
            <text:p>10</text:p>
          </table:table-cell>
          <table:table-cell table:formula="of:=CONCATENATE([.R469];&quot;/&quot;;[.D469];&quot;/&quot;;[.F469];&quot; &quot;;[.G469])" office:value-type="string" office:string-value="10/12/2017 00:00:10" calcext:value-type="string">
            <text:p>10/12/2017 0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470];&quot;-&quot;;[.E470];&quot;-&quot;;[.D470])" office:value-type="string" office:string-value="2017-Oct-12" calcext:value-type="string">
            <text:p>2017-Oct-12</text:p>
          </table:table-cell>
          <table:table-cell table:formula="of:=MONTH([.Q470])" office:value-type="float" office:value="10" calcext:value-type="float">
            <text:p>10</text:p>
          </table:table-cell>
          <table:table-cell table:formula="of:=CONCATENATE([.R470];&quot;/&quot;;[.D470];&quot;/&quot;;[.F470];&quot; &quot;;[.G470])" office:value-type="string" office:string-value="10/12/2017 00:15:04" calcext:value-type="string">
            <text:p>10/12/2017 0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1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471];&quot;-&quot;;[.E471];&quot;-&quot;;[.D471])" office:value-type="string" office:string-value="2017-Oct-12" calcext:value-type="string">
            <text:p>2017-Oct-12</text:p>
          </table:table-cell>
          <table:table-cell table:formula="of:=MONTH([.Q471])" office:value-type="float" office:value="10" calcext:value-type="float">
            <text:p>10</text:p>
          </table:table-cell>
          <table:table-cell table:formula="of:=CONCATENATE([.R471];&quot;/&quot;;[.D471];&quot;/&quot;;[.F471];&quot; &quot;;[.G471])" office:value-type="string" office:string-value="10/12/2017 00:30:14" calcext:value-type="string">
            <text:p>10/12/2017 00:3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3.829" calcext:value-type="float">
            <text:p>33.829</text:p>
          </table:table-cell>
          <table:table-cell table:formula="of:=CONCATENATE([.F472];&quot;-&quot;;[.E472];&quot;-&quot;;[.D472])" office:value-type="string" office:string-value="2017-Oct-12" calcext:value-type="string">
            <text:p>2017-Oct-12</text:p>
          </table:table-cell>
          <table:table-cell table:formula="of:=MONTH([.Q472])" office:value-type="float" office:value="10" calcext:value-type="float">
            <text:p>10</text:p>
          </table:table-cell>
          <table:table-cell table:formula="of:=CONCATENATE([.R472];&quot;/&quot;;[.D472];&quot;/&quot;;[.F472];&quot; &quot;;[.G472])" office:value-type="string" office:string-value="10/12/2017 00:45:02" calcext:value-type="string">
            <text:p>10/12/2017 0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2.733" calcext:value-type="float">
            <text:p>32.733</text:p>
          </table:table-cell>
          <table:table-cell table:formula="of:=CONCATENATE([.F473];&quot;-&quot;;[.E473];&quot;-&quot;;[.D473])" office:value-type="string" office:string-value="2017-Oct-12" calcext:value-type="string">
            <text:p>2017-Oct-12</text:p>
          </table:table-cell>
          <table:table-cell table:formula="of:=MONTH([.Q473])" office:value-type="float" office:value="10" calcext:value-type="float">
            <text:p>10</text:p>
          </table:table-cell>
          <table:table-cell table:formula="of:=CONCATENATE([.R473];&quot;/&quot;;[.D473];&quot;/&quot;;[.F473];&quot; &quot;;[.G473])" office:value-type="string" office:string-value="10/12/2017 01:00:07" calcext:value-type="string">
            <text:p>10/12/2017 01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474];&quot;-&quot;;[.E474];&quot;-&quot;;[.D474])" office:value-type="string" office:string-value="2017-Oct-12" calcext:value-type="string">
            <text:p>2017-Oct-12</text:p>
          </table:table-cell>
          <table:table-cell table:formula="of:=MONTH([.Q474])" office:value-type="float" office:value="10" calcext:value-type="float">
            <text:p>10</text:p>
          </table:table-cell>
          <table:table-cell table:formula="of:=CONCATENATE([.R474];&quot;/&quot;;[.D474];&quot;/&quot;;[.F474];&quot; &quot;;[.G474])" office:value-type="string" office:string-value="10/12/2017 01:15:03" calcext:value-type="string">
            <text:p>10/12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8" calcext:value-type="float">
            <text:p>29.88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733" calcext:value-type="float">
            <text:p>32.733</text:p>
          </table:table-cell>
          <table:table-cell table:formula="of:=CONCATENATE([.F475];&quot;-&quot;;[.E475];&quot;-&quot;;[.D475])" office:value-type="string" office:string-value="2017-Oct-12" calcext:value-type="string">
            <text:p>2017-Oct-12</text:p>
          </table:table-cell>
          <table:table-cell table:formula="of:=MONTH([.Q475])" office:value-type="float" office:value="10" calcext:value-type="float">
            <text:p>10</text:p>
          </table:table-cell>
          <table:table-cell table:formula="of:=CONCATENATE([.R475];&quot;/&quot;;[.D475];&quot;/&quot;;[.F475];&quot; &quot;;[.G475])" office:value-type="string" office:string-value="10/12/2017 01:30:03" calcext:value-type="string">
            <text:p>10/12/2017 0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2.733" calcext:value-type="float">
            <text:p>32.733</text:p>
          </table:table-cell>
          <table:table-cell table:formula="of:=CONCATENATE([.F476];&quot;-&quot;;[.E476];&quot;-&quot;;[.D476])" office:value-type="string" office:string-value="2017-Oct-12" calcext:value-type="string">
            <text:p>2017-Oct-12</text:p>
          </table:table-cell>
          <table:table-cell table:formula="of:=MONTH([.Q476])" office:value-type="float" office:value="10" calcext:value-type="float">
            <text:p>10</text:p>
          </table:table-cell>
          <table:table-cell table:formula="of:=CONCATENATE([.R476];&quot;/&quot;;[.D476];&quot;/&quot;;[.F476];&quot; &quot;;[.G476])" office:value-type="string" office:string-value="10/12/2017 01:45:04" calcext:value-type="string">
            <text:p>10/12/2017 01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477];&quot;-&quot;;[.E477];&quot;-&quot;;[.D477])" office:value-type="string" office:string-value="2017-Oct-12" calcext:value-type="string">
            <text:p>2017-Oct-12</text:p>
          </table:table-cell>
          <table:table-cell table:formula="of:=MONTH([.Q477])" office:value-type="float" office:value="10" calcext:value-type="float">
            <text:p>10</text:p>
          </table:table-cell>
          <table:table-cell table:formula="of:=CONCATENATE([.R477];&quot;/&quot;;[.D477];&quot;/&quot;;[.F477];&quot; &quot;;[.G477])" office:value-type="string" office:string-value="10/12/2017 02:00:04" calcext:value-type="string">
            <text:p>10/12/2017 02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1.669" calcext:value-type="float">
            <text:p>31.669</text:p>
          </table:table-cell>
          <table:table-cell table:formula="of:=CONCATENATE([.F478];&quot;-&quot;;[.E478];&quot;-&quot;;[.D478])" office:value-type="string" office:string-value="2017-Oct-12" calcext:value-type="string">
            <text:p>2017-Oct-12</text:p>
          </table:table-cell>
          <table:table-cell table:formula="of:=MONTH([.Q478])" office:value-type="float" office:value="10" calcext:value-type="float">
            <text:p>10</text:p>
          </table:table-cell>
          <table:table-cell table:formula="of:=CONCATENATE([.R478];&quot;/&quot;;[.D478];&quot;/&quot;;[.F478];&quot; &quot;;[.G478])" office:value-type="string" office:string-value="10/12/2017 02:15:03" calcext:value-type="string">
            <text:p>10/12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9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479];&quot;-&quot;;[.E479];&quot;-&quot;;[.D479])" office:value-type="string" office:string-value="2017-Oct-12" calcext:value-type="string">
            <text:p>2017-Oct-12</text:p>
          </table:table-cell>
          <table:table-cell table:formula="of:=MONTH([.Q479])" office:value-type="float" office:value="10" calcext:value-type="float">
            <text:p>10</text:p>
          </table:table-cell>
          <table:table-cell table:formula="of:=CONCATENATE([.R479];&quot;/&quot;;[.D479];&quot;/&quot;;[.F479];&quot; &quot;;[.G479])" office:value-type="string" office:string-value="10/12/2017 02:30:09" calcext:value-type="string">
            <text:p>10/12/2017 0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1.669" calcext:value-type="float">
            <text:p>31.669</text:p>
          </table:table-cell>
          <table:table-cell table:formula="of:=CONCATENATE([.F480];&quot;-&quot;;[.E480];&quot;-&quot;;[.D480])" office:value-type="string" office:string-value="2017-Oct-12" calcext:value-type="string">
            <text:p>2017-Oct-12</text:p>
          </table:table-cell>
          <table:table-cell table:formula="of:=MONTH([.Q480])" office:value-type="float" office:value="10" calcext:value-type="float">
            <text:p>10</text:p>
          </table:table-cell>
          <table:table-cell table:formula="of:=CONCATENATE([.R480];&quot;/&quot;;[.D480];&quot;/&quot;;[.F480];&quot; &quot;;[.G480])" office:value-type="string" office:string-value="10/12/2017 02:45:03" calcext:value-type="string">
            <text:p>10/12/2017 0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1.669" calcext:value-type="float">
            <text:p>31.669</text:p>
          </table:table-cell>
          <table:table-cell table:formula="of:=CONCATENATE([.F481];&quot;-&quot;;[.E481];&quot;-&quot;;[.D481])" office:value-type="string" office:string-value="2017-Oct-12" calcext:value-type="string">
            <text:p>2017-Oct-12</text:p>
          </table:table-cell>
          <table:table-cell table:formula="of:=MONTH([.Q481])" office:value-type="float" office:value="10" calcext:value-type="float">
            <text:p>10</text:p>
          </table:table-cell>
          <table:table-cell table:formula="of:=CONCATENATE([.R481];&quot;/&quot;;[.D481];&quot;/&quot;;[.F481];&quot; &quot;;[.G481])" office:value-type="string" office:string-value="10/12/2017 03:00:03" calcext:value-type="string">
            <text:p>10/12/2017 03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1.669" calcext:value-type="float">
            <text:p>31.669</text:p>
          </table:table-cell>
          <table:table-cell table:formula="of:=CONCATENATE([.F482];&quot;-&quot;;[.E482];&quot;-&quot;;[.D482])" office:value-type="string" office:string-value="2017-Oct-12" calcext:value-type="string">
            <text:p>2017-Oct-12</text:p>
          </table:table-cell>
          <table:table-cell table:formula="of:=MONTH([.Q482])" office:value-type="float" office:value="10" calcext:value-type="float">
            <text:p>10</text:p>
          </table:table-cell>
          <table:table-cell table:formula="of:=CONCATENATE([.R482];&quot;/&quot;;[.D482];&quot;/&quot;;[.F482];&quot; &quot;;[.G482])" office:value-type="string" office:string-value="10/12/2017 03:15:03" calcext:value-type="string">
            <text:p>10/12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1.669" calcext:value-type="float">
            <text:p>31.669</text:p>
          </table:table-cell>
          <table:table-cell table:formula="of:=CONCATENATE([.F483];&quot;-&quot;;[.E483];&quot;-&quot;;[.D483])" office:value-type="string" office:string-value="2017-Oct-12" calcext:value-type="string">
            <text:p>2017-Oct-12</text:p>
          </table:table-cell>
          <table:table-cell table:formula="of:=MONTH([.Q483])" office:value-type="float" office:value="10" calcext:value-type="float">
            <text:p>10</text:p>
          </table:table-cell>
          <table:table-cell table:formula="of:=CONCATENATE([.R483];&quot;/&quot;;[.D483];&quot;/&quot;;[.F483];&quot; &quot;;[.G483])" office:value-type="string" office:string-value="10/12/2017 03:30:05" calcext:value-type="string">
            <text:p>10/12/2017 03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1.669" calcext:value-type="float">
            <text:p>31.669</text:p>
          </table:table-cell>
          <table:table-cell table:formula="of:=CONCATENATE([.F484];&quot;-&quot;;[.E484];&quot;-&quot;;[.D484])" office:value-type="string" office:string-value="2017-Oct-12" calcext:value-type="string">
            <text:p>2017-Oct-12</text:p>
          </table:table-cell>
          <table:table-cell table:formula="of:=MONTH([.Q484])" office:value-type="float" office:value="10" calcext:value-type="float">
            <text:p>10</text:p>
          </table:table-cell>
          <table:table-cell table:formula="of:=CONCATENATE([.R484];&quot;/&quot;;[.D484];&quot;/&quot;;[.F484];&quot; &quot;;[.G484])" office:value-type="string" office:string-value="10/12/2017 03:45:02" calcext:value-type="string">
            <text:p>10/12/2017 0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1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1.669" calcext:value-type="float">
            <text:p>31.669</text:p>
          </table:table-cell>
          <table:table-cell table:formula="of:=CONCATENATE([.F485];&quot;-&quot;;[.E485];&quot;-&quot;;[.D485])" office:value-type="string" office:string-value="2017-Oct-12" calcext:value-type="string">
            <text:p>2017-Oct-12</text:p>
          </table:table-cell>
          <table:table-cell table:formula="of:=MONTH([.Q485])" office:value-type="float" office:value="10" calcext:value-type="float">
            <text:p>10</text:p>
          </table:table-cell>
          <table:table-cell table:formula="of:=CONCATENATE([.R485];&quot;/&quot;;[.D485];&quot;/&quot;;[.F485];&quot; &quot;;[.G485])" office:value-type="string" office:string-value="10/12/2017 04:00:17" calcext:value-type="string">
            <text:p>10/12/2017 04:00:1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486];&quot;-&quot;;[.E486];&quot;-&quot;;[.D486])" office:value-type="string" office:string-value="2017-Oct-12" calcext:value-type="string">
            <text:p>2017-Oct-12</text:p>
          </table:table-cell>
          <table:table-cell table:formula="of:=MONTH([.Q486])" office:value-type="float" office:value="10" calcext:value-type="float">
            <text:p>10</text:p>
          </table:table-cell>
          <table:table-cell table:formula="of:=CONCATENATE([.R486];&quot;/&quot;;[.D486];&quot;/&quot;;[.F486];&quot; &quot;;[.G486])" office:value-type="string" office:string-value="10/12/2017 04:15:03" calcext:value-type="string">
            <text:p>10/12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487];&quot;-&quot;;[.E487];&quot;-&quot;;[.D487])" office:value-type="string" office:string-value="2017-Oct-12" calcext:value-type="string">
            <text:p>2017-Oct-12</text:p>
          </table:table-cell>
          <table:table-cell table:formula="of:=MONTH([.Q487])" office:value-type="float" office:value="10" calcext:value-type="float">
            <text:p>10</text:p>
          </table:table-cell>
          <table:table-cell table:formula="of:=CONCATENATE([.R487];&quot;/&quot;;[.D487];&quot;/&quot;;[.F487];&quot; &quot;;[.G487])" office:value-type="string" office:string-value="10/12/2017 04:30:03" calcext:value-type="string">
            <text:p>10/12/2017 0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2.733" calcext:value-type="float">
            <text:p>32.733</text:p>
          </table:table-cell>
          <table:table-cell table:formula="of:=CONCATENATE([.F488];&quot;-&quot;;[.E488];&quot;-&quot;;[.D488])" office:value-type="string" office:string-value="2017-Oct-12" calcext:value-type="string">
            <text:p>2017-Oct-12</text:p>
          </table:table-cell>
          <table:table-cell table:formula="of:=MONTH([.Q488])" office:value-type="float" office:value="10" calcext:value-type="float">
            <text:p>10</text:p>
          </table:table-cell>
          <table:table-cell table:formula="of:=CONCATENATE([.R488];&quot;/&quot;;[.D488];&quot;/&quot;;[.F488];&quot; &quot;;[.G488])" office:value-type="string" office:string-value="10/12/2017 04:45:03" calcext:value-type="string">
            <text:p>10/12/2017 0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2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8" calcext:value-type="float">
            <text:p>29.88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2.733" calcext:value-type="float">
            <text:p>32.733</text:p>
          </table:table-cell>
          <table:table-cell table:formula="of:=CONCATENATE([.F489];&quot;-&quot;;[.E489];&quot;-&quot;;[.D489])" office:value-type="string" office:string-value="2017-Oct-12" calcext:value-type="string">
            <text:p>2017-Oct-12</text:p>
          </table:table-cell>
          <table:table-cell table:formula="of:=MONTH([.Q489])" office:value-type="float" office:value="10" calcext:value-type="float">
            <text:p>10</text:p>
          </table:table-cell>
          <table:table-cell table:formula="of:=CONCATENATE([.R489];&quot;/&quot;;[.D489];&quot;/&quot;;[.F489];&quot; &quot;;[.G489])" office:value-type="string" office:string-value="10/12/2017 05:00:21" calcext:value-type="string">
            <text:p>10/12/2017 05:00:2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733" calcext:value-type="float">
            <text:p>32.733</text:p>
          </table:table-cell>
          <table:table-cell table:formula="of:=CONCATENATE([.F490];&quot;-&quot;;[.E490];&quot;-&quot;;[.D490])" office:value-type="string" office:string-value="2017-Oct-12" calcext:value-type="string">
            <text:p>2017-Oct-12</text:p>
          </table:table-cell>
          <table:table-cell table:formula="of:=MONTH([.Q490])" office:value-type="float" office:value="10" calcext:value-type="float">
            <text:p>10</text:p>
          </table:table-cell>
          <table:table-cell table:formula="of:=CONCATENATE([.R490];&quot;/&quot;;[.D490];&quot;/&quot;;[.F490];&quot; &quot;;[.G490])" office:value-type="string" office:string-value="10/12/2017 05:15:03" calcext:value-type="string">
            <text:p>10/12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733" calcext:value-type="float">
            <text:p>32.733</text:p>
          </table:table-cell>
          <table:table-cell table:formula="of:=CONCATENATE([.F491];&quot;-&quot;;[.E491];&quot;-&quot;;[.D491])" office:value-type="string" office:string-value="2017-Oct-12" calcext:value-type="string">
            <text:p>2017-Oct-12</text:p>
          </table:table-cell>
          <table:table-cell table:formula="of:=MONTH([.Q491])" office:value-type="float" office:value="10" calcext:value-type="float">
            <text:p>10</text:p>
          </table:table-cell>
          <table:table-cell table:formula="of:=CONCATENATE([.R491];&quot;/&quot;;[.D491];&quot;/&quot;;[.F491];&quot; &quot;;[.G491])" office:value-type="string" office:string-value="10/12/2017 05:30:10" calcext:value-type="string">
            <text:p>10/12/2017 05:3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81.1" calcext:value-type="float">
            <text:p>81.1</text:p>
          </table:table-cell>
          <table:table-cell office:value-type="float" office:value="27.3" calcext:value-type="float">
            <text:p>27.3</text:p>
          </table:table-cell>
          <table:table-cell office:value-type="float" office:value="36.233" calcext:value-type="float">
            <text:p>36.233</text:p>
          </table:table-cell>
          <table:table-cell office:value-type="float" office:value="32.733" calcext:value-type="float">
            <text:p>32.733</text:p>
          </table:table-cell>
          <table:table-cell table:formula="of:=CONCATENATE([.F492];&quot;-&quot;;[.E492];&quot;-&quot;;[.D492])" office:value-type="string" office:string-value="2017-Oct-12" calcext:value-type="string">
            <text:p>2017-Oct-12</text:p>
          </table:table-cell>
          <table:table-cell table:formula="of:=MONTH([.Q492])" office:value-type="float" office:value="10" calcext:value-type="float">
            <text:p>10</text:p>
          </table:table-cell>
          <table:table-cell table:formula="of:=CONCATENATE([.R492];&quot;/&quot;;[.D492];&quot;/&quot;;[.F492];&quot; &quot;;[.G492])" office:value-type="string" office:string-value="10/12/2017 05:45:03" calcext:value-type="string">
            <text:p>10/12/2017 0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81.3" calcext:value-type="float">
            <text:p>81.3</text:p>
          </table:table-cell>
          <table:table-cell office:value-type="float" office:value="27.4" calcext:value-type="float">
            <text:p>27.4</text:p>
          </table:table-cell>
          <table:table-cell office:value-type="float" office:value="36.469" calcext:value-type="float">
            <text:p>36.469</text:p>
          </table:table-cell>
          <table:table-cell office:value-type="float" office:value="32.733" calcext:value-type="float">
            <text:p>32.733</text:p>
          </table:table-cell>
          <table:table-cell table:formula="of:=CONCATENATE([.F493];&quot;-&quot;;[.E493];&quot;-&quot;;[.D493])" office:value-type="string" office:string-value="2017-Oct-12" calcext:value-type="string">
            <text:p>2017-Oct-12</text:p>
          </table:table-cell>
          <table:table-cell table:formula="of:=MONTH([.Q493])" office:value-type="float" office:value="10" calcext:value-type="float">
            <text:p>10</text:p>
          </table:table-cell>
          <table:table-cell table:formula="of:=CONCATENATE([.R493];&quot;/&quot;;[.D493];&quot;/&quot;;[.F493];&quot; &quot;;[.G493])" office:value-type="string" office:string-value="10/12/2017 06:00:02" calcext:value-type="string">
            <text:p>10/12/2017 06:0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3" calcext:value-type="float">
            <text:p>29.83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2.733" calcext:value-type="float">
            <text:p>32.733</text:p>
          </table:table-cell>
          <table:table-cell table:formula="of:=CONCATENATE([.F494];&quot;-&quot;;[.E494];&quot;-&quot;;[.D494])" office:value-type="string" office:string-value="2017-Oct-12" calcext:value-type="string">
            <text:p>2017-Oct-12</text:p>
          </table:table-cell>
          <table:table-cell table:formula="of:=MONTH([.Q494])" office:value-type="float" office:value="10" calcext:value-type="float">
            <text:p>10</text:p>
          </table:table-cell>
          <table:table-cell table:formula="of:=CONCATENATE([.R494];&quot;/&quot;;[.D494];&quot;/&quot;;[.F494];&quot; &quot;;[.G494])" office:value-type="string" office:string-value="10/12/2017 06:15:03" calcext:value-type="string">
            <text:p>10/12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3" calcext:value-type="float">
            <text:p>29.83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495];&quot;-&quot;;[.E495];&quot;-&quot;;[.D495])" office:value-type="string" office:string-value="2017-Oct-12" calcext:value-type="string">
            <text:p>2017-Oct-12</text:p>
          </table:table-cell>
          <table:table-cell table:formula="of:=MONTH([.Q495])" office:value-type="float" office:value="10" calcext:value-type="float">
            <text:p>10</text:p>
          </table:table-cell>
          <table:table-cell table:formula="of:=CONCATENATE([.R495];&quot;/&quot;;[.D495];&quot;/&quot;;[.F495];&quot; &quot;;[.G495])" office:value-type="string" office:string-value="10/12/2017 06:30:07" calcext:value-type="string">
            <text:p>10/12/2017 0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3" calcext:value-type="float">
            <text:p>29.83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3.829" calcext:value-type="float">
            <text:p>33.829</text:p>
          </table:table-cell>
          <table:table-cell table:formula="of:=CONCATENATE([.F496];&quot;-&quot;;[.E496];&quot;-&quot;;[.D496])" office:value-type="string" office:string-value="2017-Oct-12" calcext:value-type="string">
            <text:p>2017-Oct-12</text:p>
          </table:table-cell>
          <table:table-cell table:formula="of:=MONTH([.Q496])" office:value-type="float" office:value="10" calcext:value-type="float">
            <text:p>10</text:p>
          </table:table-cell>
          <table:table-cell table:formula="of:=CONCATENATE([.R496];&quot;/&quot;;[.D496];&quot;/&quot;;[.F496];&quot; &quot;;[.G496])" office:value-type="string" office:string-value="10/12/2017 06:45:03" calcext:value-type="string">
            <text:p>10/12/2017 0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3" calcext:value-type="float">
            <text:p>29.83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3.829" calcext:value-type="float">
            <text:p>33.829</text:p>
          </table:table-cell>
          <table:table-cell table:formula="of:=CONCATENATE([.F497];&quot;-&quot;;[.E497];&quot;-&quot;;[.D497])" office:value-type="string" office:string-value="2017-Oct-12" calcext:value-type="string">
            <text:p>2017-Oct-12</text:p>
          </table:table-cell>
          <table:table-cell table:formula="of:=MONTH([.Q497])" office:value-type="float" office:value="10" calcext:value-type="float">
            <text:p>10</text:p>
          </table:table-cell>
          <table:table-cell table:formula="of:=CONCATENATE([.R497];&quot;/&quot;;[.D497];&quot;/&quot;;[.F497];&quot; &quot;;[.G497])" office:value-type="string" office:string-value="10/12/2017 07:00:07" calcext:value-type="string">
            <text:p>10/12/2017 07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3" calcext:value-type="float">
            <text:p>29.83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4.956" calcext:value-type="float">
            <text:p>34.956</text:p>
          </table:table-cell>
          <table:table-cell table:formula="of:=CONCATENATE([.F498];&quot;-&quot;;[.E498];&quot;-&quot;;[.D498])" office:value-type="string" office:string-value="2017-Oct-12" calcext:value-type="string">
            <text:p>2017-Oct-12</text:p>
          </table:table-cell>
          <table:table-cell table:formula="of:=MONTH([.Q498])" office:value-type="float" office:value="10" calcext:value-type="float">
            <text:p>10</text:p>
          </table:table-cell>
          <table:table-cell table:formula="of:=CONCATENATE([.R498];&quot;/&quot;;[.D498];&quot;/&quot;;[.F498];&quot; &quot;;[.G498])" office:value-type="string" office:string-value="10/12/2017 07:15:03" calcext:value-type="string">
            <text:p>10/12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1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3" calcext:value-type="float">
            <text:p>29.83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4.956" calcext:value-type="float">
            <text:p>34.956</text:p>
          </table:table-cell>
          <table:table-cell table:formula="of:=CONCATENATE([.F499];&quot;-&quot;;[.E499];&quot;-&quot;;[.D499])" office:value-type="string" office:string-value="2017-Oct-12" calcext:value-type="string">
            <text:p>2017-Oct-12</text:p>
          </table:table-cell>
          <table:table-cell table:formula="of:=MONTH([.Q499])" office:value-type="float" office:value="10" calcext:value-type="float">
            <text:p>10</text:p>
          </table:table-cell>
          <table:table-cell table:formula="of:=CONCATENATE([.R499];&quot;/&quot;;[.D499];&quot;/&quot;;[.F499];&quot; &quot;;[.G499])" office:value-type="string" office:string-value="10/12/2017 07:30:12" calcext:value-type="string">
            <text:p>10/12/2017 07:3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3" calcext:value-type="float">
            <text:p>29.83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4.956" calcext:value-type="float">
            <text:p>34.956</text:p>
          </table:table-cell>
          <table:table-cell table:formula="of:=CONCATENATE([.F500];&quot;-&quot;;[.E500];&quot;-&quot;;[.D500])" office:value-type="string" office:string-value="2017-Oct-12" calcext:value-type="string">
            <text:p>2017-Oct-12</text:p>
          </table:table-cell>
          <table:table-cell table:formula="of:=MONTH([.Q500])" office:value-type="float" office:value="10" calcext:value-type="float">
            <text:p>10</text:p>
          </table:table-cell>
          <table:table-cell table:formula="of:=CONCATENATE([.R500];&quot;/&quot;;[.D500];&quot;/&quot;;[.F500];&quot; &quot;;[.G500])" office:value-type="string" office:string-value="10/12/2017 07:45:03" calcext:value-type="string">
            <text:p>10/12/2017 0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3" calcext:value-type="float">
            <text:p>29.83</text:p>
          </table:table-cell>
          <table:table-cell office:value-type="float" office:value="85.5" calcext:value-type="float">
            <text:p>85.5</text:p>
          </table:table-cell>
          <table:table-cell office:value-type="float" office:value="29.7" calcext:value-type="float">
            <text:p>29.7</text:p>
          </table:table-cell>
          <table:table-cell office:value-type="float" office:value="41.757" calcext:value-type="float">
            <text:p>41.757</text:p>
          </table:table-cell>
          <table:table-cell office:value-type="float" office:value="34.956" calcext:value-type="float">
            <text:p>34.956</text:p>
          </table:table-cell>
          <table:table-cell table:formula="of:=CONCATENATE([.F501];&quot;-&quot;;[.E501];&quot;-&quot;;[.D501])" office:value-type="string" office:string-value="2017-Oct-12" calcext:value-type="string">
            <text:p>2017-Oct-12</text:p>
          </table:table-cell>
          <table:table-cell table:formula="of:=MONTH([.Q501])" office:value-type="float" office:value="10" calcext:value-type="float">
            <text:p>10</text:p>
          </table:table-cell>
          <table:table-cell table:formula="of:=CONCATENATE([.R501];&quot;/&quot;;[.D501];&quot;/&quot;;[.F501];&quot; &quot;;[.G501])" office:value-type="string" office:string-value="10/12/2017 08:00:03" calcext:value-type="string">
            <text:p>10/12/2017 08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2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3" calcext:value-type="float">
            <text:p>29.83</text:p>
          </table:table-cell>
          <table:table-cell office:value-type="float" office:value="86.1" calcext:value-type="float">
            <text:p>86.1</text:p>
          </table:table-cell>
          <table:table-cell office:value-type="float" office:value="30.1" calcext:value-type="float">
            <text:p>30.1</text:p>
          </table:table-cell>
          <table:table-cell office:value-type="float" office:value="42.564" calcext:value-type="float">
            <text:p>42.564</text:p>
          </table:table-cell>
          <table:table-cell office:value-type="float" office:value="36.115" calcext:value-type="float">
            <text:p>36.115</text:p>
          </table:table-cell>
          <table:table-cell table:formula="of:=CONCATENATE([.F502];&quot;-&quot;;[.E502];&quot;-&quot;;[.D502])" office:value-type="string" office:string-value="2017-Oct-12" calcext:value-type="string">
            <text:p>2017-Oct-12</text:p>
          </table:table-cell>
          <table:table-cell table:formula="of:=MONTH([.Q502])" office:value-type="float" office:value="10" calcext:value-type="float">
            <text:p>10</text:p>
          </table:table-cell>
          <table:table-cell table:formula="of:=CONCATENATE([.R502];&quot;/&quot;;[.D502];&quot;/&quot;;[.F502];&quot; &quot;;[.G502])" office:value-type="string" office:string-value="10/12/2017 08:15:02" calcext:value-type="string">
            <text:p>10/12/2017 08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83" calcext:value-type="float">
            <text:p>29.83</text:p>
          </table:table-cell>
          <table:table-cell office:value-type="float" office:value="86.4" calcext:value-type="float">
            <text:p>86.4</text:p>
          </table:table-cell>
          <table:table-cell office:value-type="float" office:value="30.2" calcext:value-type="float">
            <text:p>30.2</text:p>
          </table:table-cell>
          <table:table-cell office:value-type="float" office:value="42.973" calcext:value-type="float">
            <text:p>42.973</text:p>
          </table:table-cell>
          <table:table-cell office:value-type="float" office:value="34.956" calcext:value-type="float">
            <text:p>34.956</text:p>
          </table:table-cell>
          <table:table-cell table:formula="of:=CONCATENATE([.F503];&quot;-&quot;;[.E503];&quot;-&quot;;[.D503])" office:value-type="string" office:string-value="2017-Oct-12" calcext:value-type="string">
            <text:p>2017-Oct-12</text:p>
          </table:table-cell>
          <table:table-cell table:formula="of:=MONTH([.Q503])" office:value-type="float" office:value="10" calcext:value-type="float">
            <text:p>10</text:p>
          </table:table-cell>
          <table:table-cell table:formula="of:=CONCATENATE([.R503];&quot;/&quot;;[.D503];&quot;/&quot;;[.F503];&quot; &quot;;[.G503])" office:value-type="string" office:string-value="10/12/2017 08:30:03" calcext:value-type="string">
            <text:p>10/12/2017 08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3" calcext:value-type="float">
            <text:p>88.3</text:p>
          </table:table-cell>
          <table:table-cell office:value-type="float" office:value="31.3" calcext:value-type="float">
            <text:p>31.3</text:p>
          </table:table-cell>
          <table:table-cell office:value-type="float" office:value="45.642" calcext:value-type="float">
            <text:p>45.642</text:p>
          </table:table-cell>
          <table:table-cell office:value-type="float" office:value="34.956" calcext:value-type="float">
            <text:p>34.956</text:p>
          </table:table-cell>
          <table:table-cell table:formula="of:=CONCATENATE([.F504];&quot;-&quot;;[.E504];&quot;-&quot;;[.D504])" office:value-type="string" office:string-value="2017-Oct-12" calcext:value-type="string">
            <text:p>2017-Oct-12</text:p>
          </table:table-cell>
          <table:table-cell table:formula="of:=MONTH([.Q504])" office:value-type="float" office:value="10" calcext:value-type="float">
            <text:p>10</text:p>
          </table:table-cell>
          <table:table-cell table:formula="of:=CONCATENATE([.R504];&quot;/&quot;;[.D504];&quot;/&quot;;[.F504];&quot; &quot;;[.G504])" office:value-type="string" office:string-value="10/12/2017 08:45:04" calcext:value-type="string">
            <text:p>10/12/2017 08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3" calcext:value-type="float">
            <text:p>29.83</text:p>
          </table:table-cell>
          <table:table-cell office:value-type="float" office:value="89" calcext:value-type="float">
            <text:p>89</text:p>
          </table:table-cell>
          <table:table-cell office:value-type="float" office:value="31.7" calcext:value-type="float">
            <text:p>31.7</text:p>
          </table:table-cell>
          <table:table-cell office:value-type="float" office:value="46.661" calcext:value-type="float">
            <text:p>46.661</text:p>
          </table:table-cell>
          <table:table-cell office:value-type="float" office:value="34.956" calcext:value-type="float">
            <text:p>34.956</text:p>
          </table:table-cell>
          <table:table-cell table:formula="of:=CONCATENATE([.F505];&quot;-&quot;;[.E505];&quot;-&quot;;[.D505])" office:value-type="string" office:string-value="2017-Oct-12" calcext:value-type="string">
            <text:p>2017-Oct-12</text:p>
          </table:table-cell>
          <table:table-cell table:formula="of:=MONTH([.Q505])" office:value-type="float" office:value="10" calcext:value-type="float">
            <text:p>10</text:p>
          </table:table-cell>
          <table:table-cell table:formula="of:=CONCATENATE([.R505];&quot;/&quot;;[.D505];&quot;/&quot;;[.F505];&quot; &quot;;[.G505])" office:value-type="string" office:string-value="10/12/2017 09:00:07" calcext:value-type="string">
            <text:p>10/12/2017 09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83" calcext:value-type="float">
            <text:p>29.83</text:p>
          </table:table-cell>
          <table:table-cell office:value-type="float" office:value="88.7" calcext:value-type="float">
            <text:p>88.7</text:p>
          </table:table-cell>
          <table:table-cell office:value-type="float" office:value="31.5" calcext:value-type="float">
            <text:p>31.5</text:p>
          </table:table-cell>
          <table:table-cell office:value-type="float" office:value="46.222" calcext:value-type="float">
            <text:p>46.222</text:p>
          </table:table-cell>
          <table:table-cell office:value-type="float" office:value="34.956" calcext:value-type="float">
            <text:p>34.956</text:p>
          </table:table-cell>
          <table:table-cell table:formula="of:=CONCATENATE([.F506];&quot;-&quot;;[.E506];&quot;-&quot;;[.D506])" office:value-type="string" office:string-value="2017-Oct-12" calcext:value-type="string">
            <text:p>2017-Oct-12</text:p>
          </table:table-cell>
          <table:table-cell table:formula="of:=MONTH([.Q506])" office:value-type="float" office:value="10" calcext:value-type="float">
            <text:p>10</text:p>
          </table:table-cell>
          <table:table-cell table:formula="of:=CONCATENATE([.R506];&quot;/&quot;;[.D506];&quot;/&quot;;[.F506];&quot; &quot;;[.G506])" office:value-type="string" office:string-value="10/12/2017 09:15:03" calcext:value-type="string">
            <text:p>10/12/2017 0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7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83" calcext:value-type="float">
            <text:p>29.83</text:p>
          </table:table-cell>
          <table:table-cell office:value-type="float" office:value="88" calcext:value-type="float">
            <text:p>88</text:p>
          </table:table-cell>
          <table:table-cell office:value-type="float" office:value="31.1" calcext:value-type="float">
            <text:p>31.1</text:p>
          </table:table-cell>
          <table:table-cell office:value-type="float" office:value="45.211" calcext:value-type="float">
            <text:p>45.211</text:p>
          </table:table-cell>
          <table:table-cell office:value-type="float" office:value="36.115" calcext:value-type="float">
            <text:p>36.115</text:p>
          </table:table-cell>
          <table:table-cell table:formula="of:=CONCATENATE([.F507];&quot;-&quot;;[.E507];&quot;-&quot;;[.D507])" office:value-type="string" office:string-value="2017-Oct-12" calcext:value-type="string">
            <text:p>2017-Oct-12</text:p>
          </table:table-cell>
          <table:table-cell table:formula="of:=MONTH([.Q507])" office:value-type="float" office:value="10" calcext:value-type="float">
            <text:p>10</text:p>
          </table:table-cell>
          <table:table-cell table:formula="of:=CONCATENATE([.R507];&quot;/&quot;;[.D507];&quot;/&quot;;[.F507];&quot; &quot;;[.G507])" office:value-type="string" office:string-value="10/12/2017 09:30:07" calcext:value-type="string">
            <text:p>10/12/2017 09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83" calcext:value-type="float">
            <text:p>29.83</text:p>
          </table:table-cell>
          <table:table-cell office:value-type="float" office:value="87.9" calcext:value-type="float">
            <text:p>87.9</text:p>
          </table:table-cell>
          <table:table-cell office:value-type="float" office:value="31.1" calcext:value-type="float">
            <text:p>31.1</text:p>
          </table:table-cell>
          <table:table-cell office:value-type="float" office:value="45.068" calcext:value-type="float">
            <text:p>45.068</text:p>
          </table:table-cell>
          <table:table-cell office:value-type="float" office:value="34.956" calcext:value-type="float">
            <text:p>34.956</text:p>
          </table:table-cell>
          <table:table-cell table:formula="of:=CONCATENATE([.F508];&quot;-&quot;;[.E508];&quot;-&quot;;[.D508])" office:value-type="string" office:string-value="2017-Oct-12" calcext:value-type="string">
            <text:p>2017-Oct-12</text:p>
          </table:table-cell>
          <table:table-cell table:formula="of:=MONTH([.Q508])" office:value-type="float" office:value="10" calcext:value-type="float">
            <text:p>10</text:p>
          </table:table-cell>
          <table:table-cell table:formula="of:=CONCATENATE([.R508];&quot;/&quot;;[.D508];&quot;/&quot;;[.F508];&quot; &quot;;[.G508])" office:value-type="string" office:string-value="10/12/2017 09:45:03" calcext:value-type="string">
            <text:p>10/12/2017 0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9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83" calcext:value-type="float">
            <text:p>29.83</text:p>
          </table:table-cell>
          <table:table-cell office:value-type="float" office:value="87.9" calcext:value-type="float">
            <text:p>87.9</text:p>
          </table:table-cell>
          <table:table-cell office:value-type="float" office:value="31.1" calcext:value-type="float">
            <text:p>31.1</text:p>
          </table:table-cell>
          <table:table-cell office:value-type="float" office:value="45.068" calcext:value-type="float">
            <text:p>45.068</text:p>
          </table:table-cell>
          <table:table-cell office:value-type="float" office:value="36.115" calcext:value-type="float">
            <text:p>36.115</text:p>
          </table:table-cell>
          <table:table-cell table:formula="of:=CONCATENATE([.F509];&quot;-&quot;;[.E509];&quot;-&quot;;[.D509])" office:value-type="string" office:string-value="2017-Oct-12" calcext:value-type="string">
            <text:p>2017-Oct-12</text:p>
          </table:table-cell>
          <table:table-cell table:formula="of:=MONTH([.Q509])" office:value-type="float" office:value="10" calcext:value-type="float">
            <text:p>10</text:p>
          </table:table-cell>
          <table:table-cell table:formula="of:=CONCATENATE([.R509];&quot;/&quot;;[.D509];&quot;/&quot;;[.F509];&quot; &quot;;[.G509])" office:value-type="string" office:string-value="10/12/2017 10:00:09" calcext:value-type="string">
            <text:p>10/12/2017 10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3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3" calcext:value-type="float">
            <text:p>29.83</text:p>
          </table:table-cell>
          <table:table-cell office:value-type="float" office:value="90.2" calcext:value-type="float">
            <text:p>90.2</text:p>
          </table:table-cell>
          <table:table-cell office:value-type="float" office:value="32.3" calcext:value-type="float">
            <text:p>32.3</text:p>
          </table:table-cell>
          <table:table-cell office:value-type="float" office:value="48.453" calcext:value-type="float">
            <text:p>48.453</text:p>
          </table:table-cell>
          <table:table-cell office:value-type="float" office:value="36.115" calcext:value-type="float">
            <text:p>36.115</text:p>
          </table:table-cell>
          <table:table-cell table:formula="of:=CONCATENATE([.F510];&quot;-&quot;;[.E510];&quot;-&quot;;[.D510])" office:value-type="string" office:string-value="2017-Oct-12" calcext:value-type="string">
            <text:p>2017-Oct-12</text:p>
          </table:table-cell>
          <table:table-cell table:formula="of:=MONTH([.Q510])" office:value-type="float" office:value="10" calcext:value-type="float">
            <text:p>10</text:p>
          </table:table-cell>
          <table:table-cell table:formula="of:=CONCATENATE([.R510];&quot;/&quot;;[.D510];&quot;/&quot;;[.F510];&quot; &quot;;[.G510])" office:value-type="string" office:string-value="10/12/2017 10:15:03" calcext:value-type="string">
            <text:p>10/12/2017 1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1%</text:p>
          </table:table-cell>
          <table:table-cell office:value-type="float" office:value="29.83" calcext:value-type="float">
            <text:p>29.83</text:p>
          </table:table-cell>
          <table:table-cell office:value-type="float" office:value="91.3" calcext:value-type="float">
            <text:p>91.3</text:p>
          </table:table-cell>
          <table:table-cell office:value-type="float" office:value="32.9" calcext:value-type="float">
            <text:p>32.9</text:p>
          </table:table-cell>
          <table:table-cell office:value-type="float" office:value="50.149" calcext:value-type="float">
            <text:p>50.149</text:p>
          </table:table-cell>
          <table:table-cell office:value-type="float" office:value="34.956" calcext:value-type="float">
            <text:p>34.956</text:p>
          </table:table-cell>
          <table:table-cell table:formula="of:=CONCATENATE([.F511];&quot;-&quot;;[.E511];&quot;-&quot;;[.D511])" office:value-type="string" office:string-value="2017-Oct-12" calcext:value-type="string">
            <text:p>2017-Oct-12</text:p>
          </table:table-cell>
          <table:table-cell table:formula="of:=MONTH([.Q511])" office:value-type="float" office:value="10" calcext:value-type="float">
            <text:p>10</text:p>
          </table:table-cell>
          <table:table-cell table:formula="of:=CONCATENATE([.R511];&quot;/&quot;;[.D511];&quot;/&quot;;[.F511];&quot; &quot;;[.G511])" office:value-type="string" office:string-value="10/12/2017 10:30:03" calcext:value-type="string">
            <text:p>10/12/2017 1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2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3" calcext:value-type="float">
            <text:p>29.83</text:p>
          </table:table-cell>
          <table:table-cell office:value-type="float" office:value="91.2" calcext:value-type="float">
            <text:p>91.2</text:p>
          </table:table-cell>
          <table:table-cell office:value-type="float" office:value="32.9" calcext:value-type="float">
            <text:p>32.9</text:p>
          </table:table-cell>
          <table:table-cell office:value-type="float" office:value="49.992" calcext:value-type="float">
            <text:p>49.992</text:p>
          </table:table-cell>
          <table:table-cell office:value-type="float" office:value="36.115" calcext:value-type="float">
            <text:p>36.115</text:p>
          </table:table-cell>
          <table:table-cell table:formula="of:=CONCATENATE([.F512];&quot;-&quot;;[.E512];&quot;-&quot;;[.D512])" office:value-type="string" office:string-value="2017-Oct-12" calcext:value-type="string">
            <text:p>2017-Oct-12</text:p>
          </table:table-cell>
          <table:table-cell table:formula="of:=MONTH([.Q512])" office:value-type="float" office:value="10" calcext:value-type="float">
            <text:p>10</text:p>
          </table:table-cell>
          <table:table-cell table:formula="of:=CONCATENATE([.R512];&quot;/&quot;;[.D512];&quot;/&quot;;[.F512];&quot; &quot;;[.G512])" office:value-type="string" office:string-value="10/12/2017 10:45:02" calcext:value-type="string">
            <text:p>10/12/2017 1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0</text:p>
          </table:table-cell>
          <table:table-cell office:value-type="float" office:value="700" calcext:value-type="float">
            <text:p>70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3" calcext:value-type="float">
            <text:p>29.83</text:p>
          </table:table-cell>
          <table:table-cell office:value-type="float" office:value="91.4" calcext:value-type="float">
            <text:p>91.4</text:p>
          </table:table-cell>
          <table:table-cell office:value-type="float" office:value="33" calcext:value-type="float">
            <text:p>33</text:p>
          </table:table-cell>
          <table:table-cell office:value-type="float" office:value="50.305" calcext:value-type="float">
            <text:p>50.305</text:p>
          </table:table-cell>
          <table:table-cell office:value-type="float" office:value="37.308" calcext:value-type="float">
            <text:p>37.308</text:p>
          </table:table-cell>
          <table:table-cell table:formula="of:=CONCATENATE([.F513];&quot;-&quot;;[.E513];&quot;-&quot;;[.D513])" office:value-type="string" office:string-value="2017-Oct-12" calcext:value-type="string">
            <text:p>2017-Oct-12</text:p>
          </table:table-cell>
          <table:table-cell table:formula="of:=MONTH([.Q513])" office:value-type="float" office:value="10" calcext:value-type="float">
            <text:p>10</text:p>
          </table:table-cell>
          <table:table-cell table:formula="of:=CONCATENATE([.R513];&quot;/&quot;;[.D513];&quot;/&quot;;[.F513];&quot; &quot;;[.G513])" office:value-type="string" office:string-value="10/12/2017 11:00:20" calcext:value-type="string">
            <text:p>10/12/2017 11:00:2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3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7" calcext:value-type="float">
            <text:p>88.7</text:p>
          </table:table-cell>
          <table:table-cell office:value-type="float" office:value="31.5" calcext:value-type="float">
            <text:p>31.5</text:p>
          </table:table-cell>
          <table:table-cell office:value-type="float" office:value="46.222" calcext:value-type="float">
            <text:p>46.222</text:p>
          </table:table-cell>
          <table:table-cell office:value-type="float" office:value="36.115" calcext:value-type="float">
            <text:p>36.115</text:p>
          </table:table-cell>
          <table:table-cell table:formula="of:=CONCATENATE([.F514];&quot;-&quot;;[.E514];&quot;-&quot;;[.D514])" office:value-type="string" office:string-value="2017-Oct-12" calcext:value-type="string">
            <text:p>2017-Oct-12</text:p>
          </table:table-cell>
          <table:table-cell table:formula="of:=MONTH([.Q514])" office:value-type="float" office:value="10" calcext:value-type="float">
            <text:p>10</text:p>
          </table:table-cell>
          <table:table-cell table:formula="of:=CONCATENATE([.R514];&quot;/&quot;;[.D514];&quot;/&quot;;[.F514];&quot; &quot;;[.G514])" office:value-type="string" office:string-value="10/12/2017 11:15:03" calcext:value-type="string">
            <text:p>10/12/2017 1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8</text:p>
          </table:table-cell>
          <table:table-cell office:value-type="float" office:value="700" calcext:value-type="float">
            <text:p>70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3" calcext:value-type="float">
            <text:p>88.3</text:p>
          </table:table-cell>
          <table:table-cell office:value-type="float" office:value="31.3" calcext:value-type="float">
            <text:p>31.3</text:p>
          </table:table-cell>
          <table:table-cell office:value-type="float" office:value="45.642" calcext:value-type="float">
            <text:p>45.642</text:p>
          </table:table-cell>
          <table:table-cell office:value-type="float" office:value="37.308" calcext:value-type="float">
            <text:p>37.308</text:p>
          </table:table-cell>
          <table:table-cell table:formula="of:=CONCATENATE([.F515];&quot;-&quot;;[.E515];&quot;-&quot;;[.D515])" office:value-type="string" office:string-value="2017-Oct-12" calcext:value-type="string">
            <text:p>2017-Oct-12</text:p>
          </table:table-cell>
          <table:table-cell table:formula="of:=MONTH([.Q515])" office:value-type="float" office:value="10" calcext:value-type="float">
            <text:p>10</text:p>
          </table:table-cell>
          <table:table-cell table:formula="of:=CONCATENATE([.R515];&quot;/&quot;;[.D515];&quot;/&quot;;[.F515];&quot; &quot;;[.G515])" office:value-type="string" office:string-value="10/12/2017 11:30:08" calcext:value-type="string">
            <text:p>10/12/2017 11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4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5" calcext:value-type="float">
            <text:p>88.5</text:p>
          </table:table-cell>
          <table:table-cell office:value-type="float" office:value="31.4" calcext:value-type="float">
            <text:p>31.4</text:p>
          </table:table-cell>
          <table:table-cell office:value-type="float" office:value="45.931" calcext:value-type="float">
            <text:p>45.931</text:p>
          </table:table-cell>
          <table:table-cell office:value-type="float" office:value="36.115" calcext:value-type="float">
            <text:p>36.115</text:p>
          </table:table-cell>
          <table:table-cell table:formula="of:=CONCATENATE([.F516];&quot;-&quot;;[.E516];&quot;-&quot;;[.D516])" office:value-type="string" office:string-value="2017-Oct-12" calcext:value-type="string">
            <text:p>2017-Oct-12</text:p>
          </table:table-cell>
          <table:table-cell table:formula="of:=MONTH([.Q516])" office:value-type="float" office:value="10" calcext:value-type="float">
            <text:p>10</text:p>
          </table:table-cell>
          <table:table-cell table:formula="of:=CONCATENATE([.R516];&quot;/&quot;;[.D516];&quot;/&quot;;[.F516];&quot; &quot;;[.G516])" office:value-type="string" office:string-value="10/12/2017 11:45:04" calcext:value-type="string">
            <text:p>10/12/2017 11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6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6" calcext:value-type="float">
            <text:p>88.6</text:p>
          </table:table-cell>
          <table:table-cell office:value-type="float" office:value="31.4" calcext:value-type="float">
            <text:p>31.4</text:p>
          </table:table-cell>
          <table:table-cell office:value-type="float" office:value="46.076" calcext:value-type="float">
            <text:p>46.076</text:p>
          </table:table-cell>
          <table:table-cell office:value-type="float" office:value="36.115" calcext:value-type="float">
            <text:p>36.115</text:p>
          </table:table-cell>
          <table:table-cell table:formula="of:=CONCATENATE([.F517];&quot;-&quot;;[.E517];&quot;-&quot;;[.D517])" office:value-type="string" office:string-value="2017-Oct-12" calcext:value-type="string">
            <text:p>2017-Oct-12</text:p>
          </table:table-cell>
          <table:table-cell table:formula="of:=MONTH([.Q517])" office:value-type="float" office:value="10" calcext:value-type="float">
            <text:p>10</text:p>
          </table:table-cell>
          <table:table-cell table:formula="of:=CONCATENATE([.R517];&quot;/&quot;;[.D517];&quot;/&quot;;[.F517];&quot; &quot;;[.G517])" office:value-type="string" office:string-value="10/12/2017 12:00:16" calcext:value-type="string">
            <text:p>10/12/2017 12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1" calcext:value-type="float">
            <text:p>29.81</text:p>
          </table:table-cell>
          <table:table-cell office:value-type="float" office:value="89.4" calcext:value-type="float">
            <text:p>89.4</text:p>
          </table:table-cell>
          <table:table-cell office:value-type="float" office:value="31.9" calcext:value-type="float">
            <text:p>31.9</text:p>
          </table:table-cell>
          <table:table-cell office:value-type="float" office:value="47.252" calcext:value-type="float">
            <text:p>47.252</text:p>
          </table:table-cell>
          <table:table-cell office:value-type="float" office:value="33.829" calcext:value-type="float">
            <text:p>33.829</text:p>
          </table:table-cell>
          <table:table-cell table:formula="of:=CONCATENATE([.F518];&quot;-&quot;;[.E518];&quot;-&quot;;[.D518])" office:value-type="string" office:string-value="2017-Oct-12" calcext:value-type="string">
            <text:p>2017-Oct-12</text:p>
          </table:table-cell>
          <table:table-cell table:formula="of:=MONTH([.Q518])" office:value-type="float" office:value="10" calcext:value-type="float">
            <text:p>10</text:p>
          </table:table-cell>
          <table:table-cell table:formula="of:=CONCATENATE([.R518];&quot;/&quot;;[.D518];&quot;/&quot;;[.F518];&quot; &quot;;[.G518])" office:value-type="string" office:string-value="10/12/2017 12:15:02" calcext:value-type="string">
            <text:p>10/12/2017 1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8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2%</text:p>
          </table:table-cell>
          <table:table-cell office:value-type="float" office:value="29.81" calcext:value-type="float">
            <text:p>29.81</text:p>
          </table:table-cell>
          <table:table-cell office:value-type="float" office:value="91" calcext:value-type="float">
            <text:p>91</text:p>
          </table:table-cell>
          <table:table-cell office:value-type="float" office:value="32.8" calcext:value-type="float">
            <text:p>32.8</text:p>
          </table:table-cell>
          <table:table-cell office:value-type="float" office:value="49.681" calcext:value-type="float">
            <text:p>49.681</text:p>
          </table:table-cell>
          <table:table-cell office:value-type="float" office:value="36.115" calcext:value-type="float">
            <text:p>36.115</text:p>
          </table:table-cell>
          <table:table-cell table:formula="of:=CONCATENATE([.F519];&quot;-&quot;;[.E519];&quot;-&quot;;[.D519])" office:value-type="string" office:string-value="2017-Oct-12" calcext:value-type="string">
            <text:p>2017-Oct-12</text:p>
          </table:table-cell>
          <table:table-cell table:formula="of:=MONTH([.Q519])" office:value-type="float" office:value="10" calcext:value-type="float">
            <text:p>10</text:p>
          </table:table-cell>
          <table:table-cell table:formula="of:=CONCATENATE([.R519];&quot;/&quot;;[.D519];&quot;/&quot;;[.F519];&quot; &quot;;[.G519])" office:value-type="string" office:string-value="10/12/2017 12:30:08" calcext:value-type="string">
            <text:p>10/12/2017 12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4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1" calcext:value-type="float">
            <text:p>29.81</text:p>
          </table:table-cell>
          <table:table-cell office:value-type="float" office:value="90.2" calcext:value-type="float">
            <text:p>90.2</text:p>
          </table:table-cell>
          <table:table-cell office:value-type="float" office:value="32.3" calcext:value-type="float">
            <text:p>32.3</text:p>
          </table:table-cell>
          <table:table-cell office:value-type="float" office:value="48.453" calcext:value-type="float">
            <text:p>48.453</text:p>
          </table:table-cell>
          <table:table-cell office:value-type="float" office:value="36.115" calcext:value-type="float">
            <text:p>36.115</text:p>
          </table:table-cell>
          <table:table-cell table:formula="of:=CONCATENATE([.F520];&quot;-&quot;;[.E520];&quot;-&quot;;[.D520])" office:value-type="string" office:string-value="2017-Oct-12" calcext:value-type="string">
            <text:p>2017-Oct-12</text:p>
          </table:table-cell>
          <table:table-cell table:formula="of:=MONTH([.Q520])" office:value-type="float" office:value="10" calcext:value-type="float">
            <text:p>10</text:p>
          </table:table-cell>
          <table:table-cell table:formula="of:=CONCATENATE([.R520];&quot;/&quot;;[.D520];&quot;/&quot;;[.F520];&quot; &quot;;[.G520])" office:value-type="string" office:string-value="10/12/2017 12:45:04" calcext:value-type="string">
            <text:p>10/12/2017 1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4%</text:p>
          </table:table-cell>
          <table:table-cell office:value-type="float" office:value="29.81" calcext:value-type="float">
            <text:p>29.81</text:p>
          </table:table-cell>
          <table:table-cell office:value-type="float" office:value="89.2" calcext:value-type="float">
            <text:p>89.2</text:p>
          </table:table-cell>
          <table:table-cell office:value-type="float" office:value="31.8" calcext:value-type="float">
            <text:p>31.8</text:p>
          </table:table-cell>
          <table:table-cell office:value-type="float" office:value="46.955" calcext:value-type="float">
            <text:p>46.955</text:p>
          </table:table-cell>
          <table:table-cell office:value-type="float" office:value="34.956" calcext:value-type="float">
            <text:p>34.956</text:p>
          </table:table-cell>
          <table:table-cell table:formula="of:=CONCATENATE([.F521];&quot;-&quot;;[.E521];&quot;-&quot;;[.D521])" office:value-type="string" office:string-value="2017-Oct-12" calcext:value-type="string">
            <text:p>2017-Oct-12</text:p>
          </table:table-cell>
          <table:table-cell table:formula="of:=MONTH([.Q521])" office:value-type="float" office:value="10" calcext:value-type="float">
            <text:p>10</text:p>
          </table:table-cell>
          <table:table-cell table:formula="of:=CONCATENATE([.R521];&quot;/&quot;;[.D521];&quot;/&quot;;[.F521];&quot; &quot;;[.G521])" office:value-type="string" office:string-value="10/12/2017 13:00:11" calcext:value-type="string">
            <text:p>10/12/2017 13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5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8" calcext:value-type="float">
            <text:p>88.8</text:p>
          </table:table-cell>
          <table:table-cell office:value-type="float" office:value="31.6" calcext:value-type="float">
            <text:p>31.6</text:p>
          </table:table-cell>
          <table:table-cell office:value-type="float" office:value="46.368" calcext:value-type="float">
            <text:p>46.368</text:p>
          </table:table-cell>
          <table:table-cell office:value-type="float" office:value="34.956" calcext:value-type="float">
            <text:p>34.956</text:p>
          </table:table-cell>
          <table:table-cell table:formula="of:=CONCATENATE([.F522];&quot;-&quot;;[.E522];&quot;-&quot;;[.D522])" office:value-type="string" office:string-value="2017-Oct-12" calcext:value-type="string">
            <text:p>2017-Oct-12</text:p>
          </table:table-cell>
          <table:table-cell table:formula="of:=MONTH([.Q522])" office:value-type="float" office:value="10" calcext:value-type="float">
            <text:p>10</text:p>
          </table:table-cell>
          <table:table-cell table:formula="of:=CONCATENATE([.R522];&quot;/&quot;;[.D522];&quot;/&quot;;[.F522];&quot; &quot;;[.G522])" office:value-type="string" office:string-value="10/12/2017 13:15:02" calcext:value-type="string">
            <text:p>10/12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7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81" calcext:value-type="float">
            <text:p>29.81</text:p>
          </table:table-cell>
          <table:table-cell office:value-type="float" office:value="88.7" calcext:value-type="float">
            <text:p>88.7</text:p>
          </table:table-cell>
          <table:table-cell office:value-type="float" office:value="31.5" calcext:value-type="float">
            <text:p>31.5</text:p>
          </table:table-cell>
          <table:table-cell office:value-type="float" office:value="46.222" calcext:value-type="float">
            <text:p>46.222</text:p>
          </table:table-cell>
          <table:table-cell office:value-type="float" office:value="36.115" calcext:value-type="float">
            <text:p>36.115</text:p>
          </table:table-cell>
          <table:table-cell table:formula="of:=CONCATENATE([.F523];&quot;-&quot;;[.E523];&quot;-&quot;;[.D523])" office:value-type="string" office:string-value="2017-Oct-12" calcext:value-type="string">
            <text:p>2017-Oct-12</text:p>
          </table:table-cell>
          <table:table-cell table:formula="of:=MONTH([.Q523])" office:value-type="float" office:value="10" calcext:value-type="float">
            <text:p>10</text:p>
          </table:table-cell>
          <table:table-cell table:formula="of:=CONCATENATE([.R523];&quot;/&quot;;[.D523];&quot;/&quot;;[.F523];&quot; &quot;;[.G523])" office:value-type="string" office:string-value="10/12/2017 13:30:07" calcext:value-type="string">
            <text:p>10/12/2017 1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73" calcext:value-type="float">
            <text:p>29.73</text:p>
          </table:table-cell>
          <table:table-cell office:value-type="float" office:value="88.1" calcext:value-type="float">
            <text:p>88.1</text:p>
          </table:table-cell>
          <table:table-cell office:value-type="float" office:value="31.2" calcext:value-type="float">
            <text:p>31.2</text:p>
          </table:table-cell>
          <table:table-cell office:value-type="float" office:value="45.354" calcext:value-type="float">
            <text:p>45.354</text:p>
          </table:table-cell>
          <table:table-cell office:value-type="float" office:value="34.956" calcext:value-type="float">
            <text:p>34.956</text:p>
          </table:table-cell>
          <table:table-cell table:formula="of:=CONCATENATE([.F524];&quot;-&quot;;[.E524];&quot;-&quot;;[.D524])" office:value-type="string" office:string-value="2017-Oct-12" calcext:value-type="string">
            <text:p>2017-Oct-12</text:p>
          </table:table-cell>
          <table:table-cell table:formula="of:=MONTH([.Q524])" office:value-type="float" office:value="10" calcext:value-type="float">
            <text:p>10</text:p>
          </table:table-cell>
          <table:table-cell table:formula="of:=CONCATENATE([.R524];&quot;/&quot;;[.D524];&quot;/&quot;;[.F524];&quot; &quot;;[.G524])" office:value-type="string" office:string-value="10/12/2017 13:45:03" calcext:value-type="string">
            <text:p>10/12/2017 1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6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7%</text:p>
          </table:table-cell>
          <table:table-cell office:value-type="float" office:value="29.73" calcext:value-type="float">
            <text:p>29.73</text:p>
          </table:table-cell>
          <table:table-cell office:value-type="float" office:value="88.3" calcext:value-type="float">
            <text:p>88.3</text:p>
          </table:table-cell>
          <table:table-cell office:value-type="float" office:value="31.3" calcext:value-type="float">
            <text:p>31.3</text:p>
          </table:table-cell>
          <table:table-cell office:value-type="float" office:value="45.642" calcext:value-type="float">
            <text:p>45.642</text:p>
          </table:table-cell>
          <table:table-cell office:value-type="float" office:value="34.956" calcext:value-type="float">
            <text:p>34.956</text:p>
          </table:table-cell>
          <table:table-cell table:formula="of:=CONCATENATE([.F525];&quot;-&quot;;[.E525];&quot;-&quot;;[.D525])" office:value-type="string" office:string-value="2017-Oct-12" calcext:value-type="string">
            <text:p>2017-Oct-12</text:p>
          </table:table-cell>
          <table:table-cell table:formula="of:=MONTH([.Q525])" office:value-type="float" office:value="10" calcext:value-type="float">
            <text:p>10</text:p>
          </table:table-cell>
          <table:table-cell table:formula="of:=CONCATENATE([.R525];&quot;/&quot;;[.D525];&quot;/&quot;;[.F525];&quot; &quot;;[.G525])" office:value-type="string" office:string-value="10/12/2017 14:00:16" calcext:value-type="string">
            <text:p>10/12/2017 14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6%</text:p>
          </table:table-cell>
          <table:table-cell office:value-type="float" office:value="29.73" calcext:value-type="float">
            <text:p>29.73</text:p>
          </table:table-cell>
          <table:table-cell office:value-type="float" office:value="88.3" calcext:value-type="float">
            <text:p>88.3</text:p>
          </table:table-cell>
          <table:table-cell office:value-type="float" office:value="31.3" calcext:value-type="float">
            <text:p>31.3</text:p>
          </table:table-cell>
          <table:table-cell office:value-type="float" office:value="45.642" calcext:value-type="float">
            <text:p>45.642</text:p>
          </table:table-cell>
          <table:table-cell office:value-type="float" office:value="34.956" calcext:value-type="float">
            <text:p>34.956</text:p>
          </table:table-cell>
          <table:table-cell table:formula="of:=CONCATENATE([.F526];&quot;-&quot;;[.E526];&quot;-&quot;;[.D526])" office:value-type="string" office:string-value="2017-Oct-12" calcext:value-type="string">
            <text:p>2017-Oct-12</text:p>
          </table:table-cell>
          <table:table-cell table:formula="of:=MONTH([.Q526])" office:value-type="float" office:value="10" calcext:value-type="float">
            <text:p>10</text:p>
          </table:table-cell>
          <table:table-cell table:formula="of:=CONCATENATE([.R526];&quot;/&quot;;[.D526];&quot;/&quot;;[.F526];&quot; &quot;;[.G526])" office:value-type="string" office:string-value="10/12/2017 14:15:02" calcext:value-type="string">
            <text:p>10/12/2017 14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7%</text:p>
          </table:table-cell>
          <table:table-cell office:value-type="float" office:value="29.73" calcext:value-type="float">
            <text:p>29.73</text:p>
          </table:table-cell>
          <table:table-cell office:value-type="float" office:value="87.9" calcext:value-type="float">
            <text:p>87.9</text:p>
          </table:table-cell>
          <table:table-cell office:value-type="float" office:value="31.1" calcext:value-type="float">
            <text:p>31.1</text:p>
          </table:table-cell>
          <table:table-cell office:value-type="float" office:value="45.068" calcext:value-type="float">
            <text:p>45.068</text:p>
          </table:table-cell>
          <table:table-cell office:value-type="float" office:value="34.956" calcext:value-type="float">
            <text:p>34.956</text:p>
          </table:table-cell>
          <table:table-cell table:formula="of:=CONCATENATE([.F527];&quot;-&quot;;[.E527];&quot;-&quot;;[.D527])" office:value-type="string" office:string-value="2017-Oct-12" calcext:value-type="string">
            <text:p>2017-Oct-12</text:p>
          </table:table-cell>
          <table:table-cell table:formula="of:=MONTH([.Q527])" office:value-type="float" office:value="10" calcext:value-type="float">
            <text:p>10</text:p>
          </table:table-cell>
          <table:table-cell table:formula="of:=CONCATENATE([.R527];&quot;/&quot;;[.D527];&quot;/&quot;;[.F527];&quot; &quot;;[.G527])" office:value-type="string" office:string-value="10/12/2017 14:30:07" calcext:value-type="string">
            <text:p>10/12/2017 14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3" calcext:value-type="float">
            <text:p>29.73</text:p>
          </table:table-cell>
          <table:table-cell office:value-type="float" office:value="87.5" calcext:value-type="float">
            <text:p>87.5</text:p>
          </table:table-cell>
          <table:table-cell office:value-type="float" office:value="30.8" calcext:value-type="float">
            <text:p>30.8</text:p>
          </table:table-cell>
          <table:table-cell office:value-type="float" office:value="44.501" calcext:value-type="float">
            <text:p>44.501</text:p>
          </table:table-cell>
          <table:table-cell office:value-type="float" office:value="34.956" calcext:value-type="float">
            <text:p>34.956</text:p>
          </table:table-cell>
          <table:table-cell table:formula="of:=CONCATENATE([.F528];&quot;-&quot;;[.E528];&quot;-&quot;;[.D528])" office:value-type="string" office:string-value="2017-Oct-12" calcext:value-type="string">
            <text:p>2017-Oct-12</text:p>
          </table:table-cell>
          <table:table-cell table:formula="of:=MONTH([.Q528])" office:value-type="float" office:value="10" calcext:value-type="float">
            <text:p>10</text:p>
          </table:table-cell>
          <table:table-cell table:formula="of:=CONCATENATE([.R528];&quot;/&quot;;[.D528];&quot;/&quot;;[.F528];&quot; &quot;;[.G528])" office:value-type="string" office:string-value="10/12/2017 14:45:02" calcext:value-type="string">
            <text:p>10/12/2017 14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1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3" calcext:value-type="float">
            <text:p>29.73</text:p>
          </table:table-cell>
          <table:table-cell office:value-type="float" office:value="87" calcext:value-type="float">
            <text:p>87</text:p>
          </table:table-cell>
          <table:table-cell office:value-type="float" office:value="30.6" calcext:value-type="float">
            <text:p>30.6</text:p>
          </table:table-cell>
          <table:table-cell office:value-type="float" office:value="43.801" calcext:value-type="float">
            <text:p>43.801</text:p>
          </table:table-cell>
          <table:table-cell office:value-type="float" office:value="34.956" calcext:value-type="float">
            <text:p>34.956</text:p>
          </table:table-cell>
          <table:table-cell table:formula="of:=CONCATENATE([.F529];&quot;-&quot;;[.E529];&quot;-&quot;;[.D529])" office:value-type="string" office:string-value="2017-Oct-12" calcext:value-type="string">
            <text:p>2017-Oct-12</text:p>
          </table:table-cell>
          <table:table-cell table:formula="of:=MONTH([.Q529])" office:value-type="float" office:value="10" calcext:value-type="float">
            <text:p>10</text:p>
          </table:table-cell>
          <table:table-cell table:formula="of:=CONCATENATE([.R529];&quot;/&quot;;[.D529];&quot;/&quot;;[.F529];&quot; &quot;;[.G529])" office:value-type="string" office:string-value="10/12/2017 15:00:11" calcext:value-type="string">
            <text:p>10/12/2017 15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3" calcext:value-type="float">
            <text:p>29.73</text:p>
          </table:table-cell>
          <table:table-cell office:value-type="float" office:value="86.5" calcext:value-type="float">
            <text:p>86.5</text:p>
          </table:table-cell>
          <table:table-cell office:value-type="float" office:value="30.3" calcext:value-type="float">
            <text:p>30.3</text:p>
          </table:table-cell>
          <table:table-cell office:value-type="float" office:value="43.11" calcext:value-type="float">
            <text:p>43.11</text:p>
          </table:table-cell>
          <table:table-cell office:value-type="float" office:value="33.829" calcext:value-type="float">
            <text:p>33.829</text:p>
          </table:table-cell>
          <table:table-cell table:formula="of:=CONCATENATE([.F530];&quot;-&quot;;[.E530];&quot;-&quot;;[.D530])" office:value-type="string" office:string-value="2017-Oct-12" calcext:value-type="string">
            <text:p>2017-Oct-12</text:p>
          </table:table-cell>
          <table:table-cell table:formula="of:=MONTH([.Q530])" office:value-type="float" office:value="10" calcext:value-type="float">
            <text:p>10</text:p>
          </table:table-cell>
          <table:table-cell table:formula="of:=CONCATENATE([.R530];&quot;/&quot;;[.D530];&quot;/&quot;;[.F530];&quot; &quot;;[.G530])" office:value-type="string" office:string-value="10/12/2017 15:15:02" calcext:value-type="string">
            <text:p>10/12/2017 15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6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3" calcext:value-type="float">
            <text:p>29.73</text:p>
          </table:table-cell>
          <table:table-cell office:value-type="float" office:value="86.1" calcext:value-type="float">
            <text:p>86.1</text:p>
          </table:table-cell>
          <table:table-cell office:value-type="float" office:value="30.1" calcext:value-type="float">
            <text:p>30.1</text:p>
          </table:table-cell>
          <table:table-cell office:value-type="float" office:value="42.564" calcext:value-type="float">
            <text:p>42.564</text:p>
          </table:table-cell>
          <table:table-cell office:value-type="float" office:value="34.956" calcext:value-type="float">
            <text:p>34.956</text:p>
          </table:table-cell>
          <table:table-cell table:formula="of:=CONCATENATE([.F531];&quot;-&quot;;[.E531];&quot;-&quot;;[.D531])" office:value-type="string" office:string-value="2017-Oct-12" calcext:value-type="string">
            <text:p>2017-Oct-12</text:p>
          </table:table-cell>
          <table:table-cell table:formula="of:=MONTH([.Q531])" office:value-type="float" office:value="10" calcext:value-type="float">
            <text:p>10</text:p>
          </table:table-cell>
          <table:table-cell table:formula="of:=CONCATENATE([.R531];&quot;/&quot;;[.D531];&quot;/&quot;;[.F531];&quot; &quot;;[.G531])" office:value-type="string" office:string-value="10/12/2017 15:30:06" calcext:value-type="string">
            <text:p>10/12/2017 15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3" calcext:value-type="float">
            <text:p>29.73</text:p>
          </table:table-cell>
          <table:table-cell office:value-type="float" office:value="85.6" calcext:value-type="float">
            <text:p>85.6</text:p>
          </table:table-cell>
          <table:table-cell office:value-type="float" office:value="29.8" calcext:value-type="float">
            <text:p>29.8</text:p>
          </table:table-cell>
          <table:table-cell office:value-type="float" office:value="41.891" calcext:value-type="float">
            <text:p>41.891</text:p>
          </table:table-cell>
          <table:table-cell office:value-type="float" office:value="33.829" calcext:value-type="float">
            <text:p>33.829</text:p>
          </table:table-cell>
          <table:table-cell table:formula="of:=CONCATENATE([.F532];&quot;-&quot;;[.E532];&quot;-&quot;;[.D532])" office:value-type="string" office:string-value="2017-Oct-12" calcext:value-type="string">
            <text:p>2017-Oct-12</text:p>
          </table:table-cell>
          <table:table-cell table:formula="of:=MONTH([.Q532])" office:value-type="float" office:value="10" calcext:value-type="float">
            <text:p>10</text:p>
          </table:table-cell>
          <table:table-cell table:formula="of:=CONCATENATE([.R532];&quot;/&quot;;[.D532];&quot;/&quot;;[.F532];&quot; &quot;;[.G532])" office:value-type="string" office:string-value="10/12/2017 15:45:03" calcext:value-type="string">
            <text:p>10/12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3" calcext:value-type="float">
            <text:p>29.73</text:p>
          </table:table-cell>
          <table:table-cell office:value-type="float" office:value="85.2" calcext:value-type="float">
            <text:p>85.2</text:p>
          </table:table-cell>
          <table:table-cell office:value-type="float" office:value="29.6" calcext:value-type="float">
            <text:p>29.6</text:p>
          </table:table-cell>
          <table:table-cell office:value-type="float" office:value="41.358" calcext:value-type="float">
            <text:p>41.358</text:p>
          </table:table-cell>
          <table:table-cell office:value-type="float" office:value="33.829" calcext:value-type="float">
            <text:p>33.829</text:p>
          </table:table-cell>
          <table:table-cell table:formula="of:=CONCATENATE([.F533];&quot;-&quot;;[.E533];&quot;-&quot;;[.D533])" office:value-type="string" office:string-value="2017-Oct-12" calcext:value-type="string">
            <text:p>2017-Oct-12</text:p>
          </table:table-cell>
          <table:table-cell table:formula="of:=MONTH([.Q533])" office:value-type="float" office:value="10" calcext:value-type="float">
            <text:p>10</text:p>
          </table:table-cell>
          <table:table-cell table:formula="of:=CONCATENATE([.R533];&quot;/&quot;;[.D533];&quot;/&quot;;[.F533];&quot; &quot;;[.G533])" office:value-type="string" office:string-value="10/12/2017 16:00:03" calcext:value-type="string">
            <text:p>10/12/2017 16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3" calcext:value-type="float">
            <text:p>29.73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534];&quot;-&quot;;[.E534];&quot;-&quot;;[.D534])" office:value-type="string" office:string-value="2017-Oct-12" calcext:value-type="string">
            <text:p>2017-Oct-12</text:p>
          </table:table-cell>
          <table:table-cell table:formula="of:=MONTH([.Q534])" office:value-type="float" office:value="10" calcext:value-type="float">
            <text:p>10</text:p>
          </table:table-cell>
          <table:table-cell table:formula="of:=CONCATENATE([.R534];&quot;/&quot;;[.D534];&quot;/&quot;;[.F534];&quot; &quot;;[.G534])" office:value-type="string" office:string-value="10/12/2017 16:15:04" calcext:value-type="string">
            <text:p>10/12/2017 16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3" calcext:value-type="float">
            <text:p>29.73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3.829" calcext:value-type="float">
            <text:p>33.829</text:p>
          </table:table-cell>
          <table:table-cell table:formula="of:=CONCATENATE([.F535];&quot;-&quot;;[.E535];&quot;-&quot;;[.D535])" office:value-type="string" office:string-value="2017-Oct-12" calcext:value-type="string">
            <text:p>2017-Oct-12</text:p>
          </table:table-cell>
          <table:table-cell table:formula="of:=MONTH([.Q535])" office:value-type="float" office:value="10" calcext:value-type="float">
            <text:p>10</text:p>
          </table:table-cell>
          <table:table-cell table:formula="of:=CONCATENATE([.R535];&quot;/&quot;;[.D535];&quot;/&quot;;[.F535];&quot; &quot;;[.G535])" office:value-type="string" office:string-value="10/12/2017 16:30:07" calcext:value-type="string">
            <text:p>10/12/2017 1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3" calcext:value-type="float">
            <text:p>29.73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3.829" calcext:value-type="float">
            <text:p>33.829</text:p>
          </table:table-cell>
          <table:table-cell table:formula="of:=CONCATENATE([.F536];&quot;-&quot;;[.E536];&quot;-&quot;;[.D536])" office:value-type="string" office:string-value="2017-Oct-12" calcext:value-type="string">
            <text:p>2017-Oct-12</text:p>
          </table:table-cell>
          <table:table-cell table:formula="of:=MONTH([.Q536])" office:value-type="float" office:value="10" calcext:value-type="float">
            <text:p>10</text:p>
          </table:table-cell>
          <table:table-cell table:formula="of:=CONCATENATE([.R536];&quot;/&quot;;[.D536];&quot;/&quot;;[.F536];&quot; &quot;;[.G536])" office:value-type="string" office:string-value="10/12/2017 16:45:03" calcext:value-type="string">
            <text:p>10/12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3" calcext:value-type="float">
            <text:p>29.73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2.733" calcext:value-type="float">
            <text:p>32.733</text:p>
          </table:table-cell>
          <table:table-cell table:formula="of:=CONCATENATE([.F537];&quot;-&quot;;[.E537];&quot;-&quot;;[.D537])" office:value-type="string" office:string-value="2017-Oct-12" calcext:value-type="string">
            <text:p>2017-Oct-12</text:p>
          </table:table-cell>
          <table:table-cell table:formula="of:=MONTH([.Q537])" office:value-type="float" office:value="10" calcext:value-type="float">
            <text:p>10</text:p>
          </table:table-cell>
          <table:table-cell table:formula="of:=CONCATENATE([.R537];&quot;/&quot;;[.D537];&quot;/&quot;;[.F537];&quot; &quot;;[.G537])" office:value-type="string" office:string-value="10/12/2017 17:00:10" calcext:value-type="string">
            <text:p>10/12/2017 17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2.733" calcext:value-type="float">
            <text:p>32.733</text:p>
          </table:table-cell>
          <table:table-cell table:formula="of:=CONCATENATE([.F538];&quot;-&quot;;[.E538];&quot;-&quot;;[.D538])" office:value-type="string" office:string-value="2017-Oct-12" calcext:value-type="string">
            <text:p>2017-Oct-12</text:p>
          </table:table-cell>
          <table:table-cell table:formula="of:=MONTH([.Q538])" office:value-type="float" office:value="10" calcext:value-type="float">
            <text:p>10</text:p>
          </table:table-cell>
          <table:table-cell table:formula="of:=CONCATENATE([.R538];&quot;/&quot;;[.D538];&quot;/&quot;;[.F538];&quot; &quot;;[.G538])" office:value-type="string" office:string-value="10/12/2017 17:15:03" calcext:value-type="string">
            <text:p>10/12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539];&quot;-&quot;;[.E539];&quot;-&quot;;[.D539])" office:value-type="string" office:string-value="2017-Oct-12" calcext:value-type="string">
            <text:p>2017-Oct-12</text:p>
          </table:table-cell>
          <table:table-cell table:formula="of:=MONTH([.Q539])" office:value-type="float" office:value="10" calcext:value-type="float">
            <text:p>10</text:p>
          </table:table-cell>
          <table:table-cell table:formula="of:=CONCATENATE([.R539];&quot;/&quot;;[.D539];&quot;/&quot;;[.F539];&quot; &quot;;[.G539])" office:value-type="string" office:string-value="10/12/2017 17:30:08" calcext:value-type="string">
            <text:p>10/12/2017 17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2.733" calcext:value-type="float">
            <text:p>32.733</text:p>
          </table:table-cell>
          <table:table-cell table:formula="of:=CONCATENATE([.F540];&quot;-&quot;;[.E540];&quot;-&quot;;[.D540])" office:value-type="string" office:string-value="2017-Oct-12" calcext:value-type="string">
            <text:p>2017-Oct-12</text:p>
          </table:table-cell>
          <table:table-cell table:formula="of:=MONTH([.Q540])" office:value-type="float" office:value="10" calcext:value-type="float">
            <text:p>10</text:p>
          </table:table-cell>
          <table:table-cell table:formula="of:=CONCATENATE([.R540];&quot;/&quot;;[.D540];&quot;/&quot;;[.F540];&quot; &quot;;[.G540])" office:value-type="string" office:string-value="10/12/2017 17:45:07" calcext:value-type="string">
            <text:p>10/12/2017 17:4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541];&quot;-&quot;;[.E541];&quot;-&quot;;[.D541])" office:value-type="string" office:string-value="2017-Oct-12" calcext:value-type="string">
            <text:p>2017-Oct-12</text:p>
          </table:table-cell>
          <table:table-cell table:formula="of:=MONTH([.Q541])" office:value-type="float" office:value="10" calcext:value-type="float">
            <text:p>10</text:p>
          </table:table-cell>
          <table:table-cell table:formula="of:=CONCATENATE([.R541];&quot;/&quot;;[.D541];&quot;/&quot;;[.F541];&quot; &quot;;[.G541])" office:value-type="string" office:string-value="10/12/2017 18:00:18" calcext:value-type="string">
            <text:p>10/12/2017 18:00:1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542];&quot;-&quot;;[.E542];&quot;-&quot;;[.D542])" office:value-type="string" office:string-value="2017-Oct-12" calcext:value-type="string">
            <text:p>2017-Oct-12</text:p>
          </table:table-cell>
          <table:table-cell table:formula="of:=MONTH([.Q542])" office:value-type="float" office:value="10" calcext:value-type="float">
            <text:p>10</text:p>
          </table:table-cell>
          <table:table-cell table:formula="of:=CONCATENATE([.R542];&quot;/&quot;;[.D542];&quot;/&quot;;[.F542];&quot; &quot;;[.G542])" office:value-type="string" office:string-value="10/12/2017 18:15:07" calcext:value-type="string">
            <text:p>10/12/2017 18:1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2" calcext:value-type="float">
            <text:p>29.72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543];&quot;-&quot;;[.E543];&quot;-&quot;;[.D543])" office:value-type="string" office:string-value="2017-Oct-12" calcext:value-type="string">
            <text:p>2017-Oct-12</text:p>
          </table:table-cell>
          <table:table-cell table:formula="of:=MONTH([.Q543])" office:value-type="float" office:value="10" calcext:value-type="float">
            <text:p>10</text:p>
          </table:table-cell>
          <table:table-cell table:formula="of:=CONCATENATE([.R543];&quot;/&quot;;[.D543];&quot;/&quot;;[.F543];&quot; &quot;;[.G543])" office:value-type="string" office:string-value="10/12/2017 18:30:07" calcext:value-type="string">
            <text:p>10/12/2017 18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3.829" calcext:value-type="float">
            <text:p>33.829</text:p>
          </table:table-cell>
          <table:table-cell table:formula="of:=CONCATENATE([.F544];&quot;-&quot;;[.E544];&quot;-&quot;;[.D544])" office:value-type="string" office:string-value="2017-Oct-12" calcext:value-type="string">
            <text:p>2017-Oct-12</text:p>
          </table:table-cell>
          <table:table-cell table:formula="of:=MONTH([.Q544])" office:value-type="float" office:value="10" calcext:value-type="float">
            <text:p>10</text:p>
          </table:table-cell>
          <table:table-cell table:formula="of:=CONCATENATE([.R544];&quot;/&quot;;[.D544];&quot;/&quot;;[.F544];&quot; &quot;;[.G544])" office:value-type="string" office:string-value="10/12/2017 18:45:14" calcext:value-type="string">
            <text:p>10/12/2017 18:45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2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2" calcext:value-type="float">
            <text:p>29.72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3.829" calcext:value-type="float">
            <text:p>33.829</text:p>
          </table:table-cell>
          <table:table-cell table:formula="of:=CONCATENATE([.F545];&quot;-&quot;;[.E545];&quot;-&quot;;[.D545])" office:value-type="string" office:string-value="2017-Oct-12" calcext:value-type="string">
            <text:p>2017-Oct-12</text:p>
          </table:table-cell>
          <table:table-cell table:formula="of:=MONTH([.Q545])" office:value-type="float" office:value="10" calcext:value-type="float">
            <text:p>10</text:p>
          </table:table-cell>
          <table:table-cell table:formula="of:=CONCATENATE([.R545];&quot;/&quot;;[.D545];&quot;/&quot;;[.F545];&quot; &quot;;[.G545])" office:value-type="string" office:string-value="10/12/2017 19:00:26" calcext:value-type="string">
            <text:p>10/12/2017 19:00:2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1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2" calcext:value-type="float">
            <text:p>29.72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3.829" calcext:value-type="float">
            <text:p>33.829</text:p>
          </table:table-cell>
          <table:table-cell table:formula="of:=CONCATENATE([.F546];&quot;-&quot;;[.E546];&quot;-&quot;;[.D546])" office:value-type="string" office:string-value="2017-Oct-12" calcext:value-type="string">
            <text:p>2017-Oct-12</text:p>
          </table:table-cell>
          <table:table-cell table:formula="of:=MONTH([.Q546])" office:value-type="float" office:value="10" calcext:value-type="float">
            <text:p>10</text:p>
          </table:table-cell>
          <table:table-cell table:formula="of:=CONCATENATE([.R546];&quot;/&quot;;[.D546];&quot;/&quot;;[.F546];&quot; &quot;;[.G546])" office:value-type="string" office:string-value="10/12/2017 19:15:12" calcext:value-type="string">
            <text:p>10/12/2017 19:15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1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2" calcext:value-type="float">
            <text:p>29.72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3.829" calcext:value-type="float">
            <text:p>33.829</text:p>
          </table:table-cell>
          <table:table-cell table:formula="of:=CONCATENATE([.F547];&quot;-&quot;;[.E547];&quot;-&quot;;[.D547])" office:value-type="string" office:string-value="2017-Oct-12" calcext:value-type="string">
            <text:p>2017-Oct-12</text:p>
          </table:table-cell>
          <table:table-cell table:formula="of:=MONTH([.Q547])" office:value-type="float" office:value="10" calcext:value-type="float">
            <text:p>10</text:p>
          </table:table-cell>
          <table:table-cell table:formula="of:=CONCATENATE([.R547];&quot;/&quot;;[.D547];&quot;/&quot;;[.F547];&quot; &quot;;[.G547])" office:value-type="string" office:string-value="10/12/2017 19:30:12" calcext:value-type="string">
            <text:p>10/12/2017 19:3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35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7" calcext:value-type="float">
            <text:p>29.77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3.829" calcext:value-type="float">
            <text:p>33.829</text:p>
          </table:table-cell>
          <table:table-cell table:formula="of:=CONCATENATE([.F548];&quot;-&quot;;[.E548];&quot;-&quot;;[.D548])" office:value-type="string" office:string-value="2017-Oct-12" calcext:value-type="string">
            <text:p>2017-Oct-12</text:p>
          </table:table-cell>
          <table:table-cell table:formula="of:=MONTH([.Q548])" office:value-type="float" office:value="10" calcext:value-type="float">
            <text:p>10</text:p>
          </table:table-cell>
          <table:table-cell table:formula="of:=CONCATENATE([.R548];&quot;/&quot;;[.D548];&quot;/&quot;;[.F548];&quot; &quot;;[.G548])" office:value-type="string" office:string-value="10/12/2017 19:45:35" calcext:value-type="string">
            <text:p>10/12/2017 19:45:3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2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7" calcext:value-type="float">
            <text:p>29.77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3.829" calcext:value-type="float">
            <text:p>33.829</text:p>
          </table:table-cell>
          <table:table-cell table:formula="of:=CONCATENATE([.F549];&quot;-&quot;;[.E549];&quot;-&quot;;[.D549])" office:value-type="string" office:string-value="2017-Oct-12" calcext:value-type="string">
            <text:p>2017-Oct-12</text:p>
          </table:table-cell>
          <table:table-cell table:formula="of:=MONTH([.Q549])" office:value-type="float" office:value="10" calcext:value-type="float">
            <text:p>10</text:p>
          </table:table-cell>
          <table:table-cell table:formula="of:=CONCATENATE([.R549];&quot;/&quot;;[.D549];&quot;/&quot;;[.F549];&quot; &quot;;[.G549])" office:value-type="string" office:string-value="10/12/2017 20:00:23" calcext:value-type="string">
            <text:p>10/12/2017 20:00:2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7" calcext:value-type="float">
            <text:p>29.77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29" calcext:value-type="float">
            <text:p>33.829</text:p>
          </table:table-cell>
          <table:table-cell table:formula="of:=CONCATENATE([.F550];&quot;-&quot;;[.E550];&quot;-&quot;;[.D550])" office:value-type="string" office:string-value="2017-Oct-12" calcext:value-type="string">
            <text:p>2017-Oct-12</text:p>
          </table:table-cell>
          <table:table-cell table:formula="of:=MONTH([.Q550])" office:value-type="float" office:value="10" calcext:value-type="float">
            <text:p>10</text:p>
          </table:table-cell>
          <table:table-cell table:formula="of:=CONCATENATE([.R550];&quot;/&quot;;[.D550];&quot;/&quot;;[.F550];&quot; &quot;;[.G550])" office:value-type="string" office:string-value="10/12/2017 20:15:14" calcext:value-type="string">
            <text:p>10/12/2017 20:15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9" calcext:value-type="float">
            <text:p>81.9</text:p>
          </table:table-cell>
          <table:table-cell office:value-type="float" office:value="27.7" calcext:value-type="float">
            <text:p>27.7</text:p>
          </table:table-cell>
          <table:table-cell office:value-type="float" office:value="37.187" calcext:value-type="float">
            <text:p>37.187</text:p>
          </table:table-cell>
          <table:table-cell office:value-type="float" office:value="33.829" calcext:value-type="float">
            <text:p>33.829</text:p>
          </table:table-cell>
          <table:table-cell table:formula="of:=CONCATENATE([.F551];&quot;-&quot;;[.E551];&quot;-&quot;;[.D551])" office:value-type="string" office:string-value="2017-Oct-12" calcext:value-type="string">
            <text:p>2017-Oct-12</text:p>
          </table:table-cell>
          <table:table-cell table:formula="of:=MONTH([.Q551])" office:value-type="float" office:value="10" calcext:value-type="float">
            <text:p>10</text:p>
          </table:table-cell>
          <table:table-cell table:formula="of:=CONCATENATE([.R551];&quot;/&quot;;[.D551];&quot;/&quot;;[.F551];&quot; &quot;;[.G551])" office:value-type="string" office:string-value="10/12/2017 20:30:08" calcext:value-type="string">
            <text:p>10/12/2017 20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7" calcext:value-type="float">
            <text:p>81.7</text:p>
          </table:table-cell>
          <table:table-cell office:value-type="float" office:value="27.6" calcext:value-type="float">
            <text:p>27.6</text:p>
          </table:table-cell>
          <table:table-cell office:value-type="float" office:value="36.946" calcext:value-type="float">
            <text:p>36.946</text:p>
          </table:table-cell>
          <table:table-cell office:value-type="float" office:value="32.733" calcext:value-type="float">
            <text:p>32.733</text:p>
          </table:table-cell>
          <table:table-cell table:formula="of:=CONCATENATE([.F552];&quot;-&quot;;[.E552];&quot;-&quot;;[.D552])" office:value-type="string" office:string-value="2017-Oct-12" calcext:value-type="string">
            <text:p>2017-Oct-12</text:p>
          </table:table-cell>
          <table:table-cell table:formula="of:=MONTH([.Q552])" office:value-type="float" office:value="10" calcext:value-type="float">
            <text:p>10</text:p>
          </table:table-cell>
          <table:table-cell table:formula="of:=CONCATENATE([.R552];&quot;/&quot;;[.D552];&quot;/&quot;;[.F552];&quot; &quot;;[.G552])" office:value-type="string" office:string-value="10/12/2017 20:45:11" calcext:value-type="string">
            <text:p>10/12/2017 20:45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7" calcext:value-type="float">
            <text:p>81.7</text:p>
          </table:table-cell>
          <table:table-cell office:value-type="float" office:value="27.6" calcext:value-type="float">
            <text:p>27.6</text:p>
          </table:table-cell>
          <table:table-cell office:value-type="float" office:value="36.946" calcext:value-type="float">
            <text:p>36.946</text:p>
          </table:table-cell>
          <table:table-cell office:value-type="float" office:value="32.733" calcext:value-type="float">
            <text:p>32.733</text:p>
          </table:table-cell>
          <table:table-cell table:formula="of:=CONCATENATE([.F553];&quot;-&quot;;[.E553];&quot;-&quot;;[.D553])" office:value-type="string" office:string-value="2017-Oct-12" calcext:value-type="string">
            <text:p>2017-Oct-12</text:p>
          </table:table-cell>
          <table:table-cell table:formula="of:=MONTH([.Q553])" office:value-type="float" office:value="10" calcext:value-type="float">
            <text:p>10</text:p>
          </table:table-cell>
          <table:table-cell table:formula="of:=CONCATENATE([.R553];&quot;/&quot;;[.D553];&quot;/&quot;;[.F553];&quot; &quot;;[.G553])" office:value-type="string" office:string-value="10/12/2017 21:00:08" calcext:value-type="string">
            <text:p>10/12/2017 21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5" calcext:value-type="float">
            <text:p>81.5</text:p>
          </table:table-cell>
          <table:table-cell office:value-type="float" office:value="27.5" calcext:value-type="float">
            <text:p>27.5</text:p>
          </table:table-cell>
          <table:table-cell office:value-type="float" office:value="36.707" calcext:value-type="float">
            <text:p>36.707</text:p>
          </table:table-cell>
          <table:table-cell office:value-type="float" office:value="32.733" calcext:value-type="float">
            <text:p>32.733</text:p>
          </table:table-cell>
          <table:table-cell table:formula="of:=CONCATENATE([.F554];&quot;-&quot;;[.E554];&quot;-&quot;;[.D554])" office:value-type="string" office:string-value="2017-Oct-12" calcext:value-type="string">
            <text:p>2017-Oct-12</text:p>
          </table:table-cell>
          <table:table-cell table:formula="of:=MONTH([.Q554])" office:value-type="float" office:value="10" calcext:value-type="float">
            <text:p>10</text:p>
          </table:table-cell>
          <table:table-cell table:formula="of:=CONCATENATE([.R554];&quot;/&quot;;[.D554];&quot;/&quot;;[.F554];&quot; &quot;;[.G554])" office:value-type="string" office:string-value="10/12/2017 21:15:07" calcext:value-type="string">
            <text:p>10/12/2017 21:1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7" calcext:value-type="float">
            <text:p>81.7</text:p>
          </table:table-cell>
          <table:table-cell office:value-type="float" office:value="27.6" calcext:value-type="float">
            <text:p>27.6</text:p>
          </table:table-cell>
          <table:table-cell office:value-type="float" office:value="36.946" calcext:value-type="float">
            <text:p>36.946</text:p>
          </table:table-cell>
          <table:table-cell office:value-type="float" office:value="33.829" calcext:value-type="float">
            <text:p>33.829</text:p>
          </table:table-cell>
          <table:table-cell table:formula="of:=CONCATENATE([.F555];&quot;-&quot;;[.E555];&quot;-&quot;;[.D555])" office:value-type="string" office:string-value="2017-Oct-12" calcext:value-type="string">
            <text:p>2017-Oct-12</text:p>
          </table:table-cell>
          <table:table-cell table:formula="of:=MONTH([.Q555])" office:value-type="float" office:value="10" calcext:value-type="float">
            <text:p>10</text:p>
          </table:table-cell>
          <table:table-cell table:formula="of:=CONCATENATE([.R555];&quot;/&quot;;[.D555];&quot;/&quot;;[.F555];&quot; &quot;;[.G555])" office:value-type="string" office:string-value="10/12/2017 21:30:10" calcext:value-type="string">
            <text:p>10/12/2017 21:3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1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7" calcext:value-type="float">
            <text:p>29.77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556];&quot;-&quot;;[.E556];&quot;-&quot;;[.D556])" office:value-type="string" office:string-value="2017-Oct-12" calcext:value-type="string">
            <text:p>2017-Oct-12</text:p>
          </table:table-cell>
          <table:table-cell table:formula="of:=MONTH([.Q556])" office:value-type="float" office:value="10" calcext:value-type="float">
            <text:p>10</text:p>
          </table:table-cell>
          <table:table-cell table:formula="of:=CONCATENATE([.R556];&quot;/&quot;;[.D556];&quot;/&quot;;[.F556];&quot; &quot;;[.G556])" office:value-type="string" office:string-value="10/12/2017 21:45:11" calcext:value-type="string">
            <text:p>10/12/2017 21:45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2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7" calcext:value-type="float">
            <text:p>29.77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557];&quot;-&quot;;[.E557];&quot;-&quot;;[.D557])" office:value-type="string" office:string-value="2017-Oct-12" calcext:value-type="string">
            <text:p>2017-Oct-12</text:p>
          </table:table-cell>
          <table:table-cell table:formula="of:=MONTH([.Q557])" office:value-type="float" office:value="10" calcext:value-type="float">
            <text:p>10</text:p>
          </table:table-cell>
          <table:table-cell table:formula="of:=CONCATENATE([.R557];&quot;/&quot;;[.D557];&quot;/&quot;;[.F557];&quot; &quot;;[.G557])" office:value-type="string" office:string-value="10/12/2017 22:00:20" calcext:value-type="string">
            <text:p>10/12/2017 22:00:2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1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7" calcext:value-type="float">
            <text:p>29.77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3.829" calcext:value-type="float">
            <text:p>33.829</text:p>
          </table:table-cell>
          <table:table-cell table:formula="of:=CONCATENATE([.F558];&quot;-&quot;;[.E558];&quot;-&quot;;[.D558])" office:value-type="string" office:string-value="2017-Oct-12" calcext:value-type="string">
            <text:p>2017-Oct-12</text:p>
          </table:table-cell>
          <table:table-cell table:formula="of:=MONTH([.Q558])" office:value-type="float" office:value="10" calcext:value-type="float">
            <text:p>10</text:p>
          </table:table-cell>
          <table:table-cell table:formula="of:=CONCATENATE([.R558];&quot;/&quot;;[.D558];&quot;/&quot;;[.F558];&quot; &quot;;[.G558])" office:value-type="string" office:string-value="10/12/2017 22:15:16" calcext:value-type="string">
            <text:p>10/12/2017 22:15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6" calcext:value-type="float">
            <text:p>29.86</text:p>
          </table:table-cell>
          <table:table-cell office:value-type="float" office:value="83.1" calcext:value-type="float">
            <text:p>83.1</text:p>
          </table:table-cell>
          <table:table-cell office:value-type="float" office:value="28.4" calcext:value-type="float">
            <text:p>28.4</text:p>
          </table:table-cell>
          <table:table-cell office:value-type="float" office:value="38.659" calcext:value-type="float">
            <text:p>38.659</text:p>
          </table:table-cell>
          <table:table-cell office:value-type="float" office:value="32.733" calcext:value-type="float">
            <text:p>32.733</text:p>
          </table:table-cell>
          <table:table-cell table:formula="of:=CONCATENATE([.F559];&quot;-&quot;;[.E559];&quot;-&quot;;[.D559])" office:value-type="string" office:string-value="2017-Oct-12" calcext:value-type="string">
            <text:p>2017-Oct-12</text:p>
          </table:table-cell>
          <table:table-cell table:formula="of:=MONTH([.Q559])" office:value-type="float" office:value="10" calcext:value-type="float">
            <text:p>10</text:p>
          </table:table-cell>
          <table:table-cell table:formula="of:=CONCATENATE([.R559];&quot;/&quot;;[.D559];&quot;/&quot;;[.F559];&quot; &quot;;[.G559])" office:value-type="string" office:string-value="10/12/2017 23:30:04" calcext:value-type="string">
            <text:p>10/12/2017 23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hu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6" calcext:value-type="float">
            <text:p>29.86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3.829" calcext:value-type="float">
            <text:p>33.829</text:p>
          </table:table-cell>
          <table:table-cell table:formula="of:=CONCATENATE([.F560];&quot;-&quot;;[.E560];&quot;-&quot;;[.D560])" office:value-type="string" office:string-value="2017-Oct-12" calcext:value-type="string">
            <text:p>2017-Oct-12</text:p>
          </table:table-cell>
          <table:table-cell table:formula="of:=MONTH([.Q560])" office:value-type="float" office:value="10" calcext:value-type="float">
            <text:p>10</text:p>
          </table:table-cell>
          <table:table-cell table:formula="of:=CONCATENATE([.R560];&quot;/&quot;;[.D560];&quot;/&quot;;[.F560];&quot; &quot;;[.G560])" office:value-type="string" office:string-value="10/12/2017 23:45:02" calcext:value-type="string">
            <text:p>10/12/2017 2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1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6" calcext:value-type="float">
            <text:p>29.86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561];&quot;-&quot;;[.E561];&quot;-&quot;;[.D561])" office:value-type="string" office:string-value="2017-Oct-13" calcext:value-type="string">
            <text:p>2017-Oct-13</text:p>
          </table:table-cell>
          <table:table-cell table:formula="of:=MONTH([.Q561])" office:value-type="float" office:value="10" calcext:value-type="float">
            <text:p>10</text:p>
          </table:table-cell>
          <table:table-cell table:formula="of:=CONCATENATE([.R561];&quot;/&quot;;[.D561];&quot;/&quot;;[.F561];&quot; &quot;;[.G561])" office:value-type="string" office:string-value="10/13/2017 00:00:12" calcext:value-type="string">
            <text:p>10/13/2017 00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6" calcext:value-type="float">
            <text:p>29.86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3.829" calcext:value-type="float">
            <text:p>33.829</text:p>
          </table:table-cell>
          <table:table-cell table:formula="of:=CONCATENATE([.F562];&quot;-&quot;;[.E562];&quot;-&quot;;[.D562])" office:value-type="string" office:string-value="2017-Oct-13" calcext:value-type="string">
            <text:p>2017-Oct-13</text:p>
          </table:table-cell>
          <table:table-cell table:formula="of:=MONTH([.Q562])" office:value-type="float" office:value="10" calcext:value-type="float">
            <text:p>10</text:p>
          </table:table-cell>
          <table:table-cell table:formula="of:=CONCATENATE([.R562];&quot;/&quot;;[.D562];&quot;/&quot;;[.F562];&quot; &quot;;[.G562])" office:value-type="string" office:string-value="10/13/2017 00:15:08" calcext:value-type="string">
            <text:p>10/13/2017 00:15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6" calcext:value-type="float">
            <text:p>29.86</text:p>
          </table:table-cell>
          <table:table-cell office:value-type="float" office:value="81.3" calcext:value-type="float">
            <text:p>81.3</text:p>
          </table:table-cell>
          <table:table-cell office:value-type="float" office:value="27.4" calcext:value-type="float">
            <text:p>27.4</text:p>
          </table:table-cell>
          <table:table-cell office:value-type="float" office:value="36.469" calcext:value-type="float">
            <text:p>36.469</text:p>
          </table:table-cell>
          <table:table-cell office:value-type="float" office:value="32.733" calcext:value-type="float">
            <text:p>32.733</text:p>
          </table:table-cell>
          <table:table-cell table:formula="of:=CONCATENATE([.F563];&quot;-&quot;;[.E563];&quot;-&quot;;[.D563])" office:value-type="string" office:string-value="2017-Oct-13" calcext:value-type="string">
            <text:p>2017-Oct-13</text:p>
          </table:table-cell>
          <table:table-cell table:formula="of:=MONTH([.Q563])" office:value-type="float" office:value="10" calcext:value-type="float">
            <text:p>10</text:p>
          </table:table-cell>
          <table:table-cell table:formula="of:=CONCATENATE([.R563];&quot;/&quot;;[.D563];&quot;/&quot;;[.F563];&quot; &quot;;[.G563])" office:value-type="string" office:string-value="10/13/2017 00:30:03" calcext:value-type="string">
            <text:p>10/13/2017 0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6" calcext:value-type="float">
            <text:p>29.86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2.733" calcext:value-type="float">
            <text:p>32.733</text:p>
          </table:table-cell>
          <table:table-cell table:formula="of:=CONCATENATE([.F564];&quot;-&quot;;[.E564];&quot;-&quot;;[.D564])" office:value-type="string" office:string-value="2017-Oct-13" calcext:value-type="string">
            <text:p>2017-Oct-13</text:p>
          </table:table-cell>
          <table:table-cell table:formula="of:=MONTH([.Q564])" office:value-type="float" office:value="10" calcext:value-type="float">
            <text:p>10</text:p>
          </table:table-cell>
          <table:table-cell table:formula="of:=CONCATENATE([.R564];&quot;/&quot;;[.D564];&quot;/&quot;;[.F564];&quot; &quot;;[.G564])" office:value-type="string" office:string-value="10/13/2017 00:45:03" calcext:value-type="string">
            <text:p>10/13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6" calcext:value-type="float">
            <text:p>29.86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2.733" calcext:value-type="float">
            <text:p>32.733</text:p>
          </table:table-cell>
          <table:table-cell table:formula="of:=CONCATENATE([.F565];&quot;-&quot;;[.E565];&quot;-&quot;;[.D565])" office:value-type="string" office:string-value="2017-Oct-13" calcext:value-type="string">
            <text:p>2017-Oct-13</text:p>
          </table:table-cell>
          <table:table-cell table:formula="of:=MONTH([.Q565])" office:value-type="float" office:value="10" calcext:value-type="float">
            <text:p>10</text:p>
          </table:table-cell>
          <table:table-cell table:formula="of:=CONCATENATE([.R565];&quot;/&quot;;[.D565];&quot;/&quot;;[.F565];&quot; &quot;;[.G565])" office:value-type="string" office:string-value="10/13/2017 01:00:09" calcext:value-type="string">
            <text:p>10/13/2017 01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6" calcext:value-type="float">
            <text:p>29.86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2.733" calcext:value-type="float">
            <text:p>32.733</text:p>
          </table:table-cell>
          <table:table-cell table:formula="of:=CONCATENATE([.F566];&quot;-&quot;;[.E566];&quot;-&quot;;[.D566])" office:value-type="string" office:string-value="2017-Oct-13" calcext:value-type="string">
            <text:p>2017-Oct-13</text:p>
          </table:table-cell>
          <table:table-cell table:formula="of:=MONTH([.Q566])" office:value-type="float" office:value="10" calcext:value-type="float">
            <text:p>10</text:p>
          </table:table-cell>
          <table:table-cell table:formula="of:=CONCATENATE([.R566];&quot;/&quot;;[.D566];&quot;/&quot;;[.F566];&quot; &quot;;[.G566])" office:value-type="string" office:string-value="10/13/2017 01:15:03" calcext:value-type="string">
            <text:p>10/13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1" calcext:value-type="float">
            <text:p>29.81</text:p>
          </table:table-cell>
          <table:table-cell office:value-type="float" office:value="81" calcext:value-type="float">
            <text:p>81</text:p>
          </table:table-cell>
          <table:table-cell office:value-type="float" office:value="27.2" calcext:value-type="float">
            <text:p>27.2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733" calcext:value-type="float">
            <text:p>32.733</text:p>
          </table:table-cell>
          <table:table-cell table:formula="of:=CONCATENATE([.F567];&quot;-&quot;;[.E567];&quot;-&quot;;[.D567])" office:value-type="string" office:string-value="2017-Oct-13" calcext:value-type="string">
            <text:p>2017-Oct-13</text:p>
          </table:table-cell>
          <table:table-cell table:formula="of:=MONTH([.Q567])" office:value-type="float" office:value="10" calcext:value-type="float">
            <text:p>10</text:p>
          </table:table-cell>
          <table:table-cell table:formula="of:=CONCATENATE([.R567];&quot;/&quot;;[.D567];&quot;/&quot;;[.F567];&quot; &quot;;[.G567])" office:value-type="string" office:string-value="10/13/2017 01:30:02" calcext:value-type="string">
            <text:p>10/13/2017 01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2.733" calcext:value-type="float">
            <text:p>32.733</text:p>
          </table:table-cell>
          <table:table-cell table:formula="of:=CONCATENATE([.F568];&quot;-&quot;;[.E568];&quot;-&quot;;[.D568])" office:value-type="string" office:string-value="2017-Oct-13" calcext:value-type="string">
            <text:p>2017-Oct-13</text:p>
          </table:table-cell>
          <table:table-cell table:formula="of:=MONTH([.Q568])" office:value-type="float" office:value="10" calcext:value-type="float">
            <text:p>10</text:p>
          </table:table-cell>
          <table:table-cell table:formula="of:=CONCATENATE([.R568];&quot;/&quot;;[.D568];&quot;/&quot;;[.F568];&quot; &quot;;[.G568])" office:value-type="string" office:string-value="10/13/2017 01:45:03" calcext:value-type="string">
            <text:p>10/13/2017 0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2.733" calcext:value-type="float">
            <text:p>32.733</text:p>
          </table:table-cell>
          <table:table-cell table:formula="of:=CONCATENATE([.F569];&quot;-&quot;;[.E569];&quot;-&quot;;[.D569])" office:value-type="string" office:string-value="2017-Oct-13" calcext:value-type="string">
            <text:p>2017-Oct-13</text:p>
          </table:table-cell>
          <table:table-cell table:formula="of:=MONTH([.Q569])" office:value-type="float" office:value="10" calcext:value-type="float">
            <text:p>10</text:p>
          </table:table-cell>
          <table:table-cell table:formula="of:=CONCATENATE([.R569];&quot;/&quot;;[.D569];&quot;/&quot;;[.F569];&quot; &quot;;[.G569])" office:value-type="string" office:string-value="10/13/2017 02:00:06" calcext:value-type="string">
            <text:p>10/13/2017 02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570];&quot;-&quot;;[.E570];&quot;-&quot;;[.D570])" office:value-type="string" office:string-value="2017-Oct-13" calcext:value-type="string">
            <text:p>2017-Oct-13</text:p>
          </table:table-cell>
          <table:table-cell table:formula="of:=MONTH([.Q570])" office:value-type="float" office:value="10" calcext:value-type="float">
            <text:p>10</text:p>
          </table:table-cell>
          <table:table-cell table:formula="of:=CONCATENATE([.R570];&quot;/&quot;;[.D570];&quot;/&quot;;[.F570];&quot; &quot;;[.G570])" office:value-type="string" office:string-value="10/13/2017 02:15:03" calcext:value-type="string">
            <text:p>10/13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571];&quot;-&quot;;[.E571];&quot;-&quot;;[.D571])" office:value-type="string" office:string-value="2017-Oct-13" calcext:value-type="string">
            <text:p>2017-Oct-13</text:p>
          </table:table-cell>
          <table:table-cell table:formula="of:=MONTH([.Q571])" office:value-type="float" office:value="10" calcext:value-type="float">
            <text:p>10</text:p>
          </table:table-cell>
          <table:table-cell table:formula="of:=CONCATENATE([.R571];&quot;/&quot;;[.D571];&quot;/&quot;;[.F571];&quot; &quot;;[.G571])" office:value-type="string" office:string-value="10/13/2017 02:30:08" calcext:value-type="string">
            <text:p>10/13/2017 02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572];&quot;-&quot;;[.E572];&quot;-&quot;;[.D572])" office:value-type="string" office:string-value="2017-Oct-13" calcext:value-type="string">
            <text:p>2017-Oct-13</text:p>
          </table:table-cell>
          <table:table-cell table:formula="of:=MONTH([.Q572])" office:value-type="float" office:value="10" calcext:value-type="float">
            <text:p>10</text:p>
          </table:table-cell>
          <table:table-cell table:formula="of:=CONCATENATE([.R572];&quot;/&quot;;[.D572];&quot;/&quot;;[.F572];&quot; &quot;;[.G572])" office:value-type="string" office:string-value="10/13/2017 02:45:05" calcext:value-type="string">
            <text:p>10/13/2017 02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10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573];&quot;-&quot;;[.E573];&quot;-&quot;;[.D573])" office:value-type="string" office:string-value="2017-Oct-13" calcext:value-type="string">
            <text:p>2017-Oct-13</text:p>
          </table:table-cell>
          <table:table-cell table:formula="of:=MONTH([.Q573])" office:value-type="float" office:value="10" calcext:value-type="float">
            <text:p>10</text:p>
          </table:table-cell>
          <table:table-cell table:formula="of:=CONCATENATE([.R573];&quot;/&quot;;[.D573];&quot;/&quot;;[.F573];&quot; &quot;;[.G573])" office:value-type="string" office:string-value="10/13/2017 03:00:10" calcext:value-type="string">
            <text:p>10/13/2017 03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1.669" calcext:value-type="float">
            <text:p>31.669</text:p>
          </table:table-cell>
          <table:table-cell table:formula="of:=CONCATENATE([.F574];&quot;-&quot;;[.E574];&quot;-&quot;;[.D574])" office:value-type="string" office:string-value="2017-Oct-13" calcext:value-type="string">
            <text:p>2017-Oct-13</text:p>
          </table:table-cell>
          <table:table-cell table:formula="of:=MONTH([.Q574])" office:value-type="float" office:value="10" calcext:value-type="float">
            <text:p>10</text:p>
          </table:table-cell>
          <table:table-cell table:formula="of:=CONCATENATE([.R574];&quot;/&quot;;[.D574];&quot;/&quot;;[.F574];&quot; &quot;;[.G574])" office:value-type="string" office:string-value="10/13/2017 03:15:03" calcext:value-type="string">
            <text:p>10/13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575];&quot;-&quot;;[.E575];&quot;-&quot;;[.D575])" office:value-type="string" office:string-value="2017-Oct-13" calcext:value-type="string">
            <text:p>2017-Oct-13</text:p>
          </table:table-cell>
          <table:table-cell table:formula="of:=MONTH([.Q575])" office:value-type="float" office:value="10" calcext:value-type="float">
            <text:p>10</text:p>
          </table:table-cell>
          <table:table-cell table:formula="of:=CONCATENATE([.R575];&quot;/&quot;;[.D575];&quot;/&quot;;[.F575];&quot; &quot;;[.G575])" office:value-type="string" office:string-value="10/13/2017 03:30:04" calcext:value-type="string">
            <text:p>10/13/2017 03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576];&quot;-&quot;;[.E576];&quot;-&quot;;[.D576])" office:value-type="string" office:string-value="2017-Oct-13" calcext:value-type="string">
            <text:p>2017-Oct-13</text:p>
          </table:table-cell>
          <table:table-cell table:formula="of:=MONTH([.Q576])" office:value-type="float" office:value="10" calcext:value-type="float">
            <text:p>10</text:p>
          </table:table-cell>
          <table:table-cell table:formula="of:=CONCATENATE([.R576];&quot;/&quot;;[.D576];&quot;/&quot;;[.F576];&quot; &quot;;[.G576])" office:value-type="string" office:string-value="10/13/2017 03:45:03" calcext:value-type="string">
            <text:p>10/13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577];&quot;-&quot;;[.E577];&quot;-&quot;;[.D577])" office:value-type="string" office:string-value="2017-Oct-13" calcext:value-type="string">
            <text:p>2017-Oct-13</text:p>
          </table:table-cell>
          <table:table-cell table:formula="of:=MONTH([.Q577])" office:value-type="float" office:value="10" calcext:value-type="float">
            <text:p>10</text:p>
          </table:table-cell>
          <table:table-cell table:formula="of:=CONCATENATE([.R577];&quot;/&quot;;[.D577];&quot;/&quot;;[.F577];&quot; &quot;;[.G577])" office:value-type="string" office:string-value="10/13/2017 04:00:08" calcext:value-type="string">
            <text:p>10/13/2017 04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1" calcext:value-type="float">
            <text:p>29.81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578];&quot;-&quot;;[.E578];&quot;-&quot;;[.D578])" office:value-type="string" office:string-value="2017-Oct-13" calcext:value-type="string">
            <text:p>2017-Oct-13</text:p>
          </table:table-cell>
          <table:table-cell table:formula="of:=MONTH([.Q578])" office:value-type="float" office:value="10" calcext:value-type="float">
            <text:p>10</text:p>
          </table:table-cell>
          <table:table-cell table:formula="of:=CONCATENATE([.R578];&quot;/&quot;;[.D578];&quot;/&quot;;[.F578];&quot; &quot;;[.G578])" office:value-type="string" office:string-value="10/13/2017 04:15:02" calcext:value-type="string">
            <text:p>10/13/2017 04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0.636" calcext:value-type="float">
            <text:p>30.636</text:p>
          </table:table-cell>
          <table:table-cell table:formula="of:=CONCATENATE([.F579];&quot;-&quot;;[.E579];&quot;-&quot;;[.D579])" office:value-type="string" office:string-value="2017-Oct-13" calcext:value-type="string">
            <text:p>2017-Oct-13</text:p>
          </table:table-cell>
          <table:table-cell table:formula="of:=MONTH([.Q579])" office:value-type="float" office:value="10" calcext:value-type="float">
            <text:p>10</text:p>
          </table:table-cell>
          <table:table-cell table:formula="of:=CONCATENATE([.R579];&quot;/&quot;;[.D579];&quot;/&quot;;[.F579];&quot; &quot;;[.G579])" office:value-type="string" office:string-value="10/13/2017 04:30:03" calcext:value-type="string">
            <text:p>10/13/2017 0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1" calcext:value-type="float">
            <text:p>29.81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580];&quot;-&quot;;[.E580];&quot;-&quot;;[.D580])" office:value-type="string" office:string-value="2017-Oct-13" calcext:value-type="string">
            <text:p>2017-Oct-13</text:p>
          </table:table-cell>
          <table:table-cell table:formula="of:=MONTH([.Q580])" office:value-type="float" office:value="10" calcext:value-type="float">
            <text:p>10</text:p>
          </table:table-cell>
          <table:table-cell table:formula="of:=CONCATENATE([.R580];&quot;/&quot;;[.D580];&quot;/&quot;;[.F580];&quot; &quot;;[.G580])" office:value-type="string" office:string-value="10/13/2017 04:45:04" calcext:value-type="string">
            <text:p>10/13/2017 04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1" calcext:value-type="float">
            <text:p>29.81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1.669" calcext:value-type="float">
            <text:p>31.669</text:p>
          </table:table-cell>
          <table:table-cell table:formula="of:=CONCATENATE([.F581];&quot;-&quot;;[.E581];&quot;-&quot;;[.D581])" office:value-type="string" office:string-value="2017-Oct-13" calcext:value-type="string">
            <text:p>2017-Oct-13</text:p>
          </table:table-cell>
          <table:table-cell table:formula="of:=MONTH([.Q581])" office:value-type="float" office:value="10" calcext:value-type="float">
            <text:p>10</text:p>
          </table:table-cell>
          <table:table-cell table:formula="of:=CONCATENATE([.R581];&quot;/&quot;;[.D581];&quot;/&quot;;[.F581];&quot; &quot;;[.G581])" office:value-type="string" office:string-value="10/13/2017 05:00:14" calcext:value-type="string">
            <text:p>10/13/2017 05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1" calcext:value-type="float">
            <text:p>29.81</text:p>
          </table:table-cell>
          <table:table-cell office:value-type="float" office:value="81.1" calcext:value-type="float">
            <text:p>81.1</text:p>
          </table:table-cell>
          <table:table-cell office:value-type="float" office:value="27.3" calcext:value-type="float">
            <text:p>27.3</text:p>
          </table:table-cell>
          <table:table-cell office:value-type="float" office:value="36.233" calcext:value-type="float">
            <text:p>36.233</text:p>
          </table:table-cell>
          <table:table-cell office:value-type="float" office:value="32.733" calcext:value-type="float">
            <text:p>32.733</text:p>
          </table:table-cell>
          <table:table-cell table:formula="of:=CONCATENATE([.F582];&quot;-&quot;;[.E582];&quot;-&quot;;[.D582])" office:value-type="string" office:string-value="2017-Oct-13" calcext:value-type="string">
            <text:p>2017-Oct-13</text:p>
          </table:table-cell>
          <table:table-cell table:formula="of:=MONTH([.Q582])" office:value-type="float" office:value="10" calcext:value-type="float">
            <text:p>10</text:p>
          </table:table-cell>
          <table:table-cell table:formula="of:=CONCATENATE([.R582];&quot;/&quot;;[.D582];&quot;/&quot;;[.F582];&quot; &quot;;[.G582])" office:value-type="string" office:string-value="10/13/2017 05:15:03" calcext:value-type="string">
            <text:p>10/13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583];&quot;-&quot;;[.E583];&quot;-&quot;;[.D583])" office:value-type="string" office:string-value="2017-Oct-13" calcext:value-type="string">
            <text:p>2017-Oct-13</text:p>
          </table:table-cell>
          <table:table-cell table:formula="of:=MONTH([.Q583])" office:value-type="float" office:value="10" calcext:value-type="float">
            <text:p>10</text:p>
          </table:table-cell>
          <table:table-cell table:formula="of:=CONCATENATE([.R583];&quot;/&quot;;[.D583];&quot;/&quot;;[.F583];&quot; &quot;;[.G583])" office:value-type="string" office:string-value="10/13/2017 05:30:09" calcext:value-type="string">
            <text:p>10/13/2017 05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2.733" calcext:value-type="float">
            <text:p>32.733</text:p>
          </table:table-cell>
          <table:table-cell table:formula="of:=CONCATENATE([.F584];&quot;-&quot;;[.E584];&quot;-&quot;;[.D584])" office:value-type="string" office:string-value="2017-Oct-13" calcext:value-type="string">
            <text:p>2017-Oct-13</text:p>
          </table:table-cell>
          <table:table-cell table:formula="of:=MONTH([.Q584])" office:value-type="float" office:value="10" calcext:value-type="float">
            <text:p>10</text:p>
          </table:table-cell>
          <table:table-cell table:formula="of:=CONCATENATE([.R584];&quot;/&quot;;[.D584];&quot;/&quot;;[.F584];&quot; &quot;;[.G584])" office:value-type="string" office:string-value="10/13/2017 05:45:06" calcext:value-type="string">
            <text:p>10/13/2017 05:45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1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585];&quot;-&quot;;[.E585];&quot;-&quot;;[.D585])" office:value-type="string" office:string-value="2017-Oct-13" calcext:value-type="string">
            <text:p>2017-Oct-13</text:p>
          </table:table-cell>
          <table:table-cell table:formula="of:=MONTH([.Q585])" office:value-type="float" office:value="10" calcext:value-type="float">
            <text:p>10</text:p>
          </table:table-cell>
          <table:table-cell table:formula="of:=CONCATENATE([.R585];&quot;/&quot;;[.D585];&quot;/&quot;;[.F585];&quot; &quot;;[.G585])" office:value-type="string" office:string-value="10/13/2017 06:00:11" calcext:value-type="string">
            <text:p>10/13/2017 06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4.956" calcext:value-type="float">
            <text:p>34.956</text:p>
          </table:table-cell>
          <table:table-cell table:formula="of:=CONCATENATE([.F586];&quot;-&quot;;[.E586];&quot;-&quot;;[.D586])" office:value-type="string" office:string-value="2017-Oct-13" calcext:value-type="string">
            <text:p>2017-Oct-13</text:p>
          </table:table-cell>
          <table:table-cell table:formula="of:=MONTH([.Q586])" office:value-type="float" office:value="10" calcext:value-type="float">
            <text:p>10</text:p>
          </table:table-cell>
          <table:table-cell table:formula="of:=CONCATENATE([.R586];&quot;/&quot;;[.D586];&quot;/&quot;;[.F586];&quot; &quot;;[.G586])" office:value-type="string" office:string-value="10/13/2017 06:15:03" calcext:value-type="string">
            <text:p>10/13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4.956" calcext:value-type="float">
            <text:p>34.956</text:p>
          </table:table-cell>
          <table:table-cell table:formula="of:=CONCATENATE([.F587];&quot;-&quot;;[.E587];&quot;-&quot;;[.D587])" office:value-type="string" office:string-value="2017-Oct-13" calcext:value-type="string">
            <text:p>2017-Oct-13</text:p>
          </table:table-cell>
          <table:table-cell table:formula="of:=MONTH([.Q587])" office:value-type="float" office:value="10" calcext:value-type="float">
            <text:p>10</text:p>
          </table:table-cell>
          <table:table-cell table:formula="of:=CONCATENATE([.R587];&quot;/&quot;;[.D587];&quot;/&quot;;[.F587];&quot; &quot;;[.G587])" office:value-type="string" office:string-value="10/13/2017 06:30:03" calcext:value-type="string">
            <text:p>10/13/2017 06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5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4.956" calcext:value-type="float">
            <text:p>34.956</text:p>
          </table:table-cell>
          <table:table-cell table:formula="of:=CONCATENATE([.F588];&quot;-&quot;;[.E588];&quot;-&quot;;[.D588])" office:value-type="string" office:string-value="2017-Oct-13" calcext:value-type="string">
            <text:p>2017-Oct-13</text:p>
          </table:table-cell>
          <table:table-cell table:formula="of:=MONTH([.Q588])" office:value-type="float" office:value="10" calcext:value-type="float">
            <text:p>10</text:p>
          </table:table-cell>
          <table:table-cell table:formula="of:=CONCATENATE([.R588];&quot;/&quot;;[.D588];&quot;/&quot;;[.F588];&quot; &quot;;[.G588])" office:value-type="string" office:string-value="10/13/2017 06:45:05" calcext:value-type="string">
            <text:p>10/13/2017 06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1" calcext:value-type="float">
            <text:p>29.81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4.956" calcext:value-type="float">
            <text:p>34.956</text:p>
          </table:table-cell>
          <table:table-cell table:formula="of:=CONCATENATE([.F589];&quot;-&quot;;[.E589];&quot;-&quot;;[.D589])" office:value-type="string" office:string-value="2017-Oct-13" calcext:value-type="string">
            <text:p>2017-Oct-13</text:p>
          </table:table-cell>
          <table:table-cell table:formula="of:=MONTH([.Q589])" office:value-type="float" office:value="10" calcext:value-type="float">
            <text:p>10</text:p>
          </table:table-cell>
          <table:table-cell table:formula="of:=CONCATENATE([.R589];&quot;/&quot;;[.D589];&quot;/&quot;;[.F589];&quot; &quot;;[.G589])" office:value-type="string" office:string-value="10/13/2017 07:00:07" calcext:value-type="string">
            <text:p>10/13/2017 07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1" calcext:value-type="float">
            <text:p>29.81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4.956" calcext:value-type="float">
            <text:p>34.956</text:p>
          </table:table-cell>
          <table:table-cell table:formula="of:=CONCATENATE([.F590];&quot;-&quot;;[.E590];&quot;-&quot;;[.D590])" office:value-type="string" office:string-value="2017-Oct-13" calcext:value-type="string">
            <text:p>2017-Oct-13</text:p>
          </table:table-cell>
          <table:table-cell table:formula="of:=MONTH([.Q590])" office:value-type="float" office:value="10" calcext:value-type="float">
            <text:p>10</text:p>
          </table:table-cell>
          <table:table-cell table:formula="of:=CONCATENATE([.R590];&quot;/&quot;;[.D590];&quot;/&quot;;[.F590];&quot; &quot;;[.G590])" office:value-type="string" office:string-value="10/13/2017 07:15:03" calcext:value-type="string">
            <text:p>10/13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1" calcext:value-type="float">
            <text:p>29.81</text:p>
          </table:table-cell>
          <table:table-cell office:value-type="float" office:value="84.6" calcext:value-type="float">
            <text:p>84.6</text:p>
          </table:table-cell>
          <table:table-cell office:value-type="float" office:value="29.2" calcext:value-type="float">
            <text:p>29.2</text:p>
          </table:table-cell>
          <table:table-cell office:value-type="float" office:value="40.571" calcext:value-type="float">
            <text:p>40.571</text:p>
          </table:table-cell>
          <table:table-cell office:value-type="float" office:value="34.956" calcext:value-type="float">
            <text:p>34.956</text:p>
          </table:table-cell>
          <table:table-cell table:formula="of:=CONCATENATE([.F591];&quot;-&quot;;[.E591];&quot;-&quot;;[.D591])" office:value-type="string" office:string-value="2017-Oct-13" calcext:value-type="string">
            <text:p>2017-Oct-13</text:p>
          </table:table-cell>
          <table:table-cell table:formula="of:=MONTH([.Q591])" office:value-type="float" office:value="10" calcext:value-type="float">
            <text:p>10</text:p>
          </table:table-cell>
          <table:table-cell table:formula="of:=CONCATENATE([.R591];&quot;/&quot;;[.D591];&quot;/&quot;;[.F591];&quot; &quot;;[.G591])" office:value-type="string" office:string-value="10/13/2017 07:30:03" calcext:value-type="string">
            <text:p>10/13/2017 07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6" calcext:value-type="float">
            <text:p>84.6</text:p>
          </table:table-cell>
          <table:table-cell office:value-type="float" office:value="29.2" calcext:value-type="float">
            <text:p>29.2</text:p>
          </table:table-cell>
          <table:table-cell office:value-type="float" office:value="40.571" calcext:value-type="float">
            <text:p>40.571</text:p>
          </table:table-cell>
          <table:table-cell office:value-type="float" office:value="34.956" calcext:value-type="float">
            <text:p>34.956</text:p>
          </table:table-cell>
          <table:table-cell table:formula="of:=CONCATENATE([.F592];&quot;-&quot;;[.E592];&quot;-&quot;;[.D592])" office:value-type="string" office:string-value="2017-Oct-13" calcext:value-type="string">
            <text:p>2017-Oct-13</text:p>
          </table:table-cell>
          <table:table-cell table:formula="of:=MONTH([.Q592])" office:value-type="float" office:value="10" calcext:value-type="float">
            <text:p>10</text:p>
          </table:table-cell>
          <table:table-cell table:formula="of:=CONCATENATE([.R592];&quot;/&quot;;[.D592];&quot;/&quot;;[.F592];&quot; &quot;;[.G592])" office:value-type="string" office:string-value="10/13/2017 07:45:03" calcext:value-type="string">
            <text:p>10/13/2017 0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9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6.115" calcext:value-type="float">
            <text:p>36.115</text:p>
          </table:table-cell>
          <table:table-cell table:formula="of:=CONCATENATE([.F593];&quot;-&quot;;[.E593];&quot;-&quot;;[.D593])" office:value-type="string" office:string-value="2017-Oct-13" calcext:value-type="string">
            <text:p>2017-Oct-13</text:p>
          </table:table-cell>
          <table:table-cell table:formula="of:=MONTH([.Q593])" office:value-type="float" office:value="10" calcext:value-type="float">
            <text:p>10</text:p>
          </table:table-cell>
          <table:table-cell table:formula="of:=CONCATENATE([.R593];&quot;/&quot;;[.D593];&quot;/&quot;;[.F593];&quot; &quot;;[.G593])" office:value-type="string" office:string-value="10/13/2017 08:00:09" calcext:value-type="string">
            <text:p>10/13/2017 08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5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6.115" calcext:value-type="float">
            <text:p>36.115</text:p>
          </table:table-cell>
          <table:table-cell table:formula="of:=CONCATENATE([.F594];&quot;-&quot;;[.E594];&quot;-&quot;;[.D594])" office:value-type="string" office:string-value="2017-Oct-13" calcext:value-type="string">
            <text:p>2017-Oct-13</text:p>
          </table:table-cell>
          <table:table-cell table:formula="of:=MONTH([.Q594])" office:value-type="float" office:value="10" calcext:value-type="float">
            <text:p>10</text:p>
          </table:table-cell>
          <table:table-cell table:formula="of:=CONCATENATE([.R594];&quot;/&quot;;[.D594];&quot;/&quot;;[.F594];&quot; &quot;;[.G594])" office:value-type="string" office:string-value="10/13/2017 08:15:05" calcext:value-type="string">
            <text:p>10/13/2017 08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8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6.115" calcext:value-type="float">
            <text:p>36.115</text:p>
          </table:table-cell>
          <table:table-cell table:formula="of:=CONCATENATE([.F595];&quot;-&quot;;[.E595];&quot;-&quot;;[.D595])" office:value-type="string" office:string-value="2017-Oct-13" calcext:value-type="string">
            <text:p>2017-Oct-13</text:p>
          </table:table-cell>
          <table:table-cell table:formula="of:=MONTH([.Q595])" office:value-type="float" office:value="10" calcext:value-type="float">
            <text:p>10</text:p>
          </table:table-cell>
          <table:table-cell table:formula="of:=CONCATENATE([.R595];&quot;/&quot;;[.D595];&quot;/&quot;;[.F595];&quot; &quot;;[.G595])" office:value-type="string" office:string-value="10/13/2017 08:30:08" calcext:value-type="string">
            <text:p>10/13/2017 08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2" calcext:value-type="float">
            <text:p>84.2</text:p>
          </table:table-cell>
          <table:table-cell office:value-type="float" office:value="29" calcext:value-type="float">
            <text:p>29</text:p>
          </table:table-cell>
          <table:table-cell office:value-type="float" office:value="40.053" calcext:value-type="float">
            <text:p>40.053</text:p>
          </table:table-cell>
          <table:table-cell office:value-type="float" office:value="36.115" calcext:value-type="float">
            <text:p>36.115</text:p>
          </table:table-cell>
          <table:table-cell table:formula="of:=CONCATENATE([.F596];&quot;-&quot;;[.E596];&quot;-&quot;;[.D596])" office:value-type="string" office:string-value="2017-Oct-13" calcext:value-type="string">
            <text:p>2017-Oct-13</text:p>
          </table:table-cell>
          <table:table-cell table:formula="of:=MONTH([.Q596])" office:value-type="float" office:value="10" calcext:value-type="float">
            <text:p>10</text:p>
          </table:table-cell>
          <table:table-cell table:formula="of:=CONCATENATE([.R596];&quot;/&quot;;[.D596];&quot;/&quot;;[.F596];&quot; &quot;;[.G596])" office:value-type="string" office:string-value="10/13/2017 08:45:03" calcext:value-type="string">
            <text:p>10/13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3</text:p>
          </table:table-cell>
          <table:table-cell office:value-type="float" office:value="700" calcext:value-type="float">
            <text:p>70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5" calcext:value-type="float">
            <text:p>29.85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7.308" calcext:value-type="float">
            <text:p>37.308</text:p>
          </table:table-cell>
          <table:table-cell table:formula="of:=CONCATENATE([.F597];&quot;-&quot;;[.E597];&quot;-&quot;;[.D597])" office:value-type="string" office:string-value="2017-Oct-13" calcext:value-type="string">
            <text:p>2017-Oct-13</text:p>
          </table:table-cell>
          <table:table-cell table:formula="of:=MONTH([.Q597])" office:value-type="float" office:value="10" calcext:value-type="float">
            <text:p>10</text:p>
          </table:table-cell>
          <table:table-cell table:formula="of:=CONCATENATE([.R597];&quot;/&quot;;[.D597];&quot;/&quot;;[.F597];&quot; &quot;;[.G597])" office:value-type="string" office:string-value="10/13/2017 09:00:03" calcext:value-type="string">
            <text:p>10/13/2017 09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5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5.3" calcext:value-type="float">
            <text:p>85.3</text:p>
          </table:table-cell>
          <table:table-cell office:value-type="float" office:value="29.6" calcext:value-type="float">
            <text:p>29.6</text:p>
          </table:table-cell>
          <table:table-cell office:value-type="float" office:value="41.491" calcext:value-type="float">
            <text:p>41.491</text:p>
          </table:table-cell>
          <table:table-cell office:value-type="float" office:value="36.115" calcext:value-type="float">
            <text:p>36.115</text:p>
          </table:table-cell>
          <table:table-cell table:formula="of:=CONCATENATE([.F598];&quot;-&quot;;[.E598];&quot;-&quot;;[.D598])" office:value-type="string" office:string-value="2017-Oct-13" calcext:value-type="string">
            <text:p>2017-Oct-13</text:p>
          </table:table-cell>
          <table:table-cell table:formula="of:=MONTH([.Q598])" office:value-type="float" office:value="10" calcext:value-type="float">
            <text:p>10</text:p>
          </table:table-cell>
          <table:table-cell table:formula="of:=CONCATENATE([.R598];&quot;/&quot;;[.D598];&quot;/&quot;;[.F598];&quot; &quot;;[.G598])" office:value-type="string" office:string-value="10/13/2017 09:15:05" calcext:value-type="string">
            <text:p>10/13/2017 09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7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6.115" calcext:value-type="float">
            <text:p>36.115</text:p>
          </table:table-cell>
          <table:table-cell table:formula="of:=CONCATENATE([.F599];&quot;-&quot;;[.E599];&quot;-&quot;;[.D599])" office:value-type="string" office:string-value="2017-Oct-13" calcext:value-type="string">
            <text:p>2017-Oct-13</text:p>
          </table:table-cell>
          <table:table-cell table:formula="of:=MONTH([.Q599])" office:value-type="float" office:value="10" calcext:value-type="float">
            <text:p>10</text:p>
          </table:table-cell>
          <table:table-cell table:formula="of:=CONCATENATE([.R599];&quot;/&quot;;[.D599];&quot;/&quot;;[.F599];&quot; &quot;;[.G599])" office:value-type="string" office:string-value="10/13/2017 09:30:07" calcext:value-type="string">
            <text:p>10/13/2017 09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4.956" calcext:value-type="float">
            <text:p>34.956</text:p>
          </table:table-cell>
          <table:table-cell table:formula="of:=CONCATENATE([.F600];&quot;-&quot;;[.E600];&quot;-&quot;;[.D600])" office:value-type="string" office:string-value="2017-Oct-13" calcext:value-type="string">
            <text:p>2017-Oct-13</text:p>
          </table:table-cell>
          <table:table-cell table:formula="of:=MONTH([.Q600])" office:value-type="float" office:value="10" calcext:value-type="float">
            <text:p>10</text:p>
          </table:table-cell>
          <table:table-cell table:formula="of:=CONCATENATE([.R600];&quot;/&quot;;[.D600];&quot;/&quot;;[.F600];&quot; &quot;;[.G600])" office:value-type="string" office:string-value="10/13/2017 09:45:03" calcext:value-type="string">
            <text:p>10/13/2017 0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4.956" calcext:value-type="float">
            <text:p>34.956</text:p>
          </table:table-cell>
          <table:table-cell table:formula="of:=CONCATENATE([.F601];&quot;-&quot;;[.E601];&quot;-&quot;;[.D601])" office:value-type="string" office:string-value="2017-Oct-13" calcext:value-type="string">
            <text:p>2017-Oct-13</text:p>
          </table:table-cell>
          <table:table-cell table:formula="of:=MONTH([.Q601])" office:value-type="float" office:value="10" calcext:value-type="float">
            <text:p>10</text:p>
          </table:table-cell>
          <table:table-cell table:formula="of:=CONCATENATE([.R601];&quot;/&quot;;[.D601];&quot;/&quot;;[.F601];&quot; &quot;;[.G601])" office:value-type="string" office:string-value="10/13/2017 10:00:03" calcext:value-type="string">
            <text:p>10/13/2017 10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5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4.956" calcext:value-type="float">
            <text:p>34.956</text:p>
          </table:table-cell>
          <table:table-cell table:formula="of:=CONCATENATE([.F602];&quot;-&quot;;[.E602];&quot;-&quot;;[.D602])" office:value-type="string" office:string-value="2017-Oct-13" calcext:value-type="string">
            <text:p>2017-Oct-13</text:p>
          </table:table-cell>
          <table:table-cell table:formula="of:=MONTH([.Q602])" office:value-type="float" office:value="10" calcext:value-type="float">
            <text:p>10</text:p>
          </table:table-cell>
          <table:table-cell table:formula="of:=CONCATENATE([.R602];&quot;/&quot;;[.D602];&quot;/&quot;;[.F602];&quot; &quot;;[.G602])" office:value-type="string" office:string-value="10/13/2017 10:15:05" calcext:value-type="string">
            <text:p>10/13/2017 10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5" calcext:value-type="float">
            <text:p>29.85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3.829" calcext:value-type="float">
            <text:p>33.829</text:p>
          </table:table-cell>
          <table:table-cell table:formula="of:=CONCATENATE([.F603];&quot;-&quot;;[.E603];&quot;-&quot;;[.D603])" office:value-type="string" office:string-value="2017-Oct-13" calcext:value-type="string">
            <text:p>2017-Oct-13</text:p>
          </table:table-cell>
          <table:table-cell table:formula="of:=MONTH([.Q603])" office:value-type="float" office:value="10" calcext:value-type="float">
            <text:p>10</text:p>
          </table:table-cell>
          <table:table-cell table:formula="of:=CONCATENATE([.R603];&quot;/&quot;;[.D603];&quot;/&quot;;[.F603];&quot; &quot;;[.G603])" office:value-type="string" office:string-value="10/13/2017 10:30:10" calcext:value-type="string">
            <text:p>10/13/2017 10:3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3.829" calcext:value-type="float">
            <text:p>33.829</text:p>
          </table:table-cell>
          <table:table-cell table:formula="of:=CONCATENATE([.F604];&quot;-&quot;;[.E604];&quot;-&quot;;[.D604])" office:value-type="string" office:string-value="2017-Oct-13" calcext:value-type="string">
            <text:p>2017-Oct-13</text:p>
          </table:table-cell>
          <table:table-cell table:formula="of:=MONTH([.Q604])" office:value-type="float" office:value="10" calcext:value-type="float">
            <text:p>10</text:p>
          </table:table-cell>
          <table:table-cell table:formula="of:=CONCATENATE([.R604];&quot;/&quot;;[.D604];&quot;/&quot;;[.F604];&quot; &quot;;[.G604])" office:value-type="string" office:string-value="10/13/2017 10:45:03" calcext:value-type="string">
            <text:p>10/13/2017 1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18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4.956" calcext:value-type="float">
            <text:p>34.956</text:p>
          </table:table-cell>
          <table:table-cell table:formula="of:=CONCATENATE([.F605];&quot;-&quot;;[.E605];&quot;-&quot;;[.D605])" office:value-type="string" office:string-value="2017-Oct-13" calcext:value-type="string">
            <text:p>2017-Oct-13</text:p>
          </table:table-cell>
          <table:table-cell table:formula="of:=MONTH([.Q605])" office:value-type="float" office:value="10" calcext:value-type="float">
            <text:p>10</text:p>
          </table:table-cell>
          <table:table-cell table:formula="of:=CONCATENATE([.R605];&quot;/&quot;;[.D605];&quot;/&quot;;[.F605];&quot; &quot;;[.G605])" office:value-type="string" office:string-value="10/13/2017 11:00:18" calcext:value-type="string">
            <text:p>10/13/2017 11:00:1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5" calcext:value-type="float">
            <text:p>29.85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606];&quot;-&quot;;[.E606];&quot;-&quot;;[.D606])" office:value-type="string" office:string-value="2017-Oct-13" calcext:value-type="string">
            <text:p>2017-Oct-13</text:p>
          </table:table-cell>
          <table:table-cell table:formula="of:=MONTH([.Q606])" office:value-type="float" office:value="10" calcext:value-type="float">
            <text:p>10</text:p>
          </table:table-cell>
          <table:table-cell table:formula="of:=CONCATENATE([.R606];&quot;/&quot;;[.D606];&quot;/&quot;;[.F606];&quot; &quot;;[.G606])" office:value-type="string" office:string-value="10/13/2017 11:15:02" calcext:value-type="string">
            <text:p>10/13/2017 1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607];&quot;-&quot;;[.E607];&quot;-&quot;;[.D607])" office:value-type="string" office:string-value="2017-Oct-13" calcext:value-type="string">
            <text:p>2017-Oct-13</text:p>
          </table:table-cell>
          <table:table-cell table:formula="of:=MONTH([.Q607])" office:value-type="float" office:value="10" calcext:value-type="float">
            <text:p>10</text:p>
          </table:table-cell>
          <table:table-cell table:formula="of:=CONCATENATE([.R607];&quot;/&quot;;[.D607];&quot;/&quot;;[.F607];&quot; &quot;;[.G607])" office:value-type="string" office:string-value="10/13/2017 11:30:08" calcext:value-type="string">
            <text:p>10/13/2017 11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4.956" calcext:value-type="float">
            <text:p>34.956</text:p>
          </table:table-cell>
          <table:table-cell table:formula="of:=CONCATENATE([.F608];&quot;-&quot;;[.E608];&quot;-&quot;;[.D608])" office:value-type="string" office:string-value="2017-Oct-13" calcext:value-type="string">
            <text:p>2017-Oct-13</text:p>
          </table:table-cell>
          <table:table-cell table:formula="of:=MONTH([.Q608])" office:value-type="float" office:value="10" calcext:value-type="float">
            <text:p>10</text:p>
          </table:table-cell>
          <table:table-cell table:formula="of:=CONCATENATE([.R608];&quot;/&quot;;[.D608];&quot;/&quot;;[.F608];&quot; &quot;;[.G608])" office:value-type="string" office:string-value="10/13/2017 11:45:03" calcext:value-type="string">
            <text:p>10/13/2017 1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2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3.829" calcext:value-type="float">
            <text:p>33.829</text:p>
          </table:table-cell>
          <table:table-cell table:formula="of:=CONCATENATE([.F609];&quot;-&quot;;[.E609];&quot;-&quot;;[.D609])" office:value-type="string" office:string-value="2017-Oct-13" calcext:value-type="string">
            <text:p>2017-Oct-13</text:p>
          </table:table-cell>
          <table:table-cell table:formula="of:=MONTH([.Q609])" office:value-type="float" office:value="10" calcext:value-type="float">
            <text:p>10</text:p>
          </table:table-cell>
          <table:table-cell table:formula="of:=CONCATENATE([.R609];&quot;/&quot;;[.D609];&quot;/&quot;;[.F609];&quot; &quot;;[.G609])" office:value-type="string" office:string-value="10/13/2017 12:00:21" calcext:value-type="string">
            <text:p>10/13/2017 12:00:2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5" calcext:value-type="float">
            <text:p>29.85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4.956" calcext:value-type="float">
            <text:p>34.956</text:p>
          </table:table-cell>
          <table:table-cell table:formula="of:=CONCATENATE([.F610];&quot;-&quot;;[.E610];&quot;-&quot;;[.D610])" office:value-type="string" office:string-value="2017-Oct-13" calcext:value-type="string">
            <text:p>2017-Oct-13</text:p>
          </table:table-cell>
          <table:table-cell table:formula="of:=MONTH([.Q610])" office:value-type="float" office:value="10" calcext:value-type="float">
            <text:p>10</text:p>
          </table:table-cell>
          <table:table-cell table:formula="of:=CONCATENATE([.R610];&quot;/&quot;;[.D610];&quot;/&quot;;[.F610];&quot; &quot;;[.G610])" office:value-type="string" office:string-value="10/13/2017 12:15:02" calcext:value-type="string">
            <text:p>10/13/2017 1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3.829" calcext:value-type="float">
            <text:p>33.829</text:p>
          </table:table-cell>
          <table:table-cell table:formula="of:=CONCATENATE([.F611];&quot;-&quot;;[.E611];&quot;-&quot;;[.D611])" office:value-type="string" office:string-value="2017-Oct-13" calcext:value-type="string">
            <text:p>2017-Oct-13</text:p>
          </table:table-cell>
          <table:table-cell table:formula="of:=MONTH([.Q611])" office:value-type="float" office:value="10" calcext:value-type="float">
            <text:p>10</text:p>
          </table:table-cell>
          <table:table-cell table:formula="of:=CONCATENATE([.R611];&quot;/&quot;;[.D611];&quot;/&quot;;[.F611];&quot; &quot;;[.G611])" office:value-type="string" office:string-value="10/13/2017 12:30:09" calcext:value-type="string">
            <text:p>10/13/2017 1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3.829" calcext:value-type="float">
            <text:p>33.829</text:p>
          </table:table-cell>
          <table:table-cell table:formula="of:=CONCATENATE([.F612];&quot;-&quot;;[.E612];&quot;-&quot;;[.D612])" office:value-type="string" office:string-value="2017-Oct-13" calcext:value-type="string">
            <text:p>2017-Oct-13</text:p>
          </table:table-cell>
          <table:table-cell table:formula="of:=MONTH([.Q612])" office:value-type="float" office:value="10" calcext:value-type="float">
            <text:p>10</text:p>
          </table:table-cell>
          <table:table-cell table:formula="of:=CONCATENATE([.R612];&quot;/&quot;;[.D612];&quot;/&quot;;[.F612];&quot; &quot;;[.G612])" office:value-type="string" office:string-value="10/13/2017 12:45:03" calcext:value-type="string">
            <text:p>10/13/2017 1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3.829" calcext:value-type="float">
            <text:p>33.829</text:p>
          </table:table-cell>
          <table:table-cell table:formula="of:=CONCATENATE([.F613];&quot;-&quot;;[.E613];&quot;-&quot;;[.D613])" office:value-type="string" office:string-value="2017-Oct-13" calcext:value-type="string">
            <text:p>2017-Oct-13</text:p>
          </table:table-cell>
          <table:table-cell table:formula="of:=MONTH([.Q613])" office:value-type="float" office:value="10" calcext:value-type="float">
            <text:p>10</text:p>
          </table:table-cell>
          <table:table-cell table:formula="of:=CONCATENATE([.R613];&quot;/&quot;;[.D613];&quot;/&quot;;[.F613];&quot; &quot;;[.G613])" office:value-type="string" office:string-value="10/13/2017 13:00:11" calcext:value-type="string">
            <text:p>10/13/2017 13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5" calcext:value-type="float">
            <text:p>29.85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4.956" calcext:value-type="float">
            <text:p>34.956</text:p>
          </table:table-cell>
          <table:table-cell table:formula="of:=CONCATENATE([.F614];&quot;-&quot;;[.E614];&quot;-&quot;;[.D614])" office:value-type="string" office:string-value="2017-Oct-13" calcext:value-type="string">
            <text:p>2017-Oct-13</text:p>
          </table:table-cell>
          <table:table-cell table:formula="of:=MONTH([.Q614])" office:value-type="float" office:value="10" calcext:value-type="float">
            <text:p>10</text:p>
          </table:table-cell>
          <table:table-cell table:formula="of:=CONCATENATE([.R614];&quot;/&quot;;[.D614];&quot;/&quot;;[.F614];&quot; &quot;;[.G614])" office:value-type="string" office:string-value="10/13/2017 13:15:02" calcext:value-type="string">
            <text:p>10/13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5" calcext:value-type="float">
            <text:p>29.85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615];&quot;-&quot;;[.E615];&quot;-&quot;;[.D615])" office:value-type="string" office:string-value="2017-Oct-13" calcext:value-type="string">
            <text:p>2017-Oct-13</text:p>
          </table:table-cell>
          <table:table-cell table:formula="of:=MONTH([.Q615])" office:value-type="float" office:value="10" calcext:value-type="float">
            <text:p>10</text:p>
          </table:table-cell>
          <table:table-cell table:formula="of:=CONCATENATE([.R615];&quot;/&quot;;[.D615];&quot;/&quot;;[.F615];&quot; &quot;;[.G615])" office:value-type="string" office:string-value="10/13/2017 13:30:09" calcext:value-type="string">
            <text:p>10/13/2017 13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3.829" calcext:value-type="float">
            <text:p>33.829</text:p>
          </table:table-cell>
          <table:table-cell table:formula="of:=CONCATENATE([.F616];&quot;-&quot;;[.E616];&quot;-&quot;;[.D616])" office:value-type="string" office:string-value="2017-Oct-13" calcext:value-type="string">
            <text:p>2017-Oct-13</text:p>
          </table:table-cell>
          <table:table-cell table:formula="of:=MONTH([.Q616])" office:value-type="float" office:value="10" calcext:value-type="float">
            <text:p>10</text:p>
          </table:table-cell>
          <table:table-cell table:formula="of:=CONCATENATE([.R616];&quot;/&quot;;[.D616];&quot;/&quot;;[.F616];&quot; &quot;;[.G616])" office:value-type="string" office:string-value="10/13/2017 13:45:02" calcext:value-type="string">
            <text:p>10/13/2017 1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3.829" calcext:value-type="float">
            <text:p>33.829</text:p>
          </table:table-cell>
          <table:table-cell table:formula="of:=CONCATENATE([.F617];&quot;-&quot;;[.E617];&quot;-&quot;;[.D617])" office:value-type="string" office:string-value="2017-Oct-13" calcext:value-type="string">
            <text:p>2017-Oct-13</text:p>
          </table:table-cell>
          <table:table-cell table:formula="of:=MONTH([.Q617])" office:value-type="float" office:value="10" calcext:value-type="float">
            <text:p>10</text:p>
          </table:table-cell>
          <table:table-cell table:formula="of:=CONCATENATE([.R617];&quot;/&quot;;[.D617];&quot;/&quot;;[.F617];&quot; &quot;;[.G617])" office:value-type="string" office:string-value="10/13/2017 14:00:14" calcext:value-type="string">
            <text:p>10/13/2017 14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3" calcext:value-type="float">
            <text:p>82.3</text:p>
          </table:table-cell>
          <table:table-cell office:value-type="float" office:value="27.9" calcext:value-type="float">
            <text:p>27.9</text:p>
          </table:table-cell>
          <table:table-cell office:value-type="float" office:value="37.672" calcext:value-type="float">
            <text:p>37.672</text:p>
          </table:table-cell>
          <table:table-cell office:value-type="float" office:value="34.956" calcext:value-type="float">
            <text:p>34.956</text:p>
          </table:table-cell>
          <table:table-cell table:formula="of:=CONCATENATE([.F618];&quot;-&quot;;[.E618];&quot;-&quot;;[.D618])" office:value-type="string" office:string-value="2017-Oct-13" calcext:value-type="string">
            <text:p>2017-Oct-13</text:p>
          </table:table-cell>
          <table:table-cell table:formula="of:=MONTH([.Q618])" office:value-type="float" office:value="10" calcext:value-type="float">
            <text:p>10</text:p>
          </table:table-cell>
          <table:table-cell table:formula="of:=CONCATENATE([.R618];&quot;/&quot;;[.D618];&quot;/&quot;;[.F618];&quot; &quot;;[.G618])" office:value-type="string" office:string-value="10/13/2017 14:15:03" calcext:value-type="string">
            <text:p>10/13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4.956" calcext:value-type="float">
            <text:p>34.956</text:p>
          </table:table-cell>
          <table:table-cell table:formula="of:=CONCATENATE([.F619];&quot;-&quot;;[.E619];&quot;-&quot;;[.D619])" office:value-type="string" office:string-value="2017-Oct-13" calcext:value-type="string">
            <text:p>2017-Oct-13</text:p>
          </table:table-cell>
          <table:table-cell table:formula="of:=MONTH([.Q619])" office:value-type="float" office:value="10" calcext:value-type="float">
            <text:p>10</text:p>
          </table:table-cell>
          <table:table-cell table:formula="of:=CONCATENATE([.R619];&quot;/&quot;;[.D619];&quot;/&quot;;[.F619];&quot; &quot;;[.G619])" office:value-type="string" office:string-value="10/13/2017 14:30:07" calcext:value-type="string">
            <text:p>10/13/2017 14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4.956" calcext:value-type="float">
            <text:p>34.956</text:p>
          </table:table-cell>
          <table:table-cell table:formula="of:=CONCATENATE([.F620];&quot;-&quot;;[.E620];&quot;-&quot;;[.D620])" office:value-type="string" office:string-value="2017-Oct-13" calcext:value-type="string">
            <text:p>2017-Oct-13</text:p>
          </table:table-cell>
          <table:table-cell table:formula="of:=MONTH([.Q620])" office:value-type="float" office:value="10" calcext:value-type="float">
            <text:p>10</text:p>
          </table:table-cell>
          <table:table-cell table:formula="of:=CONCATENATE([.R620];&quot;/&quot;;[.D620];&quot;/&quot;;[.F620];&quot; &quot;;[.G620])" office:value-type="string" office:string-value="10/13/2017 14:45:03" calcext:value-type="string">
            <text:p>10/13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69" calcext:value-type="float">
            <text:p>29.69</text:p>
          </table:table-cell>
          <table:table-cell office:value-type="float" office:value="82.6" calcext:value-type="float">
            <text:p>82.6</text:p>
          </table:table-cell>
          <table:table-cell office:value-type="float" office:value="28.1" calcext:value-type="float">
            <text:p>28.1</text:p>
          </table:table-cell>
          <table:table-cell office:value-type="float" office:value="38.04" calcext:value-type="float">
            <text:p>38.04</text:p>
          </table:table-cell>
          <table:table-cell office:value-type="float" office:value="33.829" calcext:value-type="float">
            <text:p>33.829</text:p>
          </table:table-cell>
          <table:table-cell table:formula="of:=CONCATENATE([.F621];&quot;-&quot;;[.E621];&quot;-&quot;;[.D621])" office:value-type="string" office:string-value="2017-Oct-13" calcext:value-type="string">
            <text:p>2017-Oct-13</text:p>
          </table:table-cell>
          <table:table-cell table:formula="of:=MONTH([.Q621])" office:value-type="float" office:value="10" calcext:value-type="float">
            <text:p>10</text:p>
          </table:table-cell>
          <table:table-cell table:formula="of:=CONCATENATE([.R621];&quot;/&quot;;[.D621];&quot;/&quot;;[.F621];&quot; &quot;;[.G621])" office:value-type="string" office:string-value="10/13/2017 15:00:08" calcext:value-type="string">
            <text:p>10/13/2017 15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3.829" calcext:value-type="float">
            <text:p>33.829</text:p>
          </table:table-cell>
          <table:table-cell table:formula="of:=CONCATENATE([.F622];&quot;-&quot;;[.E622];&quot;-&quot;;[.D622])" office:value-type="string" office:string-value="2017-Oct-13" calcext:value-type="string">
            <text:p>2017-Oct-13</text:p>
          </table:table-cell>
          <table:table-cell table:formula="of:=MONTH([.Q622])" office:value-type="float" office:value="10" calcext:value-type="float">
            <text:p>10</text:p>
          </table:table-cell>
          <table:table-cell table:formula="of:=CONCATENATE([.R622];&quot;/&quot;;[.D622];&quot;/&quot;;[.F622];&quot; &quot;;[.G622])" office:value-type="string" office:string-value="10/13/2017 15:15:03" calcext:value-type="string">
            <text:p>10/13/2017 1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2.733" calcext:value-type="float">
            <text:p>32.733</text:p>
          </table:table-cell>
          <table:table-cell table:formula="of:=CONCATENATE([.F623];&quot;-&quot;;[.E623];&quot;-&quot;;[.D623])" office:value-type="string" office:string-value="2017-Oct-13" calcext:value-type="string">
            <text:p>2017-Oct-13</text:p>
          </table:table-cell>
          <table:table-cell table:formula="of:=MONTH([.Q623])" office:value-type="float" office:value="10" calcext:value-type="float">
            <text:p>10</text:p>
          </table:table-cell>
          <table:table-cell table:formula="of:=CONCATENATE([.R623];&quot;/&quot;;[.D623];&quot;/&quot;;[.F623];&quot; &quot;;[.G623])" office:value-type="string" office:string-value="10/13/2017 15:30:07" calcext:value-type="string">
            <text:p>10/13/2017 15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3" calcext:value-type="float">
            <text:p>81.3</text:p>
          </table:table-cell>
          <table:table-cell office:value-type="float" office:value="27.4" calcext:value-type="float">
            <text:p>27.4</text:p>
          </table:table-cell>
          <table:table-cell office:value-type="float" office:value="36.469" calcext:value-type="float">
            <text:p>36.469</text:p>
          </table:table-cell>
          <table:table-cell office:value-type="float" office:value="33.829" calcext:value-type="float">
            <text:p>33.829</text:p>
          </table:table-cell>
          <table:table-cell table:formula="of:=CONCATENATE([.F624];&quot;-&quot;;[.E624];&quot;-&quot;;[.D624])" office:value-type="string" office:string-value="2017-Oct-13" calcext:value-type="string">
            <text:p>2017-Oct-13</text:p>
          </table:table-cell>
          <table:table-cell table:formula="of:=MONTH([.Q624])" office:value-type="float" office:value="10" calcext:value-type="float">
            <text:p>10</text:p>
          </table:table-cell>
          <table:table-cell table:formula="of:=CONCATENATE([.R624];&quot;/&quot;;[.D624];&quot;/&quot;;[.F624];&quot; &quot;;[.G624])" office:value-type="string" office:string-value="10/13/2017 15:45:03" calcext:value-type="string">
            <text:p>10/13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9" calcext:value-type="float">
            <text:p>29.69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3.829" calcext:value-type="float">
            <text:p>33.829</text:p>
          </table:table-cell>
          <table:table-cell table:formula="of:=CONCATENATE([.F625];&quot;-&quot;;[.E625];&quot;-&quot;;[.D625])" office:value-type="string" office:string-value="2017-Oct-13" calcext:value-type="string">
            <text:p>2017-Oct-13</text:p>
          </table:table-cell>
          <table:table-cell table:formula="of:=MONTH([.Q625])" office:value-type="float" office:value="10" calcext:value-type="float">
            <text:p>10</text:p>
          </table:table-cell>
          <table:table-cell table:formula="of:=CONCATENATE([.R625];&quot;/&quot;;[.D625];&quot;/&quot;;[.F625];&quot; &quot;;[.G625])" office:value-type="string" office:string-value="10/13/2017 16:00:08" calcext:value-type="string">
            <text:p>10/13/2017 16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3.829" calcext:value-type="float">
            <text:p>33.829</text:p>
          </table:table-cell>
          <table:table-cell table:formula="of:=CONCATENATE([.F626];&quot;-&quot;;[.E626];&quot;-&quot;;[.D626])" office:value-type="string" office:string-value="2017-Oct-13" calcext:value-type="string">
            <text:p>2017-Oct-13</text:p>
          </table:table-cell>
          <table:table-cell table:formula="of:=MONTH([.Q626])" office:value-type="float" office:value="10" calcext:value-type="float">
            <text:p>10</text:p>
          </table:table-cell>
          <table:table-cell table:formula="of:=CONCATENATE([.R626];&quot;/&quot;;[.D626];&quot;/&quot;;[.F626];&quot; &quot;;[.G626])" office:value-type="string" office:string-value="10/13/2017 16:15:03" calcext:value-type="string">
            <text:p>10/13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3.829" calcext:value-type="float">
            <text:p>33.829</text:p>
          </table:table-cell>
          <table:table-cell table:formula="of:=CONCATENATE([.F627];&quot;-&quot;;[.E627];&quot;-&quot;;[.D627])" office:value-type="string" office:string-value="2017-Oct-13" calcext:value-type="string">
            <text:p>2017-Oct-13</text:p>
          </table:table-cell>
          <table:table-cell table:formula="of:=MONTH([.Q627])" office:value-type="float" office:value="10" calcext:value-type="float">
            <text:p>10</text:p>
          </table:table-cell>
          <table:table-cell table:formula="of:=CONCATENATE([.R627];&quot;/&quot;;[.D627];&quot;/&quot;;[.F627];&quot; &quot;;[.G627])" office:value-type="string" office:string-value="10/13/2017 16:30:03" calcext:value-type="string">
            <text:p>10/13/2017 16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628];&quot;-&quot;;[.E628];&quot;-&quot;;[.D628])" office:value-type="string" office:string-value="2017-Oct-13" calcext:value-type="string">
            <text:p>2017-Oct-13</text:p>
          </table:table-cell>
          <table:table-cell table:formula="of:=MONTH([.Q628])" office:value-type="float" office:value="10" calcext:value-type="float">
            <text:p>10</text:p>
          </table:table-cell>
          <table:table-cell table:formula="of:=CONCATENATE([.R628];&quot;/&quot;;[.D628];&quot;/&quot;;[.F628];&quot; &quot;;[.G628])" office:value-type="string" office:string-value="10/13/2017 16:45:04" calcext:value-type="string">
            <text:p>10/13/2017 16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2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9" calcext:value-type="float">
            <text:p>29.69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2.733" calcext:value-type="float">
            <text:p>32.733</text:p>
          </table:table-cell>
          <table:table-cell table:formula="of:=CONCATENATE([.F629];&quot;-&quot;;[.E629];&quot;-&quot;;[.D629])" office:value-type="string" office:string-value="2017-Oct-13" calcext:value-type="string">
            <text:p>2017-Oct-13</text:p>
          </table:table-cell>
          <table:table-cell table:formula="of:=MONTH([.Q629])" office:value-type="float" office:value="10" calcext:value-type="float">
            <text:p>10</text:p>
          </table:table-cell>
          <table:table-cell table:formula="of:=CONCATENATE([.R629];&quot;/&quot;;[.D629];&quot;/&quot;;[.F629];&quot; &quot;;[.G629])" office:value-type="string" office:string-value="10/13/2017 17:00:24" calcext:value-type="string">
            <text:p>10/13/2017 17:00:2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630];&quot;-&quot;;[.E630];&quot;-&quot;;[.D630])" office:value-type="string" office:string-value="2017-Oct-13" calcext:value-type="string">
            <text:p>2017-Oct-13</text:p>
          </table:table-cell>
          <table:table-cell table:formula="of:=MONTH([.Q630])" office:value-type="float" office:value="10" calcext:value-type="float">
            <text:p>10</text:p>
          </table:table-cell>
          <table:table-cell table:formula="of:=CONCATENATE([.R630];&quot;/&quot;;[.D630];&quot;/&quot;;[.F630];&quot; &quot;;[.G630])" office:value-type="string" office:string-value="10/13/2017 17:15:08" calcext:value-type="string">
            <text:p>10/13/2017 17:15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631];&quot;-&quot;;[.E631];&quot;-&quot;;[.D631])" office:value-type="string" office:string-value="2017-Oct-13" calcext:value-type="string">
            <text:p>2017-Oct-13</text:p>
          </table:table-cell>
          <table:table-cell table:formula="of:=MONTH([.Q631])" office:value-type="float" office:value="10" calcext:value-type="float">
            <text:p>10</text:p>
          </table:table-cell>
          <table:table-cell table:formula="of:=CONCATENATE([.R631];&quot;/&quot;;[.D631];&quot;/&quot;;[.F631];&quot; &quot;;[.G631])" office:value-type="string" office:string-value="10/13/2017 17:30:07" calcext:value-type="string">
            <text:p>10/13/2017 17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2.733" calcext:value-type="float">
            <text:p>32.733</text:p>
          </table:table-cell>
          <table:table-cell table:formula="of:=CONCATENATE([.F632];&quot;-&quot;;[.E632];&quot;-&quot;;[.D632])" office:value-type="string" office:string-value="2017-Oct-13" calcext:value-type="string">
            <text:p>2017-Oct-13</text:p>
          </table:table-cell>
          <table:table-cell table:formula="of:=MONTH([.Q632])" office:value-type="float" office:value="10" calcext:value-type="float">
            <text:p>10</text:p>
          </table:table-cell>
          <table:table-cell table:formula="of:=CONCATENATE([.R632];&quot;/&quot;;[.D632];&quot;/&quot;;[.F632];&quot; &quot;;[.G632])" office:value-type="string" office:string-value="10/13/2017 17:45:07" calcext:value-type="string">
            <text:p>10/13/2017 17:4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4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2.733" calcext:value-type="float">
            <text:p>32.733</text:p>
          </table:table-cell>
          <table:table-cell table:formula="of:=CONCATENATE([.F633];&quot;-&quot;;[.E633];&quot;-&quot;;[.D633])" office:value-type="string" office:string-value="2017-Oct-13" calcext:value-type="string">
            <text:p>2017-Oct-13</text:p>
          </table:table-cell>
          <table:table-cell table:formula="of:=MONTH([.Q633])" office:value-type="float" office:value="10" calcext:value-type="float">
            <text:p>10</text:p>
          </table:table-cell>
          <table:table-cell table:formula="of:=CONCATENATE([.R633];&quot;/&quot;;[.D633];&quot;/&quot;;[.F633];&quot; &quot;;[.G633])" office:value-type="string" office:string-value="10/13/2017 18:00:42" calcext:value-type="string">
            <text:p>10/13/2017 18:00:4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2.733" calcext:value-type="float">
            <text:p>32.733</text:p>
          </table:table-cell>
          <table:table-cell table:formula="of:=CONCATENATE([.F634];&quot;-&quot;;[.E634];&quot;-&quot;;[.D634])" office:value-type="string" office:string-value="2017-Oct-13" calcext:value-type="string">
            <text:p>2017-Oct-13</text:p>
          </table:table-cell>
          <table:table-cell table:formula="of:=MONTH([.Q634])" office:value-type="float" office:value="10" calcext:value-type="float">
            <text:p>10</text:p>
          </table:table-cell>
          <table:table-cell table:formula="of:=CONCATENATE([.R634];&quot;/&quot;;[.D634];&quot;/&quot;;[.F634];&quot; &quot;;[.G634])" office:value-type="string" office:string-value="10/13/2017 18:15:08" calcext:value-type="string">
            <text:p>10/13/2017 18:15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635];&quot;-&quot;;[.E635];&quot;-&quot;;[.D635])" office:value-type="string" office:string-value="2017-Oct-13" calcext:value-type="string">
            <text:p>2017-Oct-13</text:p>
          </table:table-cell>
          <table:table-cell table:formula="of:=MONTH([.Q635])" office:value-type="float" office:value="10" calcext:value-type="float">
            <text:p>10</text:p>
          </table:table-cell>
          <table:table-cell table:formula="of:=CONCATENATE([.R635];&quot;/&quot;;[.D635];&quot;/&quot;;[.F635];&quot; &quot;;[.G635])" office:value-type="string" office:string-value="10/13/2017 18:30:09" calcext:value-type="string">
            <text:p>10/13/2017 18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6" calcext:value-type="float">
            <text:p>80.6</text:p>
          </table:table-cell>
          <table:table-cell office:value-type="float" office:value="27" calcext:value-type="float">
            <text:p>27</text:p>
          </table:table-cell>
          <table:table-cell office:value-type="float" office:value="35.647" calcext:value-type="float">
            <text:p>35.647</text:p>
          </table:table-cell>
          <table:table-cell office:value-type="float" office:value="32.733" calcext:value-type="float">
            <text:p>32.733</text:p>
          </table:table-cell>
          <table:table-cell table:formula="of:=CONCATENATE([.F636];&quot;-&quot;;[.E636];&quot;-&quot;;[.D636])" office:value-type="string" office:string-value="2017-Oct-13" calcext:value-type="string">
            <text:p>2017-Oct-13</text:p>
          </table:table-cell>
          <table:table-cell table:formula="of:=MONTH([.Q636])" office:value-type="float" office:value="10" calcext:value-type="float">
            <text:p>10</text:p>
          </table:table-cell>
          <table:table-cell table:formula="of:=CONCATENATE([.R636];&quot;/&quot;;[.D636];&quot;/&quot;;[.F636];&quot; &quot;;[.G636])" office:value-type="string" office:string-value="10/13/2017 18:45:03" calcext:value-type="string">
            <text:p>10/13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5" calcext:value-type="float">
            <text:p>29.65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637];&quot;-&quot;;[.E637];&quot;-&quot;;[.D637])" office:value-type="string" office:string-value="2017-Oct-13" calcext:value-type="string">
            <text:p>2017-Oct-13</text:p>
          </table:table-cell>
          <table:table-cell table:formula="of:=MONTH([.Q637])" office:value-type="float" office:value="10" calcext:value-type="float">
            <text:p>10</text:p>
          </table:table-cell>
          <table:table-cell table:formula="of:=CONCATENATE([.R637];&quot;/&quot;;[.D637];&quot;/&quot;;[.F637];&quot; &quot;;[.G637])" office:value-type="string" office:string-value="10/13/2017 19:00:04" calcext:value-type="string">
            <text:p>10/13/2017 19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638];&quot;-&quot;;[.E638];&quot;-&quot;;[.D638])" office:value-type="string" office:string-value="2017-Oct-13" calcext:value-type="string">
            <text:p>2017-Oct-13</text:p>
          </table:table-cell>
          <table:table-cell table:formula="of:=MONTH([.Q638])" office:value-type="float" office:value="10" calcext:value-type="float">
            <text:p>10</text:p>
          </table:table-cell>
          <table:table-cell table:formula="of:=CONCATENATE([.R638];&quot;/&quot;;[.D638];&quot;/&quot;;[.F638];&quot; &quot;;[.G638])" office:value-type="string" office:string-value="10/13/2017 19:15:03" calcext:value-type="string">
            <text:p>10/13/2017 1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639];&quot;-&quot;;[.E639];&quot;-&quot;;[.D639])" office:value-type="string" office:string-value="2017-Oct-13" calcext:value-type="string">
            <text:p>2017-Oct-13</text:p>
          </table:table-cell>
          <table:table-cell table:formula="of:=MONTH([.Q639])" office:value-type="float" office:value="10" calcext:value-type="float">
            <text:p>10</text:p>
          </table:table-cell>
          <table:table-cell table:formula="of:=CONCATENATE([.R639];&quot;/&quot;;[.D639];&quot;/&quot;;[.F639];&quot; &quot;;[.G639])" office:value-type="string" office:string-value="10/13/2017 19:30:08" calcext:value-type="string">
            <text:p>10/13/2017 19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2.733" calcext:value-type="float">
            <text:p>32.733</text:p>
          </table:table-cell>
          <table:table-cell table:formula="of:=CONCATENATE([.F640];&quot;-&quot;;[.E640];&quot;-&quot;;[.D640])" office:value-type="string" office:string-value="2017-Oct-13" calcext:value-type="string">
            <text:p>2017-Oct-13</text:p>
          </table:table-cell>
          <table:table-cell table:formula="of:=MONTH([.Q640])" office:value-type="float" office:value="10" calcext:value-type="float">
            <text:p>10</text:p>
          </table:table-cell>
          <table:table-cell table:formula="of:=CONCATENATE([.R640];&quot;/&quot;;[.D640];&quot;/&quot;;[.F640];&quot; &quot;;[.G640])" office:value-type="string" office:string-value="10/13/2017 19:45:04" calcext:value-type="string">
            <text:p>10/13/2017 19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0.636" calcext:value-type="float">
            <text:p>30.636</text:p>
          </table:table-cell>
          <table:table-cell table:formula="of:=CONCATENATE([.F641];&quot;-&quot;;[.E641];&quot;-&quot;;[.D641])" office:value-type="string" office:string-value="2017-Oct-13" calcext:value-type="string">
            <text:p>2017-Oct-13</text:p>
          </table:table-cell>
          <table:table-cell table:formula="of:=MONTH([.Q641])" office:value-type="float" office:value="10" calcext:value-type="float">
            <text:p>10</text:p>
          </table:table-cell>
          <table:table-cell table:formula="of:=CONCATENATE([.R641];&quot;/&quot;;[.D641];&quot;/&quot;;[.F641];&quot; &quot;;[.G641])" office:value-type="string" office:string-value="10/13/2017 20:00:15" calcext:value-type="string">
            <text:p>10/13/2017 20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1.669" calcext:value-type="float">
            <text:p>31.669</text:p>
          </table:table-cell>
          <table:table-cell table:formula="of:=CONCATENATE([.F642];&quot;-&quot;;[.E642];&quot;-&quot;;[.D642])" office:value-type="string" office:string-value="2017-Oct-13" calcext:value-type="string">
            <text:p>2017-Oct-13</text:p>
          </table:table-cell>
          <table:table-cell table:formula="of:=MONTH([.Q642])" office:value-type="float" office:value="10" calcext:value-type="float">
            <text:p>10</text:p>
          </table:table-cell>
          <table:table-cell table:formula="of:=CONCATENATE([.R642];&quot;/&quot;;[.D642];&quot;/&quot;;[.F642];&quot; &quot;;[.G642])" office:value-type="string" office:string-value="10/13/2017 20:15:04" calcext:value-type="string">
            <text:p>10/13/2017 2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1.669" calcext:value-type="float">
            <text:p>31.669</text:p>
          </table:table-cell>
          <table:table-cell table:formula="of:=CONCATENATE([.F643];&quot;-&quot;;[.E643];&quot;-&quot;;[.D643])" office:value-type="string" office:string-value="2017-Oct-13" calcext:value-type="string">
            <text:p>2017-Oct-13</text:p>
          </table:table-cell>
          <table:table-cell table:formula="of:=MONTH([.Q643])" office:value-type="float" office:value="10" calcext:value-type="float">
            <text:p>10</text:p>
          </table:table-cell>
          <table:table-cell table:formula="of:=CONCATENATE([.R643];&quot;/&quot;;[.D643];&quot;/&quot;;[.F643];&quot; &quot;;[.G643])" office:value-type="string" office:string-value="10/13/2017 20:30:04" calcext:value-type="string">
            <text:p>10/13/2017 20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1.669" calcext:value-type="float">
            <text:p>31.669</text:p>
          </table:table-cell>
          <table:table-cell table:formula="of:=CONCATENATE([.F644];&quot;-&quot;;[.E644];&quot;-&quot;;[.D644])" office:value-type="string" office:string-value="2017-Oct-13" calcext:value-type="string">
            <text:p>2017-Oct-13</text:p>
          </table:table-cell>
          <table:table-cell table:formula="of:=MONTH([.Q644])" office:value-type="float" office:value="10" calcext:value-type="float">
            <text:p>10</text:p>
          </table:table-cell>
          <table:table-cell table:formula="of:=CONCATENATE([.R644];&quot;/&quot;;[.D644];&quot;/&quot;;[.F644];&quot; &quot;;[.G644])" office:value-type="string" office:string-value="10/13/2017 20:45:03" calcext:value-type="string">
            <text:p>10/13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10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645];&quot;-&quot;;[.E645];&quot;-&quot;;[.D645])" office:value-type="string" office:string-value="2017-Oct-13" calcext:value-type="string">
            <text:p>2017-Oct-13</text:p>
          </table:table-cell>
          <table:table-cell table:formula="of:=MONTH([.Q645])" office:value-type="float" office:value="10" calcext:value-type="float">
            <text:p>10</text:p>
          </table:table-cell>
          <table:table-cell table:formula="of:=CONCATENATE([.R645];&quot;/&quot;;[.D645];&quot;/&quot;;[.F645];&quot; &quot;;[.G645])" office:value-type="string" office:string-value="10/13/2017 21:00:10" calcext:value-type="string">
            <text:p>10/13/2017 21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2.733" calcext:value-type="float">
            <text:p>32.733</text:p>
          </table:table-cell>
          <table:table-cell table:formula="of:=CONCATENATE([.F646];&quot;-&quot;;[.E646];&quot;-&quot;;[.D646])" office:value-type="string" office:string-value="2017-Oct-13" calcext:value-type="string">
            <text:p>2017-Oct-13</text:p>
          </table:table-cell>
          <table:table-cell table:formula="of:=MONTH([.Q646])" office:value-type="float" office:value="10" calcext:value-type="float">
            <text:p>10</text:p>
          </table:table-cell>
          <table:table-cell table:formula="of:=CONCATENATE([.R646];&quot;/&quot;;[.D646];&quot;/&quot;;[.F646];&quot; &quot;;[.G646])" office:value-type="string" office:string-value="10/13/2017 21:15:03" calcext:value-type="string">
            <text:p>10/13/2017 2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47];&quot;-&quot;;[.E647];&quot;-&quot;;[.D647])" office:value-type="string" office:string-value="2017-Oct-13" calcext:value-type="string">
            <text:p>2017-Oct-13</text:p>
          </table:table-cell>
          <table:table-cell table:formula="of:=MONTH([.Q647])" office:value-type="float" office:value="10" calcext:value-type="float">
            <text:p>10</text:p>
          </table:table-cell>
          <table:table-cell table:formula="of:=CONCATENATE([.R647];&quot;/&quot;;[.D647];&quot;/&quot;;[.F647];&quot; &quot;;[.G647])" office:value-type="string" office:string-value="10/13/2017 21:30:07" calcext:value-type="string">
            <text:p>10/13/2017 21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648];&quot;-&quot;;[.E648];&quot;-&quot;;[.D648])" office:value-type="string" office:string-value="2017-Oct-13" calcext:value-type="string">
            <text:p>2017-Oct-13</text:p>
          </table:table-cell>
          <table:table-cell table:formula="of:=MONTH([.Q648])" office:value-type="float" office:value="10" calcext:value-type="float">
            <text:p>10</text:p>
          </table:table-cell>
          <table:table-cell table:formula="of:=CONCATENATE([.R648];&quot;/&quot;;[.D648];&quot;/&quot;;[.F648];&quot; &quot;;[.G648])" office:value-type="string" office:string-value="10/13/2017 21:45:03" calcext:value-type="string">
            <text:p>10/13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649];&quot;-&quot;;[.E649];&quot;-&quot;;[.D649])" office:value-type="string" office:string-value="2017-Oct-13" calcext:value-type="string">
            <text:p>2017-Oct-13</text:p>
          </table:table-cell>
          <table:table-cell table:formula="of:=MONTH([.Q649])" office:value-type="float" office:value="10" calcext:value-type="float">
            <text:p>10</text:p>
          </table:table-cell>
          <table:table-cell table:formula="of:=CONCATENATE([.R649];&quot;/&quot;;[.D649];&quot;/&quot;;[.F649];&quot; &quot;;[.G649])" office:value-type="string" office:string-value="10/13/2017 22:00:07" calcext:value-type="string">
            <text:p>10/13/2017 22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650];&quot;-&quot;;[.E650];&quot;-&quot;;[.D650])" office:value-type="string" office:string-value="2017-Oct-13" calcext:value-type="string">
            <text:p>2017-Oct-13</text:p>
          </table:table-cell>
          <table:table-cell table:formula="of:=MONTH([.Q650])" office:value-type="float" office:value="10" calcext:value-type="float">
            <text:p>10</text:p>
          </table:table-cell>
          <table:table-cell table:formula="of:=CONCATENATE([.R650];&quot;/&quot;;[.D650];&quot;/&quot;;[.F650];&quot; &quot;;[.G650])" office:value-type="string" office:string-value="10/13/2017 22:15:04" calcext:value-type="string">
            <text:p>10/13/2017 22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651];&quot;-&quot;;[.E651];&quot;-&quot;;[.D651])" office:value-type="string" office:string-value="2017-Oct-13" calcext:value-type="string">
            <text:p>2017-Oct-13</text:p>
          </table:table-cell>
          <table:table-cell table:formula="of:=MONTH([.Q651])" office:value-type="float" office:value="10" calcext:value-type="float">
            <text:p>10</text:p>
          </table:table-cell>
          <table:table-cell table:formula="of:=CONCATENATE([.R651];&quot;/&quot;;[.D651];&quot;/&quot;;[.F651];&quot; &quot;;[.G651])" office:value-type="string" office:string-value="10/13/2017 22:30:05" calcext:value-type="string">
            <text:p>10/13/2017 22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65" calcext:value-type="float">
            <text:p>29.65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2.733" calcext:value-type="float">
            <text:p>32.733</text:p>
          </table:table-cell>
          <table:table-cell table:formula="of:=CONCATENATE([.F652];&quot;-&quot;;[.E652];&quot;-&quot;;[.D652])" office:value-type="string" office:string-value="2017-Oct-13" calcext:value-type="string">
            <text:p>2017-Oct-13</text:p>
          </table:table-cell>
          <table:table-cell table:formula="of:=MONTH([.Q652])" office:value-type="float" office:value="10" calcext:value-type="float">
            <text:p>10</text:p>
          </table:table-cell>
          <table:table-cell table:formula="of:=CONCATENATE([.R652];&quot;/&quot;;[.D652];&quot;/&quot;;[.F652];&quot; &quot;;[.G652])" office:value-type="string" office:string-value="10/13/2017 22:45:03" calcext:value-type="string">
            <text:p>10/13/2017 2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5" calcext:value-type="float">
            <text:p>29.65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653];&quot;-&quot;;[.E653];&quot;-&quot;;[.D653])" office:value-type="string" office:string-value="2017-Oct-13" calcext:value-type="string">
            <text:p>2017-Oct-13</text:p>
          </table:table-cell>
          <table:table-cell table:formula="of:=MONTH([.Q653])" office:value-type="float" office:value="10" calcext:value-type="float">
            <text:p>10</text:p>
          </table:table-cell>
          <table:table-cell table:formula="of:=CONCATENATE([.R653];&quot;/&quot;;[.D653];&quot;/&quot;;[.F653];&quot; &quot;;[.G653])" office:value-type="string" office:string-value="10/13/2017 23:00:03" calcext:value-type="string">
            <text:p>10/13/2017 23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654];&quot;-&quot;;[.E654];&quot;-&quot;;[.D654])" office:value-type="string" office:string-value="2017-Oct-13" calcext:value-type="string">
            <text:p>2017-Oct-13</text:p>
          </table:table-cell>
          <table:table-cell table:formula="of:=MONTH([.Q654])" office:value-type="float" office:value="10" calcext:value-type="float">
            <text:p>10</text:p>
          </table:table-cell>
          <table:table-cell table:formula="of:=CONCATENATE([.R654];&quot;/&quot;;[.D654];&quot;/&quot;;[.F654];&quot; &quot;;[.G654])" office:value-type="string" office:string-value="10/13/2017 23:15:03" calcext:value-type="string">
            <text:p>10/13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55];&quot;-&quot;;[.E655];&quot;-&quot;;[.D655])" office:value-type="string" office:string-value="2017-Oct-13" calcext:value-type="string">
            <text:p>2017-Oct-13</text:p>
          </table:table-cell>
          <table:table-cell table:formula="of:=MONTH([.Q655])" office:value-type="float" office:value="10" calcext:value-type="float">
            <text:p>10</text:p>
          </table:table-cell>
          <table:table-cell table:formula="of:=CONCATENATE([.R655];&quot;/&quot;;[.D655];&quot;/&quot;;[.F655];&quot; &quot;;[.G655])" office:value-type="string" office:string-value="10/13/2017 23:30:06" calcext:value-type="string">
            <text:p>10/13/2017 2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Fri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1.669" calcext:value-type="float">
            <text:p>31.669</text:p>
          </table:table-cell>
          <table:table-cell table:formula="of:=CONCATENATE([.F656];&quot;-&quot;;[.E656];&quot;-&quot;;[.D656])" office:value-type="string" office:string-value="2017-Oct-13" calcext:value-type="string">
            <text:p>2017-Oct-13</text:p>
          </table:table-cell>
          <table:table-cell table:formula="of:=MONTH([.Q656])" office:value-type="float" office:value="10" calcext:value-type="float">
            <text:p>10</text:p>
          </table:table-cell>
          <table:table-cell table:formula="of:=CONCATENATE([.R656];&quot;/&quot;;[.D656];&quot;/&quot;;[.F656];&quot; &quot;;[.G656])" office:value-type="string" office:string-value="10/13/2017 23:45:03" calcext:value-type="string">
            <text:p>10/13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1.669" calcext:value-type="float">
            <text:p>31.669</text:p>
          </table:table-cell>
          <table:table-cell table:formula="of:=CONCATENATE([.F657];&quot;-&quot;;[.E657];&quot;-&quot;;[.D657])" office:value-type="string" office:string-value="2017-Oct-14" calcext:value-type="string">
            <text:p>2017-Oct-14</text:p>
          </table:table-cell>
          <table:table-cell table:formula="of:=MONTH([.Q657])" office:value-type="float" office:value="10" calcext:value-type="float">
            <text:p>10</text:p>
          </table:table-cell>
          <table:table-cell table:formula="of:=CONCATENATE([.R657];&quot;/&quot;;[.D657];&quot;/&quot;;[.F657];&quot; &quot;;[.G657])" office:value-type="string" office:string-value="10/14/2017 00:00:03" calcext:value-type="string">
            <text:p>10/14/2017 00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58];&quot;-&quot;;[.E658];&quot;-&quot;;[.D658])" office:value-type="string" office:string-value="2017-Oct-14" calcext:value-type="string">
            <text:p>2017-Oct-14</text:p>
          </table:table-cell>
          <table:table-cell table:formula="of:=MONTH([.Q658])" office:value-type="float" office:value="10" calcext:value-type="float">
            <text:p>10</text:p>
          </table:table-cell>
          <table:table-cell table:formula="of:=CONCATENATE([.R658];&quot;/&quot;;[.D658];&quot;/&quot;;[.F658];&quot; &quot;;[.G658])" office:value-type="string" office:string-value="10/14/2017 00:15:03" calcext:value-type="string">
            <text:p>10/14/2017 0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1.669" calcext:value-type="float">
            <text:p>31.669</text:p>
          </table:table-cell>
          <table:table-cell table:formula="of:=CONCATENATE([.F659];&quot;-&quot;;[.E659];&quot;-&quot;;[.D659])" office:value-type="string" office:string-value="2017-Oct-14" calcext:value-type="string">
            <text:p>2017-Oct-14</text:p>
          </table:table-cell>
          <table:table-cell table:formula="of:=MONTH([.Q659])" office:value-type="float" office:value="10" calcext:value-type="float">
            <text:p>10</text:p>
          </table:table-cell>
          <table:table-cell table:formula="of:=CONCATENATE([.R659];&quot;/&quot;;[.D659];&quot;/&quot;;[.F659];&quot; &quot;;[.G659])" office:value-type="string" office:string-value="10/14/2017 00:30:07" calcext:value-type="string">
            <text:p>10/14/2017 00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660];&quot;-&quot;;[.E660];&quot;-&quot;;[.D660])" office:value-type="string" office:string-value="2017-Oct-14" calcext:value-type="string">
            <text:p>2017-Oct-14</text:p>
          </table:table-cell>
          <table:table-cell table:formula="of:=MONTH([.Q660])" office:value-type="float" office:value="10" calcext:value-type="float">
            <text:p>10</text:p>
          </table:table-cell>
          <table:table-cell table:formula="of:=CONCATENATE([.R660];&quot;/&quot;;[.D660];&quot;/&quot;;[.F660];&quot; &quot;;[.G660])" office:value-type="string" office:string-value="10/14/2017 00:45:02" calcext:value-type="string">
            <text:p>10/14/2017 0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61];&quot;-&quot;;[.E661];&quot;-&quot;;[.D661])" office:value-type="string" office:string-value="2017-Oct-14" calcext:value-type="string">
            <text:p>2017-Oct-14</text:p>
          </table:table-cell>
          <table:table-cell table:formula="of:=MONTH([.Q661])" office:value-type="float" office:value="10" calcext:value-type="float">
            <text:p>10</text:p>
          </table:table-cell>
          <table:table-cell table:formula="of:=CONCATENATE([.R661];&quot;/&quot;;[.D661];&quot;/&quot;;[.F661];&quot; &quot;;[.G661])" office:value-type="string" office:string-value="10/14/2017 01:00:06" calcext:value-type="string">
            <text:p>10/14/2017 01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9" calcext:value-type="float">
            <text:p>29.79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2.733" calcext:value-type="float">
            <text:p>32.733</text:p>
          </table:table-cell>
          <table:table-cell table:formula="of:=CONCATENATE([.F662];&quot;-&quot;;[.E662];&quot;-&quot;;[.D662])" office:value-type="string" office:string-value="2017-Oct-14" calcext:value-type="string">
            <text:p>2017-Oct-14</text:p>
          </table:table-cell>
          <table:table-cell table:formula="of:=MONTH([.Q662])" office:value-type="float" office:value="10" calcext:value-type="float">
            <text:p>10</text:p>
          </table:table-cell>
          <table:table-cell table:formula="of:=CONCATENATE([.R662];&quot;/&quot;;[.D662];&quot;/&quot;;[.F662];&quot; &quot;;[.G662])" office:value-type="string" office:string-value="10/14/2017 01:15:03" calcext:value-type="string">
            <text:p>10/14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9" calcext:value-type="float">
            <text:p>29.79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663];&quot;-&quot;;[.E663];&quot;-&quot;;[.D663])" office:value-type="string" office:string-value="2017-Oct-14" calcext:value-type="string">
            <text:p>2017-Oct-14</text:p>
          </table:table-cell>
          <table:table-cell table:formula="of:=MONTH([.Q663])" office:value-type="float" office:value="10" calcext:value-type="float">
            <text:p>10</text:p>
          </table:table-cell>
          <table:table-cell table:formula="of:=CONCATENATE([.R663];&quot;/&quot;;[.D663];&quot;/&quot;;[.F663];&quot; &quot;;[.G663])" office:value-type="string" office:string-value="10/14/2017 01:30:05" calcext:value-type="string">
            <text:p>10/14/2017 01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664];&quot;-&quot;;[.E664];&quot;-&quot;;[.D664])" office:value-type="string" office:string-value="2017-Oct-14" calcext:value-type="string">
            <text:p>2017-Oct-14</text:p>
          </table:table-cell>
          <table:table-cell table:formula="of:=MONTH([.Q664])" office:value-type="float" office:value="10" calcext:value-type="float">
            <text:p>10</text:p>
          </table:table-cell>
          <table:table-cell table:formula="of:=CONCATENATE([.R664];&quot;/&quot;;[.D664];&quot;/&quot;;[.F664];&quot; &quot;;[.G664])" office:value-type="string" office:string-value="10/14/2017 01:45:04" calcext:value-type="string">
            <text:p>10/14/2017 01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665];&quot;-&quot;;[.E665];&quot;-&quot;;[.D665])" office:value-type="string" office:string-value="2017-Oct-14" calcext:value-type="string">
            <text:p>2017-Oct-14</text:p>
          </table:table-cell>
          <table:table-cell table:formula="of:=MONTH([.Q665])" office:value-type="float" office:value="10" calcext:value-type="float">
            <text:p>10</text:p>
          </table:table-cell>
          <table:table-cell table:formula="of:=CONCATENATE([.R665];&quot;/&quot;;[.D665];&quot;/&quot;;[.F665];&quot; &quot;;[.G665])" office:value-type="string" office:string-value="10/14/2017 02:00:07" calcext:value-type="string">
            <text:p>10/14/2017 02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1.669" calcext:value-type="float">
            <text:p>31.669</text:p>
          </table:table-cell>
          <table:table-cell table:formula="of:=CONCATENATE([.F666];&quot;-&quot;;[.E666];&quot;-&quot;;[.D666])" office:value-type="string" office:string-value="2017-Oct-14" calcext:value-type="string">
            <text:p>2017-Oct-14</text:p>
          </table:table-cell>
          <table:table-cell table:formula="of:=MONTH([.Q666])" office:value-type="float" office:value="10" calcext:value-type="float">
            <text:p>10</text:p>
          </table:table-cell>
          <table:table-cell table:formula="of:=CONCATENATE([.R666];&quot;/&quot;;[.D666];&quot;/&quot;;[.F666];&quot; &quot;;[.G666])" office:value-type="string" office:string-value="10/14/2017 02:15:03" calcext:value-type="string">
            <text:p>10/14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667];&quot;-&quot;;[.E667];&quot;-&quot;;[.D667])" office:value-type="string" office:string-value="2017-Oct-14" calcext:value-type="string">
            <text:p>2017-Oct-14</text:p>
          </table:table-cell>
          <table:table-cell table:formula="of:=MONTH([.Q667])" office:value-type="float" office:value="10" calcext:value-type="float">
            <text:p>10</text:p>
          </table:table-cell>
          <table:table-cell table:formula="of:=CONCATENATE([.R667];&quot;/&quot;;[.D667];&quot;/&quot;;[.F667];&quot; &quot;;[.G667])" office:value-type="string" office:string-value="10/14/2017 02:30:02" calcext:value-type="string">
            <text:p>10/14/2017 02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668];&quot;-&quot;;[.E668];&quot;-&quot;;[.D668])" office:value-type="string" office:string-value="2017-Oct-14" calcext:value-type="string">
            <text:p>2017-Oct-14</text:p>
          </table:table-cell>
          <table:table-cell table:formula="of:=MONTH([.Q668])" office:value-type="float" office:value="10" calcext:value-type="float">
            <text:p>10</text:p>
          </table:table-cell>
          <table:table-cell table:formula="of:=CONCATENATE([.R668];&quot;/&quot;;[.D668];&quot;/&quot;;[.F668];&quot; &quot;;[.G668])" office:value-type="string" office:string-value="10/14/2017 02:45:04" calcext:value-type="string">
            <text:p>10/14/2017 0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69];&quot;-&quot;;[.E669];&quot;-&quot;;[.D669])" office:value-type="string" office:string-value="2017-Oct-14" calcext:value-type="string">
            <text:p>2017-Oct-14</text:p>
          </table:table-cell>
          <table:table-cell table:formula="of:=MONTH([.Q669])" office:value-type="float" office:value="10" calcext:value-type="float">
            <text:p>10</text:p>
          </table:table-cell>
          <table:table-cell table:formula="of:=CONCATENATE([.R669];&quot;/&quot;;[.D669];&quot;/&quot;;[.F669];&quot; &quot;;[.G669])" office:value-type="string" office:string-value="10/14/2017 03:00:04" calcext:value-type="string">
            <text:p>10/14/2017 03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670];&quot;-&quot;;[.E670];&quot;-&quot;;[.D670])" office:value-type="string" office:string-value="2017-Oct-14" calcext:value-type="string">
            <text:p>2017-Oct-14</text:p>
          </table:table-cell>
          <table:table-cell table:formula="of:=MONTH([.Q670])" office:value-type="float" office:value="10" calcext:value-type="float">
            <text:p>10</text:p>
          </table:table-cell>
          <table:table-cell table:formula="of:=CONCATENATE([.R670];&quot;/&quot;;[.D670];&quot;/&quot;;[.F670];&quot; &quot;;[.G670])" office:value-type="string" office:string-value="10/14/2017 03:15:03" calcext:value-type="string">
            <text:p>10/14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671];&quot;-&quot;;[.E671];&quot;-&quot;;[.D671])" office:value-type="string" office:string-value="2017-Oct-14" calcext:value-type="string">
            <text:p>2017-Oct-14</text:p>
          </table:table-cell>
          <table:table-cell table:formula="of:=MONTH([.Q671])" office:value-type="float" office:value="10" calcext:value-type="float">
            <text:p>10</text:p>
          </table:table-cell>
          <table:table-cell table:formula="of:=CONCATENATE([.R671];&quot;/&quot;;[.D671];&quot;/&quot;;[.F671];&quot; &quot;;[.G671])" office:value-type="string" office:string-value="10/14/2017 03:30:07" calcext:value-type="string">
            <text:p>10/14/2017 0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672];&quot;-&quot;;[.E672];&quot;-&quot;;[.D672])" office:value-type="string" office:string-value="2017-Oct-14" calcext:value-type="string">
            <text:p>2017-Oct-14</text:p>
          </table:table-cell>
          <table:table-cell table:formula="of:=MONTH([.Q672])" office:value-type="float" office:value="10" calcext:value-type="float">
            <text:p>10</text:p>
          </table:table-cell>
          <table:table-cell table:formula="of:=CONCATENATE([.R672];&quot;/&quot;;[.D672];&quot;/&quot;;[.F672];&quot; &quot;;[.G672])" office:value-type="string" office:string-value="10/14/2017 03:45:03" calcext:value-type="string">
            <text:p>10/14/2017 0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673];&quot;-&quot;;[.E673];&quot;-&quot;;[.D673])" office:value-type="string" office:string-value="2017-Oct-14" calcext:value-type="string">
            <text:p>2017-Oct-14</text:p>
          </table:table-cell>
          <table:table-cell table:formula="of:=MONTH([.Q673])" office:value-type="float" office:value="10" calcext:value-type="float">
            <text:p>10</text:p>
          </table:table-cell>
          <table:table-cell table:formula="of:=CONCATENATE([.R673];&quot;/&quot;;[.D673];&quot;/&quot;;[.F673];&quot; &quot;;[.G673])" office:value-type="string" office:string-value="10/14/2017 04:00:05" calcext:value-type="string">
            <text:p>10/14/2017 04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74];&quot;-&quot;;[.E674];&quot;-&quot;;[.D674])" office:value-type="string" office:string-value="2017-Oct-14" calcext:value-type="string">
            <text:p>2017-Oct-14</text:p>
          </table:table-cell>
          <table:table-cell table:formula="of:=MONTH([.Q674])" office:value-type="float" office:value="10" calcext:value-type="float">
            <text:p>10</text:p>
          </table:table-cell>
          <table:table-cell table:formula="of:=CONCATENATE([.R674];&quot;/&quot;;[.D674];&quot;/&quot;;[.F674];&quot; &quot;;[.G674])" office:value-type="string" office:string-value="10/14/2017 04:15:03" calcext:value-type="string">
            <text:p>10/14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675];&quot;-&quot;;[.E675];&quot;-&quot;;[.D675])" office:value-type="string" office:string-value="2017-Oct-14" calcext:value-type="string">
            <text:p>2017-Oct-14</text:p>
          </table:table-cell>
          <table:table-cell table:formula="of:=MONTH([.Q675])" office:value-type="float" office:value="10" calcext:value-type="float">
            <text:p>10</text:p>
          </table:table-cell>
          <table:table-cell table:formula="of:=CONCATENATE([.R675];&quot;/&quot;;[.D675];&quot;/&quot;;[.F675];&quot; &quot;;[.G675])" office:value-type="string" office:string-value="10/14/2017 04:30:05" calcext:value-type="string">
            <text:p>10/14/2017 04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2.733" calcext:value-type="float">
            <text:p>32.733</text:p>
          </table:table-cell>
          <table:table-cell table:formula="of:=CONCATENATE([.F676];&quot;-&quot;;[.E676];&quot;-&quot;;[.D676])" office:value-type="string" office:string-value="2017-Oct-14" calcext:value-type="string">
            <text:p>2017-Oct-14</text:p>
          </table:table-cell>
          <table:table-cell table:formula="of:=MONTH([.Q676])" office:value-type="float" office:value="10" calcext:value-type="float">
            <text:p>10</text:p>
          </table:table-cell>
          <table:table-cell table:formula="of:=CONCATENATE([.R676];&quot;/&quot;;[.D676];&quot;/&quot;;[.F676];&quot; &quot;;[.G676])" office:value-type="string" office:string-value="10/14/2017 04:45:03" calcext:value-type="string">
            <text:p>10/14/2017 0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2.733" calcext:value-type="float">
            <text:p>32.733</text:p>
          </table:table-cell>
          <table:table-cell table:formula="of:=CONCATENATE([.F677];&quot;-&quot;;[.E677];&quot;-&quot;;[.D677])" office:value-type="string" office:string-value="2017-Oct-14" calcext:value-type="string">
            <text:p>2017-Oct-14</text:p>
          </table:table-cell>
          <table:table-cell table:formula="of:=MONTH([.Q677])" office:value-type="float" office:value="10" calcext:value-type="float">
            <text:p>10</text:p>
          </table:table-cell>
          <table:table-cell table:formula="of:=CONCATENATE([.R677];&quot;/&quot;;[.D677];&quot;/&quot;;[.F677];&quot; &quot;;[.G677])" office:value-type="string" office:string-value="10/14/2017 05:00:16" calcext:value-type="string">
            <text:p>10/14/2017 05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678];&quot;-&quot;;[.E678];&quot;-&quot;;[.D678])" office:value-type="string" office:string-value="2017-Oct-14" calcext:value-type="string">
            <text:p>2017-Oct-14</text:p>
          </table:table-cell>
          <table:table-cell table:formula="of:=MONTH([.Q678])" office:value-type="float" office:value="10" calcext:value-type="float">
            <text:p>10</text:p>
          </table:table-cell>
          <table:table-cell table:formula="of:=CONCATENATE([.R678];&quot;/&quot;;[.D678];&quot;/&quot;;[.F678];&quot; &quot;;[.G678])" office:value-type="string" office:string-value="10/14/2017 05:15:02" calcext:value-type="string">
            <text:p>10/14/2017 05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9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679];&quot;-&quot;;[.E679];&quot;-&quot;;[.D679])" office:value-type="string" office:string-value="2017-Oct-14" calcext:value-type="string">
            <text:p>2017-Oct-14</text:p>
          </table:table-cell>
          <table:table-cell table:formula="of:=MONTH([.Q679])" office:value-type="float" office:value="10" calcext:value-type="float">
            <text:p>10</text:p>
          </table:table-cell>
          <table:table-cell table:formula="of:=CONCATENATE([.R679];&quot;/&quot;;[.D679];&quot;/&quot;;[.F679];&quot; &quot;;[.G679])" office:value-type="string" office:string-value="10/14/2017 05:30:09" calcext:value-type="string">
            <text:p>10/14/2017 05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7" calcext:value-type="float">
            <text:p>29.77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680];&quot;-&quot;;[.E680];&quot;-&quot;;[.D680])" office:value-type="string" office:string-value="2017-Oct-14" calcext:value-type="string">
            <text:p>2017-Oct-14</text:p>
          </table:table-cell>
          <table:table-cell table:formula="of:=MONTH([.Q680])" office:value-type="float" office:value="10" calcext:value-type="float">
            <text:p>10</text:p>
          </table:table-cell>
          <table:table-cell table:formula="of:=CONCATENATE([.R680];&quot;/&quot;;[.D680];&quot;/&quot;;[.F680];&quot; &quot;;[.G680])" office:value-type="string" office:string-value="10/14/2017 05:45:04" calcext:value-type="string">
            <text:p>10/14/2017 05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681];&quot;-&quot;;[.E681];&quot;-&quot;;[.D681])" office:value-type="string" office:string-value="2017-Oct-14" calcext:value-type="string">
            <text:p>2017-Oct-14</text:p>
          </table:table-cell>
          <table:table-cell table:formula="of:=MONTH([.Q681])" office:value-type="float" office:value="10" calcext:value-type="float">
            <text:p>10</text:p>
          </table:table-cell>
          <table:table-cell table:formula="of:=CONCATENATE([.R681];&quot;/&quot;;[.D681];&quot;/&quot;;[.F681];&quot; &quot;;[.G681])" office:value-type="string" office:string-value="10/14/2017 06:00:05" calcext:value-type="string">
            <text:p>10/14/2017 06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682];&quot;-&quot;;[.E682];&quot;-&quot;;[.D682])" office:value-type="string" office:string-value="2017-Oct-14" calcext:value-type="string">
            <text:p>2017-Oct-14</text:p>
          </table:table-cell>
          <table:table-cell table:formula="of:=MONTH([.Q682])" office:value-type="float" office:value="10" calcext:value-type="float">
            <text:p>10</text:p>
          </table:table-cell>
          <table:table-cell table:formula="of:=CONCATENATE([.R682];&quot;/&quot;;[.D682];&quot;/&quot;;[.F682];&quot; &quot;;[.G682])" office:value-type="string" office:string-value="10/14/2017 06:15:02" calcext:value-type="string">
            <text:p>10/14/2017 06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1.669" calcext:value-type="float">
            <text:p>31.669</text:p>
          </table:table-cell>
          <table:table-cell table:formula="of:=CONCATENATE([.F683];&quot;-&quot;;[.E683];&quot;-&quot;;[.D683])" office:value-type="string" office:string-value="2017-Oct-14" calcext:value-type="string">
            <text:p>2017-Oct-14</text:p>
          </table:table-cell>
          <table:table-cell table:formula="of:=MONTH([.Q683])" office:value-type="float" office:value="10" calcext:value-type="float">
            <text:p>10</text:p>
          </table:table-cell>
          <table:table-cell table:formula="of:=CONCATENATE([.R683];&quot;/&quot;;[.D683];&quot;/&quot;;[.F683];&quot; &quot;;[.G683])" office:value-type="string" office:string-value="10/14/2017 06:30:02" calcext:value-type="string">
            <text:p>10/14/2017 06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684];&quot;-&quot;;[.E684];&quot;-&quot;;[.D684])" office:value-type="string" office:string-value="2017-Oct-14" calcext:value-type="string">
            <text:p>2017-Oct-14</text:p>
          </table:table-cell>
          <table:table-cell table:formula="of:=MONTH([.Q684])" office:value-type="float" office:value="10" calcext:value-type="float">
            <text:p>10</text:p>
          </table:table-cell>
          <table:table-cell table:formula="of:=CONCATENATE([.R684];&quot;/&quot;;[.D684];&quot;/&quot;;[.F684];&quot; &quot;;[.G684])" office:value-type="string" office:string-value="10/14/2017 06:45:03" calcext:value-type="string">
            <text:p>10/14/2017 0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2.733" calcext:value-type="float">
            <text:p>32.733</text:p>
          </table:table-cell>
          <table:table-cell table:formula="of:=CONCATENATE([.F685];&quot;-&quot;;[.E685];&quot;-&quot;;[.D685])" office:value-type="string" office:string-value="2017-Oct-14" calcext:value-type="string">
            <text:p>2017-Oct-14</text:p>
          </table:table-cell>
          <table:table-cell table:formula="of:=MONTH([.Q685])" office:value-type="float" office:value="10" calcext:value-type="float">
            <text:p>10</text:p>
          </table:table-cell>
          <table:table-cell table:formula="of:=CONCATENATE([.R685];&quot;/&quot;;[.D685];&quot;/&quot;;[.F685];&quot; &quot;;[.G685])" office:value-type="string" office:string-value="10/14/2017 07:00:08" calcext:value-type="string">
            <text:p>10/14/2017 07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686];&quot;-&quot;;[.E686];&quot;-&quot;;[.D686])" office:value-type="string" office:string-value="2017-Oct-14" calcext:value-type="string">
            <text:p>2017-Oct-14</text:p>
          </table:table-cell>
          <table:table-cell table:formula="of:=MONTH([.Q686])" office:value-type="float" office:value="10" calcext:value-type="float">
            <text:p>10</text:p>
          </table:table-cell>
          <table:table-cell table:formula="of:=CONCATENATE([.R686];&quot;/&quot;;[.D686];&quot;/&quot;;[.F686];&quot; &quot;;[.G686])" office:value-type="string" office:string-value="10/14/2017 07:15:03" calcext:value-type="string">
            <text:p>10/14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5" calcext:value-type="float">
            <text:p>80.5</text:p>
          </table:table-cell>
          <table:table-cell office:value-type="float" office:value="26.9" calcext:value-type="float">
            <text:p>26.9</text:p>
          </table:table-cell>
          <table:table-cell office:value-type="float" office:value="35.531" calcext:value-type="float">
            <text:p>35.531</text:p>
          </table:table-cell>
          <table:table-cell office:value-type="float" office:value="32.733" calcext:value-type="float">
            <text:p>32.733</text:p>
          </table:table-cell>
          <table:table-cell table:formula="of:=CONCATENATE([.F687];&quot;-&quot;;[.E687];&quot;-&quot;;[.D687])" office:value-type="string" office:string-value="2017-Oct-14" calcext:value-type="string">
            <text:p>2017-Oct-14</text:p>
          </table:table-cell>
          <table:table-cell table:formula="of:=MONTH([.Q687])" office:value-type="float" office:value="10" calcext:value-type="float">
            <text:p>10</text:p>
          </table:table-cell>
          <table:table-cell table:formula="of:=CONCATENATE([.R687];&quot;/&quot;;[.D687];&quot;/&quot;;[.F687];&quot; &quot;;[.G687])" office:value-type="string" office:string-value="10/14/2017 07:30:04" calcext:value-type="string">
            <text:p>10/14/2017 07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7" calcext:value-type="float">
            <text:p>29.77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2.733" calcext:value-type="float">
            <text:p>32.733</text:p>
          </table:table-cell>
          <table:table-cell table:formula="of:=CONCATENATE([.F688];&quot;-&quot;;[.E688];&quot;-&quot;;[.D688])" office:value-type="string" office:string-value="2017-Oct-14" calcext:value-type="string">
            <text:p>2017-Oct-14</text:p>
          </table:table-cell>
          <table:table-cell table:formula="of:=MONTH([.Q688])" office:value-type="float" office:value="10" calcext:value-type="float">
            <text:p>10</text:p>
          </table:table-cell>
          <table:table-cell table:formula="of:=CONCATENATE([.R688];&quot;/&quot;;[.D688];&quot;/&quot;;[.F688];&quot; &quot;;[.G688])" office:value-type="string" office:string-value="10/14/2017 07:45:02" calcext:value-type="string">
            <text:p>10/14/2017 07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9" calcext:value-type="float">
            <text:p>29.79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4.956" calcext:value-type="float">
            <text:p>34.956</text:p>
          </table:table-cell>
          <table:table-cell table:formula="of:=CONCATENATE([.F689];&quot;-&quot;;[.E689];&quot;-&quot;;[.D689])" office:value-type="string" office:string-value="2017-Oct-14" calcext:value-type="string">
            <text:p>2017-Oct-14</text:p>
          </table:table-cell>
          <table:table-cell table:formula="of:=MONTH([.Q689])" office:value-type="float" office:value="10" calcext:value-type="float">
            <text:p>10</text:p>
          </table:table-cell>
          <table:table-cell table:formula="of:=CONCATENATE([.R689];&quot;/&quot;;[.D689];&quot;/&quot;;[.F689];&quot; &quot;;[.G689])" office:value-type="string" office:string-value="10/14/2017 08:00:07" calcext:value-type="string">
            <text:p>10/14/2017 08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9" calcext:value-type="float">
            <text:p>29.79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2.733" calcext:value-type="float">
            <text:p>32.733</text:p>
          </table:table-cell>
          <table:table-cell table:formula="of:=CONCATENATE([.F690];&quot;-&quot;;[.E690];&quot;-&quot;;[.D690])" office:value-type="string" office:string-value="2017-Oct-14" calcext:value-type="string">
            <text:p>2017-Oct-14</text:p>
          </table:table-cell>
          <table:table-cell table:formula="of:=MONTH([.Q690])" office:value-type="float" office:value="10" calcext:value-type="float">
            <text:p>10</text:p>
          </table:table-cell>
          <table:table-cell table:formula="of:=CONCATENATE([.R690];&quot;/&quot;;[.D690];&quot;/&quot;;[.F690];&quot; &quot;;[.G690])" office:value-type="string" office:string-value="10/14/2017 08:15:03" calcext:value-type="string">
            <text:p>10/14/2017 0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9" calcext:value-type="float">
            <text:p>29.79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2.733" calcext:value-type="float">
            <text:p>32.733</text:p>
          </table:table-cell>
          <table:table-cell table:formula="of:=CONCATENATE([.F691];&quot;-&quot;;[.E691];&quot;-&quot;;[.D691])" office:value-type="string" office:string-value="2017-Oct-14" calcext:value-type="string">
            <text:p>2017-Oct-14</text:p>
          </table:table-cell>
          <table:table-cell table:formula="of:=MONTH([.Q691])" office:value-type="float" office:value="10" calcext:value-type="float">
            <text:p>10</text:p>
          </table:table-cell>
          <table:table-cell table:formula="of:=CONCATENATE([.R691];&quot;/&quot;;[.D691];&quot;/&quot;;[.F691];&quot; &quot;;[.G691])" office:value-type="string" office:string-value="10/14/2017 08:30:06" calcext:value-type="string">
            <text:p>10/14/2017 08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9" calcext:value-type="float">
            <text:p>29.79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692];&quot;-&quot;;[.E692];&quot;-&quot;;[.D692])" office:value-type="string" office:string-value="2017-Oct-14" calcext:value-type="string">
            <text:p>2017-Oct-14</text:p>
          </table:table-cell>
          <table:table-cell table:formula="of:=MONTH([.Q692])" office:value-type="float" office:value="10" calcext:value-type="float">
            <text:p>10</text:p>
          </table:table-cell>
          <table:table-cell table:formula="of:=CONCATENATE([.R692];&quot;/&quot;;[.D692];&quot;/&quot;;[.F692];&quot; &quot;;[.G692])" office:value-type="string" office:string-value="10/14/2017 08:45:02" calcext:value-type="string">
            <text:p>10/14/2017 08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9" calcext:value-type="float">
            <text:p>29.79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2.733" calcext:value-type="float">
            <text:p>32.733</text:p>
          </table:table-cell>
          <table:table-cell table:formula="of:=CONCATENATE([.F693];&quot;-&quot;;[.E693];&quot;-&quot;;[.D693])" office:value-type="string" office:string-value="2017-Oct-14" calcext:value-type="string">
            <text:p>2017-Oct-14</text:p>
          </table:table-cell>
          <table:table-cell table:formula="of:=MONTH([.Q693])" office:value-type="float" office:value="10" calcext:value-type="float">
            <text:p>10</text:p>
          </table:table-cell>
          <table:table-cell table:formula="of:=CONCATENATE([.R693];&quot;/&quot;;[.D693];&quot;/&quot;;[.F693];&quot; &quot;;[.G693])" office:value-type="string" office:string-value="10/14/2017 09:00:09" calcext:value-type="string">
            <text:p>10/14/2017 09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5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3" calcext:value-type="float">
            <text:p>85.3</text:p>
          </table:table-cell>
          <table:table-cell office:value-type="float" office:value="29.6" calcext:value-type="float">
            <text:p>29.6</text:p>
          </table:table-cell>
          <table:table-cell office:value-type="float" office:value="41.491" calcext:value-type="float">
            <text:p>41.491</text:p>
          </table:table-cell>
          <table:table-cell office:value-type="float" office:value="34.956" calcext:value-type="float">
            <text:p>34.956</text:p>
          </table:table-cell>
          <table:table-cell table:formula="of:=CONCATENATE([.F694];&quot;-&quot;;[.E694];&quot;-&quot;;[.D694])" office:value-type="string" office:string-value="2017-Oct-14" calcext:value-type="string">
            <text:p>2017-Oct-14</text:p>
          </table:table-cell>
          <table:table-cell table:formula="of:=MONTH([.Q694])" office:value-type="float" office:value="10" calcext:value-type="float">
            <text:p>10</text:p>
          </table:table-cell>
          <table:table-cell table:formula="of:=CONCATENATE([.R694];&quot;/&quot;;[.D694];&quot;/&quot;;[.F694];&quot; &quot;;[.G694])" office:value-type="string" office:string-value="10/14/2017 09:15:05" calcext:value-type="string">
            <text:p>10/14/2017 09:1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8" calcext:value-type="float">
            <text:p>85.8</text:p>
          </table:table-cell>
          <table:table-cell office:value-type="float" office:value="29.9" calcext:value-type="float">
            <text:p>29.9</text:p>
          </table:table-cell>
          <table:table-cell office:value-type="float" office:value="42.159" calcext:value-type="float">
            <text:p>42.159</text:p>
          </table:table-cell>
          <table:table-cell office:value-type="float" office:value="32.733" calcext:value-type="float">
            <text:p>32.733</text:p>
          </table:table-cell>
          <table:table-cell table:formula="of:=CONCATENATE([.F695];&quot;-&quot;;[.E695];&quot;-&quot;;[.D695])" office:value-type="string" office:string-value="2017-Oct-14" calcext:value-type="string">
            <text:p>2017-Oct-14</text:p>
          </table:table-cell>
          <table:table-cell table:formula="of:=MONTH([.Q695])" office:value-type="float" office:value="10" calcext:value-type="float">
            <text:p>10</text:p>
          </table:table-cell>
          <table:table-cell table:formula="of:=CONCATENATE([.R695];&quot;/&quot;;[.D695];&quot;/&quot;;[.F695];&quot; &quot;;[.G695])" office:value-type="string" office:string-value="10/14/2017 09:30:06" calcext:value-type="string">
            <text:p>10/14/2017 09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6" calcext:value-type="float">
            <text:p>85.6</text:p>
          </table:table-cell>
          <table:table-cell office:value-type="float" office:value="29.8" calcext:value-type="float">
            <text:p>29.8</text:p>
          </table:table-cell>
          <table:table-cell office:value-type="float" office:value="41.891" calcext:value-type="float">
            <text:p>41.891</text:p>
          </table:table-cell>
          <table:table-cell office:value-type="float" office:value="32.733" calcext:value-type="float">
            <text:p>32.733</text:p>
          </table:table-cell>
          <table:table-cell table:formula="of:=CONCATENATE([.F696];&quot;-&quot;;[.E696];&quot;-&quot;;[.D696])" office:value-type="string" office:string-value="2017-Oct-14" calcext:value-type="string">
            <text:p>2017-Oct-14</text:p>
          </table:table-cell>
          <table:table-cell table:formula="of:=MONTH([.Q696])" office:value-type="float" office:value="10" calcext:value-type="float">
            <text:p>10</text:p>
          </table:table-cell>
          <table:table-cell table:formula="of:=CONCATENATE([.R696];&quot;/&quot;;[.D696];&quot;/&quot;;[.F696];&quot; &quot;;[.G696])" office:value-type="string" office:string-value="10/14/2017 09:45:03" calcext:value-type="string">
            <text:p>10/14/2017 0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9" calcext:value-type="float">
            <text:p>29.79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2.733" calcext:value-type="float">
            <text:p>32.733</text:p>
          </table:table-cell>
          <table:table-cell table:formula="of:=CONCATENATE([.F697];&quot;-&quot;;[.E697];&quot;-&quot;;[.D697])" office:value-type="string" office:string-value="2017-Oct-14" calcext:value-type="string">
            <text:p>2017-Oct-14</text:p>
          </table:table-cell>
          <table:table-cell table:formula="of:=MONTH([.Q697])" office:value-type="float" office:value="10" calcext:value-type="float">
            <text:p>10</text:p>
          </table:table-cell>
          <table:table-cell table:formula="of:=CONCATENATE([.R697];&quot;/&quot;;[.D697];&quot;/&quot;;[.F697];&quot; &quot;;[.G697])" office:value-type="string" office:string-value="10/14/2017 10:00:11" calcext:value-type="string">
            <text:p>10/14/2017 10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9" calcext:value-type="float">
            <text:p>29.79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.733" calcext:value-type="float">
            <text:p>32.733</text:p>
          </table:table-cell>
          <table:table-cell table:formula="of:=CONCATENATE([.F698];&quot;-&quot;;[.E698];&quot;-&quot;;[.D698])" office:value-type="string" office:string-value="2017-Oct-14" calcext:value-type="string">
            <text:p>2017-Oct-14</text:p>
          </table:table-cell>
          <table:table-cell table:formula="of:=MONTH([.Q698])" office:value-type="float" office:value="10" calcext:value-type="float">
            <text:p>10</text:p>
          </table:table-cell>
          <table:table-cell table:formula="of:=CONCATENATE([.R698];&quot;/&quot;;[.D698];&quot;/&quot;;[.F698];&quot; &quot;;[.G698])" office:value-type="string" office:string-value="10/14/2017 10:15:06" calcext:value-type="string">
            <text:p>10/14/2017 10:15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2.733" calcext:value-type="float">
            <text:p>32.733</text:p>
          </table:table-cell>
          <table:table-cell table:formula="of:=CONCATENATE([.F699];&quot;-&quot;;[.E699];&quot;-&quot;;[.D699])" office:value-type="string" office:string-value="2017-Oct-14" calcext:value-type="string">
            <text:p>2017-Oct-14</text:p>
          </table:table-cell>
          <table:table-cell table:formula="of:=MONTH([.Q699])" office:value-type="float" office:value="10" calcext:value-type="float">
            <text:p>10</text:p>
          </table:table-cell>
          <table:table-cell table:formula="of:=CONCATENATE([.R699];&quot;/&quot;;[.D699];&quot;/&quot;;[.F699];&quot; &quot;;[.G699])" office:value-type="string" office:string-value="10/14/2017 10:30:06" calcext:value-type="string">
            <text:p>10/14/2017 10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79" calcext:value-type="float">
            <text:p>29.79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1.669" calcext:value-type="float">
            <text:p>31.669</text:p>
          </table:table-cell>
          <table:table-cell table:formula="of:=CONCATENATE([.F700];&quot;-&quot;;[.E700];&quot;-&quot;;[.D700])" office:value-type="string" office:string-value="2017-Oct-14" calcext:value-type="string">
            <text:p>2017-Oct-14</text:p>
          </table:table-cell>
          <table:table-cell table:formula="of:=MONTH([.Q700])" office:value-type="float" office:value="10" calcext:value-type="float">
            <text:p>10</text:p>
          </table:table-cell>
          <table:table-cell table:formula="of:=CONCATENATE([.R700];&quot;/&quot;;[.D700];&quot;/&quot;;[.F700];&quot; &quot;;[.G700])" office:value-type="string" office:string-value="10/14/2017 10:45:02" calcext:value-type="string">
            <text:p>10/14/2017 1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8%</text:p>
          </table:table-cell>
          <table:table-cell office:value-type="float" office:value="29.79" calcext:value-type="float">
            <text:p>29.79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1.669" calcext:value-type="float">
            <text:p>31.669</text:p>
          </table:table-cell>
          <table:table-cell table:formula="of:=CONCATENATE([.F701];&quot;-&quot;;[.E701];&quot;-&quot;;[.D701])" office:value-type="string" office:string-value="2017-Oct-14" calcext:value-type="string">
            <text:p>2017-Oct-14</text:p>
          </table:table-cell>
          <table:table-cell table:formula="of:=MONTH([.Q701])" office:value-type="float" office:value="10" calcext:value-type="float">
            <text:p>10</text:p>
          </table:table-cell>
          <table:table-cell table:formula="of:=CONCATENATE([.R701];&quot;/&quot;;[.D701];&quot;/&quot;;[.F701];&quot; &quot;;[.G701])" office:value-type="string" office:string-value="10/14/2017 11:00:04" calcext:value-type="string">
            <text:p>10/14/2017 11:0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42.025" calcext:value-type="float">
            <text:p>42.025</text:p>
          </table:table-cell>
          <table:table-cell office:value-type="float" office:value="33.829" calcext:value-type="float">
            <text:p>33.829</text:p>
          </table:table-cell>
          <table:table-cell table:formula="of:=CONCATENATE([.F702];&quot;-&quot;;[.E702];&quot;-&quot;;[.D702])" office:value-type="string" office:string-value="2017-Oct-14" calcext:value-type="string">
            <text:p>2017-Oct-14</text:p>
          </table:table-cell>
          <table:table-cell table:formula="of:=MONTH([.Q702])" office:value-type="float" office:value="10" calcext:value-type="float">
            <text:p>10</text:p>
          </table:table-cell>
          <table:table-cell table:formula="of:=CONCATENATE([.R702];&quot;/&quot;;[.D702];&quot;/&quot;;[.F702];&quot; &quot;;[.G702])" office:value-type="string" office:string-value="10/14/2017 11:15:03" calcext:value-type="string">
            <text:p>10/14/2017 1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56" calcext:value-type="float">
            <text:p>29.56</text:p>
          </table:table-cell>
          <table:table-cell office:value-type="float" office:value="85.5" calcext:value-type="float">
            <text:p>85.5</text:p>
          </table:table-cell>
          <table:table-cell office:value-type="float" office:value="29.7" calcext:value-type="float">
            <text:p>29.7</text:p>
          </table:table-cell>
          <table:table-cell office:value-type="float" office:value="41.757" calcext:value-type="float">
            <text:p>41.757</text:p>
          </table:table-cell>
          <table:table-cell office:value-type="float" office:value="33.829" calcext:value-type="float">
            <text:p>33.829</text:p>
          </table:table-cell>
          <table:table-cell table:formula="of:=CONCATENATE([.F703];&quot;-&quot;;[.E703];&quot;-&quot;;[.D703])" office:value-type="string" office:string-value="2017-Oct-14" calcext:value-type="string">
            <text:p>2017-Oct-14</text:p>
          </table:table-cell>
          <table:table-cell table:formula="of:=MONTH([.Q703])" office:value-type="float" office:value="10" calcext:value-type="float">
            <text:p>10</text:p>
          </table:table-cell>
          <table:table-cell table:formula="of:=CONCATENATE([.R703];&quot;/&quot;;[.D703];&quot;/&quot;;[.F703];&quot; &quot;;[.G703])" office:value-type="string" office:string-value="10/14/2017 11:30:08" calcext:value-type="string">
            <text:p>10/14/2017 11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3.829" calcext:value-type="float">
            <text:p>33.829</text:p>
          </table:table-cell>
          <table:table-cell table:formula="of:=CONCATENATE([.F704];&quot;-&quot;;[.E704];&quot;-&quot;;[.D704])" office:value-type="string" office:string-value="2017-Oct-14" calcext:value-type="string">
            <text:p>2017-Oct-14</text:p>
          </table:table-cell>
          <table:table-cell table:formula="of:=MONTH([.Q704])" office:value-type="float" office:value="10" calcext:value-type="float">
            <text:p>10</text:p>
          </table:table-cell>
          <table:table-cell table:formula="of:=CONCATENATE([.R704];&quot;/&quot;;[.D704];&quot;/&quot;;[.F704];&quot; &quot;;[.G704])" office:value-type="string" office:string-value="10/14/2017 11:45:02" calcext:value-type="string">
            <text:p>10/14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2" calcext:value-type="float">
            <text:p>85.2</text:p>
          </table:table-cell>
          <table:table-cell office:value-type="float" office:value="29.6" calcext:value-type="float">
            <text:p>29.6</text:p>
          </table:table-cell>
          <table:table-cell office:value-type="float" office:value="41.358" calcext:value-type="float">
            <text:p>41.358</text:p>
          </table:table-cell>
          <table:table-cell office:value-type="float" office:value="33.829" calcext:value-type="float">
            <text:p>33.829</text:p>
          </table:table-cell>
          <table:table-cell table:formula="of:=CONCATENATE([.F705];&quot;-&quot;;[.E705];&quot;-&quot;;[.D705])" office:value-type="string" office:string-value="2017-Oct-14" calcext:value-type="string">
            <text:p>2017-Oct-14</text:p>
          </table:table-cell>
          <table:table-cell table:formula="of:=MONTH([.Q705])" office:value-type="float" office:value="10" calcext:value-type="float">
            <text:p>10</text:p>
          </table:table-cell>
          <table:table-cell table:formula="of:=CONCATENATE([.R705];&quot;/&quot;;[.D705];&quot;/&quot;;[.F705];&quot; &quot;;[.G705])" office:value-type="string" office:string-value="10/14/2017 12:00:14" calcext:value-type="string">
            <text:p>10/14/2017 12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9" calcext:value-type="float">
            <text:p>29.79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.733" calcext:value-type="float">
            <text:p>32.733</text:p>
          </table:table-cell>
          <table:table-cell table:formula="of:=CONCATENATE([.F706];&quot;-&quot;;[.E706];&quot;-&quot;;[.D706])" office:value-type="string" office:string-value="2017-Oct-14" calcext:value-type="string">
            <text:p>2017-Oct-14</text:p>
          </table:table-cell>
          <table:table-cell table:formula="of:=MONTH([.Q706])" office:value-type="float" office:value="10" calcext:value-type="float">
            <text:p>10</text:p>
          </table:table-cell>
          <table:table-cell table:formula="of:=CONCATENATE([.R706];&quot;/&quot;;[.D706];&quot;/&quot;;[.F706];&quot; &quot;;[.G706])" office:value-type="string" office:string-value="10/14/2017 12:15:03" calcext:value-type="string">
            <text:p>10/14/2017 1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9" calcext:value-type="float">
            <text:p>29.79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.733" calcext:value-type="float">
            <text:p>32.733</text:p>
          </table:table-cell>
          <table:table-cell table:formula="of:=CONCATENATE([.F707];&quot;-&quot;;[.E707];&quot;-&quot;;[.D707])" office:value-type="string" office:string-value="2017-Oct-14" calcext:value-type="string">
            <text:p>2017-Oct-14</text:p>
          </table:table-cell>
          <table:table-cell table:formula="of:=MONTH([.Q707])" office:value-type="float" office:value="10" calcext:value-type="float">
            <text:p>10</text:p>
          </table:table-cell>
          <table:table-cell table:formula="of:=CONCATENATE([.R707];&quot;/&quot;;[.D707];&quot;/&quot;;[.F707];&quot; &quot;;[.G707])" office:value-type="string" office:string-value="10/14/2017 12:30:09" calcext:value-type="string">
            <text:p>10/14/2017 1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8" calcext:value-type="float">
            <text:p>85.8</text:p>
          </table:table-cell>
          <table:table-cell office:value-type="float" office:value="29.9" calcext:value-type="float">
            <text:p>29.9</text:p>
          </table:table-cell>
          <table:table-cell office:value-type="float" office:value="42.159" calcext:value-type="float">
            <text:p>42.159</text:p>
          </table:table-cell>
          <table:table-cell office:value-type="float" office:value="32.733" calcext:value-type="float">
            <text:p>32.733</text:p>
          </table:table-cell>
          <table:table-cell table:formula="of:=CONCATENATE([.F708];&quot;-&quot;;[.E708];&quot;-&quot;;[.D708])" office:value-type="string" office:string-value="2017-Oct-14" calcext:value-type="string">
            <text:p>2017-Oct-14</text:p>
          </table:table-cell>
          <table:table-cell table:formula="of:=MONTH([.Q708])" office:value-type="float" office:value="10" calcext:value-type="float">
            <text:p>10</text:p>
          </table:table-cell>
          <table:table-cell table:formula="of:=CONCATENATE([.R708];&quot;/&quot;;[.D708];&quot;/&quot;;[.F708];&quot; &quot;;[.G708])" office:value-type="string" office:string-value="10/14/2017 12:45:02" calcext:value-type="string">
            <text:p>10/14/2017 1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9" calcext:value-type="float">
            <text:p>29.79</text:p>
          </table:table-cell>
          <table:table-cell office:value-type="float" office:value="86.5" calcext:value-type="float">
            <text:p>86.5</text:p>
          </table:table-cell>
          <table:table-cell office:value-type="float" office:value="30.3" calcext:value-type="float">
            <text:p>30.3</text:p>
          </table:table-cell>
          <table:table-cell office:value-type="float" office:value="43.11" calcext:value-type="float">
            <text:p>43.11</text:p>
          </table:table-cell>
          <table:table-cell office:value-type="float" office:value="34.956" calcext:value-type="float">
            <text:p>34.956</text:p>
          </table:table-cell>
          <table:table-cell table:formula="of:=CONCATENATE([.F709];&quot;-&quot;;[.E709];&quot;-&quot;;[.D709])" office:value-type="string" office:string-value="2017-Oct-14" calcext:value-type="string">
            <text:p>2017-Oct-14</text:p>
          </table:table-cell>
          <table:table-cell table:formula="of:=MONTH([.Q709])" office:value-type="float" office:value="10" calcext:value-type="float">
            <text:p>10</text:p>
          </table:table-cell>
          <table:table-cell table:formula="of:=CONCATENATE([.R709];&quot;/&quot;;[.D709];&quot;/&quot;;[.F709];&quot; &quot;;[.G709])" office:value-type="string" office:string-value="10/14/2017 13:00:17" calcext:value-type="string">
            <text:p>10/14/2017 13:00:1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9" calcext:value-type="float">
            <text:p>29.79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42.025" calcext:value-type="float">
            <text:p>42.025</text:p>
          </table:table-cell>
          <table:table-cell office:value-type="float" office:value="33.829" calcext:value-type="float">
            <text:p>33.829</text:p>
          </table:table-cell>
          <table:table-cell table:formula="of:=CONCATENATE([.F710];&quot;-&quot;;[.E710];&quot;-&quot;;[.D710])" office:value-type="string" office:string-value="2017-Oct-14" calcext:value-type="string">
            <text:p>2017-Oct-14</text:p>
          </table:table-cell>
          <table:table-cell table:formula="of:=MONTH([.Q710])" office:value-type="float" office:value="10" calcext:value-type="float">
            <text:p>10</text:p>
          </table:table-cell>
          <table:table-cell table:formula="of:=CONCATENATE([.R710];&quot;/&quot;;[.D710];&quot;/&quot;;[.F710];&quot; &quot;;[.G710])" office:value-type="string" office:string-value="10/14/2017 13:15:03" calcext:value-type="string">
            <text:p>10/14/2017 1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8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68" calcext:value-type="float">
            <text:p>29.68</text:p>
          </table:table-cell>
          <table:table-cell office:value-type="float" office:value="85.5" calcext:value-type="float">
            <text:p>85.5</text:p>
          </table:table-cell>
          <table:table-cell office:value-type="float" office:value="29.7" calcext:value-type="float">
            <text:p>29.7</text:p>
          </table:table-cell>
          <table:table-cell office:value-type="float" office:value="41.757" calcext:value-type="float">
            <text:p>41.757</text:p>
          </table:table-cell>
          <table:table-cell office:value-type="float" office:value="34.956" calcext:value-type="float">
            <text:p>34.956</text:p>
          </table:table-cell>
          <table:table-cell table:formula="of:=CONCATENATE([.F711];&quot;-&quot;;[.E711];&quot;-&quot;;[.D711])" office:value-type="string" office:string-value="2017-Oct-14" calcext:value-type="string">
            <text:p>2017-Oct-14</text:p>
          </table:table-cell>
          <table:table-cell table:formula="of:=MONTH([.Q711])" office:value-type="float" office:value="10" calcext:value-type="float">
            <text:p>10</text:p>
          </table:table-cell>
          <table:table-cell table:formula="of:=CONCATENATE([.R711];&quot;/&quot;;[.D711];&quot;/&quot;;[.F711];&quot; &quot;;[.G711])" office:value-type="string" office:string-value="10/14/2017 13:30:08" calcext:value-type="string">
            <text:p>10/14/2017 13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68" calcext:value-type="float">
            <text:p>29.68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712];&quot;-&quot;;[.E712];&quot;-&quot;;[.D712])" office:value-type="string" office:string-value="2017-Oct-14" calcext:value-type="string">
            <text:p>2017-Oct-14</text:p>
          </table:table-cell>
          <table:table-cell table:formula="of:=MONTH([.Q712])" office:value-type="float" office:value="10" calcext:value-type="float">
            <text:p>10</text:p>
          </table:table-cell>
          <table:table-cell table:formula="of:=CONCATENATE([.R712];&quot;/&quot;;[.D712];&quot;/&quot;;[.F712];&quot; &quot;;[.G712])" office:value-type="string" office:string-value="10/14/2017 13:45:03" calcext:value-type="string">
            <text:p>10/14/2017 1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68" calcext:value-type="float">
            <text:p>29.68</text:p>
          </table:table-cell>
          <table:table-cell office:value-type="float" office:value="82.5" calcext:value-type="float">
            <text:p>82.5</text:p>
          </table:table-cell>
          <table:table-cell office:value-type="float" office:value="28.1" calcext:value-type="float">
            <text:p>28.1</text:p>
          </table:table-cell>
          <table:table-cell office:value-type="float" office:value="37.917" calcext:value-type="float">
            <text:p>37.917</text:p>
          </table:table-cell>
          <table:table-cell office:value-type="float" office:value="33.829" calcext:value-type="float">
            <text:p>33.829</text:p>
          </table:table-cell>
          <table:table-cell table:formula="of:=CONCATENATE([.F713];&quot;-&quot;;[.E713];&quot;-&quot;;[.D713])" office:value-type="string" office:string-value="2017-Oct-14" calcext:value-type="string">
            <text:p>2017-Oct-14</text:p>
          </table:table-cell>
          <table:table-cell table:formula="of:=MONTH([.Q713])" office:value-type="float" office:value="10" calcext:value-type="float">
            <text:p>10</text:p>
          </table:table-cell>
          <table:table-cell table:formula="of:=CONCATENATE([.R713];&quot;/&quot;;[.D713];&quot;/&quot;;[.F713];&quot; &quot;;[.G713])" office:value-type="string" office:string-value="10/14/2017 14:00:19" calcext:value-type="string">
            <text:p>10/14/2017 14:00:1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714];&quot;-&quot;;[.E714];&quot;-&quot;;[.D714])" office:value-type="string" office:string-value="2017-Oct-14" calcext:value-type="string">
            <text:p>2017-Oct-14</text:p>
          </table:table-cell>
          <table:table-cell table:formula="of:=MONTH([.Q714])" office:value-type="float" office:value="10" calcext:value-type="float">
            <text:p>10</text:p>
          </table:table-cell>
          <table:table-cell table:formula="of:=CONCATENATE([.R714];&quot;/&quot;;[.D714];&quot;/&quot;;[.F714];&quot; &quot;;[.G714])" office:value-type="string" office:string-value="10/14/2017 14:15:03" calcext:value-type="string">
            <text:p>10/14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715];&quot;-&quot;;[.E715];&quot;-&quot;;[.D715])" office:value-type="string" office:string-value="2017-Oct-14" calcext:value-type="string">
            <text:p>2017-Oct-14</text:p>
          </table:table-cell>
          <table:table-cell table:formula="of:=MONTH([.Q715])" office:value-type="float" office:value="10" calcext:value-type="float">
            <text:p>10</text:p>
          </table:table-cell>
          <table:table-cell table:formula="of:=CONCATENATE([.R715];&quot;/&quot;;[.D715];&quot;/&quot;;[.F715];&quot; &quot;;[.G715])" office:value-type="string" office:string-value="10/14/2017 14:30:03" calcext:value-type="string">
            <text:p>10/14/2017 1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2.733" calcext:value-type="float">
            <text:p>32.733</text:p>
          </table:table-cell>
          <table:table-cell table:formula="of:=CONCATENATE([.F716];&quot;-&quot;;[.E716];&quot;-&quot;;[.D716])" office:value-type="string" office:string-value="2017-Oct-14" calcext:value-type="string">
            <text:p>2017-Oct-14</text:p>
          </table:table-cell>
          <table:table-cell table:formula="of:=MONTH([.Q716])" office:value-type="float" office:value="10" calcext:value-type="float">
            <text:p>10</text:p>
          </table:table-cell>
          <table:table-cell table:formula="of:=CONCATENATE([.R716];&quot;/&quot;;[.D716];&quot;/&quot;;[.F716];&quot; &quot;;[.G716])" office:value-type="string" office:string-value="10/14/2017 14:45:03" calcext:value-type="string">
            <text:p>10/14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1" calcext:value-type="float">
            <text:p>80.1</text:p>
          </table:table-cell>
          <table:table-cell office:value-type="float" office:value="26.7" calcext:value-type="float">
            <text:p>26.7</text:p>
          </table:table-cell>
          <table:table-cell office:value-type="float" office:value="35.07" calcext:value-type="float">
            <text:p>35.07</text:p>
          </table:table-cell>
          <table:table-cell office:value-type="float" office:value="32.733" calcext:value-type="float">
            <text:p>32.733</text:p>
          </table:table-cell>
          <table:table-cell table:formula="of:=CONCATENATE([.F717];&quot;-&quot;;[.E717];&quot;-&quot;;[.D717])" office:value-type="string" office:string-value="2017-Oct-14" calcext:value-type="string">
            <text:p>2017-Oct-14</text:p>
          </table:table-cell>
          <table:table-cell table:formula="of:=MONTH([.Q717])" office:value-type="float" office:value="10" calcext:value-type="float">
            <text:p>10</text:p>
          </table:table-cell>
          <table:table-cell table:formula="of:=CONCATENATE([.R717];&quot;/&quot;;[.D717];&quot;/&quot;;[.F717];&quot; &quot;;[.G717])" office:value-type="string" office:string-value="10/14/2017 15:00:10" calcext:value-type="string">
            <text:p>10/14/2017 15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8" calcext:value-type="float">
            <text:p>29.68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1.669" calcext:value-type="float">
            <text:p>31.669</text:p>
          </table:table-cell>
          <table:table-cell table:formula="of:=CONCATENATE([.F718];&quot;-&quot;;[.E718];&quot;-&quot;;[.D718])" office:value-type="string" office:string-value="2017-Oct-14" calcext:value-type="string">
            <text:p>2017-Oct-14</text:p>
          </table:table-cell>
          <table:table-cell table:formula="of:=MONTH([.Q718])" office:value-type="float" office:value="10" calcext:value-type="float">
            <text:p>10</text:p>
          </table:table-cell>
          <table:table-cell table:formula="of:=CONCATENATE([.R718];&quot;/&quot;;[.D718];&quot;/&quot;;[.F718];&quot; &quot;;[.G718])" office:value-type="string" office:string-value="10/14/2017 15:15:04" calcext:value-type="string">
            <text:p>10/14/2017 15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8" calcext:value-type="float">
            <text:p>29.68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34.388" calcext:value-type="float">
            <text:p>34.388</text:p>
          </table:table-cell>
          <table:table-cell office:value-type="float" office:value="32.733" calcext:value-type="float">
            <text:p>32.733</text:p>
          </table:table-cell>
          <table:table-cell table:formula="of:=CONCATENATE([.F719];&quot;-&quot;;[.E719];&quot;-&quot;;[.D719])" office:value-type="string" office:string-value="2017-Oct-14" calcext:value-type="string">
            <text:p>2017-Oct-14</text:p>
          </table:table-cell>
          <table:table-cell table:formula="of:=MONTH([.Q719])" office:value-type="float" office:value="10" calcext:value-type="float">
            <text:p>10</text:p>
          </table:table-cell>
          <table:table-cell table:formula="of:=CONCATENATE([.R719];&quot;/&quot;;[.D719];&quot;/&quot;;[.F719];&quot; &quot;;[.G719])" office:value-type="string" office:string-value="10/14/2017 15:30:06" calcext:value-type="string">
            <text:p>10/14/2017 15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8" calcext:value-type="float">
            <text:p>29.68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2.733" calcext:value-type="float">
            <text:p>32.733</text:p>
          </table:table-cell>
          <table:table-cell table:formula="of:=CONCATENATE([.F720];&quot;-&quot;;[.E720];&quot;-&quot;;[.D720])" office:value-type="string" office:string-value="2017-Oct-14" calcext:value-type="string">
            <text:p>2017-Oct-14</text:p>
          </table:table-cell>
          <table:table-cell table:formula="of:=MONTH([.Q720])" office:value-type="float" office:value="10" calcext:value-type="float">
            <text:p>10</text:p>
          </table:table-cell>
          <table:table-cell table:formula="of:=CONCATENATE([.R720];&quot;/&quot;;[.D720];&quot;/&quot;;[.F720];&quot; &quot;;[.G720])" office:value-type="string" office:string-value="10/14/2017 15:45:04" calcext:value-type="string">
            <text:p>10/14/2017 15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8" calcext:value-type="float">
            <text:p>29.68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721];&quot;-&quot;;[.E721];&quot;-&quot;;[.D721])" office:value-type="string" office:string-value="2017-Oct-14" calcext:value-type="string">
            <text:p>2017-Oct-14</text:p>
          </table:table-cell>
          <table:table-cell table:formula="of:=MONTH([.Q721])" office:value-type="float" office:value="10" calcext:value-type="float">
            <text:p>10</text:p>
          </table:table-cell>
          <table:table-cell table:formula="of:=CONCATENATE([.R721];&quot;/&quot;;[.D721];&quot;/&quot;;[.F721];&quot; &quot;;[.G721])" office:value-type="string" office:string-value="10/14/2017 16:00:08" calcext:value-type="string">
            <text:p>10/14/2017 16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2.733" calcext:value-type="float">
            <text:p>32.733</text:p>
          </table:table-cell>
          <table:table-cell table:formula="of:=CONCATENATE([.F722];&quot;-&quot;;[.E722];&quot;-&quot;;[.D722])" office:value-type="string" office:string-value="2017-Oct-14" calcext:value-type="string">
            <text:p>2017-Oct-14</text:p>
          </table:table-cell>
          <table:table-cell table:formula="of:=MONTH([.Q722])" office:value-type="float" office:value="10" calcext:value-type="float">
            <text:p>10</text:p>
          </table:table-cell>
          <table:table-cell table:formula="of:=CONCATENATE([.R722];&quot;/&quot;;[.D722];&quot;/&quot;;[.F722];&quot; &quot;;[.G722])" office:value-type="string" office:string-value="10/14/2017 16:15:03" calcext:value-type="string">
            <text:p>10/14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8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723];&quot;-&quot;;[.E723];&quot;-&quot;;[.D723])" office:value-type="string" office:string-value="2017-Oct-14" calcext:value-type="string">
            <text:p>2017-Oct-14</text:p>
          </table:table-cell>
          <table:table-cell table:formula="of:=MONTH([.Q723])" office:value-type="float" office:value="10" calcext:value-type="float">
            <text:p>10</text:p>
          </table:table-cell>
          <table:table-cell table:formula="of:=CONCATENATE([.R723];&quot;/&quot;;[.D723];&quot;/&quot;;[.F723];&quot; &quot;;[.G723])" office:value-type="string" office:string-value="10/14/2017 16:30:08" calcext:value-type="string">
            <text:p>10/14/2017 16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724];&quot;-&quot;;[.E724];&quot;-&quot;;[.D724])" office:value-type="string" office:string-value="2017-Oct-14" calcext:value-type="string">
            <text:p>2017-Oct-14</text:p>
          </table:table-cell>
          <table:table-cell table:formula="of:=MONTH([.Q724])" office:value-type="float" office:value="10" calcext:value-type="float">
            <text:p>10</text:p>
          </table:table-cell>
          <table:table-cell table:formula="of:=CONCATENATE([.R724];&quot;/&quot;;[.D724];&quot;/&quot;;[.F724];&quot; &quot;;[.G724])" office:value-type="string" office:string-value="10/14/2017 16:45:03" calcext:value-type="string">
            <text:p>10/14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1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8" calcext:value-type="float">
            <text:p>29.68</text:p>
          </table:table-cell>
          <table:table-cell office:value-type="float" office:value="80.8" calcext:value-type="float">
            <text:p>8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88" calcext:value-type="float">
            <text:p>35.88</text:p>
          </table:table-cell>
          <table:table-cell office:value-type="float" office:value="32.733" calcext:value-type="float">
            <text:p>32.733</text:p>
          </table:table-cell>
          <table:table-cell table:formula="of:=CONCATENATE([.F725];&quot;-&quot;;[.E725];&quot;-&quot;;[.D725])" office:value-type="string" office:string-value="2017-Oct-14" calcext:value-type="string">
            <text:p>2017-Oct-14</text:p>
          </table:table-cell>
          <table:table-cell table:formula="of:=MONTH([.Q725])" office:value-type="float" office:value="10" calcext:value-type="float">
            <text:p>10</text:p>
          </table:table-cell>
          <table:table-cell table:formula="of:=CONCATENATE([.R725];&quot;/&quot;;[.D725];&quot;/&quot;;[.F725];&quot; &quot;;[.G725])" office:value-type="string" office:string-value="10/14/2017 17:00:15" calcext:value-type="string">
            <text:p>10/14/2017 17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66" calcext:value-type="float">
            <text:p>29.66</text:p>
          </table:table-cell>
          <table:table-cell office:value-type="float" office:value="80.9" calcext:value-type="float">
            <text:p>80.9</text:p>
          </table:table-cell>
          <table:table-cell office:value-type="float" office:value="27.2" calcext:value-type="float">
            <text:p>27.2</text:p>
          </table:table-cell>
          <table:table-cell office:value-type="float" office:value="35.998" calcext:value-type="float">
            <text:p>35.998</text:p>
          </table:table-cell>
          <table:table-cell office:value-type="float" office:value="31.669" calcext:value-type="float">
            <text:p>31.669</text:p>
          </table:table-cell>
          <table:table-cell table:formula="of:=CONCATENATE([.F726];&quot;-&quot;;[.E726];&quot;-&quot;;[.D726])" office:value-type="string" office:string-value="2017-Oct-14" calcext:value-type="string">
            <text:p>2017-Oct-14</text:p>
          </table:table-cell>
          <table:table-cell table:formula="of:=MONTH([.Q726])" office:value-type="float" office:value="10" calcext:value-type="float">
            <text:p>10</text:p>
          </table:table-cell>
          <table:table-cell table:formula="of:=CONCATENATE([.R726];&quot;/&quot;;[.D726];&quot;/&quot;;[.F726];&quot; &quot;;[.G726])" office:value-type="string" office:string-value="10/14/2017 17:15:03" calcext:value-type="string">
            <text:p>10/14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727];&quot;-&quot;;[.E727];&quot;-&quot;;[.D727])" office:value-type="string" office:string-value="2017-Oct-14" calcext:value-type="string">
            <text:p>2017-Oct-14</text:p>
          </table:table-cell>
          <table:table-cell table:formula="of:=MONTH([.Q727])" office:value-type="float" office:value="10" calcext:value-type="float">
            <text:p>10</text:p>
          </table:table-cell>
          <table:table-cell table:formula="of:=CONCATENATE([.R727];&quot;/&quot;;[.D727];&quot;/&quot;;[.F727];&quot; &quot;;[.G727])" office:value-type="string" office:string-value="10/14/2017 17:30:07" calcext:value-type="string">
            <text:p>10/14/2017 17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728];&quot;-&quot;;[.E728];&quot;-&quot;;[.D728])" office:value-type="string" office:string-value="2017-Oct-14" calcext:value-type="string">
            <text:p>2017-Oct-14</text:p>
          </table:table-cell>
          <table:table-cell table:formula="of:=MONTH([.Q728])" office:value-type="float" office:value="10" calcext:value-type="float">
            <text:p>10</text:p>
          </table:table-cell>
          <table:table-cell table:formula="of:=CONCATENATE([.R728];&quot;/&quot;;[.D728];&quot;/&quot;;[.F728];&quot; &quot;;[.G728])" office:value-type="string" office:string-value="10/14/2017 17:45:04" calcext:value-type="string">
            <text:p>10/14/2017 17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729];&quot;-&quot;;[.E729];&quot;-&quot;;[.D729])" office:value-type="string" office:string-value="2017-Oct-14" calcext:value-type="string">
            <text:p>2017-Oct-14</text:p>
          </table:table-cell>
          <table:table-cell table:formula="of:=MONTH([.Q729])" office:value-type="float" office:value="10" calcext:value-type="float">
            <text:p>10</text:p>
          </table:table-cell>
          <table:table-cell table:formula="of:=CONCATENATE([.R729];&quot;/&quot;;[.D729];&quot;/&quot;;[.F729];&quot; &quot;;[.G729])" office:value-type="string" office:string-value="10/14/2017 18:00:12" calcext:value-type="string">
            <text:p>10/14/2017 18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6" calcext:value-type="float">
            <text:p>29.66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1.669" calcext:value-type="float">
            <text:p>31.669</text:p>
          </table:table-cell>
          <table:table-cell table:formula="of:=CONCATENATE([.F730];&quot;-&quot;;[.E730];&quot;-&quot;;[.D730])" office:value-type="string" office:string-value="2017-Oct-14" calcext:value-type="string">
            <text:p>2017-Oct-14</text:p>
          </table:table-cell>
          <table:table-cell table:formula="of:=MONTH([.Q730])" office:value-type="float" office:value="10" calcext:value-type="float">
            <text:p>10</text:p>
          </table:table-cell>
          <table:table-cell table:formula="of:=CONCATENATE([.R730];&quot;/&quot;;[.D730];&quot;/&quot;;[.F730];&quot; &quot;;[.G730])" office:value-type="string" office:string-value="10/14/2017 18:15:03" calcext:value-type="string">
            <text:p>10/14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731];&quot;-&quot;;[.E731];&quot;-&quot;;[.D731])" office:value-type="string" office:string-value="2017-Oct-14" calcext:value-type="string">
            <text:p>2017-Oct-14</text:p>
          </table:table-cell>
          <table:table-cell table:formula="of:=MONTH([.Q731])" office:value-type="float" office:value="10" calcext:value-type="float">
            <text:p>10</text:p>
          </table:table-cell>
          <table:table-cell table:formula="of:=CONCATENATE([.R731];&quot;/&quot;;[.D731];&quot;/&quot;;[.F731];&quot; &quot;;[.G731])" office:value-type="string" office:string-value="10/14/2017 18:30:08" calcext:value-type="string">
            <text:p>10/14/2017 18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2.733" calcext:value-type="float">
            <text:p>32.733</text:p>
          </table:table-cell>
          <table:table-cell table:formula="of:=CONCATENATE([.F732];&quot;-&quot;;[.E732];&quot;-&quot;;[.D732])" office:value-type="string" office:string-value="2017-Oct-14" calcext:value-type="string">
            <text:p>2017-Oct-14</text:p>
          </table:table-cell>
          <table:table-cell table:formula="of:=MONTH([.Q732])" office:value-type="float" office:value="10" calcext:value-type="float">
            <text:p>10</text:p>
          </table:table-cell>
          <table:table-cell table:formula="of:=CONCATENATE([.R732];&quot;/&quot;;[.D732];&quot;/&quot;;[.F732];&quot; &quot;;[.G732])" office:value-type="string" office:string-value="10/14/2017 18:45:03" calcext:value-type="string">
            <text:p>10/14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2.733" calcext:value-type="float">
            <text:p>32.733</text:p>
          </table:table-cell>
          <table:table-cell table:formula="of:=CONCATENATE([.F733];&quot;-&quot;;[.E733];&quot;-&quot;;[.D733])" office:value-type="string" office:string-value="2017-Oct-14" calcext:value-type="string">
            <text:p>2017-Oct-14</text:p>
          </table:table-cell>
          <table:table-cell table:formula="of:=MONTH([.Q733])" office:value-type="float" office:value="10" calcext:value-type="float">
            <text:p>10</text:p>
          </table:table-cell>
          <table:table-cell table:formula="of:=CONCATENATE([.R733];&quot;/&quot;;[.D733];&quot;/&quot;;[.F733];&quot; &quot;;[.G733])" office:value-type="string" office:string-value="10/14/2017 19:00:10" calcext:value-type="string">
            <text:p>10/14/2017 19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6" calcext:value-type="float">
            <text:p>29.66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2.733" calcext:value-type="float">
            <text:p>32.733</text:p>
          </table:table-cell>
          <table:table-cell table:formula="of:=CONCATENATE([.F734];&quot;-&quot;;[.E734];&quot;-&quot;;[.D734])" office:value-type="string" office:string-value="2017-Oct-14" calcext:value-type="string">
            <text:p>2017-Oct-14</text:p>
          </table:table-cell>
          <table:table-cell table:formula="of:=MONTH([.Q734])" office:value-type="float" office:value="10" calcext:value-type="float">
            <text:p>10</text:p>
          </table:table-cell>
          <table:table-cell table:formula="of:=CONCATENATE([.R734];&quot;/&quot;;[.D734];&quot;/&quot;;[.F734];&quot; &quot;;[.G734])" office:value-type="string" office:string-value="10/14/2017 19:15:03" calcext:value-type="string">
            <text:p>10/14/2017 1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6" calcext:value-type="float">
            <text:p>29.66</text:p>
          </table:table-cell>
          <table:table-cell office:value-type="float" office:value="80.9" calcext:value-type="float">
            <text:p>80.9</text:p>
          </table:table-cell>
          <table:table-cell office:value-type="float" office:value="27.2" calcext:value-type="float">
            <text:p>27.2</text:p>
          </table:table-cell>
          <table:table-cell office:value-type="float" office:value="35.998" calcext:value-type="float">
            <text:p>35.998</text:p>
          </table:table-cell>
          <table:table-cell office:value-type="float" office:value="32.733" calcext:value-type="float">
            <text:p>32.733</text:p>
          </table:table-cell>
          <table:table-cell table:formula="of:=CONCATENATE([.F735];&quot;-&quot;;[.E735];&quot;-&quot;;[.D735])" office:value-type="string" office:string-value="2017-Oct-14" calcext:value-type="string">
            <text:p>2017-Oct-14</text:p>
          </table:table-cell>
          <table:table-cell table:formula="of:=MONTH([.Q735])" office:value-type="float" office:value="10" calcext:value-type="float">
            <text:p>10</text:p>
          </table:table-cell>
          <table:table-cell table:formula="of:=CONCATENATE([.R735];&quot;/&quot;;[.D735];&quot;/&quot;;[.F735];&quot; &quot;;[.G735])" office:value-type="string" office:string-value="10/14/2017 19:30:03" calcext:value-type="string">
            <text:p>10/14/2017 19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736];&quot;-&quot;;[.E736];&quot;-&quot;;[.D736])" office:value-type="string" office:string-value="2017-Oct-14" calcext:value-type="string">
            <text:p>2017-Oct-14</text:p>
          </table:table-cell>
          <table:table-cell table:formula="of:=MONTH([.Q736])" office:value-type="float" office:value="10" calcext:value-type="float">
            <text:p>10</text:p>
          </table:table-cell>
          <table:table-cell table:formula="of:=CONCATENATE([.R736];&quot;/&quot;;[.D736];&quot;/&quot;;[.F736];&quot; &quot;;[.G736])" office:value-type="string" office:string-value="10/14/2017 19:45:03" calcext:value-type="string">
            <text:p>10/14/2017 1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737];&quot;-&quot;;[.E737];&quot;-&quot;;[.D737])" office:value-type="string" office:string-value="2017-Oct-14" calcext:value-type="string">
            <text:p>2017-Oct-14</text:p>
          </table:table-cell>
          <table:table-cell table:formula="of:=MONTH([.Q737])" office:value-type="float" office:value="10" calcext:value-type="float">
            <text:p>10</text:p>
          </table:table-cell>
          <table:table-cell table:formula="of:=CONCATENATE([.R737];&quot;/&quot;;[.D737];&quot;/&quot;;[.F737];&quot; &quot;;[.G737])" office:value-type="string" office:string-value="10/14/2017 20:00:09" calcext:value-type="string">
            <text:p>10/14/2017 20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9" calcext:value-type="float">
            <text:p>79.9</text:p>
          </table:table-cell>
          <table:table-cell office:value-type="float" office:value="26.6" calcext:value-type="float">
            <text:p>26.6</text:p>
          </table:table-cell>
          <table:table-cell office:value-type="float" office:value="34.841" calcext:value-type="float">
            <text:p>34.841</text:p>
          </table:table-cell>
          <table:table-cell office:value-type="float" office:value="32.733" calcext:value-type="float">
            <text:p>32.733</text:p>
          </table:table-cell>
          <table:table-cell table:formula="of:=CONCATENATE([.F738];&quot;-&quot;;[.E738];&quot;-&quot;;[.D738])" office:value-type="string" office:string-value="2017-Oct-14" calcext:value-type="string">
            <text:p>2017-Oct-14</text:p>
          </table:table-cell>
          <table:table-cell table:formula="of:=MONTH([.Q738])" office:value-type="float" office:value="10" calcext:value-type="float">
            <text:p>10</text:p>
          </table:table-cell>
          <table:table-cell table:formula="of:=CONCATENATE([.R738];&quot;/&quot;;[.D738];&quot;/&quot;;[.F738];&quot; &quot;;[.G738])" office:value-type="string" office:string-value="10/14/2017 20:15:03" calcext:value-type="string">
            <text:p>10/14/2017 2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2.733" calcext:value-type="float">
            <text:p>32.733</text:p>
          </table:table-cell>
          <table:table-cell table:formula="of:=CONCATENATE([.F739];&quot;-&quot;;[.E739];&quot;-&quot;;[.D739])" office:value-type="string" office:string-value="2017-Oct-14" calcext:value-type="string">
            <text:p>2017-Oct-14</text:p>
          </table:table-cell>
          <table:table-cell table:formula="of:=MONTH([.Q739])" office:value-type="float" office:value="10" calcext:value-type="float">
            <text:p>10</text:p>
          </table:table-cell>
          <table:table-cell table:formula="of:=CONCATENATE([.R739];&quot;/&quot;;[.D739];&quot;/&quot;;[.F739];&quot; &quot;;[.G739])" office:value-type="string" office:string-value="10/14/2017 20:30:03" calcext:value-type="string">
            <text:p>10/14/2017 2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740];&quot;-&quot;;[.E740];&quot;-&quot;;[.D740])" office:value-type="string" office:string-value="2017-Oct-14" calcext:value-type="string">
            <text:p>2017-Oct-14</text:p>
          </table:table-cell>
          <table:table-cell table:formula="of:=MONTH([.Q740])" office:value-type="float" office:value="10" calcext:value-type="float">
            <text:p>10</text:p>
          </table:table-cell>
          <table:table-cell table:formula="of:=CONCATENATE([.R740];&quot;/&quot;;[.D740];&quot;/&quot;;[.F740];&quot; &quot;;[.G740])" office:value-type="string" office:string-value="10/14/2017 20:45:03" calcext:value-type="string">
            <text:p>10/14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1.669" calcext:value-type="float">
            <text:p>31.669</text:p>
          </table:table-cell>
          <table:table-cell table:formula="of:=CONCATENATE([.F741];&quot;-&quot;;[.E741];&quot;-&quot;;[.D741])" office:value-type="string" office:string-value="2017-Oct-14" calcext:value-type="string">
            <text:p>2017-Oct-14</text:p>
          </table:table-cell>
          <table:table-cell table:formula="of:=MONTH([.Q741])" office:value-type="float" office:value="10" calcext:value-type="float">
            <text:p>10</text:p>
          </table:table-cell>
          <table:table-cell table:formula="of:=CONCATENATE([.R741];&quot;/&quot;;[.D741];&quot;/&quot;;[.F741];&quot; &quot;;[.G741])" office:value-type="string" office:string-value="10/14/2017 21:00:06" calcext:value-type="string">
            <text:p>10/14/2017 21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742];&quot;-&quot;;[.E742];&quot;-&quot;;[.D742])" office:value-type="string" office:string-value="2017-Oct-14" calcext:value-type="string">
            <text:p>2017-Oct-14</text:p>
          </table:table-cell>
          <table:table-cell table:formula="of:=MONTH([.Q742])" office:value-type="float" office:value="10" calcext:value-type="float">
            <text:p>10</text:p>
          </table:table-cell>
          <table:table-cell table:formula="of:=CONCATENATE([.R742];&quot;/&quot;;[.D742];&quot;/&quot;;[.F742];&quot; &quot;;[.G742])" office:value-type="string" office:string-value="10/14/2017 21:15:02" calcext:value-type="string">
            <text:p>10/14/2017 2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743];&quot;-&quot;;[.E743];&quot;-&quot;;[.D743])" office:value-type="string" office:string-value="2017-Oct-14" calcext:value-type="string">
            <text:p>2017-Oct-14</text:p>
          </table:table-cell>
          <table:table-cell table:formula="of:=MONTH([.Q743])" office:value-type="float" office:value="10" calcext:value-type="float">
            <text:p>10</text:p>
          </table:table-cell>
          <table:table-cell table:formula="of:=CONCATENATE([.R743];&quot;/&quot;;[.D743];&quot;/&quot;;[.F743];&quot; &quot;;[.G743])" office:value-type="string" office:string-value="10/14/2017 21:30:07" calcext:value-type="string">
            <text:p>10/14/2017 21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1.669" calcext:value-type="float">
            <text:p>31.669</text:p>
          </table:table-cell>
          <table:table-cell table:formula="of:=CONCATENATE([.F744];&quot;-&quot;;[.E744];&quot;-&quot;;[.D744])" office:value-type="string" office:string-value="2017-Oct-14" calcext:value-type="string">
            <text:p>2017-Oct-14</text:p>
          </table:table-cell>
          <table:table-cell table:formula="of:=MONTH([.Q744])" office:value-type="float" office:value="10" calcext:value-type="float">
            <text:p>10</text:p>
          </table:table-cell>
          <table:table-cell table:formula="of:=CONCATENATE([.R744];&quot;/&quot;;[.D744];&quot;/&quot;;[.F744];&quot; &quot;;[.G744])" office:value-type="string" office:string-value="10/14/2017 21:45:03" calcext:value-type="string">
            <text:p>10/14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09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745];&quot;-&quot;;[.E745];&quot;-&quot;;[.D745])" office:value-type="string" office:string-value="2017-Oct-14" calcext:value-type="string">
            <text:p>2017-Oct-14</text:p>
          </table:table-cell>
          <table:table-cell table:formula="of:=MONTH([.Q745])" office:value-type="float" office:value="10" calcext:value-type="float">
            <text:p>10</text:p>
          </table:table-cell>
          <table:table-cell table:formula="of:=CONCATENATE([.R745];&quot;/&quot;;[.D745];&quot;/&quot;;[.F745];&quot; &quot;;[.G745])" office:value-type="string" office:string-value="10/14/2017 22:00:09" calcext:value-type="string">
            <text:p>10/14/2017 22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1" calcext:value-type="float">
            <text:p>29.71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746];&quot;-&quot;;[.E746];&quot;-&quot;;[.D746])" office:value-type="string" office:string-value="2017-Oct-14" calcext:value-type="string">
            <text:p>2017-Oct-14</text:p>
          </table:table-cell>
          <table:table-cell table:formula="of:=MONTH([.Q746])" office:value-type="float" office:value="10" calcext:value-type="float">
            <text:p>10</text:p>
          </table:table-cell>
          <table:table-cell table:formula="of:=CONCATENATE([.R746];&quot;/&quot;;[.D746];&quot;/&quot;;[.F746];&quot; &quot;;[.G746])" office:value-type="string" office:string-value="10/14/2017 22:15:03" calcext:value-type="string">
            <text:p>10/14/2017 2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747];&quot;-&quot;;[.E747];&quot;-&quot;;[.D747])" office:value-type="string" office:string-value="2017-Oct-14" calcext:value-type="string">
            <text:p>2017-Oct-14</text:p>
          </table:table-cell>
          <table:table-cell table:formula="of:=MONTH([.Q747])" office:value-type="float" office:value="10" calcext:value-type="float">
            <text:p>10</text:p>
          </table:table-cell>
          <table:table-cell table:formula="of:=CONCATENATE([.R747];&quot;/&quot;;[.D747];&quot;/&quot;;[.F747];&quot; &quot;;[.G747])" office:value-type="string" office:string-value="10/14/2017 22:30:03" calcext:value-type="string">
            <text:p>10/14/2017 22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2.733" calcext:value-type="float">
            <text:p>32.733</text:p>
          </table:table-cell>
          <table:table-cell table:formula="of:=CONCATENATE([.F748];&quot;-&quot;;[.E748];&quot;-&quot;;[.D748])" office:value-type="string" office:string-value="2017-Oct-14" calcext:value-type="string">
            <text:p>2017-Oct-14</text:p>
          </table:table-cell>
          <table:table-cell table:formula="of:=MONTH([.Q748])" office:value-type="float" office:value="10" calcext:value-type="float">
            <text:p>10</text:p>
          </table:table-cell>
          <table:table-cell table:formula="of:=CONCATENATE([.R748];&quot;/&quot;;[.D748];&quot;/&quot;;[.F748];&quot; &quot;;[.G748])" office:value-type="string" office:string-value="10/14/2017 22:45:02" calcext:value-type="string">
            <text:p>10/14/2017 2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1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1" calcext:value-type="float">
            <text:p>29.71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749];&quot;-&quot;;[.E749];&quot;-&quot;;[.D749])" office:value-type="string" office:string-value="2017-Oct-14" calcext:value-type="string">
            <text:p>2017-Oct-14</text:p>
          </table:table-cell>
          <table:table-cell table:formula="of:=MONTH([.Q749])" office:value-type="float" office:value="10" calcext:value-type="float">
            <text:p>10</text:p>
          </table:table-cell>
          <table:table-cell table:formula="of:=CONCATENATE([.R749];&quot;/&quot;;[.D749];&quot;/&quot;;[.F749];&quot; &quot;;[.G749])" office:value-type="string" office:string-value="10/14/2017 23:00:12" calcext:value-type="string">
            <text:p>10/14/2017 23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750];&quot;-&quot;;[.E750];&quot;-&quot;;[.D750])" office:value-type="string" office:string-value="2017-Oct-14" calcext:value-type="string">
            <text:p>2017-Oct-14</text:p>
          </table:table-cell>
          <table:table-cell table:formula="of:=MONTH([.Q750])" office:value-type="float" office:value="10" calcext:value-type="float">
            <text:p>10</text:p>
          </table:table-cell>
          <table:table-cell table:formula="of:=CONCATENATE([.R750];&quot;/&quot;;[.D750];&quot;/&quot;;[.F750];&quot; &quot;;[.G750])" office:value-type="string" office:string-value="10/14/2017 23:15:03" calcext:value-type="string">
            <text:p>10/14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5" calcext:value-type="float">
            <text:p>29.75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751];&quot;-&quot;;[.E751];&quot;-&quot;;[.D751])" office:value-type="string" office:string-value="2017-Oct-14" calcext:value-type="string">
            <text:p>2017-Oct-14</text:p>
          </table:table-cell>
          <table:table-cell table:formula="of:=MONTH([.Q751])" office:value-type="float" office:value="10" calcext:value-type="float">
            <text:p>10</text:p>
          </table:table-cell>
          <table:table-cell table:formula="of:=CONCATENATE([.R751];&quot;/&quot;;[.D751];&quot;/&quot;;[.F751];&quot; &quot;;[.G751])" office:value-type="string" office:string-value="10/14/2017 23:30:05" calcext:value-type="string">
            <text:p>10/14/2017 23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at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5" calcext:value-type="float">
            <text:p>29.75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752];&quot;-&quot;;[.E752];&quot;-&quot;;[.D752])" office:value-type="string" office:string-value="2017-Oct-14" calcext:value-type="string">
            <text:p>2017-Oct-14</text:p>
          </table:table-cell>
          <table:table-cell table:formula="of:=MONTH([.Q752])" office:value-type="float" office:value="10" calcext:value-type="float">
            <text:p>10</text:p>
          </table:table-cell>
          <table:table-cell table:formula="of:=CONCATENATE([.R752];&quot;/&quot;;[.D752];&quot;/&quot;;[.F752];&quot; &quot;;[.G752])" office:value-type="string" office:string-value="10/14/2017 23:45:02" calcext:value-type="string">
            <text:p>10/14/2017 2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2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753];&quot;-&quot;;[.E753];&quot;-&quot;;[.D753])" office:value-type="string" office:string-value="2017-Oct-15" calcext:value-type="string">
            <text:p>2017-Oct-15</text:p>
          </table:table-cell>
          <table:table-cell table:formula="of:=MONTH([.Q753])" office:value-type="float" office:value="10" calcext:value-type="float">
            <text:p>10</text:p>
          </table:table-cell>
          <table:table-cell table:formula="of:=CONCATENATE([.R753];&quot;/&quot;;[.D753];&quot;/&quot;;[.F753];&quot; &quot;;[.G753])" office:value-type="string" office:string-value="10/15/2017 00:00:23" calcext:value-type="string">
            <text:p>10/15/2017 00:00:2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754];&quot;-&quot;;[.E754];&quot;-&quot;;[.D754])" office:value-type="string" office:string-value="2017-Oct-15" calcext:value-type="string">
            <text:p>2017-Oct-15</text:p>
          </table:table-cell>
          <table:table-cell table:formula="of:=MONTH([.Q754])" office:value-type="float" office:value="10" calcext:value-type="float">
            <text:p>10</text:p>
          </table:table-cell>
          <table:table-cell table:formula="of:=CONCATENATE([.R754];&quot;/&quot;;[.D754];&quot;/&quot;;[.F754];&quot; &quot;;[.G754])" office:value-type="string" office:string-value="10/15/2017 00:15:07" calcext:value-type="string">
            <text:p>10/15/2017 00:1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755];&quot;-&quot;;[.E755];&quot;-&quot;;[.D755])" office:value-type="string" office:string-value="2017-Oct-15" calcext:value-type="string">
            <text:p>2017-Oct-15</text:p>
          </table:table-cell>
          <table:table-cell table:formula="of:=MONTH([.Q755])" office:value-type="float" office:value="10" calcext:value-type="float">
            <text:p>10</text:p>
          </table:table-cell>
          <table:table-cell table:formula="of:=CONCATENATE([.R755];&quot;/&quot;;[.D755];&quot;/&quot;;[.F755];&quot; &quot;;[.G755])" office:value-type="string" office:string-value="10/15/2017 00:30:09" calcext:value-type="string">
            <text:p>10/15/2017 00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2.733" calcext:value-type="float">
            <text:p>32.733</text:p>
          </table:table-cell>
          <table:table-cell table:formula="of:=CONCATENATE([.F756];&quot;-&quot;;[.E756];&quot;-&quot;;[.D756])" office:value-type="string" office:string-value="2017-Oct-15" calcext:value-type="string">
            <text:p>2017-Oct-15</text:p>
          </table:table-cell>
          <table:table-cell table:formula="of:=MONTH([.Q756])" office:value-type="float" office:value="10" calcext:value-type="float">
            <text:p>10</text:p>
          </table:table-cell>
          <table:table-cell table:formula="of:=CONCATENATE([.R756];&quot;/&quot;;[.D756];&quot;/&quot;;[.F756];&quot; &quot;;[.G756])" office:value-type="string" office:string-value="10/15/2017 00:45:03" calcext:value-type="string">
            <text:p>10/15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757];&quot;-&quot;;[.E757];&quot;-&quot;;[.D757])" office:value-type="string" office:string-value="2017-Oct-15" calcext:value-type="string">
            <text:p>2017-Oct-15</text:p>
          </table:table-cell>
          <table:table-cell table:formula="of:=MONTH([.Q757])" office:value-type="float" office:value="10" calcext:value-type="float">
            <text:p>10</text:p>
          </table:table-cell>
          <table:table-cell table:formula="of:=CONCATENATE([.R757];&quot;/&quot;;[.D757];&quot;/&quot;;[.F757];&quot; &quot;;[.G757])" office:value-type="string" office:string-value="10/15/2017 01:00:03" calcext:value-type="string">
            <text:p>10/15/2017 01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5" calcext:value-type="float">
            <text:p>29.75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758];&quot;-&quot;;[.E758];&quot;-&quot;;[.D758])" office:value-type="string" office:string-value="2017-Oct-15" calcext:value-type="string">
            <text:p>2017-Oct-15</text:p>
          </table:table-cell>
          <table:table-cell table:formula="of:=MONTH([.Q758])" office:value-type="float" office:value="10" calcext:value-type="float">
            <text:p>10</text:p>
          </table:table-cell>
          <table:table-cell table:formula="of:=CONCATENATE([.R758];&quot;/&quot;;[.D758];&quot;/&quot;;[.F758];&quot; &quot;;[.G758])" office:value-type="string" office:string-value="10/15/2017 01:15:03" calcext:value-type="string">
            <text:p>10/15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5" calcext:value-type="float">
            <text:p>29.75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759];&quot;-&quot;;[.E759];&quot;-&quot;;[.D759])" office:value-type="string" office:string-value="2017-Oct-15" calcext:value-type="string">
            <text:p>2017-Oct-15</text:p>
          </table:table-cell>
          <table:table-cell table:formula="of:=MONTH([.Q759])" office:value-type="float" office:value="10" calcext:value-type="float">
            <text:p>10</text:p>
          </table:table-cell>
          <table:table-cell table:formula="of:=CONCATENATE([.R759];&quot;/&quot;;[.D759];&quot;/&quot;;[.F759];&quot; &quot;;[.G759])" office:value-type="string" office:string-value="10/15/2017 01:30:08" calcext:value-type="string">
            <text:p>10/15/2017 01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760];&quot;-&quot;;[.E760];&quot;-&quot;;[.D760])" office:value-type="string" office:string-value="2017-Oct-15" calcext:value-type="string">
            <text:p>2017-Oct-15</text:p>
          </table:table-cell>
          <table:table-cell table:formula="of:=MONTH([.Q760])" office:value-type="float" office:value="10" calcext:value-type="float">
            <text:p>10</text:p>
          </table:table-cell>
          <table:table-cell table:formula="of:=CONCATENATE([.R760];&quot;/&quot;;[.D760];&quot;/&quot;;[.F760];&quot; &quot;;[.G760])" office:value-type="string" office:string-value="10/15/2017 01:45:03" calcext:value-type="string">
            <text:p>10/15/2017 0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4" calcext:value-type="float">
            <text:p>29.74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761];&quot;-&quot;;[.E761];&quot;-&quot;;[.D761])" office:value-type="string" office:string-value="2017-Oct-15" calcext:value-type="string">
            <text:p>2017-Oct-15</text:p>
          </table:table-cell>
          <table:table-cell table:formula="of:=MONTH([.Q761])" office:value-type="float" office:value="10" calcext:value-type="float">
            <text:p>10</text:p>
          </table:table-cell>
          <table:table-cell table:formula="of:=CONCATENATE([.R761];&quot;/&quot;;[.D761];&quot;/&quot;;[.F761];&quot; &quot;;[.G761])" office:value-type="string" office:string-value="10/15/2017 02:00:05" calcext:value-type="string">
            <text:p>10/15/2017 02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762];&quot;-&quot;;[.E762];&quot;-&quot;;[.D762])" office:value-type="string" office:string-value="2017-Oct-15" calcext:value-type="string">
            <text:p>2017-Oct-15</text:p>
          </table:table-cell>
          <table:table-cell table:formula="of:=MONTH([.Q762])" office:value-type="float" office:value="10" calcext:value-type="float">
            <text:p>10</text:p>
          </table:table-cell>
          <table:table-cell table:formula="of:=CONCATENATE([.R762];&quot;/&quot;;[.D762];&quot;/&quot;;[.F762];&quot; &quot;;[.G762])" office:value-type="string" office:string-value="10/15/2017 02:15:03" calcext:value-type="string">
            <text:p>10/15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763];&quot;-&quot;;[.E763];&quot;-&quot;;[.D763])" office:value-type="string" office:string-value="2017-Oct-15" calcext:value-type="string">
            <text:p>2017-Oct-15</text:p>
          </table:table-cell>
          <table:table-cell table:formula="of:=MONTH([.Q763])" office:value-type="float" office:value="10" calcext:value-type="float">
            <text:p>10</text:p>
          </table:table-cell>
          <table:table-cell table:formula="of:=CONCATENATE([.R763];&quot;/&quot;;[.D763];&quot;/&quot;;[.F763];&quot; &quot;;[.G763])" office:value-type="string" office:string-value="10/15/2017 02:30:02" calcext:value-type="string">
            <text:p>10/15/2017 02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0.636" calcext:value-type="float">
            <text:p>30.636</text:p>
          </table:table-cell>
          <table:table-cell table:formula="of:=CONCATENATE([.F764];&quot;-&quot;;[.E764];&quot;-&quot;;[.D764])" office:value-type="string" office:string-value="2017-Oct-15" calcext:value-type="string">
            <text:p>2017-Oct-15</text:p>
          </table:table-cell>
          <table:table-cell table:formula="of:=MONTH([.Q764])" office:value-type="float" office:value="10" calcext:value-type="float">
            <text:p>10</text:p>
          </table:table-cell>
          <table:table-cell table:formula="of:=CONCATENATE([.R764];&quot;/&quot;;[.D764];&quot;/&quot;;[.F764];&quot; &quot;;[.G764])" office:value-type="string" office:string-value="10/15/2017 02:45:02" calcext:value-type="string">
            <text:p>10/15/2017 0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636" calcext:value-type="float">
            <text:p>30.636</text:p>
          </table:table-cell>
          <table:table-cell table:formula="of:=CONCATENATE([.F765];&quot;-&quot;;[.E765];&quot;-&quot;;[.D765])" office:value-type="string" office:string-value="2017-Oct-15" calcext:value-type="string">
            <text:p>2017-Oct-15</text:p>
          </table:table-cell>
          <table:table-cell table:formula="of:=MONTH([.Q765])" office:value-type="float" office:value="10" calcext:value-type="float">
            <text:p>10</text:p>
          </table:table-cell>
          <table:table-cell table:formula="of:=CONCATENATE([.R765];&quot;/&quot;;[.D765];&quot;/&quot;;[.F765];&quot; &quot;;[.G765])" office:value-type="string" office:string-value="10/15/2017 03:00:07" calcext:value-type="string">
            <text:p>10/15/2017 03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4" calcext:value-type="float">
            <text:p>29.74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0.636" calcext:value-type="float">
            <text:p>30.636</text:p>
          </table:table-cell>
          <table:table-cell table:formula="of:=CONCATENATE([.F766];&quot;-&quot;;[.E766];&quot;-&quot;;[.D766])" office:value-type="string" office:string-value="2017-Oct-15" calcext:value-type="string">
            <text:p>2017-Oct-15</text:p>
          </table:table-cell>
          <table:table-cell table:formula="of:=MONTH([.Q766])" office:value-type="float" office:value="10" calcext:value-type="float">
            <text:p>10</text:p>
          </table:table-cell>
          <table:table-cell table:formula="of:=CONCATENATE([.R766];&quot;/&quot;;[.D766];&quot;/&quot;;[.F766];&quot; &quot;;[.G766])" office:value-type="string" office:string-value="10/15/2017 03:15:02" calcext:value-type="string">
            <text:p>10/15/2017 0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0.636" calcext:value-type="float">
            <text:p>30.636</text:p>
          </table:table-cell>
          <table:table-cell table:formula="of:=CONCATENATE([.F767];&quot;-&quot;;[.E767];&quot;-&quot;;[.D767])" office:value-type="string" office:string-value="2017-Oct-15" calcext:value-type="string">
            <text:p>2017-Oct-15</text:p>
          </table:table-cell>
          <table:table-cell table:formula="of:=MONTH([.Q767])" office:value-type="float" office:value="10" calcext:value-type="float">
            <text:p>10</text:p>
          </table:table-cell>
          <table:table-cell table:formula="of:=CONCATENATE([.R767];&quot;/&quot;;[.D767];&quot;/&quot;;[.F767];&quot; &quot;;[.G767])" office:value-type="string" office:string-value="10/15/2017 03:30:07" calcext:value-type="string">
            <text:p>10/15/2017 0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0.636" calcext:value-type="float">
            <text:p>30.636</text:p>
          </table:table-cell>
          <table:table-cell table:formula="of:=CONCATENATE([.F768];&quot;-&quot;;[.E768];&quot;-&quot;;[.D768])" office:value-type="string" office:string-value="2017-Oct-15" calcext:value-type="string">
            <text:p>2017-Oct-15</text:p>
          </table:table-cell>
          <table:table-cell table:formula="of:=MONTH([.Q768])" office:value-type="float" office:value="10" calcext:value-type="float">
            <text:p>10</text:p>
          </table:table-cell>
          <table:table-cell table:formula="of:=CONCATENATE([.R768];&quot;/&quot;;[.D768];&quot;/&quot;;[.F768];&quot; &quot;;[.G768])" office:value-type="string" office:string-value="10/15/2017 03:45:04" calcext:value-type="string">
            <text:p>10/15/2017 03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10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0.636" calcext:value-type="float">
            <text:p>30.636</text:p>
          </table:table-cell>
          <table:table-cell table:formula="of:=CONCATENATE([.F769];&quot;-&quot;;[.E769];&quot;-&quot;;[.D769])" office:value-type="string" office:string-value="2017-Oct-15" calcext:value-type="string">
            <text:p>2017-Oct-15</text:p>
          </table:table-cell>
          <table:table-cell table:formula="of:=MONTH([.Q769])" office:value-type="float" office:value="10" calcext:value-type="float">
            <text:p>10</text:p>
          </table:table-cell>
          <table:table-cell table:formula="of:=CONCATENATE([.R769];&quot;/&quot;;[.D769];&quot;/&quot;;[.F769];&quot; &quot;;[.G769])" office:value-type="string" office:string-value="10/15/2017 04:00:10" calcext:value-type="string">
            <text:p>10/15/2017 04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30.636" calcext:value-type="float">
            <text:p>30.636</text:p>
          </table:table-cell>
          <table:table-cell table:formula="of:=CONCATENATE([.F770];&quot;-&quot;;[.E770];&quot;-&quot;;[.D770])" office:value-type="string" office:string-value="2017-Oct-15" calcext:value-type="string">
            <text:p>2017-Oct-15</text:p>
          </table:table-cell>
          <table:table-cell table:formula="of:=MONTH([.Q770])" office:value-type="float" office:value="10" calcext:value-type="float">
            <text:p>10</text:p>
          </table:table-cell>
          <table:table-cell table:formula="of:=CONCATENATE([.R770];&quot;/&quot;;[.D770];&quot;/&quot;;[.F770];&quot; &quot;;[.G770])" office:value-type="string" office:string-value="10/15/2017 04:15:03" calcext:value-type="string">
            <text:p>10/15/2017 0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30.636" calcext:value-type="float">
            <text:p>30.636</text:p>
          </table:table-cell>
          <table:table-cell table:formula="of:=CONCATENATE([.F771];&quot;-&quot;;[.E771];&quot;-&quot;;[.D771])" office:value-type="string" office:string-value="2017-Oct-15" calcext:value-type="string">
            <text:p>2017-Oct-15</text:p>
          </table:table-cell>
          <table:table-cell table:formula="of:=MONTH([.Q771])" office:value-type="float" office:value="10" calcext:value-type="float">
            <text:p>10</text:p>
          </table:table-cell>
          <table:table-cell table:formula="of:=CONCATENATE([.R771];&quot;/&quot;;[.D771];&quot;/&quot;;[.F771];&quot; &quot;;[.G771])" office:value-type="string" office:string-value="10/15/2017 04:30:03" calcext:value-type="string">
            <text:p>10/15/2017 04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772];&quot;-&quot;;[.E772];&quot;-&quot;;[.D772])" office:value-type="string" office:string-value="2017-Oct-15" calcext:value-type="string">
            <text:p>2017-Oct-15</text:p>
          </table:table-cell>
          <table:table-cell table:formula="of:=MONTH([.Q772])" office:value-type="float" office:value="10" calcext:value-type="float">
            <text:p>10</text:p>
          </table:table-cell>
          <table:table-cell table:formula="of:=CONCATENATE([.R772];&quot;/&quot;;[.D772];&quot;/&quot;;[.F772];&quot; &quot;;[.G772])" office:value-type="string" office:string-value="10/15/2017 04:45:02" calcext:value-type="string">
            <text:p>10/15/2017 04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4" calcext:value-type="float">
            <text:p>29.74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773];&quot;-&quot;;[.E773];&quot;-&quot;;[.D773])" office:value-type="string" office:string-value="2017-Oct-15" calcext:value-type="string">
            <text:p>2017-Oct-15</text:p>
          </table:table-cell>
          <table:table-cell table:formula="of:=MONTH([.Q773])" office:value-type="float" office:value="10" calcext:value-type="float">
            <text:p>10</text:p>
          </table:table-cell>
          <table:table-cell table:formula="of:=CONCATENATE([.R773];&quot;/&quot;;[.D773];&quot;/&quot;;[.F773];&quot; &quot;;[.G773])" office:value-type="string" office:string-value="10/15/2017 05:00:16" calcext:value-type="string">
            <text:p>10/15/2017 05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2" calcext:value-type="float">
            <text:p>29.72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774];&quot;-&quot;;[.E774];&quot;-&quot;;[.D774])" office:value-type="string" office:string-value="2017-Oct-15" calcext:value-type="string">
            <text:p>2017-Oct-15</text:p>
          </table:table-cell>
          <table:table-cell table:formula="of:=MONTH([.Q774])" office:value-type="float" office:value="10" calcext:value-type="float">
            <text:p>10</text:p>
          </table:table-cell>
          <table:table-cell table:formula="of:=CONCATENATE([.R774];&quot;/&quot;;[.D774];&quot;/&quot;;[.F774];&quot; &quot;;[.G774])" office:value-type="string" office:string-value="10/15/2017 05:15:03" calcext:value-type="string">
            <text:p>10/15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2" calcext:value-type="float">
            <text:p>29.72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30.636" calcext:value-type="float">
            <text:p>30.636</text:p>
          </table:table-cell>
          <table:table-cell table:formula="of:=CONCATENATE([.F775];&quot;-&quot;;[.E775];&quot;-&quot;;[.D775])" office:value-type="string" office:string-value="2017-Oct-15" calcext:value-type="string">
            <text:p>2017-Oct-15</text:p>
          </table:table-cell>
          <table:table-cell table:formula="of:=MONTH([.Q775])" office:value-type="float" office:value="10" calcext:value-type="float">
            <text:p>10</text:p>
          </table:table-cell>
          <table:table-cell table:formula="of:=CONCATENATE([.R775];&quot;/&quot;;[.D775];&quot;/&quot;;[.F775];&quot; &quot;;[.G775])" office:value-type="string" office:string-value="10/15/2017 05:30:07" calcext:value-type="string">
            <text:p>10/15/2017 05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2" calcext:value-type="float">
            <text:p>29.72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776];&quot;-&quot;;[.E776];&quot;-&quot;;[.D776])" office:value-type="string" office:string-value="2017-Oct-15" calcext:value-type="string">
            <text:p>2017-Oct-15</text:p>
          </table:table-cell>
          <table:table-cell table:formula="of:=MONTH([.Q776])" office:value-type="float" office:value="10" calcext:value-type="float">
            <text:p>10</text:p>
          </table:table-cell>
          <table:table-cell table:formula="of:=CONCATENATE([.R776];&quot;/&quot;;[.D776];&quot;/&quot;;[.F776];&quot; &quot;;[.G776])" office:value-type="string" office:string-value="10/15/2017 05:45:02" calcext:value-type="string">
            <text:p>10/15/2017 0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2" calcext:value-type="float">
            <text:p>29.72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777];&quot;-&quot;;[.E777];&quot;-&quot;;[.D777])" office:value-type="string" office:string-value="2017-Oct-15" calcext:value-type="string">
            <text:p>2017-Oct-15</text:p>
          </table:table-cell>
          <table:table-cell table:formula="of:=MONTH([.Q777])" office:value-type="float" office:value="10" calcext:value-type="float">
            <text:p>10</text:p>
          </table:table-cell>
          <table:table-cell table:formula="of:=CONCATENATE([.R777];&quot;/&quot;;[.D777];&quot;/&quot;;[.F777];&quot; &quot;;[.G777])" office:value-type="string" office:string-value="10/15/2017 06:00:08" calcext:value-type="string">
            <text:p>10/15/2017 06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2" calcext:value-type="float">
            <text:p>29.72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 office:value-type="float" office:value="33.497" calcext:value-type="float">
            <text:p>33.497</text:p>
          </table:table-cell>
          <table:table-cell office:value-type="float" office:value="32.733" calcext:value-type="float">
            <text:p>32.733</text:p>
          </table:table-cell>
          <table:table-cell table:formula="of:=CONCATENATE([.F778];&quot;-&quot;;[.E778];&quot;-&quot;;[.D778])" office:value-type="string" office:string-value="2017-Oct-15" calcext:value-type="string">
            <text:p>2017-Oct-15</text:p>
          </table:table-cell>
          <table:table-cell table:formula="of:=MONTH([.Q778])" office:value-type="float" office:value="10" calcext:value-type="float">
            <text:p>10</text:p>
          </table:table-cell>
          <table:table-cell table:formula="of:=CONCATENATE([.R778];&quot;/&quot;;[.D778];&quot;/&quot;;[.F778];&quot; &quot;;[.G778])" office:value-type="string" office:string-value="10/15/2017 06:15:03" calcext:value-type="string">
            <text:p>10/15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2" calcext:value-type="float">
            <text:p>29.72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2.733" calcext:value-type="float">
            <text:p>32.733</text:p>
          </table:table-cell>
          <table:table-cell table:formula="of:=CONCATENATE([.F779];&quot;-&quot;;[.E779];&quot;-&quot;;[.D779])" office:value-type="string" office:string-value="2017-Oct-15" calcext:value-type="string">
            <text:p>2017-Oct-15</text:p>
          </table:table-cell>
          <table:table-cell table:formula="of:=MONTH([.Q779])" office:value-type="float" office:value="10" calcext:value-type="float">
            <text:p>10</text:p>
          </table:table-cell>
          <table:table-cell table:formula="of:=CONCATENATE([.R779];&quot;/&quot;;[.D779];&quot;/&quot;;[.F779];&quot; &quot;;[.G779])" office:value-type="string" office:string-value="10/15/2017 06:30:07" calcext:value-type="string">
            <text:p>10/15/2017 06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2" calcext:value-type="float">
            <text:p>29.72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2.733" calcext:value-type="float">
            <text:p>32.733</text:p>
          </table:table-cell>
          <table:table-cell table:formula="of:=CONCATENATE([.F780];&quot;-&quot;;[.E780];&quot;-&quot;;[.D780])" office:value-type="string" office:string-value="2017-Oct-15" calcext:value-type="string">
            <text:p>2017-Oct-15</text:p>
          </table:table-cell>
          <table:table-cell table:formula="of:=MONTH([.Q780])" office:value-type="float" office:value="10" calcext:value-type="float">
            <text:p>10</text:p>
          </table:table-cell>
          <table:table-cell table:formula="of:=CONCATENATE([.R780];&quot;/&quot;;[.D780];&quot;/&quot;;[.F780];&quot; &quot;;[.G780])" office:value-type="string" office:string-value="10/15/2017 06:45:03" calcext:value-type="string">
            <text:p>10/15/2017 0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2" calcext:value-type="float">
            <text:p>29.72</text:p>
          </table:table-cell>
          <table:table-cell office:value-type="float" office:value="80.9" calcext:value-type="float">
            <text:p>80.9</text:p>
          </table:table-cell>
          <table:table-cell office:value-type="float" office:value="27.2" calcext:value-type="float">
            <text:p>27.2</text:p>
          </table:table-cell>
          <table:table-cell office:value-type="float" office:value="35.998" calcext:value-type="float">
            <text:p>35.998</text:p>
          </table:table-cell>
          <table:table-cell office:value-type="float" office:value="31.669" calcext:value-type="float">
            <text:p>31.669</text:p>
          </table:table-cell>
          <table:table-cell table:formula="of:=CONCATENATE([.F781];&quot;-&quot;;[.E781];&quot;-&quot;;[.D781])" office:value-type="string" office:string-value="2017-Oct-15" calcext:value-type="string">
            <text:p>2017-Oct-15</text:p>
          </table:table-cell>
          <table:table-cell table:formula="of:=MONTH([.Q781])" office:value-type="float" office:value="10" calcext:value-type="float">
            <text:p>10</text:p>
          </table:table-cell>
          <table:table-cell table:formula="of:=CONCATENATE([.R781];&quot;/&quot;;[.D781];&quot;/&quot;;[.F781];&quot; &quot;;[.G781])" office:value-type="string" office:string-value="10/15/2017 07:00:03" calcext:value-type="string">
            <text:p>10/15/2017 07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2" calcext:value-type="float">
            <text:p>29.72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2.733" calcext:value-type="float">
            <text:p>32.733</text:p>
          </table:table-cell>
          <table:table-cell table:formula="of:=CONCATENATE([.F782];&quot;-&quot;;[.E782];&quot;-&quot;;[.D782])" office:value-type="string" office:string-value="2017-Oct-15" calcext:value-type="string">
            <text:p>2017-Oct-15</text:p>
          </table:table-cell>
          <table:table-cell table:formula="of:=MONTH([.Q782])" office:value-type="float" office:value="10" calcext:value-type="float">
            <text:p>10</text:p>
          </table:table-cell>
          <table:table-cell table:formula="of:=CONCATENATE([.R782];&quot;/&quot;;[.D782];&quot;/&quot;;[.F782];&quot; &quot;;[.G782])" office:value-type="string" office:string-value="10/15/2017 07:15:03" calcext:value-type="string">
            <text:p>10/15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3" calcext:value-type="float">
            <text:p>29.73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783];&quot;-&quot;;[.E783];&quot;-&quot;;[.D783])" office:value-type="string" office:string-value="2017-Oct-15" calcext:value-type="string">
            <text:p>2017-Oct-15</text:p>
          </table:table-cell>
          <table:table-cell table:formula="of:=MONTH([.Q783])" office:value-type="float" office:value="10" calcext:value-type="float">
            <text:p>10</text:p>
          </table:table-cell>
          <table:table-cell table:formula="of:=CONCATENATE([.R783];&quot;/&quot;;[.D783];&quot;/&quot;;[.F783];&quot; &quot;;[.G783])" office:value-type="string" office:string-value="10/15/2017 07:30:06" calcext:value-type="string">
            <text:p>10/15/2017 07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9" calcext:value-type="float">
            <text:p>81.9</text:p>
          </table:table-cell>
          <table:table-cell office:value-type="float" office:value="27.7" calcext:value-type="float">
            <text:p>27.7</text:p>
          </table:table-cell>
          <table:table-cell office:value-type="float" office:value="37.187" calcext:value-type="float">
            <text:p>37.187</text:p>
          </table:table-cell>
          <table:table-cell office:value-type="float" office:value="32.733" calcext:value-type="float">
            <text:p>32.733</text:p>
          </table:table-cell>
          <table:table-cell table:formula="of:=CONCATENATE([.F784];&quot;-&quot;;[.E784];&quot;-&quot;;[.D784])" office:value-type="string" office:string-value="2017-Oct-15" calcext:value-type="string">
            <text:p>2017-Oct-15</text:p>
          </table:table-cell>
          <table:table-cell table:formula="of:=MONTH([.Q784])" office:value-type="float" office:value="10" calcext:value-type="float">
            <text:p>10</text:p>
          </table:table-cell>
          <table:table-cell table:formula="of:=CONCATENATE([.R784];&quot;/&quot;;[.D784];&quot;/&quot;;[.F784];&quot; &quot;;[.G784])" office:value-type="string" office:string-value="10/15/2017 07:45:03" calcext:value-type="string">
            <text:p>10/15/2017 0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7" calcext:value-type="float">
            <text:p>81.7</text:p>
          </table:table-cell>
          <table:table-cell office:value-type="float" office:value="27.6" calcext:value-type="float">
            <text:p>27.6</text:p>
          </table:table-cell>
          <table:table-cell office:value-type="float" office:value="36.946" calcext:value-type="float">
            <text:p>36.946</text:p>
          </table:table-cell>
          <table:table-cell office:value-type="float" office:value="32.733" calcext:value-type="float">
            <text:p>32.733</text:p>
          </table:table-cell>
          <table:table-cell table:formula="of:=CONCATENATE([.F785];&quot;-&quot;;[.E785];&quot;-&quot;;[.D785])" office:value-type="string" office:string-value="2017-Oct-15" calcext:value-type="string">
            <text:p>2017-Oct-15</text:p>
          </table:table-cell>
          <table:table-cell table:formula="of:=MONTH([.Q785])" office:value-type="float" office:value="10" calcext:value-type="float">
            <text:p>10</text:p>
          </table:table-cell>
          <table:table-cell table:formula="of:=CONCATENATE([.R785];&quot;/&quot;;[.D785];&quot;/&quot;;[.F785];&quot; &quot;;[.G785])" office:value-type="string" office:string-value="10/15/2017 08:00:06" calcext:value-type="string">
            <text:p>10/15/2017 08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7" calcext:value-type="float">
            <text:p>29.77</text:p>
          </table:table-cell>
          <table:table-cell office:value-type="float" office:value="81.8" calcext:value-type="float">
            <text:p>81.8</text:p>
          </table:table-cell>
          <table:table-cell office:value-type="float" office:value="27.7" calcext:value-type="float">
            <text:p>27.7</text:p>
          </table:table-cell>
          <table:table-cell office:value-type="float" office:value="37.067" calcext:value-type="float">
            <text:p>37.067</text:p>
          </table:table-cell>
          <table:table-cell office:value-type="float" office:value="32.733" calcext:value-type="float">
            <text:p>32.733</text:p>
          </table:table-cell>
          <table:table-cell table:formula="of:=CONCATENATE([.F786];&quot;-&quot;;[.E786];&quot;-&quot;;[.D786])" office:value-type="string" office:string-value="2017-Oct-15" calcext:value-type="string">
            <text:p>2017-Oct-15</text:p>
          </table:table-cell>
          <table:table-cell table:formula="of:=MONTH([.Q786])" office:value-type="float" office:value="10" calcext:value-type="float">
            <text:p>10</text:p>
          </table:table-cell>
          <table:table-cell table:formula="of:=CONCATENATE([.R786];&quot;/&quot;;[.D786];&quot;/&quot;;[.F786];&quot; &quot;;[.G786])" office:value-type="string" office:string-value="10/15/2017 08:15:02" calcext:value-type="string">
            <text:p>10/15/2017 08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7" calcext:value-type="float">
            <text:p>29.77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2.733" calcext:value-type="float">
            <text:p>32.733</text:p>
          </table:table-cell>
          <table:table-cell table:formula="of:=CONCATENATE([.F787];&quot;-&quot;;[.E787];&quot;-&quot;;[.D787])" office:value-type="string" office:string-value="2017-Oct-15" calcext:value-type="string">
            <text:p>2017-Oct-15</text:p>
          </table:table-cell>
          <table:table-cell table:formula="of:=MONTH([.Q787])" office:value-type="float" office:value="10" calcext:value-type="float">
            <text:p>10</text:p>
          </table:table-cell>
          <table:table-cell table:formula="of:=CONCATENATE([.R787];&quot;/&quot;;[.D787];&quot;/&quot;;[.F787];&quot; &quot;;[.G787])" office:value-type="string" office:string-value="10/15/2017 08:30:03" calcext:value-type="string">
            <text:p>10/15/2017 08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2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4.956" calcext:value-type="float">
            <text:p>34.956</text:p>
          </table:table-cell>
          <table:table-cell table:formula="of:=CONCATENATE([.F788];&quot;-&quot;;[.E788];&quot;-&quot;;[.D788])" office:value-type="string" office:string-value="2017-Oct-15" calcext:value-type="string">
            <text:p>2017-Oct-15</text:p>
          </table:table-cell>
          <table:table-cell table:formula="of:=MONTH([.Q788])" office:value-type="float" office:value="10" calcext:value-type="float">
            <text:p>10</text:p>
          </table:table-cell>
          <table:table-cell table:formula="of:=CONCATENATE([.R788];&quot;/&quot;;[.D788];&quot;/&quot;;[.F788];&quot; &quot;;[.G788])" office:value-type="string" office:string-value="10/15/2017 08:45:02" calcext:value-type="string">
            <text:p>10/15/2017 08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8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4.956" calcext:value-type="float">
            <text:p>34.956</text:p>
          </table:table-cell>
          <table:table-cell table:formula="of:=CONCATENATE([.F789];&quot;-&quot;;[.E789];&quot;-&quot;;[.D789])" office:value-type="string" office:string-value="2017-Oct-15" calcext:value-type="string">
            <text:p>2017-Oct-15</text:p>
          </table:table-cell>
          <table:table-cell table:formula="of:=MONTH([.Q789])" office:value-type="float" office:value="10" calcext:value-type="float">
            <text:p>10</text:p>
          </table:table-cell>
          <table:table-cell table:formula="of:=CONCATENATE([.R789];&quot;/&quot;;[.D789];&quot;/&quot;;[.F789];&quot; &quot;;[.G789])" office:value-type="string" office:string-value="10/15/2017 09:00:08" calcext:value-type="string">
            <text:p>10/15/2017 09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6" calcext:value-type="float">
            <text:p>84.6</text:p>
          </table:table-cell>
          <table:table-cell office:value-type="float" office:value="29.2" calcext:value-type="float">
            <text:p>29.2</text:p>
          </table:table-cell>
          <table:table-cell office:value-type="float" office:value="40.571" calcext:value-type="float">
            <text:p>40.571</text:p>
          </table:table-cell>
          <table:table-cell office:value-type="float" office:value="33.829" calcext:value-type="float">
            <text:p>33.829</text:p>
          </table:table-cell>
          <table:table-cell table:formula="of:=CONCATENATE([.F790];&quot;-&quot;;[.E790];&quot;-&quot;;[.D790])" office:value-type="string" office:string-value="2017-Oct-15" calcext:value-type="string">
            <text:p>2017-Oct-15</text:p>
          </table:table-cell>
          <table:table-cell table:formula="of:=MONTH([.Q790])" office:value-type="float" office:value="10" calcext:value-type="float">
            <text:p>10</text:p>
          </table:table-cell>
          <table:table-cell table:formula="of:=CONCATENATE([.R790];&quot;/&quot;;[.D790];&quot;/&quot;;[.F790];&quot; &quot;;[.G790])" office:value-type="string" office:string-value="10/15/2017 09:15:03" calcext:value-type="string">
            <text:p>10/15/2017 0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08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7" calcext:value-type="float">
            <text:p>29.77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791];&quot;-&quot;;[.E791];&quot;-&quot;;[.D791])" office:value-type="string" office:string-value="2017-Oct-15" calcext:value-type="string">
            <text:p>2017-Oct-15</text:p>
          </table:table-cell>
          <table:table-cell table:formula="of:=MONTH([.Q791])" office:value-type="float" office:value="10" calcext:value-type="float">
            <text:p>10</text:p>
          </table:table-cell>
          <table:table-cell table:formula="of:=CONCATENATE([.R791];&quot;/&quot;;[.D791];&quot;/&quot;;[.F791];&quot; &quot;;[.G791])" office:value-type="string" office:string-value="10/15/2017 09:30:08" calcext:value-type="string">
            <text:p>10/15/2017 09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1" calcext:value-type="float">
            <text:p>84.1</text:p>
          </table:table-cell>
          <table:table-cell office:value-type="float" office:value="28.9" calcext:value-type="float">
            <text:p>28.9</text:p>
          </table:table-cell>
          <table:table-cell office:value-type="float" office:value="39.925" calcext:value-type="float">
            <text:p>39.925</text:p>
          </table:table-cell>
          <table:table-cell office:value-type="float" office:value="32.733" calcext:value-type="float">
            <text:p>32.733</text:p>
          </table:table-cell>
          <table:table-cell table:formula="of:=CONCATENATE([.F792];&quot;-&quot;;[.E792];&quot;-&quot;;[.D792])" office:value-type="string" office:string-value="2017-Oct-15" calcext:value-type="string">
            <text:p>2017-Oct-15</text:p>
          </table:table-cell>
          <table:table-cell table:formula="of:=MONTH([.Q792])" office:value-type="float" office:value="10" calcext:value-type="float">
            <text:p>10</text:p>
          </table:table-cell>
          <table:table-cell table:formula="of:=CONCATENATE([.R792];&quot;/&quot;;[.D792];&quot;/&quot;;[.F792];&quot; &quot;;[.G792])" office:value-type="string" office:string-value="10/15/2017 09:45:02" calcext:value-type="string">
            <text:p>10/15/2017 09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1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7" calcext:value-type="float">
            <text:p>29.77</text:p>
          </table:table-cell>
          <table:table-cell office:value-type="float" office:value="84" calcext:value-type="float">
            <text:p>84</text:p>
          </table:table-cell>
          <table:table-cell office:value-type="float" office:value="28.9" calcext:value-type="float">
            <text:p>28.9</text:p>
          </table:table-cell>
          <table:table-cell office:value-type="float" office:value="39.797" calcext:value-type="float">
            <text:p>39.797</text:p>
          </table:table-cell>
          <table:table-cell office:value-type="float" office:value="33.829" calcext:value-type="float">
            <text:p>33.829</text:p>
          </table:table-cell>
          <table:table-cell table:formula="of:=CONCATENATE([.F793];&quot;-&quot;;[.E793];&quot;-&quot;;[.D793])" office:value-type="string" office:string-value="2017-Oct-15" calcext:value-type="string">
            <text:p>2017-Oct-15</text:p>
          </table:table-cell>
          <table:table-cell table:formula="of:=MONTH([.Q793])" office:value-type="float" office:value="10" calcext:value-type="float">
            <text:p>10</text:p>
          </table:table-cell>
          <table:table-cell table:formula="of:=CONCATENATE([.R793];&quot;/&quot;;[.D793];&quot;/&quot;;[.F793];&quot; &quot;;[.G793])" office:value-type="string" office:string-value="10/15/2017 10:00:14" calcext:value-type="string">
            <text:p>10/15/2017 10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2.733" calcext:value-type="float">
            <text:p>32.733</text:p>
          </table:table-cell>
          <table:table-cell table:formula="of:=CONCATENATE([.F794];&quot;-&quot;;[.E794];&quot;-&quot;;[.D794])" office:value-type="string" office:string-value="2017-Oct-15" calcext:value-type="string">
            <text:p>2017-Oct-15</text:p>
          </table:table-cell>
          <table:table-cell table:formula="of:=MONTH([.Q794])" office:value-type="float" office:value="10" calcext:value-type="float">
            <text:p>10</text:p>
          </table:table-cell>
          <table:table-cell table:formula="of:=CONCATENATE([.R794];&quot;/&quot;;[.D794];&quot;/&quot;;[.F794];&quot; &quot;;[.G794])" office:value-type="string" office:string-value="10/15/2017 10:15:02" calcext:value-type="string">
            <text:p>10/15/2017 1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06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7" calcext:value-type="float">
            <text:p>29.77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795];&quot;-&quot;;[.E795];&quot;-&quot;;[.D795])" office:value-type="string" office:string-value="2017-Oct-15" calcext:value-type="string">
            <text:p>2017-Oct-15</text:p>
          </table:table-cell>
          <table:table-cell table:formula="of:=MONTH([.Q795])" office:value-type="float" office:value="10" calcext:value-type="float">
            <text:p>10</text:p>
          </table:table-cell>
          <table:table-cell table:formula="of:=CONCATENATE([.R795];&quot;/&quot;;[.D795];&quot;/&quot;;[.F795];&quot; &quot;;[.G795])" office:value-type="string" office:string-value="10/15/2017 10:30:06" calcext:value-type="string">
            <text:p>10/15/2017 10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7" calcext:value-type="float">
            <text:p>29.77</text:p>
          </table:table-cell>
          <table:table-cell office:value-type="float" office:value="86.4" calcext:value-type="float">
            <text:p>86.4</text:p>
          </table:table-cell>
          <table:table-cell office:value-type="float" office:value="30.2" calcext:value-type="float">
            <text:p>30.2</text:p>
          </table:table-cell>
          <table:table-cell office:value-type="float" office:value="42.973" calcext:value-type="float">
            <text:p>42.973</text:p>
          </table:table-cell>
          <table:table-cell office:value-type="float" office:value="34.956" calcext:value-type="float">
            <text:p>34.956</text:p>
          </table:table-cell>
          <table:table-cell table:formula="of:=CONCATENATE([.F796];&quot;-&quot;;[.E796];&quot;-&quot;;[.D796])" office:value-type="string" office:string-value="2017-Oct-15" calcext:value-type="string">
            <text:p>2017-Oct-15</text:p>
          </table:table-cell>
          <table:table-cell table:formula="of:=MONTH([.Q796])" office:value-type="float" office:value="10" calcext:value-type="float">
            <text:p>10</text:p>
          </table:table-cell>
          <table:table-cell table:formula="of:=CONCATENATE([.R796];&quot;/&quot;;[.D796];&quot;/&quot;;[.F796];&quot; &quot;;[.G796])" office:value-type="string" office:string-value="10/15/2017 10:45:03" calcext:value-type="string">
            <text:p>10/15/2017 1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15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79%</text:p>
          </table:table-cell>
          <table:table-cell office:value-type="float" office:value="29.77" calcext:value-type="float">
            <text:p>29.77</text:p>
          </table:table-cell>
          <table:table-cell office:value-type="float" office:value="86.8" calcext:value-type="float">
            <text:p>86.8</text:p>
          </table:table-cell>
          <table:table-cell office:value-type="float" office:value="30.4" calcext:value-type="float">
            <text:p>30.4</text:p>
          </table:table-cell>
          <table:table-cell office:value-type="float" office:value="43.523" calcext:value-type="float">
            <text:p>43.523</text:p>
          </table:table-cell>
          <table:table-cell office:value-type="float" office:value="34.956" calcext:value-type="float">
            <text:p>34.956</text:p>
          </table:table-cell>
          <table:table-cell table:formula="of:=CONCATENATE([.F797];&quot;-&quot;;[.E797];&quot;-&quot;;[.D797])" office:value-type="string" office:string-value="2017-Oct-15" calcext:value-type="string">
            <text:p>2017-Oct-15</text:p>
          </table:table-cell>
          <table:table-cell table:formula="of:=MONTH([.Q797])" office:value-type="float" office:value="10" calcext:value-type="float">
            <text:p>10</text:p>
          </table:table-cell>
          <table:table-cell table:formula="of:=CONCATENATE([.R797];&quot;/&quot;;[.D797];&quot;/&quot;;[.F797];&quot; &quot;;[.G797])" office:value-type="string" office:string-value="10/15/2017 11:00:15" calcext:value-type="string">
            <text:p>10/15/2017 11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2.733" calcext:value-type="float">
            <text:p>32.733</text:p>
          </table:table-cell>
          <table:table-cell table:formula="of:=CONCATENATE([.F798];&quot;-&quot;;[.E798];&quot;-&quot;;[.D798])" office:value-type="string" office:string-value="2017-Oct-15" calcext:value-type="string">
            <text:p>2017-Oct-15</text:p>
          </table:table-cell>
          <table:table-cell table:formula="of:=MONTH([.Q798])" office:value-type="float" office:value="10" calcext:value-type="float">
            <text:p>10</text:p>
          </table:table-cell>
          <table:table-cell table:formula="of:=CONCATENATE([.R798];&quot;/&quot;;[.D798];&quot;/&quot;;[.F798];&quot; &quot;;[.G798])" office:value-type="string" office:string-value="10/15/2017 11:15:04" calcext:value-type="string">
            <text:p>10/15/2017 11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8" calcext:value-type="float">
            <text:p>29.78</text:p>
          </table:table-cell>
          <table:table-cell office:value-type="float" office:value="83.4" calcext:value-type="float">
            <text:p>83.4</text:p>
          </table:table-cell>
          <table:table-cell office:value-type="float" office:value="28.6" calcext:value-type="float">
            <text:p>28.6</text:p>
          </table:table-cell>
          <table:table-cell office:value-type="float" office:value="39.035" calcext:value-type="float">
            <text:p>39.035</text:p>
          </table:table-cell>
          <table:table-cell office:value-type="float" office:value="32.733" calcext:value-type="float">
            <text:p>32.733</text:p>
          </table:table-cell>
          <table:table-cell table:formula="of:=CONCATENATE([.F799];&quot;-&quot;;[.E799];&quot;-&quot;;[.D799])" office:value-type="string" office:string-value="2017-Oct-15" calcext:value-type="string">
            <text:p>2017-Oct-15</text:p>
          </table:table-cell>
          <table:table-cell table:formula="of:=MONTH([.Q799])" office:value-type="float" office:value="10" calcext:value-type="float">
            <text:p>10</text:p>
          </table:table-cell>
          <table:table-cell table:formula="of:=CONCATENATE([.R799];&quot;/&quot;;[.D799];&quot;/&quot;;[.F799];&quot; &quot;;[.G799])" office:value-type="string" office:string-value="10/15/2017 11:30:02" calcext:value-type="string">
            <text:p>10/15/2017 11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8" calcext:value-type="float">
            <text:p>29.78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800];&quot;-&quot;;[.E800];&quot;-&quot;;[.D800])" office:value-type="string" office:string-value="2017-Oct-15" calcext:value-type="string">
            <text:p>2017-Oct-15</text:p>
          </table:table-cell>
          <table:table-cell table:formula="of:=MONTH([.Q800])" office:value-type="float" office:value="10" calcext:value-type="float">
            <text:p>10</text:p>
          </table:table-cell>
          <table:table-cell table:formula="of:=CONCATENATE([.R800];&quot;/&quot;;[.D800];&quot;/&quot;;[.F800];&quot; &quot;;[.G800])" office:value-type="string" office:string-value="10/15/2017 11:45:03" calcext:value-type="string">
            <text:p>10/15/2017 1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8" calcext:value-type="float">
            <text:p>29.78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2.733" calcext:value-type="float">
            <text:p>32.733</text:p>
          </table:table-cell>
          <table:table-cell table:formula="of:=CONCATENATE([.F801];&quot;-&quot;;[.E801];&quot;-&quot;;[.D801])" office:value-type="string" office:string-value="2017-Oct-15" calcext:value-type="string">
            <text:p>2017-Oct-15</text:p>
          </table:table-cell>
          <table:table-cell table:formula="of:=MONTH([.Q801])" office:value-type="float" office:value="10" calcext:value-type="float">
            <text:p>10</text:p>
          </table:table-cell>
          <table:table-cell table:formula="of:=CONCATENATE([.R801];&quot;/&quot;;[.D801];&quot;/&quot;;[.F801];&quot; &quot;;[.G801])" office:value-type="string" office:string-value="10/15/2017 12:00:13" calcext:value-type="string">
            <text:p>10/15/2017 12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2.733" calcext:value-type="float">
            <text:p>32.733</text:p>
          </table:table-cell>
          <table:table-cell table:formula="of:=CONCATENATE([.F802];&quot;-&quot;;[.E802];&quot;-&quot;;[.D802])" office:value-type="string" office:string-value="2017-Oct-15" calcext:value-type="string">
            <text:p>2017-Oct-15</text:p>
          </table:table-cell>
          <table:table-cell table:formula="of:=MONTH([.Q802])" office:value-type="float" office:value="10" calcext:value-type="float">
            <text:p>10</text:p>
          </table:table-cell>
          <table:table-cell table:formula="of:=CONCATENATE([.R802];&quot;/&quot;;[.D802];&quot;/&quot;;[.F802];&quot; &quot;;[.G802])" office:value-type="string" office:string-value="10/15/2017 12:15:02" calcext:value-type="string">
            <text:p>10/15/2017 1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.733" calcext:value-type="float">
            <text:p>32.733</text:p>
          </table:table-cell>
          <table:table-cell table:formula="of:=CONCATENATE([.F803];&quot;-&quot;;[.E803];&quot;-&quot;;[.D803])" office:value-type="string" office:string-value="2017-Oct-15" calcext:value-type="string">
            <text:p>2017-Oct-15</text:p>
          </table:table-cell>
          <table:table-cell table:formula="of:=MONTH([.Q803])" office:value-type="float" office:value="10" calcext:value-type="float">
            <text:p>10</text:p>
          </table:table-cell>
          <table:table-cell table:formula="of:=CONCATENATE([.R803];&quot;/&quot;;[.D803];&quot;/&quot;;[.F803];&quot; &quot;;[.G803])" office:value-type="string" office:string-value="10/15/2017 12:30:07" calcext:value-type="string">
            <text:p>10/15/2017 12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2.733" calcext:value-type="float">
            <text:p>32.733</text:p>
          </table:table-cell>
          <table:table-cell table:formula="of:=CONCATENATE([.F804];&quot;-&quot;;[.E804];&quot;-&quot;;[.D804])" office:value-type="string" office:string-value="2017-Oct-15" calcext:value-type="string">
            <text:p>2017-Oct-15</text:p>
          </table:table-cell>
          <table:table-cell table:formula="of:=MONTH([.Q804])" office:value-type="float" office:value="10" calcext:value-type="float">
            <text:p>10</text:p>
          </table:table-cell>
          <table:table-cell table:formula="of:=CONCATENATE([.R804];&quot;/&quot;;[.D804];&quot;/&quot;;[.F804];&quot; &quot;;[.G804])" office:value-type="string" office:string-value="10/15/2017 12:45:04" calcext:value-type="string">
            <text:p>10/15/2017 12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8" calcext:value-type="float">
            <text:p>29.78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2.733" calcext:value-type="float">
            <text:p>32.733</text:p>
          </table:table-cell>
          <table:table-cell table:formula="of:=CONCATENATE([.F805];&quot;-&quot;;[.E805];&quot;-&quot;;[.D805])" office:value-type="string" office:string-value="2017-Oct-15" calcext:value-type="string">
            <text:p>2017-Oct-15</text:p>
          </table:table-cell>
          <table:table-cell table:formula="of:=MONTH([.Q805])" office:value-type="float" office:value="10" calcext:value-type="float">
            <text:p>10</text:p>
          </table:table-cell>
          <table:table-cell table:formula="of:=CONCATENATE([.R805];&quot;/&quot;;[.D805];&quot;/&quot;;[.F805];&quot; &quot;;[.G805])" office:value-type="string" office:string-value="10/15/2017 13:00:09" calcext:value-type="string">
            <text:p>10/15/2017 13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8" calcext:value-type="float">
            <text:p>29.78</text:p>
          </table:table-cell>
          <table:table-cell office:value-type="float" office:value="85.2" calcext:value-type="float">
            <text:p>85.2</text:p>
          </table:table-cell>
          <table:table-cell office:value-type="float" office:value="29.6" calcext:value-type="float">
            <text:p>29.6</text:p>
          </table:table-cell>
          <table:table-cell office:value-type="float" office:value="41.358" calcext:value-type="float">
            <text:p>41.358</text:p>
          </table:table-cell>
          <table:table-cell office:value-type="float" office:value="33.829" calcext:value-type="float">
            <text:p>33.829</text:p>
          </table:table-cell>
          <table:table-cell table:formula="of:=CONCATENATE([.F806];&quot;-&quot;;[.E806];&quot;-&quot;;[.D806])" office:value-type="string" office:string-value="2017-Oct-15" calcext:value-type="string">
            <text:p>2017-Oct-15</text:p>
          </table:table-cell>
          <table:table-cell table:formula="of:=MONTH([.Q806])" office:value-type="float" office:value="10" calcext:value-type="float">
            <text:p>10</text:p>
          </table:table-cell>
          <table:table-cell table:formula="of:=CONCATENATE([.R806];&quot;/&quot;;[.D806];&quot;/&quot;;[.F806];&quot; &quot;;[.G806])" office:value-type="string" office:string-value="10/15/2017 13:15:02" calcext:value-type="string">
            <text:p>10/15/2017 13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78" calcext:value-type="float">
            <text:p>29.78</text:p>
          </table:table-cell>
          <table:table-cell office:value-type="float" office:value="85.3" calcext:value-type="float">
            <text:p>85.3</text:p>
          </table:table-cell>
          <table:table-cell office:value-type="float" office:value="29.6" calcext:value-type="float">
            <text:p>29.6</text:p>
          </table:table-cell>
          <table:table-cell office:value-type="float" office:value="41.491" calcext:value-type="float">
            <text:p>41.491</text:p>
          </table:table-cell>
          <table:table-cell office:value-type="float" office:value="33.829" calcext:value-type="float">
            <text:p>33.829</text:p>
          </table:table-cell>
          <table:table-cell table:formula="of:=CONCATENATE([.F807];&quot;-&quot;;[.E807];&quot;-&quot;;[.D807])" office:value-type="string" office:string-value="2017-Oct-15" calcext:value-type="string">
            <text:p>2017-Oct-15</text:p>
          </table:table-cell>
          <table:table-cell table:formula="of:=MONTH([.Q807])" office:value-type="float" office:value="10" calcext:value-type="float">
            <text:p>10</text:p>
          </table:table-cell>
          <table:table-cell table:formula="of:=CONCATENATE([.R807];&quot;/&quot;;[.D807];&quot;/&quot;;[.F807];&quot; &quot;;[.G807])" office:value-type="string" office:string-value="10/15/2017 13:30:03" calcext:value-type="string">
            <text:p>10/15/2017 13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67" calcext:value-type="float">
            <text:p>29.67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42.025" calcext:value-type="float">
            <text:p>42.025</text:p>
          </table:table-cell>
          <table:table-cell office:value-type="float" office:value="33.829" calcext:value-type="float">
            <text:p>33.829</text:p>
          </table:table-cell>
          <table:table-cell table:formula="of:=CONCATENATE([.F808];&quot;-&quot;;[.E808];&quot;-&quot;;[.D808])" office:value-type="string" office:string-value="2017-Oct-15" calcext:value-type="string">
            <text:p>2017-Oct-15</text:p>
          </table:table-cell>
          <table:table-cell table:formula="of:=MONTH([.Q808])" office:value-type="float" office:value="10" calcext:value-type="float">
            <text:p>10</text:p>
          </table:table-cell>
          <table:table-cell table:formula="of:=CONCATENATE([.R808];&quot;/&quot;;[.D808];&quot;/&quot;;[.F808];&quot; &quot;;[.G808])" office:value-type="string" office:string-value="10/15/2017 13:45:03" calcext:value-type="string">
            <text:p>10/15/2017 1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67" calcext:value-type="float">
            <text:p>29.67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2.733" calcext:value-type="float">
            <text:p>32.733</text:p>
          </table:table-cell>
          <table:table-cell table:formula="of:=CONCATENATE([.F809];&quot;-&quot;;[.E809];&quot;-&quot;;[.D809])" office:value-type="string" office:string-value="2017-Oct-15" calcext:value-type="string">
            <text:p>2017-Oct-15</text:p>
          </table:table-cell>
          <table:table-cell table:formula="of:=MONTH([.Q809])" office:value-type="float" office:value="10" calcext:value-type="float">
            <text:p>10</text:p>
          </table:table-cell>
          <table:table-cell table:formula="of:=CONCATENATE([.R809];&quot;/&quot;;[.D809];&quot;/&quot;;[.F809];&quot; &quot;;[.G809])" office:value-type="string" office:string-value="10/15/2017 14:00:13" calcext:value-type="string">
            <text:p>10/15/2017 14:0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67" calcext:value-type="float">
            <text:p>29.67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2.733" calcext:value-type="float">
            <text:p>32.733</text:p>
          </table:table-cell>
          <table:table-cell table:formula="of:=CONCATENATE([.F810];&quot;-&quot;;[.E810];&quot;-&quot;;[.D810])" office:value-type="string" office:string-value="2017-Oct-15" calcext:value-type="string">
            <text:p>2017-Oct-15</text:p>
          </table:table-cell>
          <table:table-cell table:formula="of:=MONTH([.Q810])" office:value-type="float" office:value="10" calcext:value-type="float">
            <text:p>10</text:p>
          </table:table-cell>
          <table:table-cell table:formula="of:=CONCATENATE([.R810];&quot;/&quot;;[.D810];&quot;/&quot;;[.F810];&quot; &quot;;[.G810])" office:value-type="string" office:string-value="10/15/2017 14:15:03" calcext:value-type="string">
            <text:p>10/15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67" calcext:value-type="float">
            <text:p>29.67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2.733" calcext:value-type="float">
            <text:p>32.733</text:p>
          </table:table-cell>
          <table:table-cell table:formula="of:=CONCATENATE([.F811];&quot;-&quot;;[.E811];&quot;-&quot;;[.D811])" office:value-type="string" office:string-value="2017-Oct-15" calcext:value-type="string">
            <text:p>2017-Oct-15</text:p>
          </table:table-cell>
          <table:table-cell table:formula="of:=MONTH([.Q811])" office:value-type="float" office:value="10" calcext:value-type="float">
            <text:p>10</text:p>
          </table:table-cell>
          <table:table-cell table:formula="of:=CONCATENATE([.R811];&quot;/&quot;;[.D811];&quot;/&quot;;[.F811];&quot; &quot;;[.G811])" office:value-type="string" office:string-value="10/15/2017 14:30:04" calcext:value-type="string">
            <text:p>10/15/2017 14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67" calcext:value-type="float">
            <text:p>29.67</text:p>
          </table:table-cell>
          <table:table-cell office:value-type="float" office:value="84.4" calcext:value-type="float">
            <text:p>84.4</text:p>
          </table:table-cell>
          <table:table-cell office:value-type="float" office:value="29.1" calcext:value-type="float">
            <text:p>29.1</text:p>
          </table:table-cell>
          <table:table-cell office:value-type="float" office:value="40.312" calcext:value-type="float">
            <text:p>40.312</text:p>
          </table:table-cell>
          <table:table-cell office:value-type="float" office:value="32.733" calcext:value-type="float">
            <text:p>32.733</text:p>
          </table:table-cell>
          <table:table-cell table:formula="of:=CONCATENATE([.F812];&quot;-&quot;;[.E812];&quot;-&quot;;[.D812])" office:value-type="string" office:string-value="2017-Oct-15" calcext:value-type="string">
            <text:p>2017-Oct-15</text:p>
          </table:table-cell>
          <table:table-cell table:formula="of:=MONTH([.Q812])" office:value-type="float" office:value="10" calcext:value-type="float">
            <text:p>10</text:p>
          </table:table-cell>
          <table:table-cell table:formula="of:=CONCATENATE([.R812];&quot;/&quot;;[.D812];&quot;/&quot;;[.F812];&quot; &quot;;[.G812])" office:value-type="string" office:string-value="10/15/2017 14:45:03" calcext:value-type="string">
            <text:p>10/15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67" calcext:value-type="float">
            <text:p>29.67</text:p>
          </table:table-cell>
          <table:table-cell office:value-type="float" office:value="84.8" calcext:value-type="float">
            <text:p>84.8</text:p>
          </table:table-cell>
          <table:table-cell office:value-type="float" office:value="29.3" calcext:value-type="float">
            <text:p>29.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.733" calcext:value-type="float">
            <text:p>32.733</text:p>
          </table:table-cell>
          <table:table-cell table:formula="of:=CONCATENATE([.F813];&quot;-&quot;;[.E813];&quot;-&quot;;[.D813])" office:value-type="string" office:string-value="2017-Oct-15" calcext:value-type="string">
            <text:p>2017-Oct-15</text:p>
          </table:table-cell>
          <table:table-cell table:formula="of:=MONTH([.Q813])" office:value-type="float" office:value="10" calcext:value-type="float">
            <text:p>10</text:p>
          </table:table-cell>
          <table:table-cell table:formula="of:=CONCATENATE([.R813];&quot;/&quot;;[.D813];&quot;/&quot;;[.F813];&quot; &quot;;[.G813])" office:value-type="string" office:string-value="10/15/2017 15:00:03" calcext:value-type="string">
            <text:p>10/15/2017 15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67" calcext:value-type="float">
            <text:p>29.67</text:p>
          </table:table-cell>
          <table:table-cell office:value-type="float" office:value="84.5" calcext:value-type="float">
            <text:p>84.5</text:p>
          </table:table-cell>
          <table:table-cell office:value-type="float" office:value="29.2" calcext:value-type="float">
            <text:p>29.2</text:p>
          </table:table-cell>
          <table:table-cell office:value-type="float" office:value="40.441" calcext:value-type="float">
            <text:p>40.441</text:p>
          </table:table-cell>
          <table:table-cell office:value-type="float" office:value="32.733" calcext:value-type="float">
            <text:p>32.733</text:p>
          </table:table-cell>
          <table:table-cell table:formula="of:=CONCATENATE([.F814];&quot;-&quot;;[.E814];&quot;-&quot;;[.D814])" office:value-type="string" office:string-value="2017-Oct-15" calcext:value-type="string">
            <text:p>2017-Oct-15</text:p>
          </table:table-cell>
          <table:table-cell table:formula="of:=MONTH([.Q814])" office:value-type="float" office:value="10" calcext:value-type="float">
            <text:p>10</text:p>
          </table:table-cell>
          <table:table-cell table:formula="of:=CONCATENATE([.R814];&quot;/&quot;;[.D814];&quot;/&quot;;[.F814];&quot; &quot;;[.G814])" office:value-type="string" office:string-value="10/15/2017 15:15:03" calcext:value-type="string">
            <text:p>10/15/2017 1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1%</text:p>
          </table:table-cell>
          <table:table-cell office:value-type="float" office:value="29.67" calcext:value-type="float">
            <text:p>29.67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2.733" calcext:value-type="float">
            <text:p>32.733</text:p>
          </table:table-cell>
          <table:table-cell table:formula="of:=CONCATENATE([.F815];&quot;-&quot;;[.E815];&quot;-&quot;;[.D815])" office:value-type="string" office:string-value="2017-Oct-15" calcext:value-type="string">
            <text:p>2017-Oct-15</text:p>
          </table:table-cell>
          <table:table-cell table:formula="of:=MONTH([.Q815])" office:value-type="float" office:value="10" calcext:value-type="float">
            <text:p>10</text:p>
          </table:table-cell>
          <table:table-cell table:formula="of:=CONCATENATE([.R815];&quot;/&quot;;[.D815];&quot;/&quot;;[.F815];&quot; &quot;;[.G815])" office:value-type="string" office:string-value="10/15/2017 15:30:06" calcext:value-type="string">
            <text:p>10/15/2017 15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67" calcext:value-type="float">
            <text:p>29.67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2.733" calcext:value-type="float">
            <text:p>32.733</text:p>
          </table:table-cell>
          <table:table-cell table:formula="of:=CONCATENATE([.F816];&quot;-&quot;;[.E816];&quot;-&quot;;[.D816])" office:value-type="string" office:string-value="2017-Oct-15" calcext:value-type="string">
            <text:p>2017-Oct-15</text:p>
          </table:table-cell>
          <table:table-cell table:formula="of:=MONTH([.Q816])" office:value-type="float" office:value="10" calcext:value-type="float">
            <text:p>10</text:p>
          </table:table-cell>
          <table:table-cell table:formula="of:=CONCATENATE([.R816];&quot;/&quot;;[.D816];&quot;/&quot;;[.F816];&quot; &quot;;[.G816])" office:value-type="string" office:string-value="10/15/2017 15:45:03" calcext:value-type="string">
            <text:p>10/15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67" calcext:value-type="float">
            <text:p>29.67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2.733" calcext:value-type="float">
            <text:p>32.733</text:p>
          </table:table-cell>
          <table:table-cell table:formula="of:=CONCATENATE([.F817];&quot;-&quot;;[.E817];&quot;-&quot;;[.D817])" office:value-type="string" office:string-value="2017-Oct-15" calcext:value-type="string">
            <text:p>2017-Oct-15</text:p>
          </table:table-cell>
          <table:table-cell table:formula="of:=MONTH([.Q817])" office:value-type="float" office:value="10" calcext:value-type="float">
            <text:p>10</text:p>
          </table:table-cell>
          <table:table-cell table:formula="of:=CONCATENATE([.R817];&quot;/&quot;;[.D817];&quot;/&quot;;[.F817];&quot; &quot;;[.G817])" office:value-type="string" office:string-value="10/15/2017 16:00:10" calcext:value-type="string">
            <text:p>10/15/2017 16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67" calcext:value-type="float">
            <text:p>29.67</text:p>
          </table:table-cell>
          <table:table-cell office:value-type="float" office:value="83.5" calcext:value-type="float">
            <text:p>83.5</text:p>
          </table:table-cell>
          <table:table-cell office:value-type="float" office:value="28.6" calcext:value-type="float">
            <text:p>28.6</text:p>
          </table:table-cell>
          <table:table-cell office:value-type="float" office:value="39.161" calcext:value-type="float">
            <text:p>39.161</text:p>
          </table:table-cell>
          <table:table-cell office:value-type="float" office:value="32.733" calcext:value-type="float">
            <text:p>32.733</text:p>
          </table:table-cell>
          <table:table-cell table:formula="of:=CONCATENATE([.F818];&quot;-&quot;;[.E818];&quot;-&quot;;[.D818])" office:value-type="string" office:string-value="2017-Oct-15" calcext:value-type="string">
            <text:p>2017-Oct-15</text:p>
          </table:table-cell>
          <table:table-cell table:formula="of:=MONTH([.Q818])" office:value-type="float" office:value="10" calcext:value-type="float">
            <text:p>10</text:p>
          </table:table-cell>
          <table:table-cell table:formula="of:=CONCATENATE([.R818];&quot;/&quot;;[.D818];&quot;/&quot;;[.F818];&quot; &quot;;[.G818])" office:value-type="string" office:string-value="10/15/2017 16:15:03" calcext:value-type="string">
            <text:p>10/15/2017 1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67" calcext:value-type="float">
            <text:p>29.67</text:p>
          </table:table-cell>
          <table:table-cell office:value-type="float" office:value="82.7" calcext:value-type="float">
            <text:p>82.7</text:p>
          </table:table-cell>
          <table:table-cell office:value-type="float" office:value="28.2" calcext:value-type="float">
            <text:p>28.2</text:p>
          </table:table-cell>
          <table:table-cell office:value-type="float" office:value="38.163" calcext:value-type="float">
            <text:p>38.163</text:p>
          </table:table-cell>
          <table:table-cell office:value-type="float" office:value="32.733" calcext:value-type="float">
            <text:p>32.733</text:p>
          </table:table-cell>
          <table:table-cell table:formula="of:=CONCATENATE([.F819];&quot;-&quot;;[.E819];&quot;-&quot;;[.D819])" office:value-type="string" office:string-value="2017-Oct-15" calcext:value-type="string">
            <text:p>2017-Oct-15</text:p>
          </table:table-cell>
          <table:table-cell table:formula="of:=MONTH([.Q819])" office:value-type="float" office:value="10" calcext:value-type="float">
            <text:p>10</text:p>
          </table:table-cell>
          <table:table-cell table:formula="of:=CONCATENATE([.R819];&quot;/&quot;;[.D819];&quot;/&quot;;[.F819];&quot; &quot;;[.G819])" office:value-type="string" office:string-value="10/15/2017 16:30:06" calcext:value-type="string">
            <text:p>10/15/2017 16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7" calcext:value-type="float">
            <text:p>29.67</text:p>
          </table:table-cell>
          <table:table-cell office:value-type="float" office:value="81.5" calcext:value-type="float">
            <text:p>81.5</text:p>
          </table:table-cell>
          <table:table-cell office:value-type="float" office:value="27.5" calcext:value-type="float">
            <text:p>27.5</text:p>
          </table:table-cell>
          <table:table-cell office:value-type="float" office:value="36.707" calcext:value-type="float">
            <text:p>36.707</text:p>
          </table:table-cell>
          <table:table-cell office:value-type="float" office:value="32.733" calcext:value-type="float">
            <text:p>32.733</text:p>
          </table:table-cell>
          <table:table-cell table:formula="of:=CONCATENATE([.F820];&quot;-&quot;;[.E820];&quot;-&quot;;[.D820])" office:value-type="string" office:string-value="2017-Oct-15" calcext:value-type="string">
            <text:p>2017-Oct-15</text:p>
          </table:table-cell>
          <table:table-cell table:formula="of:=MONTH([.Q820])" office:value-type="float" office:value="10" calcext:value-type="float">
            <text:p>10</text:p>
          </table:table-cell>
          <table:table-cell table:formula="of:=CONCATENATE([.R820];&quot;/&quot;;[.D820];&quot;/&quot;;[.F820];&quot; &quot;;[.G820])" office:value-type="string" office:string-value="10/15/2017 16:45:03" calcext:value-type="string">
            <text:p>10/15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7" calcext:value-type="float">
            <text:p>29.67</text:p>
          </table:table-cell>
          <table:table-cell office:value-type="float" office:value="81.2" calcext:value-type="float">
            <text:p>81.2</text:p>
          </table:table-cell>
          <table:table-cell office:value-type="float" office:value="27.3" calcext:value-type="float">
            <text:p>27.3</text:p>
          </table:table-cell>
          <table:table-cell office:value-type="float" office:value="36.351" calcext:value-type="float">
            <text:p>36.351</text:p>
          </table:table-cell>
          <table:table-cell office:value-type="float" office:value="32.733" calcext:value-type="float">
            <text:p>32.733</text:p>
          </table:table-cell>
          <table:table-cell table:formula="of:=CONCATENATE([.F821];&quot;-&quot;;[.E821];&quot;-&quot;;[.D821])" office:value-type="string" office:string-value="2017-Oct-15" calcext:value-type="string">
            <text:p>2017-Oct-15</text:p>
          </table:table-cell>
          <table:table-cell table:formula="of:=MONTH([.Q821])" office:value-type="float" office:value="10" calcext:value-type="float">
            <text:p>10</text:p>
          </table:table-cell>
          <table:table-cell table:formula="of:=CONCATENATE([.R821];&quot;/&quot;;[.D821];&quot;/&quot;;[.F821];&quot; &quot;;[.G821])" office:value-type="string" office:string-value="10/15/2017 17:00:07" calcext:value-type="string">
            <text:p>10/15/2017 17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6" calcext:value-type="float">
            <text:p>29.66</text:p>
          </table:table-cell>
          <table:table-cell office:value-type="float" office:value="80.7" calcext:value-type="float">
            <text:p>80.7</text:p>
          </table:table-cell>
          <table:table-cell office:value-type="float" office:value="27.1" calcext:value-type="float">
            <text:p>27.1</text:p>
          </table:table-cell>
          <table:table-cell office:value-type="float" office:value="35.764" calcext:value-type="float">
            <text:p>35.764</text:p>
          </table:table-cell>
          <table:table-cell office:value-type="float" office:value="32.733" calcext:value-type="float">
            <text:p>32.733</text:p>
          </table:table-cell>
          <table:table-cell table:formula="of:=CONCATENATE([.F822];&quot;-&quot;;[.E822];&quot;-&quot;;[.D822])" office:value-type="string" office:string-value="2017-Oct-15" calcext:value-type="string">
            <text:p>2017-Oct-15</text:p>
          </table:table-cell>
          <table:table-cell table:formula="of:=MONTH([.Q822])" office:value-type="float" office:value="10" calcext:value-type="float">
            <text:p>10</text:p>
          </table:table-cell>
          <table:table-cell table:formula="of:=CONCATENATE([.R822];&quot;/&quot;;[.D822];&quot;/&quot;;[.F822];&quot; &quot;;[.G822])" office:value-type="string" office:string-value="10/15/2017 17:15:02" calcext:value-type="string">
            <text:p>10/15/2017 17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6" calcext:value-type="float">
            <text:p>29.66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1.669" calcext:value-type="float">
            <text:p>31.669</text:p>
          </table:table-cell>
          <table:table-cell table:formula="of:=CONCATENATE([.F823];&quot;-&quot;;[.E823];&quot;-&quot;;[.D823])" office:value-type="string" office:string-value="2017-Oct-15" calcext:value-type="string">
            <text:p>2017-Oct-15</text:p>
          </table:table-cell>
          <table:table-cell table:formula="of:=MONTH([.Q823])" office:value-type="float" office:value="10" calcext:value-type="float">
            <text:p>10</text:p>
          </table:table-cell>
          <table:table-cell table:formula="of:=CONCATENATE([.R823];&quot;/&quot;;[.D823];&quot;/&quot;;[.F823];&quot; &quot;;[.G823])" office:value-type="string" office:string-value="10/15/2017 17:30:08" calcext:value-type="string">
            <text:p>10/15/2017 17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8" calcext:value-type="float">
            <text:p>79.8</text:p>
          </table:table-cell>
          <table:table-cell office:value-type="float" office:value="26.6" calcext:value-type="float">
            <text:p>26.6</text:p>
          </table:table-cell>
          <table:table-cell office:value-type="float" office:value="34.728" calcext:value-type="float">
            <text:p>34.728</text:p>
          </table:table-cell>
          <table:table-cell office:value-type="float" office:value="31.669" calcext:value-type="float">
            <text:p>31.669</text:p>
          </table:table-cell>
          <table:table-cell table:formula="of:=CONCATENATE([.F824];&quot;-&quot;;[.E824];&quot;-&quot;;[.D824])" office:value-type="string" office:string-value="2017-Oct-15" calcext:value-type="string">
            <text:p>2017-Oct-15</text:p>
          </table:table-cell>
          <table:table-cell table:formula="of:=MONTH([.Q824])" office:value-type="float" office:value="10" calcext:value-type="float">
            <text:p>10</text:p>
          </table:table-cell>
          <table:table-cell table:formula="of:=CONCATENATE([.R824];&quot;/&quot;;[.D824];&quot;/&quot;;[.F824];&quot; &quot;;[.G824])" office:value-type="string" office:string-value="10/15/2017 17:45:04" calcext:value-type="string">
            <text:p>10/15/2017 17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825];&quot;-&quot;;[.E825];&quot;-&quot;;[.D825])" office:value-type="string" office:string-value="2017-Oct-15" calcext:value-type="string">
            <text:p>2017-Oct-15</text:p>
          </table:table-cell>
          <table:table-cell table:formula="of:=MONTH([.Q825])" office:value-type="float" office:value="10" calcext:value-type="float">
            <text:p>10</text:p>
          </table:table-cell>
          <table:table-cell table:formula="of:=CONCATENATE([.R825];&quot;/&quot;;[.D825];&quot;/&quot;;[.F825];&quot; &quot;;[.G825])" office:value-type="string" office:string-value="10/15/2017 18:00:14" calcext:value-type="string">
            <text:p>10/15/2017 18:00:1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0.636" calcext:value-type="float">
            <text:p>30.636</text:p>
          </table:table-cell>
          <table:table-cell table:formula="of:=CONCATENATE([.F826];&quot;-&quot;;[.E826];&quot;-&quot;;[.D826])" office:value-type="string" office:string-value="2017-Oct-15" calcext:value-type="string">
            <text:p>2017-Oct-15</text:p>
          </table:table-cell>
          <table:table-cell table:formula="of:=MONTH([.Q826])" office:value-type="float" office:value="10" calcext:value-type="float">
            <text:p>10</text:p>
          </table:table-cell>
          <table:table-cell table:formula="of:=CONCATENATE([.R826];&quot;/&quot;;[.D826];&quot;/&quot;;[.F826];&quot; &quot;;[.G826])" office:value-type="string" office:string-value="10/15/2017 18:15:03" calcext:value-type="string">
            <text:p>10/15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1.669" calcext:value-type="float">
            <text:p>31.669</text:p>
          </table:table-cell>
          <table:table-cell table:formula="of:=CONCATENATE([.F827];&quot;-&quot;;[.E827];&quot;-&quot;;[.D827])" office:value-type="string" office:string-value="2017-Oct-15" calcext:value-type="string">
            <text:p>2017-Oct-15</text:p>
          </table:table-cell>
          <table:table-cell table:formula="of:=MONTH([.Q827])" office:value-type="float" office:value="10" calcext:value-type="float">
            <text:p>10</text:p>
          </table:table-cell>
          <table:table-cell table:formula="of:=CONCATENATE([.R827];&quot;/&quot;;[.D827];&quot;/&quot;;[.F827];&quot; &quot;;[.G827])" office:value-type="string" office:string-value="10/15/2017 18:30:07" calcext:value-type="string">
            <text:p>10/15/2017 18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7" calcext:value-type="float">
            <text:p>79.7</text:p>
          </table:table-cell>
          <table:table-cell office:value-type="float" office:value="26.5" calcext:value-type="float">
            <text:p>26.5</text:p>
          </table:table-cell>
          <table:table-cell office:value-type="float" office:value="34.614" calcext:value-type="float">
            <text:p>34.614</text:p>
          </table:table-cell>
          <table:table-cell office:value-type="float" office:value="31.669" calcext:value-type="float">
            <text:p>31.669</text:p>
          </table:table-cell>
          <table:table-cell table:formula="of:=CONCATENATE([.F828];&quot;-&quot;;[.E828];&quot;-&quot;;[.D828])" office:value-type="string" office:string-value="2017-Oct-15" calcext:value-type="string">
            <text:p>2017-Oct-15</text:p>
          </table:table-cell>
          <table:table-cell table:formula="of:=MONTH([.Q828])" office:value-type="float" office:value="10" calcext:value-type="float">
            <text:p>10</text:p>
          </table:table-cell>
          <table:table-cell table:formula="of:=CONCATENATE([.R828];&quot;/&quot;;[.D828];&quot;/&quot;;[.F828];&quot; &quot;;[.G828])" office:value-type="string" office:string-value="10/15/2017 18:45:03" calcext:value-type="string">
            <text:p>10/15/2017 1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21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829];&quot;-&quot;;[.E829];&quot;-&quot;;[.D829])" office:value-type="string" office:string-value="2017-Oct-15" calcext:value-type="string">
            <text:p>2017-Oct-15</text:p>
          </table:table-cell>
          <table:table-cell table:formula="of:=MONTH([.Q829])" office:value-type="float" office:value="10" calcext:value-type="float">
            <text:p>10</text:p>
          </table:table-cell>
          <table:table-cell table:formula="of:=CONCATENATE([.R829];&quot;/&quot;;[.D829];&quot;/&quot;;[.F829];&quot; &quot;;[.G829])" office:value-type="string" office:string-value="10/15/2017 19:00:21" calcext:value-type="string">
            <text:p>10/15/2017 19:00:2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830];&quot;-&quot;;[.E830];&quot;-&quot;;[.D830])" office:value-type="string" office:string-value="2017-Oct-15" calcext:value-type="string">
            <text:p>2017-Oct-15</text:p>
          </table:table-cell>
          <table:table-cell table:formula="of:=MONTH([.Q830])" office:value-type="float" office:value="10" calcext:value-type="float">
            <text:p>10</text:p>
          </table:table-cell>
          <table:table-cell table:formula="of:=CONCATENATE([.R830];&quot;/&quot;;[.D830];&quot;/&quot;;[.F830];&quot; &quot;;[.G830])" office:value-type="string" office:string-value="10/15/2017 19:15:03" calcext:value-type="string">
            <text:p>10/15/2017 1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66" calcext:value-type="float">
            <text:p>29.66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1.669" calcext:value-type="float">
            <text:p>31.669</text:p>
          </table:table-cell>
          <table:table-cell table:formula="of:=CONCATENATE([.F831];&quot;-&quot;;[.E831];&quot;-&quot;;[.D831])" office:value-type="string" office:string-value="2017-Oct-15" calcext:value-type="string">
            <text:p>2017-Oct-15</text:p>
          </table:table-cell>
          <table:table-cell table:formula="of:=MONTH([.Q831])" office:value-type="float" office:value="10" calcext:value-type="float">
            <text:p>10</text:p>
          </table:table-cell>
          <table:table-cell table:formula="of:=CONCATENATE([.R831];&quot;/&quot;;[.D831];&quot;/&quot;;[.F831];&quot; &quot;;[.G831])" office:value-type="string" office:string-value="10/15/2017 19:30:08" calcext:value-type="string">
            <text:p>10/15/2017 19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3" calcext:value-type="float">
            <text:p>29.73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832];&quot;-&quot;;[.E832];&quot;-&quot;;[.D832])" office:value-type="string" office:string-value="2017-Oct-15" calcext:value-type="string">
            <text:p>2017-Oct-15</text:p>
          </table:table-cell>
          <table:table-cell table:formula="of:=MONTH([.Q832])" office:value-type="float" office:value="10" calcext:value-type="float">
            <text:p>10</text:p>
          </table:table-cell>
          <table:table-cell table:formula="of:=CONCATENATE([.R832];&quot;/&quot;;[.D832];&quot;/&quot;;[.F832];&quot; &quot;;[.G832])" office:value-type="string" office:string-value="10/15/2017 19:45:03" calcext:value-type="string">
            <text:p>10/15/2017 19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1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3" calcext:value-type="float">
            <text:p>29.73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833];&quot;-&quot;;[.E833];&quot;-&quot;;[.D833])" office:value-type="string" office:string-value="2017-Oct-15" calcext:value-type="string">
            <text:p>2017-Oct-15</text:p>
          </table:table-cell>
          <table:table-cell table:formula="of:=MONTH([.Q833])" office:value-type="float" office:value="10" calcext:value-type="float">
            <text:p>10</text:p>
          </table:table-cell>
          <table:table-cell table:formula="of:=CONCATENATE([.R833];&quot;/&quot;;[.D833];&quot;/&quot;;[.F833];&quot; &quot;;[.G833])" office:value-type="string" office:string-value="10/15/2017 20:00:15" calcext:value-type="string">
            <text:p>10/15/2017 20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3" calcext:value-type="float">
            <text:p>29.73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2.733" calcext:value-type="float">
            <text:p>32.733</text:p>
          </table:table-cell>
          <table:table-cell table:formula="of:=CONCATENATE([.F834];&quot;-&quot;;[.E834];&quot;-&quot;;[.D834])" office:value-type="string" office:string-value="2017-Oct-15" calcext:value-type="string">
            <text:p>2017-Oct-15</text:p>
          </table:table-cell>
          <table:table-cell table:formula="of:=MONTH([.Q834])" office:value-type="float" office:value="10" calcext:value-type="float">
            <text:p>10</text:p>
          </table:table-cell>
          <table:table-cell table:formula="of:=CONCATENATE([.R834];&quot;/&quot;;[.D834];&quot;/&quot;;[.F834];&quot; &quot;;[.G834])" office:value-type="string" office:string-value="10/15/2017 20:15:04" calcext:value-type="string">
            <text:p>10/15/2017 2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3" calcext:value-type="float">
            <text:p>29.73</text:p>
          </table:table-cell>
          <table:table-cell office:value-type="float" office:value="78.8" calcext:value-type="float">
            <text:p>78.8</text:p>
          </table:table-cell>
          <table:table-cell office:value-type="float" office:value="26" calcext:value-type="float">
            <text:p>26</text:p>
          </table:table-cell>
          <table:table-cell office:value-type="float" office:value="33.607" calcext:value-type="float">
            <text:p>33.607</text:p>
          </table:table-cell>
          <table:table-cell office:value-type="float" office:value="31.669" calcext:value-type="float">
            <text:p>31.669</text:p>
          </table:table-cell>
          <table:table-cell table:formula="of:=CONCATENATE([.F835];&quot;-&quot;;[.E835];&quot;-&quot;;[.D835])" office:value-type="string" office:string-value="2017-Oct-15" calcext:value-type="string">
            <text:p>2017-Oct-15</text:p>
          </table:table-cell>
          <table:table-cell table:formula="of:=MONTH([.Q835])" office:value-type="float" office:value="10" calcext:value-type="float">
            <text:p>10</text:p>
          </table:table-cell>
          <table:table-cell table:formula="of:=CONCATENATE([.R835];&quot;/&quot;;[.D835];&quot;/&quot;;[.F835];&quot; &quot;;[.G835])" office:value-type="string" office:string-value="10/15/2017 20:30:04" calcext:value-type="string">
            <text:p>10/15/2017 20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3" calcext:value-type="float">
            <text:p>29.73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836];&quot;-&quot;;[.E836];&quot;-&quot;;[.D836])" office:value-type="string" office:string-value="2017-Oct-15" calcext:value-type="string">
            <text:p>2017-Oct-15</text:p>
          </table:table-cell>
          <table:table-cell table:formula="of:=MONTH([.Q836])" office:value-type="float" office:value="10" calcext:value-type="float">
            <text:p>10</text:p>
          </table:table-cell>
          <table:table-cell table:formula="of:=CONCATENATE([.R836];&quot;/&quot;;[.D836];&quot;/&quot;;[.F836];&quot; &quot;;[.G836])" office:value-type="string" office:string-value="10/15/2017 20:45:02" calcext:value-type="string">
            <text:p>10/15/2017 20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3" calcext:value-type="float">
            <text:p>29.73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1.669" calcext:value-type="float">
            <text:p>31.669</text:p>
          </table:table-cell>
          <table:table-cell table:formula="of:=CONCATENATE([.F837];&quot;-&quot;;[.E837];&quot;-&quot;;[.D837])" office:value-type="string" office:string-value="2017-Oct-15" calcext:value-type="string">
            <text:p>2017-Oct-15</text:p>
          </table:table-cell>
          <table:table-cell table:formula="of:=MONTH([.Q837])" office:value-type="float" office:value="10" calcext:value-type="float">
            <text:p>10</text:p>
          </table:table-cell>
          <table:table-cell table:formula="of:=CONCATENATE([.R837];&quot;/&quot;;[.D837];&quot;/&quot;;[.F837];&quot; &quot;;[.G837])" office:value-type="string" office:string-value="10/15/2017 21:00:06" calcext:value-type="string">
            <text:p>10/15/2017 21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3" calcext:value-type="float">
            <text:p>29.73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1.669" calcext:value-type="float">
            <text:p>31.669</text:p>
          </table:table-cell>
          <table:table-cell table:formula="of:=CONCATENATE([.F838];&quot;-&quot;;[.E838];&quot;-&quot;;[.D838])" office:value-type="string" office:string-value="2017-Oct-15" calcext:value-type="string">
            <text:p>2017-Oct-15</text:p>
          </table:table-cell>
          <table:table-cell table:formula="of:=MONTH([.Q838])" office:value-type="float" office:value="10" calcext:value-type="float">
            <text:p>10</text:p>
          </table:table-cell>
          <table:table-cell table:formula="of:=CONCATENATE([.R838];&quot;/&quot;;[.D838];&quot;/&quot;;[.F838];&quot; &quot;;[.G838])" office:value-type="string" office:string-value="10/15/2017 21:15:04" calcext:value-type="string">
            <text:p>10/15/2017 21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31.669" calcext:value-type="float">
            <text:p>31.669</text:p>
          </table:table-cell>
          <table:table-cell table:formula="of:=CONCATENATE([.F839];&quot;-&quot;;[.E839];&quot;-&quot;;[.D839])" office:value-type="string" office:string-value="2017-Oct-15" calcext:value-type="string">
            <text:p>2017-Oct-15</text:p>
          </table:table-cell>
          <table:table-cell table:formula="of:=MONTH([.Q839])" office:value-type="float" office:value="10" calcext:value-type="float">
            <text:p>10</text:p>
          </table:table-cell>
          <table:table-cell table:formula="of:=CONCATENATE([.R839];&quot;/&quot;;[.D839];&quot;/&quot;;[.F839];&quot; &quot;;[.G839])" office:value-type="string" office:string-value="10/15/2017 21:30:03" calcext:value-type="string">
            <text:p>10/15/2017 2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9" calcext:value-type="float">
            <text:p>77.9</text:p>
          </table:table-cell>
          <table:table-cell office:value-type="float" office:value="25.5" calcext:value-type="float">
            <text:p>25.5</text:p>
          </table:table-cell>
          <table:table-cell office:value-type="float" office:value="32.626" calcext:value-type="float">
            <text:p>32.626</text:p>
          </table:table-cell>
          <table:table-cell office:value-type="float" office:value="31.669" calcext:value-type="float">
            <text:p>31.669</text:p>
          </table:table-cell>
          <table:table-cell table:formula="of:=CONCATENATE([.F840];&quot;-&quot;;[.E840];&quot;-&quot;;[.D840])" office:value-type="string" office:string-value="2017-Oct-15" calcext:value-type="string">
            <text:p>2017-Oct-15</text:p>
          </table:table-cell>
          <table:table-cell table:formula="of:=MONTH([.Q840])" office:value-type="float" office:value="10" calcext:value-type="float">
            <text:p>10</text:p>
          </table:table-cell>
          <table:table-cell table:formula="of:=CONCATENATE([.R840];&quot;/&quot;;[.D840];&quot;/&quot;;[.F840];&quot; &quot;;[.G840])" office:value-type="string" office:string-value="10/15/2017 21:45:03" calcext:value-type="string">
            <text:p>10/15/2017 21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841];&quot;-&quot;;[.E841];&quot;-&quot;;[.D841])" office:value-type="string" office:string-value="2017-Oct-15" calcext:value-type="string">
            <text:p>2017-Oct-15</text:p>
          </table:table-cell>
          <table:table-cell table:formula="of:=MONTH([.Q841])" office:value-type="float" office:value="10" calcext:value-type="float">
            <text:p>10</text:p>
          </table:table-cell>
          <table:table-cell table:formula="of:=CONCATENATE([.R841];&quot;/&quot;;[.D841];&quot;/&quot;;[.F841];&quot; &quot;;[.G841])" office:value-type="string" office:string-value="10/15/2017 22:00:06" calcext:value-type="string">
            <text:p>10/15/2017 22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842];&quot;-&quot;;[.E842];&quot;-&quot;;[.D842])" office:value-type="string" office:string-value="2017-Oct-15" calcext:value-type="string">
            <text:p>2017-Oct-15</text:p>
          </table:table-cell>
          <table:table-cell table:formula="of:=MONTH([.Q842])" office:value-type="float" office:value="10" calcext:value-type="float">
            <text:p>10</text:p>
          </table:table-cell>
          <table:table-cell table:formula="of:=CONCATENATE([.R842];&quot;/&quot;;[.D842];&quot;/&quot;;[.F842];&quot; &quot;;[.G842])" office:value-type="string" office:string-value="10/15/2017 22:15:03" calcext:value-type="string">
            <text:p>10/15/2017 2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1.669" calcext:value-type="float">
            <text:p>31.669</text:p>
          </table:table-cell>
          <table:table-cell table:formula="of:=CONCATENATE([.F843];&quot;-&quot;;[.E843];&quot;-&quot;;[.D843])" office:value-type="string" office:string-value="2017-Oct-15" calcext:value-type="string">
            <text:p>2017-Oct-15</text:p>
          </table:table-cell>
          <table:table-cell table:formula="of:=MONTH([.Q843])" office:value-type="float" office:value="10" calcext:value-type="float">
            <text:p>10</text:p>
          </table:table-cell>
          <table:table-cell table:formula="of:=CONCATENATE([.R843];&quot;/&quot;;[.D843];&quot;/&quot;;[.F843];&quot; &quot;;[.G843])" office:value-type="string" office:string-value="10/15/2017 22:30:06" calcext:value-type="string">
            <text:p>10/15/2017 22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1.669" calcext:value-type="float">
            <text:p>31.669</text:p>
          </table:table-cell>
          <table:table-cell table:formula="of:=CONCATENATE([.F844];&quot;-&quot;;[.E844];&quot;-&quot;;[.D844])" office:value-type="string" office:string-value="2017-Oct-15" calcext:value-type="string">
            <text:p>2017-Oct-15</text:p>
          </table:table-cell>
          <table:table-cell table:formula="of:=MONTH([.Q844])" office:value-type="float" office:value="10" calcext:value-type="float">
            <text:p>10</text:p>
          </table:table-cell>
          <table:table-cell table:formula="of:=CONCATENATE([.R844];&quot;/&quot;;[.D844];&quot;/&quot;;[.F844];&quot; &quot;;[.G844])" office:value-type="string" office:string-value="10/15/2017 22:45:02" calcext:value-type="string">
            <text:p>10/15/2017 2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1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3" calcext:value-type="float">
            <text:p>29.73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1.669" calcext:value-type="float">
            <text:p>31.669</text:p>
          </table:table-cell>
          <table:table-cell table:formula="of:=CONCATENATE([.F845];&quot;-&quot;;[.E845];&quot;-&quot;;[.D845])" office:value-type="string" office:string-value="2017-Oct-15" calcext:value-type="string">
            <text:p>2017-Oct-15</text:p>
          </table:table-cell>
          <table:table-cell table:formula="of:=MONTH([.Q845])" office:value-type="float" office:value="10" calcext:value-type="float">
            <text:p>10</text:p>
          </table:table-cell>
          <table:table-cell table:formula="of:=CONCATENATE([.R845];&quot;/&quot;;[.D845];&quot;/&quot;;[.F845];&quot; &quot;;[.G845])" office:value-type="string" office:string-value="10/15/2017 23:00:15" calcext:value-type="string">
            <text:p>10/15/2017 23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1.669" calcext:value-type="float">
            <text:p>31.669</text:p>
          </table:table-cell>
          <table:table-cell table:formula="of:=CONCATENATE([.F846];&quot;-&quot;;[.E846];&quot;-&quot;;[.D846])" office:value-type="string" office:string-value="2017-Oct-15" calcext:value-type="string">
            <text:p>2017-Oct-15</text:p>
          </table:table-cell>
          <table:table-cell table:formula="of:=MONTH([.Q846])" office:value-type="float" office:value="10" calcext:value-type="float">
            <text:p>10</text:p>
          </table:table-cell>
          <table:table-cell table:formula="of:=CONCATENATE([.R846];&quot;/&quot;;[.D846];&quot;/&quot;;[.F846];&quot; &quot;;[.G846])" office:value-type="string" office:string-value="10/15/2017 23:15:03" calcext:value-type="string">
            <text:p>10/15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1.669" calcext:value-type="float">
            <text:p>31.669</text:p>
          </table:table-cell>
          <table:table-cell table:formula="of:=CONCATENATE([.F847];&quot;-&quot;;[.E847];&quot;-&quot;;[.D847])" office:value-type="string" office:string-value="2017-Oct-15" calcext:value-type="string">
            <text:p>2017-Oct-15</text:p>
          </table:table-cell>
          <table:table-cell table:formula="of:=MONTH([.Q847])" office:value-type="float" office:value="10" calcext:value-type="float">
            <text:p>10</text:p>
          </table:table-cell>
          <table:table-cell table:formula="of:=CONCATENATE([.R847];&quot;/&quot;;[.D847];&quot;/&quot;;[.F847];&quot; &quot;;[.G847])" office:value-type="string" office:string-value="10/15/2017 23:30:04" calcext:value-type="string">
            <text:p>10/15/2017 23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Sun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1.669" calcext:value-type="float">
            <text:p>31.669</text:p>
          </table:table-cell>
          <table:table-cell table:formula="of:=CONCATENATE([.F848];&quot;-&quot;;[.E848];&quot;-&quot;;[.D848])" office:value-type="string" office:string-value="2017-Oct-15" calcext:value-type="string">
            <text:p>2017-Oct-15</text:p>
          </table:table-cell>
          <table:table-cell table:formula="of:=MONTH([.Q848])" office:value-type="float" office:value="10" calcext:value-type="float">
            <text:p>10</text:p>
          </table:table-cell>
          <table:table-cell table:formula="of:=CONCATENATE([.R848];&quot;/&quot;;[.D848];&quot;/&quot;;[.F848];&quot; &quot;;[.G848])" office:value-type="string" office:string-value="10/15/2017 23:45:03" calcext:value-type="string">
            <text:p>10/15/2017 23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1.669" calcext:value-type="float">
            <text:p>31.669</text:p>
          </table:table-cell>
          <table:table-cell table:formula="of:=CONCATENATE([.F849];&quot;-&quot;;[.E849];&quot;-&quot;;[.D849])" office:value-type="string" office:string-value="2017-Oct-16" calcext:value-type="string">
            <text:p>2017-Oct-16</text:p>
          </table:table-cell>
          <table:table-cell table:formula="of:=MONTH([.Q849])" office:value-type="float" office:value="10" calcext:value-type="float">
            <text:p>10</text:p>
          </table:table-cell>
          <table:table-cell table:formula="of:=CONCATENATE([.R849];&quot;/&quot;;[.D849];&quot;/&quot;;[.F849];&quot; &quot;;[.G849])" office:value-type="string" office:string-value="10/16/2017 00:00:07" calcext:value-type="string">
            <text:p>10/16/2017 00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30.636" calcext:value-type="float">
            <text:p>30.636</text:p>
          </table:table-cell>
          <table:table-cell table:formula="of:=CONCATENATE([.F850];&quot;-&quot;;[.E850];&quot;-&quot;;[.D850])" office:value-type="string" office:string-value="2017-Oct-16" calcext:value-type="string">
            <text:p>2017-Oct-16</text:p>
          </table:table-cell>
          <table:table-cell table:formula="of:=MONTH([.Q850])" office:value-type="float" office:value="10" calcext:value-type="float">
            <text:p>10</text:p>
          </table:table-cell>
          <table:table-cell table:formula="of:=CONCATENATE([.R850];&quot;/&quot;;[.D850];&quot;/&quot;;[.F850];&quot; &quot;;[.G850])" office:value-type="string" office:string-value="10/16/2017 00:15:03" calcext:value-type="string">
            <text:p>10/16/2017 00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7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32.198" calcext:value-type="float">
            <text:p>32.198</text:p>
          </table:table-cell>
          <table:table-cell office:value-type="float" office:value="31.669" calcext:value-type="float">
            <text:p>31.669</text:p>
          </table:table-cell>
          <table:table-cell table:formula="of:=CONCATENATE([.F851];&quot;-&quot;;[.E851];&quot;-&quot;;[.D851])" office:value-type="string" office:string-value="2017-Oct-16" calcext:value-type="string">
            <text:p>2017-Oct-16</text:p>
          </table:table-cell>
          <table:table-cell table:formula="of:=MONTH([.Q851])" office:value-type="float" office:value="10" calcext:value-type="float">
            <text:p>10</text:p>
          </table:table-cell>
          <table:table-cell table:formula="of:=CONCATENATE([.R851];&quot;/&quot;;[.D851];&quot;/&quot;;[.F851];&quot; &quot;;[.G851])" office:value-type="string" office:string-value="10/16/2017 00:30:07" calcext:value-type="string">
            <text:p>10/16/2017 00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30.636" calcext:value-type="float">
            <text:p>30.636</text:p>
          </table:table-cell>
          <table:table-cell table:formula="of:=CONCATENATE([.F852];&quot;-&quot;;[.E852];&quot;-&quot;;[.D852])" office:value-type="string" office:string-value="2017-Oct-16" calcext:value-type="string">
            <text:p>2017-Oct-16</text:p>
          </table:table-cell>
          <table:table-cell table:formula="of:=MONTH([.Q852])" office:value-type="float" office:value="10" calcext:value-type="float">
            <text:p>10</text:p>
          </table:table-cell>
          <table:table-cell table:formula="of:=CONCATENATE([.R852];&quot;/&quot;;[.D852];&quot;/&quot;;[.F852];&quot; &quot;;[.G852])" office:value-type="string" office:string-value="10/16/2017 00:45:03" calcext:value-type="string">
            <text:p>10/16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9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30.636" calcext:value-type="float">
            <text:p>30.636</text:p>
          </table:table-cell>
          <table:table-cell table:formula="of:=CONCATENATE([.F853];&quot;-&quot;;[.E853];&quot;-&quot;;[.D853])" office:value-type="string" office:string-value="2017-Oct-16" calcext:value-type="string">
            <text:p>2017-Oct-16</text:p>
          </table:table-cell>
          <table:table-cell table:formula="of:=MONTH([.Q853])" office:value-type="float" office:value="10" calcext:value-type="float">
            <text:p>10</text:p>
          </table:table-cell>
          <table:table-cell table:formula="of:=CONCATENATE([.R853];&quot;/&quot;;[.D853];&quot;/&quot;;[.F853];&quot; &quot;;[.G853])" office:value-type="string" office:string-value="10/16/2017 01:00:09" calcext:value-type="string">
            <text:p>10/16/2017 01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854];&quot;-&quot;;[.E854];&quot;-&quot;;[.D854])" office:value-type="string" office:string-value="2017-Oct-16" calcext:value-type="string">
            <text:p>2017-Oct-16</text:p>
          </table:table-cell>
          <table:table-cell table:formula="of:=MONTH([.Q854])" office:value-type="float" office:value="10" calcext:value-type="float">
            <text:p>10</text:p>
          </table:table-cell>
          <table:table-cell table:formula="of:=CONCATENATE([.R854];&quot;/&quot;;[.D854];&quot;/&quot;;[.F854];&quot; &quot;;[.G854])" office:value-type="string" office:string-value="10/16/2017 01:15:02" calcext:value-type="string">
            <text:p>10/16/2017 0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55];&quot;-&quot;;[.E855];&quot;-&quot;;[.D855])" office:value-type="string" office:string-value="2017-Oct-16" calcext:value-type="string">
            <text:p>2017-Oct-16</text:p>
          </table:table-cell>
          <table:table-cell table:formula="of:=MONTH([.Q855])" office:value-type="float" office:value="10" calcext:value-type="float">
            <text:p>10</text:p>
          </table:table-cell>
          <table:table-cell table:formula="of:=CONCATENATE([.R855];&quot;/&quot;;[.D855];&quot;/&quot;;[.F855];&quot; &quot;;[.G855])" office:value-type="string" office:string-value="10/16/2017 01:30:04" calcext:value-type="string">
            <text:p>10/16/2017 01:30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56];&quot;-&quot;;[.E856];&quot;-&quot;;[.D856])" office:value-type="string" office:string-value="2017-Oct-16" calcext:value-type="string">
            <text:p>2017-Oct-16</text:p>
          </table:table-cell>
          <table:table-cell table:formula="of:=MONTH([.Q856])" office:value-type="float" office:value="10" calcext:value-type="float">
            <text:p>10</text:p>
          </table:table-cell>
          <table:table-cell table:formula="of:=CONCATENATE([.R856];&quot;/&quot;;[.D856];&quot;/&quot;;[.F856];&quot; &quot;;[.G856])" office:value-type="string" office:string-value="10/16/2017 01:45:02" calcext:value-type="string">
            <text:p>10/16/2017 0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857];&quot;-&quot;;[.E857];&quot;-&quot;;[.D857])" office:value-type="string" office:string-value="2017-Oct-16" calcext:value-type="string">
            <text:p>2017-Oct-16</text:p>
          </table:table-cell>
          <table:table-cell table:formula="of:=MONTH([.Q857])" office:value-type="float" office:value="10" calcext:value-type="float">
            <text:p>10</text:p>
          </table:table-cell>
          <table:table-cell table:formula="of:=CONCATENATE([.R857];&quot;/&quot;;[.D857];&quot;/&quot;;[.F857];&quot; &quot;;[.G857])" office:value-type="string" office:string-value="10/16/2017 02:00:06" calcext:value-type="string">
            <text:p>10/16/2017 02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858];&quot;-&quot;;[.E858];&quot;-&quot;;[.D858])" office:value-type="string" office:string-value="2017-Oct-16" calcext:value-type="string">
            <text:p>2017-Oct-16</text:p>
          </table:table-cell>
          <table:table-cell table:formula="of:=MONTH([.Q858])" office:value-type="float" office:value="10" calcext:value-type="float">
            <text:p>10</text:p>
          </table:table-cell>
          <table:table-cell table:formula="of:=CONCATENATE([.R858];&quot;/&quot;;[.D858];&quot;/&quot;;[.F858];&quot; &quot;;[.G858])" office:value-type="string" office:string-value="10/16/2017 02:15:03" calcext:value-type="string">
            <text:p>10/16/2017 02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8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59];&quot;-&quot;;[.E859];&quot;-&quot;;[.D859])" office:value-type="string" office:string-value="2017-Oct-16" calcext:value-type="string">
            <text:p>2017-Oct-16</text:p>
          </table:table-cell>
          <table:table-cell table:formula="of:=MONTH([.Q859])" office:value-type="float" office:value="10" calcext:value-type="float">
            <text:p>10</text:p>
          </table:table-cell>
          <table:table-cell table:formula="of:=CONCATENATE([.R859];&quot;/&quot;;[.D859];&quot;/&quot;;[.F859];&quot; &quot;;[.G859])" office:value-type="string" office:string-value="10/16/2017 02:30:06" calcext:value-type="string">
            <text:p>10/16/2017 02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8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60];&quot;-&quot;;[.E860];&quot;-&quot;;[.D860])" office:value-type="string" office:string-value="2017-Oct-16" calcext:value-type="string">
            <text:p>2017-Oct-16</text:p>
          </table:table-cell>
          <table:table-cell table:formula="of:=MONTH([.Q860])" office:value-type="float" office:value="10" calcext:value-type="float">
            <text:p>10</text:p>
          </table:table-cell>
          <table:table-cell table:formula="of:=CONCATENATE([.R860];&quot;/&quot;;[.D860];&quot;/&quot;;[.F860];&quot; &quot;;[.G860])" office:value-type="string" office:string-value="10/16/2017 02:45:03" calcext:value-type="string">
            <text:p>10/16/2017 0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0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61];&quot;-&quot;;[.E861];&quot;-&quot;;[.D861])" office:value-type="string" office:string-value="2017-Oct-16" calcext:value-type="string">
            <text:p>2017-Oct-16</text:p>
          </table:table-cell>
          <table:table-cell table:formula="of:=MONTH([.Q861])" office:value-type="float" office:value="10" calcext:value-type="float">
            <text:p>10</text:p>
          </table:table-cell>
          <table:table-cell table:formula="of:=CONCATENATE([.R861];&quot;/&quot;;[.D861];&quot;/&quot;;[.F861];&quot; &quot;;[.G861])" office:value-type="string" office:string-value="10/16/2017 03:00:08" calcext:value-type="string">
            <text:p>10/16/2017 03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862];&quot;-&quot;;[.E862];&quot;-&quot;;[.D862])" office:value-type="string" office:string-value="2017-Oct-16" calcext:value-type="string">
            <text:p>2017-Oct-16</text:p>
          </table:table-cell>
          <table:table-cell table:formula="of:=MONTH([.Q862])" office:value-type="float" office:value="10" calcext:value-type="float">
            <text:p>10</text:p>
          </table:table-cell>
          <table:table-cell table:formula="of:=CONCATENATE([.R862];&quot;/&quot;;[.D862];&quot;/&quot;;[.F862];&quot; &quot;;[.G862])" office:value-type="string" office:string-value="10/16/2017 03:15:03" calcext:value-type="string">
            <text:p>10/16/2017 0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863];&quot;-&quot;;[.E863];&quot;-&quot;;[.D863])" office:value-type="string" office:string-value="2017-Oct-16" calcext:value-type="string">
            <text:p>2017-Oct-16</text:p>
          </table:table-cell>
          <table:table-cell table:formula="of:=MONTH([.Q863])" office:value-type="float" office:value="10" calcext:value-type="float">
            <text:p>10</text:p>
          </table:table-cell>
          <table:table-cell table:formula="of:=CONCATENATE([.R863];&quot;/&quot;;[.D863];&quot;/&quot;;[.F863];&quot; &quot;;[.G863])" office:value-type="string" office:string-value="10/16/2017 03:30:06" calcext:value-type="string">
            <text:p>10/16/2017 0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3:45:04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864];&quot;-&quot;;[.E864];&quot;-&quot;;[.D864])" office:value-type="string" office:string-value="2017-Oct-16" calcext:value-type="string">
            <text:p>2017-Oct-16</text:p>
          </table:table-cell>
          <table:table-cell table:formula="of:=MONTH([.Q864])" office:value-type="float" office:value="10" calcext:value-type="float">
            <text:p>10</text:p>
          </table:table-cell>
          <table:table-cell table:formula="of:=CONCATENATE([.R864];&quot;/&quot;;[.D864];&quot;/&quot;;[.F864];&quot; &quot;;[.G864])" office:value-type="string" office:string-value="10/16/2017 03:45:04" calcext:value-type="string">
            <text:p>10/16/2017 03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0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865];&quot;-&quot;;[.E865];&quot;-&quot;;[.D865])" office:value-type="string" office:string-value="2017-Oct-16" calcext:value-type="string">
            <text:p>2017-Oct-16</text:p>
          </table:table-cell>
          <table:table-cell table:formula="of:=MONTH([.Q865])" office:value-type="float" office:value="10" calcext:value-type="float">
            <text:p>10</text:p>
          </table:table-cell>
          <table:table-cell table:formula="of:=CONCATENATE([.R865];&quot;/&quot;;[.D865];&quot;/&quot;;[.F865];&quot; &quot;;[.G865])" office:value-type="string" office:string-value="10/16/2017 04:00:03" calcext:value-type="string">
            <text:p>10/16/2017 04:0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66];&quot;-&quot;;[.E866];&quot;-&quot;;[.D866])" office:value-type="string" office:string-value="2017-Oct-16" calcext:value-type="string">
            <text:p>2017-Oct-16</text:p>
          </table:table-cell>
          <table:table-cell table:formula="of:=MONTH([.Q866])" office:value-type="float" office:value="10" calcext:value-type="float">
            <text:p>10</text:p>
          </table:table-cell>
          <table:table-cell table:formula="of:=CONCATENATE([.R866];&quot;/&quot;;[.D866];&quot;/&quot;;[.F866];&quot; &quot;;[.G866])" office:value-type="string" office:string-value="10/16/2017 04:15:02" calcext:value-type="string">
            <text:p>10/16/2017 04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30:1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67];&quot;-&quot;;[.E867];&quot;-&quot;;[.D867])" office:value-type="string" office:string-value="2017-Oct-16" calcext:value-type="string">
            <text:p>2017-Oct-16</text:p>
          </table:table-cell>
          <table:table-cell table:formula="of:=MONTH([.Q867])" office:value-type="float" office:value="10" calcext:value-type="float">
            <text:p>10</text:p>
          </table:table-cell>
          <table:table-cell table:formula="of:=CONCATENATE([.R867];&quot;/&quot;;[.D867];&quot;/&quot;;[.F867];&quot; &quot;;[.G867])" office:value-type="string" office:string-value="10/16/2017 04:30:12" calcext:value-type="string">
            <text:p>10/16/2017 04:3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4:45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868];&quot;-&quot;;[.E868];&quot;-&quot;;[.D868])" office:value-type="string" office:string-value="2017-Oct-16" calcext:value-type="string">
            <text:p>2017-Oct-16</text:p>
          </table:table-cell>
          <table:table-cell table:formula="of:=MONTH([.Q868])" office:value-type="float" office:value="10" calcext:value-type="float">
            <text:p>10</text:p>
          </table:table-cell>
          <table:table-cell table:formula="of:=CONCATENATE([.R868];&quot;/&quot;;[.D868];&quot;/&quot;;[.F868];&quot; &quot;;[.G868])" office:value-type="string" office:string-value="10/16/2017 04:45:06" calcext:value-type="string">
            <text:p>10/16/2017 04:45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00:1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9" calcext:value-type="float">
            <text:p>29.79</text:p>
          </table:table-cell>
          <table:table-cell office:value-type="float" office:value="77.1" calcext:value-type="float">
            <text:p>77.1</text:p>
          </table:table-cell>
          <table:table-cell office:value-type="float" office:value="25.1" calcext:value-type="float">
            <text:p>25.1</text:p>
          </table:table-cell>
          <table:table-cell office:value-type="float" office:value="31.774" calcext:value-type="float">
            <text:p>31.774</text:p>
          </table:table-cell>
          <table:table-cell office:value-type="float" office:value="30.636" calcext:value-type="float">
            <text:p>30.636</text:p>
          </table:table-cell>
          <table:table-cell table:formula="of:=CONCATENATE([.F869];&quot;-&quot;;[.E869];&quot;-&quot;;[.D869])" office:value-type="string" office:string-value="2017-Oct-16" calcext:value-type="string">
            <text:p>2017-Oct-16</text:p>
          </table:table-cell>
          <table:table-cell table:formula="of:=MONTH([.Q869])" office:value-type="float" office:value="10" calcext:value-type="float">
            <text:p>10</text:p>
          </table:table-cell>
          <table:table-cell table:formula="of:=CONCATENATE([.R869];&quot;/&quot;;[.D869];&quot;/&quot;;[.F869];&quot; &quot;;[.G869])" office:value-type="string" office:string-value="10/16/2017 05:00:16" calcext:value-type="string">
            <text:p>10/16/2017 05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8%</text:p>
          </table:table-cell>
          <table:table-cell office:value-type="float" office:value="29.75" calcext:value-type="float">
            <text:p>29.75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870];&quot;-&quot;;[.E870];&quot;-&quot;;[.D870])" office:value-type="string" office:string-value="2017-Oct-16" calcext:value-type="string">
            <text:p>2017-Oct-16</text:p>
          </table:table-cell>
          <table:table-cell table:formula="of:=MONTH([.Q870])" office:value-type="float" office:value="10" calcext:value-type="float">
            <text:p>10</text:p>
          </table:table-cell>
          <table:table-cell table:formula="of:=CONCATENATE([.R870];&quot;/&quot;;[.D870];&quot;/&quot;;[.F870];&quot; &quot;;[.G870])" office:value-type="string" office:string-value="10/16/2017 05:15:03" calcext:value-type="string">
            <text:p>10/16/2017 0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30:1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8%</text:p>
          </table:table-cell>
          <table:table-cell office:value-type="float" office:value="29.75" calcext:value-type="float">
            <text:p>29.75</text:p>
          </table:table-cell>
          <table:table-cell office:value-type="float" office:value="77.8" calcext:value-type="float">
            <text:p>77.8</text:p>
          </table:table-cell>
          <table:table-cell office:value-type="float" office:value="25.4" calcext:value-type="float">
            <text:p>25.4</text:p>
          </table:table-cell>
          <table:table-cell office:value-type="float" office:value="32.518" calcext:value-type="float">
            <text:p>32.518</text:p>
          </table:table-cell>
          <table:table-cell office:value-type="float" office:value="31.669" calcext:value-type="float">
            <text:p>31.669</text:p>
          </table:table-cell>
          <table:table-cell table:formula="of:=CONCATENATE([.F871];&quot;-&quot;;[.E871];&quot;-&quot;;[.D871])" office:value-type="string" office:string-value="2017-Oct-16" calcext:value-type="string">
            <text:p>2017-Oct-16</text:p>
          </table:table-cell>
          <table:table-cell table:formula="of:=MONTH([.Q871])" office:value-type="float" office:value="10" calcext:value-type="float">
            <text:p>10</text:p>
          </table:table-cell>
          <table:table-cell table:formula="of:=CONCATENATE([.R871];&quot;/&quot;;[.D871];&quot;/&quot;;[.F871];&quot; &quot;;[.G871])" office:value-type="string" office:string-value="10/16/2017 05:30:13" calcext:value-type="string">
            <text:p>10/16/2017 05:3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5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872];&quot;-&quot;;[.E872];&quot;-&quot;;[.D872])" office:value-type="string" office:string-value="2017-Oct-16" calcext:value-type="string">
            <text:p>2017-Oct-16</text:p>
          </table:table-cell>
          <table:table-cell table:formula="of:=MONTH([.Q872])" office:value-type="float" office:value="10" calcext:value-type="float">
            <text:p>10</text:p>
          </table:table-cell>
          <table:table-cell table:formula="of:=CONCATENATE([.R872];&quot;/&quot;;[.D872];&quot;/&quot;;[.F872];&quot; &quot;;[.G872])" office:value-type="string" office:string-value="10/16/2017 05:45:02" calcext:value-type="string">
            <text:p>10/16/2017 05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00:10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2.733" calcext:value-type="float">
            <text:p>32.733</text:p>
          </table:table-cell>
          <table:table-cell table:formula="of:=CONCATENATE([.F873];&quot;-&quot;;[.E873];&quot;-&quot;;[.D873])" office:value-type="string" office:string-value="2017-Oct-16" calcext:value-type="string">
            <text:p>2017-Oct-16</text:p>
          </table:table-cell>
          <table:table-cell table:formula="of:=MONTH([.Q873])" office:value-type="float" office:value="10" calcext:value-type="float">
            <text:p>10</text:p>
          </table:table-cell>
          <table:table-cell table:formula="of:=CONCATENATE([.R873];&quot;/&quot;;[.D873];&quot;/&quot;;[.F873];&quot; &quot;;[.G873])" office:value-type="string" office:string-value="10/16/2017 06:00:10" calcext:value-type="string">
            <text:p>10/16/2017 06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2.733" calcext:value-type="float">
            <text:p>32.733</text:p>
          </table:table-cell>
          <table:table-cell table:formula="of:=CONCATENATE([.F874];&quot;-&quot;;[.E874];&quot;-&quot;;[.D874])" office:value-type="string" office:string-value="2017-Oct-16" calcext:value-type="string">
            <text:p>2017-Oct-16</text:p>
          </table:table-cell>
          <table:table-cell table:formula="of:=MONTH([.Q874])" office:value-type="float" office:value="10" calcext:value-type="float">
            <text:p>10</text:p>
          </table:table-cell>
          <table:table-cell table:formula="of:=CONCATENATE([.R874];&quot;/&quot;;[.D874];&quot;/&quot;;[.F874];&quot; &quot;;[.G874])" office:value-type="string" office:string-value="10/16/2017 06:15:03" calcext:value-type="string">
            <text:p>10/16/2017 06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30:0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875];&quot;-&quot;;[.E875];&quot;-&quot;;[.D875])" office:value-type="string" office:string-value="2017-Oct-16" calcext:value-type="string">
            <text:p>2017-Oct-16</text:p>
          </table:table-cell>
          <table:table-cell table:formula="of:=MONTH([.Q875])" office:value-type="float" office:value="10" calcext:value-type="float">
            <text:p>10</text:p>
          </table:table-cell>
          <table:table-cell table:formula="of:=CONCATENATE([.R875];&quot;/&quot;;[.D875];&quot;/&quot;;[.F875];&quot; &quot;;[.G875])" office:value-type="string" office:string-value="10/16/2017 06:30:05" calcext:value-type="string">
            <text:p>10/16/2017 06:3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6:45:0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1.669" calcext:value-type="float">
            <text:p>31.669</text:p>
          </table:table-cell>
          <table:table-cell table:formula="of:=CONCATENATE([.F876];&quot;-&quot;;[.E876];&quot;-&quot;;[.D876])" office:value-type="string" office:string-value="2017-Oct-16" calcext:value-type="string">
            <text:p>2017-Oct-16</text:p>
          </table:table-cell>
          <table:table-cell table:formula="of:=MONTH([.Q876])" office:value-type="float" office:value="10" calcext:value-type="float">
            <text:p>10</text:p>
          </table:table-cell>
          <table:table-cell table:formula="of:=CONCATENATE([.R876];&quot;/&quot;;[.D876];&quot;/&quot;;[.F876];&quot; &quot;;[.G876])" office:value-type="string" office:string-value="10/16/2017 06:45:04" calcext:value-type="string">
            <text:p>10/16/2017 06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0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5" calcext:value-type="float">
            <text:p>29.75</text:p>
          </table:table-cell>
          <table:table-cell office:value-type="float" office:value="77.7" calcext:value-type="float">
            <text:p>77.7</text:p>
          </table:table-cell>
          <table:table-cell office:value-type="float" office:value="25.4" calcext:value-type="float">
            <text:p>25.4</text:p>
          </table:table-cell>
          <table:table-cell office:value-type="float" office:value="32.411" calcext:value-type="float">
            <text:p>32.411</text:p>
          </table:table-cell>
          <table:table-cell office:value-type="float" office:value="30.636" calcext:value-type="float">
            <text:p>30.636</text:p>
          </table:table-cell>
          <table:table-cell table:formula="of:=CONCATENATE([.F877];&quot;-&quot;;[.E877];&quot;-&quot;;[.D877])" office:value-type="string" office:string-value="2017-Oct-16" calcext:value-type="string">
            <text:p>2017-Oct-16</text:p>
          </table:table-cell>
          <table:table-cell table:formula="of:=MONTH([.Q877])" office:value-type="float" office:value="10" calcext:value-type="float">
            <text:p>10</text:p>
          </table:table-cell>
          <table:table-cell table:formula="of:=CONCATENATE([.R877];&quot;/&quot;;[.D877];&quot;/&quot;;[.F877];&quot; &quot;;[.G877])" office:value-type="string" office:string-value="10/16/2017 07:00:08" calcext:value-type="string">
            <text:p>10/16/2017 07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1.669" calcext:value-type="float">
            <text:p>31.669</text:p>
          </table:table-cell>
          <table:table-cell table:formula="of:=CONCATENATE([.F878];&quot;-&quot;;[.E878];&quot;-&quot;;[.D878])" office:value-type="string" office:string-value="2017-Oct-16" calcext:value-type="string">
            <text:p>2017-Oct-16</text:p>
          </table:table-cell>
          <table:table-cell table:formula="of:=MONTH([.Q878])" office:value-type="float" office:value="10" calcext:value-type="float">
            <text:p>10</text:p>
          </table:table-cell>
          <table:table-cell table:formula="of:=CONCATENATE([.R878];&quot;/&quot;;[.D878];&quot;/&quot;;[.F878];&quot; &quot;;[.G878])" office:value-type="string" office:string-value="10/16/2017 07:15:03" calcext:value-type="string">
            <text:p>10/16/2017 0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3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8" calcext:value-type="float">
            <text:p>78</text:p>
          </table:table-cell>
          <table:table-cell office:value-type="float" office:value="25.6" calcext:value-type="float">
            <text:p>25.6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669" calcext:value-type="float">
            <text:p>31.669</text:p>
          </table:table-cell>
          <table:table-cell table:formula="of:=CONCATENATE([.F879];&quot;-&quot;;[.E879];&quot;-&quot;;[.D879])" office:value-type="string" office:string-value="2017-Oct-16" calcext:value-type="string">
            <text:p>2017-Oct-16</text:p>
          </table:table-cell>
          <table:table-cell table:formula="of:=MONTH([.Q879])" office:value-type="float" office:value="10" calcext:value-type="float">
            <text:p>10</text:p>
          </table:table-cell>
          <table:table-cell table:formula="of:=CONCATENATE([.R879];&quot;/&quot;;[.D879];&quot;/&quot;;[.F879];&quot; &quot;;[.G879])" office:value-type="string" office:string-value="10/16/2017 07:30:08" calcext:value-type="string">
            <text:p>10/16/2017 07:3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75" calcext:value-type="float">
            <text:p>29.75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2.733" calcext:value-type="float">
            <text:p>32.733</text:p>
          </table:table-cell>
          <table:table-cell table:formula="of:=CONCATENATE([.F880];&quot;-&quot;;[.E880];&quot;-&quot;;[.D880])" office:value-type="string" office:string-value="2017-Oct-16" calcext:value-type="string">
            <text:p>2017-Oct-16</text:p>
          </table:table-cell>
          <table:table-cell table:formula="of:=MONTH([.Q880])" office:value-type="float" office:value="10" calcext:value-type="float">
            <text:p>10</text:p>
          </table:table-cell>
          <table:table-cell table:formula="of:=CONCATENATE([.R880];&quot;/&quot;;[.D880];&quot;/&quot;;[.F880];&quot; &quot;;[.G880])" office:value-type="string" office:string-value="10/16/2017 07:45:03" calcext:value-type="string">
            <text:p>10/16/2017 0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0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" calcext:value-type="float">
            <text:p>29.8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2.733" calcext:value-type="float">
            <text:p>32.733</text:p>
          </table:table-cell>
          <table:table-cell table:formula="of:=CONCATENATE([.F881];&quot;-&quot;;[.E881];&quot;-&quot;;[.D881])" office:value-type="string" office:string-value="2017-Oct-16" calcext:value-type="string">
            <text:p>2017-Oct-16</text:p>
          </table:table-cell>
          <table:table-cell table:formula="of:=MONTH([.Q881])" office:value-type="float" office:value="10" calcext:value-type="float">
            <text:p>10</text:p>
          </table:table-cell>
          <table:table-cell table:formula="of:=CONCATENATE([.R881];&quot;/&quot;;[.D881];&quot;/&quot;;[.F881];&quot; &quot;;[.G881])" office:value-type="string" office:string-value="10/16/2017 08:00:06" calcext:value-type="string">
            <text:p>10/16/2017 08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1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" calcext:value-type="float">
            <text:p>29.8</text:p>
          </table:table-cell>
          <table:table-cell office:value-type="float" office:value="79.4" calcext:value-type="float">
            <text:p>79.4</text:p>
          </table:table-cell>
          <table:table-cell office:value-type="float" office:value="26.3" calcext:value-type="float">
            <text:p>26.3</text:p>
          </table:table-cell>
          <table:table-cell office:value-type="float" office:value="34.276" calcext:value-type="float">
            <text:p>34.276</text:p>
          </table:table-cell>
          <table:table-cell office:value-type="float" office:value="32.733" calcext:value-type="float">
            <text:p>32.733</text:p>
          </table:table-cell>
          <table:table-cell table:formula="of:=CONCATENATE([.F882];&quot;-&quot;;[.E882];&quot;-&quot;;[.D882])" office:value-type="string" office:string-value="2017-Oct-16" calcext:value-type="string">
            <text:p>2017-Oct-16</text:p>
          </table:table-cell>
          <table:table-cell table:formula="of:=MONTH([.Q882])" office:value-type="float" office:value="10" calcext:value-type="float">
            <text:p>10</text:p>
          </table:table-cell>
          <table:table-cell table:formula="of:=CONCATENATE([.R882];&quot;/&quot;;[.D882];&quot;/&quot;;[.F882];&quot; &quot;;[.G882])" office:value-type="string" office:string-value="10/16/2017 08:15:04" calcext:value-type="string">
            <text:p>10/16/2017 08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3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" calcext:value-type="float">
            <text:p>29.8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3.829" calcext:value-type="float">
            <text:p>33.829</text:p>
          </table:table-cell>
          <table:table-cell table:formula="of:=CONCATENATE([.F883];&quot;-&quot;;[.E883];&quot;-&quot;;[.D883])" office:value-type="string" office:string-value="2017-Oct-16" calcext:value-type="string">
            <text:p>2017-Oct-16</text:p>
          </table:table-cell>
          <table:table-cell table:formula="of:=MONTH([.Q883])" office:value-type="float" office:value="10" calcext:value-type="float">
            <text:p>10</text:p>
          </table:table-cell>
          <table:table-cell table:formula="of:=CONCATENATE([.R883];&quot;/&quot;;[.D883];&quot;/&quot;;[.F883];&quot; &quot;;[.G883])" office:value-type="string" office:string-value="10/16/2017 08:30:07" calcext:value-type="string">
            <text:p>10/16/2017 08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8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8" calcext:value-type="float">
            <text:p>29.8</text:p>
          </table:table-cell>
          <table:table-cell office:value-type="float" office:value="81.5" calcext:value-type="float">
            <text:p>81.5</text:p>
          </table:table-cell>
          <table:table-cell office:value-type="float" office:value="27.5" calcext:value-type="float">
            <text:p>27.5</text:p>
          </table:table-cell>
          <table:table-cell office:value-type="float" office:value="36.707" calcext:value-type="float">
            <text:p>36.707</text:p>
          </table:table-cell>
          <table:table-cell office:value-type="float" office:value="33.829" calcext:value-type="float">
            <text:p>33.829</text:p>
          </table:table-cell>
          <table:table-cell table:formula="of:=CONCATENATE([.F884];&quot;-&quot;;[.E884];&quot;-&quot;;[.D884])" office:value-type="string" office:string-value="2017-Oct-16" calcext:value-type="string">
            <text:p>2017-Oct-16</text:p>
          </table:table-cell>
          <table:table-cell table:formula="of:=MONTH([.Q884])" office:value-type="float" office:value="10" calcext:value-type="float">
            <text:p>10</text:p>
          </table:table-cell>
          <table:table-cell table:formula="of:=CONCATENATE([.R884];&quot;/&quot;;[.D884];&quot;/&quot;;[.F884];&quot; &quot;;[.G884])" office:value-type="string" office:string-value="10/16/2017 08:45:03" calcext:value-type="string">
            <text:p>10/16/2017 08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0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8" calcext:value-type="float">
            <text:p>29.8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2.733" calcext:value-type="float">
            <text:p>32.733</text:p>
          </table:table-cell>
          <table:table-cell table:formula="of:=CONCATENATE([.F885];&quot;-&quot;;[.E885];&quot;-&quot;;[.D885])" office:value-type="string" office:string-value="2017-Oct-16" calcext:value-type="string">
            <text:p>2017-Oct-16</text:p>
          </table:table-cell>
          <table:table-cell table:formula="of:=MONTH([.Q885])" office:value-type="float" office:value="10" calcext:value-type="float">
            <text:p>10</text:p>
          </table:table-cell>
          <table:table-cell table:formula="of:=CONCATENATE([.R885];&quot;/&quot;;[.D885];&quot;/&quot;;[.F885];&quot; &quot;;[.G885])" office:value-type="string" office:string-value="10/16/2017 09:00:09" calcext:value-type="string">
            <text:p>10/16/2017 09:0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" calcext:value-type="float">
            <text:p>29.8</text:p>
          </table:table-cell>
          <table:table-cell office:value-type="float" office:value="81.4" calcext:value-type="float">
            <text:p>81.4</text:p>
          </table:table-cell>
          <table:table-cell office:value-type="float" office:value="27.4" calcext:value-type="float">
            <text:p>27.4</text:p>
          </table:table-cell>
          <table:table-cell office:value-type="float" office:value="36.588" calcext:value-type="float">
            <text:p>36.588</text:p>
          </table:table-cell>
          <table:table-cell office:value-type="float" office:value="32.733" calcext:value-type="float">
            <text:p>32.733</text:p>
          </table:table-cell>
          <table:table-cell table:formula="of:=CONCATENATE([.F886];&quot;-&quot;;[.E886];&quot;-&quot;;[.D886])" office:value-type="string" office:string-value="2017-Oct-16" calcext:value-type="string">
            <text:p>2017-Oct-16</text:p>
          </table:table-cell>
          <table:table-cell table:formula="of:=MONTH([.Q886])" office:value-type="float" office:value="10" calcext:value-type="float">
            <text:p>10</text:p>
          </table:table-cell>
          <table:table-cell table:formula="of:=CONCATENATE([.R886];&quot;/&quot;;[.D886];&quot;/&quot;;[.F886];&quot; &quot;;[.G886])" office:value-type="string" office:string-value="10/16/2017 09:15:03" calcext:value-type="string">
            <text:p>10/16/2017 09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30:10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" calcext:value-type="float">
            <text:p>29.8</text:p>
          </table:table-cell>
          <table:table-cell office:value-type="float" office:value="81.5" calcext:value-type="float">
            <text:p>81.5</text:p>
          </table:table-cell>
          <table:table-cell office:value-type="float" office:value="27.5" calcext:value-type="float">
            <text:p>27.5</text:p>
          </table:table-cell>
          <table:table-cell office:value-type="float" office:value="36.707" calcext:value-type="float">
            <text:p>36.707</text:p>
          </table:table-cell>
          <table:table-cell office:value-type="float" office:value="33.829" calcext:value-type="float">
            <text:p>33.829</text:p>
          </table:table-cell>
          <table:table-cell table:formula="of:=CONCATENATE([.F887];&quot;-&quot;;[.E887];&quot;-&quot;;[.D887])" office:value-type="string" office:string-value="2017-Oct-16" calcext:value-type="string">
            <text:p>2017-Oct-16</text:p>
          </table:table-cell>
          <table:table-cell table:formula="of:=MONTH([.Q887])" office:value-type="float" office:value="10" calcext:value-type="float">
            <text:p>10</text:p>
          </table:table-cell>
          <table:table-cell table:formula="of:=CONCATENATE([.R887];&quot;/&quot;;[.D887];&quot;/&quot;;[.F887];&quot; &quot;;[.G887])" office:value-type="string" office:string-value="10/16/2017 09:30:10" calcext:value-type="string">
            <text:p>10/16/2017 09:3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9:45:05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" calcext:value-type="float">
            <text:p>29.8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3.829" calcext:value-type="float">
            <text:p>33.829</text:p>
          </table:table-cell>
          <table:table-cell table:formula="of:=CONCATENATE([.F888];&quot;-&quot;;[.E888];&quot;-&quot;;[.D888])" office:value-type="string" office:string-value="2017-Oct-16" calcext:value-type="string">
            <text:p>2017-Oct-16</text:p>
          </table:table-cell>
          <table:table-cell table:formula="of:=MONTH([.Q888])" office:value-type="float" office:value="10" calcext:value-type="float">
            <text:p>10</text:p>
          </table:table-cell>
          <table:table-cell table:formula="of:=CONCATENATE([.R888];&quot;/&quot;;[.D888];&quot;/&quot;;[.F888];&quot; &quot;;[.G888])" office:value-type="string" office:string-value="10/16/2017 09:45:05" calcext:value-type="string">
            <text:p>10/16/2017 09:45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00:15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8" calcext:value-type="float">
            <text:p>29.8</text:p>
          </table:table-cell>
          <table:table-cell office:value-type="float" office:value="82.8" calcext:value-type="float">
            <text:p>82.8</text:p>
          </table:table-cell>
          <table:table-cell office:value-type="float" office:value="28.2" calcext:value-type="float">
            <text:p>28.2</text:p>
          </table:table-cell>
          <table:table-cell office:value-type="float" office:value="38.287" calcext:value-type="float">
            <text:p>38.287</text:p>
          </table:table-cell>
          <table:table-cell office:value-type="float" office:value="34.956" calcext:value-type="float">
            <text:p>34.956</text:p>
          </table:table-cell>
          <table:table-cell table:formula="of:=CONCATENATE([.F889];&quot;-&quot;;[.E889];&quot;-&quot;;[.D889])" office:value-type="string" office:string-value="2017-Oct-16" calcext:value-type="string">
            <text:p>2017-Oct-16</text:p>
          </table:table-cell>
          <table:table-cell table:formula="of:=MONTH([.Q889])" office:value-type="float" office:value="10" calcext:value-type="float">
            <text:p>10</text:p>
          </table:table-cell>
          <table:table-cell table:formula="of:=CONCATENATE([.R889];&quot;/&quot;;[.D889];&quot;/&quot;;[.F889];&quot; &quot;;[.G889])" office:value-type="string" office:string-value="10/16/2017 10:00:15" calcext:value-type="string">
            <text:p>10/16/2017 10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15:04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8" calcext:value-type="float">
            <text:p>29.8</text:p>
          </table:table-cell>
          <table:table-cell office:value-type="float" office:value="83.7" calcext:value-type="float">
            <text:p>83.7</text:p>
          </table:table-cell>
          <table:table-cell office:value-type="float" office:value="28.7" calcext:value-type="float">
            <text:p>28.7</text:p>
          </table:table-cell>
          <table:table-cell office:value-type="float" office:value="39.414" calcext:value-type="float">
            <text:p>39.414</text:p>
          </table:table-cell>
          <table:table-cell office:value-type="float" office:value="33.829" calcext:value-type="float">
            <text:p>33.829</text:p>
          </table:table-cell>
          <table:table-cell table:formula="of:=CONCATENATE([.F890];&quot;-&quot;;[.E890];&quot;-&quot;;[.D890])" office:value-type="string" office:string-value="2017-Oct-16" calcext:value-type="string">
            <text:p>2017-Oct-16</text:p>
          </table:table-cell>
          <table:table-cell table:formula="of:=MONTH([.Q890])" office:value-type="float" office:value="10" calcext:value-type="float">
            <text:p>10</text:p>
          </table:table-cell>
          <table:table-cell table:formula="of:=CONCATENATE([.R890];&quot;/&quot;;[.D890];&quot;/&quot;;[.F890];&quot; &quot;;[.G890])" office:value-type="string" office:string-value="10/16/2017 10:15:04" calcext:value-type="string">
            <text:p>10/16/2017 10:1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30:1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" calcext:value-type="float">
            <text:p>29.8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3.829" calcext:value-type="float">
            <text:p>33.829</text:p>
          </table:table-cell>
          <table:table-cell table:formula="of:=CONCATENATE([.F891];&quot;-&quot;;[.E891];&quot;-&quot;;[.D891])" office:value-type="string" office:string-value="2017-Oct-16" calcext:value-type="string">
            <text:p>2017-Oct-16</text:p>
          </table:table-cell>
          <table:table-cell table:formula="of:=MONTH([.Q891])" office:value-type="float" office:value="10" calcext:value-type="float">
            <text:p>10</text:p>
          </table:table-cell>
          <table:table-cell table:formula="of:=CONCATENATE([.R891];&quot;/&quot;;[.D891];&quot;/&quot;;[.F891];&quot; &quot;;[.G891])" office:value-type="string" office:string-value="10/16/2017 10:30:13" calcext:value-type="string">
            <text:p>10/16/2017 10:30:1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0:45:04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8" calcext:value-type="float">
            <text:p>29.8</text:p>
          </table:table-cell>
          <table:table-cell office:value-type="float" office:value="82" calcext:value-type="float">
            <text:p>82</text:p>
          </table:table-cell>
          <table:table-cell office:value-type="float" office:value="27.8" calcext:value-type="float">
            <text:p>27.8</text:p>
          </table:table-cell>
          <table:table-cell office:value-type="float" office:value="37.308" calcext:value-type="float">
            <text:p>37.308</text:p>
          </table:table-cell>
          <table:table-cell office:value-type="float" office:value="32.733" calcext:value-type="float">
            <text:p>32.733</text:p>
          </table:table-cell>
          <table:table-cell table:formula="of:=CONCATENATE([.F892];&quot;-&quot;;[.E892];&quot;-&quot;;[.D892])" office:value-type="string" office:string-value="2017-Oct-16" calcext:value-type="string">
            <text:p>2017-Oct-16</text:p>
          </table:table-cell>
          <table:table-cell table:formula="of:=MONTH([.Q892])" office:value-type="float" office:value="10" calcext:value-type="float">
            <text:p>10</text:p>
          </table:table-cell>
          <table:table-cell table:formula="of:=CONCATENATE([.R892];&quot;/&quot;;[.D892];&quot;/&quot;;[.F892];&quot; &quot;;[.G892])" office:value-type="string" office:string-value="10/16/2017 10:45:04" calcext:value-type="string">
            <text:p>10/16/2017 10:45:04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00:2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8" calcext:value-type="float">
            <text:p>29.8</text:p>
          </table:table-cell>
          <table:table-cell office:value-type="float" office:value="81.6" calcext:value-type="float">
            <text:p>81.6</text:p>
          </table:table-cell>
          <table:table-cell office:value-type="float" office:value="27.6" calcext:value-type="float">
            <text:p>27.6</text:p>
          </table:table-cell>
          <table:table-cell office:value-type="float" office:value="36.827" calcext:value-type="float">
            <text:p>36.827</text:p>
          </table:table-cell>
          <table:table-cell office:value-type="float" office:value="33.829" calcext:value-type="float">
            <text:p>33.829</text:p>
          </table:table-cell>
          <table:table-cell table:formula="of:=CONCATENATE([.F893];&quot;-&quot;;[.E893];&quot;-&quot;;[.D893])" office:value-type="string" office:string-value="2017-Oct-16" calcext:value-type="string">
            <text:p>2017-Oct-16</text:p>
          </table:table-cell>
          <table:table-cell table:formula="of:=MONTH([.Q893])" office:value-type="float" office:value="10" calcext:value-type="float">
            <text:p>10</text:p>
          </table:table-cell>
          <table:table-cell table:formula="of:=CONCATENATE([.R893];&quot;/&quot;;[.D893];&quot;/&quot;;[.F893];&quot; &quot;;[.G893])" office:value-type="string" office:string-value="10/16/2017 11:00:22" calcext:value-type="string">
            <text:p>10/16/2017 11:00:2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82" calcext:value-type="float">
            <text:p>29.82</text:p>
          </table:table-cell>
          <table:table-cell office:value-type="float" office:value="81.5" calcext:value-type="float">
            <text:p>81.5</text:p>
          </table:table-cell>
          <table:table-cell office:value-type="float" office:value="27.5" calcext:value-type="float">
            <text:p>27.5</text:p>
          </table:table-cell>
          <table:table-cell office:value-type="float" office:value="36.707" calcext:value-type="float">
            <text:p>36.707</text:p>
          </table:table-cell>
          <table:table-cell office:value-type="float" office:value="32.733" calcext:value-type="float">
            <text:p>32.733</text:p>
          </table:table-cell>
          <table:table-cell table:formula="of:=CONCATENATE([.F894];&quot;-&quot;;[.E894];&quot;-&quot;;[.D894])" office:value-type="string" office:string-value="2017-Oct-16" calcext:value-type="string">
            <text:p>2017-Oct-16</text:p>
          </table:table-cell>
          <table:table-cell table:formula="of:=MONTH([.Q894])" office:value-type="float" office:value="10" calcext:value-type="float">
            <text:p>10</text:p>
          </table:table-cell>
          <table:table-cell table:formula="of:=CONCATENATE([.R894];&quot;/&quot;;[.D894];&quot;/&quot;;[.F894];&quot; &quot;;[.G894])" office:value-type="string" office:string-value="10/16/2017 11:15:03" calcext:value-type="string">
            <text:p>10/16/2017 1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3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82" calcext:value-type="float">
            <text:p>29.82</text:p>
          </table:table-cell>
          <table:table-cell office:value-type="float" office:value="83.2" calcext:value-type="float">
            <text:p>83.2</text:p>
          </table:table-cell>
          <table:table-cell office:value-type="float" office:value="28.4" calcext:value-type="float">
            <text:p>28.4</text:p>
          </table:table-cell>
          <table:table-cell office:value-type="float" office:value="38.784" calcext:value-type="float">
            <text:p>38.784</text:p>
          </table:table-cell>
          <table:table-cell office:value-type="float" office:value="33.829" calcext:value-type="float">
            <text:p>33.829</text:p>
          </table:table-cell>
          <table:table-cell table:formula="of:=CONCATENATE([.F895];&quot;-&quot;;[.E895];&quot;-&quot;;[.D895])" office:value-type="string" office:string-value="2017-Oct-16" calcext:value-type="string">
            <text:p>2017-Oct-16</text:p>
          </table:table-cell>
          <table:table-cell table:formula="of:=MONTH([.Q895])" office:value-type="float" office:value="10" calcext:value-type="float">
            <text:p>10</text:p>
          </table:table-cell>
          <table:table-cell table:formula="of:=CONCATENATE([.R895];&quot;/&quot;;[.D895];&quot;/&quot;;[.F895];&quot; &quot;;[.G895])" office:value-type="string" office:string-value="10/16/2017 11:30:09" calcext:value-type="string">
            <text:p>10/16/2017 11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2" calcext:value-type="float">
            <text:p>29.82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896];&quot;-&quot;;[.E896];&quot;-&quot;;[.D896])" office:value-type="string" office:string-value="2017-Oct-16" calcext:value-type="string">
            <text:p>2017-Oct-16</text:p>
          </table:table-cell>
          <table:table-cell table:formula="of:=MONTH([.Q896])" office:value-type="float" office:value="10" calcext:value-type="float">
            <text:p>10</text:p>
          </table:table-cell>
          <table:table-cell table:formula="of:=CONCATENATE([.R896];&quot;/&quot;;[.D896];&quot;/&quot;;[.F896];&quot; &quot;;[.G896])" office:value-type="string" office:string-value="10/16/2017 11:45:02" calcext:value-type="string">
            <text:p>10/16/2017 1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00:15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82" calcext:value-type="float">
            <text:p>29.82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2.733" calcext:value-type="float">
            <text:p>32.733</text:p>
          </table:table-cell>
          <table:table-cell table:formula="of:=CONCATENATE([.F897];&quot;-&quot;;[.E897];&quot;-&quot;;[.D897])" office:value-type="string" office:string-value="2017-Oct-16" calcext:value-type="string">
            <text:p>2017-Oct-16</text:p>
          </table:table-cell>
          <table:table-cell table:formula="of:=MONTH([.Q897])" office:value-type="float" office:value="10" calcext:value-type="float">
            <text:p>10</text:p>
          </table:table-cell>
          <table:table-cell table:formula="of:=CONCATENATE([.R897];&quot;/&quot;;[.D897];&quot;/&quot;;[.F897];&quot; &quot;;[.G897])" office:value-type="string" office:string-value="10/16/2017 12:00:15" calcext:value-type="string">
            <text:p>10/16/2017 12:00:1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82" calcext:value-type="float">
            <text:p>29.82</text:p>
          </table:table-cell>
          <table:table-cell office:value-type="float" office:value="84.3" calcext:value-type="float">
            <text:p>84.3</text:p>
          </table:table-cell>
          <table:table-cell office:value-type="float" office:value="29.1" calcext:value-type="float">
            <text:p>29.1</text:p>
          </table:table-cell>
          <table:table-cell office:value-type="float" office:value="40.182" calcext:value-type="float">
            <text:p>40.182</text:p>
          </table:table-cell>
          <table:table-cell office:value-type="float" office:value="33.829" calcext:value-type="float">
            <text:p>33.829</text:p>
          </table:table-cell>
          <table:table-cell table:formula="of:=CONCATENATE([.F898];&quot;-&quot;;[.E898];&quot;-&quot;;[.D898])" office:value-type="string" office:string-value="2017-Oct-16" calcext:value-type="string">
            <text:p>2017-Oct-16</text:p>
          </table:table-cell>
          <table:table-cell table:formula="of:=MONTH([.Q898])" office:value-type="float" office:value="10" calcext:value-type="float">
            <text:p>10</text:p>
          </table:table-cell>
          <table:table-cell table:formula="of:=CONCATENATE([.R898];&quot;/&quot;;[.D898];&quot;/&quot;;[.F898];&quot; &quot;;[.G898])" office:value-type="string" office:string-value="10/16/2017 12:15:02" calcext:value-type="string">
            <text:p>10/16/2017 1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30:09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82" calcext:value-type="float">
            <text:p>29.82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899];&quot;-&quot;;[.E899];&quot;-&quot;;[.D899])" office:value-type="string" office:string-value="2017-Oct-16" calcext:value-type="string">
            <text:p>2017-Oct-16</text:p>
          </table:table-cell>
          <table:table-cell table:formula="of:=MONTH([.Q899])" office:value-type="float" office:value="10" calcext:value-type="float">
            <text:p>10</text:p>
          </table:table-cell>
          <table:table-cell table:formula="of:=CONCATENATE([.R899];&quot;/&quot;;[.D899];&quot;/&quot;;[.F899];&quot; &quot;;[.G899])" office:value-type="string" office:string-value="10/16/2017 12:30:09" calcext:value-type="string">
            <text:p>10/16/2017 12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2:4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2" calcext:value-type="float">
            <text:p>29.82</text:p>
          </table:table-cell>
          <table:table-cell office:value-type="float" office:value="84.9" calcext:value-type="float">
            <text:p>84.9</text:p>
          </table:table-cell>
          <table:table-cell office:value-type="float" office:value="29.4" calcext:value-type="float">
            <text:p>29.4</text:p>
          </table:table-cell>
          <table:table-cell office:value-type="float" office:value="40.963" calcext:value-type="float">
            <text:p>40.963</text:p>
          </table:table-cell>
          <table:table-cell office:value-type="float" office:value="33.829" calcext:value-type="float">
            <text:p>33.829</text:p>
          </table:table-cell>
          <table:table-cell table:formula="of:=CONCATENATE([.F900];&quot;-&quot;;[.E900];&quot;-&quot;;[.D900])" office:value-type="string" office:string-value="2017-Oct-16" calcext:value-type="string">
            <text:p>2017-Oct-16</text:p>
          </table:table-cell>
          <table:table-cell table:formula="of:=MONTH([.Q900])" office:value-type="float" office:value="10" calcext:value-type="float">
            <text:p>10</text:p>
          </table:table-cell>
          <table:table-cell table:formula="of:=CONCATENATE([.R900];&quot;/&quot;;[.D900];&quot;/&quot;;[.F900];&quot; &quot;;[.G900])" office:value-type="string" office:string-value="10/16/2017 12:45:03" calcext:value-type="string">
            <text:p>10/16/2017 12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00:11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2" calcext:value-type="float">
            <text:p>29.82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3.829" calcext:value-type="float">
            <text:p>33.829</text:p>
          </table:table-cell>
          <table:table-cell table:formula="of:=CONCATENATE([.F901];&quot;-&quot;;[.E901];&quot;-&quot;;[.D901])" office:value-type="string" office:string-value="2017-Oct-16" calcext:value-type="string">
            <text:p>2017-Oct-16</text:p>
          </table:table-cell>
          <table:table-cell table:formula="of:=MONTH([.Q901])" office:value-type="float" office:value="10" calcext:value-type="float">
            <text:p>10</text:p>
          </table:table-cell>
          <table:table-cell table:formula="of:=CONCATENATE([.R901];&quot;/&quot;;[.D901];&quot;/&quot;;[.F901];&quot; &quot;;[.G901])" office:value-type="string" office:string-value="10/16/2017 13:00:11" calcext:value-type="string">
            <text:p>10/16/2017 13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82" calcext:value-type="float">
            <text:p>29.82</text:p>
          </table:table-cell>
          <table:table-cell office:value-type="float" office:value="84.7" calcext:value-type="float">
            <text:p>84.7</text:p>
          </table:table-cell>
          <table:table-cell office:value-type="float" office:value="29.3" calcext:value-type="float">
            <text:p>29.3</text:p>
          </table:table-cell>
          <table:table-cell office:value-type="float" office:value="40.701" calcext:value-type="float">
            <text:p>40.701</text:p>
          </table:table-cell>
          <table:table-cell office:value-type="float" office:value="33.829" calcext:value-type="float">
            <text:p>33.829</text:p>
          </table:table-cell>
          <table:table-cell table:formula="of:=CONCATENATE([.F902];&quot;-&quot;;[.E902];&quot;-&quot;;[.D902])" office:value-type="string" office:string-value="2017-Oct-16" calcext:value-type="string">
            <text:p>2017-Oct-16</text:p>
          </table:table-cell>
          <table:table-cell table:formula="of:=MONTH([.Q902])" office:value-type="float" office:value="10" calcext:value-type="float">
            <text:p>10</text:p>
          </table:table-cell>
          <table:table-cell table:formula="of:=CONCATENATE([.R902];&quot;/&quot;;[.D902];&quot;/&quot;;[.F902];&quot; &quot;;[.G902])" office:value-type="string" office:string-value="10/16/2017 13:15:03" calcext:value-type="string">
            <text:p>10/16/2017 1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30:0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" calcext:value-type="float">
            <text:p>29.7</text:p>
          </table:table-cell>
          <table:table-cell office:value-type="float" office:value="85" calcext:value-type="float">
            <text:p>85</text:p>
          </table:table-cell>
          <table:table-cell office:value-type="float" office:value="29.4" calcext:value-type="float">
            <text:p>29.4</text:p>
          </table:table-cell>
          <table:table-cell office:value-type="float" office:value="41.095" calcext:value-type="float">
            <text:p>41.095</text:p>
          </table:table-cell>
          <table:table-cell office:value-type="float" office:value="33.829" calcext:value-type="float">
            <text:p>33.829</text:p>
          </table:table-cell>
          <table:table-cell table:formula="of:=CONCATENATE([.F903];&quot;-&quot;;[.E903];&quot;-&quot;;[.D903])" office:value-type="string" office:string-value="2017-Oct-16" calcext:value-type="string">
            <text:p>2017-Oct-16</text:p>
          </table:table-cell>
          <table:table-cell table:formula="of:=MONTH([.Q903])" office:value-type="float" office:value="10" calcext:value-type="float">
            <text:p>10</text:p>
          </table:table-cell>
          <table:table-cell table:formula="of:=CONCATENATE([.R903];&quot;/&quot;;[.D903];&quot;/&quot;;[.F903];&quot; &quot;;[.G903])" office:value-type="string" office:string-value="10/16/2017 13:30:07" calcext:value-type="string">
            <text:p>10/16/2017 13:3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0%</text:p>
          </table:table-cell>
          <table:table-cell office:value-type="float" office:value="29.7" calcext:value-type="float">
            <text:p>29.7</text:p>
          </table:table-cell>
          <table:table-cell office:value-type="float" office:value="85.9" calcext:value-type="float">
            <text:p>85.9</text:p>
          </table:table-cell>
          <table:table-cell office:value-type="float" office:value="29.9" calcext:value-type="float">
            <text:p>29.9</text:p>
          </table:table-cell>
          <table:table-cell office:value-type="float" office:value="42.294" calcext:value-type="float">
            <text:p>42.294</text:p>
          </table:table-cell>
          <table:table-cell office:value-type="float" office:value="33.829" calcext:value-type="float">
            <text:p>33.829</text:p>
          </table:table-cell>
          <table:table-cell table:formula="of:=CONCATENATE([.F904];&quot;-&quot;;[.E904];&quot;-&quot;;[.D904])" office:value-type="string" office:string-value="2017-Oct-16" calcext:value-type="string">
            <text:p>2017-Oct-16</text:p>
          </table:table-cell>
          <table:table-cell table:formula="of:=MONTH([.Q904])" office:value-type="float" office:value="10" calcext:value-type="float">
            <text:p>10</text:p>
          </table:table-cell>
          <table:table-cell table:formula="of:=CONCATENATE([.R904];&quot;/&quot;;[.D904];&quot;/&quot;;[.F904];&quot; &quot;;[.G904])" office:value-type="string" office:string-value="10/16/2017 13:45:02" calcext:value-type="string">
            <text:p>10/16/2017 1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00:16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82%</text:p>
          </table:table-cell>
          <table:table-cell office:value-type="float" office:value="29.7" calcext:value-type="float">
            <text:p>29.7</text:p>
          </table:table-cell>
          <table:table-cell office:value-type="float" office:value="86.3" calcext:value-type="float">
            <text:p>86.3</text:p>
          </table:table-cell>
          <table:table-cell office:value-type="float" office:value="30.2" calcext:value-type="float">
            <text:p>30.2</text:p>
          </table:table-cell>
          <table:table-cell office:value-type="float" office:value="42.837" calcext:value-type="float">
            <text:p>42.837</text:p>
          </table:table-cell>
          <table:table-cell office:value-type="float" office:value="34.956" calcext:value-type="float">
            <text:p>34.956</text:p>
          </table:table-cell>
          <table:table-cell table:formula="of:=CONCATENATE([.F905];&quot;-&quot;;[.E905];&quot;-&quot;;[.D905])" office:value-type="string" office:string-value="2017-Oct-16" calcext:value-type="string">
            <text:p>2017-Oct-16</text:p>
          </table:table-cell>
          <table:table-cell table:formula="of:=MONTH([.Q905])" office:value-type="float" office:value="10" calcext:value-type="float">
            <text:p>10</text:p>
          </table:table-cell>
          <table:table-cell table:formula="of:=CONCATENATE([.R905];&quot;/&quot;;[.D905];&quot;/&quot;;[.F905];&quot; &quot;;[.G905])" office:value-type="string" office:string-value="10/16/2017 14:00:16" calcext:value-type="string">
            <text:p>10/16/2017 14:00:1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15:0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" calcext:value-type="float">
            <text:p>29.7</text:p>
          </table:table-cell>
          <table:table-cell office:value-type="float" office:value="85.1" calcext:value-type="float">
            <text:p>85.1</text:p>
          </table:table-cell>
          <table:table-cell office:value-type="float" office:value="29.5" calcext:value-type="float">
            <text:p>29.5</text:p>
          </table:table-cell>
          <table:table-cell office:value-type="float" office:value="41.226" calcext:value-type="float">
            <text:p>41.226</text:p>
          </table:table-cell>
          <table:table-cell office:value-type="float" office:value="33.829" calcext:value-type="float">
            <text:p>33.829</text:p>
          </table:table-cell>
          <table:table-cell table:formula="of:=CONCATENATE([.F906];&quot;-&quot;;[.E906];&quot;-&quot;;[.D906])" office:value-type="string" office:string-value="2017-Oct-16" calcext:value-type="string">
            <text:p>2017-Oct-16</text:p>
          </table:table-cell>
          <table:table-cell table:formula="of:=MONTH([.Q906])" office:value-type="float" office:value="10" calcext:value-type="float">
            <text:p>10</text:p>
          </table:table-cell>
          <table:table-cell table:formula="of:=CONCATENATE([.R906];&quot;/&quot;;[.D906];&quot;/&quot;;[.F906];&quot; &quot;;[.G906])" office:value-type="string" office:string-value="10/16/2017 14:15:03" calcext:value-type="string">
            <text:p>10/16/2017 14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30:09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3%</text:p>
          </table:table-cell>
          <table:table-cell office:value-type="float" office:value="29.7" calcext:value-type="float">
            <text:p>29.7</text:p>
          </table:table-cell>
          <table:table-cell office:value-type="float" office:value="83.9" calcext:value-type="float">
            <text:p>83.9</text:p>
          </table:table-cell>
          <table:table-cell office:value-type="float" office:value="28.8" calcext:value-type="float">
            <text:p>28.8</text:p>
          </table:table-cell>
          <table:table-cell office:value-type="float" office:value="39.669" calcext:value-type="float">
            <text:p>39.669</text:p>
          </table:table-cell>
          <table:table-cell office:value-type="float" office:value="32.733" calcext:value-type="float">
            <text:p>32.733</text:p>
          </table:table-cell>
          <table:table-cell table:formula="of:=CONCATENATE([.F907];&quot;-&quot;;[.E907];&quot;-&quot;;[.D907])" office:value-type="string" office:string-value="2017-Oct-16" calcext:value-type="string">
            <text:p>2017-Oct-16</text:p>
          </table:table-cell>
          <table:table-cell table:formula="of:=MONTH([.Q907])" office:value-type="float" office:value="10" calcext:value-type="float">
            <text:p>10</text:p>
          </table:table-cell>
          <table:table-cell table:formula="of:=CONCATENATE([.R907];&quot;/&quot;;[.D907];&quot;/&quot;;[.F907];&quot; &quot;;[.G907])" office:value-type="string" office:string-value="10/16/2017 14:30:09" calcext:value-type="string">
            <text:p>10/16/2017 14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4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" calcext:value-type="float">
            <text:p>29.7</text:p>
          </table:table-cell>
          <table:table-cell office:value-type="float" office:value="83.8" calcext:value-type="float">
            <text:p>83.8</text:p>
          </table:table-cell>
          <table:table-cell office:value-type="float" office:value="28.8" calcext:value-type="float">
            <text:p>28.8</text:p>
          </table:table-cell>
          <table:table-cell office:value-type="float" office:value="39.542" calcext:value-type="float">
            <text:p>39.542</text:p>
          </table:table-cell>
          <table:table-cell office:value-type="float" office:value="32.733" calcext:value-type="float">
            <text:p>32.733</text:p>
          </table:table-cell>
          <table:table-cell table:formula="of:=CONCATENATE([.F908];&quot;-&quot;;[.E908];&quot;-&quot;;[.D908])" office:value-type="string" office:string-value="2017-Oct-16" calcext:value-type="string">
            <text:p>2017-Oct-16</text:p>
          </table:table-cell>
          <table:table-cell table:formula="of:=MONTH([.Q908])" office:value-type="float" office:value="10" calcext:value-type="float">
            <text:p>10</text:p>
          </table:table-cell>
          <table:table-cell table:formula="of:=CONCATENATE([.R908];&quot;/&quot;;[.D908];&quot;/&quot;;[.F908];&quot; &quot;;[.G908])" office:value-type="string" office:string-value="10/16/2017 14:45:03" calcext:value-type="string">
            <text:p>10/16/2017 14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00:07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4%</text:p>
          </table:table-cell>
          <table:table-cell office:value-type="float" office:value="29.7" calcext:value-type="float">
            <text:p>29.7</text:p>
          </table:table-cell>
          <table:table-cell office:value-type="float" office:value="83.6" calcext:value-type="float">
            <text:p>83.6</text:p>
          </table:table-cell>
          <table:table-cell office:value-type="float" office:value="28.7" calcext:value-type="float">
            <text:p>28.7</text:p>
          </table:table-cell>
          <table:table-cell office:value-type="float" office:value="39.288" calcext:value-type="float">
            <text:p>39.288</text:p>
          </table:table-cell>
          <table:table-cell office:value-type="float" office:value="32.733" calcext:value-type="float">
            <text:p>32.733</text:p>
          </table:table-cell>
          <table:table-cell table:formula="of:=CONCATENATE([.F909];&quot;-&quot;;[.E909];&quot;-&quot;;[.D909])" office:value-type="string" office:string-value="2017-Oct-16" calcext:value-type="string">
            <text:p>2017-Oct-16</text:p>
          </table:table-cell>
          <table:table-cell table:formula="of:=MONTH([.Q909])" office:value-type="float" office:value="10" calcext:value-type="float">
            <text:p>10</text:p>
          </table:table-cell>
          <table:table-cell table:formula="of:=CONCATENATE([.R909];&quot;/&quot;;[.D909];&quot;/&quot;;[.F909];&quot; &quot;;[.G909])" office:value-type="string" office:string-value="10/16/2017 15:00:07" calcext:value-type="string">
            <text:p>10/16/2017 15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" calcext:value-type="float">
            <text:p>29.7</text:p>
          </table:table-cell>
          <table:table-cell office:value-type="float" office:value="83.3" calcext:value-type="float">
            <text:p>83.3</text:p>
          </table:table-cell>
          <table:table-cell office:value-type="float" office:value="28.5" calcext:value-type="float">
            <text:p>28.5</text:p>
          </table:table-cell>
          <table:table-cell office:value-type="float" office:value="38.91" calcext:value-type="float">
            <text:p>38.91</text:p>
          </table:table-cell>
          <table:table-cell office:value-type="float" office:value="32.733" calcext:value-type="float">
            <text:p>32.733</text:p>
          </table:table-cell>
          <table:table-cell table:formula="of:=CONCATENATE([.F910];&quot;-&quot;;[.E910];&quot;-&quot;;[.D910])" office:value-type="string" office:string-value="2017-Oct-16" calcext:value-type="string">
            <text:p>2017-Oct-16</text:p>
          </table:table-cell>
          <table:table-cell table:formula="of:=MONTH([.Q910])" office:value-type="float" office:value="10" calcext:value-type="float">
            <text:p>10</text:p>
          </table:table-cell>
          <table:table-cell table:formula="of:=CONCATENATE([.R910];&quot;/&quot;;[.D910];&quot;/&quot;;[.F910];&quot; &quot;;[.G910])" office:value-type="string" office:string-value="10/16/2017 15:15:03" calcext:value-type="string">
            <text:p>10/16/2017 15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30:06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" calcext:value-type="float">
            <text:p>29.7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.3</text:p>
          </table:table-cell>
          <table:table-cell office:value-type="float" office:value="38.535" calcext:value-type="float">
            <text:p>38.535</text:p>
          </table:table-cell>
          <table:table-cell office:value-type="float" office:value="32.733" calcext:value-type="float">
            <text:p>32.733</text:p>
          </table:table-cell>
          <table:table-cell table:formula="of:=CONCATENATE([.F911];&quot;-&quot;;[.E911];&quot;-&quot;;[.D911])" office:value-type="string" office:string-value="2017-Oct-16" calcext:value-type="string">
            <text:p>2017-Oct-16</text:p>
          </table:table-cell>
          <table:table-cell table:formula="of:=MONTH([.Q911])" office:value-type="float" office:value="10" calcext:value-type="float">
            <text:p>10</text:p>
          </table:table-cell>
          <table:table-cell table:formula="of:=CONCATENATE([.R911];&quot;/&quot;;[.D911];&quot;/&quot;;[.F911];&quot; &quot;;[.G911])" office:value-type="string" office:string-value="10/16/2017 15:30:06" calcext:value-type="string">
            <text:p>10/16/2017 15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5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" calcext:value-type="float">
            <text:p>29.7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912];&quot;-&quot;;[.E912];&quot;-&quot;;[.D912])" office:value-type="string" office:string-value="2017-Oct-16" calcext:value-type="string">
            <text:p>2017-Oct-16</text:p>
          </table:table-cell>
          <table:table-cell table:formula="of:=MONTH([.Q912])" office:value-type="float" office:value="10" calcext:value-type="float">
            <text:p>10</text:p>
          </table:table-cell>
          <table:table-cell table:formula="of:=CONCATENATE([.R912];&quot;/&quot;;[.D912];&quot;/&quot;;[.F912];&quot; &quot;;[.G912])" office:value-type="string" office:string-value="10/16/2017 15:45:03" calcext:value-type="string">
            <text:p>10/16/2017 15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00:1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" calcext:value-type="float">
            <text:p>29.7</text:p>
          </table:table-cell>
          <table:table-cell office:value-type="float" office:value="82.9" calcext:value-type="float">
            <text:p>82.9</text:p>
          </table:table-cell>
          <table:table-cell office:value-type="float" office:value="28.3" calcext:value-type="float">
            <text:p>28.3</text:p>
          </table:table-cell>
          <table:table-cell office:value-type="float" office:value="38.411" calcext:value-type="float">
            <text:p>38.411</text:p>
          </table:table-cell>
          <table:table-cell office:value-type="float" office:value="32.733" calcext:value-type="float">
            <text:p>32.733</text:p>
          </table:table-cell>
          <table:table-cell table:formula="of:=CONCATENATE([.F913];&quot;-&quot;;[.E913];&quot;-&quot;;[.D913])" office:value-type="string" office:string-value="2017-Oct-16" calcext:value-type="string">
            <text:p>2017-Oct-16</text:p>
          </table:table-cell>
          <table:table-cell table:formula="of:=MONTH([.Q913])" office:value-type="float" office:value="10" calcext:value-type="float">
            <text:p>10</text:p>
          </table:table-cell>
          <table:table-cell table:formula="of:=CONCATENATE([.R913];&quot;/&quot;;[.D913];&quot;/&quot;;[.F913];&quot; &quot;;[.G913])" office:value-type="string" office:string-value="10/16/2017 16:00:12" calcext:value-type="string">
            <text:p>10/16/2017 16:00:1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1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" calcext:value-type="float">
            <text:p>29.7</text:p>
          </table:table-cell>
          <table:table-cell office:value-type="float" office:value="82.6" calcext:value-type="float">
            <text:p>82.6</text:p>
          </table:table-cell>
          <table:table-cell office:value-type="float" office:value="28.1" calcext:value-type="float">
            <text:p>28.1</text:p>
          </table:table-cell>
          <table:table-cell office:value-type="float" office:value="38.04" calcext:value-type="float">
            <text:p>38.04</text:p>
          </table:table-cell>
          <table:table-cell office:value-type="float" office:value="32.733" calcext:value-type="float">
            <text:p>32.733</text:p>
          </table:table-cell>
          <table:table-cell table:formula="of:=CONCATENATE([.F914];&quot;-&quot;;[.E914];&quot;-&quot;;[.D914])" office:value-type="string" office:string-value="2017-Oct-16" calcext:value-type="string">
            <text:p>2017-Oct-16</text:p>
          </table:table-cell>
          <table:table-cell table:formula="of:=MONTH([.Q914])" office:value-type="float" office:value="10" calcext:value-type="float">
            <text:p>10</text:p>
          </table:table-cell>
          <table:table-cell table:formula="of:=CONCATENATE([.R914];&quot;/&quot;;[.D914];&quot;/&quot;;[.F914];&quot; &quot;;[.G914])" office:value-type="string" office:string-value="10/16/2017 16:15:02" calcext:value-type="string">
            <text:p>10/16/2017 16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30:11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" calcext:value-type="float">
            <text:p>29.7</text:p>
          </table:table-cell>
          <table:table-cell office:value-type="float" office:value="82.2" calcext:value-type="float">
            <text:p>82.2</text:p>
          </table:table-cell>
          <table:table-cell office:value-type="float" office:value="27.9" calcext:value-type="float">
            <text:p>27.9</text:p>
          </table:table-cell>
          <table:table-cell office:value-type="float" office:value="37.55" calcext:value-type="float">
            <text:p>37.55</text:p>
          </table:table-cell>
          <table:table-cell office:value-type="float" office:value="32.733" calcext:value-type="float">
            <text:p>32.733</text:p>
          </table:table-cell>
          <table:table-cell table:formula="of:=CONCATENATE([.F915];&quot;-&quot;;[.E915];&quot;-&quot;;[.D915])" office:value-type="string" office:string-value="2017-Oct-16" calcext:value-type="string">
            <text:p>2017-Oct-16</text:p>
          </table:table-cell>
          <table:table-cell table:formula="of:=MONTH([.Q915])" office:value-type="float" office:value="10" calcext:value-type="float">
            <text:p>10</text:p>
          </table:table-cell>
          <table:table-cell table:formula="of:=CONCATENATE([.R915];&quot;/&quot;;[.D915];&quot;/&quot;;[.F915];&quot; &quot;;[.G915])" office:value-type="string" office:string-value="10/16/2017 16:30:11" calcext:value-type="string">
            <text:p>10/16/2017 16:3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6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" calcext:value-type="float">
            <text:p>29.7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916];&quot;-&quot;;[.E916];&quot;-&quot;;[.D916])" office:value-type="string" office:string-value="2017-Oct-16" calcext:value-type="string">
            <text:p>2017-Oct-16</text:p>
          </table:table-cell>
          <table:table-cell table:formula="of:=MONTH([.Q916])" office:value-type="float" office:value="10" calcext:value-type="float">
            <text:p>10</text:p>
          </table:table-cell>
          <table:table-cell table:formula="of:=CONCATENATE([.R916];&quot;/&quot;;[.D916];&quot;/&quot;;[.F916];&quot; &quot;;[.G916])" office:value-type="string" office:string-value="10/16/2017 16:45:03" calcext:value-type="string">
            <text:p>10/16/2017 16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00:4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7%</text:p>
          </table:table-cell>
          <table:table-cell office:value-type="float" office:value="29.7" calcext:value-type="float">
            <text:p>29.7</text:p>
          </table:table-cell>
          <table:table-cell office:value-type="float" office:value="82.4" calcext:value-type="float">
            <text:p>82.4</text:p>
          </table:table-cell>
          <table:table-cell office:value-type="float" office:value="28" calcext:value-type="float">
            <text:p>28</text:p>
          </table:table-cell>
          <table:table-cell office:value-type="float" office:value="37.795" calcext:value-type="float">
            <text:p>37.795</text:p>
          </table:table-cell>
          <table:table-cell office:value-type="float" office:value="32.733" calcext:value-type="float">
            <text:p>32.733</text:p>
          </table:table-cell>
          <table:table-cell table:formula="of:=CONCATENATE([.F917];&quot;-&quot;;[.E917];&quot;-&quot;;[.D917])" office:value-type="string" office:string-value="2017-Oct-16" calcext:value-type="string">
            <text:p>2017-Oct-16</text:p>
          </table:table-cell>
          <table:table-cell table:formula="of:=MONTH([.Q917])" office:value-type="float" office:value="10" calcext:value-type="float">
            <text:p>10</text:p>
          </table:table-cell>
          <table:table-cell table:formula="of:=CONCATENATE([.R917];&quot;/&quot;;[.D917];&quot;/&quot;;[.F917];&quot; &quot;;[.G917])" office:value-type="string" office:string-value="10/16/2017 17:00:42" calcext:value-type="string">
            <text:p>10/16/2017 17:00:4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1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6%</text:p>
          </table:table-cell>
          <table:table-cell office:value-type="float" office:value="29.7" calcext:value-type="float">
            <text:p>29.7</text:p>
          </table:table-cell>
          <table:table-cell office:value-type="float" office:value="82.5" calcext:value-type="float">
            <text:p>82.5</text:p>
          </table:table-cell>
          <table:table-cell office:value-type="float" office:value="28.1" calcext:value-type="float">
            <text:p>28.1</text:p>
          </table:table-cell>
          <table:table-cell office:value-type="float" office:value="37.917" calcext:value-type="float">
            <text:p>37.917</text:p>
          </table:table-cell>
          <table:table-cell office:value-type="float" office:value="32.733" calcext:value-type="float">
            <text:p>32.733</text:p>
          </table:table-cell>
          <table:table-cell table:formula="of:=CONCATENATE([.F918];&quot;-&quot;;[.E918];&quot;-&quot;;[.D918])" office:value-type="string" office:string-value="2017-Oct-16" calcext:value-type="string">
            <text:p>2017-Oct-16</text:p>
          </table:table-cell>
          <table:table-cell table:formula="of:=MONTH([.Q918])" office:value-type="float" office:value="10" calcext:value-type="float">
            <text:p>10</text:p>
          </table:table-cell>
          <table:table-cell table:formula="of:=CONCATENATE([.R918];&quot;/&quot;;[.D918];&quot;/&quot;;[.F918];&quot; &quot;;[.G918])" office:value-type="string" office:string-value="10/16/2017 17:15:03" calcext:value-type="string">
            <text:p>10/16/2017 17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30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5%</text:p>
          </table:table-cell>
          <table:table-cell office:value-type="float" office:value="29.7" calcext:value-type="float">
            <text:p>29.7</text:p>
          </table:table-cell>
          <table:table-cell office:value-type="float" office:value="82.6" calcext:value-type="float">
            <text:p>82.6</text:p>
          </table:table-cell>
          <table:table-cell office:value-type="float" office:value="28.1" calcext:value-type="float">
            <text:p>28.1</text:p>
          </table:table-cell>
          <table:table-cell office:value-type="float" office:value="38.04" calcext:value-type="float">
            <text:p>38.04</text:p>
          </table:table-cell>
          <table:table-cell office:value-type="float" office:value="32.733" calcext:value-type="float">
            <text:p>32.733</text:p>
          </table:table-cell>
          <table:table-cell table:formula="of:=CONCATENATE([.F919];&quot;-&quot;;[.E919];&quot;-&quot;;[.D919])" office:value-type="string" office:string-value="2017-Oct-16" calcext:value-type="string">
            <text:p>2017-Oct-16</text:p>
          </table:table-cell>
          <table:table-cell table:formula="of:=MONTH([.Q919])" office:value-type="float" office:value="10" calcext:value-type="float">
            <text:p>10</text:p>
          </table:table-cell>
          <table:table-cell table:formula="of:=CONCATENATE([.R919];&quot;/&quot;;[.D919];&quot;/&quot;;[.F919];&quot; &quot;;[.G919])" office:value-type="string" office:string-value="10/16/2017 17:30:03" calcext:value-type="string">
            <text:p>10/16/2017 17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7:45:0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88%</text:p>
          </table:table-cell>
          <table:table-cell office:value-type="float" office:value="29.7" calcext:value-type="float">
            <text:p>29.7</text:p>
          </table:table-cell>
          <table:table-cell office:value-type="float" office:value="82.1" calcext:value-type="float">
            <text:p>82.1</text:p>
          </table:table-cell>
          <table:table-cell office:value-type="float" office:value="27.8" calcext:value-type="float">
            <text:p>27.8</text:p>
          </table:table-cell>
          <table:table-cell office:value-type="float" office:value="37.429" calcext:value-type="float">
            <text:p>37.429</text:p>
          </table:table-cell>
          <table:table-cell office:value-type="float" office:value="32.733" calcext:value-type="float">
            <text:p>32.733</text:p>
          </table:table-cell>
          <table:table-cell table:formula="of:=CONCATENATE([.F920];&quot;-&quot;;[.E920];&quot;-&quot;;[.D920])" office:value-type="string" office:string-value="2017-Oct-16" calcext:value-type="string">
            <text:p>2017-Oct-16</text:p>
          </table:table-cell>
          <table:table-cell table:formula="of:=MONTH([.Q920])" office:value-type="float" office:value="10" calcext:value-type="float">
            <text:p>10</text:p>
          </table:table-cell>
          <table:table-cell table:formula="of:=CONCATENATE([.R920];&quot;/&quot;;[.D920];&quot;/&quot;;[.F920];&quot; &quot;;[.G920])" office:value-type="string" office:string-value="10/16/2017 17:45:03" calcext:value-type="string">
            <text:p>10/16/2017 17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00:19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" calcext:value-type="float">
            <text:p>29.7</text:p>
          </table:table-cell>
          <table:table-cell office:value-type="float" office:value="80.4" calcext:value-type="float">
            <text:p>80.4</text:p>
          </table:table-cell>
          <table:table-cell office:value-type="float" office:value="26.9" calcext:value-type="float">
            <text:p>26.9</text:p>
          </table:table-cell>
          <table:table-cell office:value-type="float" office:value="35.415" calcext:value-type="float">
            <text:p>35.415</text:p>
          </table:table-cell>
          <table:table-cell office:value-type="float" office:value="31.669" calcext:value-type="float">
            <text:p>31.669</text:p>
          </table:table-cell>
          <table:table-cell table:formula="of:=CONCATENATE([.F921];&quot;-&quot;;[.E921];&quot;-&quot;;[.D921])" office:value-type="string" office:string-value="2017-Oct-16" calcext:value-type="string">
            <text:p>2017-Oct-16</text:p>
          </table:table-cell>
          <table:table-cell table:formula="of:=MONTH([.Q921])" office:value-type="float" office:value="10" calcext:value-type="float">
            <text:p>10</text:p>
          </table:table-cell>
          <table:table-cell table:formula="of:=CONCATENATE([.R921];&quot;/&quot;;[.D921];&quot;/&quot;;[.F921];&quot; &quot;;[.G921])" office:value-type="string" office:string-value="10/16/2017 18:00:19" calcext:value-type="string">
            <text:p>10/16/2017 18:00:1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1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9%</text:p>
          </table:table-cell>
          <table:table-cell office:value-type="float" office:value="29.7" calcext:value-type="float">
            <text:p>29.7</text:p>
          </table:table-cell>
          <table:table-cell office:value-type="float" office:value="80.3" calcext:value-type="float">
            <text:p>80.3</text:p>
          </table:table-cell>
          <table:table-cell office:value-type="float" office:value="26.8" calcext:value-type="float">
            <text:p>26.8</text:p>
          </table:table-cell>
          <table:table-cell office:value-type="float" office:value="35.3" calcext:value-type="float">
            <text:p>35.3</text:p>
          </table:table-cell>
          <table:table-cell office:value-type="float" office:value="31.669" calcext:value-type="float">
            <text:p>31.669</text:p>
          </table:table-cell>
          <table:table-cell table:formula="of:=CONCATENATE([.F922];&quot;-&quot;;[.E922];&quot;-&quot;;[.D922])" office:value-type="string" office:string-value="2017-Oct-16" calcext:value-type="string">
            <text:p>2017-Oct-16</text:p>
          </table:table-cell>
          <table:table-cell table:formula="of:=MONTH([.Q922])" office:value-type="float" office:value="10" calcext:value-type="float">
            <text:p>10</text:p>
          </table:table-cell>
          <table:table-cell table:formula="of:=CONCATENATE([.R922];&quot;/&quot;;[.D922];&quot;/&quot;;[.F922];&quot; &quot;;[.G922])" office:value-type="string" office:string-value="10/16/2017 18:15:03" calcext:value-type="string">
            <text:p>10/16/2017 18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30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" calcext:value-type="float">
            <text:p>29.7</text:p>
          </table:table-cell>
          <table:table-cell office:value-type="float" office:value="80.2" calcext:value-type="float">
            <text:p>80.2</text:p>
          </table:table-cell>
          <table:table-cell office:value-type="float" office:value="26.8" calcext:value-type="float">
            <text:p>26.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1.669" calcext:value-type="float">
            <text:p>31.669</text:p>
          </table:table-cell>
          <table:table-cell table:formula="of:=CONCATENATE([.F923];&quot;-&quot;;[.E923];&quot;-&quot;;[.D923])" office:value-type="string" office:string-value="2017-Oct-16" calcext:value-type="string">
            <text:p>2017-Oct-16</text:p>
          </table:table-cell>
          <table:table-cell table:formula="of:=MONTH([.Q923])" office:value-type="float" office:value="10" calcext:value-type="float">
            <text:p>10</text:p>
          </table:table-cell>
          <table:table-cell table:formula="of:=CONCATENATE([.R923];&quot;/&quot;;[.D923];&quot;/&quot;;[.F923];&quot; &quot;;[.G923])" office:value-type="string" office:string-value="10/16/2017 18:30:02" calcext:value-type="string">
            <text:p>10/16/2017 18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8:4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0%</text:p>
          </table:table-cell>
          <table:table-cell office:value-type="float" office:value="29.7" calcext:value-type="float">
            <text:p>29.7</text:p>
          </table:table-cell>
          <table:table-cell office:value-type="float" office:value="80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 office:value-type="float" office:value="34.956" calcext:value-type="float">
            <text:p>34.956</text:p>
          </table:table-cell>
          <table:table-cell office:value-type="float" office:value="31.669" calcext:value-type="float">
            <text:p>31.669</text:p>
          </table:table-cell>
          <table:table-cell table:formula="of:=CONCATENATE([.F924];&quot;-&quot;;[.E924];&quot;-&quot;;[.D924])" office:value-type="string" office:string-value="2017-Oct-16" calcext:value-type="string">
            <text:p>2017-Oct-16</text:p>
          </table:table-cell>
          <table:table-cell table:formula="of:=MONTH([.Q924])" office:value-type="float" office:value="10" calcext:value-type="float">
            <text:p>10</text:p>
          </table:table-cell>
          <table:table-cell table:formula="of:=CONCATENATE([.R924];&quot;/&quot;;[.D924];&quot;/&quot;;[.F924];&quot; &quot;;[.G924])" office:value-type="string" office:string-value="10/16/2017 18:45:02" calcext:value-type="string">
            <text:p>10/16/2017 18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00:2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1%</text:p>
          </table:table-cell>
          <table:table-cell office:value-type="float" office:value="29.7" calcext:value-type="float">
            <text:p>29.7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1.669" calcext:value-type="float">
            <text:p>31.669</text:p>
          </table:table-cell>
          <table:table-cell table:formula="of:=CONCATENATE([.F925];&quot;-&quot;;[.E925];&quot;-&quot;;[.D925])" office:value-type="string" office:string-value="2017-Oct-16" calcext:value-type="string">
            <text:p>2017-Oct-16</text:p>
          </table:table-cell>
          <table:table-cell table:formula="of:=MONTH([.Q925])" office:value-type="float" office:value="10" calcext:value-type="float">
            <text:p>10</text:p>
          </table:table-cell>
          <table:table-cell table:formula="of:=CONCATENATE([.R925];&quot;/&quot;;[.D925];&quot;/&quot;;[.F925];&quot; &quot;;[.G925])" office:value-type="string" office:string-value="10/16/2017 19:00:22" calcext:value-type="string">
            <text:p>10/16/2017 19:00:2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15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" calcext:value-type="float">
            <text:p>29.7</text:p>
          </table:table-cell>
          <table:table-cell office:value-type="float" office:value="79.2" calcext:value-type="float">
            <text:p>79.2</text:p>
          </table:table-cell>
          <table:table-cell office:value-type="float" office:value="26.2" calcext:value-type="float">
            <text:p>26.2</text:p>
          </table:table-cell>
          <table:table-cell office:value-type="float" office:value="34.051" calcext:value-type="float">
            <text:p>34.051</text:p>
          </table:table-cell>
          <table:table-cell office:value-type="float" office:value="31.669" calcext:value-type="float">
            <text:p>31.669</text:p>
          </table:table-cell>
          <table:table-cell table:formula="of:=CONCATENATE([.F926];&quot;-&quot;;[.E926];&quot;-&quot;;[.D926])" office:value-type="string" office:string-value="2017-Oct-16" calcext:value-type="string">
            <text:p>2017-Oct-16</text:p>
          </table:table-cell>
          <table:table-cell table:formula="of:=MONTH([.Q926])" office:value-type="float" office:value="10" calcext:value-type="float">
            <text:p>10</text:p>
          </table:table-cell>
          <table:table-cell table:formula="of:=CONCATENATE([.R926];&quot;/&quot;;[.D926];&quot;/&quot;;[.F926];&quot; &quot;;[.G926])" office:value-type="string" office:string-value="10/16/2017 19:15:08" calcext:value-type="string">
            <text:p>10/16/2017 19:15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30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2%</text:p>
          </table:table-cell>
          <table:table-cell office:value-type="float" office:value="29.7" calcext:value-type="float">
            <text:p>29.7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0.636" calcext:value-type="float">
            <text:p>30.636</text:p>
          </table:table-cell>
          <table:table-cell table:formula="of:=CONCATENATE([.F927];&quot;-&quot;;[.E927];&quot;-&quot;;[.D927])" office:value-type="string" office:string-value="2017-Oct-16" calcext:value-type="string">
            <text:p>2017-Oct-16</text:p>
          </table:table-cell>
          <table:table-cell table:formula="of:=MONTH([.Q927])" office:value-type="float" office:value="10" calcext:value-type="float">
            <text:p>10</text:p>
          </table:table-cell>
          <table:table-cell table:formula="of:=CONCATENATE([.R927];&quot;/&quot;;[.D927];&quot;/&quot;;[.F927];&quot; &quot;;[.G927])" office:value-type="string" office:string-value="10/16/2017 19:30:02" calcext:value-type="string">
            <text:p>10/16/2017 19:30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19:45:07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6" calcext:value-type="float">
            <text:p>78.6</text:p>
          </table:table-cell>
          <table:table-cell office:value-type="float" office:value="25.9" calcext:value-type="float">
            <text:p>25.9</text:p>
          </table:table-cell>
          <table:table-cell office:value-type="float" office:value="33.387" calcext:value-type="float">
            <text:p>33.387</text:p>
          </table:table-cell>
          <table:table-cell office:value-type="float" office:value="30.636" calcext:value-type="float">
            <text:p>30.636</text:p>
          </table:table-cell>
          <table:table-cell table:formula="of:=CONCATENATE([.F928];&quot;-&quot;;[.E928];&quot;-&quot;;[.D928])" office:value-type="string" office:string-value="2017-Oct-16" calcext:value-type="string">
            <text:p>2017-Oct-16</text:p>
          </table:table-cell>
          <table:table-cell table:formula="of:=MONTH([.Q928])" office:value-type="float" office:value="10" calcext:value-type="float">
            <text:p>10</text:p>
          </table:table-cell>
          <table:table-cell table:formula="of:=CONCATENATE([.R928];&quot;/&quot;;[.D928];&quot;/&quot;;[.F928];&quot; &quot;;[.G928])" office:value-type="string" office:string-value="10/16/2017 19:45:07" calcext:value-type="string">
            <text:p>10/16/2017 19:45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00:08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3" calcext:value-type="float">
            <text:p>7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059" calcext:value-type="float">
            <text:p>33.059</text:p>
          </table:table-cell>
          <table:table-cell office:value-type="float" office:value="30.636" calcext:value-type="float">
            <text:p>30.636</text:p>
          </table:table-cell>
          <table:table-cell table:formula="of:=CONCATENATE([.F929];&quot;-&quot;;[.E929];&quot;-&quot;;[.D929])" office:value-type="string" office:string-value="2017-Oct-16" calcext:value-type="string">
            <text:p>2017-Oct-16</text:p>
          </table:table-cell>
          <table:table-cell table:formula="of:=MONTH([.Q929])" office:value-type="float" office:value="10" calcext:value-type="float">
            <text:p>10</text:p>
          </table:table-cell>
          <table:table-cell table:formula="of:=CONCATENATE([.R929];&quot;/&quot;;[.D929];&quot;/&quot;;[.F929];&quot; &quot;;[.G929])" office:value-type="string" office:string-value="10/16/2017 20:00:08" calcext:value-type="string">
            <text:p>10/16/2017 20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15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2" calcext:value-type="float">
            <text:p>78.2</text:p>
          </table:table-cell>
          <table:table-cell office:value-type="float" office:value="25.7" calcext:value-type="float">
            <text:p>25.7</text:p>
          </table:table-cell>
          <table:table-cell office:value-type="float" office:value="32.95" calcext:value-type="float">
            <text:p>32.95</text:p>
          </table:table-cell>
          <table:table-cell office:value-type="float" office:value="31.669" calcext:value-type="float">
            <text:p>31.669</text:p>
          </table:table-cell>
          <table:table-cell table:formula="of:=CONCATENATE([.F930];&quot;-&quot;;[.E930];&quot;-&quot;;[.D930])" office:value-type="string" office:string-value="2017-Oct-16" calcext:value-type="string">
            <text:p>2017-Oct-16</text:p>
          </table:table-cell>
          <table:table-cell table:formula="of:=MONTH([.Q930])" office:value-type="float" office:value="10" calcext:value-type="float">
            <text:p>10</text:p>
          </table:table-cell>
          <table:table-cell table:formula="of:=CONCATENATE([.R930];&quot;/&quot;;[.D930];&quot;/&quot;;[.F930];&quot; &quot;;[.G930])" office:value-type="string" office:string-value="10/16/2017 20:15:08" calcext:value-type="string">
            <text:p>10/16/2017 20:15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30:09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1" calcext:value-type="float">
            <text:p>78.1</text:p>
          </table:table-cell>
          <table:table-cell office:value-type="float" office:value="25.6" calcext:value-type="float">
            <text:p>25.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0.636" calcext:value-type="float">
            <text:p>30.636</text:p>
          </table:table-cell>
          <table:table-cell table:formula="of:=CONCATENATE([.F931];&quot;-&quot;;[.E931];&quot;-&quot;;[.D931])" office:value-type="string" office:string-value="2017-Oct-16" calcext:value-type="string">
            <text:p>2017-Oct-16</text:p>
          </table:table-cell>
          <table:table-cell table:formula="of:=MONTH([.Q931])" office:value-type="float" office:value="10" calcext:value-type="float">
            <text:p>10</text:p>
          </table:table-cell>
          <table:table-cell table:formula="of:=CONCATENATE([.R931];&quot;/&quot;;[.D931];&quot;/&quot;;[.F931];&quot; &quot;;[.G931])" office:value-type="string" office:string-value="10/16/2017 20:30:09" calcext:value-type="string">
            <text:p>10/16/2017 20:30:09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5" calcext:value-type="float">
            <text:p>7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277" calcext:value-type="float">
            <text:p>33.277</text:p>
          </table:table-cell>
          <table:table-cell office:value-type="float" office:value="31.669" calcext:value-type="float">
            <text:p>31.669</text:p>
          </table:table-cell>
          <table:table-cell table:formula="of:=CONCATENATE([.F932];&quot;-&quot;;[.E932];&quot;-&quot;;[.D932])" office:value-type="string" office:string-value="2017-Oct-16" calcext:value-type="string">
            <text:p>2017-Oct-16</text:p>
          </table:table-cell>
          <table:table-cell table:formula="of:=MONTH([.Q932])" office:value-type="float" office:value="10" calcext:value-type="float">
            <text:p>10</text:p>
          </table:table-cell>
          <table:table-cell table:formula="of:=CONCATENATE([.R932];&quot;/&quot;;[.D932];&quot;/&quot;;[.F932];&quot; &quot;;[.G932])" office:value-type="string" office:string-value="10/16/2017 20:45:03" calcext:value-type="string">
            <text:p>10/16/2017 2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00:08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9" calcext:value-type="float">
            <text:p>78.9</text:p>
          </table:table-cell>
          <table:table-cell office:value-type="float" office:value="26.1" calcext:value-type="float">
            <text:p>26.1</text:p>
          </table:table-cell>
          <table:table-cell office:value-type="float" office:value="33.718" calcext:value-type="float">
            <text:p>33.718</text:p>
          </table:table-cell>
          <table:table-cell office:value-type="float" office:value="31.669" calcext:value-type="float">
            <text:p>31.669</text:p>
          </table:table-cell>
          <table:table-cell table:formula="of:=CONCATENATE([.F933];&quot;-&quot;;[.E933];&quot;-&quot;;[.D933])" office:value-type="string" office:string-value="2017-Oct-16" calcext:value-type="string">
            <text:p>2017-Oct-16</text:p>
          </table:table-cell>
          <table:table-cell table:formula="of:=MONTH([.Q933])" office:value-type="float" office:value="10" calcext:value-type="float">
            <text:p>10</text:p>
          </table:table-cell>
          <table:table-cell table:formula="of:=CONCATENATE([.R933];&quot;/&quot;;[.D933];&quot;/&quot;;[.F933];&quot; &quot;;[.G933])" office:value-type="string" office:string-value="10/16/2017 21:00:08" calcext:value-type="string">
            <text:p>10/16/2017 21:00:08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15:02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1.669" calcext:value-type="float">
            <text:p>31.669</text:p>
          </table:table-cell>
          <table:table-cell table:formula="of:=CONCATENATE([.F934];&quot;-&quot;;[.E934];&quot;-&quot;;[.D934])" office:value-type="string" office:string-value="2017-Oct-16" calcext:value-type="string">
            <text:p>2017-Oct-16</text:p>
          </table:table-cell>
          <table:table-cell table:formula="of:=MONTH([.Q934])" office:value-type="float" office:value="10" calcext:value-type="float">
            <text:p>10</text:p>
          </table:table-cell>
          <table:table-cell table:formula="of:=CONCATENATE([.R934];&quot;/&quot;;[.D934];&quot;/&quot;;[.F934];&quot; &quot;;[.G934])" office:value-type="string" office:string-value="10/16/2017 21:15:02" calcext:value-type="string">
            <text:p>10/16/2017 21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9" calcext:value-type="float">
            <text:p>79</text:p>
          </table:table-cell>
          <table:table-cell office:value-type="float" office:value="26.1" calcext:value-type="float">
            <text:p>26.1</text:p>
          </table:table-cell>
          <table:table-cell office:value-type="float" office:value="33.829" calcext:value-type="float">
            <text:p>33.829</text:p>
          </table:table-cell>
          <table:table-cell office:value-type="float" office:value="31.669" calcext:value-type="float">
            <text:p>31.669</text:p>
          </table:table-cell>
          <table:table-cell table:formula="of:=CONCATENATE([.F935];&quot;-&quot;;[.E935];&quot;-&quot;;[.D935])" office:value-type="string" office:string-value="2017-Oct-16" calcext:value-type="string">
            <text:p>2017-Oct-16</text:p>
          </table:table-cell>
          <table:table-cell table:formula="of:=MONTH([.Q935])" office:value-type="float" office:value="10" calcext:value-type="float">
            <text:p>10</text:p>
          </table:table-cell>
          <table:table-cell table:formula="of:=CONCATENATE([.R935];&quot;/&quot;;[.D935];&quot;/&quot;;[.F935];&quot; &quot;;[.G935])" office:value-type="string" office:string-value="10/16/2017 21:30:03" calcext:value-type="string">
            <text:p>10/16/2017 2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4%</text:p>
          </table:table-cell>
          <table:table-cell office:value-type="float" office:value="29.78" calcext:value-type="float">
            <text:p>29.78</text:p>
          </table:table-cell>
          <table:table-cell office:value-type="float" office:value="79.6" calcext:value-type="float">
            <text:p>79.6</text:p>
          </table:table-cell>
          <table:table-cell office:value-type="float" office:value="26.4" calcext:value-type="float">
            <text:p>26.4</text:p>
          </table:table-cell>
          <table:table-cell office:value-type="float" office:value="34.501" calcext:value-type="float">
            <text:p>34.501</text:p>
          </table:table-cell>
          <table:table-cell office:value-type="float" office:value="32.733" calcext:value-type="float">
            <text:p>32.733</text:p>
          </table:table-cell>
          <table:table-cell table:formula="of:=CONCATENATE([.F936];&quot;-&quot;;[.E936];&quot;-&quot;;[.D936])" office:value-type="string" office:string-value="2017-Oct-16" calcext:value-type="string">
            <text:p>2017-Oct-16</text:p>
          </table:table-cell>
          <table:table-cell table:formula="of:=MONTH([.Q936])" office:value-type="float" office:value="10" calcext:value-type="float">
            <text:p>10</text:p>
          </table:table-cell>
          <table:table-cell table:formula="of:=CONCATENATE([.R936];&quot;/&quot;;[.D936];&quot;/&quot;;[.F936];&quot; &quot;;[.G936])" office:value-type="string" office:string-value="10/16/2017 21:45:02" calcext:value-type="string">
            <text:p>10/16/2017 2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00:11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8" calcext:value-type="float">
            <text:p>29.78</text:p>
          </table:table-cell>
          <table:table-cell office:value-type="float" office:value="79.1" calcext:value-type="float">
            <text:p>79.1</text:p>
          </table:table-cell>
          <table:table-cell office:value-type="float" office:value="26.2" calcext:value-type="float">
            <text:p>26.2</text:p>
          </table:table-cell>
          <table:table-cell office:value-type="float" office:value="33.94" calcext:value-type="float">
            <text:p>33.94</text:p>
          </table:table-cell>
          <table:table-cell office:value-type="float" office:value="31.669" calcext:value-type="float">
            <text:p>31.669</text:p>
          </table:table-cell>
          <table:table-cell table:formula="of:=CONCATENATE([.F937];&quot;-&quot;;[.E937];&quot;-&quot;;[.D937])" office:value-type="string" office:string-value="2017-Oct-16" calcext:value-type="string">
            <text:p>2017-Oct-16</text:p>
          </table:table-cell>
          <table:table-cell table:formula="of:=MONTH([.Q937])" office:value-type="float" office:value="10" calcext:value-type="float">
            <text:p>10</text:p>
          </table:table-cell>
          <table:table-cell table:formula="of:=CONCATENATE([.R937];&quot;/&quot;;[.D937];&quot;/&quot;;[.F937];&quot; &quot;;[.G937])" office:value-type="string" office:string-value="10/16/2017 22:00:11" calcext:value-type="string">
            <text:p>10/16/2017 22:00:11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3%</text:p>
          </table:table-cell>
          <table:table-cell office:value-type="float" office:value="29.78" calcext:value-type="float">
            <text:p>29.78</text:p>
          </table:table-cell>
          <table:table-cell office:value-type="float" office:value="78.4" calcext:value-type="float">
            <text:p>78.4</text:p>
          </table:table-cell>
          <table:table-cell office:value-type="float" office:value="25.8" calcext:value-type="float">
            <text:p>25.8</text:p>
          </table:table-cell>
          <table:table-cell office:value-type="float" office:value="33.168" calcext:value-type="float">
            <text:p>33.168</text:p>
          </table:table-cell>
          <table:table-cell office:value-type="float" office:value="30.636" calcext:value-type="float">
            <text:p>30.636</text:p>
          </table:table-cell>
          <table:table-cell table:formula="of:=CONCATENATE([.F938];&quot;-&quot;;[.E938];&quot;-&quot;;[.D938])" office:value-type="string" office:string-value="2017-Oct-16" calcext:value-type="string">
            <text:p>2017-Oct-16</text:p>
          </table:table-cell>
          <table:table-cell table:formula="of:=MONTH([.Q938])" office:value-type="float" office:value="10" calcext:value-type="float">
            <text:p>10</text:p>
          </table:table-cell>
          <table:table-cell table:formula="of:=CONCATENATE([.R938];&quot;/&quot;;[.D938];&quot;/&quot;;[.F938];&quot; &quot;;[.G938])" office:value-type="string" office:string-value="10/16/2017 22:15:02" calcext:value-type="string">
            <text:p>10/16/2017 22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5%</text:p>
          </table:table-cell>
          <table:table-cell office:value-type="float" office:value="29.78" calcext:value-type="float">
            <text:p>29.78</text:p>
          </table:table-cell>
          <table:table-cell office:value-type="float" office:value="77.6" calcext:value-type="float">
            <text:p>77.6</text:p>
          </table:table-cell>
          <table:table-cell office:value-type="float" office:value="25.3" calcext:value-type="float">
            <text:p>25.3</text:p>
          </table:table-cell>
          <table:table-cell office:value-type="float" office:value="32.304" calcext:value-type="float">
            <text:p>32.304</text:p>
          </table:table-cell>
          <table:table-cell office:value-type="float" office:value="30.636" calcext:value-type="float">
            <text:p>30.636</text:p>
          </table:table-cell>
          <table:table-cell table:formula="of:=CONCATENATE([.F939];&quot;-&quot;;[.E939];&quot;-&quot;;[.D939])" office:value-type="string" office:string-value="2017-Oct-16" calcext:value-type="string">
            <text:p>2017-Oct-16</text:p>
          </table:table-cell>
          <table:table-cell table:formula="of:=MONTH([.Q939])" office:value-type="float" office:value="10" calcext:value-type="float">
            <text:p>10</text:p>
          </table:table-cell>
          <table:table-cell table:formula="of:=CONCATENATE([.R939];&quot;/&quot;;[.D939];&quot;/&quot;;[.F939];&quot; &quot;;[.G939])" office:value-type="string" office:string-value="10/16/2017 22:30:03" calcext:value-type="string">
            <text:p>10/16/2017 22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2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7.4" calcext:value-type="float">
            <text:p>77.4</text:p>
          </table:table-cell>
          <table:table-cell office:value-type="float" office:value="25.2" calcext:value-type="float">
            <text:p>25.2</text:p>
          </table:table-cell>
          <table:table-cell office:value-type="float" office:value="32.091" calcext:value-type="float">
            <text:p>32.091</text:p>
          </table:table-cell>
          <table:table-cell office:value-type="float" office:value="30.636" calcext:value-type="float">
            <text:p>30.636</text:p>
          </table:table-cell>
          <table:table-cell table:formula="of:=CONCATENATE([.F940];&quot;-&quot;;[.E940];&quot;-&quot;;[.D940])" office:value-type="string" office:string-value="2017-Oct-16" calcext:value-type="string">
            <text:p>2017-Oct-16</text:p>
          </table:table-cell>
          <table:table-cell table:formula="of:=MONTH([.Q940])" office:value-type="float" office:value="10" calcext:value-type="float">
            <text:p>10</text:p>
          </table:table-cell>
          <table:table-cell table:formula="of:=CONCATENATE([.R940];&quot;/&quot;;[.D940];&quot;/&quot;;[.F940];&quot; &quot;;[.G940])" office:value-type="string" office:string-value="10/16/2017 22:45:02" calcext:value-type="string">
            <text:p>10/16/2017 22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0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78" calcext:value-type="float">
            <text:p>29.78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941];&quot;-&quot;;[.E941];&quot;-&quot;;[.D941])" office:value-type="string" office:string-value="2017-Oct-16" calcext:value-type="string">
            <text:p>2017-Oct-16</text:p>
          </table:table-cell>
          <table:table-cell table:formula="of:=MONTH([.Q941])" office:value-type="float" office:value="10" calcext:value-type="float">
            <text:p>10</text:p>
          </table:table-cell>
          <table:table-cell table:formula="of:=CONCATENATE([.R941];&quot;/&quot;;[.D941];&quot;/&quot;;[.F941];&quot; &quot;;[.G941])" office:value-type="string" office:string-value="10/16/2017 23:00:06" calcext:value-type="string">
            <text:p>10/16/2017 23:0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15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942];&quot;-&quot;;[.E942];&quot;-&quot;;[.D942])" office:value-type="string" office:string-value="2017-Oct-16" calcext:value-type="string">
            <text:p>2017-Oct-16</text:p>
          </table:table-cell>
          <table:table-cell table:formula="of:=MONTH([.Q942])" office:value-type="float" office:value="10" calcext:value-type="float">
            <text:p>10</text:p>
          </table:table-cell>
          <table:table-cell table:formula="of:=CONCATENATE([.R942];&quot;/&quot;;[.D942];&quot;/&quot;;[.F942];&quot; &quot;;[.G942])" office:value-type="string" office:string-value="10/16/2017 23:15:03" calcext:value-type="string">
            <text:p>10/16/2017 23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30:06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943];&quot;-&quot;;[.E943];&quot;-&quot;;[.D943])" office:value-type="string" office:string-value="2017-Oct-16" calcext:value-type="string">
            <text:p>2017-Oct-16</text:p>
          </table:table-cell>
          <table:table-cell table:formula="of:=MONTH([.Q943])" office:value-type="float" office:value="10" calcext:value-type="float">
            <text:p>10</text:p>
          </table:table-cell>
          <table:table-cell table:formula="of:=CONCATENATE([.R943];&quot;/&quot;;[.D943];&quot;/&quot;;[.F943];&quot; &quot;;[.G943])" office:value-type="string" office:string-value="10/16/2017 23:30:06" calcext:value-type="string">
            <text:p>10/16/2017 23:30:06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Mon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23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6" calcext:value-type="float">
            <text:p>29.86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31.985" calcext:value-type="float">
            <text:p>31.985</text:p>
          </table:table-cell>
          <table:table-cell office:value-type="float" office:value="30.636" calcext:value-type="float">
            <text:p>30.636</text:p>
          </table:table-cell>
          <table:table-cell table:formula="of:=CONCATENATE([.F944];&quot;-&quot;;[.E944];&quot;-&quot;;[.D944])" office:value-type="string" office:string-value="2017-Oct-16" calcext:value-type="string">
            <text:p>2017-Oct-16</text:p>
          </table:table-cell>
          <table:table-cell table:formula="of:=MONTH([.Q944])" office:value-type="float" office:value="10" calcext:value-type="float">
            <text:p>10</text:p>
          </table:table-cell>
          <table:table-cell table:formula="of:=CONCATENATE([.R944];&quot;/&quot;;[.D944];&quot;/&quot;;[.F944];&quot; &quot;;[.G944])" office:value-type="string" office:string-value="10/16/2017 23:45:02" calcext:value-type="string">
            <text:p>10/16/2017 23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00:10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7.2" calcext:value-type="float">
            <text:p>77.2</text:p>
          </table:table-cell>
          <table:table-cell office:value-type="float" office:value="25.1" calcext:value-type="float">
            <text:p>25.1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36" calcext:value-type="float">
            <text:p>30.636</text:p>
          </table:table-cell>
          <table:table-cell table:formula="of:=CONCATENATE([.F945];&quot;-&quot;;[.E945];&quot;-&quot;;[.D945])" office:value-type="string" office:string-value="2017-Oct-17" calcext:value-type="string">
            <text:p>2017-Oct-17</text:p>
          </table:table-cell>
          <table:table-cell table:formula="of:=MONTH([.Q945])" office:value-type="float" office:value="10" calcext:value-type="float">
            <text:p>10</text:p>
          </table:table-cell>
          <table:table-cell table:formula="of:=CONCATENATE([.R945];&quot;/&quot;;[.D945];&quot;/&quot;;[.F945];&quot; &quot;;[.G945])" office:value-type="string" office:string-value="10/17/2017 00:00:10" calcext:value-type="string">
            <text:p>10/17/2017 00:00:10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1.669" calcext:value-type="float">
            <text:p>31.669</text:p>
          </table:table-cell>
          <table:table-cell office:value-type="float" office:value="30.636" calcext:value-type="float">
            <text:p>30.636</text:p>
          </table:table-cell>
          <table:table-cell table:formula="of:=CONCATENATE([.F946];&quot;-&quot;;[.E946];&quot;-&quot;;[.D946])" office:value-type="string" office:string-value="2017-Oct-17" calcext:value-type="string">
            <text:p>2017-Oct-17</text:p>
          </table:table-cell>
          <table:table-cell table:formula="of:=MONTH([.Q946])" office:value-type="float" office:value="10" calcext:value-type="float">
            <text:p>10</text:p>
          </table:table-cell>
          <table:table-cell table:formula="of:=CONCATENATE([.R946];&quot;/&quot;;[.D946];&quot;/&quot;;[.F946];&quot; &quot;;[.G946])" office:value-type="string" office:string-value="10/17/2017 00:15:02" calcext:value-type="string">
            <text:p>10/17/2017 00:1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7" calcext:value-type="float">
            <text:p>76.7</text:p>
          </table:table-cell>
          <table:table-cell office:value-type="float" office:value="24.8" calcext:value-type="float">
            <text:p>24.8</text:p>
          </table:table-cell>
          <table:table-cell office:value-type="float" office:value="31.356" calcext:value-type="float">
            <text:p>31.356</text:p>
          </table:table-cell>
          <table:table-cell office:value-type="float" office:value="30.636" calcext:value-type="float">
            <text:p>30.636</text:p>
          </table:table-cell>
          <table:table-cell table:formula="of:=CONCATENATE([.F947];&quot;-&quot;;[.E947];&quot;-&quot;;[.D947])" office:value-type="string" office:string-value="2017-Oct-17" calcext:value-type="string">
            <text:p>2017-Oct-17</text:p>
          </table:table-cell>
          <table:table-cell table:formula="of:=MONTH([.Q947])" office:value-type="float" office:value="10" calcext:value-type="float">
            <text:p>10</text:p>
          </table:table-cell>
          <table:table-cell table:formula="of:=CONCATENATE([.R947];&quot;/&quot;;[.D947];&quot;/&quot;;[.F947];&quot; &quot;;[.G947])" office:value-type="string" office:string-value="10/17/2017 00:30:03" calcext:value-type="string">
            <text:p>10/17/2017 00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0:4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5" calcext:value-type="float">
            <text:p>76.5</text:p>
          </table:table-cell>
          <table:table-cell office:value-type="float" office:value="24.7" calcext:value-type="float">
            <text:p>24.7</text:p>
          </table:table-cell>
          <table:table-cell office:value-type="float" office:value="31.149" calcext:value-type="float">
            <text:p>31.149</text:p>
          </table:table-cell>
          <table:table-cell office:value-type="float" office:value="29.631" calcext:value-type="float">
            <text:p>29.631</text:p>
          </table:table-cell>
          <table:table-cell table:formula="of:=CONCATENATE([.F948];&quot;-&quot;;[.E948];&quot;-&quot;;[.D948])" office:value-type="string" office:string-value="2017-Oct-17" calcext:value-type="string">
            <text:p>2017-Oct-17</text:p>
          </table:table-cell>
          <table:table-cell table:formula="of:=MONTH([.Q948])" office:value-type="float" office:value="10" calcext:value-type="float">
            <text:p>10</text:p>
          </table:table-cell>
          <table:table-cell table:formula="of:=CONCATENATE([.R948];&quot;/&quot;;[.D948];&quot;/&quot;;[.F948];&quot; &quot;;[.G948])" office:value-type="string" office:string-value="10/17/2017 00:45:03" calcext:value-type="string">
            <text:p>10/17/2017 00:4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00:07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4" calcext:value-type="float">
            <text:p>76.4</text:p>
          </table:table-cell>
          <table:table-cell office:value-type="float" office:value="24.7" calcext:value-type="float">
            <text:p>24.7</text:p>
          </table:table-cell>
          <table:table-cell office:value-type="float" office:value="31.045" calcext:value-type="float">
            <text:p>31.045</text:p>
          </table:table-cell>
          <table:table-cell office:value-type="float" office:value="29.631" calcext:value-type="float">
            <text:p>29.631</text:p>
          </table:table-cell>
          <table:table-cell table:formula="of:=CONCATENATE([.F949];&quot;-&quot;;[.E949];&quot;-&quot;;[.D949])" office:value-type="string" office:string-value="2017-Oct-17" calcext:value-type="string">
            <text:p>2017-Oct-17</text:p>
          </table:table-cell>
          <table:table-cell table:formula="of:=MONTH([.Q949])" office:value-type="float" office:value="10" calcext:value-type="float">
            <text:p>10</text:p>
          </table:table-cell>
          <table:table-cell table:formula="of:=CONCATENATE([.R949];&quot;/&quot;;[.D949];&quot;/&quot;;[.F949];&quot; &quot;;[.G949])" office:value-type="string" office:string-value="10/17/2017 01:00:07" calcext:value-type="string">
            <text:p>10/17/2017 01:00:07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15:0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6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3" calcext:value-type="float">
            <text:p>76.3</text:p>
          </table:table-cell>
          <table:table-cell office:value-type="float" office:value="24.6" calcext:value-type="float">
            <text:p>24.6</text:p>
          </table:table-cell>
          <table:table-cell office:value-type="float" office:value="30.943" calcext:value-type="float">
            <text:p>30.943</text:p>
          </table:table-cell>
          <table:table-cell office:value-type="float" office:value="29.631" calcext:value-type="float">
            <text:p>29.631</text:p>
          </table:table-cell>
          <table:table-cell table:formula="of:=CONCATENATE([.F950];&quot;-&quot;;[.E950];&quot;-&quot;;[.D950])" office:value-type="string" office:string-value="2017-Oct-17" calcext:value-type="string">
            <text:p>2017-Oct-17</text:p>
          </table:table-cell>
          <table:table-cell table:formula="of:=MONTH([.Q950])" office:value-type="float" office:value="10" calcext:value-type="float">
            <text:p>10</text:p>
          </table:table-cell>
          <table:table-cell table:formula="of:=CONCATENATE([.R950];&quot;/&quot;;[.D950];&quot;/&quot;;[.F950];&quot; &quot;;[.G950])" office:value-type="string" office:string-value="10/17/2017 01:15:03" calcext:value-type="string">
            <text:p>10/17/2017 01:15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30:0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5" calcext:value-type="float">
            <text:p>76.5</text:p>
          </table:table-cell>
          <table:table-cell office:value-type="float" office:value="24.7" calcext:value-type="float">
            <text:p>24.7</text:p>
          </table:table-cell>
          <table:table-cell office:value-type="float" office:value="31.149" calcext:value-type="float">
            <text:p>31.149</text:p>
          </table:table-cell>
          <table:table-cell office:value-type="float" office:value="30.636" calcext:value-type="float">
            <text:p>30.636</text:p>
          </table:table-cell>
          <table:table-cell table:formula="of:=CONCATENATE([.F951];&quot;-&quot;;[.E951];&quot;-&quot;;[.D951])" office:value-type="string" office:string-value="2017-Oct-17" calcext:value-type="string">
            <text:p>2017-Oct-17</text:p>
          </table:table-cell>
          <table:table-cell table:formula="of:=MONTH([.Q951])" office:value-type="float" office:value="10" calcext:value-type="float">
            <text:p>10</text:p>
          </table:table-cell>
          <table:table-cell table:formula="of:=CONCATENATE([.R951];&quot;/&quot;;[.D951];&quot;/&quot;;[.F951];&quot; &quot;;[.G951])" office:value-type="string" office:string-value="10/17/2017 01:30:03" calcext:value-type="string">
            <text:p>10/17/2017 01:30:03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1:4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6" calcext:value-type="float">
            <text:p>76.6</text:p>
          </table:table-cell>
          <table:table-cell office:value-type="float" office:value="24.8" calcext:value-type="float">
            <text:p>24.8</text:p>
          </table:table-cell>
          <table:table-cell office:value-type="float" office:value="31.252" calcext:value-type="float">
            <text:p>31.252</text:p>
          </table:table-cell>
          <table:table-cell office:value-type="float" office:value="30.636" calcext:value-type="float">
            <text:p>30.636</text:p>
          </table:table-cell>
          <table:table-cell table:formula="of:=CONCATENATE([.F952];&quot;-&quot;;[.E952];&quot;-&quot;;[.D952])" office:value-type="string" office:string-value="2017-Oct-17" calcext:value-type="string">
            <text:p>2017-Oct-17</text:p>
          </table:table-cell>
          <table:table-cell table:formula="of:=MONTH([.Q952])" office:value-type="float" office:value="10" calcext:value-type="float">
            <text:p>10</text:p>
          </table:table-cell>
          <table:table-cell table:formula="of:=CONCATENATE([.R952];&quot;/&quot;;[.D952];&quot;/&quot;;[.F952];&quot; &quot;;[.G952])" office:value-type="string" office:string-value="10/17/2017 01:45:02" calcext:value-type="string">
            <text:p>10/17/2017 01:45:02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00:05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6" calcext:value-type="float">
            <text:p>76.6</text:p>
          </table:table-cell>
          <table:table-cell office:value-type="float" office:value="24.8" calcext:value-type="float">
            <text:p>24.8</text:p>
          </table:table-cell>
          <table:table-cell office:value-type="float" office:value="31.252" calcext:value-type="float">
            <text:p>31.252</text:p>
          </table:table-cell>
          <table:table-cell office:value-type="float" office:value="30.636" calcext:value-type="float">
            <text:p>30.636</text:p>
          </table:table-cell>
          <table:table-cell table:formula="of:=CONCATENATE([.F953];&quot;-&quot;;[.E953];&quot;-&quot;;[.D953])" office:value-type="string" office:string-value="2017-Oct-17" calcext:value-type="string">
            <text:p>2017-Oct-17</text:p>
          </table:table-cell>
          <table:table-cell table:formula="of:=MONTH([.Q953])" office:value-type="float" office:value="10" calcext:value-type="float">
            <text:p>10</text:p>
          </table:table-cell>
          <table:table-cell table:formula="of:=CONCATENATE([.R953];&quot;/&quot;;[.D953];&quot;/&quot;;[.F953];&quot; &quot;;[.G953])" office:value-type="string" office:string-value="10/17/2017 02:00:05" calcext:value-type="string">
            <text:p>10/17/2017 02:00:05</text:p>
          </table:table-cell>
        </table:table-row>
        <table:table-row table:style-name="ro1">
          <table:table-cell office:value-type="string" calcext:value-type="string">
            <text:p>Phumi</text:p>
          </table:table-cell>
          <table:table-cell office:value-type="string" calcext:value-type="string">
            <text:p>Athen</text:p>
          </table:table-cell>
          <table:table-cell office:value-type="string" calcext:value-type="string">
            <text:p>Tue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2017" calcext:value-type="float">
            <text:p>2017</text:p>
          </table:table-cell>
          <table:table-cell table:style-name="ce1" office:value-type="string" calcext:value-type="string">
            <text:p>02:15:02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97%</text:p>
          </table:table-cell>
          <table:table-cell office:value-type="float" office:value="29.86" calcext:value-type="float">
            <text:p>29.86</text:p>
          </table:table-cell>
          <table:table-cell office:value-type="float" office:value="76.4" calcext:value-type="float">
            <text:p>76.4</text:p>
          </table:table-cell>
          <table:table-cell office:value-type="float" office:value="24.7" calcext:value-type="float">
            <text:p>24.7</text:p>
          </table:table-cell>
          <table:table-cell office:value-type="float" office:value="31.045" calcext:value-type="float">
            <text:p>31.045</text:p>
          </table:table-cell>
          <table:table-cell office:value-type="float" office:value="30.636" calcext:value-type="float">
            <text:p>30.636</text:p>
          </table:table-cell>
          <table:table-cell table:formula="of:=CONCATENATE([.F954];&quot;-&quot;;[.E954];&quot;-&quot;;[.D954])" office:value-type="string" office:string-value="2017-Oct-17" calcext:value-type="string">
            <text:p>2017-Oct-17</text:p>
          </table:table-cell>
          <table:table-cell table:formula="of:=MONTH([.Q954])" office:value-type="float" office:value="10" calcext:value-type="float">
            <text:p>10</text:p>
          </table:table-cell>
          <table:table-cell table:formula="of:=CONCATENATE([.R954];&quot;/&quot;;[.D954];&quot;/&quot;;[.F954];&quot; &quot;;[.G954])" office:value-type="string" office:string-value="10/17/2017 02:15:02" calcext:value-type="string">
            <text:p>10/17/2017 02:15:02</text:p>
          </table:table-cell>
        </table:table-row>
        <table:table-row table:style-name="ro1" table:number-rows-repeated="104762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5:13:04.30932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6:31:47.127646220</dc:date>
    <meta:editing-duration>PT18M19S</meta:editing-duration>
    <meta:editing-cycles>3</meta:editing-cycles>
    <meta:generator>LibreOffice/5.1.6.2$Linux_X86_64 LibreOffice_project/10m0$Build-2</meta:generator>
    <meta:document-statistic meta:table-count="1" meta:cell-count="18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logICALABAR26.G947:logICALABAR26.G954 logICALABAR26.K947:logICALABAR26.K95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logICALABAR26.G954:logICALABAR26.G954 logICALABAR26.K954:logICALABAR26.K954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